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mm"/>
    </style:style>
    <style:style style:name="co2" style:family="table-column">
      <style:table-column-properties fo:break-before="auto" style:column-width="21.48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18.34mm"/>
    </style:style>
    <style:style style:name="co5" style:family="table-column">
      <style:table-column-properties fo:break-before="auto" style:column-width="45.86mm"/>
    </style:style>
    <style:style style:name="co6" style:family="table-column">
      <style:table-column-properties fo:break-before="auto" style:column-width="53.02mm"/>
    </style:style>
    <style:style style:name="co7" style:family="table-column">
      <style:table-column-properties fo:break-before="auto" style:column-width="27.22mm"/>
    </style:style>
    <style:style style:name="co8" style:family="table-column">
      <style:table-column-properties fo:break-before="auto" style:column-width="18.89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2.31mm"/>
    </style:style>
    <style:style style:name="co11" style:family="table-column">
      <style:table-column-properties fo:break-before="auto" style:column-width="15.75mm"/>
    </style:style>
    <style:style style:name="co12" style:family="table-column">
      <style:table-column-properties fo:break-before="auto" style:column-width="10.3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13.46mm"/>
    </style:style>
    <style:style style:name="co15" style:family="table-column">
      <style:table-column-properties fo:break-before="auto" style:column-width="14.32mm"/>
    </style:style>
    <style:style style:name="co16" style:family="table-column">
      <style:table-column-properties fo:break-before="auto" style:column-width="15.19mm"/>
    </style:style>
    <style:style style:name="co17" style:family="table-column">
      <style:table-column-properties fo:break-before="auto" style:column-width="14.61mm"/>
    </style:style>
    <style:style style:name="co18" style:family="table-column">
      <style:table-column-properties fo:break-before="auto" style:column-width="13.76mm"/>
    </style:style>
    <style:style style:name="co19" style:family="table-column">
      <style:table-column-properties fo:break-before="auto" style:column-width="12.89mm"/>
    </style:style>
    <style:style style:name="co20" style:family="table-column">
      <style:table-column-properties fo:break-before="auto" style:column-width="12.03mm"/>
    </style:style>
    <style:style style:name="co21" style:family="table-column">
      <style:table-column-properties fo:break-before="auto" style:column-width="11.47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17.76mm"/>
    </style:style>
    <style:style style:name="co24" style:family="table-column">
      <style:table-column-properties fo:break-before="auto" style:column-width="13.18mm"/>
    </style:style>
    <style:style style:name="co25" style:family="table-column">
      <style:table-column-properties fo:break-before="auto" style:column-width="17.74mm"/>
    </style:style>
    <style:style style:name="ro1" style:family="table-row">
      <style:table-row-properties style:row-height="13.0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4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600"/>
    </style:style>
    <style:style style:name="ce2" style:family="table-cell" style:parent-style-name="Default">
      <style:table-cell-properties fo:background-color="#ffcc00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 style:data-style-name="N84"/>
    <style:style style:name="ce5" style:family="table-cell" style:parent-style-name="Default">
      <style:table-cell-properties fo:background-color="#ffcc00"/>
    </style:style>
    <style:style style:name="ce6" style:family="table-cell" style:parent-style-name="Default">
      <style:text-properties fo:color="#009900"/>
    </style:style>
    <style:style style:name="ce7" style:family="table-cell" style:parent-style-name="Default">
      <style:table-cell-properties fo:background-color="transparent"/>
      <style:text-properties fo:color="#009900"/>
    </style:style>
    <style:style style:name="ce8" style:family="table-cell" style:parent-style-name="Default" style:data-style-name="N84">
      <style:text-properties fo:color="#0099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order-bottom="0.99pt solid #000000" fo:background-color="#cccccc" style:text-align-source="fix" style:repeat-content="false" fo:wrap-option="wrap" fo:border-left="0.06pt solid #000000" fo:border-right="0.99pt solid #000000" fo:border-top="0.06pt solid #000000"/>
      <style:paragraph-properties fo:text-align="center" fo:margin-left="0mm"/>
      <style:text-properties fo:font-weight="bold" style:font-weight-asian="bold" style:font-weight-complex="600"/>
    </style:style>
    <style:style style:name="ce11" style:family="table-cell" style:parent-style-name="Default">
      <style:table-cell-properties fo:border-bottom="none" fo:background-color="#ffcc00" fo:border-left="0.06pt solid #000000" fo:border-right="none" fo:border-top="none"/>
    </style:style>
    <style:style style:name="ce12" style:family="table-cell" style:parent-style-name="Default">
      <style:table-cell-properties fo:border-bottom="none" fo:border-left="0.06pt solid #000000" fo:border-right="none" fo:border-top="none"/>
    </style:style>
    <style:style style:name="ce13" style:family="table-cell" style:parent-style-name="Default">
      <style:table-cell-properties fo:border-bottom="0.99pt solid #000000" fo:background-color="#cccccc" style:text-align-source="fix" style:repeat-content="false" fo:wrap-option="wrap" fo:border-left="0.99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600"/>
    </style:style>
    <style:style style:name="ce14" style:family="table-cell" style:parent-style-name="Default">
      <style:table-cell-properties fo:border-bottom="none" fo:background-color="#ffcc00" fo:border-left="none" fo:border-right="0.06pt solid #000000" fo:border-top="none"/>
    </style:style>
    <style:style style:name="ce15" style:family="table-cell" style:parent-style-name="Default" style:data-style-name="N84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fo:color="#000000"/>
    </style:style>
    <style:style style:name="ce19" style:family="table-cell" style:parent-style-name="Default">
      <style:table-cell-properties fo:border-bottom="none" fo:background-color="#ffcc00" fo:border-left="0.06pt solid #000000" fo:border-right="none" fo:border-top="none"/>
      <style:text-properties fo:color="#800000"/>
    </style:style>
    <style:style style:name="ce20" style:family="table-cell" style:parent-style-name="Default" style:data-style-name="N11">
      <style:table-cell-properties fo:border-bottom="none" fo:background-color="#eeeeee" fo:border-left="none" fo:border-right="0.06pt solid #000000" fo:border-top="none"/>
      <style:text-properties fo:color="#000000" fo:font-style="italic" style:font-style-asian="italic" style:font-style-complex="italic"/>
    </style:style>
    <style:style style:name="ce21" style:family="table-cell" style:parent-style-name="Default">
      <style:table-cell-properties fo:border-bottom="none" fo:background-color="#ffcc00" fo:border-left="none" fo:border-right="0.06pt solid #000000" fo:border-top="none"/>
      <style:text-properties fo:color="#800000"/>
    </style:style>
    <style:style style:name="ce22" style:family="table-cell" style:parent-style-name="Default">
      <style:text-properties fo:color="#000000"/>
    </style:style>
    <style:style style:name="ce23" style:family="table-cell" style:parent-style-name="Default">
      <style:table-cell-properties fo:border-bottom="none" fo:background-color="#ffcc00" fo:border-left="0.06pt solid #000000" fo:border-right="0.06pt solid #000000" fo:border-top="none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</style:style>
    <style:style style:name="ce25" style:family="table-cell" style:parent-style-name="Default" style:data-style-name="N120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weight="bold" style:font-weight-asian="bold" style:font-weight-complex="600"/>
    </style:style>
    <style:style style:name="ce26" style:family="table-cell" style:parent-style-name="Default" style:data-style-name="N120">
      <style:table-cell-properties fo:border-bottom="none" fo:background-color="#ffcc00" fo:border-left="none" fo:border-right="0.06pt solid #000000" fo:border-top="none"/>
    </style:style>
    <style:style style:name="ce27" style:family="table-cell" style:parent-style-name="Default" style:data-style-name="N120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28" style:family="table-cell" style:parent-style-name="Default" style:data-style-name="N84">
      <style:table-cell-properties fo:border-bottom="none" fo:border-left="0.06pt solid #000000" fo:border-right="none" fo:border-top="none"/>
    </style:style>
    <style:style style:name="ce29" style:family="table-cell" style:parent-style-name="Default" style:data-style-name="N120">
      <style:table-cell-properties fo:background-color="#ffcc00"/>
    </style:style>
    <style:style style:name="ce30" style:family="table-cell" style:parent-style-name="Default" style:data-style-name="N120">
      <style:table-cell-properties fo:background-color="#eeeeee"/>
      <style:text-properties fo:font-style="italic" style:font-style-asian="italic" style:font-style-complex="italic"/>
    </style:style>
    <style:style style:name="ce31" style:family="table-cell" style:parent-style-name="Default" style:data-style-name="N1">
      <style:table-cell-properties fo:border-bottom="none" fo:background-color="#eeeeee" fo:border-left="none" fo:border-right="0.06pt solid #000000" fo:border-top="none"/>
      <style:text-properties fo:font-style="italic" style:font-style-asian="italic" style:font-style-complex="italic"/>
    </style:style>
    <style:style style:name="ce32" style:family="table-cell" style:parent-style-name="Default" style:data-style-name="N11"/>
    <style:style style:name="ce33" style:family="table-cell" style:parent-style-name="Default" style:data-style-name="N2"/>
    <style:style style:name="ce34" style:family="table-cell" style:parent-style-name="Default">
      <style:text-properties fo:color="#ff3333"/>
    </style:style>
    <style:style style:name="ce35" style:family="table-cell" style:parent-style-name="Default" style:data-style-name="N11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/>
      <table:table table:name="eGo 10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-group>
          <table:table-column table:style-name="co4" table:default-cell-style-name="Default"/>
          <table:table-column table:style-name="co5" table:default-cell-style-name="Default"/>
          <table:table-column table:style-name="co6" table:default-cell-style-name="Default"/>
        </table:table-column-group>
        <table:table-column table:style-name="co7" table:default-cell-style-name="ce12"/>
        <table:table-column table:style-name="co8" table:default-cell-style-name="ce17"/>
        <table:table-column table:style-name="co9" table:default-cell-style-name="ce12"/>
        <table:table-column table:style-name="co8" table:default-cell-style-name="ce17"/>
        <table:table-column table:style-name="co10" table:default-cell-style-name="ce17"/>
        <table:table-column table:style-name="co11" table:default-cell-style-name="ce17"/>
        <table:table-column table:style-name="co10" table:default-cell-style-name="ce17"/>
        <table:table-column table:style-name="co12" table:default-cell-style-name="ce17"/>
        <table:table-column table:style-name="co13" table:default-cell-style-name="ce17"/>
        <table:table-column table:style-name="co10" table:default-cell-style-name="ce17"/>
        <table:table-column table:style-name="co8" table:default-cell-style-name="ce17"/>
        <table:table-column table:style-name="co10" table:default-cell-style-name="ce17"/>
        <table:table-column table:style-name="co11" table:default-cell-style-name="ce17"/>
        <table:table-column table:style-name="co10" table:default-cell-style-name="ce17"/>
        <table:table-column table:style-name="co14" table:default-cell-style-name="ce17"/>
        <table:table-column table:style-name="co15" table:default-cell-style-name="ce17"/>
        <table:table-column table:style-name="co9" table:number-columns-repeated="2" table:default-cell-style-name="ce24"/>
        <table:table-column-group>
          <table:table-column table:style-name="co16" table:default-cell-style-name="ce24"/>
          <table:table-column table:style-name="co17" table:default-cell-style-name="ce24"/>
          <table:table-column table:style-name="co18" table:default-cell-style-name="ce24"/>
          <table:table-column table:style-name="co13" table:default-cell-style-name="ce24"/>
          <table:table-column table:style-name="co10" table:default-cell-style-name="ce24"/>
          <table:table-column table:style-name="co19" table:number-columns-repeated="2" table:default-cell-style-name="ce24"/>
          <table:table-column table:style-name="co10" table:default-cell-style-name="ce24"/>
        </table:table-column-group>
        <table:table-column table:style-name="co9" table:default-cell-style-name="ce24"/>
        <table:table-column-group>
          <table:table-column table:style-name="co13" table:default-cell-style-name="ce24"/>
          <table:table-column table:style-name="co20" table:default-cell-style-name="ce24"/>
          <table:table-column table:style-name="co13" table:default-cell-style-name="ce24"/>
          <table:table-column table:style-name="co21" table:default-cell-style-name="ce24"/>
          <table:table-column table:style-name="co20" table:default-cell-style-name="ce24"/>
          <table:table-column table:style-name="co19" table:default-cell-style-name="ce24"/>
        </table:table-column-group>
        <table:table-column-group>
          <table:table-column table:style-name="co9" table:default-cell-style-name="ce12"/>
          <table:table-column table:style-name="co22" table:default-cell-style-name="ce17"/>
          <table:table-column table:style-name="co9" table:default-cell-style-name="ce12"/>
          <table:table-column table:style-name="co22" table:default-cell-style-name="ce12"/>
          <table:table-column table:style-name="co22" table:default-cell-style-name="ce17"/>
          <table:table-column table:style-name="co9" table:default-cell-style-name="ce12"/>
          <table:table-column table:style-name="co22" table:default-cell-style-name="Default"/>
          <table:table-column table:style-name="co9" table:default-cell-style-name="Default"/>
          <table:table-column table:style-name="co22" table:default-cell-style-name="ce17"/>
          <table:table-column table:style-name="co9" table:default-cell-style-name="ce12"/>
          <table:table-column table:style-name="co22" table:default-cell-style-name="Default"/>
          <table:table-column table:style-name="co9" table:default-cell-style-name="Default"/>
          <table:table-column table:style-name="co23" table:default-cell-style-name="ce17"/>
          <table:table-column table:style-name="co9" table:default-cell-style-name="Default"/>
          <table:table-column table:style-name="co9" table:default-cell-style-name="ce17"/>
          <table:table-column table:style-name="co9" table:default-cell-style-name="Default"/>
          <table:table-column table:style-name="co9" table:default-cell-style-name="ce17"/>
          <table:table-column table:style-name="co9" table:default-cell-style-name="Default"/>
          <table:table-column table:style-name="co9" table:default-cell-style-name="ce17"/>
          <table:table-column table:style-name="co9" table:default-cell-style-name="Default"/>
          <table:table-column table:style-name="co9" table:number-columns-repeated="3" table:default-cell-style-name="ce17"/>
        </table:table-column-group>
        <table:table-column table:style-name="co9" table:default-cell-style-name="ce12"/>
        <table:table-column table:style-name="co22" table:default-cell-style-name="ce17"/>
        <table:table-column table:style-name="co9" table:default-cell-style-name="ce12"/>
        <table:table-column table:style-name="co22" table:default-cell-style-name="ce17"/>
        <table:table-column table:style-name="co9" table:default-cell-style-name="ce12"/>
        <table:table-column table:style-name="co22" table:default-cell-style-name="ce17"/>
        <table:table-column table:style-name="co9" table:default-cell-style-name="ce12"/>
        <table:table-column table:style-name="co22" table:default-cell-style-name="ce17"/>
        <table:table-column table:style-name="co9" table:default-cell-style-name="ce12"/>
        <table:table-column table:style-name="co22" table:default-cell-style-name="ce17"/>
        <table:table-column table:style-name="co9" table:default-cell-style-name="ce12"/>
        <table:table-column table:style-name="co22" table:default-cell-style-name="ce17"/>
        <table:table-column table:style-name="co9" table:number-columns-repeated="6" table:default-cell-style-name="Default"/>
        <table:table-column table:style-name="co9" table:default-cell-style-name="ce24"/>
        <table:table-column table:style-name="co13" table:default-cell-style-name="ce24"/>
        <table:table-column table:style-name="co20" table:default-cell-style-name="ce24"/>
        <table:table-column table:style-name="co13" table:default-cell-style-name="ce24"/>
        <table:table-column table:style-name="co21" table:default-cell-style-name="ce24"/>
        <table:table-column table:style-name="co20" table:default-cell-style-name="ce24"/>
        <table:table-column table:style-name="co19" table:default-cell-style-name="ce24"/>
        <table:table-column table:style-name="co9" table:number-columns-repeated="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_of_run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variation_1</text:p>
          </table:table-cell>
          <table:table-cell table:style-name="ce1" office:value-type="string" calcext:value-type="string">
            <text:p>variation_2</text:p>
          </table:table-cell>
          <table:table-cell table:style-name="ce10" office:value-type="string" calcext:value-type="string">
            <text:p>objective</text:p>
          </table:table-cell>
          <table:table-cell table:style-name="ce13" office:value-type="string" calcext:value-type="string">
            <text:p>rel_diff</text:p>
          </table:table-cell>
          <table:table-cell table:style-name="ce1" office:value-type="string" calcext:value-type="string">
            <text:p>lcoe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..exo</text:p>
          </table:table-cell>
          <table:table-cell table:style-name="ce1" office:value-type="string" calcext:value-type="string">
            <text:p>share of total</text:p>
          </table:table-cell>
          <table:table-cell table:style-name="ce1" office:value-type="string" calcext:value-type="string">
            <text:p>..endo</text:p>
          </table:table-cell>
          <table:table-cell table:style-name="ce1" office:value-type="string" calcext:value-type="string">
            <text:p>...disp</text:p>
          </table:table-cell>
          <table:table-cell table:style-name="ce1" office:value-type="string" calcext:value-type="string">
            <text:p>...stor</text:p>
          </table:table-cell>
          <table:table-cell table:style-name="ce1" office:value-type="string" calcext:value-type="string">
            <text:p>lcoe_de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..exo</text:p>
          </table:table-cell>
          <table:table-cell table:style-name="ce1" office:value-type="string" calcext:value-type="string">
            <text:p>share of total</text:p>
          </table:table-cell>
          <table:table-cell table:style-name="ce1" office:value-type="string" calcext:value-type="string">
            <text:p>..endo</text:p>
          </table:table-cell>
          <table:table-cell table:style-name="ce1" office:value-type="string" calcext:value-type="string">
            <text:p>...disp</text:p>
          </table:table-cell>
          <table:table-cell table:style-name="ce1" office:value-type="string" calcext:value-type="string">
            <text:p>...stor</text:p>
          </table:table-cell>
          <table:table-cell table:style-name="ce1" office:value-type="string" calcext:value-type="string">
            <text:p>solver_time[min]</text:p>
          </table:table-cell>
          <table:table-cell table:style-name="ce1" office:value-type="string" calcext:value-type="string">
            <text:p>total_re_share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reser</text:p>
          </table:table-cell>
          <table:table-cell table:style-name="ce1" office:value-type="string" calcext:value-type="string">
            <text:p>ror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re_share_de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reser</text:p>
          </table:table-cell>
          <table:table-cell table:style-name="ce1" office:value-type="string" calcext:value-type="string">
            <text:p>ror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ext_storage_cap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total_costs_ext_storage</text:p>
          </table:table-cell>
          <table:table-cell table:style-name="ce1" office:value-type="string" calcext:value-type="string">
            <text:p>rel_diff</text:p>
          </table:table-cell>
          <table:table-cell table:style-name="ce25" office:value-type="string" calcext:value-type="string">
            <text:p>storage cost share</text:p>
          </table:table-cell>
          <table:table-cell table:style-name="ce1" office:value-type="string" calcext:value-type="string">
            <text:p>battery_cap</text:p>
          </table:table-cell>
          <table:table-cell table:style-name="ce25" office:value-type="string" calcext:value-type="string">
            <text:p>battery_share</text:p>
          </table:table-cell>
          <table:table-cell table:style-name="ce1" office:value-type="string" calcext:value-type="string">
            <text:p>no_battery</text:p>
          </table:table-cell>
          <table:table-cell table:style-name="ce1" office:value-type="string" calcext:value-type="string">
            <text:p>avg_battery_cap</text:p>
          </table:table-cell>
          <table:table-cell table:style-name="ce1" office:value-type="string" calcext:value-type="string">
            <text:p>hydrogen_cap</text:p>
          </table:table-cell>
          <table:table-cell table:style-name="ce25" office:value-type="string" calcext:value-type="string">
            <text:p>hydrogen_share</text:p>
          </table:table-cell>
          <table:table-cell table:style-name="ce1" office:value-type="string" calcext:value-type="string">
            <text:p>no_hydrogen</text:p>
          </table:table-cell>
          <table:table-cell table:style-name="ce1" office:value-type="string" calcext:value-type="string">
            <text:p>avg_hydrogen_cap</text:p>
          </table:table-cell>
          <table:table-cell table:style-name="ce1" office:value-type="string" calcext:value-type="string">
            <text:p>charging_new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discharging_new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charging exist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discharging_exist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discharge/charge ratio</text:p>
          </table:table-cell>
          <table:table-cell table:style-name="ce1" office:value-type="string" calcext:value-type="string">
            <text:p>stor. Losses of total load</text:p>
          </table:table-cell>
          <table:table-cell table:style-name="ce1" office:value-type="string" calcext:value-type="string">
            <text:p>total_curtailment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total_curtailment_DE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off_curtailment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off_curtailment_DE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on_curtailment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on_curtailment_DE</text:p>
          </table:table-cell>
          <table:table-cell table:style-name="ce25" office:value-type="string" calcext:value-type="string">
            <text:p>rel_diff</text:p>
          </table:table-cell>
          <table:table-cell table:number-columns-repeated="6"/>
          <table:table-cell table:style-name="ce1" office:value-type="string" calcext:value-type="string">
            <text:p>re_share_de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reser</text:p>
          </table:table-cell>
          <table:table-cell table:style-name="ce1" office:value-type="string" calcext:value-type="string">
            <text:p>ror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on</text:p>
          </table:table-cell>
          <table:table-cell/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reser</text:p>
          </table:table-cell>
          <table:table-cell table:style-name="ce1" office:value-type="string" calcext:value-type="string">
            <text:p>ror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on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base case</text:p>
          </table:table-cell>
          <table:covered-table-cell table:style-name="ce2" office:value-type="string" calcext:value-type="string">
            <text:p>base cases</text:p>
          </table:covered-table-cell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1"/>
          <table:table-cell table:style-name="ce14" table:number-columns-repeated="13"/>
          <table:table-cell table:style-name="ce23" table:number-columns-repeated="17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6"/>
          <table:table-cell table:style-name="ce23" table:number-columns-repeated="7"/>
          <table:table-cell table:number-columns-repeated="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19-11-11" calcext:value-type="date">
            <text:p>2019-11-11</text:p>
          </table:table-cell>
          <table:table-cell table:style-name="ce6" office:value-type="string" calcext:value-type="string">
            <text:p>ego </text:p>
          </table:table-cell>
          <table:table-cell office:value-type="string" calcext:value-type="string">
            <text:p>eGo100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9413211168" calcext:value-type="float">
            <text:p>9413211168</text:p>
          </table:table-cell>
          <table:table-cell table:style-name="ce15" office:value-type="string" calcext:value-type="string">
            <text:p>-</text:p>
          </table:table-cell>
          <table:table-cell office:value-type="float" office:value="56.23" calcext:value-type="float">
            <text:p>56.23</text:p>
          </table:table-cell>
          <table:table-cell table:style-name="ce15" office:value-type="string" calcext:value-type="string">
            <text:p>-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3]/[.I3]" office:value-type="percentage" office:value="0.893651075938111" calcext:value-type="percentage">
            <text:p>89.37%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3.66" calcext:value-type="float">
            <text:p>43.66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3]/[.P3]" office:value-type="percentage" office:value="0.861658268437929" calcext:value-type="percentage">
            <text:p>86.17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0.74" calcext:value-type="float">
            <text:p>0.74</text:p>
          </table:table-cell>
          <table:table-cell office:value-type="float" office:value="1853" calcext:value-type="float">
            <text:p>1853</text:p>
          </table:table-cell>
          <table:table-cell office:value-type="float" office:value="104.6" calcext:value-type="float">
            <text:p>104.6</text:p>
          </table:table-cell>
          <table:table-cell office:value-type="float" office:value="17.25" calcext:value-type="float">
            <text:p>1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9" calcext:value-type="float">
            <text:p>9.89</text:p>
          </table:table-cell>
          <table:table-cell office:value-type="float" office:value="16.86" calcext:value-type="float">
            <text:p>16.86</text:p>
          </table:table-cell>
          <table:table-cell office:value-type="float" office:value="12.75" calcext:value-type="float">
            <text:p>12.75</text:p>
          </table:table-cell>
          <table:table-cell office:value-type="float" office:value="34.12" calcext:value-type="float">
            <text:p>34.12</text:p>
          </table:table-cell>
          <table:table-cell office:value-type="float" office:value="86.45" calcext:value-type="float">
            <text:p>86.45</text:p>
          </table:table-cell>
          <table:table-cell office:value-type="float" office:value="19.36" calcext:value-type="float">
            <text:p>19.36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71" calcext:value-type="float">
            <text:p>20.71</text:p>
          </table:table-cell>
          <table:table-cell office:value-type="float" office:value="18.31" calcext:value-type="float">
            <text:p>18.31</text:p>
          </table:table-cell>
          <table:table-cell office:value-type="float" office:value="37.63" calcext:value-type="float">
            <text:p>37.63</text:p>
          </table:table-cell>
          <table:table-cell office:value-type="float" office:value="7982" calcext:value-type="float">
            <text:p>7982</text:p>
          </table:table-cell>
          <table:table-cell table:style-name="ce15" office:value-type="string" calcext:value-type="string">
            <text:p>-</text:p>
          </table:table-cell>
          <table:table-cell office:value-type="float" office:value="372792260" calcext:value-type="float">
            <text:p>372792260</text:p>
          </table:table-cell>
          <table:table-cell table:style-name="ce28" office:value-type="string" calcext:value-type="string">
            <text:p>-</text:p>
          </table:table-cell>
          <table:table-cell table:style-name="ce27" table:formula="of:=[.AP3]/[.G3]" office:value-type="percentage" office:value="0.03960309116057" calcext:value-type="percentage">
            <text:p>4.0%</text:p>
          </table:table-cell>
          <table:table-cell office:value-type="float" office:value="2655" calcext:value-type="float">
            <text:p>2655</text:p>
          </table:table-cell>
          <table:table-cell table:style-name="ce30" table:formula="of:=[.AS3]/[.AN3]" office:value-type="percentage" office:value="0.332623402655976" calcext:value-type="percentage">
            <text:p>33.3%</text:p>
          </table:table-cell>
          <table:table-cell office:value-type="float" office:value="9" calcext:value-type="float">
            <text:p>9</text:p>
          </table:table-cell>
          <table:table-cell table:style-name="ce31" table:formula="of:=[.AS3]/[.AU3]" office:value-type="float" office:value="295" calcext:value-type="float">
            <text:p>295</text:p>
          </table:table-cell>
          <table:table-cell office:value-type="float" office:value="5327" calcext:value-type="float">
            <text:p>5327</text:p>
          </table:table-cell>
          <table:table-cell table:style-name="ce30" table:formula="of:=[.AW3]/[.AN3]" office:value-type="percentage" office:value="0.667376597344024" calcext:value-type="percentage">
            <text:p>66.7%</text:p>
          </table:table-cell>
          <table:table-cell office:value-type="float" office:value="10" calcext:value-type="float">
            <text:p>10</text:p>
          </table:table-cell>
          <table:table-cell table:style-name="ce31" table:formula="of:=[.AW3]/[.AY3]" office:value-type="float" office:value="532.7" calcext:value-type="float">
            <text:p>533</text:p>
          </table:table-cell>
          <table:table-cell office:value-type="float" office:value="-30.93" calcext:value-type="float">
            <text:p>-30.93</text:p>
          </table:table-cell>
          <table:table-cell table:style-name="ce31"/>
          <table:table-cell office:value-type="float" office:value="15.41" calcext:value-type="float">
            <text:p>15.41</text:p>
          </table:table-cell>
          <table:table-cell table:style-name="ce31"/>
          <table:table-cell office:value-type="float" office:value="-167.53" calcext:value-type="float">
            <text:p>-167.53</text:p>
          </table:table-cell>
          <table:table-cell table:style-name="ce31"/>
          <table:table-cell office:value-type="float" office:value="110.77" calcext:value-type="float">
            <text:p>110.77</text:p>
          </table:table-cell>
          <table:table-cell table:style-name="ce31"/>
          <table:table-cell table:style-name="ce32" office:value-type="percentage" office:value="0.6358" calcext:value-type="percentage">
            <text:p>63.58%</text:p>
          </table:table-cell>
          <table:table-cell table:style-name="ce32" office:value-type="percentage" office:value="0.0439" calcext:value-type="percentage">
            <text:p>4.39%</text:p>
          </table:table-cell>
          <table:table-cell office:value-type="float" office:value="19.84" calcext:value-type="float">
            <text:p>19.84</text:p>
          </table:table-cell>
          <table:table-cell table:style-name="ce15" office:value-type="string" calcext:value-type="string">
            <text:p>- </text:p>
          </table:table-cell>
          <table:table-cell office:value-type="float" office:value="19.15" calcext:value-type="float">
            <text:p>19.15</text:p>
          </table:table-cell>
          <table:table-cell table:style-name="ce15" office:value-type="string" calcext:value-type="string">
            <text:p>- </text:p>
          </table:table-cell>
          <table:table-cell office:value-type="float" office:value="37.45" calcext:value-type="float">
            <text:p>37.45</text:p>
          </table:table-cell>
          <table:table-cell table:style-name="ce15" office:value-type="string" calcext:value-type="string">
            <text:p>- </text:p>
          </table:table-cell>
          <table:table-cell office:value-type="float" office:value="33.04" calcext:value-type="float">
            <text:p>33.04</text:p>
          </table:table-cell>
          <table:table-cell table:style-name="ce15" office:value-type="string" calcext:value-type="string">
            <text:p>- </text:p>
          </table:table-cell>
          <table:table-cell office:value-type="float" office:value="17.06" calcext:value-type="float">
            <text:p>17.06</text:p>
          </table:table-cell>
          <table:table-cell table:style-name="ce15" office:value-type="string" calcext:value-type="string">
            <text:p>- </text:p>
          </table:table-cell>
          <table:table-cell office:value-type="float" office:value="17.8" calcext:value-type="float">
            <text:p>17.8</text:p>
          </table:table-cell>
          <table:table-cell table:style-name="ce15" office:value-type="string" calcext:value-type="string">
            <text:p>- </text:p>
          </table:table-cell>
          <table:table-cell table:number-columns-repeated="6"/>
          <table:table-cell office:value-type="float" office:value="86.45" calcext:value-type="float">
            <text:p>86.45</text:p>
          </table:table-cell>
          <table:table-cell office:value-type="float" office:value="19.36" calcext:value-type="float">
            <text:p>19.36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71" calcext:value-type="float">
            <text:p>20.71</text:p>
          </table:table-cell>
          <table:table-cell office:value-type="float" office:value="18.31" calcext:value-type="float">
            <text:p>18.31</text:p>
          </table:table-cell>
          <table:table-cell office:value-type="float" office:value="37.63" calcext:value-type="float">
            <text:p>37.63</text:p>
          </table:table-cell>
          <table:table-cell table:formula="of:=SUM([.CD3:.CI3])" office:value-type="float" office:value="100.01" calcext:value-type="float">
            <text:p>100.01</text:p>
          </table:table-cell>
          <table:table-cell table:style-name="ce33" table:formula="of:=[.CD3]*[.CC3]/[.CJ3]" office:value-type="float" office:value="16.7350464953505" calcext:value-type="float">
            <text:p>16.74</text:p>
          </table:table-cell>
          <table:table-cell table:style-name="ce33" table:formula="of:=[.CE3]*[.CC3]/[.CJ3]" office:value-type="float" office:value="0.0950854914508549" calcext:value-type="float">
            <text:p>0.10</text:p>
          </table:table-cell>
          <table:table-cell table:style-name="ce33" table:formula="of:=[.CF3]*[.CC3]/[.CJ3]" office:value-type="float" office:value="3.36256874312569" calcext:value-type="float">
            <text:p>3.36</text:p>
          </table:table-cell>
          <table:table-cell table:style-name="ce33" table:formula="of:=[.CG3]*[.CC3]/[.CJ3]" office:value-type="float" office:value="17.9020047995201" calcext:value-type="float">
            <text:p>17.90</text:p>
          </table:table-cell>
          <table:table-cell table:style-name="ce33" table:formula="of:=[.CH3]*[.CC3]/[.CJ3]" office:value-type="float" office:value="15.8274122587741" calcext:value-type="float">
            <text:p>15.83</text:p>
          </table:table-cell>
          <table:table-cell table:style-name="ce33" table:formula="of:=[.CI3]*[.CC3]/[.CJ3]" office:value-type="float" office:value="32.5278822117788" calcext:value-type="float">
            <text:p>32.53</text:p>
          </table:table-cell>
          <table:table-cell table:style-name="ce32" table:formula="of:=SUM([.CK3:.CP3])" office:value-type="percentage" office:value="86.45" calcext:value-type="percentage">
            <text:p>8645.00%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storage parameters</text:p>
          </table:table-cell>
          <table:covered-table-cell table:style-name="ce2" office:value-type="string" calcext:value-type="string">
            <text:p>storage parameters</text:p>
          </table:covered-table-cell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1"/>
          <table:table-cell table:style-name="ce14" table:number-columns-repeated="13"/>
          <table:table-cell table:style-name="ce23" table:number-columns-repeated="17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6"/>
          <table:table-cell table:style-name="ce23" table:number-columns-repeated="7"/>
          <table:table-cell table:formula="of:=SUM([.CD4:.CI4])" office:value-type="float" office:value="0" calcext:value-type="float">
            <text:p>0</text:p>
          </table:table-cell>
          <table:table-cell table:style-name="ce33" table:formula="of:=[.CD4]*[.CC4]/[.CJ4]" office:value-type="string" office:string-value="" calcext:value-type="error">
            <text:p>#DIV/0!</text:p>
          </table:table-cell>
          <table:table-cell table:style-name="ce33" table:formula="of:=[.CE4]*[.CC4]/[.CJ4]" office:value-type="string" office:string-value="" calcext:value-type="error">
            <text:p>#DIV/0!</text:p>
          </table:table-cell>
          <table:table-cell table:style-name="ce33" table:formula="of:=[.CF4]*[.CC4]/[.CJ4]" office:value-type="string" office:string-value="" calcext:value-type="error">
            <text:p>#DIV/0!</text:p>
          </table:table-cell>
          <table:table-cell table:style-name="ce33" table:formula="of:=[.CG4]*[.CC4]/[.CJ4]" office:value-type="string" office:string-value="" calcext:value-type="error">
            <text:p>#DIV/0!</text:p>
          </table:table-cell>
          <table:table-cell table:style-name="ce33" table:formula="of:=[.CH4]*[.CC4]/[.CJ4]" office:value-type="string" office:string-value="" calcext:value-type="error">
            <text:p>#DIV/0!</text:p>
          </table:table-cell>
          <table:table-cell table:style-name="ce33" table:formula="of:=[.CI4]*[.CC4]/[.CJ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4" office:value-type="date" office:date-value="2019-11-13" calcext:value-type="date">
            <text:p>2019-11-13</text:p>
          </table:table-cell>
          <table:table-cell table:style-name="ce7" office:value-type="string" calcext:value-type="string">
            <text:p>ego-5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5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393374481" calcext:value-type="float">
            <text:p>9393374481</text:p>
          </table:table-cell>
          <table:table-cell table:style-name="ce16" table:formula="of:=([.G5]-[.$G$3])/[.$G$3]" office:value-type="percentage" office:value="-0.00210732412626994" calcext:value-type="percentage">
            <text:p>-0.21%</text:p>
          </table:table-cell>
          <table:table-cell table:style-name="ce18" office:value-type="float" office:value="56.22" calcext:value-type="float">
            <text:p>56.22</text:p>
          </table:table-cell>
          <table:table-cell table:style-name="ce20" table:formula="of:=([.I5]-[.$I$3])/[.$I$3]" office:value-type="percentage" office:value="-0.000177841010136902" calcext:value-type="percentage">
            <text:p>-0.02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5]/[.I5]" office:value-type="percentage" office:value="0.893810032017076" calcext:value-type="percentage">
            <text:p>89.38%</text:p>
          </table:table-cell>
          <table:table-cell table:style-name="Default" office:value-type="float" office:value="5.97" calcext:value-type="float">
            <text:p>5.97</text:p>
          </table:table-cell>
          <table:table-cell table:style-name="Default" office:value-type="float" office:value="5.71" calcext:value-type="float">
            <text:p>5.71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43.66" calcext:value-type="float">
            <text:p>43.66</text:p>
          </table:table-cell>
          <table:table-cell table:style-name="ce16" table:formula="of:=([.P5]-[.$P$3])/[.$P$3]" office:value-type="percentage" office:value="0" calcext:value-type="percentage">
            <text:p>0.00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5]/[.P5]" office:value-type="percentage" office:value="0.861658268437929" calcext:value-type="percentage">
            <text:p>86.17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25" calcext:value-type="float">
            <text:p>5.25</text:p>
          </table:table-cell>
          <table:table-cell table:style-name="Default" office:value-type="float" office:value="0.79" calcext:value-type="float">
            <text:p>0.79</text:p>
          </table:table-cell>
          <table:table-cell office:value-type="float" office:value="2223" calcext:value-type="float">
            <text:p>2223</text:p>
          </table:table-cell>
          <table:table-cell office:value-type="float" office:value="104.7" calcext:value-type="float">
            <text:p>104.7</text:p>
          </table:table-cell>
          <table:table-cell office:value-type="float" office:value="17.14" calcext:value-type="float">
            <text:p>17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9.88" calcext:value-type="float">
            <text:p>9.88</text:p>
          </table:table-cell>
          <table:table-cell office:value-type="float" office:value="16.85" calcext:value-type="float">
            <text:p>16.85</text:p>
          </table:table-cell>
          <table:table-cell office:value-type="float" office:value="12.85" calcext:value-type="float">
            <text:p>12.85</text:p>
          </table:table-cell>
          <table:table-cell office:value-type="float" office:value="34.14" calcext:value-type="float">
            <text:p>34.14</text:p>
          </table:table-cell>
          <table:table-cell office:value-type="float" office:value="86.87" calcext:value-type="float">
            <text:p>86.87</text:p>
          </table:table-cell>
          <table:table-cell office:value-type="float" office:value="19.06" calcext:value-type="float">
            <text:p>19.06</text:p>
          </table:table-cell>
          <table:table-cell office:value-type="float" office:value="0.1" calcext:value-type="float">
            <text:p>0.1</text:p>
          </table:table-cell>
          <table:table-cell office:value-type="float" office:value="3.87" calcext:value-type="float">
            <text:p>3.87</text:p>
          </table:table-cell>
          <table:table-cell office:value-type="float" office:value="20.64" calcext:value-type="float">
            <text:p>20.64</text:p>
          </table:table-cell>
          <table:table-cell office:value-type="float" office:value="18.64" calcext:value-type="float">
            <text:p>18.64</text:p>
          </table:table-cell>
          <table:table-cell office:value-type="float" office:value="37.68" calcext:value-type="float">
            <text:p>37.68</text:p>
          </table:table-cell>
          <table:table-cell office:value-type="float" office:value="9029" calcext:value-type="float">
            <text:p>9029</text:p>
          </table:table-cell>
          <table:table-cell table:style-name="ce27" table:formula="of:=([.AN5]-[.$AN$3])/[.$AN$3]" office:value-type="percentage" office:value="0.131170132798797" calcext:value-type="percentage">
            <text:p>13.1%</text:p>
          </table:table-cell>
          <table:table-cell office:value-type="float" office:value="400593470" calcext:value-type="float">
            <text:p>400593470</text:p>
          </table:table-cell>
          <table:table-cell table:style-name="ce27" table:formula="of:=([.AP5]-[.$AP$3])/[.$AP$3]" office:value-type="percentage" office:value="0.0745756094828793" calcext:value-type="percentage">
            <text:p>7.5%</text:p>
          </table:table-cell>
          <table:table-cell table:style-name="ce27" table:formula="of:=[.AP5]/[.G5]" office:value-type="percentage" office:value="0.0426463855785034" calcext:value-type="percentage">
            <text:p>4.3%</text:p>
          </table:table-cell>
          <table:table-cell office:value-type="float" office:value="3002" calcext:value-type="float">
            <text:p>3002</text:p>
          </table:table-cell>
          <table:table-cell table:style-name="ce30" table:formula="of:=[.AS5]/[.AN5]" office:value-type="percentage" office:value="0.33248421752132" calcext:value-type="percentage">
            <text:p>33.2%</text:p>
          </table:table-cell>
          <table:table-cell office:value-type="float" office:value="9" calcext:value-type="float">
            <text:p>9</text:p>
          </table:table-cell>
          <table:table-cell table:style-name="ce31" table:formula="of:=[.AS5]/[.AU5]" office:value-type="float" office:value="333.555555555556" calcext:value-type="float">
            <text:p>334</text:p>
          </table:table-cell>
          <table:table-cell office:value-type="float" office:value="6027" calcext:value-type="float">
            <text:p>6027</text:p>
          </table:table-cell>
          <table:table-cell table:style-name="ce30" table:formula="of:=[.AW5]/[.AN5]" office:value-type="percentage" office:value="0.66751578247868" calcext:value-type="percentage">
            <text:p>66.8%</text:p>
          </table:table-cell>
          <table:table-cell office:value-type="float" office:value="11" calcext:value-type="float">
            <text:p>11</text:p>
          </table:table-cell>
          <table:table-cell table:style-name="ce31" table:formula="of:=[.AW5]/[.AY5]" office:value-type="float" office:value="547.909090909091" calcext:value-type="float">
            <text:p>548</text:p>
          </table:table-cell>
          <table:table-cell office:value-type="float" office:value="-34.58" calcext:value-type="float">
            <text:p>-34.58</text:p>
          </table:table-cell>
          <table:table-cell table:style-name="ce27" table:formula="of:=([.BA5]-[.$BA$3])/[.$BA$3]" office:value-type="percentage" office:value="0.118008406078241" calcext:value-type="percentage">
            <text:p>11.8%</text:p>
          </table:table-cell>
          <table:table-cell office:value-type="float" office:value="17.21" calcext:value-type="float">
            <text:p>17.21</text:p>
          </table:table-cell>
          <table:table-cell table:style-name="ce27" table:formula="of:=([.BC5]-[.$BC$3])/[.$BC$3]" office:value-type="percentage" office:value="0.116807268007787" calcext:value-type="percentage">
            <text:p>11.7%</text:p>
          </table:table-cell>
          <table:table-cell office:value-type="float" office:value="-166.74" calcext:value-type="float">
            <text:p>-166.74</text:p>
          </table:table-cell>
          <table:table-cell table:style-name="ce27" table:formula="of:=([.BE5]-[.$BE$3])/[.$BE$3]" office:value-type="percentage" office:value="-0.00471557333014978" calcext:value-type="percentage">
            <text:p>-0.5%</text:p>
          </table:table-cell>
          <table:table-cell office:value-type="float" office:value="110.28" calcext:value-type="float">
            <text:p>110.28</text:p>
          </table:table-cell>
          <table:table-cell table:style-name="ce27" table:formula="of:=([.BG5]-[.$BG$3])/[.$BG$3]" office:value-type="percentage" office:value="-0.00442358039180279" calcext:value-type="percentage">
            <text:p>-0.4%</text:p>
          </table:table-cell>
          <table:table-cell table:style-name="ce32" office:value-type="percentage" office:value="0.6333" calcext:value-type="percentage">
            <text:p>63.33%</text:p>
          </table:table-cell>
          <table:table-cell table:style-name="ce32" office:value-type="percentage" office:value="0.0448" calcext:value-type="percentage">
            <text:p>4.48%</text:p>
          </table:table-cell>
          <table:table-cell office:value-type="float" office:value="19.6" calcext:value-type="float">
            <text:p>19.6</text:p>
          </table:table-cell>
          <table:table-cell table:style-name="ce27" table:formula="of:=([.BK5]-[.$BK$3])/[.$BK$3]" office:value-type="percentage" office:value="-0.0120967741935483" calcext:value-type="percentage">
            <text:p>-1.2%</text:p>
          </table:table-cell>
          <table:table-cell office:value-type="float" office:value="18.42" calcext:value-type="float">
            <text:p>18.42</text:p>
          </table:table-cell>
          <table:table-cell table:style-name="ce27" table:formula="of:=([.BM5]-[.$BM$3])/[.$BM$3]" office:value-type="percentage" office:value="-0.0381201044386421" calcext:value-type="percentage">
            <text:p>-3.8%</text:p>
          </table:table-cell>
          <table:table-cell office:value-type="float" office:value="36.88" calcext:value-type="float">
            <text:p>36.88</text:p>
          </table:table-cell>
          <table:table-cell table:style-name="ce27" table:formula="of:=([.BO5]-[.$BO$3])/[.$BO$3]" office:value-type="percentage" office:value="-0.0152202937249666" calcext:value-type="percentage">
            <text:p>-1.5%</text:p>
          </table:table-cell>
          <table:table-cell office:value-type="float" office:value="31.5" calcext:value-type="float">
            <text:p>31.5</text:p>
          </table:table-cell>
          <table:table-cell table:style-name="ce27" table:formula="of:=([.BQ5]-[.$BQ$3])/[.$BQ$3]" office:value-type="percentage" office:value="-0.0466101694915254" calcext:value-type="percentage">
            <text:p>-4.7%</text:p>
          </table:table-cell>
          <table:table-cell office:value-type="float" office:value="16.91" calcext:value-type="float">
            <text:p>16.91</text:p>
          </table:table-cell>
          <table:table-cell table:style-name="ce27" table:formula="of:=([.BS5]-[.$BS$3])/[.$BS$3]" office:value-type="percentage" office:value="-0.00879249706916756" calcext:value-type="percentage">
            <text:p>-0.9%</text:p>
          </table:table-cell>
          <table:table-cell office:value-type="float" office:value="17.28" calcext:value-type="float">
            <text:p>17.28</text:p>
          </table:table-cell>
          <table:table-cell table:style-name="ce27" table:formula="of:=([.BU5]-[.$BU$3])/[.$BU$3]" office:value-type="percentage" office:value="-0.0292134831460674" calcext:value-type="percentage">
            <text:p>-2.9%</text:p>
          </table:table-cell>
          <table:table-cell table:number-columns-repeated="6"/>
          <table:table-cell office:value-type="float" office:value="86.87" calcext:value-type="float">
            <text:p>86.87</text:p>
          </table:table-cell>
          <table:table-cell office:value-type="float" office:value="19.06" calcext:value-type="float">
            <text:p>19.06</text:p>
          </table:table-cell>
          <table:table-cell office:value-type="float" office:value="0.1" calcext:value-type="float">
            <text:p>0.1</text:p>
          </table:table-cell>
          <table:table-cell office:value-type="float" office:value="3.87" calcext:value-type="float">
            <text:p>3.87</text:p>
          </table:table-cell>
          <table:table-cell office:value-type="float" office:value="20.64" calcext:value-type="float">
            <text:p>20.64</text:p>
          </table:table-cell>
          <table:table-cell office:value-type="float" office:value="18.64" calcext:value-type="float">
            <text:p>18.64</text:p>
          </table:table-cell>
          <table:table-cell office:value-type="float" office:value="37.68" calcext:value-type="float">
            <text:p>37.68</text:p>
          </table:table-cell>
          <table:table-cell table:formula="of:=SUM([.CD5:.CI5])" office:value-type="float" office:value="99.99" calcext:value-type="float">
            <text:p>99.99</text:p>
          </table:table-cell>
          <table:table-cell table:style-name="ce33" table:formula="of:=[.CD5]*[.CC5]/[.CJ5]" office:value-type="float" office:value="16.5590779077908" calcext:value-type="float">
            <text:p>16.56</text:p>
          </table:table-cell>
          <table:table-cell table:style-name="ce33" table:formula="of:=[.CE5]*[.CC5]/[.CJ5]" office:value-type="float" office:value="0.0868786878687869" calcext:value-type="float">
            <text:p>0.09</text:p>
          </table:table-cell>
          <table:table-cell table:style-name="ce33" table:formula="of:=[.CF5]*[.CC5]/[.CJ5]" office:value-type="float" office:value="3.36220522052205" calcext:value-type="float">
            <text:p>3.36</text:p>
          </table:table-cell>
          <table:table-cell table:style-name="ce33" table:formula="of:=[.CG5]*[.CC5]/[.CJ5]" office:value-type="float" office:value="17.9317611761176" calcext:value-type="float">
            <text:p>17.93</text:p>
          </table:table-cell>
          <table:table-cell table:style-name="ce33" table:formula="of:=[.CH5]*[.CC5]/[.CJ5]" office:value-type="float" office:value="16.1941874187419" calcext:value-type="float">
            <text:p>16.19</text:p>
          </table:table-cell>
          <table:table-cell table:style-name="ce33" table:formula="of:=[.CI5]*[.CC5]/[.CJ5]" office:value-type="float" office:value="32.7358895889589" calcext:value-type="float">
            <text:p>32.74</text:p>
          </table:table-cell>
          <table:table-cell/>
        </table:table-row>
        <table:table-row table:style-name="ro2">
          <table:table-cell table:style-name="ce3" table:formula="of:=[.A5]+1" office:value-type="float" office:value="3" calcext:value-type="float">
            <text:p>3</text:p>
          </table:table-cell>
          <table:table-cell table:style-name="ce4" office:value-type="date" office:date-value="2019-11-16" calcext:value-type="date">
            <text:p>2019-11-16</text:p>
          </table:table-cell>
          <table:table-cell table:style-name="ce7" office:value-type="string" calcext:value-type="string">
            <text:p>ego-1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1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370977882" calcext:value-type="float">
            <text:p>9370977882</text:p>
          </table:table-cell>
          <table:table-cell table:style-name="ce16" table:formula="of:=([.G6]-[.$G$3])/[.$G$3]" office:value-type="percentage" office:value="-0.00448659710764496" calcext:value-type="percentage">
            <text:p>-0.45%</text:p>
          </table:table-cell>
          <table:table-cell table:style-name="ce18" office:value-type="float" office:value="56.21" calcext:value-type="float">
            <text:p>56.21</text:p>
          </table:table-cell>
          <table:table-cell table:style-name="ce20" table:formula="of:=([.I6]-[.$I$3])/[.$I$3]" office:value-type="percentage" office:value="-0.000355682020273804" calcext:value-type="percentage">
            <text:p>-0.04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6]/[.I6]" office:value-type="percentage" office:value="0.893969044653976" calcext:value-type="percentage">
            <text:p>89.40%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43.65" calcext:value-type="float">
            <text:p>43.65</text:p>
          </table:table-cell>
          <table:table-cell table:style-name="ce16" table:formula="of:=([.P6]-[.$P$3])/[.$P$3]" office:value-type="percentage" office:value="-0.000229042601923912" calcext:value-type="percentage">
            <text:p>-0.0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6]/[.P6]" office:value-type="percentage" office:value="0.861855670103093" calcext:value-type="percentage">
            <text:p>86.19%</text:p>
          </table:table-cell>
          <table:table-cell table:style-name="Default" office:value-type="float" office:value="6.03" calcext:value-type="float">
            <text:p>6.03</text:p>
          </table:table-cell>
          <table:table-cell table:style-name="Default" office:value-type="float" office:value="5.19" calcext:value-type="float">
            <text:p>5.19</text:p>
          </table:table-cell>
          <table:table-cell table:style-name="Default" office:value-type="float" office:value="0.84" calcext:value-type="float">
            <text:p>0.84</text:p>
          </table:table-cell>
          <table:table-cell office:value-type="float" office:value="3322" calcext:value-type="float">
            <text:p>3322</text:p>
          </table:table-cell>
          <table:table-cell office:value-type="float" office:value="104.8" calcext:value-type="float">
            <text:p>104.8</text:p>
          </table:table-cell>
          <table:table-cell office:value-type="float" office:value="17.03" calcext:value-type="float">
            <text:p>17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9.87" calcext:value-type="float">
            <text:p>9.87</text:p>
          </table:table-cell>
          <table:table-cell office:value-type="float" office:value="16.84" calcext:value-type="float">
            <text:p>16.84</text:p>
          </table:table-cell>
          <table:table-cell office:value-type="float" office:value="12.95" calcext:value-type="float">
            <text:p>12.95</text:p>
          </table:table-cell>
          <table:table-cell office:value-type="float" office:value="34.18" calcext:value-type="float">
            <text:p>34.18</text:p>
          </table:table-cell>
          <table:table-cell office:value-type="float" office:value="87.28" calcext:value-type="float">
            <text:p>87.28</text:p>
          </table:table-cell>
          <table:table-cell office:value-type="float" office:value="18.76" calcext:value-type="float">
            <text:p>18.76</text:p>
          </table:table-cell>
          <table:table-cell office:value-type="float" office:value="0.1" calcext:value-type="float">
            <text:p>0.1</text:p>
          </table:table-cell>
          <table:table-cell office:value-type="float" office:value="3.85" calcext:value-type="float">
            <text:p>3.85</text:p>
          </table:table-cell>
          <table:table-cell office:value-type="float" office:value="20.58" calcext:value-type="float">
            <text:p>20.58</text:p>
          </table:table-cell>
          <table:table-cell office:value-type="float" office:value="18.96" calcext:value-type="float">
            <text:p>18.96</text:p>
          </table:table-cell>
          <table:table-cell office:value-type="float" office:value="37.74" calcext:value-type="float">
            <text:p>37.74</text:p>
          </table:table-cell>
          <table:table-cell office:value-type="float" office:value="10141" calcext:value-type="float">
            <text:p>10141</text:p>
          </table:table-cell>
          <table:table-cell table:style-name="ce27" table:formula="of:=([.AN6]-[.$AN$3])/[.$AN$3]" office:value-type="percentage" office:value="0.270483588073165" calcext:value-type="percentage">
            <text:p>27.0%</text:p>
          </table:table-cell>
          <table:table-cell office:value-type="float" office:value="426233754" calcext:value-type="float">
            <text:p>426233754</text:p>
          </table:table-cell>
          <table:table-cell table:style-name="ce27" table:formula="of:=([.AP6]-[.$AP$3])/[.$AP$3]" office:value-type="percentage" office:value="0.143354623296095" calcext:value-type="percentage">
            <text:p>14.3%</text:p>
          </table:table-cell>
          <table:table-cell table:style-name="ce27" table:formula="of:=[.AP6]/[.G6]" office:value-type="percentage" office:value="0.045484447767049" calcext:value-type="percentage">
            <text:p>4.5%</text:p>
          </table:table-cell>
          <table:table-cell office:value-type="float" office:value="3389" calcext:value-type="float">
            <text:p>3389</text:p>
          </table:table-cell>
          <table:table-cell table:style-name="ce30" table:formula="of:=[.AS6]/[.AN6]" office:value-type="percentage" office:value="0.334187949906321" calcext:value-type="percentage">
            <text:p>33.4%</text:p>
          </table:table-cell>
          <table:table-cell office:value-type="float" office:value="10" calcext:value-type="float">
            <text:p>10</text:p>
          </table:table-cell>
          <table:table-cell table:style-name="ce31" table:formula="of:=[.AS6]/[.AU6]" office:value-type="float" office:value="338.9" calcext:value-type="float">
            <text:p>339</text:p>
          </table:table-cell>
          <table:table-cell office:value-type="float" office:value="6752" calcext:value-type="float">
            <text:p>6752</text:p>
          </table:table-cell>
          <table:table-cell table:style-name="ce30" table:formula="of:=[.AW6]/[.AN6]" office:value-type="percentage" office:value="0.665812050093679" calcext:value-type="percentage">
            <text:p>66.6%</text:p>
          </table:table-cell>
          <table:table-cell office:value-type="float" office:value="12" calcext:value-type="float">
            <text:p>12</text:p>
          </table:table-cell>
          <table:table-cell table:style-name="ce31" table:formula="of:=[.AW6]/[.AY6]" office:value-type="float" office:value="562.666666666667" calcext:value-type="float">
            <text:p>563</text:p>
          </table:table-cell>
          <table:table-cell office:value-type="float" office:value="-38.23" calcext:value-type="float">
            <text:p>-38.23</text:p>
          </table:table-cell>
          <table:table-cell table:style-name="ce27" table:formula="of:=([.BA6]-[.$BA$3])/[.$BA$3]" office:value-type="percentage" office:value="0.236016812156482" calcext:value-type="percentage">
            <text:p>23.6%</text:p>
          </table:table-cell>
          <table:table-cell office:value-type="float" office:value="19.01" calcext:value-type="float">
            <text:p>19.01</text:p>
          </table:table-cell>
          <table:table-cell table:style-name="ce27" table:formula="of:=([.BC6]-[.$BC$3])/[.$BC$3]" office:value-type="percentage" office:value="0.233614536015574" calcext:value-type="percentage">
            <text:p>23.4%</text:p>
          </table:table-cell>
          <table:table-cell office:value-type="float" office:value="-166.02" calcext:value-type="float">
            <text:p>-166.02</text:p>
          </table:table-cell>
          <table:table-cell table:style-name="ce27" table:formula="of:=([.BE6]-[.$BE$3])/[.$BE$3]" office:value-type="percentage" office:value="-0.00901331104876733" calcext:value-type="percentage">
            <text:p>-0.9%</text:p>
          </table:table-cell>
          <table:table-cell office:value-type="float" office:value="109.83" calcext:value-type="float">
            <text:p>109.83</text:p>
          </table:table-cell>
          <table:table-cell table:style-name="ce27" table:formula="of:=([.BG6]-[.$BG$3])/[.$BG$3]" office:value-type="percentage" office:value="-0.00848605218019317" calcext:value-type="percentage">
            <text:p>-0.8%</text:p>
          </table:table-cell>
          <table:table-cell table:style-name="ce32" office:value-type="percentage" office:value="0.6308" calcext:value-type="percentage">
            <text:p>63.08%</text:p>
          </table:table-cell>
          <table:table-cell table:style-name="ce32" office:value-type="percentage" office:value="0.0457" calcext:value-type="percentage">
            <text:p>4.57%</text:p>
          </table:table-cell>
          <table:table-cell office:value-type="float" office:value="19.37" calcext:value-type="float">
            <text:p>19.37</text:p>
          </table:table-cell>
          <table:table-cell table:style-name="ce27" table:formula="of:=([.BK6]-[.$BK$3])/[.$BK$3]" office:value-type="percentage" office:value="-0.0236895161290322" calcext:value-type="percentage">
            <text:p>-2.4%</text:p>
          </table:table-cell>
          <table:table-cell office:value-type="float" office:value="17.69" calcext:value-type="float">
            <text:p>17.69</text:p>
          </table:table-cell>
          <table:table-cell table:style-name="ce27" table:formula="of:=([.BM6]-[.$BM$3])/[.$BM$3]" office:value-type="percentage" office:value="-0.0762402088772845" calcext:value-type="percentage">
            <text:p>-7.6%</text:p>
          </table:table-cell>
          <table:table-cell office:value-type="float" office:value="36.32" calcext:value-type="float">
            <text:p>36.32</text:p>
          </table:table-cell>
          <table:table-cell table:style-name="ce27" table:formula="of:=([.BO6]-[.$BO$3])/[.$BO$3]" office:value-type="percentage" office:value="-0.0301735647530041" calcext:value-type="percentage">
            <text:p>-3.0%</text:p>
          </table:table-cell>
          <table:table-cell office:value-type="float" office:value="29.99" calcext:value-type="float">
            <text:p>29.99</text:p>
          </table:table-cell>
          <table:table-cell table:style-name="ce27" table:formula="of:=([.BQ6]-[.$BQ$3])/[.$BQ$3]" office:value-type="percentage" office:value="-0.0923123486682809" calcext:value-type="percentage">
            <text:p>-9.2%</text:p>
          </table:table-cell>
          <table:table-cell office:value-type="float" office:value="16.75" calcext:value-type="float">
            <text:p>16.75</text:p>
          </table:table-cell>
          <table:table-cell table:style-name="ce27" table:formula="of:=([.BS6]-[.$BS$3])/[.$BS$3]" office:value-type="percentage" office:value="-0.0181711606096131" calcext:value-type="percentage">
            <text:p>-1.8%</text:p>
          </table:table-cell>
          <table:table-cell office:value-type="float" office:value="16.75" calcext:value-type="float">
            <text:p>16.75</text:p>
          </table:table-cell>
          <table:table-cell table:style-name="ce27" table:formula="of:=([.BU6]-[.$BU$3])/[.$BU$3]" office:value-type="percentage" office:value="-0.0589887640449439" calcext:value-type="percentage">
            <text:p>-5.9%</text:p>
          </table:table-cell>
          <table:table-cell table:number-columns-repeated="6"/>
          <table:table-cell office:value-type="float" office:value="87.28" calcext:value-type="float">
            <text:p>87.28</text:p>
          </table:table-cell>
          <table:table-cell office:value-type="float" office:value="18.76" calcext:value-type="float">
            <text:p>18.76</text:p>
          </table:table-cell>
          <table:table-cell office:value-type="float" office:value="0.1" calcext:value-type="float">
            <text:p>0.1</text:p>
          </table:table-cell>
          <table:table-cell office:value-type="float" office:value="3.85" calcext:value-type="float">
            <text:p>3.85</text:p>
          </table:table-cell>
          <table:table-cell office:value-type="float" office:value="20.58" calcext:value-type="float">
            <text:p>20.58</text:p>
          </table:table-cell>
          <table:table-cell office:value-type="float" office:value="18.96" calcext:value-type="float">
            <text:p>18.96</text:p>
          </table:table-cell>
          <table:table-cell office:value-type="float" office:value="37.74" calcext:value-type="float">
            <text:p>37.74</text:p>
          </table:table-cell>
          <table:table-cell table:formula="of:=SUM([.CD6:.CI6])" office:value-type="float" office:value="99.99" calcext:value-type="float">
            <text:p>99.99</text:p>
          </table:table-cell>
          <table:table-cell table:style-name="ce33" table:formula="of:=[.CD6]*[.CC6]/[.CJ6]" office:value-type="float" office:value="16.3753655365537" calcext:value-type="float">
            <text:p>16.38</text:p>
          </table:table-cell>
          <table:table-cell table:style-name="ce33" table:formula="of:=[.CE6]*[.CC6]/[.CJ6]" office:value-type="float" office:value="0.0872887288728873" calcext:value-type="float">
            <text:p>0.09</text:p>
          </table:table-cell>
          <table:table-cell table:style-name="ce33" table:formula="of:=[.CF6]*[.CC6]/[.CJ6]" office:value-type="float" office:value="3.36061606160616" calcext:value-type="float">
            <text:p>3.36</text:p>
          </table:table-cell>
          <table:table-cell table:style-name="ce33" table:formula="of:=[.CG6]*[.CC6]/[.CJ6]" office:value-type="float" office:value="17.9640204020402" calcext:value-type="float">
            <text:p>17.96</text:p>
          </table:table-cell>
          <table:table-cell table:style-name="ce33" table:formula="of:=[.CH6]*[.CC6]/[.CJ6]" office:value-type="float" office:value="16.5499429942994" calcext:value-type="float">
            <text:p>16.55</text:p>
          </table:table-cell>
          <table:table-cell table:style-name="ce33" table:formula="of:=[.CI6]*[.CC6]/[.CJ6]" office:value-type="float" office:value="32.9427662766277" calcext:value-type="float">
            <text:p>32.94</text:p>
          </table:table-cell>
          <table:table-cell/>
        </table:table-row>
        <table:table-row table:style-name="ro2">
          <table:table-cell table:style-name="ce3" table:formula="of:=[.A6]+1" office:value-type="float" office:value="4" calcext:value-type="float">
            <text:p>4</text:p>
          </table:table-cell>
          <table:table-cell table:style-name="ce4" office:value-type="date" office:date-value="2019-11-17" calcext:value-type="date">
            <text:p>2019-11-17</text:p>
          </table:table-cell>
          <table:table-cell table:style-name="ce7" office:value-type="string" calcext:value-type="string">
            <text:p>ego-2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2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317943695" calcext:value-type="float">
            <text:p>9317943695</text:p>
          </table:table-cell>
          <table:table-cell table:style-name="ce16" table:formula="of:=([.G7]-[.$G$3])/[.$G$3]" office:value-type="percentage" office:value="-0.0101206136035554" calcext:value-type="percentage">
            <text:p>-1.01%</text:p>
          </table:table-cell>
          <table:table-cell table:style-name="ce18" office:value-type="float" office:value="56.17" calcext:value-type="float">
            <text:p>56.17</text:p>
          </table:table-cell>
          <table:table-cell table:style-name="ce20" table:formula="of:=([.I7]-[.$I$3])/[.$I$3]" office:value-type="percentage" office:value="-0.00106704606082154" calcext:value-type="percentage">
            <text:p>-0.11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7]/[.I7]" office:value-type="percentage" office:value="0.894605661385081" calcext:value-type="percentage">
            <text:p>89.46%</text:p>
          </table:table-cell>
          <table:table-cell table:style-name="Default" office:value-type="float" office:value="5.92" calcext:value-type="float">
            <text:p>5.92</text:p>
          </table:table-cell>
          <table:table-cell table:style-name="Default" office:value-type="float" office:value="5.62" calcext:value-type="float">
            <text:p>5.62</text:p>
          </table:table-cell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43.62" calcext:value-type="float">
            <text:p>43.62</text:p>
          </table:table-cell>
          <table:table-cell table:style-name="ce16" table:formula="of:=([.P7]-[.$P$3])/[.$P$3]" office:value-type="percentage" office:value="-0.000916170407695812" calcext:value-type="percentage">
            <text:p>-0.09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7]/[.P7]" office:value-type="percentage" office:value="0.862448418156809" calcext:value-type="percentage">
            <text:p>86.24%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.07" calcext:value-type="float">
            <text:p>5.07</text:p>
          </table:table-cell>
          <table:table-cell table:style-name="Default" office:value-type="float" office:value="0.94" calcext:value-type="float">
            <text:p>0.94</text:p>
          </table:table-cell>
          <table:table-cell office:value-type="float" office:value="1168" calcext:value-type="float">
            <text:p>1168</text:p>
          </table:table-cell>
          <table:table-cell office:value-type="float" office:value="105.02" calcext:value-type="float">
            <text:p>105.02</text:p>
          </table:table-cell>
          <table:table-cell office:value-type="float" office:value="16.81" calcext:value-type="float">
            <text:p>16.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9.84" calcext:value-type="float">
            <text:p>9.84</text:p>
          </table:table-cell>
          <table:table-cell office:value-type="float" office:value="16.83" calcext:value-type="float">
            <text:p>16.83</text:p>
          </table:table-cell>
          <table:table-cell office:value-type="float" office:value="13.19" calcext:value-type="float">
            <text:p>13.19</text:p>
          </table:table-cell>
          <table:table-cell office:value-type="float" office:value="34.24" calcext:value-type="float">
            <text:p>34.24</text:p>
          </table:table-cell>
          <table:table-cell office:value-type="float" office:value="88.17" calcext:value-type="float">
            <text:p>88.17</text:p>
          </table:table-cell>
          <table:table-cell office:value-type="float" office:value="18.14" calcext:value-type="float">
            <text:p>18.14</text:p>
          </table:table-cell>
          <table:table-cell office:value-type="float" office:value="0.1" calcext:value-type="float">
            <text:p>0.1</text:p>
          </table:table-cell>
          <table:table-cell office:value-type="float" office:value="3.82" calcext:value-type="float">
            <text:p>3.82</text:p>
          </table:table-cell>
          <table:table-cell office:value-type="float" office:value="20.44" calcext:value-type="float">
            <text:p>20.44</text:p>
          </table:table-cell>
          <table:table-cell office:value-type="float" office:value="19.63" calcext:value-type="float">
            <text:p>19.63</text:p>
          </table:table-cell>
          <table:table-cell office:value-type="float" office:value="37.86" calcext:value-type="float">
            <text:p>37.86</text:p>
          </table:table-cell>
          <table:table-cell office:value-type="float" office:value="12662" calcext:value-type="float">
            <text:p>12662</text:p>
          </table:table-cell>
          <table:table-cell table:style-name="ce27" table:formula="of:=([.AN7]-[.$AN$3])/[.$AN$3]" office:value-type="percentage" office:value="0.586319218241042" calcext:value-type="percentage">
            <text:p>58.6%</text:p>
          </table:table-cell>
          <table:table-cell office:value-type="float" office:value="472939111" calcext:value-type="float">
            <text:p>472939111</text:p>
          </table:table-cell>
          <table:table-cell table:style-name="ce27" table:formula="of:=([.AP7]-[.$AP$3])/[.$AP$3]" office:value-type="percentage" office:value="0.268639834421455" calcext:value-type="percentage">
            <text:p>26.9%</text:p>
          </table:table-cell>
          <table:table-cell table:style-name="ce27" table:formula="of:=[.AP7]/[.G7]" office:value-type="percentage" office:value="0.0507557382272849" calcext:value-type="percentage">
            <text:p>5.1%</text:p>
          </table:table-cell>
          <table:table-cell office:value-type="float" office:value="4271" calcext:value-type="float">
            <text:p>4271</text:p>
          </table:table-cell>
          <table:table-cell table:style-name="ce30" table:formula="of:=[.AS7]/[.AN7]" office:value-type="percentage" office:value="0.337308482072342" calcext:value-type="percentage">
            <text:p>33.7%</text:p>
          </table:table-cell>
          <table:table-cell office:value-type="float" office:value="14" calcext:value-type="float">
            <text:p>14</text:p>
          </table:table-cell>
          <table:table-cell table:style-name="ce31" table:formula="of:=[.AS7]/[.AU7]" office:value-type="float" office:value="305.071428571429" calcext:value-type="float">
            <text:p>305</text:p>
          </table:table-cell>
          <table:table-cell office:value-type="float" office:value="8391" calcext:value-type="float">
            <text:p>8391</text:p>
          </table:table-cell>
          <table:table-cell table:style-name="ce30" table:formula="of:=[.AW7]/[.AN7]" office:value-type="percentage" office:value="0.662691517927658" calcext:value-type="percentage">
            <text:p>66.3%</text:p>
          </table:table-cell>
          <table:table-cell office:value-type="float" office:value="12" calcext:value-type="float">
            <text:p>12</text:p>
          </table:table-cell>
          <table:table-cell table:style-name="ce31" table:formula="of:=[.AW7]/[.AY7]" office:value-type="float" office:value="699.25" calcext:value-type="float">
            <text:p>699</text:p>
          </table:table-cell>
          <table:table-cell office:value-type="float" office:value="-46.32" calcext:value-type="float">
            <text:p>-46.32</text:p>
          </table:table-cell>
          <table:table-cell table:style-name="ce27" table:formula="of:=([.BA7]-[.$BA$3])/[.$BA$3]" office:value-type="percentage" office:value="0.497575169738118" calcext:value-type="percentage">
            <text:p>49.8%</text:p>
          </table:table-cell>
          <table:table-cell office:value-type="float" office:value="23" calcext:value-type="float">
            <text:p>23</text:p>
          </table:table-cell>
          <table:table-cell table:style-name="ce27" table:formula="of:=([.BC7]-[.$BC$3])/[.$BC$3]" office:value-type="percentage" office:value="0.492537313432836" calcext:value-type="percentage">
            <text:p>49.3%</text:p>
          </table:table-cell>
          <table:table-cell office:value-type="float" office:value="-164.22" calcext:value-type="float">
            <text:p>-164.22</text:p>
          </table:table-cell>
          <table:table-cell table:style-name="ce27" table:formula="of:=([.BE7]-[.$BE$3])/[.$BE$3]" office:value-type="percentage" office:value="-0.0197576553453113" calcext:value-type="percentage">
            <text:p>-2.0%</text:p>
          </table:table-cell>
          <table:table-cell office:value-type="float" office:value="108.73" calcext:value-type="float">
            <text:p>108.73</text:p>
          </table:table-cell>
          <table:table-cell table:style-name="ce27" table:formula="of:=([.BG7]-[.$BG$3])/[.$BG$3]" office:value-type="percentage" office:value="-0.0184165387740362" calcext:value-type="percentage">
            <text:p>-1.8%</text:p>
          </table:table-cell>
          <table:table-cell table:style-name="ce32" office:value-type="percentage" office:value="0.6257" calcext:value-type="percentage">
            <text:p>62.57%</text:p>
          </table:table-cell>
          <table:table-cell table:style-name="ce32" office:value-type="percentage" office:value="0.0477" calcext:value-type="percentage">
            <text:p>4.77%</text:p>
          </table:table-cell>
          <table:table-cell office:value-type="float" office:value="18.85" calcext:value-type="float">
            <text:p>18.85</text:p>
          </table:table-cell>
          <table:table-cell table:style-name="ce27" table:formula="of:=([.BK7]-[.$BK$3])/[.$BK$3]" office:value-type="percentage" office:value="-0.049899193548387" calcext:value-type="percentage">
            <text:p>-5.0%</text:p>
          </table:table-cell>
          <table:table-cell office:value-type="float" office:value="16.15" calcext:value-type="float">
            <text:p>16.15</text:p>
          </table:table-cell>
          <table:table-cell table:style-name="ce27" table:formula="of:=([.BM7]-[.$BM$3])/[.$BM$3]" office:value-type="percentage" office:value="-0.156657963446475" calcext:value-type="percentage">
            <text:p>-15.7%</text:p>
          </table:table-cell>
          <table:table-cell office:value-type="float" office:value="35.04" calcext:value-type="float">
            <text:p>35.04</text:p>
          </table:table-cell>
          <table:table-cell table:style-name="ce27" table:formula="of:=([.BO7]-[.$BO$3])/[.$BO$3]" office:value-type="percentage" office:value="-0.0643524699599467" calcext:value-type="percentage">
            <text:p>-6.4%</text:p>
          </table:table-cell>
          <table:table-cell office:value-type="float" office:value="26.75" calcext:value-type="float">
            <text:p>26.75</text:p>
          </table:table-cell>
          <table:table-cell table:style-name="ce27" table:formula="of:=([.BQ7]-[.$BQ$3])/[.$BQ$3]" office:value-type="percentage" office:value="-0.190375302663438" calcext:value-type="percentage">
            <text:p>-19.0%</text:p>
          </table:table-cell>
          <table:table-cell office:value-type="float" office:value="16.43" calcext:value-type="float">
            <text:p>16.43</text:p>
          </table:table-cell>
          <table:table-cell table:style-name="ce27" table:formula="of:=([.BS7]-[.$BS$3])/[.$BS$3]" office:value-type="percentage" office:value="-0.036928487690504" calcext:value-type="percentage">
            <text:p>-3.7%</text:p>
          </table:table-cell>
          <table:table-cell office:value-type="float" office:value="15.64" calcext:value-type="float">
            <text:p>15.64</text:p>
          </table:table-cell>
          <table:table-cell table:style-name="ce27" table:formula="of:=([.BU7]-[.$BU$3])/[.$BU$3]" office:value-type="percentage" office:value="-0.121348314606742" calcext:value-type="percentage">
            <text:p>-12.1%</text:p>
          </table:table-cell>
          <table:table-cell table:number-columns-repeated="6"/>
          <table:table-cell office:value-type="float" office:value="88.17" calcext:value-type="float">
            <text:p>88.17</text:p>
          </table:table-cell>
          <table:table-cell office:value-type="float" office:value="18.14" calcext:value-type="float">
            <text:p>18.14</text:p>
          </table:table-cell>
          <table:table-cell office:value-type="float" office:value="0.1" calcext:value-type="float">
            <text:p>0.1</text:p>
          </table:table-cell>
          <table:table-cell office:value-type="float" office:value="3.82" calcext:value-type="float">
            <text:p>3.82</text:p>
          </table:table-cell>
          <table:table-cell office:value-type="float" office:value="20.44" calcext:value-type="float">
            <text:p>20.44</text:p>
          </table:table-cell>
          <table:table-cell office:value-type="float" office:value="19.63" calcext:value-type="float">
            <text:p>19.63</text:p>
          </table:table-cell>
          <table:table-cell office:value-type="float" office:value="37.86" calcext:value-type="float">
            <text:p>37.86</text:p>
          </table:table-cell>
          <table:table-cell table:formula="of:=SUM([.CD7:.CI7])" office:value-type="float" office:value="99.99" calcext:value-type="float">
            <text:p>99.99</text:p>
          </table:table-cell>
          <table:table-cell table:style-name="ce33" table:formula="of:=[.CD7]*[.CC7]/[.CJ7]" office:value-type="float" office:value="15.9956375637564" calcext:value-type="float">
            <text:p>16.00</text:p>
          </table:table-cell>
          <table:table-cell table:style-name="ce33" table:formula="of:=[.CE7]*[.CC7]/[.CJ7]" office:value-type="float" office:value="0.0881788178817882" calcext:value-type="float">
            <text:p>0.09</text:p>
          </table:table-cell>
          <table:table-cell table:style-name="ce33" table:formula="of:=[.CF7]*[.CC7]/[.CJ7]" office:value-type="float" office:value="3.36843084308431" calcext:value-type="float">
            <text:p>3.37</text:p>
          </table:table-cell>
          <table:table-cell table:style-name="ce33" table:formula="of:=[.CG7]*[.CC7]/[.CJ7]" office:value-type="float" office:value="18.0237503750375" calcext:value-type="float">
            <text:p>18.02</text:p>
          </table:table-cell>
          <table:table-cell table:style-name="ce33" table:formula="of:=[.CH7]*[.CC7]/[.CJ7]" office:value-type="float" office:value="17.309501950195" calcext:value-type="float">
            <text:p>17.31</text:p>
          </table:table-cell>
          <table:table-cell table:style-name="ce33" table:formula="of:=[.CI7]*[.CC7]/[.CJ7]" office:value-type="float" office:value="33.384500450045" calcext:value-type="float">
            <text:p>33.38</text:p>
          </table:table-cell>
          <table:table-cell/>
        </table:table-row>
        <table:table-row table:style-name="ro2">
          <table:table-cell table:style-name="ce3" table:formula="of:=[.A7]+1" office:value-type="float" office:value="5" calcext:value-type="float">
            <text:p>5</text:p>
          </table:table-cell>
          <table:table-cell table:style-name="ce4" office:value-type="date" office:date-value="2019-11-19" calcext:value-type="date">
            <text:p>2019-11-19</text:p>
          </table:table-cell>
          <table:table-cell table:style-name="ce7" office:value-type="string" calcext:value-type="string">
            <text:p>ego-30 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3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251686161" calcext:value-type="float">
            <text:p>9251686161</text:p>
          </table:table-cell>
          <table:table-cell table:style-name="ce16" table:formula="of:=([.G8]-[.$G$3])/[.$G$3]" office:value-type="percentage" office:value="-0.0171593948247013" calcext:value-type="percentage">
            <text:p>-1.72%</text:p>
          </table:table-cell>
          <table:table-cell table:style-name="ce18" office:value-type="float" office:value="56.13" calcext:value-type="float">
            <text:p>56.13</text:p>
          </table:table-cell>
          <table:table-cell table:style-name="ce20" table:formula="of:=([.I8]-[.$I$3])/[.$I$3]" office:value-type="percentage" office:value="-0.00177841010136927" calcext:value-type="percentage">
            <text:p>-0.18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8]/[.I8]" office:value-type="percentage" office:value="0.89524318546232" calcext:value-type="percentage">
            <text:p>89.52%</text:p>
          </table:table-cell>
          <table:table-cell table:style-name="Default" office:value-type="float" office:value="5.88" calcext:value-type="float">
            <text:p>5.88</text:p>
          </table:table-cell>
          <table:table-cell table:style-name="Default" office:value-type="float" office:value="5.55" calcext:value-type="float">
            <text:p>5.55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43.58" calcext:value-type="float">
            <text:p>43.58</text:p>
          </table:table-cell>
          <table:table-cell table:style-name="ce16" table:formula="of:=([.P8]-[.$P$3])/[.$P$3]" office:value-type="percentage" office:value="-0.00183234081539162" calcext:value-type="percentage">
            <text:p>-0.18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8]/[.P8]" office:value-type="percentage" office:value="0.863240018357045" calcext:value-type="percentage">
            <text:p>86.32%</text:p>
          </table:table-cell>
          <table:table-cell table:style-name="Default" office:value-type="float" office:value="5.96" calcext:value-type="float">
            <text:p>5.96</text:p>
          </table:table-cell>
          <table:table-cell table:style-name="Default" office:value-type="float" office:value="4.94" calcext:value-type="float">
            <text:p>4.94</text:p>
          </table:table-cell>
          <table:table-cell table:style-name="Default" office:value-type="float" office:value="1.03" calcext:value-type="float">
            <text:p>1.03</text:p>
          </table:table-cell>
          <table:table-cell office:value-type="float" office:value="1300" calcext:value-type="float">
            <text:p>1300</text:p>
          </table:table-cell>
          <table:table-cell office:value-type="float" office:value="105.23" calcext:value-type="float">
            <text:p>105.23</text:p>
          </table:table-cell>
          <table:table-cell office:value-type="float" office:value="16.56" calcext:value-type="float">
            <text:p>16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8" calcext:value-type="float">
            <text:p>9.08</text:p>
          </table:table-cell>
          <table:table-cell office:value-type="float" office:value="9.82" calcext:value-type="float">
            <text:p>9.82</text:p>
          </table:table-cell>
          <table:table-cell office:value-type="float" office:value="16.82" calcext:value-type="float">
            <text:p>16.82</text:p>
          </table:table-cell>
          <table:table-cell office:value-type="float" office:value="13.38" calcext:value-type="float">
            <text:p>13.38</text:p>
          </table:table-cell>
          <table:table-cell office:value-type="float" office:value="34.33" calcext:value-type="float">
            <text:p>34.33</text:p>
          </table:table-cell>
          <table:table-cell office:value-type="float" office:value="89.03" calcext:value-type="float">
            <text:p>89.03</text:p>
          </table:table-cell>
          <table:table-cell office:value-type="float" office:value="17.51" calcext:value-type="float">
            <text:p>17.51</text:p>
          </table:table-cell>
          <table:table-cell office:value-type="float" office:value="0.1" calcext:value-type="float">
            <text:p>0.1</text:p>
          </table:table-cell>
          <table:table-cell office:value-type="float" office:value="3.79" calcext:value-type="float">
            <text:p>3.79</text:p>
          </table:table-cell>
          <table:table-cell office:value-type="float" office:value="20.33" calcext:value-type="float">
            <text:p>20.33</text:p>
          </table:table-cell>
          <table:table-cell office:value-type="float" office:value="20.21" calcext:value-type="float">
            <text:p>20.21</text:p>
          </table:table-cell>
          <table:table-cell office:value-type="float" office:value="38.07" calcext:value-type="float">
            <text:p>38.07</text:p>
          </table:table-cell>
          <table:table-cell office:value-type="float" office:value="15897" calcext:value-type="float">
            <text:p>15897</text:p>
          </table:table-cell>
          <table:table-cell table:style-name="ce27" table:formula="of:=([.AN8]-[.$AN$3])/[.$AN$3]" office:value-type="percentage" office:value="0.991606113755951" calcext:value-type="percentage">
            <text:p>99.2%</text:p>
          </table:table-cell>
          <table:table-cell office:value-type="float" office:value="518478615" calcext:value-type="float">
            <text:p>518478615</text:p>
          </table:table-cell>
          <table:table-cell table:style-name="ce27" table:formula="of:=([.AP8]-[.$AP$3])/[.$AP$3]" office:value-type="percentage" office:value="0.3907976925272" calcext:value-type="percentage">
            <text:p>39.1%</text:p>
          </table:table-cell>
          <table:table-cell table:style-name="ce27" table:formula="of:=[.AP8]/[.G8]" office:value-type="percentage" office:value="0.0560415264825583" calcext:value-type="percentage">
            <text:p>5.6%</text:p>
          </table:table-cell>
          <table:table-cell office:value-type="float" office:value="5835" calcext:value-type="float">
            <text:p>5835</text:p>
          </table:table-cell>
          <table:table-cell table:style-name="ce30" table:formula="of:=[.AS8]/[.AN8]" office:value-type="percentage" office:value="0.367050386865446" calcext:value-type="percentage">
            <text:p>36.7%</text:p>
          </table:table-cell>
          <table:table-cell office:value-type="float" office:value="20" calcext:value-type="float">
            <text:p>20</text:p>
          </table:table-cell>
          <table:table-cell table:style-name="ce31" table:formula="of:=[.AS8]/[.AU8]" office:value-type="float" office:value="291.75" calcext:value-type="float">
            <text:p>292</text:p>
          </table:table-cell>
          <table:table-cell office:value-type="float" office:value="10061" calcext:value-type="float">
            <text:p>10061</text:p>
          </table:table-cell>
          <table:table-cell table:style-name="ce30" table:formula="of:=[.AW8]/[.AN8]" office:value-type="percentage" office:value="0.632886708183934" calcext:value-type="percentage">
            <text:p>63.3%</text:p>
          </table:table-cell>
          <table:table-cell office:value-type="float" office:value="12" calcext:value-type="float">
            <text:p>12</text:p>
          </table:table-cell>
          <table:table-cell table:style-name="ce31" table:formula="of:=[.AW8]/[.AY8]" office:value-type="float" office:value="838.416666666667" calcext:value-type="float">
            <text:p>838</text:p>
          </table:table-cell>
          <table:table-cell office:value-type="float" office:value="-55.42" calcext:value-type="float">
            <text:p>-55.42</text:p>
          </table:table-cell>
          <table:table-cell table:style-name="ce27" table:formula="of:=([.BA8]-[.$BA$3])/[.$BA$3]" office:value-type="percentage" office:value="0.791787908179761" calcext:value-type="percentage">
            <text:p>79.2%</text:p>
          </table:table-cell>
          <table:table-cell office:value-type="float" office:value="28.03" calcext:value-type="float">
            <text:p>28.03</text:p>
          </table:table-cell>
          <table:table-cell table:style-name="ce27" table:formula="of:=([.BC8]-[.$BC$3])/[.$BC$3]" office:value-type="percentage" office:value="0.81894873458793" calcext:value-type="percentage">
            <text:p>81.9%</text:p>
          </table:table-cell>
          <table:table-cell office:value-type="float" office:value="-164.15" calcext:value-type="float">
            <text:p>-164.15</text:p>
          </table:table-cell>
          <table:table-cell table:style-name="ce27" table:formula="of:=([.BE8]-[.$BE$3])/[.$BE$3]" office:value-type="percentage" office:value="-0.0201754909568435" calcext:value-type="percentage">
            <text:p>-2.0%</text:p>
          </table:table-cell>
          <table:table-cell office:value-type="float" office:value="107.38" calcext:value-type="float">
            <text:p>107.38</text:p>
          </table:table-cell>
          <table:table-cell table:style-name="ce27" table:formula="of:=([.BG8]-[.$BG$3])/[.$BG$3]" office:value-type="percentage" office:value="-0.0306039541392074" calcext:value-type="percentage">
            <text:p>-3.1%</text:p>
          </table:table-cell>
          <table:table-cell table:style-name="ce32" office:value-type="percentage" office:value="0.6224" calcext:value-type="percentage">
            <text:p>62.24%</text:p>
          </table:table-cell>
          <table:table-cell table:style-name="ce32" office:value-type="percentage" office:value="0.0496" calcext:value-type="percentage">
            <text:p>4.96%</text:p>
          </table:table-cell>
          <table:table-cell office:value-type="float" office:value="18.33" calcext:value-type="float">
            <text:p>18.33</text:p>
          </table:table-cell>
          <table:table-cell table:style-name="ce27" table:formula="of:=([.BK8]-[.$BK$3])/[.$BK$3]" office:value-type="percentage" office:value="-0.076108870967742" calcext:value-type="percentage">
            <text:p>-7.6%</text:p>
          </table:table-cell>
          <table:table-cell office:value-type="float" office:value="14.61" calcext:value-type="float">
            <text:p>14.61</text:p>
          </table:table-cell>
          <table:table-cell table:style-name="ce27" table:formula="of:=([.BM8]-[.$BM$3])/[.$BM$3]" office:value-type="percentage" office:value="-0.237075718015666" calcext:value-type="percentage">
            <text:p>-23.7%</text:p>
          </table:table-cell>
          <table:table-cell office:value-type="float" office:value="33.95" calcext:value-type="float">
            <text:p>33.95</text:p>
          </table:table-cell>
          <table:table-cell table:style-name="ce27" table:formula="of:=([.BO8]-[.$BO$3])/[.$BO$3]" office:value-type="percentage" office:value="-0.0934579439252336" calcext:value-type="percentage">
            <text:p>-9.3%</text:p>
          </table:table-cell>
          <table:table-cell office:value-type="float" office:value="23.87" calcext:value-type="float">
            <text:p>23.87</text:p>
          </table:table-cell>
          <table:table-cell table:style-name="ce27" table:formula="of:=([.BQ8]-[.$BQ$3])/[.$BQ$3]" office:value-type="percentage" office:value="-0.277542372881356" calcext:value-type="percentage">
            <text:p>-27.8%</text:p>
          </table:table-cell>
          <table:table-cell office:value-type="float" office:value="16.03" calcext:value-type="float">
            <text:p>16.03</text:p>
          </table:table-cell>
          <table:table-cell table:style-name="ce27" table:formula="of:=([.BS8]-[.$BS$3])/[.$BS$3]" office:value-type="percentage" office:value="-0.0603751465416177" calcext:value-type="percentage">
            <text:p>-6.0%</text:p>
          </table:table-cell>
          <table:table-cell office:value-type="float" office:value="14.35" calcext:value-type="float">
            <text:p>14.35</text:p>
          </table:table-cell>
          <table:table-cell table:style-name="ce27" table:formula="of:=([.BU8]-[.$BU$3])/[.$BU$3]" office:value-type="percentage" office:value="-0.193820224719101" calcext:value-type="percentage">
            <text:p>-19.4%</text:p>
          </table:table-cell>
          <table:table-cell table:number-columns-repeated="6"/>
          <table:table-cell office:value-type="float" office:value="89.03" calcext:value-type="float">
            <text:p>89.03</text:p>
          </table:table-cell>
          <table:table-cell office:value-type="float" office:value="17.51" calcext:value-type="float">
            <text:p>17.51</text:p>
          </table:table-cell>
          <table:table-cell office:value-type="float" office:value="0.1" calcext:value-type="float">
            <text:p>0.1</text:p>
          </table:table-cell>
          <table:table-cell office:value-type="float" office:value="3.79" calcext:value-type="float">
            <text:p>3.79</text:p>
          </table:table-cell>
          <table:table-cell office:value-type="float" office:value="20.33" calcext:value-type="float">
            <text:p>20.33</text:p>
          </table:table-cell>
          <table:table-cell office:value-type="float" office:value="20.21" calcext:value-type="float">
            <text:p>20.21</text:p>
          </table:table-cell>
          <table:table-cell office:value-type="float" office:value="38.07" calcext:value-type="float">
            <text:p>38.07</text:p>
          </table:table-cell>
          <table:table-cell table:formula="of:=SUM([.CD8:.CI8])" office:value-type="float" office:value="100.01" calcext:value-type="float">
            <text:p>100.01</text:p>
          </table:table-cell>
          <table:table-cell table:style-name="ce33" table:formula="of:=[.CD8]*[.CC8]/[.CJ8]" office:value-type="float" office:value="15.5875942405759" calcext:value-type="float">
            <text:p>15.59</text:p>
          </table:table-cell>
          <table:table-cell table:style-name="ce33" table:formula="of:=[.CE8]*[.CC8]/[.CJ8]" office:value-type="float" office:value="0.089021097890211" calcext:value-type="float">
            <text:p>0.09</text:p>
          </table:table-cell>
          <table:table-cell table:style-name="ce33" table:formula="of:=[.CF8]*[.CC8]/[.CJ8]" office:value-type="float" office:value="3.373899610039" calcext:value-type="float">
            <text:p>3.37</text:p>
          </table:table-cell>
          <table:table-cell table:style-name="ce33" table:formula="of:=[.CG8]*[.CC8]/[.CJ8]" office:value-type="float" office:value="18.0979892010799" calcext:value-type="float">
            <text:p>18.10</text:p>
          </table:table-cell>
          <table:table-cell table:style-name="ce33" table:formula="of:=[.CH8]*[.CC8]/[.CJ8]" office:value-type="float" office:value="17.9911638836116" calcext:value-type="float">
            <text:p>17.99</text:p>
          </table:table-cell>
          <table:table-cell table:style-name="ce33" table:formula="of:=[.CI8]*[.CC8]/[.CJ8]" office:value-type="float" office:value="33.8903319668033" calcext:value-type="float">
            <text:p>33.89</text:p>
          </table:table-cell>
          <table:table-cell/>
        </table:table-row>
        <table:table-row table:style-name="ro2">
          <table:table-cell table:style-name="ce3" table:formula="of:=[.A8]+1" office:value-type="float" office:value="6" calcext:value-type="float">
            <text:p>6</text:p>
          </table:table-cell>
          <table:table-cell table:style-name="ce4" office:value-type="date" office:date-value="2019-11-29" calcext:value-type="date">
            <text:p>2019-11-29</text:p>
          </table:table-cell>
          <table:table-cell table:style-name="ce7" office:value-type="string" calcext:value-type="string">
            <text:p>ego-4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4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168761145" calcext:value-type="float">
            <text:p>9168761145</text:p>
          </table:table-cell>
          <table:table-cell table:style-name="ce16" table:formula="of:=([.G9]-[.$G$3])/[.$G$3]" office:value-type="percentage" office:value="-0.0259688238835013" calcext:value-type="percentage">
            <text:p>-2.60%</text:p>
          </table:table-cell>
          <table:table-cell table:style-name="ce18" office:value-type="float" office:value="56.08" calcext:value-type="float">
            <text:p>56.08</text:p>
          </table:table-cell>
          <table:table-cell table:style-name="ce20" table:formula="of:=([.I9]-[.$I$3])/[.$I$3]" office:value-type="percentage" office:value="-0.00266761515205404" calcext:value-type="percentage">
            <text:p>-0.27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9]/[.I9]" office:value-type="percentage" office:value="0.896041369472183" calcext:value-type="percentage">
            <text:p>89.60%</text:p>
          </table:table-cell>
          <table:table-cell table:style-name="Default" office:value-type="float" office:value="5.82" calcext:value-type="float">
            <text:p>5.82</text:p>
          </table:table-cell>
          <table:table-cell table:style-name="Default" office:value-type="float" office:value="5.47" calcext:value-type="float">
            <text:p>5.47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43.51" calcext:value-type="float">
            <text:p>43.51</text:p>
          </table:table-cell>
          <table:table-cell table:style-name="ce16" table:formula="of:=([.P9]-[.$P$3])/[.$P$3]" office:value-type="percentage" office:value="-0.00343563902885934" calcext:value-type="percentage">
            <text:p>-0.34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9]/[.P9]" office:value-type="percentage" office:value="0.864628820960699" calcext:value-type="percentage">
            <text:p>86.46%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4.79" calcext:value-type="float">
            <text:p>4.79</text:p>
          </table:table-cell>
          <table:table-cell table:style-name="Default" office:value-type="float" office:value="1.1" calcext:value-type="float">
            <text:p>1.1</text:p>
          </table:table-cell>
          <table:table-cell office:value-type="float" office:value="3356" calcext:value-type="float">
            <text:p>3356</text:p>
          </table:table-cell>
          <table:table-cell office:value-type="float" office:value="105.45" calcext:value-type="float">
            <text:p>105.45</text:p>
          </table:table-cell>
          <table:table-cell office:value-type="float" office:value="16.3" calcext:value-type="float">
            <text:p>16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" calcext:value-type="float">
            <text:p>9.06</text:p>
          </table:table-cell>
          <table:table-cell office:value-type="float" office:value="9.81" calcext:value-type="float">
            <text:p>9.81</text:p>
          </table:table-cell>
          <table:table-cell office:value-type="float" office:value="16.81" calcext:value-type="float">
            <text:p>16.81</text:p>
          </table:table-cell>
          <table:table-cell office:value-type="float" office:value="13.56" calcext:value-type="float">
            <text:p>13.56</text:p>
          </table:table-cell>
          <table:table-cell office:value-type="float" office:value="34.46" calcext:value-type="float">
            <text:p>34.46</text:p>
          </table:table-cell>
          <table:table-cell office:value-type="float" office:value="89.9" calcext:value-type="float">
            <text:p>89.9</text:p>
          </table:table-cell>
          <table:table-cell office:value-type="float" office:value="16.83" calcext:value-type="float">
            <text:p>16.83</text:p>
          </table:table-cell>
          <table:table-cell office:value-type="float" office:value="0.1" calcext:value-type="float">
            <text:p>0.1</text:p>
          </table:table-cell>
          <table:table-cell office:value-type="float" office:value="3.75" calcext:value-type="float">
            <text:p>3.75</text:p>
          </table:table-cell>
          <table:table-cell office:value-type="float" office:value="20.21" calcext:value-type="float">
            <text:p>20.21</text:p>
          </table:table-cell>
          <table:table-cell office:value-type="float" office:value="20.79" calcext:value-type="float">
            <text:p>20.79</text:p>
          </table:table-cell>
          <table:table-cell office:value-type="float" office:value="38.32" calcext:value-type="float">
            <text:p>38.32</text:p>
          </table:table-cell>
          <table:table-cell office:value-type="float" office:value="19904" calcext:value-type="float">
            <text:p>19904</text:p>
          </table:table-cell>
          <table:table-cell table:style-name="ce27" table:formula="of:=([.AN9]-[.$AN$3])/[.$AN$3]" office:value-type="percentage" office:value="1.49361062390378" calcext:value-type="percentage">
            <text:p>149.4%</text:p>
          </table:table-cell>
          <table:table-cell office:value-type="float" office:value="555015393" calcext:value-type="float">
            <text:p>555015393</text:p>
          </table:table-cell>
          <table:table-cell table:style-name="ce27" table:formula="of:=([.AP9]-[.$AP$3])/[.$AP$3]" office:value-type="percentage" office:value="0.488806106113898" calcext:value-type="percentage">
            <text:p>48.9%</text:p>
          </table:table-cell>
          <table:table-cell table:style-name="ce27" table:formula="of:=[.AP9]/[.G9]" office:value-type="percentage" office:value="0.060533302615552" calcext:value-type="percentage">
            <text:p>6.1%</text:p>
          </table:table-cell>
          <table:table-cell office:value-type="float" office:value="8028" calcext:value-type="float">
            <text:p>8028</text:p>
          </table:table-cell>
          <table:table-cell table:style-name="ce30" table:formula="of:=[.AS9]/[.AN9]" office:value-type="percentage" office:value="0.403336012861736" calcext:value-type="percentage">
            <text:p>40.3%</text:p>
          </table:table-cell>
          <table:table-cell office:value-type="float" office:value="30" calcext:value-type="float">
            <text:p>30</text:p>
          </table:table-cell>
          <table:table-cell table:style-name="ce31" table:formula="of:=[.AS9]/[.AU9]" office:value-type="float" office:value="267.6" calcext:value-type="float">
            <text:p>268</text:p>
          </table:table-cell>
          <table:table-cell office:value-type="float" office:value="11876" calcext:value-type="float">
            <text:p>11876</text:p>
          </table:table-cell>
          <table:table-cell table:style-name="ce30" table:formula="of:=[.AW9]/[.AN9]" office:value-type="percentage" office:value="0.596663987138264" calcext:value-type="percentage">
            <text:p>59.7%</text:p>
          </table:table-cell>
          <table:table-cell office:value-type="float" office:value="16" calcext:value-type="float">
            <text:p>16</text:p>
          </table:table-cell>
          <table:table-cell table:style-name="ce31" table:formula="of:=[.AW9]/[.AY9]" office:value-type="float" office:value="742.25" calcext:value-type="float">
            <text:p>742</text:p>
          </table:table-cell>
          <table:table-cell office:value-type="float" office:value="-65.48" calcext:value-type="float">
            <text:p>-65.48</text:p>
          </table:table-cell>
          <table:table-cell table:style-name="ce27" table:formula="of:=([.BA9]-[.$BA$3])/[.$BA$3]" office:value-type="percentage" office:value="1.11703847397349" calcext:value-type="percentage">
            <text:p>111.7%</text:p>
          </table:table-cell>
          <table:table-cell office:value-type="float" office:value="33.82" calcext:value-type="float">
            <text:p>33.82</text:p>
          </table:table-cell>
          <table:table-cell table:style-name="ce27" table:formula="of:=([.BC9]-[.$BC$3])/[.$BC$3]" office:value-type="percentage" office:value="1.19467878001298" calcext:value-type="percentage">
            <text:p>119.5%</text:p>
          </table:table-cell>
          <table:table-cell office:value-type="float" office:value="-159.43" calcext:value-type="float">
            <text:p>-159.43</text:p>
          </table:table-cell>
          <table:table-cell table:style-name="ce27" table:formula="of:=([.BE9]-[.$BE$3])/[.$BE$3]" office:value-type="percentage" office:value="-0.0483495493344475" calcext:value-type="percentage">
            <text:p>-4.8%</text:p>
          </table:table-cell>
          <table:table-cell office:value-type="float" office:value="105.55" calcext:value-type="float">
            <text:p>105.55</text:p>
          </table:table-cell>
          <table:table-cell table:style-name="ce27" table:formula="of:=([.BG9]-[.$BG$3])/[.$BG$3]" office:value-type="percentage" office:value="-0.0471246727453281" calcext:value-type="percentage">
            <text:p>-4.7%</text:p>
          </table:table-cell>
          <table:table-cell table:style-name="ce32" office:value-type="percentage" office:value="0.6197" calcext:value-type="percentage">
            <text:p>61.97%</text:p>
          </table:table-cell>
          <table:table-cell table:style-name="ce32" office:value-type="percentage" office:value="0.0515" calcext:value-type="percentage">
            <text:p>5.15%</text:p>
          </table:table-cell>
          <table:table-cell office:value-type="float" office:value="17.79" calcext:value-type="float">
            <text:p>17.79</text:p>
          </table:table-cell>
          <table:table-cell table:style-name="ce27" table:formula="of:=([.BK9]-[.$BK$3])/[.$BK$3]" office:value-type="percentage" office:value="-0.103326612903226" calcext:value-type="percentage">
            <text:p>-10.3%</text:p>
          </table:table-cell>
          <table:table-cell office:value-type="float" office:value="12.99" calcext:value-type="float">
            <text:p>12.99</text:p>
          </table:table-cell>
          <table:table-cell table:style-name="ce27" table:formula="of:=([.BM9]-[.$BM$3])/[.$BM$3]" office:value-type="percentage" office:value="-0.321671018276762" calcext:value-type="percentage">
            <text:p>-32.2%</text:p>
          </table:table-cell>
          <table:table-cell office:value-type="float" office:value="32.93" calcext:value-type="float">
            <text:p>32.93</text:p>
          </table:table-cell>
          <table:table-cell table:style-name="ce27" table:formula="of:=([.BO9]-[.$BO$3])/[.$BO$3]" office:value-type="percentage" office:value="-0.120694259012016" calcext:value-type="percentage">
            <text:p>-12.1%</text:p>
          </table:table-cell>
          <table:table-cell office:value-type="float" office:value="20.93" calcext:value-type="float">
            <text:p>20.93</text:p>
          </table:table-cell>
          <table:table-cell table:style-name="ce27" table:formula="of:=([.BQ9]-[.$BQ$3])/[.$BQ$3]" office:value-type="percentage" office:value="-0.366525423728813" calcext:value-type="percentage">
            <text:p>-36.7%</text:p>
          </table:table-cell>
          <table:table-cell office:value-type="float" office:value="15.56" calcext:value-type="float">
            <text:p>15.56</text:p>
          </table:table-cell>
          <table:table-cell table:style-name="ce27" table:formula="of:=([.BS9]-[.$BS$3])/[.$BS$3]" office:value-type="percentage" office:value="-0.0879249706916763" calcext:value-type="percentage">
            <text:p>-8.8%</text:p>
          </table:table-cell>
          <table:table-cell office:value-type="float" office:value="12.94" calcext:value-type="float">
            <text:p>12.94</text:p>
          </table:table-cell>
          <table:table-cell table:style-name="ce27" table:formula="of:=([.BU9]-[.$BU$3])/[.$BU$3]" office:value-type="percentage" office:value="-0.273033707865169" calcext:value-type="percentage">
            <text:p>-27.3%</text:p>
          </table:table-cell>
          <table:table-cell table:number-columns-repeated="6"/>
          <table:table-cell office:value-type="float" office:value="89.9" calcext:value-type="float">
            <text:p>89.9</text:p>
          </table:table-cell>
          <table:table-cell office:value-type="float" office:value="16.83" calcext:value-type="float">
            <text:p>16.83</text:p>
          </table:table-cell>
          <table:table-cell office:value-type="float" office:value="0.1" calcext:value-type="float">
            <text:p>0.1</text:p>
          </table:table-cell>
          <table:table-cell office:value-type="float" office:value="3.75" calcext:value-type="float">
            <text:p>3.75</text:p>
          </table:table-cell>
          <table:table-cell office:value-type="float" office:value="20.21" calcext:value-type="float">
            <text:p>20.21</text:p>
          </table:table-cell>
          <table:table-cell office:value-type="float" office:value="20.79" calcext:value-type="float">
            <text:p>20.79</text:p>
          </table:table-cell>
          <table:table-cell office:value-type="float" office:value="38.32" calcext:value-type="float">
            <text:p>38.32</text:p>
          </table:table-cell>
          <table:table-cell table:formula="of:=SUM([.CD9:.CI9])" office:value-type="float" office:value="100" calcext:value-type="float">
            <text:p>100</text:p>
          </table:table-cell>
          <table:table-cell table:style-name="ce33" table:formula="of:=[.CD9]*[.CC9]/[.CJ9]" office:value-type="float" office:value="15.13017" calcext:value-type="float">
            <text:p>15.13</text:p>
          </table:table-cell>
          <table:table-cell table:style-name="ce33" table:formula="of:=[.CE9]*[.CC9]/[.CJ9]" office:value-type="float" office:value="0.0899" calcext:value-type="float">
            <text:p>0.09</text:p>
          </table:table-cell>
          <table:table-cell table:style-name="ce33" table:formula="of:=[.CF9]*[.CC9]/[.CJ9]" office:value-type="float" office:value="3.37125" calcext:value-type="float">
            <text:p>3.37</text:p>
          </table:table-cell>
          <table:table-cell table:style-name="ce33" table:formula="of:=[.CG9]*[.CC9]/[.CJ9]" office:value-type="float" office:value="18.16879" calcext:value-type="float">
            <text:p>18.17</text:p>
          </table:table-cell>
          <table:table-cell table:style-name="ce33" table:formula="of:=[.CH9]*[.CC9]/[.CJ9]" office:value-type="float" office:value="18.69021" calcext:value-type="float">
            <text:p>18.69</text:p>
          </table:table-cell>
          <table:table-cell table:style-name="ce33" table:formula="of:=[.CI9]*[.CC9]/[.CJ9]" office:value-type="float" office:value="34.44968" calcext:value-type="float">
            <text:p>34.45</text:p>
          </table:table-cell>
          <table:table-cell/>
        </table:table-row>
        <table:table-row table:style-name="ro2">
          <table:table-cell table:style-name="ce3" table:formula="of:=[.A9]+1" office:value-type="float" office:value="7" calcext:value-type="float">
            <text:p>7</text:p>
          </table:table-cell>
          <table:table-cell table:style-name="ce4" office:value-type="date" office:date-value="2019-11-30" calcext:value-type="date">
            <text:p>2019-11-30</text:p>
          </table:table-cell>
          <table:table-cell table:style-name="ce7" office:value-type="string" calcext:value-type="string">
            <text:p>ego-5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5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063913786" calcext:value-type="float">
            <text:p>9063913786</text:p>
          </table:table-cell>
          <table:table-cell table:style-name="ce16" table:formula="of:=([.G10]-[.$G$3])/[.$G$3]" office:value-type="percentage" office:value="-0.037107143966708" calcext:value-type="percentage">
            <text:p>-3.71%</text:p>
          </table:table-cell>
          <table:table-cell table:style-name="ce18" office:value-type="float" office:value="56.01" calcext:value-type="float">
            <text:p>56.01</text:p>
          </table:table-cell>
          <table:table-cell table:style-name="ce20" table:formula="of:=([.I10]-[.$I$3])/[.$I$3]" office:value-type="percentage" office:value="-0.00391250222301261" calcext:value-type="percentage">
            <text:p>-0.39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0]/[.I10]" office:value-type="percentage" office:value="0.897161221210498" calcext:value-type="percentage">
            <text:p>89.72%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5.38" calcext:value-type="float">
            <text:p>5.38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43.48" calcext:value-type="float">
            <text:p>43.48</text:p>
          </table:table-cell>
          <table:table-cell table:style-name="ce16" table:formula="of:=([.P10]-[.$P$3])/[.$P$3]" office:value-type="percentage" office:value="-0.00412276683463124" calcext:value-type="percentage">
            <text:p>-0.41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0]/[.P10]" office:value-type="percentage" office:value="0.865225390984361" calcext:value-type="percentage">
            <text:p>86.52%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4.6" calcext:value-type="float">
            <text:p>4.6</text:p>
          </table:table-cell>
          <table:table-cell table:style-name="Default" office:value-type="float" office:value="1.17" calcext:value-type="float">
            <text:p>1.17</text:p>
          </table:table-cell>
          <table:table-cell office:value-type="float" office:value="2182" calcext:value-type="float">
            <text:p>2182</text:p>
          </table:table-cell>
          <table:table-cell office:value-type="float" office:value="105.64" calcext:value-type="float">
            <text:p>105.6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5" calcext:value-type="float">
            <text:p>9.05</text:p>
          </table:table-cell>
          <table:table-cell office:value-type="float" office:value="9.78" calcext:value-type="float">
            <text:p>9.78</text:p>
          </table:table-cell>
          <table:table-cell office:value-type="float" office:value="16.83" calcext:value-type="float">
            <text:p>16.83</text:p>
          </table:table-cell>
          <table:table-cell office:value-type="float" office:value="13.74" calcext:value-type="float">
            <text:p>13.74</text:p>
          </table:table-cell>
          <table:table-cell office:value-type="float" office:value="34.6" calcext:value-type="float">
            <text:p>34.6</text:p>
          </table:table-cell>
          <table:table-cell office:value-type="float" office:value="90.66" calcext:value-type="float">
            <text:p>90.66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3.72" calcext:value-type="float">
            <text:p>3.72</text:p>
          </table:table-cell>
          <table:table-cell office:value-type="float" office:value="20.14" calcext:value-type="float">
            <text:p>20.14</text:p>
          </table:table-cell>
          <table:table-cell office:value-type="float" office:value="21.26" calcext:value-type="float">
            <text:p>21.26</text:p>
          </table:table-cell>
          <table:table-cell office:value-type="float" office:value="38.77" calcext:value-type="float">
            <text:p>38.77</text:p>
          </table:table-cell>
          <table:table-cell office:value-type="float" office:value="25566" calcext:value-type="float">
            <text:p>25566</text:p>
          </table:table-cell>
          <table:table-cell table:style-name="ce27" table:formula="of:=([.AN10]-[.$AN$3])/[.$AN$3]" office:value-type="percentage" office:value="2.20295665246805" calcext:value-type="percentage">
            <text:p>220.3%</text:p>
          </table:table-cell>
          <table:table-cell office:value-type="float" office:value="591599435" calcext:value-type="float">
            <text:p>591599435</text:p>
          </table:table-cell>
          <table:table-cell table:style-name="ce27" table:formula="of:=([.AP10]-[.$AP$3])/[.$AP$3]" office:value-type="percentage" office:value="0.586941303448736" calcext:value-type="percentage">
            <text:p>58.7%</text:p>
          </table:table-cell>
          <table:table-cell table:style-name="ce27" table:formula="of:=[.AP10]/[.G10]" office:value-type="percentage" office:value="0.0652697553140649" calcext:value-type="percentage">
            <text:p>6.5%</text:p>
          </table:table-cell>
          <table:table-cell office:value-type="float" office:value="11846" calcext:value-type="float">
            <text:p>11846</text:p>
          </table:table-cell>
          <table:table-cell table:style-name="ce30" table:formula="of:=[.AS10]/[.AN10]" office:value-type="percentage" office:value="0.463349761401862" calcext:value-type="percentage">
            <text:p>46.3%</text:p>
          </table:table-cell>
          <table:table-cell office:value-type="float" office:value="38" calcext:value-type="float">
            <text:p>38</text:p>
          </table:table-cell>
          <table:table-cell table:style-name="ce31" table:formula="of:=[.AS10]/[.AU10]" office:value-type="float" office:value="311.736842105263" calcext:value-type="float">
            <text:p>312</text:p>
          </table:table-cell>
          <table:table-cell office:value-type="float" office:value="13720" calcext:value-type="float">
            <text:p>13720</text:p>
          </table:table-cell>
          <table:table-cell table:style-name="ce30" table:formula="of:=[.AW10]/[.AN10]" office:value-type="percentage" office:value="0.536650238598138" calcext:value-type="percentage">
            <text:p>53.7%</text:p>
          </table:table-cell>
          <table:table-cell office:value-type="float" office:value="18" calcext:value-type="float">
            <text:p>18</text:p>
          </table:table-cell>
          <table:table-cell table:style-name="ce31" table:formula="of:=[.AW10]/[.AY10]" office:value-type="float" office:value="762.222222222222" calcext:value-type="float">
            <text:p>762</text:p>
          </table:table-cell>
          <table:table-cell office:value-type="float" office:value="-77.61" calcext:value-type="float">
            <text:p>-77.61</text:p>
          </table:table-cell>
          <table:table-cell table:style-name="ce27" table:formula="of:=([.BA10]-[.$BA$3])/[.$BA$3]" office:value-type="percentage" office:value="1.50921435499515" calcext:value-type="percentage">
            <text:p>150.9%</text:p>
          </table:table-cell>
          <table:table-cell office:value-type="float" office:value="41.6" calcext:value-type="float">
            <text:p>41.6</text:p>
          </table:table-cell>
          <table:table-cell table:style-name="ce27" table:formula="of:=([.BC10]-[.$BC$3])/[.$BC$3]" office:value-type="percentage" office:value="1.6995457495133" calcext:value-type="percentage">
            <text:p>170.0%</text:p>
          </table:table-cell>
          <table:table-cell office:value-type="float" office:value="-155.28" calcext:value-type="float">
            <text:p>-155.28</text:p>
          </table:table-cell>
          <table:table-cell table:style-name="ce27" table:formula="of:=([.BE10]-[.$BE$3])/[.$BE$3]" office:value-type="percentage" office:value="-0.073121232018146" calcext:value-type="percentage">
            <text:p>-7.3%</text:p>
          </table:table-cell>
          <table:table-cell office:value-type="float" office:value="102.62" calcext:value-type="float">
            <text:p>102.62</text:p>
          </table:table-cell>
          <table:table-cell table:style-name="ce27" table:formula="of:=([.BG10]-[.$BG$3])/[.$BG$3]" office:value-type="percentage" office:value="-0.073575877945292" calcext:value-type="percentage">
            <text:p>-7.4%</text:p>
          </table:table-cell>
          <table:table-cell table:style-name="ce32" office:value-type="percentage" office:value="0.6193" calcext:value-type="percentage">
            <text:p>61.93%</text:p>
          </table:table-cell>
          <table:table-cell table:style-name="ce32" office:value-type="percentage" office:value="0.0533" calcext:value-type="percentage">
            <text:p>5.33%</text:p>
          </table:table-cell>
          <table:table-cell office:value-type="float" office:value="17.2" calcext:value-type="float">
            <text:p>17.2</text:p>
          </table:table-cell>
          <table:table-cell table:style-name="ce27" table:formula="of:=([.BK10]-[.$BK$3])/[.$BK$3]" office:value-type="percentage" office:value="-0.133064516129032" calcext:value-type="percentage">
            <text:p>-13.3%</text:p>
          </table:table-cell>
          <table:table-cell office:value-type="float" office:value="11.31" calcext:value-type="float">
            <text:p>11.31</text:p>
          </table:table-cell>
          <table:table-cell table:style-name="ce27" table:formula="of:=([.BM10]-[.$BM$3])/[.$BM$3]" office:value-type="percentage" office:value="-0.409399477806788" calcext:value-type="percentage">
            <text:p>-40.9%</text:p>
          </table:table-cell>
          <table:table-cell office:value-type="float" office:value="31.88" calcext:value-type="float">
            <text:p>31.88</text:p>
          </table:table-cell>
          <table:table-cell table:style-name="ce27" table:formula="of:=([.BO10]-[.$BO$3])/[.$BO$3]" office:value-type="percentage" office:value="-0.148731642189586" calcext:value-type="percentage">
            <text:p>-14.9%</text:p>
          </table:table-cell>
          <table:table-cell office:value-type="float" office:value="18.44" calcext:value-type="float">
            <text:p>18.44</text:p>
          </table:table-cell>
          <table:table-cell table:style-name="ce27" table:formula="of:=([.BQ10]-[.$BQ$3])/[.$BQ$3]" office:value-type="percentage" office:value="-0.441888619854722" calcext:value-type="percentage">
            <text:p>-44.2%</text:p>
          </table:table-cell>
          <table:table-cell office:value-type="float" office:value="15.04" calcext:value-type="float">
            <text:p>15.04</text:p>
          </table:table-cell>
          <table:table-cell table:style-name="ce27" table:formula="of:=([.BS10]-[.$BS$3])/[.$BS$3]" office:value-type="percentage" office:value="-0.118405627198124" calcext:value-type="percentage">
            <text:p>-11.8%</text:p>
          </table:table-cell>
          <table:table-cell office:value-type="float" office:value="11.16" calcext:value-type="float">
            <text:p>11.16</text:p>
          </table:table-cell>
          <table:table-cell table:style-name="ce27" table:formula="of:=([.BU10]-[.$BU$3])/[.$BU$3]" office:value-type="percentage" office:value="-0.373033707865169" calcext:value-type="percentage">
            <text:p>-37.3%</text:p>
          </table:table-cell>
          <table:table-cell table:number-columns-repeated="6"/>
          <table:table-cell office:value-type="float" office:value="90.66" calcext:value-type="float">
            <text:p>90.66</text:p>
          </table:table-cell>
          <table:table-cell office:value-type="float" office:value="16" calcext:value-type="float">
            <text:p>16</text:p>
          </table:table-cell>
          <table:table-cell office:value-type="float" office:value="0.1" calcext:value-type="float">
            <text:p>0.1</text:p>
          </table:table-cell>
          <table:table-cell office:value-type="float" office:value="3.72" calcext:value-type="float">
            <text:p>3.72</text:p>
          </table:table-cell>
          <table:table-cell office:value-type="float" office:value="20.14" calcext:value-type="float">
            <text:p>20.14</text:p>
          </table:table-cell>
          <table:table-cell office:value-type="float" office:value="21.26" calcext:value-type="float">
            <text:p>21.26</text:p>
          </table:table-cell>
          <table:table-cell office:value-type="float" office:value="38.77" calcext:value-type="float">
            <text:p>38.77</text:p>
          </table:table-cell>
          <table:table-cell table:formula="of:=SUM([.CD10:.CI10])" office:value-type="float" office:value="99.99" calcext:value-type="float">
            <text:p>99.99</text:p>
          </table:table-cell>
          <table:table-cell table:style-name="ce33" table:formula="of:=[.CD10]*[.CC10]/[.CJ10]" office:value-type="float" office:value="14.5070507050705" calcext:value-type="float">
            <text:p>14.51</text:p>
          </table:table-cell>
          <table:table-cell table:style-name="ce33" table:formula="of:=[.CE10]*[.CC10]/[.CJ10]" office:value-type="float" office:value="0.0906690669066907" calcext:value-type="float">
            <text:p>0.09</text:p>
          </table:table-cell>
          <table:table-cell table:style-name="ce33" table:formula="of:=[.CF10]*[.CC10]/[.CJ10]" office:value-type="float" office:value="3.37288928892889" calcext:value-type="float">
            <text:p>3.37</text:p>
          </table:table-cell>
          <table:table-cell table:style-name="ce33" table:formula="of:=[.CG10]*[.CC10]/[.CJ10]" office:value-type="float" office:value="18.2607500750075" calcext:value-type="float">
            <text:p>18.26</text:p>
          </table:table-cell>
          <table:table-cell table:style-name="ce33" table:formula="of:=[.CH10]*[.CC10]/[.CJ10]" office:value-type="float" office:value="19.2762436243624" calcext:value-type="float">
            <text:p>19.28</text:p>
          </table:table-cell>
          <table:table-cell table:style-name="ce33" table:formula="of:=[.CI10]*[.CC10]/[.CJ10]" office:value-type="float" office:value="35.152397239724" calcext:value-type="float">
            <text:p>35.15</text:p>
          </table:table-cell>
          <table:table-cell/>
        </table:table-row>
        <table:table-row table:style-name="ro2">
          <table:table-cell table:style-name="ce3" table:formula="of:=[.A10]+1" office:value-type="float" office:value="8" calcext:value-type="float">
            <text:p>8</text:p>
          </table:table-cell>
          <table:table-cell table:style-name="ce4" office:value-type="date" office:date-value="2019-12-16" calcext:value-type="date">
            <text:p>2019-12-16</text:p>
          </table:table-cell>
          <table:table-cell table:style-name="ce7" office:value-type="string" calcext:value-type="string">
            <text:p>ego-6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6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158156919" calcext:value-type="float">
            <text:p>9158156919</text:p>
          </table:table-cell>
          <table:table-cell table:style-name="ce16" table:formula="of:=([.G11]-[.$G$3])/[.$G$3]" office:value-type="percentage" office:value="-0.0270953497640689" calcext:value-type="percentage">
            <text:p>-2.71%</text:p>
          </table:table-cell>
          <table:table-cell table:style-name="ce18" office:value-type="float" office:value="56.07" calcext:value-type="float">
            <text:p>56.07</text:p>
          </table:table-cell>
          <table:table-cell table:style-name="ce20" table:formula="of:=([.I11]-[.$I$3])/[.$I$3]" office:value-type="percentage" office:value="-0.00284545616219094" calcext:value-type="percentage">
            <text:p>-0.28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1]/[.I11]" office:value-type="percentage" office:value="0.896201177100054" calcext:value-type="percentage">
            <text:p>89.62%</text:p>
          </table:table-cell>
          <table:table-cell table:style-name="Default" office:value-type="float" office:value="5.82" calcext:value-type="float">
            <text:p>5.82</text:p>
          </table:table-cell>
          <table:table-cell table:style-name="Default" office:value-type="float" office:value="5.38" calcext:value-type="float">
            <text:p>5.38</text:p>
          </table:table-cell>
          <table:table-cell table:style-name="Default" office:value-type="float" office:value="0.44" calcext:value-type="float">
            <text:p>0.44</text:p>
          </table:table-cell>
          <table:table-cell table:style-name="Default" office:value-type="float" office:value="43.13" calcext:value-type="float">
            <text:p>43.13</text:p>
          </table:table-cell>
          <table:table-cell table:style-name="ce16" table:formula="of:=([.P11]-[.$P$3])/[.$P$3]" office:value-type="percentage" office:value="-0.0121392579019696" calcext:value-type="percentage">
            <text:p>-1.21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1]/[.P11]" office:value-type="percentage" office:value="0.872246696035242" calcext:value-type="percentage">
            <text:p>87.22%</text:p>
          </table:table-cell>
          <table:table-cell table:style-name="Default" office:value-type="float" office:value="5.52" calcext:value-type="float">
            <text:p>5.52</text:p>
          </table:table-cell>
          <table:table-cell table:style-name="Default" office:value-type="float" office:value="4.15" calcext:value-type="float">
            <text:p>4.15</text:p>
          </table:table-cell>
          <table:table-cell table:style-name="Default" office:value-type="float" office:value="1.36" calcext:value-type="float">
            <text:p>1.36</text:p>
          </table:table-cell>
          <table:table-cell office:value-type="float" office:value="1225" calcext:value-type="float">
            <text:p>1225</text:p>
          </table:table-cell>
          <table:table-cell office:value-type="float" office:value="105.93" calcext:value-type="float">
            <text:p>105.93</text:p>
          </table:table-cell>
          <table:table-cell office:value-type="float" office:value="15.95" calcext:value-type="float">
            <text:p>15.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9.76" calcext:value-type="float">
            <text:p>9.76</text:p>
          </table:table-cell>
          <table:table-cell office:value-type="float" office:value="16.82" calcext:value-type="float">
            <text:p>16.82</text:p>
          </table:table-cell>
          <table:table-cell office:value-type="float" office:value="13.69" calcext:value-type="float">
            <text:p>13.69</text:p>
          </table:table-cell>
          <table:table-cell office:value-type="float" office:value="34.77" calcext:value-type="float">
            <text:p>34.77</text:p>
          </table:table-cell>
          <table:table-cell office:value-type="float" office:value="90.66" calcext:value-type="float">
            <text:p>90.66</text:p>
          </table:table-cell>
          <table:table-cell office:value-type="float" office:value="14.45" calcext:value-type="float">
            <text:p>14.45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20.19" calcext:value-type="float">
            <text:p>20.19</text:p>
          </table:table-cell>
          <table:table-cell office:value-type="float" office:value="21.96" calcext:value-type="float">
            <text:p>21.96</text:p>
          </table:table-cell>
          <table:table-cell office:value-type="float" office:value="39.59" calcext:value-type="float">
            <text:p>39.59</text:p>
          </table:table-cell>
          <table:table-cell office:value-type="float" office:value="37597" calcext:value-type="float">
            <text:p>37597</text:p>
          </table:table-cell>
          <table:table-cell table:style-name="ce27" table:formula="of:=([.AN11]-[.$AN$3])/[.$AN$3]" office:value-type="percentage" office:value="3.71022300175395" calcext:value-type="percentage">
            <text:p>371.0%</text:p>
          </table:table-cell>
          <table:table-cell office:value-type="float" office:value="689453599" calcext:value-type="float">
            <text:p>689453599</text:p>
          </table:table-cell>
          <table:table-cell table:style-name="ce27" table:formula="of:=([.AP11]-[.$AP$3])/[.$AP$3]" office:value-type="percentage" office:value="0.849431098703605" calcext:value-type="percentage">
            <text:p>84.9%</text:p>
          </table:table-cell>
          <table:table-cell table:style-name="ce27" table:formula="of:=[.AP11]/[.G11]" office:value-type="percentage" office:value="0.0752830078254745" calcext:value-type="percentage">
            <text:p>7.5%</text:p>
          </table:table-cell>
          <table:table-cell office:value-type="float" office:value="22479" calcext:value-type="float">
            <text:p>22479</text:p>
          </table:table-cell>
          <table:table-cell table:style-name="ce30" table:formula="of:=[.AS11]/[.AN11]" office:value-type="percentage" office:value="0.597893448945395" calcext:value-type="percentage">
            <text:p>59.8%</text:p>
          </table:table-cell>
          <table:table-cell office:value-type="float" office:value="54" calcext:value-type="float">
            <text:p>54</text:p>
          </table:table-cell>
          <table:table-cell table:style-name="ce31" table:formula="of:=[.AS11]/[.AU11]" office:value-type="float" office:value="416.277777777778" calcext:value-type="float">
            <text:p>416</text:p>
          </table:table-cell>
          <table:table-cell office:value-type="float" office:value="15118" calcext:value-type="float">
            <text:p>15118</text:p>
          </table:table-cell>
          <table:table-cell table:style-name="ce30" table:formula="of:=[.AW11]/[.AN11]" office:value-type="percentage" office:value="0.402106551054605" calcext:value-type="percentage">
            <text:p>40.2%</text:p>
          </table:table-cell>
          <table:table-cell office:value-type="float" office:value="18" calcext:value-type="float">
            <text:p>18</text:p>
          </table:table-cell>
          <table:table-cell table:style-name="ce31" table:formula="of:=[.AW11]/[.AY11]" office:value-type="float" office:value="839.888888888889" calcext:value-type="float">
            <text:p>840</text:p>
          </table:table-cell>
          <table:table-cell office:value-type="float" office:value="-97.42" calcext:value-type="float">
            <text:p>-97.42</text:p>
          </table:table-cell>
          <table:table-cell table:style-name="ce27" table:formula="of:=([.BA11]-[.$BA$3])/[.$BA$3]" office:value-type="percentage" office:value="2.1496928548335" calcext:value-type="percentage">
            <text:p>215.0%</text:p>
          </table:table-cell>
          <table:table-cell office:value-type="float" office:value="53.39" calcext:value-type="float">
            <text:p>53.39</text:p>
          </table:table-cell>
          <table:table-cell table:style-name="ce27" table:formula="of:=([.BC11]-[.$BC$3])/[.$BC$3]" office:value-type="percentage" office:value="2.46463335496431" calcext:value-type="percentage">
            <text:p>246.5%</text:p>
          </table:table-cell>
          <table:table-cell office:value-type="float" office:value="-146.93" calcext:value-type="float">
            <text:p>-146.93</text:p>
          </table:table-cell>
          <table:table-cell table:style-name="ce27" table:formula="of:=([.BE11]-[.$BE$3])/[.$BE$3]" office:value-type="percentage" office:value="-0.12296305139378" calcext:value-type="percentage">
            <text:p>-12.3%</text:p>
          </table:table-cell>
          <table:table-cell office:value-type="float" office:value="97.75" calcext:value-type="float">
            <text:p>97.75</text:p>
          </table:table-cell>
          <table:table-cell table:style-name="ce27" table:formula="of:=([.BG11]-[.$BG$3])/[.$BG$3]" office:value-type="percentage" office:value="-0.117540850410761" calcext:value-type="percentage">
            <text:p>-11.8%</text:p>
          </table:table-cell>
          <table:table-cell table:style-name="ce32" office:value-type="percentage" office:value="0.6185" calcext:value-type="percentage">
            <text:p>61.85%</text:p>
          </table:table-cell>
          <table:table-cell table:style-name="ce32" office:value-type="percentage" office:value="0.0559" calcext:value-type="percentage">
            <text:p>5.59%</text:p>
          </table:table-cell>
          <table:table-cell office:value-type="float" office:value="16.84" calcext:value-type="float">
            <text:p>16.84</text:p>
          </table:table-cell>
          <table:table-cell table:style-name="ce27" table:formula="of:=([.BK11]-[.$BK$3])/[.$BK$3]" office:value-type="percentage" office:value="-0.151209677419355" calcext:value-type="percentage">
            <text:p>-15.1%</text:p>
          </table:table-cell>
          <table:table-cell office:value-type="float" office:value="9.58" calcext:value-type="float">
            <text:p>9.58</text:p>
          </table:table-cell>
          <table:table-cell table:style-name="ce27" table:formula="of:=([.BM11]-[.$BM$3])/[.$BM$3]" office:value-type="percentage" office:value="-0.499738903394256" calcext:value-type="percentage">
            <text:p>-50.0%</text:p>
          </table:table-cell>
          <table:table-cell office:value-type="float" office:value="31.99" calcext:value-type="float">
            <text:p>31.99</text:p>
          </table:table-cell>
          <table:table-cell table:style-name="ce27" table:formula="of:=([.BO11]-[.$BO$3])/[.$BO$3]" office:value-type="percentage" office:value="-0.145794392523365" calcext:value-type="percentage">
            <text:p>-14.6%</text:p>
          </table:table-cell>
          <table:table-cell office:value-type="float" office:value="15.77" calcext:value-type="float">
            <text:p>15.77</text:p>
          </table:table-cell>
          <table:table-cell table:style-name="ce27" table:formula="of:=([.BQ11]-[.$BQ$3])/[.$BQ$3]" office:value-type="percentage" office:value="-0.522699757869249" calcext:value-type="percentage">
            <text:p>-52.3%</text:p>
          </table:table-cell>
          <table:table-cell office:value-type="float" office:value="14.39" calcext:value-type="float">
            <text:p>14.39</text:p>
          </table:table-cell>
          <table:table-cell table:style-name="ce27" table:formula="of:=([.BS11]-[.$BS$3])/[.$BS$3]" office:value-type="percentage" office:value="-0.156506447831184" calcext:value-type="percentage">
            <text:p>-15.7%</text:p>
          </table:table-cell>
          <table:table-cell office:value-type="float" office:value="9.29" calcext:value-type="float">
            <text:p>9.29</text:p>
          </table:table-cell>
          <table:table-cell table:style-name="ce27" table:formula="of:=([.BU11]-[.$BU$3])/[.$BU$3]" office:value-type="percentage" office:value="-0.47808988764045" calcext:value-type="percentage">
            <text:p>-47.8%</text:p>
          </table:table-cell>
          <table:table-cell table:number-columns-repeated="6"/>
          <table:table-cell office:value-type="float" office:value="90.66" calcext:value-type="float">
            <text:p>90.66</text:p>
          </table:table-cell>
          <table:table-cell office:value-type="float" office:value="14.45" calcext:value-type="float">
            <text:p>14.45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20.19" calcext:value-type="float">
            <text:p>20.19</text:p>
          </table:table-cell>
          <table:table-cell office:value-type="float" office:value="21.96" calcext:value-type="float">
            <text:p>21.96</text:p>
          </table:table-cell>
          <table:table-cell office:value-type="float" office:value="39.59" calcext:value-type="float">
            <text:p>39.59</text:p>
          </table:table-cell>
          <table:table-cell table:formula="of:=SUM([.CD11:.CI11])" office:value-type="float" office:value="100" calcext:value-type="float">
            <text:p>100</text:p>
          </table:table-cell>
          <table:table-cell table:style-name="ce33" table:formula="of:=[.CD11]*[.CC11]/[.CJ11]" office:value-type="float" office:value="13.10037" calcext:value-type="float">
            <text:p>13.10</text:p>
          </table:table-cell>
          <table:table-cell table:style-name="ce33" table:formula="of:=[.CE11]*[.CC11]/[.CJ11]" office:value-type="float" office:value="0.09066" calcext:value-type="float">
            <text:p>0.09</text:p>
          </table:table-cell>
          <table:table-cell table:style-name="ce33" table:formula="of:=[.CF11]*[.CC11]/[.CJ11]" office:value-type="float" office:value="3.363486" calcext:value-type="float">
            <text:p>3.36</text:p>
          </table:table-cell>
          <table:table-cell table:style-name="ce33" table:formula="of:=[.CG11]*[.CC11]/[.CJ11]" office:value-type="float" office:value="18.304254" calcext:value-type="float">
            <text:p>18.30</text:p>
          </table:table-cell>
          <table:table-cell table:style-name="ce33" table:formula="of:=[.CH11]*[.CC11]/[.CJ11]" office:value-type="float" office:value="19.908936" calcext:value-type="float">
            <text:p>19.91</text:p>
          </table:table-cell>
          <table:table-cell table:style-name="ce33" table:formula="of:=[.CI11]*[.CC11]/[.CJ11]" office:value-type="float" office:value="35.892294" calcext:value-type="float">
            <text:p>35.89</text:p>
          </table:table-cell>
          <table:table-cell/>
        </table:table-row>
        <table:table-row table:style-name="ro2">
          <table:table-cell table:style-name="ce3" table:formula="of:=[.A11]+1" office:value-type="float" office:value="9" calcext:value-type="float">
            <text:p>9</text:p>
          </table:table-cell>
          <table:table-cell table:style-name="ce4" office:value-type="date" office:date-value="2019-12-19" calcext:value-type="date">
            <text:p>2019-12-19</text:p>
          </table:table-cell>
          <table:table-cell table:style-name="ce7" office:value-type="string" calcext:value-type="string">
            <text:p>ego-7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7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8897001616" calcext:value-type="float">
            <text:p>8897001616</text:p>
          </table:table-cell>
          <table:table-cell table:style-name="ce16" table:formula="of:=([.G12]-[.$G$3])/[.$G$3]" office:value-type="percentage" office:value="-0.054838836905608" calcext:value-type="percentage">
            <text:p>-5.48%</text:p>
          </table:table-cell>
          <table:table-cell table:style-name="ce18" office:value-type="float" office:value="55.91" calcext:value-type="float">
            <text:p>55.91</text:p>
          </table:table-cell>
          <table:table-cell table:style-name="ce20" table:formula="of:=([.I12]-[.$I$3])/[.$I$3]" office:value-type="percentage" office:value="-0.00569091232438201" calcext:value-type="percentage">
            <text:p>-0.57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2]/[.I12]" office:value-type="percentage" office:value="0.898765873725631" calcext:value-type="percentage">
            <text:p>89.88%</text:p>
          </table:table-cell>
          <table:table-cell table:style-name="Default" office:value-type="float" office:value="5.65" calcext:value-type="float">
            <text:p>5.65</text:p>
          </table:table-cell>
          <table:table-cell table:style-name="Default" office:value-type="float" office:value="5.32" calcext:value-type="float">
            <text:p>5.32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43.08" calcext:value-type="float">
            <text:p>43.08</text:p>
          </table:table-cell>
          <table:table-cell table:style-name="ce16" table:formula="of:=([.P12]-[.$P$3])/[.$P$3]" office:value-type="percentage" office:value="-0.0132844709115895" calcext:value-type="percentage">
            <text:p>-1.33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2]/[.P12]" office:value-type="percentage" office:value="0.873259052924791" calcext:value-type="percentage">
            <text:p>87.33%</text:p>
          </table:table-cell>
          <table:table-cell table:style-name="Default" office:value-type="float" office:value="5.46" calcext:value-type="float">
            <text:p>5.46</text:p>
          </table:table-cell>
          <table:table-cell table:style-name="Default" office:value-type="float" office:value="4.43" calcext:value-type="float">
            <text:p>4.43</text:p>
          </table:table-cell>
          <table:table-cell table:style-name="Default" office:value-type="float" office:value="1.04" calcext:value-type="float">
            <text:p>1.04</text:p>
          </table:table-cell>
          <table:table-cell office:value-type="float" office:value="1982" calcext:value-type="float">
            <text:p>1982</text:p>
          </table:table-cell>
          <table:table-cell office:value-type="float" office:value="105.79" calcext:value-type="float">
            <text:p>105.79</text:p>
          </table:table-cell>
          <table:table-cell office:value-type="float" office:value="15.79" calcext:value-type="float">
            <text:p>15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3" calcext:value-type="float">
            <text:p>9.03</text:p>
          </table:table-cell>
          <table:table-cell office:value-type="float" office:value="9.78" calcext:value-type="float">
            <text:p>9.78</text:p>
          </table:table-cell>
          <table:table-cell office:value-type="float" office:value="16.84" calcext:value-type="float">
            <text:p>16.84</text:p>
          </table:table-cell>
          <table:table-cell office:value-type="float" office:value="13.63" calcext:value-type="float">
            <text:p>13.63</text:p>
          </table:table-cell>
          <table:table-cell office:value-type="float" office:value="34.92" calcext:value-type="float">
            <text:p>34.92</text:p>
          </table:table-cell>
          <table:table-cell office:value-type="float" office:value="90.58" calcext:value-type="float">
            <text:p>90.58</text:p>
          </table:table-cell>
          <table:table-cell office:value-type="float" office:value="15.42" calcext:value-type="float">
            <text:p>15.42</text:p>
          </table:table-cell>
          <table:table-cell office:value-type="float" office:value="0.1" calcext:value-type="float">
            <text:p>0.1</text:p>
          </table:table-cell>
          <table:table-cell office:value-type="float" office:value="3.73" calcext:value-type="float">
            <text:p>3.73</text:p>
          </table:table-cell>
          <table:table-cell office:value-type="float" office:value="20.15" calcext:value-type="float">
            <text:p>20.15</text:p>
          </table:table-cell>
          <table:table-cell office:value-type="float" office:value="20.86" calcext:value-type="float">
            <text:p>20.86</text:p>
          </table:table-cell>
          <table:table-cell office:value-type="float" office:value="39.74" calcext:value-type="float">
            <text:p>39.74</text:p>
          </table:table-cell>
          <table:table-cell office:value-type="float" office:value="38145" calcext:value-type="float">
            <text:p>38145</text:p>
          </table:table-cell>
          <table:table-cell table:style-name="ce27" table:formula="of:=([.AN12]-[.$AN$3])/[.$AN$3]" office:value-type="percentage" office:value="3.77887747431721" calcext:value-type="percentage">
            <text:p>377.9%</text:p>
          </table:table-cell>
          <table:table-cell office:value-type="float" office:value="524644025" calcext:value-type="float">
            <text:p>524644025</text:p>
          </table:table-cell>
          <table:table-cell table:style-name="ce27" table:formula="of:=([.AP12]-[.$AP$3])/[.$AP$3]" office:value-type="percentage" office:value="0.407336152848238" calcext:value-type="percentage">
            <text:p>40.7%</text:p>
          </table:table-cell>
          <table:table-cell table:style-name="ce27" table:formula="of:=[.AP12]/[.G12]" office:value-type="percentage" office:value="0.0589686332141945" calcext:value-type="percentage">
            <text:p>5.9%</text:p>
          </table:table-cell>
          <table:table-cell office:value-type="float" office:value="22799" calcext:value-type="float">
            <text:p>22799</text:p>
          </table:table-cell>
          <table:table-cell table:style-name="ce30" table:formula="of:=[.AS12]/[.AN12]" office:value-type="percentage" office:value="0.597693013501114" calcext:value-type="percentage">
            <text:p>59.8%</text:p>
          </table:table-cell>
          <table:table-cell office:value-type="float" office:value="63" calcext:value-type="float">
            <text:p>63</text:p>
          </table:table-cell>
          <table:table-cell table:style-name="ce31" table:formula="of:=[.AS12]/[.AU12]" office:value-type="float" office:value="361.888888888889" calcext:value-type="float">
            <text:p>362</text:p>
          </table:table-cell>
          <table:table-cell office:value-type="float" office:value="15347" calcext:value-type="float">
            <text:p>15347</text:p>
          </table:table-cell>
          <table:table-cell table:style-name="ce30" table:formula="of:=[.AW12]/[.AN12]" office:value-type="percentage" office:value="0.402333202254555" calcext:value-type="percentage">
            <text:p>40.2%</text:p>
          </table:table-cell>
          <table:table-cell office:value-type="float" office:value="19" calcext:value-type="float">
            <text:p>19</text:p>
          </table:table-cell>
          <table:table-cell table:style-name="ce31" table:formula="of:=[.AW12]/[.AY12]" office:value-type="float" office:value="807.736842105263" calcext:value-type="float">
            <text:p>808</text:p>
          </table:table-cell>
          <table:table-cell office:value-type="float" office:value="-98.3" calcext:value-type="float">
            <text:p>-98.3</text:p>
          </table:table-cell>
          <table:table-cell table:style-name="ce27" table:formula="of:=([.BA12]-[.$BA$3])/[.$BA$3]" office:value-type="percentage" office:value="2.17814419657291" calcext:value-type="percentage">
            <text:p>217.8%</text:p>
          </table:table-cell>
          <table:table-cell office:value-type="float" office:value="55.32" calcext:value-type="float">
            <text:p>55.32</text:p>
          </table:table-cell>
          <table:table-cell table:style-name="ce27" table:formula="of:=([.BC12]-[.$BC$3])/[.$BC$3]" office:value-type="percentage" office:value="2.58987670343932" calcext:value-type="percentage">
            <text:p>259.0%</text:p>
          </table:table-cell>
          <table:table-cell office:value-type="float" office:value="-141.1" calcext:value-type="float">
            <text:p>-141.1</text:p>
          </table:table-cell>
          <table:table-cell table:style-name="ce27" table:formula="of:=([.BE12]-[.$BE$3])/[.$BE$3]" office:value-type="percentage" office:value="-0.157762788754253" calcext:value-type="percentage">
            <text:p>-15.8%</text:p>
          </table:table-cell>
          <table:table-cell office:value-type="float" office:value="93.15" calcext:value-type="float">
            <text:p>93.15</text:p>
          </table:table-cell>
          <table:table-cell table:style-name="ce27" table:formula="of:=([.BG12]-[.$BG$3])/[.$BG$3]" office:value-type="percentage" office:value="-0.159068339803196" calcext:value-type="percentage">
            <text:p>-15.9%</text:p>
          </table:table-cell>
          <table:table-cell table:style-name="ce32" office:value-type="percentage" office:value="0.6202" calcext:value-type="percentage">
            <text:p>62.02%</text:p>
          </table:table-cell>
          <table:table-cell table:style-name="ce32" office:value-type="percentage" office:value="0.0546" calcext:value-type="percentage">
            <text:p>5.46%</text:p>
          </table:table-cell>
          <table:table-cell office:value-type="float" office:value="16.8" calcext:value-type="float">
            <text:p>16.8</text:p>
          </table:table-cell>
          <table:table-cell table:style-name="ce27" table:formula="of:=([.BK12]-[.$BK$3])/[.$BK$3]" office:value-type="percentage" office:value="-0.153225806451613" calcext:value-type="percentage">
            <text:p>-15.3%</text:p>
          </table:table-cell>
          <table:table-cell office:value-type="float" office:value="10.75" calcext:value-type="float">
            <text:p>10.75</text:p>
          </table:table-cell>
          <table:table-cell table:style-name="ce27" table:formula="of:=([.BM12]-[.$BM$3])/[.$BM$3]" office:value-type="percentage" office:value="-0.438642297650131" calcext:value-type="percentage">
            <text:p>-43.9%</text:p>
          </table:table-cell>
          <table:table-cell office:value-type="float" office:value="32.34" calcext:value-type="float">
            <text:p>32.34</text:p>
          </table:table-cell>
          <table:table-cell table:style-name="ce27" table:formula="of:=([.BO12]-[.$BO$3])/[.$BO$3]" office:value-type="percentage" office:value="-0.136448598130841" calcext:value-type="percentage">
            <text:p>-13.6%</text:p>
          </table:table-cell>
          <table:table-cell office:value-type="float" office:value="20.05" calcext:value-type="float">
            <text:p>20.05</text:p>
          </table:table-cell>
          <table:table-cell table:style-name="ce27" table:formula="of:=([.BQ12]-[.$BQ$3])/[.$BQ$3]" office:value-type="percentage" office:value="-0.393159806295399" calcext:value-type="percentage">
            <text:p>-39.3%</text:p>
          </table:table-cell>
          <table:table-cell office:value-type="float" office:value="14.14" calcext:value-type="float">
            <text:p>14.14</text:p>
          </table:table-cell>
          <table:table-cell table:style-name="ce27" table:formula="of:=([.BS12]-[.$BS$3])/[.$BS$3]" office:value-type="percentage" office:value="-0.17116060961313" calcext:value-type="percentage">
            <text:p>-17.1%</text:p>
          </table:table-cell>
          <table:table-cell office:value-type="float" office:value="9.04" calcext:value-type="float">
            <text:p>9.04</text:p>
          </table:table-cell>
          <table:table-cell table:style-name="ce27" table:formula="of:=([.BU12]-[.$BU$3])/[.$BU$3]" office:value-type="percentage" office:value="-0.492134831460674" calcext:value-type="percentage">
            <text:p>-49.2%</text:p>
          </table:table-cell>
          <table:table-cell table:number-columns-repeated="6"/>
          <table:table-cell office:value-type="float" office:value="90.58" calcext:value-type="float">
            <text:p>90.58</text:p>
          </table:table-cell>
          <table:table-cell office:value-type="float" office:value="15.42" calcext:value-type="float">
            <text:p>15.42</text:p>
          </table:table-cell>
          <table:table-cell office:value-type="float" office:value="0.1" calcext:value-type="float">
            <text:p>0.1</text:p>
          </table:table-cell>
          <table:table-cell office:value-type="float" office:value="3.73" calcext:value-type="float">
            <text:p>3.73</text:p>
          </table:table-cell>
          <table:table-cell office:value-type="float" office:value="20.15" calcext:value-type="float">
            <text:p>20.15</text:p>
          </table:table-cell>
          <table:table-cell office:value-type="float" office:value="20.86" calcext:value-type="float">
            <text:p>20.86</text:p>
          </table:table-cell>
          <table:table-cell office:value-type="float" office:value="39.74" calcext:value-type="float">
            <text:p>39.74</text:p>
          </table:table-cell>
          <table:table-cell table:formula="of:=SUM([.CD12:.CI12])" office:value-type="float" office:value="100" calcext:value-type="float">
            <text:p>100</text:p>
          </table:table-cell>
          <table:table-cell table:style-name="ce33" table:formula="of:=[.CD12]*[.CC12]/[.CJ12]" office:value-type="float" office:value="13.967436" calcext:value-type="float">
            <text:p>13.97</text:p>
          </table:table-cell>
          <table:table-cell table:style-name="ce33" table:formula="of:=[.CE12]*[.CC12]/[.CJ12]" office:value-type="float" office:value="0.09058" calcext:value-type="float">
            <text:p>0.09</text:p>
          </table:table-cell>
          <table:table-cell table:style-name="ce33" table:formula="of:=[.CF12]*[.CC12]/[.CJ12]" office:value-type="float" office:value="3.378634" calcext:value-type="float">
            <text:p>3.38</text:p>
          </table:table-cell>
          <table:table-cell table:style-name="ce33" table:formula="of:=[.CG12]*[.CC12]/[.CJ12]" office:value-type="float" office:value="18.25187" calcext:value-type="float">
            <text:p>18.25</text:p>
          </table:table-cell>
          <table:table-cell table:style-name="ce33" table:formula="of:=[.CH12]*[.CC12]/[.CJ12]" office:value-type="float" office:value="18.894988" calcext:value-type="float">
            <text:p>18.89</text:p>
          </table:table-cell>
          <table:table-cell table:style-name="ce33" table:formula="of:=[.CI12]*[.CC12]/[.CJ12]" office:value-type="float" office:value="35.996492" calcext:value-type="float">
            <text:p>36.00</text:p>
          </table:table-cell>
          <table:table-cell/>
        </table:table-row>
        <table:table-row table:style-name="ro2">
          <table:table-cell table:style-name="ce3" table:formula="of:=[.A12]+1" office:value-type="float" office:value="10" calcext:value-type="float">
            <text:p>10</text:p>
          </table:table-cell>
          <table:table-cell table:style-name="ce4" office:value-type="date" office:date-value="2019-12-19" calcext:value-type="date">
            <text:p>2019-12-19</text:p>
          </table:table-cell>
          <table:table-cell table:style-name="ce7" office:value-type="string" calcext:value-type="string">
            <text:p>ego-8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8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8739625032" calcext:value-type="float">
            <text:p>8739625032</text:p>
          </table:table-cell>
          <table:table-cell table:style-name="ce16" table:formula="of:=([.G13]-[.$G$3])/[.$G$3]" office:value-type="percentage" office:value="-0.0715575295165842" calcext:value-type="percentage">
            <text:p>-7.16%</text:p>
          </table:table-cell>
          <table:table-cell table:style-name="ce18" office:value-type="float" office:value="55.81" calcext:value-type="float">
            <text:p>55.81</text:p>
          </table:table-cell>
          <table:table-cell table:style-name="ce20" table:formula="of:=([.I13]-[.$I$3])/[.$I$3]" office:value-type="percentage" office:value="-0.00746932242575128" calcext:value-type="percentage">
            <text:p>-0.75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3]/[.I13]" office:value-type="percentage" office:value="0.90037627665293" calcext:value-type="percentage">
            <text:p>90.04%</text:p>
          </table:table-cell>
          <table:table-cell table:style-name="Default" office:value-type="float" office:value="5.55" calcext:value-type="float">
            <text:p>5.55</text:p>
          </table:table-cell>
          <table:table-cell table:style-name="Default" office:value-type="float" office:value="5.23" calcext:value-type="float">
            <text:p>5.23</text:p>
          </table:table-cell>
          <table:table-cell table:style-name="Default" office:value-type="float" office:value="0.32" calcext:value-type="float">
            <text:p>0.32</text:p>
          </table:table-cell>
          <table:table-cell table:style-name="Default" office:value-type="float" office:value="42.57" calcext:value-type="float">
            <text:p>42.57</text:p>
          </table:table-cell>
          <table:table-cell table:style-name="ce16" table:formula="of:=([.P13]-[.$P$3])/[.$P$3]" office:value-type="percentage" office:value="-0.0249656436097113" calcext:value-type="percentage">
            <text:p>-2.50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3]/[.P13]" office:value-type="percentage" office:value="0.883720930232558" calcext:value-type="percentage">
            <text:p>88.37%</text:p>
          </table:table-cell>
          <table:table-cell table:style-name="Default" office:value-type="float" office:value="4.95" calcext:value-type="float">
            <text:p>4.95</text:p>
          </table:table-cell>
          <table:table-cell table:style-name="Default" office:value-type="float" office:value="3.94" calcext:value-type="float">
            <text:p>3.94</text:p>
          </table:table-cell>
          <table:table-cell table:style-name="Default" office:value-type="float" office:value="1.01" calcext:value-type="float">
            <text:p>1.01</text:p>
          </table:table-cell>
          <table:table-cell office:value-type="float" office:value="1163" calcext:value-type="float">
            <text:p>1163</text:p>
          </table:table-cell>
          <table:table-cell office:value-type="float" office:value="105.97" calcext:value-type="float">
            <text:p>105.97</text:p>
          </table:table-cell>
          <table:table-cell office:value-type="float" office:value="15.49" calcext:value-type="float">
            <text:p>15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9.77" calcext:value-type="float">
            <text:p>9.77</text:p>
          </table:table-cell>
          <table:table-cell office:value-type="float" office:value="16.88" calcext:value-type="float">
            <text:p>16.88</text:p>
          </table:table-cell>
          <table:table-cell office:value-type="float" office:value="13.71" calcext:value-type="float">
            <text:p>13.71</text:p>
          </table:table-cell>
          <table:table-cell office:value-type="float" office:value="35.13" calcext:value-type="float">
            <text:p>35.13</text:p>
          </table:table-cell>
          <table:table-cell office:value-type="float" office:value="91.3" calcext:value-type="float">
            <text:p>91.3</text:p>
          </table:table-cell>
          <table:table-cell office:value-type="float" office:value="13.62" calcext:value-type="float">
            <text:p>13.62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20.25" calcext:value-type="float">
            <text:p>20.25</text:p>
          </table:table-cell>
          <table:table-cell office:value-type="float" office:value="21.91" calcext:value-type="float">
            <text:p>21.91</text:p>
          </table:table-cell>
          <table:table-cell office:value-type="float" office:value="40.41" calcext:value-type="float">
            <text:p>40.41</text:p>
          </table:table-cell>
          <table:table-cell office:value-type="float" office:value="56157" calcext:value-type="float">
            <text:p>56157</text:p>
          </table:table-cell>
          <table:table-cell table:style-name="ce27" table:formula="of:=([.AN13]-[.$AN$3])/[.$AN$3]" office:value-type="percentage" office:value="6.03545477323979" calcext:value-type="percentage">
            <text:p>603.5%</text:p>
          </table:table-cell>
          <table:table-cell office:value-type="float" office:value="511543776" calcext:value-type="float">
            <text:p>511543776</text:p>
          </table:table-cell>
          <table:table-cell table:style-name="ce27" table:formula="of:=([.AP13]-[.$AP$3])/[.$AP$3]" office:value-type="percentage" office:value="0.372195270363178" calcext:value-type="percentage">
            <text:p>37.2%</text:p>
          </table:table-cell>
          <table:table-cell table:style-name="ce27" table:formula="of:=[.AP13]/[.G13]" office:value-type="percentage" office:value="0.0585315473063193" calcext:value-type="percentage">
            <text:p>5.9%</text:p>
          </table:table-cell>
          <table:table-cell office:value-type="float" office:value="38785" calcext:value-type="float">
            <text:p>38785</text:p>
          </table:table-cell>
          <table:table-cell table:style-name="ce30" table:formula="of:=[.AS13]/[.AN13]" office:value-type="percentage" office:value="0.690652990722439" calcext:value-type="percentage">
            <text:p>69.1%</text:p>
          </table:table-cell>
          <table:table-cell office:value-type="float" office:value="80" calcext:value-type="float">
            <text:p>80</text:p>
          </table:table-cell>
          <table:table-cell table:style-name="ce31" table:formula="of:=[.AS13]/[.AU13]" office:value-type="float" office:value="484.8125" calcext:value-type="float">
            <text:p>485</text:p>
          </table:table-cell>
          <table:table-cell office:value-type="float" office:value="17372" calcext:value-type="float">
            <text:p>17372</text:p>
          </table:table-cell>
          <table:table-cell table:style-name="ce30" table:formula="of:=[.AW13]/[.AN13]" office:value-type="percentage" office:value="0.309347009277561" calcext:value-type="percentage">
            <text:p>30.9%</text:p>
          </table:table-cell>
          <table:table-cell office:value-type="float" office:value="21" calcext:value-type="float">
            <text:p>21</text:p>
          </table:table-cell>
          <table:table-cell table:style-name="ce31" table:formula="of:=[.AW13]/[.AY13]" office:value-type="float" office:value="827.238095238095" calcext:value-type="float">
            <text:p>827</text:p>
          </table:table-cell>
          <table:table-cell office:value-type="float" office:value="-117.8" calcext:value-type="float">
            <text:p>-117.8</text:p>
          </table:table-cell>
          <table:table-cell table:style-name="ce27" table:formula="of:=([.BA13]-[.$BA$3])/[.$BA$3]" office:value-type="percentage" office:value="2.80860006466214" calcext:value-type="percentage">
            <text:p>280.9%</text:p>
          </table:table-cell>
          <table:table-cell office:value-type="float" office:value="70.27" calcext:value-type="float">
            <text:p>70.27</text:p>
          </table:table-cell>
          <table:table-cell table:style-name="ce27" table:formula="of:=([.BC13]-[.$BC$3])/[.$BC$3]" office:value-type="percentage" office:value="3.56002595717067" calcext:value-type="percentage">
            <text:p>356.0%</text:p>
          </table:table-cell>
          <table:table-cell office:value-type="float" office:value="-134.95" calcext:value-type="float">
            <text:p>-134.95</text:p>
          </table:table-cell>
          <table:table-cell table:style-name="ce27" table:formula="of:=([.BE13]-[.$BE$3])/[.$BE$3]" office:value-type="percentage" office:value="-0.194472631767445" calcext:value-type="percentage">
            <text:p>-19.4%</text:p>
          </table:table-cell>
          <table:table-cell office:value-type="float" office:value="88.76" calcext:value-type="float">
            <text:p>88.76</text:p>
          </table:table-cell>
          <table:table-cell table:style-name="ce27" table:formula="of:=([.BG13]-[.$BG$3])/[.$BG$3]" office:value-type="percentage" office:value="-0.198700009027715" calcext:value-type="percentage">
            <text:p>-19.9%</text:p>
          </table:table-cell>
          <table:table-cell table:style-name="ce32" office:value-type="percentage" office:value="0.6292" calcext:value-type="percentage">
            <text:p>62.92%</text:p>
          </table:table-cell>
          <table:table-cell table:style-name="ce32" office:value-type="percentage" office:value="0.0562" calcext:value-type="percentage">
            <text:p>5.62%</text:p>
          </table:table-cell>
          <table:table-cell office:value-type="float" office:value="16.24" calcext:value-type="float">
            <text:p>16.24</text:p>
          </table:table-cell>
          <table:table-cell table:style-name="ce27" table:formula="of:=([.BK13]-[.$BK$3])/[.$BK$3]" office:value-type="percentage" office:value="-0.181451612903226" calcext:value-type="percentage">
            <text:p>-18.1%</text:p>
          </table:table-cell>
          <table:table-cell office:value-type="float" office:value="8.01" calcext:value-type="float">
            <text:p>8.01</text:p>
          </table:table-cell>
          <table:table-cell table:style-name="ce27" table:formula="of:=([.BM13]-[.$BM$3])/[.$BM$3]" office:value-type="percentage" office:value="-0.581723237597911" calcext:value-type="percentage">
            <text:p>-58.2%</text:p>
          </table:table-cell>
          <table:table-cell office:value-type="float" office:value="31.86" calcext:value-type="float">
            <text:p>31.86</text:p>
          </table:table-cell>
          <table:table-cell table:style-name="ce27" table:formula="of:=([.BO13]-[.$BO$3])/[.$BO$3]" office:value-type="percentage" office:value="-0.149265687583445" calcext:value-type="percentage">
            <text:p>-14.9%</text:p>
          </table:table-cell>
          <table:table-cell office:value-type="float" office:value="15.35" calcext:value-type="float">
            <text:p>15.35</text:p>
          </table:table-cell>
          <table:table-cell table:style-name="ce27" table:formula="of:=([.BQ13]-[.$BQ$3])/[.$BQ$3]" office:value-type="percentage" office:value="-0.535411622276029" calcext:value-type="percentage">
            <text:p>-53.5%</text:p>
          </table:table-cell>
          <table:table-cell office:value-type="float" office:value="13.47" calcext:value-type="float">
            <text:p>13.47</text:p>
          </table:table-cell>
          <table:table-cell table:style-name="ce27" table:formula="of:=([.BS13]-[.$BS$3])/[.$BS$3]" office:value-type="percentage" office:value="-0.210433763188745" calcext:value-type="percentage">
            <text:p>-21.0%</text:p>
          </table:table-cell>
          <table:table-cell office:value-type="float" office:value="6.76" calcext:value-type="float">
            <text:p>6.76</text:p>
          </table:table-cell>
          <table:table-cell table:style-name="ce27" table:formula="of:=([.BU13]-[.$BU$3])/[.$BU$3]" office:value-type="percentage" office:value="-0.620224719101124" calcext:value-type="percentage">
            <text:p>-62.0%</text:p>
          </table:table-cell>
          <table:table-cell table:number-columns-repeated="6"/>
          <table:table-cell office:value-type="float" office:value="91.3" calcext:value-type="float">
            <text:p>91.3</text:p>
          </table:table-cell>
          <table:table-cell office:value-type="float" office:value="13.62" calcext:value-type="float">
            <text:p>13.62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20.25" calcext:value-type="float">
            <text:p>20.25</text:p>
          </table:table-cell>
          <table:table-cell office:value-type="float" office:value="21.91" calcext:value-type="float">
            <text:p>21.91</text:p>
          </table:table-cell>
          <table:table-cell office:value-type="float" office:value="40.41" calcext:value-type="float">
            <text:p>40.41</text:p>
          </table:table-cell>
          <table:table-cell table:formula="of:=SUM([.CD13:.CI13])" office:value-type="float" office:value="99.99" calcext:value-type="float">
            <text:p>99.99</text:p>
          </table:table-cell>
          <table:table-cell table:style-name="ce33" table:formula="of:=[.CD13]*[.CC13]/[.CJ13]" office:value-type="float" office:value="12.436303630363" calcext:value-type="float">
            <text:p>12.44</text:p>
          </table:table-cell>
          <table:table-cell table:style-name="ce33" table:formula="of:=[.CE13]*[.CC13]/[.CJ13]" office:value-type="float" office:value="0.0913091309130913" calcext:value-type="float">
            <text:p>0.09</text:p>
          </table:table-cell>
          <table:table-cell table:style-name="ce33" table:formula="of:=[.CF13]*[.CC13]/[.CJ13]" office:value-type="float" office:value="3.37843784378438" calcext:value-type="float">
            <text:p>3.38</text:p>
          </table:table-cell>
          <table:table-cell table:style-name="ce33" table:formula="of:=[.CG13]*[.CC13]/[.CJ13]" office:value-type="float" office:value="18.490099009901" calcext:value-type="float">
            <text:p>18.49</text:p>
          </table:table-cell>
          <table:table-cell table:style-name="ce33" table:formula="of:=[.CH13]*[.CC13]/[.CJ13]" office:value-type="float" office:value="20.0058305830583" calcext:value-type="float">
            <text:p>20.01</text:p>
          </table:table-cell>
          <table:table-cell table:style-name="ce33" table:formula="of:=[.CI13]*[.CC13]/[.CJ13]" office:value-type="float" office:value="36.8980198019802" calcext:value-type="float">
            <text:p>36.90</text:p>
          </table:table-cell>
          <table:table-cell/>
        </table:table-row>
        <table:table-row table:style-name="ro2">
          <table:table-cell table:style-name="ce3" table:formula="of:=[.A13]+1" office:value-type="float" office:value="11" calcext:value-type="float">
            <text:p>11</text:p>
          </table:table-cell>
          <table:table-cell table:style-name="ce4" office:value-type="date" office:date-value="2019-12-20" calcext:value-type="date">
            <text:p>2019-12-20</text:p>
          </table:table-cell>
          <table:table-cell table:style-name="ce7" office:value-type="string" calcext:value-type="string">
            <text:p>ego-9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-9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8409667926" calcext:value-type="float">
            <text:p>8409667926</text:p>
          </table:table-cell>
          <table:table-cell table:style-name="ce16" table:formula="of:=([.G14]-[.$G$3])/[.$G$3]" office:value-type="percentage" office:value="-0.106610084921023" calcext:value-type="percentage">
            <text:p>-10.66%</text:p>
          </table:table-cell>
          <table:table-cell table:style-name="ce18" office:value-type="float" office:value="55.6" calcext:value-type="float">
            <text:p>55.6</text:p>
          </table:table-cell>
          <table:table-cell table:style-name="ce20" table:formula="of:=([.I14]-[.$I$3])/[.$I$3]" office:value-type="percentage" office:value="-0.011203983638627" calcext:value-type="percentage">
            <text:p>-1.12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4]/[.I14]" office:value-type="percentage" office:value="0.903776978417266" calcext:value-type="percentage">
            <text:p>90.38%</text:p>
          </table:table-cell>
          <table:table-cell table:style-name="Default" office:value-type="float" office:value="5.34" calcext:value-type="float">
            <text:p>5.34</text:p>
          </table:table-cell>
          <table:table-cell table:style-name="Default" office:value-type="float" office:value="5.13" calcext:value-type="float">
            <text:p>5.1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2.4" calcext:value-type="float">
            <text:p>42.4</text:p>
          </table:table-cell>
          <table:table-cell table:style-name="ce16" table:formula="of:=([.P14]-[.$P$3])/[.$P$3]" office:value-type="percentage" office:value="-0.0288593678424186" calcext:value-type="percentage">
            <text:p>-2.89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4]/[.P14]" office:value-type="percentage" office:value="0.887264150943396" calcext:value-type="percentage">
            <text:p>88.73%</text:p>
          </table:table-cell>
          <table:table-cell table:style-name="Default" office:value-type="float" office:value="4.78" calcext:value-type="float">
            <text:p>4.78</text:p>
          </table:table-cell>
          <table:table-cell table:style-name="Default" office:value-type="float" office:value="4.11" calcext:value-type="float">
            <text:p>4.11</text:p>
          </table:table-cell>
          <table:table-cell table:style-name="Default" office:value-type="float" office:value="0.67" calcext:value-type="float">
            <text:p>0.67</text:p>
          </table:table-cell>
          <table:table-cell office:value-type="float" office:value="1666" calcext:value-type="float">
            <text:p>1666</text:p>
          </table:table-cell>
          <table:table-cell office:value-type="float" office:value="105.95" calcext:value-type="float">
            <text:p>105.95</text:p>
          </table:table-cell>
          <table:table-cell office:value-type="float" office:value="15.19" calcext:value-type="float">
            <text:p>15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2" calcext:value-type="float">
            <text:p>9.02</text:p>
          </table:table-cell>
          <table:table-cell office:value-type="float" office:value="9.77" calcext:value-type="float">
            <text:p>9.77</text:p>
          </table:table-cell>
          <table:table-cell office:value-type="float" office:value="16.9" calcext:value-type="float">
            <text:p>16.9</text:p>
          </table:table-cell>
          <table:table-cell office:value-type="float" office:value="13.95" calcext:value-type="float">
            <text:p>13.95</text:p>
          </table:table-cell>
          <table:table-cell office:value-type="float" office:value="35.17" calcext:value-type="float">
            <text:p>35.17</text:p>
          </table:table-cell>
          <table:table-cell office:value-type="float" office:value="91.45" calcext:value-type="float">
            <text:p>91.45</text:p>
          </table:table-cell>
          <table:table-cell office:value-type="float" office:value="14.18" calcext:value-type="float">
            <text:p>14.18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20.17" calcext:value-type="float">
            <text:p>20.17</text:p>
          </table:table-cell>
          <table:table-cell office:value-type="float" office:value="21.67" calcext:value-type="float">
            <text:p>21.67</text:p>
          </table:table-cell>
          <table:table-cell office:value-type="float" office:value="40.17" calcext:value-type="float">
            <text:p>40.17</text:p>
          </table:table-cell>
          <table:table-cell office:value-type="float" office:value="75027" calcext:value-type="float">
            <text:p>75027</text:p>
          </table:table-cell>
          <table:table-cell table:style-name="ce27" table:formula="of:=([.AN14]-[.$AN$3])/[.$AN$3]" office:value-type="percentage" office:value="8.39952392883989" calcext:value-type="percentage">
            <text:p>840.0%</text:p>
          </table:table-cell>
          <table:table-cell office:value-type="float" office:value="339692053" calcext:value-type="float">
            <text:p>339692053</text:p>
          </table:table-cell>
          <table:table-cell table:style-name="ce27" table:formula="of:=([.AP14]-[.$AP$3])/[.$AP$3]" office:value-type="percentage" office:value="-0.0887899523450406" calcext:value-type="percentage">
            <text:p>-8.9%</text:p>
          </table:table-cell>
          <table:table-cell table:style-name="ce27" table:formula="of:=[.AP14]/[.G14]" office:value-type="percentage" office:value="0.0403930400093184" calcext:value-type="percentage">
            <text:p>4.0%</text:p>
          </table:table-cell>
          <table:table-cell office:value-type="float" office:value="58089" calcext:value-type="float">
            <text:p>58089</text:p>
          </table:table-cell>
          <table:table-cell table:style-name="ce30" table:formula="of:=[.AS14]/[.AN14]" office:value-type="percentage" office:value="0.774241273141669" calcext:value-type="percentage">
            <text:p>77.4%</text:p>
          </table:table-cell>
          <table:table-cell office:value-type="float" office:value="85" calcext:value-type="float">
            <text:p>85</text:p>
          </table:table-cell>
          <table:table-cell table:style-name="ce31" table:formula="of:=[.AS14]/[.AU14]" office:value-type="float" office:value="683.4" calcext:value-type="float">
            <text:p>683</text:p>
          </table:table-cell>
          <table:table-cell office:value-type="float" office:value="16939" calcext:value-type="float">
            <text:p>16939</text:p>
          </table:table-cell>
          <table:table-cell table:style-name="ce30" table:formula="of:=[.AW14]/[.AN14]" office:value-type="percentage" office:value="0.225772055393392" calcext:value-type="percentage">
            <text:p>22.6%</text:p>
          </table:table-cell>
          <table:table-cell office:value-type="float" office:value="18" calcext:value-type="float">
            <text:p>18</text:p>
          </table:table-cell>
          <table:table-cell table:style-name="ce31" table:formula="of:=[.AW14]/[.AY14]" office:value-type="float" office:value="941.055555555556" calcext:value-type="float">
            <text:p>941</text:p>
          </table:table-cell>
          <table:table-cell office:value-type="float" office:value="-129.91" calcext:value-type="float">
            <text:p>-129.91</text:p>
          </table:table-cell>
          <table:table-cell table:style-name="ce27" table:formula="of:=([.BA14]-[.$BA$3])/[.$BA$3]" office:value-type="percentage" office:value="3.20012932428063" calcext:value-type="percentage">
            <text:p>320.0%</text:p>
          </table:table-cell>
          <table:table-cell office:value-type="float" office:value="79.76" calcext:value-type="float">
            <text:p>79.76</text:p>
          </table:table-cell>
          <table:table-cell table:style-name="ce27" table:formula="of:=([.BC14]-[.$BC$3])/[.$BC$3]" office:value-type="percentage" office:value="4.17585983127839" calcext:value-type="percentage">
            <text:p>417.6%</text:p>
          </table:table-cell>
          <table:table-cell office:value-type="float" office:value="-122.92" calcext:value-type="float">
            <text:p>-122.92</text:p>
          </table:table-cell>
          <table:table-cell table:style-name="ce27" table:formula="of:=([.BE14]-[.$BE$3])/[.$BE$3]" office:value-type="percentage" office:value="-0.266280666149346" calcext:value-type="percentage">
            <text:p>-26.6%</text:p>
          </table:table-cell>
          <table:table-cell office:value-type="float" office:value="79.53" calcext:value-type="float">
            <text:p>79.53</text:p>
          </table:table-cell>
          <table:table-cell table:style-name="ce27" table:formula="of:=([.BG14]-[.$BG$3])/[.$BG$3]" office:value-type="percentage" office:value="-0.282025819265144" calcext:value-type="percentage">
            <text:p>-28.2%</text:p>
          </table:table-cell>
          <table:table-cell table:style-name="ce32" office:value-type="percentage" office:value="0.63" calcext:value-type="percentage">
            <text:p>63.00%</text:p>
          </table:table-cell>
          <table:table-cell table:style-name="ce32" office:value-type="percentage" office:value="0.0561" calcext:value-type="percentage">
            <text:p>5.61%</text:p>
          </table:table-cell>
          <table:table-cell office:value-type="float" office:value="15.88" calcext:value-type="float">
            <text:p>15.88</text:p>
          </table:table-cell>
          <table:table-cell table:style-name="ce27" table:formula="of:=([.BK14]-[.$BK$3])/[.$BK$3]" office:value-type="percentage" office:value="-0.199596774193548" calcext:value-type="percentage">
            <text:p>-20.0%</text:p>
          </table:table-cell>
          <table:table-cell office:value-type="float" office:value="8.48" calcext:value-type="float">
            <text:p>8.48</text:p>
          </table:table-cell>
          <table:table-cell table:style-name="ce27" table:formula="of:=([.BM14]-[.$BM$3])/[.$BM$3]" office:value-type="percentage" office:value="-0.557180156657963" calcext:value-type="percentage">
            <text:p>-55.7%</text:p>
          </table:table-cell>
          <table:table-cell office:value-type="float" office:value="30.67" calcext:value-type="float">
            <text:p>30.67</text:p>
          </table:table-cell>
          <table:table-cell table:style-name="ce27" table:formula="of:=([.BO14]-[.$BO$3])/[.$BO$3]" office:value-type="percentage" office:value="-0.181041388518024" calcext:value-type="percentage">
            <text:p>-18.1%</text:p>
          </table:table-cell>
          <table:table-cell office:value-type="float" office:value="16.15" calcext:value-type="float">
            <text:p>16.15</text:p>
          </table:table-cell>
          <table:table-cell table:style-name="ce27" table:formula="of:=([.BQ14]-[.$BQ$3])/[.$BQ$3]" office:value-type="percentage" office:value="-0.511198547215496" calcext:value-type="percentage">
            <text:p>-51.1%</text:p>
          </table:table-cell>
          <table:table-cell office:value-type="float" office:value="13.4" calcext:value-type="float">
            <text:p>13.4</text:p>
          </table:table-cell>
          <table:table-cell table:style-name="ce27" table:formula="of:=([.BS14]-[.$BS$3])/[.$BS$3]" office:value-type="percentage" office:value="-0.21453692848769" calcext:value-type="percentage">
            <text:p>-21.5%</text:p>
          </table:table-cell>
          <table:table-cell office:value-type="float" office:value="7.15" calcext:value-type="float">
            <text:p>7.15</text:p>
          </table:table-cell>
          <table:table-cell table:style-name="ce27" table:formula="of:=([.BU14]-[.$BU$3])/[.$BU$3]" office:value-type="percentage" office:value="-0.598314606741573" calcext:value-type="percentage">
            <text:p>-59.8%</text:p>
          </table:table-cell>
          <table:table-cell table:number-columns-repeated="6"/>
          <table:table-cell office:value-type="float" office:value="91.45" calcext:value-type="float">
            <text:p>91.45</text:p>
          </table:table-cell>
          <table:table-cell office:value-type="float" office:value="14.18" calcext:value-type="float">
            <text:p>14.18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20.17" calcext:value-type="float">
            <text:p>20.17</text:p>
          </table:table-cell>
          <table:table-cell office:value-type="float" office:value="21.67" calcext:value-type="float">
            <text:p>21.67</text:p>
          </table:table-cell>
          <table:table-cell office:value-type="float" office:value="40.17" calcext:value-type="float">
            <text:p>40.17</text:p>
          </table:table-cell>
          <table:table-cell table:formula="of:=SUM([.CD14:.CI14])" office:value-type="float" office:value="100" calcext:value-type="float">
            <text:p>100</text:p>
          </table:table-cell>
          <table:table-cell table:style-name="ce33" table:formula="of:=[.CD14]*[.CC14]/[.CJ14]" office:value-type="float" office:value="12.96761" calcext:value-type="float">
            <text:p>12.97</text:p>
          </table:table-cell>
          <table:table-cell table:style-name="ce33" table:formula="of:=[.CE14]*[.CC14]/[.CJ14]" office:value-type="float" office:value="0.09145" calcext:value-type="float">
            <text:p>0.09</text:p>
          </table:table-cell>
          <table:table-cell table:style-name="ce33" table:formula="of:=[.CF14]*[.CC14]/[.CJ14]" office:value-type="float" office:value="3.392795" calcext:value-type="float">
            <text:p>3.39</text:p>
          </table:table-cell>
          <table:table-cell table:style-name="ce33" table:formula="of:=[.CG14]*[.CC14]/[.CJ14]" office:value-type="float" office:value="18.445465" calcext:value-type="float">
            <text:p>18.45</text:p>
          </table:table-cell>
          <table:table-cell table:style-name="ce33" table:formula="of:=[.CH14]*[.CC14]/[.CJ14]" office:value-type="float" office:value="19.817215" calcext:value-type="float">
            <text:p>19.82</text:p>
          </table:table-cell>
          <table:table-cell table:style-name="ce33" table:formula="of:=[.CI14]*[.CC14]/[.CJ14]" office:value-type="float" office:value="36.735465" calcext:value-type="float">
            <text:p>36.74</text:p>
          </table:table-cell>
          <table:table-cell/>
        </table:table-row>
        <table:table-row table:style-name="ro2">
          <table:table-cell table:style-name="ce3" table:formula="of:=[.A14]+1" office:value-type="float" office:value="12" calcext:value-type="float">
            <text:p>12</text:p>
          </table:table-cell>
          <table:table-cell table:style-name="ce4" office:value-type="date" office:date-value="2019-11-15" calcext:value-type="date">
            <text:p>2019-11-15</text:p>
          </table:table-cell>
          <table:table-cell table:style-name="ce7" office:value-type="string" calcext:value-type="string">
            <text:p>ego+5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5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430749295" calcext:value-type="float">
            <text:p>9430749295</text:p>
          </table:table-cell>
          <table:table-cell table:style-name="ce16" table:formula="of:=([.G15]-[.$G$3])/[.$G$3]" office:value-type="percentage" office:value="0.00186313965415123" calcext:value-type="percentage">
            <text:p>0.19%</text:p>
          </table:table-cell>
          <table:table-cell table:style-name="ce18" office:value-type="float" office:value="56.24" calcext:value-type="float">
            <text:p>56.24</text:p>
          </table:table-cell>
          <table:table-cell table:style-name="ce20" table:formula="of:=([.I15]-[.$I$3])/[.$I$3]" office:value-type="percentage" office:value="0.000177841010137029" calcext:value-type="percentage">
            <text:p>0.02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5]/[.I15]" office:value-type="percentage" office:value="0.893492176386913" calcext:value-type="percentage">
            <text:p>89.35%</text:p>
          </table:table-cell>
          <table:table-cell table:style-name="Default" office:value-type="float" office:value="5.99" calcext:value-type="float">
            <text:p>5.99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3.66" calcext:value-type="float">
            <text:p>43.66</text:p>
          </table:table-cell>
          <table:table-cell table:style-name="ce16" table:formula="of:=([.P15]-[.$P$3])/[.$P$3]" office:value-type="percentage" office:value="0" calcext:value-type="percentage">
            <text:p>0.00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5]/[.P15]" office:value-type="percentage" office:value="0.861658268437929" calcext:value-type="percentage">
            <text:p>86.17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36" calcext:value-type="float">
            <text:p>5.36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2762" calcext:value-type="float">
            <text:p>2762</text:p>
          </table:table-cell>
          <table:table-cell office:value-type="float" office:value="104.51" calcext:value-type="float">
            <text:p>104.51</text:p>
          </table:table-cell>
          <table:table-cell office:value-type="float" office:value="17.35" calcext:value-type="float">
            <text:p>17.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9" calcext:value-type="float">
            <text:p>9.89</text:p>
          </table:table-cell>
          <table:table-cell office:value-type="float" office:value="16.86" calcext:value-type="float">
            <text:p>16.86</text:p>
          </table:table-cell>
          <table:table-cell office:value-type="float" office:value="12.66" calcext:value-type="float">
            <text:p>12.66</text:p>
          </table:table-cell>
          <table:table-cell office:value-type="float" office:value="34.09" calcext:value-type="float">
            <text:p>34.09</text:p>
          </table:table-cell>
          <table:table-cell office:value-type="float" office:value="86.08" calcext:value-type="float">
            <text:p>86.08</text:p>
          </table:table-cell>
          <table:table-cell office:value-type="float" office:value="19.65" calcext:value-type="float">
            <text:p>19.65</text:p>
          </table:table-cell>
          <table:table-cell office:value-type="float" office:value="0.11" calcext:value-type="float">
            <text:p>0.11</text:p>
          </table:table-cell>
          <table:table-cell office:value-type="float" office:value="3.9" calcext:value-type="float">
            <text:p>3.9</text:p>
          </table:table-cell>
          <table:table-cell office:value-type="float" office:value="20.78" calcext:value-type="float">
            <text:p>20.78</text:p>
          </table:table-cell>
          <table:table-cell office:value-type="float" office:value="17.97" calcext:value-type="float">
            <text:p>17.97</text:p>
          </table:table-cell>
          <table:table-cell office:value-type="float" office:value="37.59" calcext:value-type="float">
            <text:p>37.59</text:p>
          </table:table-cell>
          <table:table-cell office:value-type="float" office:value="7040" calcext:value-type="float">
            <text:p>7040</text:p>
          </table:table-cell>
          <table:table-cell table:style-name="ce27" table:formula="of:=([.AN15]-[.$AN$3])/[.$AN$3]" office:value-type="percentage" office:value="-0.118015534953646" calcext:value-type="percentage">
            <text:p>-11.8%</text:p>
          </table:table-cell>
          <table:table-cell office:value-type="float" office:value="345218370" calcext:value-type="float">
            <text:p>345218370</text:p>
          </table:table-cell>
          <table:table-cell table:style-name="ce27" table:formula="of:=([.AP15]-[.$AP$3])/[.$AP$3]" office:value-type="percentage" office:value="-0.0739658328743199" calcext:value-type="percentage">
            <text:p>-7.4%</text:p>
          </table:table-cell>
          <table:table-cell table:style-name="ce27" table:formula="of:=[.AP15]/[.G15]" office:value-type="percentage" office:value="0.0366056141671615" calcext:value-type="percentage">
            <text:p>3.7%</text:p>
          </table:table-cell>
          <table:table-cell office:value-type="float" office:value="2337" calcext:value-type="float">
            <text:p>2337</text:p>
          </table:table-cell>
          <table:table-cell table:style-name="ce30" table:formula="of:=[.AS15]/[.AN15]" office:value-type="percentage" office:value="0.331960227272727" calcext:value-type="percentage">
            <text:p>33.2%</text:p>
          </table:table-cell>
          <table:table-cell office:value-type="float" office:value="9" calcext:value-type="float">
            <text:p>9</text:p>
          </table:table-cell>
          <table:table-cell table:style-name="ce31" table:formula="of:=[.AS15]/[.AU15]" office:value-type="float" office:value="259.666666666667" calcext:value-type="float">
            <text:p>260</text:p>
          </table:table-cell>
          <table:table-cell office:value-type="float" office:value="4703" calcext:value-type="float">
            <text:p>4703</text:p>
          </table:table-cell>
          <table:table-cell table:style-name="ce30" table:formula="of:=[.AW15]/[.AN15]" office:value-type="percentage" office:value="0.668039772727273" calcext:value-type="percentage">
            <text:p>66.8%</text:p>
          </table:table-cell>
          <table:table-cell office:value-type="float" office:value="8" calcext:value-type="float">
            <text:p>8</text:p>
          </table:table-cell>
          <table:table-cell table:style-name="ce31" table:formula="of:=[.AW15]/[.AY15]" office:value-type="float" office:value="587.875" calcext:value-type="float">
            <text:p>588</text:p>
          </table:table-cell>
          <table:table-cell office:value-type="float" office:value="-27.57" calcext:value-type="float">
            <text:p>-27.57</text:p>
          </table:table-cell>
          <table:table-cell table:style-name="ce27" table:formula="of:=([.BA15]-[.$BA$3])/[.$BA$3]" office:value-type="percentage" office:value="-0.108632395732299" calcext:value-type="percentage">
            <text:p>-10.9%</text:p>
          </table:table-cell>
          <table:table-cell office:value-type="float" office:value="13.74" calcext:value-type="float">
            <text:p>13.74</text:p>
          </table:table-cell>
          <table:table-cell table:style-name="ce27" table:formula="of:=([.BC15]-[.$BC$3])/[.$BC$3]" office:value-type="percentage" office:value="-0.108371187540558" calcext:value-type="percentage">
            <text:p>-10.8%</text:p>
          </table:table-cell>
          <table:table-cell office:value-type="float" office:value="-168.15" calcext:value-type="float">
            <text:p>-168.15</text:p>
          </table:table-cell>
          <table:table-cell table:style-name="ce27" table:formula="of:=([.BE15]-[.$BE$3])/[.$BE$3]" office:value-type="percentage" office:value="0.00370082970214293" calcext:value-type="percentage">
            <text:p>0.4%</text:p>
          </table:table-cell>
          <table:table-cell office:value-type="float" office:value="111.13" calcext:value-type="float">
            <text:p>111.13</text:p>
          </table:table-cell>
          <table:table-cell table:style-name="ce27" table:formula="of:=([.BG15]-[.$BG$3])/[.$BG$3]" office:value-type="percentage" office:value="0.00324997743071228" calcext:value-type="percentage">
            <text:p>0.3%</text:p>
          </table:table-cell>
          <table:table-cell table:style-name="ce32" office:value-type="percentage" office:value="0.638" calcext:value-type="percentage">
            <text:p>63.80%</text:p>
          </table:table-cell>
          <table:table-cell table:style-name="ce32" office:value-type="percentage" office:value="0.0431" calcext:value-type="percentage">
            <text:p>4.31%</text:p>
          </table:table-cell>
          <table:table-cell office:value-type="float" office:value="20.05" calcext:value-type="float">
            <text:p>20.05</text:p>
          </table:table-cell>
          <table:table-cell table:style-name="ce27" table:formula="of:=([.BK15]-[.$BK$3])/[.$BK$3]" office:value-type="percentage" office:value="0.0105846774193549" calcext:value-type="percentage">
            <text:p>1.1%</text:p>
          </table:table-cell>
          <table:table-cell office:value-type="float" office:value="19.82" calcext:value-type="float">
            <text:p>19.82</text:p>
          </table:table-cell>
          <table:table-cell table:style-name="ce27" table:formula="of:=([.BM15]-[.$BM$3])/[.$BM$3]" office:value-type="percentage" office:value="0.0349869451697129" calcext:value-type="percentage">
            <text:p>3.5%</text:p>
          </table:table-cell>
          <table:table-cell office:value-type="float" office:value="37.95" calcext:value-type="float">
            <text:p>37.95</text:p>
          </table:table-cell>
          <table:table-cell table:style-name="ce27" table:formula="of:=([.BO15]-[.$BO$3])/[.$BO$3]" office:value-type="percentage" office:value="0.0133511348464619" calcext:value-type="percentage">
            <text:p>1.3%</text:p>
          </table:table-cell>
          <table:table-cell office:value-type="float" office:value="34.55" calcext:value-type="float">
            <text:p>34.55</text:p>
          </table:table-cell>
          <table:table-cell table:style-name="ce27" table:formula="of:=([.BQ15]-[.$BQ$3])/[.$BQ$3]" office:value-type="percentage" office:value="0.0457021791767554" calcext:value-type="percentage">
            <text:p>4.6%</text:p>
          </table:table-cell>
          <table:table-cell office:value-type="float" office:value="17.2" calcext:value-type="float">
            <text:p>17.2</text:p>
          </table:table-cell>
          <table:table-cell table:style-name="ce27" table:formula="of:=([.BS15]-[.$BS$3])/[.$BS$3]" office:value-type="percentage" office:value="0.00820633059788984" calcext:value-type="percentage">
            <text:p>0.8%</text:p>
          </table:table-cell>
          <table:table-cell office:value-type="float" office:value="18.22" calcext:value-type="float">
            <text:p>18.22</text:p>
          </table:table-cell>
          <table:table-cell table:style-name="ce27" table:formula="of:=([.BU15]-[.$BU$3])/[.$BU$3]" office:value-type="percentage" office:value="0.0235955056179774" calcext:value-type="percentage">
            <text:p>2.4%</text:p>
          </table:table-cell>
          <table:table-cell table:number-columns-repeated="6"/>
          <table:table-cell office:value-type="float" office:value="86.08" calcext:value-type="float">
            <text:p>86.08</text:p>
          </table:table-cell>
          <table:table-cell office:value-type="float" office:value="19.65" calcext:value-type="float">
            <text:p>19.65</text:p>
          </table:table-cell>
          <table:table-cell office:value-type="float" office:value="0.11" calcext:value-type="float">
            <text:p>0.11</text:p>
          </table:table-cell>
          <table:table-cell office:value-type="float" office:value="3.9" calcext:value-type="float">
            <text:p>3.9</text:p>
          </table:table-cell>
          <table:table-cell office:value-type="float" office:value="20.78" calcext:value-type="float">
            <text:p>20.78</text:p>
          </table:table-cell>
          <table:table-cell office:value-type="float" office:value="17.97" calcext:value-type="float">
            <text:p>17.97</text:p>
          </table:table-cell>
          <table:table-cell office:value-type="float" office:value="37.59" calcext:value-type="float">
            <text:p>37.59</text:p>
          </table:table-cell>
          <table:table-cell table:formula="of:=SUM([.CD15:.CI15])" office:value-type="float" office:value="100" calcext:value-type="float">
            <text:p>100</text:p>
          </table:table-cell>
          <table:table-cell table:style-name="ce33" table:formula="of:=[.CD15]*[.CC15]/[.CJ15]" office:value-type="float" office:value="16.91472" calcext:value-type="float">
            <text:p>16.91</text:p>
          </table:table-cell>
          <table:table-cell table:style-name="ce33" table:formula="of:=[.CE15]*[.CC15]/[.CJ15]" office:value-type="float" office:value="0.094688" calcext:value-type="float">
            <text:p>0.09</text:p>
          </table:table-cell>
          <table:table-cell table:style-name="ce33" table:formula="of:=[.CF15]*[.CC15]/[.CJ15]" office:value-type="float" office:value="3.35712" calcext:value-type="float">
            <text:p>3.36</text:p>
          </table:table-cell>
          <table:table-cell table:style-name="ce33" table:formula="of:=[.CG15]*[.CC15]/[.CJ15]" office:value-type="float" office:value="17.887424" calcext:value-type="float">
            <text:p>17.89</text:p>
          </table:table-cell>
          <table:table-cell table:style-name="ce33" table:formula="of:=[.CH15]*[.CC15]/[.CJ15]" office:value-type="float" office:value="15.468576" calcext:value-type="float">
            <text:p>15.47</text:p>
          </table:table-cell>
          <table:table-cell table:style-name="ce33" table:formula="of:=[.CI15]*[.CC15]/[.CJ15]" office:value-type="float" office:value="32.357472" calcext:value-type="float">
            <text:p>32.36</text:p>
          </table:table-cell>
          <table:table-cell/>
        </table:table-row>
        <table:table-row table:style-name="ro2">
          <table:table-cell table:style-name="ce3" table:formula="of:=[.A15]+1" office:value-type="float" office:value="13" calcext:value-type="float">
            <text:p>13</text:p>
          </table:table-cell>
          <table:table-cell table:style-name="ce4" office:value-type="date" office:date-value="2019-11-17" calcext:value-type="date">
            <text:p>2019-11-17</text:p>
          </table:table-cell>
          <table:table-cell table:style-name="ce7" office:value-type="string" calcext:value-type="string">
            <text:p>ego+1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1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446234800" calcext:value-type="float">
            <text:p>9446234800</text:p>
          </table:table-cell>
          <table:table-cell table:style-name="ce16" table:formula="of:=([.G16]-[.$G$3])/[.$G$3]" office:value-type="percentage" office:value="0.00350822173332976" calcext:value-type="percentage">
            <text:p>0.35%</text:p>
          </table:table-cell>
          <table:table-cell table:style-name="ce18" office:value-type="float" office:value="56.25" calcext:value-type="float">
            <text:p>56.25</text:p>
          </table:table-cell>
          <table:table-cell table:style-name="ce20" table:formula="of:=([.I16]-[.$I$3])/[.$I$3]" office:value-type="percentage" office:value="0.000355682020273931" calcext:value-type="percentage">
            <text:p>0.04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6]/[.I16]" office:value-type="percentage" office:value="0.893333333333333" calcext:value-type="percentage">
            <text:p>89.33%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43.65" calcext:value-type="float">
            <text:p>43.65</text:p>
          </table:table-cell>
          <table:table-cell table:style-name="ce16" table:formula="of:=([.P16]-[.$P$3])/[.$P$3]" office:value-type="percentage" office:value="-0.000229042601923912" calcext:value-type="percentage">
            <text:p>-0.0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6]/[.P16]" office:value-type="percentage" office:value="0.861855670103093" calcext:value-type="percentage">
            <text:p>86.19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41" calcext:value-type="float">
            <text:p>5.41</text:p>
          </table:table-cell>
          <table:table-cell table:style-name="Default" office:value-type="float" office:value="0.63" calcext:value-type="float">
            <text:p>0.63</text:p>
          </table:table-cell>
          <table:table-cell office:value-type="float" office:value="1713" calcext:value-type="float">
            <text:p>1713</text:p>
          </table:table-cell>
          <table:table-cell office:value-type="float" office:value="104.42" calcext:value-type="float">
            <text:p>104.42</text:p>
          </table:table-cell>
          <table:table-cell office:value-type="float" office:value="17.45" calcext:value-type="float">
            <text:p>17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9" calcext:value-type="float">
            <text:p>9.9</text:p>
          </table:table-cell>
          <table:table-cell office:value-type="float" office:value="16.87" calcext:value-type="float">
            <text:p>16.87</text:p>
          </table:table-cell>
          <table:table-cell office:value-type="float" office:value="12.55" calcext:value-type="float">
            <text:p>12.55</text:p>
          </table:table-cell>
          <table:table-cell office:value-type="float" office:value="34.07" calcext:value-type="float">
            <text:p>34.07</text:p>
          </table:table-cell>
          <table:table-cell office:value-type="float" office:value="85.74" calcext:value-type="float">
            <text:p>85.74</text:p>
          </table:table-cell>
          <table:table-cell office:value-type="float" office:value="19.91" calcext:value-type="float">
            <text:p>19.91</text:p>
          </table:table-cell>
          <table:table-cell office:value-type="float" office:value="0.11" calcext:value-type="float">
            <text:p>0.11</text:p>
          </table:table-cell>
          <table:table-cell office:value-type="float" office:value="3.92" calcext:value-type="float">
            <text:p>3.92</text:p>
          </table:table-cell>
          <table:table-cell office:value-type="float" office:value="20.84" calcext:value-type="float">
            <text:p>20.84</text:p>
          </table:table-cell>
          <table:table-cell office:value-type="float" office:value="17.66" calcext:value-type="float">
            <text:p>17.66</text:p>
          </table:table-cell>
          <table:table-cell office:value-type="float" office:value="37.57" calcext:value-type="float">
            <text:p>37.57</text:p>
          </table:table-cell>
          <table:table-cell office:value-type="float" office:value="6202" calcext:value-type="float">
            <text:p>6202</text:p>
          </table:table-cell>
          <table:table-cell table:style-name="ce27" table:formula="of:=([.AN16]-[.$AN$3])/[.$AN$3]" office:value-type="percentage" office:value="-0.223001753946379" calcext:value-type="percentage">
            <text:p>-22.3%</text:p>
          </table:table-cell>
          <table:table-cell office:value-type="float" office:value="318556730" calcext:value-type="float">
            <text:p>318556730</text:p>
          </table:table-cell>
          <table:table-cell table:style-name="ce27" table:formula="of:=([.AP16]-[.$AP$3])/[.$AP$3]" office:value-type="percentage" office:value="-0.145484592410797" calcext:value-type="percentage">
            <text:p>-14.5%</text:p>
          </table:table-cell>
          <table:table-cell table:style-name="ce27" table:formula="of:=[.AP16]/[.G16]" office:value-type="percentage" office:value="0.0337231433205535" calcext:value-type="percentage">
            <text:p>3.4%</text:p>
          </table:table-cell>
          <table:table-cell office:value-type="float" office:value="2082" calcext:value-type="float">
            <text:p>2082</text:p>
          </table:table-cell>
          <table:table-cell table:style-name="ce30" table:formula="of:=[.AS16]/[.AN16]" office:value-type="percentage" office:value="0.335698161883263" calcext:value-type="percentage">
            <text:p>33.6%</text:p>
          </table:table-cell>
          <table:table-cell office:value-type="float" office:value="8" calcext:value-type="float">
            <text:p>8</text:p>
          </table:table-cell>
          <table:table-cell table:style-name="ce31" table:formula="of:=[.AS16]/[.AU16]" office:value-type="float" office:value="260.25" calcext:value-type="float">
            <text:p>260</text:p>
          </table:table-cell>
          <table:table-cell office:value-type="float" office:value="4120" calcext:value-type="float">
            <text:p>4120</text:p>
          </table:table-cell>
          <table:table-cell table:style-name="ce30" table:formula="of:=[.AW16]/[.AN16]" office:value-type="percentage" office:value="0.664301838116737" calcext:value-type="percentage">
            <text:p>66.4%</text:p>
          </table:table-cell>
          <table:table-cell office:value-type="float" office:value="7" calcext:value-type="float">
            <text:p>7</text:p>
          </table:table-cell>
          <table:table-cell table:style-name="ce31" table:formula="of:=[.AW16]/[.AY16]" office:value-type="float" office:value="588.571428571429" calcext:value-type="float">
            <text:p>589</text:p>
          </table:table-cell>
          <table:table-cell office:value-type="float" office:value="-24.45" calcext:value-type="float">
            <text:p>-24.45</text:p>
          </table:table-cell>
          <table:table-cell table:style-name="ce27" table:formula="of:=([.BA16]-[.$BA$3])/[.$BA$3]" office:value-type="percentage" office:value="-0.209505334626576" calcext:value-type="percentage">
            <text:p>-21.0%</text:p>
          </table:table-cell>
          <table:table-cell office:value-type="float" office:value="12.2" calcext:value-type="float">
            <text:p>12.2</text:p>
          </table:table-cell>
          <table:table-cell table:style-name="ce27" table:formula="of:=([.BC16]-[.$BC$3])/[.$BC$3]" office:value-type="percentage" office:value="-0.208306294613887" calcext:value-type="percentage">
            <text:p>-20.8%</text:p>
          </table:table-cell>
          <table:table-cell office:value-type="float" office:value="-168.72" calcext:value-type="float">
            <text:p>-168.72</text:p>
          </table:table-cell>
          <table:table-cell table:style-name="ce27" table:formula="of:=([.BE16]-[.$BE$3])/[.$BE$3]" office:value-type="percentage" office:value="0.00710320539604845" calcext:value-type="percentage">
            <text:p>0.7%</text:p>
          </table:table-cell>
          <table:table-cell office:value-type="float" office:value="111.48" calcext:value-type="float">
            <text:p>111.48</text:p>
          </table:table-cell>
          <table:table-cell table:style-name="ce27" table:formula="of:=([.BG16]-[.$BG$3])/[.$BG$3]" office:value-type="percentage" office:value="0.00640967771057153" calcext:value-type="percentage">
            <text:p>0.6%</text:p>
          </table:table-cell>
          <table:table-cell table:style-name="ce32" office:value-type="percentage" office:value="0.6403" calcext:value-type="percentage">
            <text:p>64.03%</text:p>
          </table:table-cell>
          <table:table-cell table:style-name="ce32" office:value-type="percentage" office:value="0.0423" calcext:value-type="percentage">
            <text:p>4.23%</text:p>
          </table:table-cell>
          <table:table-cell office:value-type="float" office:value="20.26" calcext:value-type="float">
            <text:p>20.26</text:p>
          </table:table-cell>
          <table:table-cell table:style-name="ce27" table:formula="of:=([.BK16]-[.$BK$3])/[.$BK$3]" office:value-type="percentage" office:value="0.0211693548387098" calcext:value-type="percentage">
            <text:p>2.1%</text:p>
          </table:table-cell>
          <table:table-cell office:value-type="float" office:value="20.42" calcext:value-type="float">
            <text:p>20.42</text:p>
          </table:table-cell>
          <table:table-cell table:style-name="ce27" table:formula="of:=([.BM16]-[.$BM$3])/[.$BM$3]" office:value-type="percentage" office:value="0.066318537859008" calcext:value-type="percentage">
            <text:p>6.6%</text:p>
          </table:table-cell>
          <table:table-cell office:value-type="float" office:value="38.51" calcext:value-type="float">
            <text:p>38.51</text:p>
          </table:table-cell>
          <table:table-cell table:style-name="ce27" table:formula="of:=([.BO16]-[.$BO$3])/[.$BO$3]" office:value-type="percentage" office:value="0.0283044058744992" calcext:value-type="percentage">
            <text:p>2.8%</text:p>
          </table:table-cell>
          <table:table-cell office:value-type="float" office:value="35.94" calcext:value-type="float">
            <text:p>35.94</text:p>
          </table:table-cell>
          <table:table-cell table:style-name="ce27" table:formula="of:=([.BQ16]-[.$BQ$3])/[.$BQ$3]" office:value-type="percentage" office:value="0.0877723970944309" calcext:value-type="percentage">
            <text:p>8.8%</text:p>
          </table:table-cell>
          <table:table-cell office:value-type="float" office:value="17.31" calcext:value-type="float">
            <text:p>17.31</text:p>
          </table:table-cell>
          <table:table-cell table:style-name="ce27" table:formula="of:=([.BS16]-[.$BS$3])/[.$BS$3]" office:value-type="percentage" office:value="0.0146541617819461" calcext:value-type="percentage">
            <text:p>1.5%</text:p>
          </table:table-cell>
          <table:table-cell office:value-type="float" office:value="18.59" calcext:value-type="float">
            <text:p>18.59</text:p>
          </table:table-cell>
          <table:table-cell table:style-name="ce27" table:formula="of:=([.BU16]-[.$BU$3])/[.$BU$3]" office:value-type="percentage" office:value="0.0443820224719101" calcext:value-type="percentage">
            <text:p>4.4%</text:p>
          </table:table-cell>
          <table:table-cell table:number-columns-repeated="6"/>
          <table:table-cell office:value-type="float" office:value="85.74" calcext:value-type="float">
            <text:p>85.74</text:p>
          </table:table-cell>
          <table:table-cell office:value-type="float" office:value="19.91" calcext:value-type="float">
            <text:p>19.91</text:p>
          </table:table-cell>
          <table:table-cell office:value-type="float" office:value="0.11" calcext:value-type="float">
            <text:p>0.11</text:p>
          </table:table-cell>
          <table:table-cell office:value-type="float" office:value="3.92" calcext:value-type="float">
            <text:p>3.92</text:p>
          </table:table-cell>
          <table:table-cell office:value-type="float" office:value="20.84" calcext:value-type="float">
            <text:p>20.84</text:p>
          </table:table-cell>
          <table:table-cell office:value-type="float" office:value="17.66" calcext:value-type="float">
            <text:p>17.66</text:p>
          </table:table-cell>
          <table:table-cell office:value-type="float" office:value="37.57" calcext:value-type="float">
            <text:p>37.57</text:p>
          </table:table-cell>
          <table:table-cell table:formula="of:=SUM([.CD16:.CI16])" office:value-type="float" office:value="100.01" calcext:value-type="float">
            <text:p>100.01</text:p>
          </table:table-cell>
          <table:table-cell table:style-name="ce33" table:formula="of:=[.CD16]*[.CC16]/[.CJ16]" office:value-type="float" office:value="17.0691270872913" calcext:value-type="float">
            <text:p>17.07</text:p>
          </table:table-cell>
          <table:table-cell table:style-name="ce33" table:formula="of:=[.CE16]*[.CC16]/[.CJ16]" office:value-type="float" office:value="0.0943045695430457" calcext:value-type="float">
            <text:p>0.09</text:p>
          </table:table-cell>
          <table:table-cell table:style-name="ce33" table:formula="of:=[.CF16]*[.CC16]/[.CJ16]" office:value-type="float" office:value="3.36067193280672" calcext:value-type="float">
            <text:p>3.36</text:p>
          </table:table-cell>
          <table:table-cell table:style-name="ce33" table:formula="of:=[.CG16]*[.CC16]/[.CJ16]" office:value-type="float" office:value="17.8664293570643" calcext:value-type="float">
            <text:p>17.87</text:p>
          </table:table-cell>
          <table:table-cell table:style-name="ce33" table:formula="of:=[.CH16]*[.CC16]/[.CJ16]" office:value-type="float" office:value="15.1401699830017" calcext:value-type="float">
            <text:p>15.14</text:p>
          </table:table-cell>
          <table:table-cell table:style-name="ce33" table:formula="of:=[.CI16]*[.CC16]/[.CJ16]" office:value-type="float" office:value="32.209297070293" calcext:value-type="float">
            <text:p>32.21</text:p>
          </table:table-cell>
          <table:table-cell/>
        </table:table-row>
        <table:table-row table:style-name="ro2">
          <table:table-cell table:style-name="ce3" table:formula="of:=[.A16]+1" office:value-type="float" office:value="14" calcext:value-type="float">
            <text:p>14</text:p>
          </table:table-cell>
          <table:table-cell table:style-name="ce4" office:value-type="date" office:date-value="2019-11-21" calcext:value-type="date">
            <text:p>2019-11-21</text:p>
          </table:table-cell>
          <table:table-cell table:style-name="ce7" office:value-type="string" calcext:value-type="string">
            <text:p>ego+2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2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472149789" calcext:value-type="float">
            <text:p>9472149789</text:p>
          </table:table-cell>
          <table:table-cell table:style-name="ce16" table:formula="of:=([.G17]-[.$G$3])/[.$G$3]" office:value-type="percentage" office:value="0.00626126620853472" calcext:value-type="percentage">
            <text:p>0.63%</text:p>
          </table:table-cell>
          <table:table-cell table:style-name="ce18" office:value-type="float" office:value="56.27" calcext:value-type="float">
            <text:p>56.27</text:p>
          </table:table-cell>
          <table:table-cell table:style-name="ce20" table:formula="of:=([.I17]-[.$I$3])/[.$I$3]" office:value-type="percentage" office:value="0.000711364040547862" calcext:value-type="percentage">
            <text:p>0.07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7]/[.I17]" office:value-type="percentage" office:value="0.893015816598543" calcext:value-type="percentage">
            <text:p>89.30%</text:p>
          </table:table-cell>
          <table:table-cell table:style-name="Default" office:value-type="float" office:value="6.02" calcext:value-type="float">
            <text:p>6.02</text:p>
          </table:table-cell>
          <table:table-cell table:style-name="Default" office:value-type="float" office:value="5.84" calcext:value-type="float">
            <text:p>5.8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43.67" calcext:value-type="float">
            <text:p>43.67</text:p>
          </table:table-cell>
          <table:table-cell table:style-name="ce16" table:formula="of:=([.P17]-[.$P$3])/[.$P$3]" office:value-type="percentage" office:value="0.000229042601924075" calcext:value-type="percentage">
            <text:p>0.0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7]/[.P17]" office:value-type="percentage" office:value="0.861460957178841" calcext:value-type="percentage">
            <text:p>86.15%</text:p>
          </table:table-cell>
          <table:table-cell table:style-name="Default" office:value-type="float" office:value="6.05" calcext:value-type="float">
            <text:p>6.05</text:p>
          </table:table-cell>
          <table:table-cell table:style-name="Default" office:value-type="float" office:value="5.49" calcext:value-type="float">
            <text:p>5.49</text:p>
          </table:table-cell>
          <table:table-cell table:style-name="Default" office:value-type="float" office:value="0.56" calcext:value-type="float">
            <text:p>0.56</text:p>
          </table:table-cell>
          <table:table-cell office:value-type="float" office:value="3840" calcext:value-type="float">
            <text:p>3840</text:p>
          </table:table-cell>
          <table:table-cell office:value-type="float" office:value="104.3" calcext:value-type="float">
            <text:p>104.3</text:p>
          </table:table-cell>
          <table:table-cell office:value-type="float" office:value="17.58" calcext:value-type="float">
            <text:p>17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6" calcext:value-type="float">
            <text:p>9.16</text:p>
          </table:table-cell>
          <table:table-cell office:value-type="float" office:value="9.92" calcext:value-type="float">
            <text:p>9.92</text:p>
          </table:table-cell>
          <table:table-cell office:value-type="float" office:value="16.88" calcext:value-type="float">
            <text:p>16.88</text:p>
          </table:table-cell>
          <table:table-cell office:value-type="float" office:value="12.42" calcext:value-type="float">
            <text:p>12.42</text:p>
          </table:table-cell>
          <table:table-cell office:value-type="float" office:value="34.03" calcext:value-type="float">
            <text:p>34.03</text:p>
          </table:table-cell>
          <table:table-cell office:value-type="float" office:value="85.3" calcext:value-type="float">
            <text:p>85.3</text:p>
          </table:table-cell>
          <table:table-cell office:value-type="float" office:value="20.31" calcext:value-type="float">
            <text:p>20.31</text:p>
          </table:table-cell>
          <table:table-cell office:value-type="float" office:value="0.11" calcext:value-type="float">
            <text:p>0.11</text:p>
          </table:table-cell>
          <table:table-cell office:value-type="float" office:value="3.94" calcext:value-type="float">
            <text:p>3.94</text:p>
          </table:table-cell>
          <table:table-cell office:value-type="float" office:value="20.92" calcext:value-type="float">
            <text:p>20.92</text:p>
          </table:table-cell>
          <table:table-cell office:value-type="float" office:value="17.21" calcext:value-type="float">
            <text:p>17.21</text:p>
          </table:table-cell>
          <table:table-cell office:value-type="float" office:value="37.51" calcext:value-type="float">
            <text:p>37.51</text:p>
          </table:table-cell>
          <table:table-cell office:value-type="float" office:value="5058" calcext:value-type="float">
            <text:p>5058</text:p>
          </table:table-cell>
          <table:table-cell table:style-name="ce27" table:formula="of:=([.AN17]-[.$AN$3])/[.$AN$3]" office:value-type="percentage" office:value="-0.366324229516412" calcext:value-type="percentage">
            <text:p>-36.6%</text:p>
          </table:table-cell>
          <table:table-cell office:value-type="float" office:value="283356569" calcext:value-type="float">
            <text:p>283356569</text:p>
          </table:table-cell>
          <table:table-cell table:style-name="ce27" table:formula="of:=([.AP17]-[.$AP$3])/[.$AP$3]" office:value-type="percentage" office:value="-0.239907585527661" calcext:value-type="percentage">
            <text:p>-24.0%</text:p>
          </table:table-cell>
          <table:table-cell table:style-name="ce27" table:formula="of:=[.AP17]/[.G17]" office:value-type="percentage" office:value="0.0299147052477001" calcext:value-type="percentage">
            <text:p>3.0%</text:p>
          </table:table-cell>
          <table:table-cell office:value-type="float" office:value="1718" calcext:value-type="float">
            <text:p>1718</text:p>
          </table:table-cell>
          <table:table-cell table:style-name="ce30" table:formula="of:=[.AS17]/[.AN17]" office:value-type="percentage" office:value="0.339659944642151" calcext:value-type="percentage">
            <text:p>34.0%</text:p>
          </table:table-cell>
          <table:table-cell office:value-type="float" office:value="8" calcext:value-type="float">
            <text:p>8</text:p>
          </table:table-cell>
          <table:table-cell table:style-name="ce31" table:formula="of:=[.AS17]/[.AU17]" office:value-type="float" office:value="214.75" calcext:value-type="float">
            <text:p>215</text:p>
          </table:table-cell>
          <table:table-cell office:value-type="float" office:value="3340" calcext:value-type="float">
            <text:p>3340</text:p>
          </table:table-cell>
          <table:table-cell table:style-name="ce30" table:formula="of:=[.AW17]/[.AN17]" office:value-type="percentage" office:value="0.660340055357849" calcext:value-type="percentage">
            <text:p>66.0%</text:p>
          </table:table-cell>
          <table:table-cell office:value-type="float" office:value="7" calcext:value-type="float">
            <text:p>7</text:p>
          </table:table-cell>
          <table:table-cell table:style-name="ce31" table:formula="of:=[.AW17]/[.AY17]" office:value-type="float" office:value="477.142857142857" calcext:value-type="float">
            <text:p>477</text:p>
          </table:table-cell>
          <table:table-cell office:value-type="float" office:value="-20.17" calcext:value-type="float">
            <text:p>-20.17</text:p>
          </table:table-cell>
          <table:table-cell table:style-name="ce27" table:formula="of:=([.BA17]-[.$BA$3])/[.$BA$3]" office:value-type="percentage" office:value="-0.347882314904623" calcext:value-type="percentage">
            <text:p>-34.8%</text:p>
          </table:table-cell>
          <table:table-cell office:value-type="float" office:value="10.11" calcext:value-type="float">
            <text:p>10.11</text:p>
          </table:table-cell>
          <table:table-cell table:style-name="ce27" table:formula="of:=([.BC17]-[.$BC$3])/[.$BC$3]" office:value-type="percentage" office:value="-0.343932511356262" calcext:value-type="percentage">
            <text:p>-34.4%</text:p>
          </table:table-cell>
          <table:table-cell office:value-type="float" office:value="-169.3" calcext:value-type="float">
            <text:p>-169.3</text:p>
          </table:table-cell>
          <table:table-cell table:style-name="ce27" table:formula="of:=([.BE17]-[.$BE$3])/[.$BE$3]" office:value-type="percentage" office:value="0.0105652718916016" calcext:value-type="percentage">
            <text:p>1.1%</text:p>
          </table:table-cell>
          <table:table-cell office:value-type="float" office:value="111.83" calcext:value-type="float">
            <text:p>111.83</text:p>
          </table:table-cell>
          <table:table-cell table:style-name="ce27" table:formula="of:=([.BG17]-[.$BG$3])/[.$BG$3]" office:value-type="percentage" office:value="0.00956937799043064" calcext:value-type="percentage">
            <text:p>1.0%</text:p>
          </table:table-cell>
          <table:table-cell table:style-name="ce32" office:value-type="percentage" office:value="0.6436" calcext:value-type="percentage">
            <text:p>64.36%</text:p>
          </table:table-cell>
          <table:table-cell table:style-name="ce32" office:value-type="percentage" office:value="0.0411" calcext:value-type="percentage">
            <text:p>4.11%</text:p>
          </table:table-cell>
          <table:table-cell office:value-type="float" office:value="20.56" calcext:value-type="float">
            <text:p>20.56</text:p>
          </table:table-cell>
          <table:table-cell table:style-name="ce27" table:formula="of:=([.BK17]-[.$BK$3])/[.$BK$3]" office:value-type="percentage" office:value="0.0362903225806451" calcext:value-type="percentage">
            <text:p>3.6%</text:p>
          </table:table-cell>
          <table:table-cell office:value-type="float" office:value="21.27" calcext:value-type="float">
            <text:p>21.27</text:p>
          </table:table-cell>
          <table:table-cell table:style-name="ce27" table:formula="of:=([.BM17]-[.$BM$3])/[.$BM$3]" office:value-type="percentage" office:value="0.110704960835509" calcext:value-type="percentage">
            <text:p>11.1%</text:p>
          </table:table-cell>
          <table:table-cell office:value-type="float" office:value="39.23" calcext:value-type="float">
            <text:p>39.23</text:p>
          </table:table-cell>
          <table:table-cell table:style-name="ce27" table:formula="of:=([.BO17]-[.$BO$3])/[.$BO$3]" office:value-type="percentage" office:value="0.0475300400534044" calcext:value-type="percentage">
            <text:p>4.8%</text:p>
          </table:table-cell>
          <table:table-cell office:value-type="float" office:value="37.9" calcext:value-type="float">
            <text:p>37.9</text:p>
          </table:table-cell>
          <table:table-cell table:style-name="ce27" table:formula="of:=([.BQ17]-[.$BQ$3])/[.$BQ$3]" office:value-type="percentage" office:value="0.147094430992736" calcext:value-type="percentage">
            <text:p>14.7%</text:p>
          </table:table-cell>
          <table:table-cell office:value-type="float" office:value="17.5" calcext:value-type="float">
            <text:p>17.5</text:p>
          </table:table-cell>
          <table:table-cell table:style-name="ce27" table:formula="of:=([.BS17]-[.$BS$3])/[.$BS$3]" office:value-type="percentage" office:value="0.0257913247362252" calcext:value-type="percentage">
            <text:p>2.6%</text:p>
          </table:table-cell>
          <table:table-cell office:value-type="float" office:value="19.14" calcext:value-type="float">
            <text:p>19.14</text:p>
          </table:table-cell>
          <table:table-cell table:style-name="ce27" table:formula="of:=([.BU17]-[.$BU$3])/[.$BU$3]" office:value-type="percentage" office:value="0.0752808988764045" calcext:value-type="percentage">
            <text:p>7.5%</text:p>
          </table:table-cell>
          <table:table-cell table:number-columns-repeated="6"/>
          <table:table-cell office:value-type="float" office:value="85.3" calcext:value-type="float">
            <text:p>85.3</text:p>
          </table:table-cell>
          <table:table-cell office:value-type="float" office:value="20.31" calcext:value-type="float">
            <text:p>20.31</text:p>
          </table:table-cell>
          <table:table-cell office:value-type="float" office:value="0.11" calcext:value-type="float">
            <text:p>0.11</text:p>
          </table:table-cell>
          <table:table-cell office:value-type="float" office:value="3.94" calcext:value-type="float">
            <text:p>3.94</text:p>
          </table:table-cell>
          <table:table-cell office:value-type="float" office:value="20.92" calcext:value-type="float">
            <text:p>20.92</text:p>
          </table:table-cell>
          <table:table-cell office:value-type="float" office:value="17.21" calcext:value-type="float">
            <text:p>17.21</text:p>
          </table:table-cell>
          <table:table-cell office:value-type="float" office:value="37.51" calcext:value-type="float">
            <text:p>37.51</text:p>
          </table:table-cell>
          <table:table-cell table:formula="of:=SUM([.CD17:.CI17])" office:value-type="float" office:value="100" calcext:value-type="float">
            <text:p>100</text:p>
          </table:table-cell>
          <table:table-cell table:style-name="ce33" table:formula="of:=[.CD17]*[.CC17]/[.CJ17]" office:value-type="float" office:value="17.32443" calcext:value-type="float">
            <text:p>17.32</text:p>
          </table:table-cell>
          <table:table-cell table:style-name="ce33" table:formula="of:=[.CE17]*[.CC17]/[.CJ17]" office:value-type="float" office:value="0.09383" calcext:value-type="float">
            <text:p>0.09</text:p>
          </table:table-cell>
          <table:table-cell table:style-name="ce33" table:formula="of:=[.CF17]*[.CC17]/[.CJ17]" office:value-type="float" office:value="3.36082" calcext:value-type="float">
            <text:p>3.36</text:p>
          </table:table-cell>
          <table:table-cell table:style-name="ce33" table:formula="of:=[.CG17]*[.CC17]/[.CJ17]" office:value-type="float" office:value="17.84476" calcext:value-type="float">
            <text:p>17.84</text:p>
          </table:table-cell>
          <table:table-cell table:style-name="ce33" table:formula="of:=[.CH17]*[.CC17]/[.CJ17]" office:value-type="float" office:value="14.68013" calcext:value-type="float">
            <text:p>14.68</text:p>
          </table:table-cell>
          <table:table-cell table:style-name="ce33" table:formula="of:=[.CI17]*[.CC17]/[.CJ17]" office:value-type="float" office:value="31.99603" calcext:value-type="float">
            <text:p>32.00</text:p>
          </table:table-cell>
          <table:table-cell/>
        </table:table-row>
        <table:table-row table:style-name="ro2">
          <table:table-cell table:style-name="ce3" table:formula="of:=[.A17]+1" office:value-type="float" office:value="15" calcext:value-type="float">
            <text:p>15</text:p>
          </table:table-cell>
          <table:table-cell table:style-name="ce4" office:value-type="date" office:date-value="2019-11-21" calcext:value-type="date">
            <text:p>2019-11-21</text:p>
          </table:table-cell>
          <table:table-cell table:style-name="ce7" office:value-type="string" calcext:value-type="string">
            <text:p>ego+3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3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493009833" calcext:value-type="float">
            <text:p>9493009833</text:p>
          </table:table-cell>
          <table:table-cell table:style-name="ce16" table:formula="of:=([.G18]-[.$G$3])/[.$G$3]" office:value-type="percentage" office:value="0.00847730530802005" calcext:value-type="percentage">
            <text:p>0.85%</text:p>
          </table:table-cell>
          <table:table-cell table:style-name="ce18" office:value-type="float" office:value="56.28" calcext:value-type="float">
            <text:p>56.28</text:p>
          </table:table-cell>
          <table:table-cell table:style-name="ce20" table:formula="of:=([.I18]-[.$I$3])/[.$I$3]" office:value-type="percentage" office:value="0.000889205050684764" calcext:value-type="percentage">
            <text:p>0.09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8]/[.I18]" office:value-type="percentage" office:value="0.892857142857143" calcext:value-type="percentage">
            <text:p>89.29%</text:p>
          </table:table-cell>
          <table:table-cell table:style-name="Default" office:value-type="float" office:value="6.03" calcext:value-type="float">
            <text:p>6.03</text:p>
          </table:table-cell>
          <table:table-cell table:style-name="Default" office:value-type="float" office:value="5.88" calcext:value-type="float">
            <text:p>5.88</text:p>
          </table:table-cell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43.64" calcext:value-type="float">
            <text:p>43.64</text:p>
          </table:table-cell>
          <table:table-cell table:style-name="ce16" table:formula="of:=([.P18]-[.$P$3])/[.$P$3]" office:value-type="percentage" office:value="-0.000458085203847825" calcext:value-type="percentage">
            <text:p>-0.05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8]/[.P18]" office:value-type="percentage" office:value="0.86205316223648" calcext:value-type="percentage">
            <text:p>86.21%</text:p>
          </table:table-cell>
          <table:table-cell table:style-name="Default" office:value-type="float" office:value="6.03" calcext:value-type="float">
            <text:p>6.03</text:p>
          </table:table-cell>
          <table:table-cell table:style-name="Default" office:value-type="float" office:value="5.56" calcext:value-type="float">
            <text:p>5.56</text:p>
          </table:table-cell>
          <table:table-cell table:style-name="Default" office:value-type="float" office:value="0.47" calcext:value-type="float">
            <text:p>0.47</text:p>
          </table:table-cell>
          <table:table-cell office:value-type="float" office:value="2677" calcext:value-type="float">
            <text:p>2677</text:p>
          </table:table-cell>
          <table:table-cell office:value-type="float" office:value="104.15" calcext:value-type="float">
            <text:p>104.15</text:p>
          </table:table-cell>
          <table:table-cell office:value-type="float" office:value="17.74" calcext:value-type="float">
            <text:p>17.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8" calcext:value-type="float">
            <text:p>9.18</text:p>
          </table:table-cell>
          <table:table-cell office:value-type="float" office:value="9.93" calcext:value-type="float">
            <text:p>9.93</text:p>
          </table:table-cell>
          <table:table-cell office:value-type="float" office:value="16.89" calcext:value-type="float">
            <text:p>16.89</text:p>
          </table:table-cell>
          <table:table-cell office:value-type="float" office:value="12.27" calcext:value-type="float">
            <text:p>12.27</text:p>
          </table:table-cell>
          <table:table-cell office:value-type="float" office:value="34" calcext:value-type="float">
            <text:p>34</text:p>
          </table:table-cell>
          <table:table-cell office:value-type="float" office:value="84.75" calcext:value-type="float">
            <text:p>84.75</text:p>
          </table:table-cell>
          <table:table-cell office:value-type="float" office:value="20.71" calcext:value-type="float">
            <text:p>20.71</text:p>
          </table:table-cell>
          <table:table-cell office:value-type="float" office:value="0.11" calcext:value-type="float">
            <text:p>0.11</text:p>
          </table:table-cell>
          <table:table-cell office:value-type="float" office:value="3.96" calcext:value-type="float">
            <text:p>3.96</text:p>
          </table:table-cell>
          <table:table-cell office:value-type="float" office:value="21.03" calcext:value-type="float">
            <text:p>21.03</text:p>
          </table:table-cell>
          <table:table-cell office:value-type="float" office:value="16.75" calcext:value-type="float">
            <text:p>16.75</text:p>
          </table:table-cell>
          <table:table-cell office:value-type="float" office:value="37.44" calcext:value-type="float">
            <text:p>37.44</text:p>
          </table:table-cell>
          <table:table-cell office:value-type="float" office:value="3905" calcext:value-type="float">
            <text:p>3905</text:p>
          </table:table-cell>
          <table:table-cell table:style-name="ce27" table:formula="of:=([.AN18]-[.$AN$3])/[.$AN$3]" office:value-type="percentage" office:value="-0.5107742420446" calcext:value-type="percentage">
            <text:p>-51.1%</text:p>
          </table:table-cell>
          <table:table-cell office:value-type="float" office:value="236483972" calcext:value-type="float">
            <text:p>236483972</text:p>
          </table:table-cell>
          <table:table-cell table:style-name="ce27" table:formula="of:=([.AP18]-[.$AP$3])/[.$AP$3]" office:value-type="percentage" office:value="-0.36564141111728" calcext:value-type="percentage">
            <text:p>-36.6%</text:p>
          </table:table-cell>
          <table:table-cell table:style-name="ce27" table:formula="of:=[.AP18]/[.G18]" office:value-type="percentage" office:value="0.02491137965305" calcext:value-type="percentage">
            <text:p>2.5%</text:p>
          </table:table-cell>
          <table:table-cell office:value-type="float" office:value="1443" calcext:value-type="float">
            <text:p>1443</text:p>
          </table:table-cell>
          <table:table-cell table:style-name="ce30" table:formula="of:=[.AS18]/[.AN18]" office:value-type="percentage" office:value="0.369526248399488" calcext:value-type="percentage">
            <text:p>37.0%</text:p>
          </table:table-cell>
          <table:table-cell office:value-type="float" office:value="8" calcext:value-type="float">
            <text:p>8</text:p>
          </table:table-cell>
          <table:table-cell table:style-name="ce31" table:formula="of:=[.AS18]/[.AU18]" office:value-type="float" office:value="180.375" calcext:value-type="float">
            <text:p>180</text:p>
          </table:table-cell>
          <table:table-cell office:value-type="float" office:value="2462" calcext:value-type="float">
            <text:p>2462</text:p>
          </table:table-cell>
          <table:table-cell table:style-name="ce30" table:formula="of:=[.AW18]/[.AN18]" office:value-type="percentage" office:value="0.630473751600512" calcext:value-type="percentage">
            <text:p>63.0%</text:p>
          </table:table-cell>
          <table:table-cell office:value-type="float" office:value="6" calcext:value-type="float">
            <text:p>6</text:p>
          </table:table-cell>
          <table:table-cell table:style-name="ce31" table:formula="of:=[.AW18]/[.AY18]" office:value-type="float" office:value="410.333333333333" calcext:value-type="float">
            <text:p>410</text:p>
          </table:table-cell>
          <table:table-cell office:value-type="float" office:value="-15.52" calcext:value-type="float">
            <text:p>-15.52</text:p>
          </table:table-cell>
          <table:table-cell table:style-name="ce27" table:formula="of:=([.BA18]-[.$BA$3])/[.$BA$3]" office:value-type="percentage" office:value="-0.498221791141287" calcext:value-type="percentage">
            <text:p>-49.8%</text:p>
          </table:table-cell>
          <table:table-cell office:value-type="float" office:value="7.96" calcext:value-type="float">
            <text:p>7.96</text:p>
          </table:table-cell>
          <table:table-cell table:style-name="ce27" table:formula="of:=([.BC18]-[.$BC$3])/[.$BC$3]" office:value-type="percentage" office:value="-0.483452303698897" calcext:value-type="percentage">
            <text:p>-48.3%</text:p>
          </table:table-cell>
          <table:table-cell office:value-type="float" office:value="-169.64" calcext:value-type="float">
            <text:p>-169.64</text:p>
          </table:table-cell>
          <table:table-cell table:style-name="ce27" table:formula="of:=([.BE18]-[.$BE$3])/[.$BE$3]" office:value-type="percentage" office:value="0.0125947591476153" calcext:value-type="percentage">
            <text:p>1.3%</text:p>
          </table:table-cell>
          <table:table-cell office:value-type="float" office:value="112.03" calcext:value-type="float">
            <text:p>112.03</text:p>
          </table:table-cell>
          <table:table-cell table:style-name="ce27" table:formula="of:=([.BG18]-[.$BG$3])/[.$BG$3]" office:value-type="percentage" office:value="0.0113749210074931" calcext:value-type="percentage">
            <text:p>1.1%</text:p>
          </table:table-cell>
          <table:table-cell table:style-name="ce32" office:value-type="percentage" office:value="0.648" calcext:value-type="percentage">
            <text:p>64.80%</text:p>
          </table:table-cell>
          <table:table-cell table:style-name="ce32" office:value-type="percentage" office:value="0.0398" calcext:value-type="percentage">
            <text:p>3.98%</text:p>
          </table:table-cell>
          <table:table-cell office:value-type="float" office:value="20.9" calcext:value-type="float">
            <text:p>20.9</text:p>
          </table:table-cell>
          <table:table-cell table:style-name="ce27" table:formula="of:=([.BK18]-[.$BK$3])/[.$BK$3]" office:value-type="percentage" office:value="0.0534274193548387" calcext:value-type="percentage">
            <text:p>5.3%</text:p>
          </table:table-cell>
          <table:table-cell office:value-type="float" office:value="22.22" calcext:value-type="float">
            <text:p>22.22</text:p>
          </table:table-cell>
          <table:table-cell table:style-name="ce27" table:formula="of:=([.BM18]-[.$BM$3])/[.$BM$3]" office:value-type="percentage" office:value="0.160313315926893" calcext:value-type="percentage">
            <text:p>16.0%</text:p>
          </table:table-cell>
          <table:table-cell office:value-type="float" office:value="40.06" calcext:value-type="float">
            <text:p>40.06</text:p>
          </table:table-cell>
          <table:table-cell table:style-name="ce27" table:formula="of:=([.BO18]-[.$BO$3])/[.$BO$3]" office:value-type="percentage" office:value="0.0696929238985314" calcext:value-type="percentage">
            <text:p>7.0%</text:p>
          </table:table-cell>
          <table:table-cell office:value-type="float" office:value="39.95" calcext:value-type="float">
            <text:p>39.95</text:p>
          </table:table-cell>
          <table:table-cell table:style-name="ce27" table:formula="of:=([.BQ18]-[.$BQ$3])/[.$BQ$3]" office:value-type="percentage" office:value="0.209140435835351" calcext:value-type="percentage">
            <text:p>20.9%</text:p>
          </table:table-cell>
          <table:table-cell office:value-type="float" office:value="17.7" calcext:value-type="float">
            <text:p>17.7</text:p>
          </table:table-cell>
          <table:table-cell table:style-name="ce27" table:formula="of:=([.BS18]-[.$BS$3])/[.$BS$3]" office:value-type="percentage" office:value="0.037514654161782" calcext:value-type="percentage">
            <text:p>3.8%</text:p>
          </table:table-cell>
          <table:table-cell office:value-type="float" office:value="19.81" calcext:value-type="float">
            <text:p>19.81</text:p>
          </table:table-cell>
          <table:table-cell table:style-name="ce27" table:formula="of:=([.BU18]-[.$BU$3])/[.$BU$3]" office:value-type="percentage" office:value="0.112921348314607" calcext:value-type="percentage">
            <text:p>11.3%</text:p>
          </table:table-cell>
          <table:table-cell table:number-columns-repeated="6"/>
          <table:table-cell office:value-type="float" office:value="84.75" calcext:value-type="float">
            <text:p>84.75</text:p>
          </table:table-cell>
          <table:table-cell office:value-type="float" office:value="20.71" calcext:value-type="float">
            <text:p>20.71</text:p>
          </table:table-cell>
          <table:table-cell office:value-type="float" office:value="0.11" calcext:value-type="float">
            <text:p>0.11</text:p>
          </table:table-cell>
          <table:table-cell office:value-type="float" office:value="3.96" calcext:value-type="float">
            <text:p>3.96</text:p>
          </table:table-cell>
          <table:table-cell office:value-type="float" office:value="21.03" calcext:value-type="float">
            <text:p>21.03</text:p>
          </table:table-cell>
          <table:table-cell office:value-type="float" office:value="16.75" calcext:value-type="float">
            <text:p>16.75</text:p>
          </table:table-cell>
          <table:table-cell office:value-type="float" office:value="37.44" calcext:value-type="float">
            <text:p>37.44</text:p>
          </table:table-cell>
          <table:table-cell table:formula="of:=SUM([.CD18:.CI18])" office:value-type="float" office:value="100" calcext:value-type="float">
            <text:p>100</text:p>
          </table:table-cell>
          <table:table-cell table:style-name="ce33" table:formula="of:=[.CD18]*[.CC18]/[.CJ18]" office:value-type="float" office:value="17.551725" calcext:value-type="float">
            <text:p>17.55</text:p>
          </table:table-cell>
          <table:table-cell table:style-name="ce33" table:formula="of:=[.CE18]*[.CC18]/[.CJ18]" office:value-type="float" office:value="0.093225" calcext:value-type="float">
            <text:p>0.09</text:p>
          </table:table-cell>
          <table:table-cell table:style-name="ce33" table:formula="of:=[.CF18]*[.CC18]/[.CJ18]" office:value-type="float" office:value="3.3561" calcext:value-type="float">
            <text:p>3.36</text:p>
          </table:table-cell>
          <table:table-cell table:style-name="ce33" table:formula="of:=[.CG18]*[.CC18]/[.CJ18]" office:value-type="float" office:value="17.822925" calcext:value-type="float">
            <text:p>17.82</text:p>
          </table:table-cell>
          <table:table-cell table:style-name="ce33" table:formula="of:=[.CH18]*[.CC18]/[.CJ18]" office:value-type="float" office:value="14.195625" calcext:value-type="float">
            <text:p>14.20</text:p>
          </table:table-cell>
          <table:table-cell table:style-name="ce33" table:formula="of:=[.CI18]*[.CC18]/[.CJ18]" office:value-type="float" office:value="31.7304" calcext:value-type="float">
            <text:p>31.73</text:p>
          </table:table-cell>
          <table:table-cell/>
        </table:table-row>
        <table:table-row table:style-name="ro2">
          <table:table-cell table:style-name="ce3" table:formula="of:=[.A18]+1" office:value-type="float" office:value="16" calcext:value-type="float">
            <text:p>16</text:p>
          </table:table-cell>
          <table:table-cell table:style-name="ce4" office:value-type="date" office:date-value="2019-11-28" calcext:value-type="date">
            <text:p>2019-11-28</text:p>
          </table:table-cell>
          <table:table-cell table:style-name="ce7" office:value-type="string" calcext:value-type="string">
            <text:p>ego+4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4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509302230" calcext:value-type="float">
            <text:p>9509302230</text:p>
          </table:table-cell>
          <table:table-cell table:style-name="ce16" table:formula="of:=([.G19]-[.$G$3])/[.$G$3]" office:value-type="percentage" office:value="0.0102081064883214" calcext:value-type="percentage">
            <text:p>1.02%</text:p>
          </table:table-cell>
          <table:table-cell table:style-name="ce18" office:value-type="float" office:value="56.29" calcext:value-type="float">
            <text:p>56.29</text:p>
          </table:table-cell>
          <table:table-cell table:style-name="ce20" table:formula="of:=([.I19]-[.$I$3])/[.$I$3]" office:value-type="percentage" office:value="0.00106704606082167" calcext:value-type="percentage">
            <text:p>0.11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19]/[.I19]" office:value-type="percentage" office:value="0.892698525492983" calcext:value-type="percentage">
            <text:p>89.27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3.64" calcext:value-type="float">
            <text:p>43.64</text:p>
          </table:table-cell>
          <table:table-cell table:style-name="ce16" table:formula="of:=([.P19]-[.$P$3])/[.$P$3]" office:value-type="percentage" office:value="-0.000458085203847825" calcext:value-type="percentage">
            <text:p>-0.05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19]/[.P19]" office:value-type="percentage" office:value="0.86205316223648" calcext:value-type="percentage">
            <text:p>86.21%</text:p>
          </table:table-cell>
          <table:table-cell table:style-name="Default" office:value-type="float" office:value="6.02" calcext:value-type="float">
            <text:p>6.02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0.42" calcext:value-type="float">
            <text:p>0.42</text:p>
          </table:table-cell>
          <table:table-cell office:value-type="float" office:value="3085" calcext:value-type="float">
            <text:p>308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7.83" calcext:value-type="float">
            <text:p>17.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" calcext:value-type="float">
            <text:p>9.19</text:p>
          </table:table-cell>
          <table:table-cell office:value-type="float" office:value="9.94" calcext:value-type="float">
            <text:p>9.94</text:p>
          </table:table-cell>
          <table:table-cell office:value-type="float" office:value="16.9" calcext:value-type="float">
            <text:p>16.9</text:p>
          </table:table-cell>
          <table:table-cell office:value-type="float" office:value="12.17" calcext:value-type="float">
            <text:p>12.17</text:p>
          </table:table-cell>
          <table:table-cell office:value-type="float" office:value="33.97" calcext:value-type="float">
            <text:p>33.97</text:p>
          </table:table-cell>
          <table:table-cell office:value-type="float" office:value="84.35" calcext:value-type="float">
            <text:p>84.35</text:p>
          </table:table-cell>
          <table:table-cell office:value-type="float" office:value="20.96" calcext:value-type="float">
            <text:p>20.96</text:p>
          </table:table-cell>
          <table:table-cell office:value-type="float" office:value="0.11" calcext:value-type="float">
            <text:p>0.11</text:p>
          </table:table-cell>
          <table:table-cell office:value-type="float" office:value="3.98" calcext:value-type="float">
            <text:p>3.98</text:p>
          </table:table-cell>
          <table:table-cell office:value-type="float" office:value="21.11" calcext:value-type="float">
            <text:p>21.11</text:p>
          </table:table-cell>
          <table:table-cell office:value-type="float" office:value="16.45" calcext:value-type="float">
            <text:p>16.45</text:p>
          </table:table-cell>
          <table:table-cell office:value-type="float" office:value="37.39" calcext:value-type="float">
            <text:p>37.39</text:p>
          </table:table-cell>
          <table:table-cell office:value-type="float" office:value="3288" calcext:value-type="float">
            <text:p>3288</text:p>
          </table:table-cell>
          <table:table-cell table:style-name="ce27" table:formula="of:=([.AN19]-[.$AN$3])/[.$AN$3]" office:value-type="percentage" office:value="-0.588073164620396" calcext:value-type="percentage">
            <text:p>-58.8%</text:p>
          </table:table-cell>
          <table:table-cell office:value-type="float" office:value="213620253" calcext:value-type="float">
            <text:p>213620253</text:p>
          </table:table-cell>
          <table:table-cell table:style-name="ce27" table:formula="of:=([.AP19]-[.$AP$3])/[.$AP$3]" office:value-type="percentage" office:value="-0.426972402806861" calcext:value-type="percentage">
            <text:p>-42.7%</text:p>
          </table:table-cell>
          <table:table-cell table:style-name="ce27" table:formula="of:=[.AP19]/[.G19]" office:value-type="percentage" office:value="0.0224643457357018" calcext:value-type="percentage">
            <text:p>2.2%</text:p>
          </table:table-cell>
          <table:table-cell office:value-type="float" office:value="1401" calcext:value-type="float">
            <text:p>1401</text:p>
          </table:table-cell>
          <table:table-cell table:style-name="ce30" table:formula="of:=[.AS19]/[.AN19]" office:value-type="percentage" office:value="0.426094890510949" calcext:value-type="percentage">
            <text:p>42.6%</text:p>
          </table:table-cell>
          <table:table-cell office:value-type="float" office:value="7" calcext:value-type="float">
            <text:p>7</text:p>
          </table:table-cell>
          <table:table-cell table:style-name="ce31" table:formula="of:=[.AS19]/[.AU19]" office:value-type="float" office:value="200.142857142857" calcext:value-type="float">
            <text:p>200</text:p>
          </table:table-cell>
          <table:table-cell office:value-type="float" office:value="1887" calcext:value-type="float">
            <text:p>1887</text:p>
          </table:table-cell>
          <table:table-cell table:style-name="ce30" table:formula="of:=[.AW19]/[.AN19]" office:value-type="percentage" office:value="0.573905109489051" calcext:value-type="percentage">
            <text:p>57.4%</text:p>
          </table:table-cell>
          <table:table-cell office:value-type="float" office:value="6" calcext:value-type="float">
            <text:p>6</text:p>
          </table:table-cell>
          <table:table-cell table:style-name="ce31" table:formula="of:=[.AW19]/[.AY19]" office:value-type="float" office:value="314.5" calcext:value-type="float">
            <text:p>315</text:p>
          </table:table-cell>
          <table:table-cell office:value-type="float" office:value="-12.68" calcext:value-type="float">
            <text:p>-12.68</text:p>
          </table:table-cell>
          <table:table-cell table:style-name="ce27" table:formula="of:=([.BA19]-[.$BA$3])/[.$BA$3]" office:value-type="percentage" office:value="-0.590042030391206" calcext:value-type="percentage">
            <text:p>-59.0%</text:p>
          </table:table-cell>
          <table:table-cell office:value-type="float" office:value="6.77" calcext:value-type="float">
            <text:p>6.77</text:p>
          </table:table-cell>
          <table:table-cell table:style-name="ce27" table:formula="of:=([.BC19]-[.$BC$3])/[.$BC$3]" office:value-type="percentage" office:value="-0.560674886437378" calcext:value-type="percentage">
            <text:p>-56.1%</text:p>
          </table:table-cell>
          <table:table-cell office:value-type="float" office:value="-169.68" calcext:value-type="float">
            <text:p>-169.68</text:p>
          </table:table-cell>
          <table:table-cell table:style-name="ce27" table:formula="of:=([.BE19]-[.$BE$3])/[.$BE$3]" office:value-type="percentage" office:value="0.0128335223542053" calcext:value-type="percentage">
            <text:p>1.3%</text:p>
          </table:table-cell>
          <table:table-cell office:value-type="float" office:value="112.06" calcext:value-type="float">
            <text:p>112.06</text:p>
          </table:table-cell>
          <table:table-cell table:style-name="ce27" table:formula="of:=([.BG19]-[.$BG$3])/[.$BG$3]" office:value-type="percentage" office:value="0.0116457524600524" calcext:value-type="percentage">
            <text:p>1.2%</text:p>
          </table:table-cell>
          <table:table-cell table:style-name="ce32" office:value-type="percentage" office:value="0.6516" calcext:value-type="percentage">
            <text:p>65.16%</text:p>
          </table:table-cell>
          <table:table-cell table:style-name="ce32" office:value-type="percentage" office:value="0.0388" calcext:value-type="percentage">
            <text:p>3.88%</text:p>
          </table:table-cell>
          <table:table-cell office:value-type="float" office:value="21.12" calcext:value-type="float">
            <text:p>21.12</text:p>
          </table:table-cell>
          <table:table-cell table:style-name="ce27" table:formula="of:=([.BK19]-[.$BK$3])/[.$BK$3]" office:value-type="percentage" office:value="0.0645161290322581" calcext:value-type="percentage">
            <text:p>6.5%</text:p>
          </table:table-cell>
          <table:table-cell office:value-type="float" office:value="22.85" calcext:value-type="float">
            <text:p>22.85</text:p>
          </table:table-cell>
          <table:table-cell table:style-name="ce27" table:formula="of:=([.BM19]-[.$BM$3])/[.$BM$3]" office:value-type="percentage" office:value="0.193211488250653" calcext:value-type="percentage">
            <text:p>19.3%</text:p>
          </table:table-cell>
          <table:table-cell office:value-type="float" office:value="40.58" calcext:value-type="float">
            <text:p>40.58</text:p>
          </table:table-cell>
          <table:table-cell table:style-name="ce27" table:formula="of:=([.BO19]-[.$BO$3])/[.$BO$3]" office:value-type="percentage" office:value="0.0835781041388517" calcext:value-type="percentage">
            <text:p>8.4%</text:p>
          </table:table-cell>
          <table:table-cell office:value-type="float" office:value="41.28" calcext:value-type="float">
            <text:p>41.28</text:p>
          </table:table-cell>
          <table:table-cell table:style-name="ce27" table:formula="of:=([.BQ19]-[.$BQ$3])/[.$BQ$3]" office:value-type="percentage" office:value="0.249394673123487" calcext:value-type="percentage">
            <text:p>24.9%</text:p>
          </table:table-cell>
          <table:table-cell office:value-type="float" office:value="17.86" calcext:value-type="float">
            <text:p>17.86</text:p>
          </table:table-cell>
          <table:table-cell table:style-name="ce27" table:formula="of:=([.BS19]-[.$BS$3])/[.$BS$3]" office:value-type="percentage" office:value="0.0468933177022275" calcext:value-type="percentage">
            <text:p>4.7%</text:p>
          </table:table-cell>
          <table:table-cell office:value-type="float" office:value="20.28" calcext:value-type="float">
            <text:p>20.28</text:p>
          </table:table-cell>
          <table:table-cell table:style-name="ce27" table:formula="of:=([.BU19]-[.$BU$3])/[.$BU$3]" office:value-type="percentage" office:value="0.139325842696629" calcext:value-type="percentage">
            <text:p>13.9%</text:p>
          </table:table-cell>
          <table:table-cell table:number-columns-repeated="6"/>
          <table:table-cell office:value-type="float" office:value="84.35" calcext:value-type="float">
            <text:p>84.35</text:p>
          </table:table-cell>
          <table:table-cell office:value-type="float" office:value="20.96" calcext:value-type="float">
            <text:p>20.96</text:p>
          </table:table-cell>
          <table:table-cell office:value-type="float" office:value="0.11" calcext:value-type="float">
            <text:p>0.11</text:p>
          </table:table-cell>
          <table:table-cell office:value-type="float" office:value="3.98" calcext:value-type="float">
            <text:p>3.98</text:p>
          </table:table-cell>
          <table:table-cell office:value-type="float" office:value="21.11" calcext:value-type="float">
            <text:p>21.11</text:p>
          </table:table-cell>
          <table:table-cell office:value-type="float" office:value="16.45" calcext:value-type="float">
            <text:p>16.45</text:p>
          </table:table-cell>
          <table:table-cell office:value-type="float" office:value="37.39" calcext:value-type="float">
            <text:p>37.39</text:p>
          </table:table-cell>
          <table:table-cell table:formula="of:=SUM([.CD19:.CI19])" office:value-type="float" office:value="100" calcext:value-type="float">
            <text:p>100</text:p>
          </table:table-cell>
          <table:table-cell table:style-name="ce33" table:formula="of:=[.CD19]*[.CC19]/[.CJ19]" office:value-type="float" office:value="17.67976" calcext:value-type="float">
            <text:p>17.68</text:p>
          </table:table-cell>
          <table:table-cell table:style-name="ce33" table:formula="of:=[.CE19]*[.CC19]/[.CJ19]" office:value-type="float" office:value="0.092785" calcext:value-type="float">
            <text:p>0.09</text:p>
          </table:table-cell>
          <table:table-cell table:style-name="ce33" table:formula="of:=[.CF19]*[.CC19]/[.CJ19]" office:value-type="float" office:value="3.35713" calcext:value-type="float">
            <text:p>3.36</text:p>
          </table:table-cell>
          <table:table-cell table:style-name="ce33" table:formula="of:=[.CG19]*[.CC19]/[.CJ19]" office:value-type="float" office:value="17.806285" calcext:value-type="float">
            <text:p>17.81</text:p>
          </table:table-cell>
          <table:table-cell table:style-name="ce33" table:formula="of:=[.CH19]*[.CC19]/[.CJ19]" office:value-type="float" office:value="13.875575" calcext:value-type="float">
            <text:p>13.88</text:p>
          </table:table-cell>
          <table:table-cell table:style-name="ce33" table:formula="of:=[.CI19]*[.CC19]/[.CJ19]" office:value-type="float" office:value="31.538465" calcext:value-type="float">
            <text:p>31.54</text:p>
          </table:table-cell>
          <table:table-cell/>
        </table:table-row>
        <table:table-row table:style-name="ro2">
          <table:table-cell table:style-name="ce3" table:formula="of:=[.A19]+1" office:value-type="float" office:value="17" calcext:value-type="float">
            <text:p>17</text:p>
          </table:table-cell>
          <table:table-cell table:style-name="ce4" office:value-type="date" office:date-value="2019-11-30" calcext:value-type="date">
            <text:p>2019-11-30</text:p>
          </table:table-cell>
          <table:table-cell table:style-name="ce7" office:value-type="string" calcext:value-type="string">
            <text:p>ego+5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5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523669278" calcext:value-type="float">
            <text:p>9523669278</text:p>
          </table:table-cell>
          <table:table-cell table:style-name="ce16" table:formula="of:=([.G20]-[.$G$3])/[.$G$3]" office:value-type="percentage" office:value="0.0117343707719529" calcext:value-type="percentage">
            <text:p>1.17%</text:p>
          </table:table-cell>
          <table:table-cell table:style-name="ce18" office:value-type="float" office:value="56.3" calcext:value-type="float">
            <text:p>56.3</text:p>
          </table:table-cell>
          <table:table-cell table:style-name="ce20" table:formula="of:=([.I20]-[.$I$3])/[.$I$3]" office:value-type="percentage" office:value="0.00124488707095857" calcext:value-type="percentage">
            <text:p>0.12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0]/[.I20]" office:value-type="percentage" office:value="0.892539964476021" calcext:value-type="percentage">
            <text:p>89.25%</text:p>
          </table:table-cell>
          <table:table-cell table:style-name="Default" office:value-type="float" office:value="6.05" calcext:value-type="float">
            <text:p>6.05</text:p>
          </table:table-cell>
          <table:table-cell table:style-name="Default" office:value-type="float" office:value="5.92" calcext:value-type="float">
            <text:p>5.92</text:p>
          </table:table-cell>
          <table:table-cell table:style-name="Default" office:value-type="float" office:value="0.13" calcext:value-type="float">
            <text:p>0.13</text:p>
          </table:table-cell>
          <table:table-cell table:style-name="Default" office:value-type="float" office:value="43.64" calcext:value-type="float">
            <text:p>43.64</text:p>
          </table:table-cell>
          <table:table-cell table:style-name="ce16" table:formula="of:=([.P20]-[.$P$3])/[.$P$3]" office:value-type="percentage" office:value="-0.000458085203847825" calcext:value-type="percentage">
            <text:p>-0.05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0]/[.P20]" office:value-type="percentage" office:value="0.86205316223648" calcext:value-type="percentage">
            <text:p>86.21%</text:p>
          </table:table-cell>
          <table:table-cell table:style-name="Default" office:value-type="float" office:value="6.03" calcext:value-type="float">
            <text:p>6.03</text:p>
          </table:table-cell>
          <table:table-cell table:style-name="Default" office:value-type="float" office:value="5.63" calcext:value-type="float">
            <text:p>5.63</text:p>
          </table:table-cell>
          <table:table-cell table:style-name="Default" office:value-type="float" office:value="0.39" calcext:value-type="float">
            <text:p>0.39</text:p>
          </table:table-cell>
          <table:table-cell office:value-type="float" office:value="2081" calcext:value-type="float">
            <text:p>2081</text:p>
          </table:table-cell>
          <table:table-cell office:value-type="float" office:value="103.95" calcext:value-type="float">
            <text:p>103.95</text:p>
          </table:table-cell>
          <table:table-cell office:value-type="float" office:value="17.9" calcext:value-type="float">
            <text:p>17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" calcext:value-type="float">
            <text:p>9.19</text:p>
          </table:table-cell>
          <table:table-cell office:value-type="float" office:value="9.95" calcext:value-type="float">
            <text:p>9.95</text:p>
          </table:table-cell>
          <table:table-cell office:value-type="float" office:value="16.91" calcext:value-type="float">
            <text:p>16.91</text:p>
          </table:table-cell>
          <table:table-cell office:value-type="float" office:value="12.1" calcext:value-type="float">
            <text:p>12.1</text:p>
          </table:table-cell>
          <table:table-cell office:value-type="float" office:value="33.94" calcext:value-type="float">
            <text:p>33.94</text:p>
          </table:table-cell>
          <table:table-cell office:value-type="float" office:value="84.01" calcext:value-type="float">
            <text:p>84.01</text:p>
          </table:table-cell>
          <table:table-cell office:value-type="float" office:value="21.17" calcext:value-type="float">
            <text:p>21.17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1.17" calcext:value-type="float">
            <text:p>21.17</text:p>
          </table:table-cell>
          <table:table-cell office:value-type="float" office:value="16.22" calcext:value-type="float">
            <text:p>16.22</text:p>
          </table:table-cell>
          <table:table-cell office:value-type="float" office:value="37.32" calcext:value-type="float">
            <text:p>37.32</text:p>
          </table:table-cell>
          <table:table-cell office:value-type="float" office:value="2868" calcext:value-type="float">
            <text:p>2868</text:p>
          </table:table-cell>
          <table:table-cell table:style-name="ce27" table:formula="of:=([.AN20]-[.$AN$3])/[.$AN$3]" office:value-type="percentage" office:value="-0.640691556001002" calcext:value-type="percentage">
            <text:p>-64.1%</text:p>
          </table:table-cell>
          <table:table-cell office:value-type="float" office:value="198367162" calcext:value-type="float">
            <text:p>198367162</text:p>
          </table:table-cell>
          <table:table-cell table:style-name="ce27" table:formula="of:=([.AP20]-[.$AP$3])/[.$AP$3]" office:value-type="percentage" office:value="-0.467888195962008" calcext:value-type="percentage">
            <text:p>-46.8%</text:p>
          </table:table-cell>
          <table:table-cell table:style-name="ce27" table:formula="of:=[.AP20]/[.G20]" office:value-type="percentage" office:value="0.0208288587318162" calcext:value-type="percentage">
            <text:p>2.1%</text:p>
          </table:table-cell>
          <table:table-cell office:value-type="float" office:value="1494" calcext:value-type="float">
            <text:p>1494</text:p>
          </table:table-cell>
          <table:table-cell table:style-name="ce30" table:formula="of:=[.AS20]/[.AN20]" office:value-type="percentage" office:value="0.52092050209205" calcext:value-type="percentage">
            <text:p>52.1%</text:p>
          </table:table-cell>
          <table:table-cell office:value-type="float" office:value="5" calcext:value-type="float">
            <text:p>5</text:p>
          </table:table-cell>
          <table:table-cell table:style-name="ce31" table:formula="of:=[.AS20]/[.AU20]" office:value-type="float" office:value="298.8" calcext:value-type="float">
            <text:p>299</text:p>
          </table:table-cell>
          <table:table-cell office:value-type="float" office:value="1374" calcext:value-type="float">
            <text:p>1374</text:p>
          </table:table-cell>
          <table:table-cell table:style-name="ce30" table:formula="of:=[.AW20]/[.AN20]" office:value-type="percentage" office:value="0.47907949790795" calcext:value-type="percentage">
            <text:p>47.9%</text:p>
          </table:table-cell>
          <table:table-cell office:value-type="float" office:value="6" calcext:value-type="float">
            <text:p>6</text:p>
          </table:table-cell>
          <table:table-cell table:style-name="ce31" table:formula="of:=[.AW20]/[.AY20]" office:value-type="float" office:value="229" calcext:value-type="float">
            <text:p>229</text:p>
          </table:table-cell>
          <table:table-cell office:value-type="float" office:value="-10.44" calcext:value-type="float">
            <text:p>-10.44</text:p>
          </table:table-cell>
          <table:table-cell table:style-name="ce27" table:formula="of:=([.BA20]-[.$BA$3])/[.$BA$3]" office:value-type="percentage" office:value="-0.662463627546072" calcext:value-type="percentage">
            <text:p>-66.2%</text:p>
          </table:table-cell>
          <table:table-cell office:value-type="float" office:value="5.97" calcext:value-type="float">
            <text:p>5.97</text:p>
          </table:table-cell>
          <table:table-cell table:style-name="ce27" table:formula="of:=([.BC20]-[.$BC$3])/[.$BC$3]" office:value-type="percentage" office:value="-0.612589227774173" calcext:value-type="percentage">
            <text:p>-61.3%</text:p>
          </table:table-cell>
          <table:table-cell office:value-type="float" office:value="-169.53" calcext:value-type="float">
            <text:p>-169.53</text:p>
          </table:table-cell>
          <table:table-cell table:style-name="ce27" table:formula="of:=([.BE20]-[.$BE$3])/[.$BE$3]" office:value-type="percentage" office:value="0.0119381603294932" calcext:value-type="percentage">
            <text:p>1.2%</text:p>
          </table:table-cell>
          <table:table-cell office:value-type="float" office:value="111.98" calcext:value-type="float">
            <text:p>111.98</text:p>
          </table:table-cell>
          <table:table-cell table:style-name="ce27" table:formula="of:=([.BG20]-[.$BG$3])/[.$BG$3]" office:value-type="percentage" office:value="0.0109235352532275" calcext:value-type="percentage">
            <text:p>1.1%</text:p>
          </table:table-cell>
          <table:table-cell table:style-name="ce32" office:value-type="percentage" office:value="0.6554" calcext:value-type="percentage">
            <text:p>65.54%</text:p>
          </table:table-cell>
          <table:table-cell table:style-name="ce32" office:value-type="percentage" office:value="0.0379" calcext:value-type="percentage">
            <text:p>3.79%</text:p>
          </table:table-cell>
          <table:table-cell office:value-type="float" office:value="21.3" calcext:value-type="float">
            <text:p>21.3</text:p>
          </table:table-cell>
          <table:table-cell table:style-name="ce27" table:formula="of:=([.BK20]-[.$BK$3])/[.$BK$3]" office:value-type="percentage" office:value="0.0735887096774194" calcext:value-type="percentage">
            <text:p>7.4%</text:p>
          </table:table-cell>
          <table:table-cell office:value-type="float" office:value="23.4" calcext:value-type="float">
            <text:p>23.4</text:p>
          </table:table-cell>
          <table:table-cell table:style-name="ce27" table:formula="of:=([.BM20]-[.$BM$3])/[.$BM$3]" office:value-type="percentage" office:value="0.221932114882507" calcext:value-type="percentage">
            <text:p>22.2%</text:p>
          </table:table-cell>
          <table:table-cell office:value-type="float" office:value="41" calcext:value-type="float">
            <text:p>41</text:p>
          </table:table-cell>
          <table:table-cell table:style-name="ce27" table:formula="of:=([.BO20]-[.$BO$3])/[.$BO$3]" office:value-type="percentage" office:value="0.0947930574098798" calcext:value-type="percentage">
            <text:p>9.5%</text:p>
          </table:table-cell>
          <table:table-cell office:value-type="float" office:value="42.34" calcext:value-type="float">
            <text:p>42.34</text:p>
          </table:table-cell>
          <table:table-cell table:style-name="ce27" table:formula="of:=([.BQ20]-[.$BQ$3])/[.$BQ$3]" office:value-type="percentage" office:value="0.281476997578693" calcext:value-type="percentage">
            <text:p>28.1%</text:p>
          </table:table-cell>
          <table:table-cell office:value-type="float" office:value="18.01" calcext:value-type="float">
            <text:p>18.01</text:p>
          </table:table-cell>
          <table:table-cell table:style-name="ce27" table:formula="of:=([.BS20]-[.$BS$3])/[.$BS$3]" office:value-type="percentage" office:value="0.0556858147713952" calcext:value-type="percentage">
            <text:p>5.6%</text:p>
          </table:table-cell>
          <table:table-cell office:value-type="float" office:value="20.76" calcext:value-type="float">
            <text:p>20.76</text:p>
          </table:table-cell>
          <table:table-cell table:style-name="ce27" table:formula="of:=([.BU20]-[.$BU$3])/[.$BU$3]" office:value-type="percentage" office:value="0.166292134831461" calcext:value-type="percentage">
            <text:p>16.6%</text:p>
          </table:table-cell>
          <table:table-cell table:number-columns-repeated="6"/>
          <table:table-cell office:value-type="float" office:value="84.01" calcext:value-type="float">
            <text:p>84.01</text:p>
          </table:table-cell>
          <table:table-cell office:value-type="float" office:value="21.17" calcext:value-type="float">
            <text:p>21.17</text:p>
          </table:table-cell>
          <table:table-cell office:value-type="float" office:value="0.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1.17" calcext:value-type="float">
            <text:p>21.17</text:p>
          </table:table-cell>
          <table:table-cell office:value-type="float" office:value="16.22" calcext:value-type="float">
            <text:p>16.22</text:p>
          </table:table-cell>
          <table:table-cell office:value-type="float" office:value="37.32" calcext:value-type="float">
            <text:p>37.32</text:p>
          </table:table-cell>
          <table:table-cell table:formula="of:=SUM([.CD20:.CI20])" office:value-type="float" office:value="99.99" calcext:value-type="float">
            <text:p>99.99</text:p>
          </table:table-cell>
          <table:table-cell table:style-name="ce33" table:formula="of:=[.CD20]*[.CC20]/[.CJ20]" office:value-type="float" office:value="17.786695669567" calcext:value-type="float">
            <text:p>17.79</text:p>
          </table:table-cell>
          <table:table-cell table:style-name="ce33" table:formula="of:=[.CE20]*[.CC20]/[.CJ20]" office:value-type="float" office:value="0.0924202420242024" calcext:value-type="float">
            <text:p>0.09</text:p>
          </table:table-cell>
          <table:table-cell table:style-name="ce33" table:formula="of:=[.CF20]*[.CC20]/[.CJ20]" office:value-type="float" office:value="3.36073607360736" calcext:value-type="float">
            <text:p>3.36</text:p>
          </table:table-cell>
          <table:table-cell table:style-name="ce33" table:formula="of:=[.CG20]*[.CC20]/[.CJ20]" office:value-type="float" office:value="17.786695669567" calcext:value-type="float">
            <text:p>17.79</text:p>
          </table:table-cell>
          <table:table-cell table:style-name="ce33" table:formula="of:=[.CH20]*[.CC20]/[.CJ20]" office:value-type="float" office:value="13.6277847784778" calcext:value-type="float">
            <text:p>13.63</text:p>
          </table:table-cell>
          <table:table-cell table:style-name="ce33" table:formula="of:=[.CI20]*[.CC20]/[.CJ20]" office:value-type="float" office:value="31.3556675667567" calcext:value-type="float">
            <text:p>31.36</text:p>
          </table:table-cell>
          <table:table-cell/>
        </table:table-row>
        <table:table-row table:style-name="ro2">
          <table:table-cell table:style-name="ce3" table:formula="of:=[.A20]+1" office:value-type="float" office:value="18" calcext:value-type="float">
            <text:p>18</text:p>
          </table:table-cell>
          <table:table-cell table:style-name="ce4" office:value-type="date" office:date-value="2020-01-06" calcext:value-type="date">
            <text:p>2020-01-06</text:p>
          </table:table-cell>
          <table:table-cell table:style-name="ce7" office:value-type="string" calcext:value-type="string">
            <text:p>ego+6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6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535517184" calcext:value-type="float">
            <text:p>9535517184</text:p>
          </table:table-cell>
          <table:table-cell table:style-name="ce16" table:formula="of:=([.G21]-[.$G$3])/[.$G$3]" office:value-type="percentage" office:value="0.0129930173473401" calcext:value-type="percentage">
            <text:p>1.30%</text:p>
          </table:table-cell>
          <table:table-cell table:style-name="ce18" office:value-type="float" office:value="56.31" calcext:value-type="float">
            <text:p>56.31</text:p>
          </table:table-cell>
          <table:table-cell table:style-name="ce20" table:formula="of:=([.I21]-[.$I$3])/[.$I$3]" office:value-type="percentage" office:value="0.0014227280810956" calcext:value-type="percentage">
            <text:p>0.14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1]/[.I21]" office:value-type="percentage" office:value="0.892381459776239" calcext:value-type="percentage">
            <text:p>89.24%</text:p>
          </table:table-cell>
          <table:table-cell table:style-name="Default" office:value-type="float" office:value="6.06" calcext:value-type="float">
            <text:p>6.06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3.63" calcext:value-type="float">
            <text:p>43.63</text:p>
          </table:table-cell>
          <table:table-cell table:style-name="ce16" table:formula="of:=([.P21]-[.$P$3])/[.$P$3]" office:value-type="percentage" office:value="-0.000687127805771737" calcext:value-type="percentage">
            <text:p>-0.07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1]/[.P21]" office:value-type="percentage" office:value="0.862250744900298" calcext:value-type="percentage">
            <text:p>86.23%</text:p>
          </table:table-cell>
          <table:table-cell table:style-name="Default" office:value-type="float" office:value="6.01" calcext:value-type="float">
            <text:p>6.01</text:p>
          </table:table-cell>
          <table:table-cell table:style-name="Default" office:value-type="float" office:value="5.67" calcext:value-type="float">
            <text:p>5.67</text:p>
          </table:table-cell>
          <table:table-cell table:style-name="Default" office:value-type="float" office:value="0.34" calcext:value-type="float">
            <text:p>0.34</text:p>
          </table:table-cell>
          <table:table-cell office:value-type="float" office:value="3040" calcext:value-type="float">
            <text:p>3040</text:p>
          </table:table-cell>
          <table:table-cell office:value-type="float" office:value="103.85" calcext:value-type="float">
            <text:p>103.8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9.95" calcext:value-type="float">
            <text:p>9.95</text:p>
          </table:table-cell>
          <table:table-cell office:value-type="float" office:value="16.93" calcext:value-type="float">
            <text:p>16.93</text:p>
          </table:table-cell>
          <table:table-cell office:value-type="float" office:value="12.01" calcext:value-type="float">
            <text:p>12.01</text:p>
          </table:table-cell>
          <table:table-cell office:value-type="float" office:value="33.9" calcext:value-type="float">
            <text:p>33.9</text:p>
          </table:table-cell>
          <table:table-cell office:value-type="float" office:value="83.67" calcext:value-type="float">
            <text:p>83.67</text:p>
          </table:table-cell>
          <table:table-cell office:value-type="float" office:value="21.41" calcext:value-type="float">
            <text:p>21.41</text:p>
          </table:table-cell>
          <table:table-cell office:value-type="float" office:value="0.11" calcext:value-type="float">
            <text:p>0.11</text:p>
          </table:table-cell>
          <table:table-cell office:value-type="float" office:value="4.01" calcext:value-type="float">
            <text:p>4.01</text:p>
          </table:table-cell>
          <table:table-cell office:value-type="float" office:value="21.24" calcext:value-type="float">
            <text:p>21.24</text:p>
          </table:table-cell>
          <table:table-cell office:value-type="float" office:value="15.94" calcext:value-type="float">
            <text:p>15.94</text:p>
          </table:table-cell>
          <table:table-cell office:value-type="float" office:value="37.29" calcext:value-type="float">
            <text:p>37.29</text:p>
          </table:table-cell>
          <table:table-cell office:value-type="float" office:value="2333" calcext:value-type="float">
            <text:p>2333</text:p>
          </table:table-cell>
          <table:table-cell table:style-name="ce27" table:formula="of:=([.AN21]-[.$AN$3])/[.$AN$3]" office:value-type="percentage" office:value="-0.707717364069156" calcext:value-type="percentage">
            <text:p>-70.8%</text:p>
          </table:table-cell>
          <table:table-cell office:value-type="float" office:value="170724023" calcext:value-type="float">
            <text:p>170724023</text:p>
          </table:table-cell>
          <table:table-cell table:style-name="ce27" table:formula="of:=([.AP21]-[.$AP$3])/[.$AP$3]" office:value-type="percentage" office:value="-0.542039786448356" calcext:value-type="percentage">
            <text:p>-54.2%</text:p>
          </table:table-cell>
          <table:table-cell table:style-name="ce27" table:formula="of:=[.AP21]/[.G21]" office:value-type="percentage" office:value="0.0179040129345542" calcext:value-type="percentage">
            <text:p>1.8%</text:p>
          </table:table-cell>
          <table:table-cell office:value-type="float" office:value="1467" calcext:value-type="float">
            <text:p>1467</text:p>
          </table:table-cell>
          <table:table-cell table:style-name="ce30" table:formula="of:=[.AS21]/[.AN21]" office:value-type="percentage" office:value="0.628804114873553" calcext:value-type="percentage">
            <text:p>62.9%</text:p>
          </table:table-cell>
          <table:table-cell office:value-type="float" office:value="5" calcext:value-type="float">
            <text:p>5</text:p>
          </table:table-cell>
          <table:table-cell table:style-name="ce31" table:formula="of:=[.AS21]/[.AU21]" office:value-type="float" office:value="293.4" calcext:value-type="float">
            <text:p>293</text:p>
          </table:table-cell>
          <table:table-cell office:value-type="float" office:value="866" calcext:value-type="float">
            <text:p>866</text:p>
          </table:table-cell>
          <table:table-cell table:style-name="ce30" table:formula="of:=[.AW21]/[.AN21]" office:value-type="percentage" office:value="0.371195885126447" calcext:value-type="percentage">
            <text:p>37.1%</text:p>
          </table:table-cell>
          <table:table-cell office:value-type="float" office:value="5" calcext:value-type="float">
            <text:p>5</text:p>
          </table:table-cell>
          <table:table-cell table:style-name="ce31" table:formula="of:=[.AW21]/[.AY21]" office:value-type="float" office:value="173.2" calcext:value-type="float">
            <text:p>173</text:p>
          </table:table-cell>
          <table:table-cell office:value-type="float" office:value="-7.8" calcext:value-type="float">
            <text:p>-7.8</text:p>
          </table:table-cell>
          <table:table-cell table:style-name="ce27" table:formula="of:=([.BA21]-[.$BA$3])/[.$BA$3]" office:value-type="percentage" office:value="-0.747817652764306" calcext:value-type="percentage">
            <text:p>-74.8%</text:p>
          </table:table-cell>
          <table:table-cell office:value-type="float" office:value="4.86" calcext:value-type="float">
            <text:p>4.86</text:p>
          </table:table-cell>
          <table:table-cell table:style-name="ce27" table:formula="of:=([.BC21]-[.$BC$3])/[.$BC$3]" office:value-type="percentage" office:value="-0.684620376378975" calcext:value-type="percentage">
            <text:p>-68.5%</text:p>
          </table:table-cell>
          <table:table-cell office:value-type="float" office:value="-169.47" calcext:value-type="float">
            <text:p>-169.47</text:p>
          </table:table-cell>
          <table:table-cell table:style-name="ce27" table:formula="of:=([.BE21]-[.$BE$3])/[.$BE$3]" office:value-type="percentage" office:value="0.0115800155196084" calcext:value-type="percentage">
            <text:p>1.2%</text:p>
          </table:table-cell>
          <table:table-cell office:value-type="float" office:value="111.94" calcext:value-type="float">
            <text:p>111.94</text:p>
          </table:table-cell>
          <table:table-cell table:style-name="ce27" table:formula="of:=([.BG21]-[.$BG$3])/[.$BG$3]" office:value-type="percentage" office:value="0.0105624266498149" calcext:value-type="percentage">
            <text:p>1.1%</text:p>
          </table:table-cell>
          <table:table-cell table:style-name="ce32" office:value-type="percentage" office:value="0.6589" calcext:value-type="percentage">
            <text:p>65.89%</text:p>
          </table:table-cell>
          <table:table-cell table:style-name="ce32" office:value-type="percentage" office:value="0.037" calcext:value-type="percentage">
            <text:p>3.70%</text:p>
          </table:table-cell>
          <table:table-cell office:value-type="float" office:value="21.51" calcext:value-type="float">
            <text:p>21.51</text:p>
          </table:table-cell>
          <table:table-cell table:style-name="ce27" table:formula="of:=([.BK21]-[.$BK$3])/[.$BK$3]" office:value-type="percentage" office:value="0.0841733870967743" calcext:value-type="percentage">
            <text:p>8.4%</text:p>
          </table:table-cell>
          <table:table-cell office:value-type="float" office:value="23.97" calcext:value-type="float">
            <text:p>23.97</text:p>
          </table:table-cell>
          <table:table-cell table:style-name="ce27" table:formula="of:=([.BM21]-[.$BM$3])/[.$BM$3]" office:value-type="percentage" office:value="0.251697127937337" calcext:value-type="percentage">
            <text:p>25.2%</text:p>
          </table:table-cell>
          <table:table-cell office:value-type="float" office:value="41.48" calcext:value-type="float">
            <text:p>41.48</text:p>
          </table:table-cell>
          <table:table-cell table:style-name="ce27" table:formula="of:=([.BO21]-[.$BO$3])/[.$BO$3]" office:value-type="percentage" office:value="0.107610146862483" calcext:value-type="percentage">
            <text:p>10.8%</text:p>
          </table:table-cell>
          <table:table-cell office:value-type="float" office:value="43.55" calcext:value-type="float">
            <text:p>43.55</text:p>
          </table:table-cell>
          <table:table-cell table:style-name="ce27" table:formula="of:=([.BQ21]-[.$BQ$3])/[.$BQ$3]" office:value-type="percentage" office:value="0.318099273607748" calcext:value-type="percentage">
            <text:p>31.8%</text:p>
          </table:table-cell>
          <table:table-cell office:value-type="float" office:value="18.17" calcext:value-type="float">
            <text:p>18.17</text:p>
          </table:table-cell>
          <table:table-cell table:style-name="ce27" table:formula="of:=([.BS21]-[.$BS$3])/[.$BS$3]" office:value-type="percentage" office:value="0.0650644783118407" calcext:value-type="percentage">
            <text:p>6.5%</text:p>
          </table:table-cell>
          <table:table-cell office:value-type="float" office:value="21.15" calcext:value-type="float">
            <text:p>21.15</text:p>
          </table:table-cell>
          <table:table-cell table:style-name="ce27" table:formula="of:=([.BU21]-[.$BU$3])/[.$BU$3]" office:value-type="percentage" office:value="0.188202247191011" calcext:value-type="percentage">
            <text:p>18.8%</text:p>
          </table:table-cell>
          <table:table-cell table:number-columns-repeated="6"/>
          <table:table-cell office:value-type="float" office:value="83.67" calcext:value-type="float">
            <text:p>83.67</text:p>
          </table:table-cell>
          <table:table-cell office:value-type="float" office:value="21.41" calcext:value-type="float">
            <text:p>21.41</text:p>
          </table:table-cell>
          <table:table-cell office:value-type="float" office:value="0.11" calcext:value-type="float">
            <text:p>0.11</text:p>
          </table:table-cell>
          <table:table-cell office:value-type="float" office:value="4.01" calcext:value-type="float">
            <text:p>4.01</text:p>
          </table:table-cell>
          <table:table-cell office:value-type="float" office:value="21.24" calcext:value-type="float">
            <text:p>21.24</text:p>
          </table:table-cell>
          <table:table-cell office:value-type="float" office:value="15.94" calcext:value-type="float">
            <text:p>15.94</text:p>
          </table:table-cell>
          <table:table-cell office:value-type="float" office:value="37.29" calcext:value-type="float">
            <text:p>37.29</text:p>
          </table:table-cell>
          <table:table-cell table:formula="of:=SUM([.CD21:.CI21])" office:value-type="float" office:value="100" calcext:value-type="float">
            <text:p>100</text:p>
          </table:table-cell>
          <table:table-cell table:style-name="ce33" table:formula="of:=[.CD21]*[.CC21]/[.CJ21]" office:value-type="float" office:value="17.913747" calcext:value-type="float">
            <text:p>17.91</text:p>
          </table:table-cell>
          <table:table-cell table:style-name="ce33" table:formula="of:=[.CE21]*[.CC21]/[.CJ21]" office:value-type="float" office:value="0.092037" calcext:value-type="float">
            <text:p>0.09</text:p>
          </table:table-cell>
          <table:table-cell table:style-name="ce33" table:formula="of:=[.CF21]*[.CC21]/[.CJ21]" office:value-type="float" office:value="3.355167" calcext:value-type="float">
            <text:p>3.36</text:p>
          </table:table-cell>
          <table:table-cell table:style-name="ce33" table:formula="of:=[.CG21]*[.CC21]/[.CJ21]" office:value-type="float" office:value="17.771508" calcext:value-type="float">
            <text:p>17.77</text:p>
          </table:table-cell>
          <table:table-cell table:style-name="ce33" table:formula="of:=[.CH21]*[.CC21]/[.CJ21]" office:value-type="float" office:value="13.336998" calcext:value-type="float">
            <text:p>13.34</text:p>
          </table:table-cell>
          <table:table-cell table:style-name="ce33" table:formula="of:=[.CI21]*[.CC21]/[.CJ21]" office:value-type="float" office:value="31.200543" calcext:value-type="float">
            <text:p>31.20</text:p>
          </table:table-cell>
          <table:table-cell/>
        </table:table-row>
        <table:table-row table:style-name="ro2">
          <table:table-cell table:style-name="ce3" table:formula="of:=[.A21]+1" office:value-type="float" office:value="19" calcext:value-type="float">
            <text:p>19</text:p>
          </table:table-cell>
          <table:table-cell table:style-name="ce4" office:value-type="date" office:date-value="2019-12-28" calcext:value-type="date">
            <text:p>2019-12-28</text:p>
          </table:table-cell>
          <table:table-cell table:style-name="ce7" office:value-type="string" calcext:value-type="string">
            <text:p>ego+7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7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627558672" calcext:value-type="float">
            <text:p>9627558672</text:p>
          </table:table-cell>
          <table:table-cell table:style-name="ce16" table:formula="of:=([.G22]-[.$G$3])/[.$G$3]" office:value-type="percentage" office:value="0.0227709227143092" calcext:value-type="percentage">
            <text:p>2.28%</text:p>
          </table:table-cell>
          <table:table-cell table:style-name="ce18" office:value-type="float" office:value="56.37" calcext:value-type="float">
            <text:p>56.37</text:p>
          </table:table-cell>
          <table:table-cell table:style-name="ce20" table:formula="of:=([.I22]-[.$I$3])/[.$I$3]" office:value-type="percentage" office:value="0.00248977414191714" calcext:value-type="percentage">
            <text:p>0.25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2]/[.I22]" office:value-type="percentage" office:value="0.891431612559872" calcext:value-type="percentage">
            <text:p>89.14%</text:p>
          </table:table-cell>
          <table:table-cell table:style-name="Default" office:value-type="float" office:value="6.12" calcext:value-type="float">
            <text:p>6.12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3.54" calcext:value-type="float">
            <text:p>43.54</text:p>
          </table:table-cell>
          <table:table-cell table:style-name="ce16" table:formula="of:=([.P22]-[.$P$3])/[.$P$3]" office:value-type="percentage" office:value="-0.00274851122308744" calcext:value-type="percentage">
            <text:p>-0.27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2]/[.P22]" office:value-type="percentage" office:value="0.864033073036288" calcext:value-type="percentage">
            <text:p>86.40%</text:p>
          </table:table-cell>
          <table:table-cell table:style-name="Default" office:value-type="float" office:value="5.92" calcext:value-type="float">
            <text:p>5.92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0.42" calcext:value-type="float">
            <text:p>0.42</text:p>
          </table:table-cell>
          <table:table-cell office:value-type="float" office:value="2864" calcext:value-type="float">
            <text:p>286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8.11" calcext:value-type="float">
            <text:p>18.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office:value-type="float" office:value="9.97" calcext:value-type="float">
            <text:p>9.97</text:p>
          </table:table-cell>
          <table:table-cell office:value-type="float" office:value="16.91" calcext:value-type="float">
            <text:p>16.91</text:p>
          </table:table-cell>
          <table:table-cell office:value-type="float" office:value="11.83" calcext:value-type="float">
            <text:p>11.83</text:p>
          </table:table-cell>
          <table:table-cell office:value-type="float" office:value="33.95" calcext:value-type="float">
            <text:p>33.95</text:p>
          </table:table-cell>
          <table:table-cell office:value-type="float" office:value="83.54" calcext:value-type="float">
            <text:p>83.54</text:p>
          </table:table-cell>
          <table:table-cell office:value-type="float" office:value="20.79" calcext:value-type="float">
            <text:p>20.79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0.92" calcext:value-type="float">
            <text:p>20.92</text:p>
          </table:table-cell>
          <table:table-cell office:value-type="float" office:value="16.8" calcext:value-type="float">
            <text:p>16.8</text:p>
          </table:table-cell>
          <table:table-cell office:value-type="float" office:value="37.37" calcext:value-type="float">
            <text:p>37.37</text:p>
          </table:table-cell>
          <table:table-cell office:value-type="float" office:value="2708" calcext:value-type="float">
            <text:p>2708</text:p>
          </table:table-cell>
          <table:table-cell table:style-name="ce27" table:formula="of:=([.AN22]-[.$AN$3])/[.$AN$3]" office:value-type="percentage" office:value="-0.660736657479329" calcext:value-type="percentage">
            <text:p>-66.1%</text:p>
          </table:table-cell>
          <table:table-cell office:value-type="float" office:value="213209422" calcext:value-type="float">
            <text:p>213209422</text:p>
          </table:table-cell>
          <table:table-cell table:style-name="ce27" table:formula="of:=([.AP22]-[.$AP$3])/[.$AP$3]" office:value-type="percentage" office:value="-0.428074440172122" calcext:value-type="percentage">
            <text:p>-42.8%</text:p>
          </table:table-cell>
          <table:table-cell table:style-name="ce27" table:formula="of:=[.AP22]/[.G22]" office:value-type="percentage" office:value="0.0221457411233526" calcext:value-type="percentage">
            <text:p>2.2%</text:p>
          </table:table-cell>
          <table:table-cell office:value-type="float" office:value="1231" calcext:value-type="float">
            <text:p>1231</text:p>
          </table:table-cell>
          <table:table-cell table:style-name="ce30" table:formula="of:=[.AS22]/[.AN22]" office:value-type="percentage" office:value="0.454579025110783" calcext:value-type="percentage">
            <text:p>45.5%</text:p>
          </table:table-cell>
          <table:table-cell office:value-type="float" office:value="9" calcext:value-type="float">
            <text:p>9</text:p>
          </table:table-cell>
          <table:table-cell table:style-name="ce31" table:formula="of:=[.AS22]/[.AU22]" office:value-type="float" office:value="136.777777777778" calcext:value-type="float">
            <text:p>137</text:p>
          </table:table-cell>
          <table:table-cell office:value-type="float" office:value="1477" calcext:value-type="float">
            <text:p>1477</text:p>
          </table:table-cell>
          <table:table-cell table:style-name="ce30" table:formula="of:=[.AW22]/[.AN22]" office:value-type="percentage" office:value="0.545420974889217" calcext:value-type="percentage">
            <text:p>54.5%</text:p>
          </table:table-cell>
          <table:table-cell office:value-type="float" office:value="6" calcext:value-type="float">
            <text:p>6</text:p>
          </table:table-cell>
          <table:table-cell table:style-name="ce31" table:formula="of:=[.AW22]/[.AY22]" office:value-type="float" office:value="246.166666666667" calcext:value-type="float">
            <text:p>246</text:p>
          </table:table-cell>
          <table:table-cell office:value-type="float" office:value="-10.63" calcext:value-type="float">
            <text:p>-10.63</text:p>
          </table:table-cell>
          <table:table-cell table:style-name="ce27" table:formula="of:=([.BA22]-[.$BA$3])/[.$BA$3]" office:value-type="percentage" office:value="-0.656320724215971" calcext:value-type="percentage">
            <text:p>-65.6%</text:p>
          </table:table-cell>
          <table:table-cell office:value-type="float" office:value="5.58" calcext:value-type="float">
            <text:p>5.58</text:p>
          </table:table-cell>
          <table:table-cell table:style-name="ce27" table:formula="of:=([.BC22]-[.$BC$3])/[.$BC$3]" office:value-type="percentage" office:value="-0.63789746917586" calcext:value-type="percentage">
            <text:p>-63.8%</text:p>
          </table:table-cell>
          <table:table-cell office:value-type="float" office:value="-162" calcext:value-type="float">
            <text:p>-162</text:p>
          </table:table-cell>
          <table:table-cell table:style-name="ce27" table:formula="of:=([.BE22]-[.$BE$3])/[.$BE$3]" office:value-type="percentage" office:value="-0.0330090133110488" calcext:value-type="percentage">
            <text:p>-3.3%</text:p>
          </table:table-cell>
          <table:table-cell office:value-type="float" office:value="108.32" calcext:value-type="float">
            <text:p>108.32</text:p>
          </table:table-cell>
          <table:table-cell table:style-name="ce27" table:formula="of:=([.BG22]-[.$BG$3])/[.$BG$3]" office:value-type="percentage" office:value="-0.0221179019590142" calcext:value-type="percentage">
            <text:p>-2.2%</text:p>
          </table:table-cell>
          <table:table-cell table:style-name="ce32" office:value-type="percentage" office:value="0.6598" calcext:value-type="percentage">
            <text:p>65.98%</text:p>
          </table:table-cell>
          <table:table-cell table:style-name="ce32" office:value-type="percentage" office:value="0.036" calcext:value-type="percentage">
            <text:p>3.60%</text:p>
          </table:table-cell>
          <table:table-cell office:value-type="float" office:value="21.77" calcext:value-type="float">
            <text:p>21.77</text:p>
          </table:table-cell>
          <table:table-cell table:style-name="ce27" table:formula="of:=([.BK22]-[.$BK$3])/[.$BK$3]" office:value-type="percentage" office:value="0.0972782258064516" calcext:value-type="percentage">
            <text:p>9.7%</text:p>
          </table:table-cell>
          <table:table-cell office:value-type="float" office:value="23.46" calcext:value-type="float">
            <text:p>23.46</text:p>
          </table:table-cell>
          <table:table-cell table:style-name="ce27" table:formula="of:=([.BM22]-[.$BM$3])/[.$BM$3]" office:value-type="percentage" office:value="0.225065274151436" calcext:value-type="percentage">
            <text:p>22.5%</text:p>
          </table:table-cell>
          <table:table-cell office:value-type="float" office:value="42.41" calcext:value-type="float">
            <text:p>42.41</text:p>
          </table:table-cell>
          <table:table-cell table:style-name="ce27" table:formula="of:=([.BO22]-[.$BO$3])/[.$BO$3]" office:value-type="percentage" office:value="0.132443257676902" calcext:value-type="percentage">
            <text:p>13.2%</text:p>
          </table:table-cell>
          <table:table-cell office:value-type="float" office:value="40.61" calcext:value-type="float">
            <text:p>40.61</text:p>
          </table:table-cell>
          <table:table-cell table:style-name="ce27" table:formula="of:=([.BQ22]-[.$BQ$3])/[.$BQ$3]" office:value-type="percentage" office:value="0.229116222760291" calcext:value-type="percentage">
            <text:p>22.9%</text:p>
          </table:table-cell>
          <table:table-cell office:value-type="float" office:value="18.13" calcext:value-type="float">
            <text:p>18.13</text:p>
          </table:table-cell>
          <table:table-cell table:style-name="ce27" table:formula="of:=([.BS22]-[.$BS$3])/[.$BS$3]" office:value-type="percentage" office:value="0.0627198124267292" calcext:value-type="percentage">
            <text:p>6.3%</text:p>
          </table:table-cell>
          <table:table-cell office:value-type="float" office:value="21.11" calcext:value-type="float">
            <text:p>21.11</text:p>
          </table:table-cell>
          <table:table-cell table:style-name="ce27" table:formula="of:=([.BU22]-[.$BU$3])/[.$BU$3]" office:value-type="percentage" office:value="0.185955056179775" calcext:value-type="percentage">
            <text:p>18.6%</text:p>
          </table:table-cell>
          <table:table-cell table:number-columns-repeated="6"/>
          <table:table-cell office:value-type="float" office:value="83.54" calcext:value-type="float">
            <text:p>83.54</text:p>
          </table:table-cell>
          <table:table-cell office:value-type="float" office:value="20.79" calcext:value-type="float">
            <text:p>20.79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0.92" calcext:value-type="float">
            <text:p>20.92</text:p>
          </table:table-cell>
          <table:table-cell office:value-type="float" office:value="16.8" calcext:value-type="float">
            <text:p>16.8</text:p>
          </table:table-cell>
          <table:table-cell office:value-type="float" office:value="37.37" calcext:value-type="float">
            <text:p>37.37</text:p>
          </table:table-cell>
          <table:table-cell table:formula="of:=SUM([.CD22:.CI22])" office:value-type="float" office:value="100.01" calcext:value-type="float">
            <text:p>100.01</text:p>
          </table:table-cell>
          <table:table-cell table:style-name="ce33" table:formula="of:=[.CD22]*[.CC22]/[.CJ22]" office:value-type="float" office:value="17.3662293770623" calcext:value-type="float">
            <text:p>17.37</text:p>
          </table:table-cell>
          <table:table-cell table:style-name="ce33" table:formula="of:=[.CE22]*[.CC22]/[.CJ22]" office:value-type="float" office:value="0.0918848115188481" calcext:value-type="float">
            <text:p>0.09</text:p>
          </table:table-cell>
          <table:table-cell table:style-name="ce33" table:formula="of:=[.CF22]*[.CC22]/[.CJ22]" office:value-type="float" office:value="3.35797220277972" calcext:value-type="float">
            <text:p>3.36</text:p>
          </table:table-cell>
          <table:table-cell table:style-name="ce33" table:formula="of:=[.CG22]*[.CC22]/[.CJ22]" office:value-type="float" office:value="17.4748205179482" calcext:value-type="float">
            <text:p>17.47</text:p>
          </table:table-cell>
          <table:table-cell table:style-name="ce33" table:formula="of:=[.CH22]*[.CC22]/[.CJ22]" office:value-type="float" office:value="14.0333166683332" calcext:value-type="float">
            <text:p>14.03</text:p>
          </table:table-cell>
          <table:table-cell table:style-name="ce33" table:formula="of:=[.CI22]*[.CC22]/[.CJ22]" office:value-type="float" office:value="31.2157764223578" calcext:value-type="float">
            <text:p>31.22</text:p>
          </table:table-cell>
          <table:table-cell/>
        </table:table-row>
        <table:table-row table:style-name="ro2">
          <table:table-cell table:style-name="ce3" table:formula="of:=[.A22]+1" office:value-type="float" office:value="20" calcext:value-type="float">
            <text:p>20</text:p>
          </table:table-cell>
          <table:table-cell table:style-name="ce4" office:value-type="date" office:date-value="2020-01-08" calcext:value-type="date">
            <text:p>2020-01-08</text:p>
          </table:table-cell>
          <table:table-cell table:style-name="ce7" office:value-type="string" calcext:value-type="string">
            <text:p>ego+8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8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556250619" calcext:value-type="float">
            <text:p>9556250619</text:p>
          </table:table-cell>
          <table:table-cell table:style-name="ce16" table:formula="of:=([.G23]-[.$G$3])/[.$G$3]" office:value-type="percentage" office:value="0.0151956063076816" calcext:value-type="percentage">
            <text:p>1.52%</text:p>
          </table:table-cell>
          <table:table-cell table:style-name="ce18" office:value-type="float" office:value="56.32" calcext:value-type="float">
            <text:p>56.32</text:p>
          </table:table-cell>
          <table:table-cell table:style-name="ce20" table:formula="of:=([.I23]-[.$I$3])/[.$I$3]" office:value-type="percentage" office:value="0.0016005690912325" calcext:value-type="percentage">
            <text:p>0.16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3]/[.I23]" office:value-type="percentage" office:value="0.892223011363636" calcext:value-type="percentage">
            <text:p>89.22%</text:p>
          </table:table-cell>
          <table:table-cell table:style-name="Default" office:value-type="float" office:value="6.07" calcext:value-type="float">
            <text:p>6.07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43.68" calcext:value-type="float">
            <text:p>43.68</text:p>
          </table:table-cell>
          <table:table-cell table:style-name="ce16" table:formula="of:=([.P23]-[.$P$3])/[.$P$3]" office:value-type="percentage" office:value="0.000458085203847987" calcext:value-type="percentage">
            <text:p>0.05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3]/[.P23]" office:value-type="percentage" office:value="0.861263736263736" calcext:value-type="percentage">
            <text:p>86.13%</text:p>
          </table:table-cell>
          <table:table-cell table:style-name="Default" office:value-type="float" office:value="6.06" calcext:value-type="float">
            <text:p>6.06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0.36" calcext:value-type="float">
            <text:p>0.36</text:p>
          </table:table-cell>
          <table:table-cell office:value-type="float" office:value="2624" calcext:value-type="float">
            <text:p>2624</text:p>
          </table:table-cell>
          <table:table-cell office:value-type="float" office:value="103.83" calcext:value-type="float">
            <text:p>103.83</text:p>
          </table:table-cell>
          <table:table-cell office:value-type="float" office:value="18.02" calcext:value-type="float">
            <text:p>18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" calcext:value-type="float">
            <text:p>9.2</text:p>
          </table:table-cell>
          <table:table-cell office:value-type="float" office:value="9.95" calcext:value-type="float">
            <text:p>9.95</text:p>
          </table:table-cell>
          <table:table-cell office:value-type="float" office:value="16.93" calcext:value-type="float">
            <text:p>16.93</text:p>
          </table:table-cell>
          <table:table-cell office:value-type="float" office:value="12" calcext:value-type="float">
            <text:p>12</text:p>
          </table:table-cell>
          <table:table-cell office:value-type="float" office:value="33.89" calcext:value-type="float">
            <text:p>33.89</text:p>
          </table:table-cell>
          <table:table-cell office:value-type="float" office:value="83.62" calcext:value-type="float">
            <text:p>83.62</text:p>
          </table:table-cell>
          <table:table-cell office:value-type="float" office:value="21.51" calcext:value-type="float">
            <text:p>21.51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1.25" calcext:value-type="float">
            <text:p>21.25</text:p>
          </table:table-cell>
          <table:table-cell office:value-type="float" office:value="15.88" calcext:value-type="float">
            <text:p>15.88</text:p>
          </table:table-cell>
          <table:table-cell office:value-type="float" office:value="37.23" calcext:value-type="float">
            <text:p>37.23</text:p>
          </table:table-cell>
          <table:table-cell office:value-type="float" office:value="2221" calcext:value-type="float">
            <text:p>2221</text:p>
          </table:table-cell>
          <table:table-cell table:style-name="ce27" table:formula="of:=([.AN23]-[.$AN$3])/[.$AN$3]" office:value-type="percentage" office:value="-0.721748935103984" calcext:value-type="percentage">
            <text:p>-72.2%</text:p>
          </table:table-cell>
          <table:table-cell office:value-type="float" office:value="182492751" calcext:value-type="float">
            <text:p>182492751</text:p>
          </table:table-cell>
          <table:table-cell table:style-name="ce27" table:formula="of:=([.AP23]-[.$AP$3])/[.$AP$3]" office:value-type="percentage" office:value="-0.510470654621424" calcext:value-type="percentage">
            <text:p>-51.0%</text:p>
          </table:table-cell>
          <table:table-cell table:style-name="ce27" table:formula="of:=[.AP23]/[.G23]" office:value-type="percentage" office:value="0.0190966895151497" calcext:value-type="percentage">
            <text:p>1.9%</text:p>
          </table:table-cell>
          <table:table-cell office:value-type="float" office:value="1466" calcext:value-type="float">
            <text:p>1466</text:p>
          </table:table-cell>
          <table:table-cell table:style-name="ce30" table:formula="of:=[.AS23]/[.AN23]" office:value-type="percentage" office:value="0.660063034669068" calcext:value-type="percentage">
            <text:p>66.0%</text:p>
          </table:table-cell>
          <table:table-cell office:value-type="float" office:value="6" calcext:value-type="float">
            <text:p>6</text:p>
          </table:table-cell>
          <table:table-cell table:style-name="ce31" table:formula="of:=[.AS23]/[.AU23]" office:value-type="float" office:value="244.333333333333" calcext:value-type="float">
            <text:p>244</text:p>
          </table:table-cell>
          <table:table-cell office:value-type="float" office:value="755" calcext:value-type="float">
            <text:p>755</text:p>
          </table:table-cell>
          <table:table-cell table:style-name="ce30" table:formula="of:=[.AW23]/[.AN23]" office:value-type="percentage" office:value="0.339936965330932" calcext:value-type="percentage">
            <text:p>34.0%</text:p>
          </table:table-cell>
          <table:table-cell office:value-type="float" office:value="5" calcext:value-type="float">
            <text:p>5</text:p>
          </table:table-cell>
          <table:table-cell table:style-name="ce31" table:formula="of:=[.AW23]/[.AY23]" office:value-type="float" office:value="151" calcext:value-type="float">
            <text:p>151</text:p>
          </table:table-cell>
          <table:table-cell office:value-type="float" office:value="-7.28" calcext:value-type="float">
            <text:p>-7.28</text:p>
          </table:table-cell>
          <table:table-cell table:style-name="ce27" table:formula="of:=([.BA23]-[.$BA$3])/[.$BA$3]" office:value-type="percentage" office:value="-0.764629809246686" calcext:value-type="percentage">
            <text:p>-76.5%</text:p>
          </table:table-cell>
          <table:table-cell office:value-type="float" office:value="4.66" calcext:value-type="float">
            <text:p>4.66</text:p>
          </table:table-cell>
          <table:table-cell table:style-name="ce27" table:formula="of:=([.BC23]-[.$BC$3])/[.$BC$3]" office:value-type="percentage" office:value="-0.697598961713173" calcext:value-type="percentage">
            <text:p>-69.8%</text:p>
          </table:table-cell>
          <table:table-cell office:value-type="float" office:value="-169.37" calcext:value-type="float">
            <text:p>-169.37</text:p>
          </table:table-cell>
          <table:table-cell table:style-name="ce27" table:formula="of:=([.BE23]-[.$BE$3])/[.$BE$3]" office:value-type="percentage" office:value="0.0109831075031338" calcext:value-type="percentage">
            <text:p>1.1%</text:p>
          </table:table-cell>
          <table:table-cell office:value-type="float" office:value="111.89" calcext:value-type="float">
            <text:p>111.89</text:p>
          </table:table-cell>
          <table:table-cell table:style-name="ce27" table:formula="of:=([.BG23]-[.$BG$3])/[.$BG$3]" office:value-type="percentage" office:value="0.0101110408955494" calcext:value-type="percentage">
            <text:p>1.0%</text:p>
          </table:table-cell>
          <table:table-cell table:style-name="ce32" office:value-type="percentage" office:value="0.6598" calcext:value-type="percentage">
            <text:p>65.98%</text:p>
          </table:table-cell>
          <table:table-cell table:style-name="ce32" office:value-type="percentage" office:value="0.0368" calcext:value-type="percentage">
            <text:p>3.68%</text:p>
          </table:table-cell>
          <table:table-cell office:value-type="float" office:value="21.55" calcext:value-type="float">
            <text:p>21.55</text:p>
          </table:table-cell>
          <table:table-cell table:style-name="ce27" table:formula="of:=([.BK23]-[.$BK$3])/[.$BK$3]" office:value-type="percentage" office:value="0.0861895161290323" calcext:value-type="percentage">
            <text:p>8.6%</text:p>
          </table:table-cell>
          <table:table-cell office:value-type="float" office:value="24.13" calcext:value-type="float">
            <text:p>24.13</text:p>
          </table:table-cell>
          <table:table-cell table:style-name="ce27" table:formula="of:=([.BM23]-[.$BM$3])/[.$BM$3]" office:value-type="percentage" office:value="0.260052219321149" calcext:value-type="percentage">
            <text:p>26.0%</text:p>
          </table:table-cell>
          <table:table-cell office:value-type="float" office:value="41.54" calcext:value-type="float">
            <text:p>41.54</text:p>
          </table:table-cell>
          <table:table-cell table:style-name="ce27" table:formula="of:=([.BO23]-[.$BO$3])/[.$BO$3]" office:value-type="percentage" office:value="0.109212283044059" calcext:value-type="percentage">
            <text:p>10.9%</text:p>
          </table:table-cell>
          <table:table-cell office:value-type="float" office:value="43.81" calcext:value-type="float">
            <text:p>43.81</text:p>
          </table:table-cell>
          <table:table-cell table:style-name="ce27" table:formula="of:=([.BQ23]-[.$BQ$3])/[.$BQ$3]" office:value-type="percentage" office:value="0.325968523002421" calcext:value-type="percentage">
            <text:p>32.6%</text:p>
          </table:table-cell>
          <table:table-cell office:value-type="float" office:value="18.23" calcext:value-type="float">
            <text:p>18.23</text:p>
          </table:table-cell>
          <table:table-cell table:style-name="ce27" table:formula="of:=([.BS23]-[.$BS$3])/[.$BS$3]" office:value-type="percentage" office:value="0.0685814771395077" calcext:value-type="percentage">
            <text:p>6.9%</text:p>
          </table:table-cell>
          <table:table-cell office:value-type="float" office:value="21.32" calcext:value-type="float">
            <text:p>21.32</text:p>
          </table:table-cell>
          <table:table-cell table:style-name="ce27" table:formula="of:=([.BU23]-[.$BU$3])/[.$BU$3]" office:value-type="percentage" office:value="0.197752808988764" calcext:value-type="percentage">
            <text:p>19.8%</text:p>
          </table:table-cell>
          <table:table-cell table:number-columns-repeated="6"/>
          <table:table-cell office:value-type="float" office:value="83.62" calcext:value-type="float">
            <text:p>83.62</text:p>
          </table:table-cell>
          <table:table-cell office:value-type="float" office:value="21.51" calcext:value-type="float">
            <text:p>21.51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1.25" calcext:value-type="float">
            <text:p>21.25</text:p>
          </table:table-cell>
          <table:table-cell office:value-type="float" office:value="15.88" calcext:value-type="float">
            <text:p>15.88</text:p>
          </table:table-cell>
          <table:table-cell office:value-type="float" office:value="37.23" calcext:value-type="float">
            <text:p>37.23</text:p>
          </table:table-cell>
          <table:table-cell table:formula="of:=SUM([.CD23:.CI23])" office:value-type="float" office:value="100" calcext:value-type="float">
            <text:p>100</text:p>
          </table:table-cell>
          <table:table-cell table:style-name="ce33" table:formula="of:=[.CD23]*[.CC23]/[.CJ23]" office:value-type="float" office:value="17.986662" calcext:value-type="float">
            <text:p>17.99</text:p>
          </table:table-cell>
          <table:table-cell table:style-name="ce33" table:formula="of:=[.CE23]*[.CC23]/[.CJ23]" office:value-type="float" office:value="0.091982" calcext:value-type="float">
            <text:p>0.09</text:p>
          </table:table-cell>
          <table:table-cell table:style-name="ce33" table:formula="of:=[.CF23]*[.CC23]/[.CJ23]" office:value-type="float" office:value="3.361524" calcext:value-type="float">
            <text:p>3.36</text:p>
          </table:table-cell>
          <table:table-cell table:style-name="ce33" table:formula="of:=[.CG23]*[.CC23]/[.CJ23]" office:value-type="float" office:value="17.76925" calcext:value-type="float">
            <text:p>17.77</text:p>
          </table:table-cell>
          <table:table-cell table:style-name="ce33" table:formula="of:=[.CH23]*[.CC23]/[.CJ23]" office:value-type="float" office:value="13.278856" calcext:value-type="float">
            <text:p>13.28</text:p>
          </table:table-cell>
          <table:table-cell table:style-name="ce33" table:formula="of:=[.CI23]*[.CC23]/[.CJ23]" office:value-type="float" office:value="31.131726" calcext:value-type="float">
            <text:p>31.13</text:p>
          </table:table-cell>
          <table:table-cell/>
        </table:table-row>
        <table:table-row table:style-name="ro2">
          <table:table-cell table:style-name="ce3" table:formula="of:=[.A23]+1" office:value-type="float" office:value="21" calcext:value-type="float">
            <text:p>21</text:p>
          </table:table-cell>
          <table:table-cell table:style-name="ce4" office:value-type="date" office:date-value="2020-01-12" calcext:value-type="date">
            <text:p>2020-01-12</text:p>
          </table:table-cell>
          <table:table-cell table:style-name="ce7" office:value-type="string" calcext:value-type="string">
            <text:p>ego+9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9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566203277" calcext:value-type="float">
            <text:p>9566203277</text:p>
          </table:table-cell>
          <table:table-cell table:style-name="ce16" table:formula="of:=([.G24]-[.$G$3])/[.$G$3]" office:value-type="percentage" office:value="0.0162529137261993" calcext:value-type="percentage">
            <text:p>1.63%</text:p>
          </table:table-cell>
          <table:table-cell table:style-name="ce18" office:value-type="float" office:value="56.33" calcext:value-type="float">
            <text:p>56.33</text:p>
          </table:table-cell>
          <table:table-cell table:style-name="ce20" table:formula="of:=([.I24]-[.$I$3])/[.$I$3]" office:value-type="percentage" office:value="0.0017784101013694" calcext:value-type="percentage">
            <text:p>0.18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4]/[.I24]" office:value-type="percentage" office:value="0.892064619208237" calcext:value-type="percentage">
            <text:p>89.21%</text:p>
          </table:table-cell>
          <table:table-cell table:style-name="Default" office:value-type="float" office:value="6.08" calcext:value-type="float">
            <text:p>6.08</text:p>
          </table:table-cell>
          <table:table-cell table:style-name="Default" office:value-type="float" office:value="5.96" calcext:value-type="float">
            <text:p>5.96</text:p>
          </table:table-cell>
          <table:table-cell table:style-name="Default" office:value-type="float" office:value="0.12" calcext:value-type="float">
            <text:p>0.12</text:p>
          </table:table-cell>
          <table:table-cell table:style-name="Default" office:value-type="float" office:value="43.69" calcext:value-type="float">
            <text:p>43.69</text:p>
          </table:table-cell>
          <table:table-cell table:style-name="ce16" table:formula="of:=([.P24]-[.$P$3])/[.$P$3]" office:value-type="percentage" office:value="0.0006871278057719" calcext:value-type="percentage">
            <text:p>0.07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4]/[.P24]" office:value-type="percentage" office:value="0.861066605630579" calcext:value-type="percentage">
            <text:p>86.11%</text:p>
          </table:table-cell>
          <table:table-cell table:style-name="Default" office:value-type="float" office:value="6.07" calcext:value-type="float">
            <text:p>6.07</text:p>
          </table:table-cell>
          <table:table-cell table:style-name="Default" office:value-type="float" office:value="5.71" calcext:value-type="float">
            <text:p>5.71</text:p>
          </table:table-cell>
          <table:table-cell table:style-name="Default" office:value-type="float" office:value="0.37" calcext:value-type="float">
            <text:p>0.37</text:p>
          </table:table-cell>
          <table:table-cell office:value-type="float" office:value="2638" calcext:value-type="float">
            <text:p>2638</text:p>
          </table:table-cell>
          <table:table-cell office:value-type="float" office:value="103.81" calcext:value-type="float">
            <text:p>103.81</text:p>
          </table:table-cell>
          <table:table-cell office:value-type="float" office:value="18.04" calcext:value-type="float">
            <text:p>18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office:value-type="float" office:value="9.96" calcext:value-type="float">
            <text:p>9.96</text:p>
          </table:table-cell>
          <table:table-cell office:value-type="float" office:value="16.94" calcext:value-type="float">
            <text:p>16.94</text:p>
          </table:table-cell>
          <table:table-cell office:value-type="float" office:value="11.98" calcext:value-type="float">
            <text:p>11.98</text:p>
          </table:table-cell>
          <table:table-cell office:value-type="float" office:value="33.88" calcext:value-type="float">
            <text:p>33.88</text:p>
          </table:table-cell>
          <table:table-cell office:value-type="float" office:value="83.57" calcext:value-type="float">
            <text:p>83.57</text:p>
          </table:table-cell>
          <table:table-cell office:value-type="float" office:value="21.57" calcext:value-type="float">
            <text:p>21.57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1.26" calcext:value-type="float">
            <text:p>21.26</text:p>
          </table:table-cell>
          <table:table-cell office:value-type="float" office:value="15.83" calcext:value-type="float">
            <text:p>15.83</text:p>
          </table:table-cell>
          <table:table-cell office:value-type="float" office:value="37.22" calcext:value-type="float">
            <text:p>37.22</text:p>
          </table:table-cell>
          <table:table-cell office:value-type="float" office:value="2139" calcext:value-type="float">
            <text:p>2139</text:p>
          </table:table-cell>
          <table:table-cell table:style-name="ce27" table:formula="of:=([.AN24]-[.$AN$3])/[.$AN$3]" office:value-type="percentage" office:value="-0.732022049611626" calcext:value-type="percentage">
            <text:p>-73.2%</text:p>
          </table:table-cell>
          <table:table-cell office:value-type="float" office:value="185186807" calcext:value-type="float">
            <text:p>185186807</text:p>
          </table:table-cell>
          <table:table-cell table:style-name="ce27" table:formula="of:=([.AP24]-[.$AP$3])/[.$AP$3]" office:value-type="percentage" office:value="-0.503243959517829" calcext:value-type="percentage">
            <text:p>-50.3%</text:p>
          </table:table-cell>
          <table:table-cell table:style-name="ce27" table:formula="of:=[.AP24]/[.G24]" office:value-type="percentage" office:value="0.019358443641402" calcext:value-type="percentage">
            <text:p>1.9%</text:p>
          </table:table-cell>
          <table:table-cell office:value-type="float" office:value="1471" calcext:value-type="float">
            <text:p>1471</text:p>
          </table:table-cell>
          <table:table-cell table:style-name="ce30" table:formula="of:=[.AS24]/[.AN24]" office:value-type="percentage" office:value="0.68770453482936" calcext:value-type="percentage">
            <text:p>68.8%</text:p>
          </table:table-cell>
          <table:table-cell office:value-type="float" office:value="7" calcext:value-type="float">
            <text:p>7</text:p>
          </table:table-cell>
          <table:table-cell table:style-name="ce31" table:formula="of:=[.AS24]/[.AU24]" office:value-type="float" office:value="210.142857142857" calcext:value-type="float">
            <text:p>210</text:p>
          </table:table-cell>
          <table:table-cell office:value-type="float" office:value="669" calcext:value-type="float">
            <text:p>669</text:p>
          </table:table-cell>
          <table:table-cell table:style-name="ce30" table:formula="of:=[.AW24]/[.AN24]" office:value-type="percentage" office:value="0.312762973352034" calcext:value-type="percentage">
            <text:p>31.3%</text:p>
          </table:table-cell>
          <table:table-cell office:value-type="float" office:value="4" calcext:value-type="float">
            <text:p>4</text:p>
          </table:table-cell>
          <table:table-cell table:style-name="ce31" table:formula="of:=[.AW24]/[.AY24]" office:value-type="float" office:value="167.25" calcext:value-type="float">
            <text:p>167</text:p>
          </table:table-cell>
          <table:table-cell office:value-type="float" office:value="-6.88" calcext:value-type="float">
            <text:p>-6.88</text:p>
          </table:table-cell>
          <table:table-cell table:style-name="ce27" table:formula="of:=([.BA24]-[.$BA$3])/[.$BA$3]" office:value-type="percentage" office:value="-0.777562237310055" calcext:value-type="percentage">
            <text:p>-77.8%</text:p>
          </table:table-cell>
          <table:table-cell office:value-type="float" office:value="4.51" calcext:value-type="float">
            <text:p>4.51</text:p>
          </table:table-cell>
          <table:table-cell table:style-name="ce27" table:formula="of:=([.BC24]-[.$BC$3])/[.$BC$3]" office:value-type="percentage" office:value="-0.707332900713822" calcext:value-type="percentage">
            <text:p>-70.7%</text:p>
          </table:table-cell>
          <table:table-cell office:value-type="float" office:value="-169.34" calcext:value-type="float">
            <text:p>-169.34</text:p>
          </table:table-cell>
          <table:table-cell table:style-name="ce27" table:formula="of:=([.BE24]-[.$BE$3])/[.$BE$3]" office:value-type="percentage" office:value="0.0108040350981914" calcext:value-type="percentage">
            <text:p>1.1%</text:p>
          </table:table-cell>
          <table:table-cell office:value-type="float" office:value="111.87" calcext:value-type="float">
            <text:p>111.87</text:p>
          </table:table-cell>
          <table:table-cell table:style-name="ce27" table:formula="of:=([.BG24]-[.$BG$3])/[.$BG$3]" office:value-type="percentage" office:value="0.00993048659384317" calcext:value-type="percentage">
            <text:p>1.0%</text:p>
          </table:table-cell>
          <table:table-cell table:style-name="ce32" office:value-type="percentage" office:value="0.6604" calcext:value-type="percentage">
            <text:p>66.04%</text:p>
          </table:table-cell>
          <table:table-cell table:style-name="ce32" office:value-type="percentage" office:value="0.0366" calcext:value-type="percentage">
            <text:p>3.66%</text:p>
          </table:table-cell>
          <table:table-cell office:value-type="float" office:value="21.6" calcext:value-type="float">
            <text:p>21.6</text:p>
          </table:table-cell>
          <table:table-cell table:style-name="ce27" table:formula="of:=([.BK24]-[.$BK$3])/[.$BK$3]" office:value-type="percentage" office:value="0.0887096774193549" calcext:value-type="percentage">
            <text:p>8.9%</text:p>
          </table:table-cell>
          <table:table-cell office:value-type="float" office:value="24.23" calcext:value-type="float">
            <text:p>24.23</text:p>
          </table:table-cell>
          <table:table-cell table:style-name="ce27" table:formula="of:=([.BM24]-[.$BM$3])/[.$BM$3]" office:value-type="percentage" office:value="0.265274151436031" calcext:value-type="percentage">
            <text:p>26.5%</text:p>
          </table:table-cell>
          <table:table-cell office:value-type="float" office:value="41.66" calcext:value-type="float">
            <text:p>41.66</text:p>
          </table:table-cell>
          <table:table-cell table:style-name="ce27" table:formula="of:=([.BO24]-[.$BO$3])/[.$BO$3]" office:value-type="percentage" office:value="0.112416555407209" calcext:value-type="percentage">
            <text:p>11.2%</text:p>
          </table:table-cell>
          <table:table-cell office:value-type="float" office:value="44.02" calcext:value-type="float">
            <text:p>44.02</text:p>
          </table:table-cell>
          <table:table-cell table:style-name="ce27" table:formula="of:=([.BQ24]-[.$BQ$3])/[.$BQ$3]" office:value-type="percentage" office:value="0.332324455205811" calcext:value-type="percentage">
            <text:p>33.2%</text:p>
          </table:table-cell>
          <table:table-cell office:value-type="float" office:value="18.25" calcext:value-type="float">
            <text:p>18.25</text:p>
          </table:table-cell>
          <table:table-cell table:style-name="ce27" table:formula="of:=([.BS24]-[.$BS$3])/[.$BS$3]" office:value-type="percentage" office:value="0.0697538100820634" calcext:value-type="percentage">
            <text:p>7.0%</text:p>
          </table:table-cell>
          <table:table-cell office:value-type="float" office:value="21.4" calcext:value-type="float">
            <text:p>21.4</text:p>
          </table:table-cell>
          <table:table-cell table:style-name="ce27" table:formula="of:=([.BU24]-[.$BU$3])/[.$BU$3]" office:value-type="percentage" office:value="0.202247191011236" calcext:value-type="percentage">
            <text:p>20.2%</text:p>
          </table:table-cell>
          <table:table-cell table:number-columns-repeated="13"/>
          <table:table-cell table:formula="of:=SUM([.CD24:.CI24])" office:value-type="float" office:value="0" calcext:value-type="float">
            <text:p>0</text:p>
          </table:table-cell>
          <table:table-cell table:style-name="ce33" table:formula="of:=[.CD24]*[.CC24]/[.CJ24]" office:value-type="string" office:string-value="" calcext:value-type="error">
            <text:p>#DIV/0!</text:p>
          </table:table-cell>
          <table:table-cell table:style-name="ce33" table:formula="of:=[.CE24]*[.CC24]/[.CJ24]" office:value-type="string" office:string-value="" calcext:value-type="error">
            <text:p>#DIV/0!</text:p>
          </table:table-cell>
          <table:table-cell table:style-name="ce33" table:formula="of:=[.CF24]*[.CC24]/[.CJ24]" office:value-type="string" office:string-value="" calcext:value-type="error">
            <text:p>#DIV/0!</text:p>
          </table:table-cell>
          <table:table-cell table:style-name="ce33" table:formula="of:=[.CG24]*[.CC24]/[.CJ24]" office:value-type="string" office:string-value="" calcext:value-type="error">
            <text:p>#DIV/0!</text:p>
          </table:table-cell>
          <table:table-cell table:style-name="ce33" table:formula="of:=[.CH24]*[.CC24]/[.CJ24]" office:value-type="string" office:string-value="" calcext:value-type="error">
            <text:p>#DIV/0!</text:p>
          </table:table-cell>
          <table:table-cell table:style-name="ce33" table:formula="of:=[.CI24]*[.CC24]/[.CJ2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ce3" table:formula="of:=[.A24]+1" office:value-type="float" office:value="22" calcext:value-type="float">
            <text:p>22</text:p>
          </table:table-cell>
          <table:table-cell table:style-name="ce4" office:value-type="date" office:date-value="2019-12-22" calcext:value-type="date">
            <text:p>2019-12-22</text:p>
          </table:table-cell>
          <table:table-cell table:style-name="ce7" office:value-type="string" calcext:value-type="string">
            <text:p>ego+100</text:p>
          </table:table-cell>
          <table:table-cell table:style-name="ce9" office:value-type="string" calcext:value-type="string">
            <text:p>eGo100</text:p>
          </table:table-cell>
          <table:table-cell table:style-name="ce9" office:value-type="string" calcext:value-type="string">
            <text:p>+100% storage costs</text:p>
          </table:table-cell>
          <table:table-cell table:style-name="ce9" office:value-type="string" calcext:value-type="string">
            <text:p>None</text:p>
          </table:table-cell>
          <table:table-cell office:value-type="float" office:value="9662365409" calcext:value-type="float">
            <text:p>9662365409</text:p>
          </table:table-cell>
          <table:table-cell table:style-name="ce16" table:formula="of:=([.G25]-[.$G$3])/[.$G$3]" office:value-type="percentage" office:value="0.0264685702416827" calcext:value-type="percentage">
            <text:p>2.65%</text:p>
          </table:table-cell>
          <table:table-cell table:style-name="ce18" office:value-type="float" office:value="56.39" calcext:value-type="float">
            <text:p>56.39</text:p>
          </table:table-cell>
          <table:table-cell table:style-name="ce20" table:formula="of:=([.I25]-[.$I$3])/[.$I$3]" office:value-type="percentage" office:value="0.00284545616219107" calcext:value-type="percentage">
            <text:p>0.28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5]/[.I25]" office:value-type="percentage" office:value="0.891115446001064" calcext:value-type="percentage">
            <text:p>89.11%</text:p>
          </table:table-cell>
          <table:table-cell table:style-name="Default" office:value-type="float" office:value="6.14" calcext:value-type="float">
            <text:p>6.1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0.14" calcext:value-type="float">
            <text:p>0.14</text:p>
          </table:table-cell>
          <table:table-cell table:style-name="Default" office:value-type="float" office:value="43.59" calcext:value-type="float">
            <text:p>43.59</text:p>
          </table:table-cell>
          <table:table-cell table:style-name="ce16" table:formula="of:=([.P25]-[.$P$3])/[.$P$3]" office:value-type="percentage" office:value="-0.00160329821346755" calcext:value-type="percentage">
            <text:p>-0.16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5]/[.P25]" office:value-type="percentage" office:value="0.863041982105987" calcext:value-type="percentage">
            <text:p>86.30%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5.53" calcext:value-type="float">
            <text:p>5.53</text:p>
          </table:table-cell>
          <table:table-cell table:style-name="Default" office:value-type="float" office:value="0.44" calcext:value-type="float">
            <text:p>0.44</text:p>
          </table:table-cell>
          <table:table-cell office:value-type="float" office:value="3860" calcext:value-type="float">
            <text:p>3860</text:p>
          </table:table-cell>
          <table:table-cell office:value-type="float" office:value="103.67" calcext:value-type="float">
            <text:p>103.67</text:p>
          </table:table-cell>
          <table:table-cell office:value-type="float" office:value="18.17" calcext:value-type="float">
            <text:p>18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2" calcext:value-type="float">
            <text:p>9.22</text:p>
          </table:table-cell>
          <table:table-cell office:value-type="float" office:value="9.97" calcext:value-type="float">
            <text:p>9.97</text:p>
          </table:table-cell>
          <table:table-cell office:value-type="float" office:value="16.93" calcext:value-type="float">
            <text:p>16.93</text:p>
          </table:table-cell>
          <table:table-cell office:value-type="float" office:value="11.76" calcext:value-type="float">
            <text:p>11.76</text:p>
          </table:table-cell>
          <table:table-cell office:value-type="float" office:value="33.95" calcext:value-type="float">
            <text:p>33.95</text:p>
          </table:table-cell>
          <table:table-cell office:value-type="float" office:value="83.38" calcext:value-type="float">
            <text:p>83.38</text:p>
          </table:table-cell>
          <table:table-cell office:value-type="float" office:value="20.95" calcext:value-type="float">
            <text:p>20.95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0.95" calcext:value-type="float">
            <text:p>20.95</text:p>
          </table:table-cell>
          <table:table-cell office:value-type="float" office:value="16.63" calcext:value-type="float">
            <text:p>16.63</text:p>
          </table:table-cell>
          <table:table-cell office:value-type="float" office:value="37.34" calcext:value-type="float">
            <text:p>37.34</text:p>
          </table:table-cell>
          <table:table-cell office:value-type="float" office:value="2440" calcext:value-type="float">
            <text:p>2440</text:p>
          </table:table-cell>
          <table:table-cell table:style-name="ce27" table:formula="of:=([.AN25]-[.$AN$3])/[.$AN$3]" office:value-type="percentage" office:value="-0.694312202455525" calcext:value-type="percentage">
            <text:p>-69.4%</text:p>
          </table:table-cell>
          <table:table-cell office:value-type="float" office:value="224558540" calcext:value-type="float">
            <text:p>224558540</text:p>
          </table:table-cell>
          <table:table-cell table:style-name="ce27" table:formula="of:=([.AP25]-[.$AP$3])/[.$AP$3]" office:value-type="percentage" office:value="-0.397630895019119" calcext:value-type="percentage">
            <text:p>-39.8%</text:p>
          </table:table-cell>
          <table:table-cell table:style-name="ce27" table:formula="of:=[.AP25]/[.G25]" office:value-type="percentage" office:value="0.0232405348477957" calcext:value-type="percentage">
            <text:p>2.3%</text:p>
          </table:table-cell>
          <table:table-cell office:value-type="float" office:value="1323" calcext:value-type="float">
            <text:p>1323</text:p>
          </table:table-cell>
          <table:table-cell table:style-name="ce30" table:formula="of:=[.AS25]/[.AN25]" office:value-type="percentage" office:value="0.542213114754098" calcext:value-type="percentage">
            <text:p>54.2%</text:p>
          </table:table-cell>
          <table:table-cell office:value-type="float" office:value="8" calcext:value-type="float">
            <text:p>8</text:p>
          </table:table-cell>
          <table:table-cell table:style-name="ce31" table:formula="of:=[.AS25]/[.AU25]" office:value-type="float" office:value="165.375" calcext:value-type="float">
            <text:p>165</text:p>
          </table:table-cell>
          <table:table-cell office:value-type="float" office:value="1116" calcext:value-type="float">
            <text:p>1116</text:p>
          </table:table-cell>
          <table:table-cell table:style-name="ce30" table:formula="of:=[.AW25]/[.AN25]" office:value-type="percentage" office:value="0.457377049180328" calcext:value-type="percentage">
            <text:p>45.7%</text:p>
          </table:table-cell>
          <table:table-cell office:value-type="float" office:value="6" calcext:value-type="float">
            <text:p>6</text:p>
          </table:table-cell>
          <table:table-cell table:style-name="ce31" table:formula="of:=[.AW25]/[.AY25]" office:value-type="float" office:value="186" calcext:value-type="float">
            <text:p>186</text:p>
          </table:table-cell>
          <table:table-cell office:value-type="float" office:value="-9.04" calcext:value-type="float">
            <text:p>-9.04</text:p>
          </table:table-cell>
          <table:table-cell table:style-name="ce27" table:formula="of:=([.BA25]-[.$BA$3])/[.$BA$3]" office:value-type="percentage" office:value="-0.707727125767863" calcext:value-type="percentage">
            <text:p>-70.8%</text:p>
          </table:table-cell>
          <table:table-cell office:value-type="float" office:value="5.03" calcext:value-type="float">
            <text:p>5.03</text:p>
          </table:table-cell>
          <table:table-cell table:style-name="ce27" table:formula="of:=([.BC25]-[.$BC$3])/[.$BC$3]" office:value-type="percentage" office:value="-0.673588578844906" calcext:value-type="percentage">
            <text:p>-67.4%</text:p>
          </table:table-cell>
          <table:table-cell office:value-type="float" office:value="-161.66" calcext:value-type="float">
            <text:p>-161.66</text:p>
          </table:table-cell>
          <table:table-cell table:style-name="ce27" table:formula="of:=([.BE25]-[.$BE$3])/[.$BE$3]" office:value-type="percentage" office:value="-0.0350385005670626" calcext:value-type="percentage">
            <text:p>-3.5%</text:p>
          </table:table-cell>
          <table:table-cell office:value-type="float" office:value="108.07" calcext:value-type="float">
            <text:p>108.07</text:p>
          </table:table-cell>
          <table:table-cell table:style-name="ce27" table:formula="of:=([.BG25]-[.$BG$3])/[.$BG$3]" office:value-type="percentage" office:value="-0.0243748307303422" calcext:value-type="percentage">
            <text:p>-2.4%</text:p>
          </table:table-cell>
          <table:table-cell table:style-name="ce32" office:value-type="percentage" office:value="0.6626" calcext:value-type="percentage">
            <text:p>66.26%</text:p>
          </table:table-cell>
          <table:table-cell table:style-name="ce32" office:value-type="percentage" office:value="0.0353" calcext:value-type="percentage">
            <text:p>3.53%</text:p>
          </table:table-cell>
          <table:table-cell office:value-type="float" office:value="21.91" calcext:value-type="float">
            <text:p>21.91</text:p>
          </table:table-cell>
          <table:table-cell table:style-name="ce27" table:formula="of:=([.BK25]-[.$BK$3])/[.$BK$3]" office:value-type="percentage" office:value="0.104334677419355" calcext:value-type="percentage">
            <text:p>10.4%</text:p>
          </table:table-cell>
          <table:table-cell office:value-type="float" office:value="23.78" calcext:value-type="float">
            <text:p>23.78</text:p>
          </table:table-cell>
          <table:table-cell table:style-name="ce27" table:formula="of:=([.BM25]-[.$BM$3])/[.$BM$3]" office:value-type="percentage" office:value="0.24177545691906" calcext:value-type="percentage">
            <text:p>24.2%</text:p>
          </table:table-cell>
          <table:table-cell office:value-type="float" office:value="42.81" calcext:value-type="float">
            <text:p>42.81</text:p>
          </table:table-cell>
          <table:table-cell table:style-name="ce27" table:formula="of:=([.BO25]-[.$BO$3])/[.$BO$3]" office:value-type="percentage" office:value="0.143124165554072" calcext:value-type="percentage">
            <text:p>14.3%</text:p>
          </table:table-cell>
          <table:table-cell office:value-type="float" office:value="41.35" calcext:value-type="float">
            <text:p>41.35</text:p>
          </table:table-cell>
          <table:table-cell table:style-name="ce27" table:formula="of:=([.BQ25]-[.$BQ$3])/[.$BQ$3]" office:value-type="percentage" office:value="0.251513317191283" calcext:value-type="percentage">
            <text:p>25.2%</text:p>
          </table:table-cell>
          <table:table-cell office:value-type="float" office:value="18.21" calcext:value-type="float">
            <text:p>18.21</text:p>
          </table:table-cell>
          <table:table-cell table:style-name="ce27" table:formula="of:=([.BS25]-[.$BS$3])/[.$BS$3]" office:value-type="percentage" office:value="0.0674091441969521" calcext:value-type="percentage">
            <text:p>6.7%</text:p>
          </table:table-cell>
          <table:table-cell office:value-type="float" office:value="21.32" calcext:value-type="float">
            <text:p>21.32</text:p>
          </table:table-cell>
          <table:table-cell table:style-name="ce27" table:formula="of:=([.BU25]-[.$BU$3])/[.$BU$3]" office:value-type="percentage" office:value="0.197752808988764" calcext:value-type="percentage">
            <text:p>19.8%</text:p>
          </table:table-cell>
          <table:table-cell table:number-columns-repeated="6"/>
          <table:table-cell office:value-type="float" office:value="83.38" calcext:value-type="float">
            <text:p>83.38</text:p>
          </table:table-cell>
          <table:table-cell office:value-type="float" office:value="20.95" calcext:value-type="float">
            <text:p>20.95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0.95" calcext:value-type="float">
            <text:p>20.95</text:p>
          </table:table-cell>
          <table:table-cell office:value-type="float" office:value="16.63" calcext:value-type="float">
            <text:p>16.63</text:p>
          </table:table-cell>
          <table:table-cell office:value-type="float" office:value="37.34" calcext:value-type="float">
            <text:p>37.34</text:p>
          </table:table-cell>
          <table:table-cell table:formula="of:=SUM([.CD25:.CI25])" office:value-type="float" office:value="100" calcext:value-type="float">
            <text:p>100</text:p>
          </table:table-cell>
          <table:table-cell table:style-name="ce33" table:formula="of:=[.CD25]*[.CC25]/[.CJ25]" office:value-type="float" office:value="17.46811" calcext:value-type="float">
            <text:p>17.47</text:p>
          </table:table-cell>
          <table:table-cell table:style-name="ce33" table:formula="of:=[.CE25]*[.CC25]/[.CJ25]" office:value-type="float" office:value="0.091718" calcext:value-type="float">
            <text:p>0.09</text:p>
          </table:table-cell>
          <table:table-cell table:style-name="ce33" table:formula="of:=[.CF25]*[.CC25]/[.CJ25]" office:value-type="float" office:value="3.351876" calcext:value-type="float">
            <text:p>3.35</text:p>
          </table:table-cell>
          <table:table-cell table:style-name="ce33" table:formula="of:=[.CG25]*[.CC25]/[.CJ25]" office:value-type="float" office:value="17.46811" calcext:value-type="float">
            <text:p>17.47</text:p>
          </table:table-cell>
          <table:table-cell table:style-name="ce33" table:formula="of:=[.CH25]*[.CC25]/[.CJ25]" office:value-type="float" office:value="13.866094" calcext:value-type="float">
            <text:p>13.87</text:p>
          </table:table-cell>
          <table:table-cell table:style-name="ce33" table:formula="of:=[.CI25]*[.CC25]/[.CJ25]" office:value-type="float" office:value="31.134092" calcext:value-type="float">
            <text:p>31.13</text:p>
          </table:table-cell>
          <table:table-cell/>
        </table:table-row>
        <table:table-row table:style-name="ro2">
          <table:table-cell table:style-name="ce3" table:formula="of:=[.A25]+1" office:value-type="float" office:value="23" calcext:value-type="float">
            <text:p>23</text:p>
          </table:table-cell>
          <table:table-cell table:style-name="ce4" office:value-type="date" office:date-value="2019-12-06" calcext:value-type="date">
            <text:p>2019-12-06</text:p>
          </table:table-cell>
          <table:table-cell table:style-name="ce6" office:value-type="string" calcext:value-type="string">
            <text:p>ego-ep8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Battery: E/P = 8</text:p>
          </table:table-cell>
          <table:table-cell office:value-type="string" calcext:value-type="string">
            <text:p>None</text:p>
          </table:table-cell>
          <table:table-cell office:value-type="float" office:value="9392033832" calcext:value-type="float">
            <text:p>9392033832</text:p>
          </table:table-cell>
          <table:table-cell table:style-name="ce16" table:formula="of:=([.G26]-[.$G$3])/[.$G$3]" office:value-type="percentage" office:value="-0.00224974619415656" calcext:value-type="percentage">
            <text:p>-0.22%</text:p>
          </table:table-cell>
          <table:table-cell table:style-name="ce18" office:value-type="float" office:value="56.22" calcext:value-type="float">
            <text:p>56.22</text:p>
          </table:table-cell>
          <table:table-cell table:style-name="ce20" table:formula="of:=([.I26]-[.$I$3])/[.$I$3]" office:value-type="percentage" office:value="-0.000177841010136902" calcext:value-type="percentage">
            <text:p>-0.02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6]/[.I26]" office:value-type="percentage" office:value="0.893810032017076" calcext:value-type="percentage">
            <text:p>89.38%</text:p>
          </table:table-cell>
          <table:table-cell table:style-name="Default" office:value-type="float" office:value="5.97" calcext:value-type="float">
            <text:p>5.97</text:p>
          </table:table-cell>
          <table:table-cell table:style-name="Default" office:value-type="float" office:value="5.71" calcext:value-type="float">
            <text:p>5.71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43.67" calcext:value-type="float">
            <text:p>43.67</text:p>
          </table:table-cell>
          <table:table-cell table:style-name="ce16" table:formula="of:=([.P26]-[.$P$3])/[.$P$3]" office:value-type="percentage" office:value="0.000229042601924075" calcext:value-type="percentage">
            <text:p>0.0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6]/[.P26]" office:value-type="percentage" office:value="0.861460957178841" calcext:value-type="percentage">
            <text:p>86.15%</text:p>
          </table:table-cell>
          <table:table-cell table:style-name="Default" office:value-type="float" office:value="6.05" calcext:value-type="float">
            <text:p>6.05</text:p>
          </table:table-cell>
          <table:table-cell table:style-name="Default" office:value-type="float" office:value="5.25" calcext:value-type="float">
            <text:p>5.2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1616" calcext:value-type="float">
            <text:p>1616</text:p>
          </table:table-cell>
          <table:table-cell office:value-type="float" office:value="104.54" calcext:value-type="float">
            <text:p>104.54</text:p>
          </table:table-cell>
          <table:table-cell office:value-type="float" office:value="17.16" calcext:value-type="float">
            <text:p>17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9" calcext:value-type="float">
            <text:p>9.89</text:p>
          </table:table-cell>
          <table:table-cell office:value-type="float" office:value="16.87" calcext:value-type="float">
            <text:p>16.87</text:p>
          </table:table-cell>
          <table:table-cell office:value-type="float" office:value="12.8" calcext:value-type="float">
            <text:p>12.8</text:p>
          </table:table-cell>
          <table:table-cell office:value-type="float" office:value="34.14" calcext:value-type="float">
            <text:p>34.14</text:p>
          </table:table-cell>
          <table:table-cell office:value-type="float" office:value="86.47" calcext:value-type="float">
            <text:p>86.47</text:p>
          </table:table-cell>
          <table:table-cell office:value-type="float" office:value="19.18" calcext:value-type="float">
            <text:p>19.18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73" calcext:value-type="float">
            <text:p>20.73</text:p>
          </table:table-cell>
          <table:table-cell office:value-type="float" office:value="18.42" calcext:value-type="float">
            <text:p>18.42</text:p>
          </table:table-cell>
          <table:table-cell office:value-type="float" office:value="37.68" calcext:value-type="float">
            <text:p>37.68</text:p>
          </table:table-cell>
          <table:table-cell office:value-type="float" office:value="8693" calcext:value-type="float">
            <text:p>8693</text:p>
          </table:table-cell>
          <table:table-cell table:style-name="ce27" table:formula="of:=([.AN26]-[.$AN$3])/[.$AN$3]" office:value-type="percentage" office:value="0.0890754196943122" calcext:value-type="percentage">
            <text:p>8.9%</text:p>
          </table:table-cell>
          <table:table-cell office:value-type="float" office:value="402907675" calcext:value-type="float">
            <text:p>402907675</text:p>
          </table:table-cell>
          <table:table-cell table:style-name="ce27" table:formula="of:=([.AP26]-[.$AP$3])/[.$AP$3]" office:value-type="percentage" office:value="0.0807833698049418" calcext:value-type="percentage">
            <text:p>8.1%</text:p>
          </table:table-cell>
          <table:table-cell table:style-name="ce27" table:formula="of:=[.AP26]/[.G26]" office:value-type="percentage" office:value="0.0428988738974977" calcext:value-type="percentage">
            <text:p>4.3%</text:p>
          </table:table-cell>
          <table:table-cell office:value-type="float" office:value="3845" calcext:value-type="float">
            <text:p>3845</text:p>
          </table:table-cell>
          <table:table-cell table:style-name="ce30" table:formula="of:=[.AS26]/[.AN26]" office:value-type="percentage" office:value="0.442309904520879" calcext:value-type="percentage">
            <text:p>44.2%</text:p>
          </table:table-cell>
          <table:table-cell office:value-type="float" office:value="12" calcext:value-type="float">
            <text:p>12</text:p>
          </table:table-cell>
          <table:table-cell table:style-name="ce31" table:formula="of:=[.AS26]/[.AU26]" office:value-type="float" office:value="320.416666666667" calcext:value-type="float">
            <text:p>320</text:p>
          </table:table-cell>
          <table:table-cell office:value-type="float" office:value="4848" calcext:value-type="float">
            <text:p>4848</text:p>
          </table:table-cell>
          <table:table-cell table:style-name="ce30" table:formula="of:=[.AW26]/[.AN26]" office:value-type="percentage" office:value="0.557690095479121" calcext:value-type="percentage">
            <text:p>55.8%</text:p>
          </table:table-cell>
          <table:table-cell office:value-type="float" office:value="7" calcext:value-type="float">
            <text:p>7</text:p>
          </table:table-cell>
          <table:table-cell table:style-name="ce31" table:formula="of:=[.AW26]/[.AY26]" office:value-type="float" office:value="692.571428571429" calcext:value-type="float">
            <text:p>693</text:p>
          </table:table-cell>
          <table:table-cell office:value-type="float" office:value="-32.56" calcext:value-type="float">
            <text:p>-32.56</text:p>
          </table:table-cell>
          <table:table-cell table:style-name="ce27" table:formula="of:=([.BA26]-[.$BA$3])/[.$BA$3]" office:value-type="percentage" office:value="0.0526996443582283" calcext:value-type="percentage">
            <text:p>5.3%</text:p>
          </table:table-cell>
          <table:table-cell office:value-type="float" office:value="17.5" calcext:value-type="float">
            <text:p>17.5</text:p>
          </table:table-cell>
          <table:table-cell table:style-name="ce27" table:formula="of:=([.BC26]-[.$BC$3])/[.$BC$3]" office:value-type="percentage" office:value="0.135626216742375" calcext:value-type="percentage">
            <text:p>13.6%</text:p>
          </table:table-cell>
          <table:table-cell office:value-type="float" office:value="-166.22" calcext:value-type="float">
            <text:p>-166.22</text:p>
          </table:table-cell>
          <table:table-cell table:style-name="ce27" table:formula="of:=([.BE26]-[.$BE$3])/[.$BE$3]" office:value-type="percentage" office:value="-0.00781949501581808" calcext:value-type="percentage">
            <text:p>-0.8%</text:p>
          </table:table-cell>
          <table:table-cell office:value-type="float" office:value="109.99" calcext:value-type="float">
            <text:p>109.99</text:p>
          </table:table-cell>
          <table:table-cell table:style-name="ce27" table:formula="of:=([.BG26]-[.$BG$3])/[.$BG$3]" office:value-type="percentage" office:value="-0.0070416177665433" calcext:value-type="percentage">
            <text:p>-0.7%</text:p>
          </table:table-cell>
          <table:table-cell table:style-name="ce32" office:value-type="percentage" office:value="0.6414" calcext:value-type="percentage">
            <text:p>64.14%</text:p>
          </table:table-cell>
          <table:table-cell table:style-name="ce32" office:value-type="percentage" office:value="0.0433" calcext:value-type="percentage">
            <text:p>4.33%</text:p>
          </table:table-cell>
          <table:table-cell office:value-type="float" office:value="19.78" calcext:value-type="float">
            <text:p>19.78</text:p>
          </table:table-cell>
          <table:table-cell table:style-name="ce27" table:formula="of:=([.BK26]-[.$BK$3])/[.$BK$3]" office:value-type="percentage" office:value="-0.00302419354838703" calcext:value-type="percentage">
            <text:p>-0.3%</text:p>
          </table:table-cell>
          <table:table-cell office:value-type="float" office:value="18.94" calcext:value-type="float">
            <text:p>18.94</text:p>
          </table:table-cell>
          <table:table-cell table:style-name="ce27" table:formula="of:=([.BM26]-[.$BM$3])/[.$BM$3]" office:value-type="percentage" office:value="-0.0109660574412531" calcext:value-type="percentage">
            <text:p>-1.1%</text:p>
          </table:table-cell>
          <table:table-cell office:value-type="float" office:value="37.25" calcext:value-type="float">
            <text:p>37.25</text:p>
          </table:table-cell>
          <table:table-cell table:style-name="ce27" table:formula="of:=([.BO26]-[.$BO$3])/[.$BO$3]" office:value-type="percentage" office:value="-0.00534045393858486" calcext:value-type="percentage">
            <text:p>-0.5%</text:p>
          </table:table-cell>
          <table:table-cell office:value-type="float" office:value="32.62" calcext:value-type="float">
            <text:p>32.62</text:p>
          </table:table-cell>
          <table:table-cell table:style-name="ce27" table:formula="of:=([.BQ26]-[.$BQ$3])/[.$BQ$3]" office:value-type="percentage" office:value="-0.0127118644067797" calcext:value-type="percentage">
            <text:p>-1.3%</text:p>
          </table:table-cell>
          <table:table-cell office:value-type="float" office:value="17.06" calcext:value-type="float">
            <text:p>17.06</text:p>
          </table:table-cell>
          <table:table-cell table:style-name="ce27" table:formula="of:=([.BS26]-[.$BS$3])/[.$BS$3]" office:value-type="percentage" office:value="0" calcext:value-type="percentage">
            <text:p>0.0%</text:p>
          </table:table-cell>
          <table:table-cell office:value-type="float" office:value="17.66" calcext:value-type="float">
            <text:p>17.66</text:p>
          </table:table-cell>
          <table:table-cell table:style-name="ce27" table:formula="of:=([.BU26]-[.$BU$3])/[.$BU$3]" office:value-type="percentage" office:value="-0.00786516853932587" calcext:value-type="percentage">
            <text:p>-0.8%</text:p>
          </table:table-cell>
          <table:table-cell table:number-columns-repeated="6"/>
          <table:table-cell office:value-type="float" office:value="86.47" calcext:value-type="float">
            <text:p>86.47</text:p>
          </table:table-cell>
          <table:table-cell office:value-type="float" office:value="19.18" calcext:value-type="float">
            <text:p>19.18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73" calcext:value-type="float">
            <text:p>20.73</text:p>
          </table:table-cell>
          <table:table-cell office:value-type="float" office:value="18.42" calcext:value-type="float">
            <text:p>18.42</text:p>
          </table:table-cell>
          <table:table-cell office:value-type="float" office:value="37.68" calcext:value-type="float">
            <text:p>37.68</text:p>
          </table:table-cell>
          <table:table-cell table:formula="of:=SUM([.CD26:.CI26])" office:value-type="float" office:value="100.01" calcext:value-type="float">
            <text:p>100.01</text:p>
          </table:table-cell>
          <table:table-cell table:style-name="ce33" table:formula="of:=[.CD26]*[.CC26]/[.CJ26]" office:value-type="float" office:value="16.5832876712329" calcext:value-type="float">
            <text:p>16.58</text:p>
          </table:table-cell>
          <table:table-cell table:style-name="ce33" table:formula="of:=[.CE26]*[.CC26]/[.CJ26]" office:value-type="float" office:value="0.0951074892510749" calcext:value-type="float">
            <text:p>0.10</text:p>
          </table:table-cell>
          <table:table-cell table:style-name="ce33" table:formula="of:=[.CF26]*[.CC26]/[.CJ26]" office:value-type="float" office:value="3.36334666533347" calcext:value-type="float">
            <text:p>3.36</text:p>
          </table:table-cell>
          <table:table-cell table:style-name="ce33" table:formula="of:=[.CG26]*[.CC26]/[.CJ26]" office:value-type="float" office:value="17.9234386561344" calcext:value-type="float">
            <text:p>17.92</text:p>
          </table:table-cell>
          <table:table-cell table:style-name="ce33" table:formula="of:=[.CH26]*[.CC26]/[.CJ26]" office:value-type="float" office:value="15.9261813818618" calcext:value-type="float">
            <text:p>15.93</text:p>
          </table:table-cell>
          <table:table-cell table:style-name="ce33" table:formula="of:=[.CI26]*[.CC26]/[.CJ26]" office:value-type="float" office:value="32.5786381361864" calcext:value-type="float">
            <text:p>32.58</text:p>
          </table:table-cell>
          <table:table-cell/>
        </table:table-row>
        <table:table-row table:style-name="ro2">
          <table:table-cell table:style-name="ce3" table:formula="of:=[.A26]+1" office:value-type="float" office:value="24" calcext:value-type="float">
            <text:p>24</text:p>
          </table:table-cell>
          <table:table-cell table:style-name="ce4" office:value-type="date" office:date-value="2019-12-07" calcext:value-type="date">
            <text:p>2019-12-07</text:p>
          </table:table-cell>
          <table:table-cell table:style-name="ce6" office:value-type="string" calcext:value-type="string">
            <text:p>ego-ep10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Battery: E/P = 10</text:p>
          </table:table-cell>
          <table:table-cell office:value-type="string" calcext:value-type="string">
            <text:p>None</text:p>
          </table:table-cell>
          <table:table-cell office:value-type="float" office:value="9369524047" calcext:value-type="float">
            <text:p>9369524047</text:p>
          </table:table-cell>
          <table:table-cell table:style-name="ce16" table:formula="of:=([.G27]-[.$G$3])/[.$G$3]" office:value-type="percentage" office:value="-0.00464104334007861" calcext:value-type="percentage">
            <text:p>-0.46%</text:p>
          </table:table-cell>
          <table:table-cell table:style-name="ce18" office:value-type="float" office:value="56.21" calcext:value-type="float">
            <text:p>56.21</text:p>
          </table:table-cell>
          <table:table-cell table:style-name="ce20" table:formula="of:=([.I27]-[.$I$3])/[.$I$3]" office:value-type="percentage" office:value="-0.000355682020273804" calcext:value-type="percentage">
            <text:p>-0.04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7]/[.I27]" office:value-type="percentage" office:value="0.893969044653976" calcext:value-type="percentage">
            <text:p>89.40%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5.68" calcext:value-type="float">
            <text:p>5.6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43.68" calcext:value-type="float">
            <text:p>43.68</text:p>
          </table:table-cell>
          <table:table-cell table:style-name="ce16" table:formula="of:=([.P27]-[.$P$3])/[.$P$3]" office:value-type="percentage" office:value="0.000458085203847987" calcext:value-type="percentage">
            <text:p>0.05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7]/[.P27]" office:value-type="percentage" office:value="0.861263736263736" calcext:value-type="percentage">
            <text:p>86.13%</text:p>
          </table:table-cell>
          <table:table-cell table:style-name="Default" office:value-type="float" office:value="6.07" calcext:value-type="float">
            <text:p>6.07</text:p>
          </table:table-cell>
          <table:table-cell table:style-name="Default" office:value-type="float" office:value="5.21" calcext:value-type="float">
            <text:p>5.21</text:p>
          </table:table-cell>
          <table:table-cell table:style-name="Default" office:value-type="float" office:value="0.85" calcext:value-type="float">
            <text:p>0.85</text:p>
          </table:table-cell>
          <table:table-cell office:value-type="float" office:value="2004" calcext:value-type="float">
            <text:p>2004</text:p>
          </table:table-cell>
          <table:table-cell office:value-type="float" office:value="104.49" calcext:value-type="float">
            <text:p>104.49</text:p>
          </table:table-cell>
          <table:table-cell office:value-type="float" office:value="17.07" calcext:value-type="float">
            <text:p>17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88" calcext:value-type="float">
            <text:p>9.88</text:p>
          </table:table-cell>
          <table:table-cell office:value-type="float" office:value="16.88" calcext:value-type="float">
            <text:p>16.88</text:p>
          </table:table-cell>
          <table:table-cell office:value-type="float" office:value="12.83" calcext:value-type="float">
            <text:p>12.83</text:p>
          </table:table-cell>
          <table:table-cell office:value-type="float" office:value="34.18" calcext:value-type="float">
            <text:p>34.18</text:p>
          </table:table-cell>
          <table:table-cell office:value-type="float" office:value="86.6" calcext:value-type="float">
            <text:p>86.6</text:p>
          </table:table-cell>
          <table:table-cell office:value-type="float" office:value="18.99" calcext:value-type="float">
            <text:p>18.99</text:p>
          </table:table-cell>
          <table:table-cell office:value-type="float" office:value="0.11" calcext:value-type="float">
            <text:p>0.11</text:p>
          </table:table-cell>
          <table:table-cell office:value-type="float" office:value="3.88" calcext:value-type="float">
            <text:p>3.88</text:p>
          </table:table-cell>
          <table:table-cell office:value-type="float" office:value="20.72" calcext:value-type="float">
            <text:p>20.72</text:p>
          </table:table-cell>
          <table:table-cell office:value-type="float" office:value="18.52" calcext:value-type="float">
            <text:p>18.52</text:p>
          </table:table-cell>
          <table:table-cell office:value-type="float" office:value="37.78" calcext:value-type="float">
            <text:p>37.78</text:p>
          </table:table-cell>
          <table:table-cell office:value-type="float" office:value="9379" calcext:value-type="float">
            <text:p>9379</text:p>
          </table:table-cell>
          <table:table-cell table:style-name="ce27" table:formula="of:=([.AN27]-[.$AN$3])/[.$AN$3]" office:value-type="percentage" office:value="0.175018792282636" calcext:value-type="percentage">
            <text:p>17.5%</text:p>
          </table:table-cell>
          <table:table-cell office:value-type="float" office:value="432163857" calcext:value-type="float">
            <text:p>432163857</text:p>
          </table:table-cell>
          <table:table-cell table:style-name="ce27" table:formula="of:=([.AP27]-[.$AP$3])/[.$AP$3]" office:value-type="percentage" office:value="0.159261882207533" calcext:value-type="percentage">
            <text:p>15.9%</text:p>
          </table:table-cell>
          <table:table-cell table:style-name="ce27" table:formula="of:=[.AP27]/[.G27]" office:value-type="percentage" office:value="0.0461244194296479" calcext:value-type="percentage">
            <text:p>4.6%</text:p>
          </table:table-cell>
          <table:table-cell office:value-type="float" office:value="4936" calcext:value-type="float">
            <text:p>4936</text:p>
          </table:table-cell>
          <table:table-cell table:style-name="ce30" table:formula="of:=[.AS27]/[.AN27]" office:value-type="percentage" office:value="0.526282119628958" calcext:value-type="percentage">
            <text:p>52.6%</text:p>
          </table:table-cell>
          <table:table-cell office:value-type="float" office:value="13" calcext:value-type="float">
            <text:p>13</text:p>
          </table:table-cell>
          <table:table-cell table:style-name="ce31" table:formula="of:=[.AS27]/[.AU27]" office:value-type="float" office:value="379.692307692308" calcext:value-type="float">
            <text:p>380</text:p>
          </table:table-cell>
          <table:table-cell office:value-type="float" office:value="4443" calcext:value-type="float">
            <text:p>4443</text:p>
          </table:table-cell>
          <table:table-cell table:style-name="ce30" table:formula="of:=[.AW27]/[.AN27]" office:value-type="percentage" office:value="0.473717880371042" calcext:value-type="percentage">
            <text:p>47.4%</text:p>
          </table:table-cell>
          <table:table-cell office:value-type="float" office:value="5" calcext:value-type="float">
            <text:p>5</text:p>
          </table:table-cell>
          <table:table-cell table:style-name="ce31" table:formula="of:=[.AW27]/[.AY27]" office:value-type="float" office:value="888.6" calcext:value-type="float">
            <text:p>889</text:p>
          </table:table-cell>
          <table:table-cell office:value-type="float" office:value="-34.68" calcext:value-type="float">
            <text:p>-34.68</text:p>
          </table:table-cell>
          <table:table-cell table:style-name="ce27" table:formula="of:=([.BA27]-[.$BA$3])/[.$BA$3]" office:value-type="percentage" office:value="0.121241513094083" calcext:value-type="percentage">
            <text:p>12.1%</text:p>
          </table:table-cell>
          <table:table-cell office:value-type="float" office:value="19.94" calcext:value-type="float">
            <text:p>19.94</text:p>
          </table:table-cell>
          <table:table-cell table:style-name="ce27" table:formula="of:=([.BC27]-[.$BC$3])/[.$BC$3]" office:value-type="percentage" office:value="0.293964957819598" calcext:value-type="percentage">
            <text:p>29.4%</text:p>
          </table:table-cell>
          <table:table-cell office:value-type="float" office:value="-165.16" calcext:value-type="float">
            <text:p>-165.16</text:p>
          </table:table-cell>
          <table:table-cell table:style-name="ce27" table:formula="of:=([.BE27]-[.$BE$3])/[.$BE$3]" office:value-type="percentage" office:value="-0.0141467199904495" calcext:value-type="percentage">
            <text:p>-1.4%</text:p>
          </table:table-cell>
          <table:table-cell office:value-type="float" office:value="109.34" calcext:value-type="float">
            <text:p>109.34</text:p>
          </table:table-cell>
          <table:table-cell table:style-name="ce27" table:formula="of:=([.BG27]-[.$BG$3])/[.$BG$3]" office:value-type="percentage" office:value="-0.012909632571996" calcext:value-type="percentage">
            <text:p>-1.3%</text:p>
          </table:table-cell>
          <table:table-cell table:style-name="ce32" office:value-type="percentage" office:value="0.6469" calcext:value-type="percentage">
            <text:p>64.69%</text:p>
          </table:table-cell>
          <table:table-cell table:style-name="ce32" office:value-type="percentage" office:value="0.0429" calcext:value-type="percentage">
            <text:p>4.29%</text:p>
          </table:table-cell>
          <table:table-cell office:value-type="float" office:value="19.7" calcext:value-type="float">
            <text:p>19.7</text:p>
          </table:table-cell>
          <table:table-cell table:style-name="ce27" table:formula="of:=([.BK27]-[.$BK$3])/[.$BK$3]" office:value-type="percentage" office:value="-0.00705645161290325" calcext:value-type="percentage">
            <text:p>-0.7%</text:p>
          </table:table-cell>
          <table:table-cell office:value-type="float" office:value="18.62" calcext:value-type="float">
            <text:p>18.62</text:p>
          </table:table-cell>
          <table:table-cell table:style-name="ce27" table:formula="of:=([.BM27]-[.$BM$3])/[.$BM$3]" office:value-type="percentage" office:value="-0.0276762402088772" calcext:value-type="percentage">
            <text:p>-2.8%</text:p>
          </table:table-cell>
          <table:table-cell office:value-type="float" office:value="37.09" calcext:value-type="float">
            <text:p>37.09</text:p>
          </table:table-cell>
          <table:table-cell table:style-name="ce27" table:formula="of:=([.BO27]-[.$BO$3])/[.$BO$3]" office:value-type="percentage" office:value="-0.00961281708945259" calcext:value-type="percentage">
            <text:p>-1.0%</text:p>
          </table:table-cell>
          <table:table-cell office:value-type="float" office:value="32.13" calcext:value-type="float">
            <text:p>32.13</text:p>
          </table:table-cell>
          <table:table-cell table:style-name="ce27" table:formula="of:=([.BQ27]-[.$BQ$3])/[.$BQ$3]" office:value-type="percentage" office:value="-0.0275423728813558" calcext:value-type="percentage">
            <text:p>-2.8%</text:p>
          </table:table-cell>
          <table:table-cell office:value-type="float" office:value="16.99" calcext:value-type="float">
            <text:p>16.99</text:p>
          </table:table-cell>
          <table:table-cell table:style-name="ce27" table:formula="of:=([.BS27]-[.$BS$3])/[.$BS$3]" office:value-type="percentage" office:value="-0.00410316529894492" calcext:value-type="percentage">
            <text:p>-0.4%</text:p>
          </table:table-cell>
          <table:table-cell office:value-type="float" office:value="17.32" calcext:value-type="float">
            <text:p>17.32</text:p>
          </table:table-cell>
          <table:table-cell table:style-name="ce27" table:formula="of:=([.BU27]-[.$BU$3])/[.$BU$3]" office:value-type="percentage" office:value="-0.0269662921348315" calcext:value-type="percentage">
            <text:p>-2.7%</text:p>
          </table:table-cell>
          <table:table-cell table:number-columns-repeated="6"/>
          <table:table-cell office:value-type="float" office:value="86.6" calcext:value-type="float">
            <text:p>86.6</text:p>
          </table:table-cell>
          <table:table-cell office:value-type="float" office:value="18.99" calcext:value-type="float">
            <text:p>18.99</text:p>
          </table:table-cell>
          <table:table-cell office:value-type="float" office:value="0.11" calcext:value-type="float">
            <text:p>0.11</text:p>
          </table:table-cell>
          <table:table-cell office:value-type="float" office:value="3.88" calcext:value-type="float">
            <text:p>3.88</text:p>
          </table:table-cell>
          <table:table-cell office:value-type="float" office:value="20.72" calcext:value-type="float">
            <text:p>20.72</text:p>
          </table:table-cell>
          <table:table-cell office:value-type="float" office:value="18.52" calcext:value-type="float">
            <text:p>18.52</text:p>
          </table:table-cell>
          <table:table-cell office:value-type="float" office:value="37.78" calcext:value-type="float">
            <text:p>37.78</text:p>
          </table:table-cell>
          <table:table-cell table:formula="of:=SUM([.CD27:.CI27])" office:value-type="float" office:value="100" calcext:value-type="float">
            <text:p>100</text:p>
          </table:table-cell>
          <table:table-cell table:style-name="ce33" table:formula="of:=[.CD27]*[.CC27]/[.CJ27]" office:value-type="float" office:value="16.44534" calcext:value-type="float">
            <text:p>16.45</text:p>
          </table:table-cell>
          <table:table-cell table:style-name="ce33" table:formula="of:=[.CE27]*[.CC27]/[.CJ27]" office:value-type="float" office:value="0.09526" calcext:value-type="float">
            <text:p>0.10</text:p>
          </table:table-cell>
          <table:table-cell table:style-name="ce33" table:formula="of:=[.CF27]*[.CC27]/[.CJ27]" office:value-type="float" office:value="3.36008" calcext:value-type="float">
            <text:p>3.36</text:p>
          </table:table-cell>
          <table:table-cell table:style-name="ce33" table:formula="of:=[.CG27]*[.CC27]/[.CJ27]" office:value-type="float" office:value="17.94352" calcext:value-type="float">
            <text:p>17.94</text:p>
          </table:table-cell>
          <table:table-cell table:style-name="ce33" table:formula="of:=[.CH27]*[.CC27]/[.CJ27]" office:value-type="float" office:value="16.03832" calcext:value-type="float">
            <text:p>16.04</text:p>
          </table:table-cell>
          <table:table-cell table:style-name="ce33" table:formula="of:=[.CI27]*[.CC27]/[.CJ27]" office:value-type="float" office:value="32.71748" calcext:value-type="float">
            <text:p>32.72</text:p>
          </table:table-cell>
          <table:table-cell/>
        </table:table-row>
        <table:table-row table:style-name="ro2">
          <table:table-cell table:style-name="ce3" table:formula="of:=[.A27]+1" office:value-type="float" office:value="25" calcext:value-type="float">
            <text:p>25</text:p>
          </table:table-cell>
          <table:table-cell table:style-name="ce4" office:value-type="date" office:date-value="2019-12-05" calcext:value-type="date">
            <text:p>2019-12-05</text:p>
          </table:table-cell>
          <table:table-cell table:style-name="ce6" office:value-type="string" calcext:value-type="string">
            <text:p>ego-h2+5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eff_h2 +5%</text:p>
          </table:table-cell>
          <table:table-cell office:value-type="string" calcext:value-type="string">
            <text:p>None</text:p>
          </table:table-cell>
          <table:table-cell office:value-type="float" office:value="9400589396" calcext:value-type="float">
            <text:p>9400589396</text:p>
          </table:table-cell>
          <table:table-cell table:style-name="ce16" table:formula="of:=([.G28]-[.$G$3])/[.$G$3]" office:value-type="percentage" office:value="-0.00134085720321535" calcext:value-type="percentage">
            <text:p>-0.13%</text:p>
          </table:table-cell>
          <table:table-cell table:style-name="ce18" office:value-type="float" office:value="56.23" calcext:value-type="float">
            <text:p>56.23</text:p>
          </table:table-cell>
          <table:table-cell table:style-name="ce20" table:formula="of:=([.I28]-[.$I$3])/[.$I$3]" office:value-type="percentage" office:value="0" calcext:value-type="percentage">
            <text:p>0.00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8]/[.I28]" office:value-type="percentage" office:value="0.893651075938111" calcext:value-type="percentage">
            <text:p>89.37%</text:p>
          </table:table-cell>
          <table:table-cell table:style-name="Default" office:value-type="float" office:value="5.97" calcext:value-type="float">
            <text:p>5.97</text:p>
          </table:table-cell>
          <table:table-cell table:style-name="Default" office:value-type="float" office:value="5.72" calcext:value-type="float">
            <text:p>5.72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43.65" calcext:value-type="float">
            <text:p>43.65</text:p>
          </table:table-cell>
          <table:table-cell table:style-name="ce16" table:formula="of:=([.P28]-[.$P$3])/[.$P$3]" office:value-type="percentage" office:value="-0.000229042601923912" calcext:value-type="percentage">
            <text:p>-0.0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8]/[.P28]" office:value-type="percentage" office:value="0.861855670103093" calcext:value-type="percentage">
            <text:p>86.19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25" calcext:value-type="float">
            <text:p>5.25</text:p>
          </table:table-cell>
          <table:table-cell table:style-name="Default" office:value-type="float" office:value="0.79" calcext:value-type="float">
            <text:p>0.79</text:p>
          </table:table-cell>
          <table:table-cell office:value-type="float" office:value="1913" calcext:value-type="float">
            <text:p>1913</text:p>
          </table:table-cell>
          <table:table-cell office:value-type="float" office:value="104.66" calcext:value-type="float">
            <text:p>104.66</text:p>
          </table:table-cell>
          <table:table-cell office:value-type="float" office:value="17.17" calcext:value-type="float">
            <text:p>17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9.88" calcext:value-type="float">
            <text:p>9.88</text:p>
          </table:table-cell>
          <table:table-cell office:value-type="float" office:value="16.85" calcext:value-type="float">
            <text:p>16.85</text:p>
          </table:table-cell>
          <table:table-cell office:value-type="float" office:value="12.82" calcext:value-type="float">
            <text:p>12.82</text:p>
          </table:table-cell>
          <table:table-cell office:value-type="float" office:value="34.14" calcext:value-type="float">
            <text:p>34.14</text:p>
          </table:table-cell>
          <table:table-cell office:value-type="float" office:value="86.7" calcext:value-type="float">
            <text:p>86.7</text:p>
          </table:table-cell>
          <table:table-cell office:value-type="float" office:value="19.11" calcext:value-type="float">
            <text:p>19.11</text:p>
          </table:table-cell>
          <table:table-cell office:value-type="float" office:value="0.11" calcext:value-type="float">
            <text:p>0.11</text:p>
          </table:table-cell>
          <table:table-cell office:value-type="float" office:value="3.88" calcext:value-type="float">
            <text:p>3.88</text:p>
          </table:table-cell>
          <table:table-cell office:value-type="float" office:value="20.67" calcext:value-type="float">
            <text:p>20.67</text:p>
          </table:table-cell>
          <table:table-cell office:value-type="float" office:value="18.55" calcext:value-type="float">
            <text:p>18.55</text:p>
          </table:table-cell>
          <table:table-cell office:value-type="float" office:value="37.69" calcext:value-type="float">
            <text:p>37.69</text:p>
          </table:table-cell>
          <table:table-cell office:value-type="float" office:value="8508" calcext:value-type="float">
            <text:p>8508</text:p>
          </table:table-cell>
          <table:table-cell table:style-name="ce27" table:formula="of:=([.AN28]-[.$AN$3])/[.$AN$3]" office:value-type="percentage" office:value="0.0658982711099975" calcext:value-type="percentage">
            <text:p>6.6%</text:p>
          </table:table-cell>
          <table:table-cell office:value-type="float" office:value="398415727" calcext:value-type="float">
            <text:p>398415727</text:p>
          </table:table-cell>
          <table:table-cell table:style-name="ce27" table:formula="of:=([.AP28]-[.$AP$3])/[.$AP$3]" office:value-type="percentage" office:value="0.0687339028980913" calcext:value-type="percentage">
            <text:p>6.9%</text:p>
          </table:table-cell>
          <table:table-cell table:style-name="ce27" table:formula="of:=[.AP28]/[.G28]" office:value-type="percentage" office:value="0.0423819943853231" calcext:value-type="percentage">
            <text:p>4.2%</text:p>
          </table:table-cell>
          <table:table-cell office:value-type="float" office:value="2495" calcext:value-type="float">
            <text:p>2495</text:p>
          </table:table-cell>
          <table:table-cell table:style-name="ce30" table:formula="of:=[.AS28]/[.AN28]" office:value-type="percentage" office:value="0.293253408556653" calcext:value-type="percentage">
            <text:p>29.3%</text:p>
          </table:table-cell>
          <table:table-cell office:value-type="float" office:value="9" calcext:value-type="float">
            <text:p>9</text:p>
          </table:table-cell>
          <table:table-cell table:style-name="ce31" table:formula="of:=[.AS28]/[.AU28]" office:value-type="float" office:value="277.222222222222" calcext:value-type="float">
            <text:p>277</text:p>
          </table:table-cell>
          <table:table-cell office:value-type="float" office:value="6013" calcext:value-type="float">
            <text:p>6013</text:p>
          </table:table-cell>
          <table:table-cell table:style-name="ce30" table:formula="of:=[.AW28]/[.AN28]" office:value-type="percentage" office:value="0.706746591443347" calcext:value-type="percentage">
            <text:p>70.7%</text:p>
          </table:table-cell>
          <table:table-cell office:value-type="float" office:value="12" calcext:value-type="float">
            <text:p>12</text:p>
          </table:table-cell>
          <table:table-cell table:style-name="ce31" table:formula="of:=[.AW28]/[.AY28]" office:value-type="float" office:value="501.083333333333" calcext:value-type="float">
            <text:p>501</text:p>
          </table:table-cell>
          <table:table-cell office:value-type="float" office:value="-33.29" calcext:value-type="float">
            <text:p>-33.29</text:p>
          </table:table-cell>
          <table:table-cell table:style-name="ce27" table:formula="of:=([.BA28]-[.$BA$3])/[.$BA$3]" office:value-type="percentage" office:value="0.0763013255738765" calcext:value-type="percentage">
            <text:p>7.6%</text:p>
          </table:table-cell>
          <table:table-cell office:value-type="float" office:value="16.77" calcext:value-type="float">
            <text:p>16.77</text:p>
          </table:table-cell>
          <table:table-cell table:style-name="ce27" table:formula="of:=([.BC28]-[.$BC$3])/[.$BC$3]" office:value-type="percentage" office:value="0.0882543802725503" calcext:value-type="percentage">
            <text:p>8.8%</text:p>
          </table:table-cell>
          <table:table-cell office:value-type="float" office:value="-167.29" calcext:value-type="float">
            <text:p>-167.29</text:p>
          </table:table-cell>
          <table:table-cell table:style-name="ce27" table:formula="of:=([.BE28]-[.$BE$3])/[.$BE$3]" office:value-type="percentage" office:value="-0.00143257923953924" calcext:value-type="percentage">
            <text:p>-0.1%</text:p>
          </table:table-cell>
          <table:table-cell office:value-type="float" office:value="110.66" calcext:value-type="float">
            <text:p>110.66</text:p>
          </table:table-cell>
          <table:table-cell table:style-name="ce27" table:formula="of:=([.BG28]-[.$BG$3])/[.$BG$3]" office:value-type="percentage" office:value="-0.000993048659384305" calcext:value-type="percentage">
            <text:p>-0.1%</text:p>
          </table:table-cell>
          <table:table-cell table:style-name="ce32" office:value-type="percentage" office:value="0.6353" calcext:value-type="percentage">
            <text:p>63.53%</text:p>
          </table:table-cell>
          <table:table-cell table:style-name="ce32" office:value-type="percentage" office:value="0.0444" calcext:value-type="percentage">
            <text:p>4.44%</text:p>
          </table:table-cell>
          <table:table-cell office:value-type="float" office:value="19.67" calcext:value-type="float">
            <text:p>19.67</text:p>
          </table:table-cell>
          <table:table-cell table:style-name="ce27" table:formula="of:=([.BK28]-[.$BK$3])/[.$BK$3]" office:value-type="percentage" office:value="-0.00856854838709668" calcext:value-type="percentage">
            <text:p>-0.9%</text:p>
          </table:table-cell>
          <table:table-cell office:value-type="float" office:value="18.64" calcext:value-type="float">
            <text:p>18.64</text:p>
          </table:table-cell>
          <table:table-cell table:style-name="ce27" table:formula="of:=([.BM28]-[.$BM$3])/[.$BM$3]" office:value-type="percentage" office:value="-0.0266318537859007" calcext:value-type="percentage">
            <text:p>-2.7%</text:p>
          </table:table-cell>
          <table:table-cell office:value-type="float" office:value="37.04" calcext:value-type="float">
            <text:p>37.04</text:p>
          </table:table-cell>
          <table:table-cell table:style-name="ce27" table:formula="of:=([.BO28]-[.$BO$3])/[.$BO$3]" office:value-type="percentage" office:value="-0.0109479305740989" calcext:value-type="percentage">
            <text:p>-1.1%</text:p>
          </table:table-cell>
          <table:table-cell office:value-type="float" office:value="31.96" calcext:value-type="float">
            <text:p>31.96</text:p>
          </table:table-cell>
          <table:table-cell table:style-name="ce27" table:formula="of:=([.BQ28]-[.$BQ$3])/[.$BQ$3]" office:value-type="percentage" office:value="-0.0326876513317191" calcext:value-type="percentage">
            <text:p>-3.3%</text:p>
          </table:table-cell>
          <table:table-cell office:value-type="float" office:value="16.95" calcext:value-type="float">
            <text:p>16.95</text:p>
          </table:table-cell>
          <table:table-cell table:style-name="ce27" table:formula="of:=([.BS28]-[.$BS$3])/[.$BS$3]" office:value-type="percentage" office:value="-0.00644783118405624" calcext:value-type="percentage">
            <text:p>-0.6%</text:p>
          </table:table-cell>
          <table:table-cell office:value-type="float" office:value="17.43" calcext:value-type="float">
            <text:p>17.43</text:p>
          </table:table-cell>
          <table:table-cell table:style-name="ce27" table:formula="of:=([.BU28]-[.$BU$3])/[.$BU$3]" office:value-type="percentage" office:value="-0.0207865168539326" calcext:value-type="percentage">
            <text:p>-2.1%</text:p>
          </table:table-cell>
          <table:table-cell table:number-columns-repeated="6"/>
          <table:table-cell office:value-type="float" office:value="86.7" calcext:value-type="float">
            <text:p>86.7</text:p>
          </table:table-cell>
          <table:table-cell office:value-type="float" office:value="19.11" calcext:value-type="float">
            <text:p>19.11</text:p>
          </table:table-cell>
          <table:table-cell office:value-type="float" office:value="0.11" calcext:value-type="float">
            <text:p>0.11</text:p>
          </table:table-cell>
          <table:table-cell office:value-type="float" office:value="3.88" calcext:value-type="float">
            <text:p>3.88</text:p>
          </table:table-cell>
          <table:table-cell office:value-type="float" office:value="20.67" calcext:value-type="float">
            <text:p>20.67</text:p>
          </table:table-cell>
          <table:table-cell office:value-type="float" office:value="18.55" calcext:value-type="float">
            <text:p>18.55</text:p>
          </table:table-cell>
          <table:table-cell office:value-type="float" office:value="37.69" calcext:value-type="float">
            <text:p>37.69</text:p>
          </table:table-cell>
          <table:table-cell table:formula="of:=SUM([.CD28:.CI28])" office:value-type="float" office:value="100.01" calcext:value-type="float">
            <text:p>100.01</text:p>
          </table:table-cell>
          <table:table-cell table:style-name="ce33" table:formula="of:=[.CD28]*[.CC28]/[.CJ28]" office:value-type="float" office:value="16.5667133286671" calcext:value-type="float">
            <text:p>16.57</text:p>
          </table:table-cell>
          <table:table-cell table:style-name="ce33" table:formula="of:=[.CE28]*[.CC28]/[.CJ28]" office:value-type="float" office:value="0.0953604639536047" calcext:value-type="float">
            <text:p>0.10</text:p>
          </table:table-cell>
          <table:table-cell table:style-name="ce33" table:formula="of:=[.CF28]*[.CC28]/[.CJ28]" office:value-type="float" office:value="3.36362363763624" calcext:value-type="float">
            <text:p>3.36</text:p>
          </table:table-cell>
          <table:table-cell table:style-name="ce33" table:formula="of:=[.CG28]*[.CC28]/[.CJ28]" office:value-type="float" office:value="17.919098090191" calcext:value-type="float">
            <text:p>17.92</text:p>
          </table:table-cell>
          <table:table-cell table:style-name="ce33" table:formula="of:=[.CH28]*[.CC28]/[.CJ28]" office:value-type="float" office:value="16.0812418758124" calcext:value-type="float">
            <text:p>16.08</text:p>
          </table:table-cell>
          <table:table-cell table:style-name="ce33" table:formula="of:=[.CI28]*[.CC28]/[.CJ28]" office:value-type="float" office:value="32.6739626037396" calcext:value-type="float">
            <text:p>32.67</text:p>
          </table:table-cell>
          <table:table-cell/>
        </table:table-row>
        <table:table-row table:style-name="ro2">
          <table:table-cell table:style-name="ce3" table:formula="of:=[.A28]+1" office:value-type="float" office:value="26" calcext:value-type="float">
            <text:p>26</text:p>
          </table:table-cell>
          <table:table-cell table:style-name="ce4" office:value-type="date" office:date-value="2019-12-04" calcext:value-type="date">
            <text:p>2019-12-04</text:p>
          </table:table-cell>
          <table:table-cell table:style-name="ce6" office:value-type="string" calcext:value-type="string">
            <text:p>ego-h2-5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eff_h2 -5%</text:p>
          </table:table-cell>
          <table:table-cell office:value-type="string" calcext:value-type="string">
            <text:p>None</text:p>
          </table:table-cell>
          <table:table-cell office:value-type="float" office:value="9424387438" calcext:value-type="float">
            <text:p>9424387438</text:p>
          </table:table-cell>
          <table:table-cell table:style-name="ce16" table:formula="of:=([.G29]-[.$G$3])/[.$G$3]" office:value-type="percentage" office:value="0.00118729621598137" calcext:value-type="percentage">
            <text:p>0.12%</text:p>
          </table:table-cell>
          <table:table-cell table:style-name="ce18" office:value-type="float" office:value="56.24" calcext:value-type="float">
            <text:p>56.24</text:p>
          </table:table-cell>
          <table:table-cell table:style-name="ce20" table:formula="of:=([.I29]-[.$I$3])/[.$I$3]" office:value-type="percentage" office:value="0.000177841010137029" calcext:value-type="percentage">
            <text:p>0.02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29]/[.I29]" office:value-type="percentage" office:value="0.893492176386913" calcext:value-type="percentage">
            <text:p>89.35%</text:p>
          </table:table-cell>
          <table:table-cell table:style-name="Default" office:value-type="float" office:value="5.99" calcext:value-type="float">
            <text:p>5.99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3.66" calcext:value-type="float">
            <text:p>43.66</text:p>
          </table:table-cell>
          <table:table-cell table:style-name="ce16" table:formula="of:=([.P29]-[.$P$3])/[.$P$3]" office:value-type="percentage" office:value="0" calcext:value-type="percentage">
            <text:p>0.00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29]/[.P29]" office:value-type="percentage" office:value="0.861658268437929" calcext:value-type="percentage">
            <text:p>86.17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35" calcext:value-type="float">
            <text:p>5.35</text:p>
          </table:table-cell>
          <table:table-cell table:style-name="Default" office:value-type="float" office:value="0.69" calcext:value-type="float">
            <text:p>0.69</text:p>
          </table:table-cell>
          <table:table-cell office:value-type="float" office:value="1434" calcext:value-type="float">
            <text:p>143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7.33" calcext:value-type="float">
            <text:p>17.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9" calcext:value-type="float">
            <text:p>9.89</text:p>
          </table:table-cell>
          <table:table-cell office:value-type="float" office:value="16.87" calcext:value-type="float">
            <text:p>16.87</text:p>
          </table:table-cell>
          <table:table-cell office:value-type="float" office:value="12.68" calcext:value-type="float">
            <text:p>12.68</text:p>
          </table:table-cell>
          <table:table-cell office:value-type="float" office:value="34.09" calcext:value-type="float">
            <text:p>34.09</text:p>
          </table:table-cell>
          <table:table-cell office:value-type="float" office:value="86.21" calcext:value-type="float">
            <text:p>86.21</text:p>
          </table:table-cell>
          <table:table-cell office:value-type="float" office:value="19.6" calcext:value-type="float">
            <text:p>19.6</text:p>
          </table:table-cell>
          <table:table-cell office:value-type="float" office:value="0.11" calcext:value-type="float">
            <text:p>0.11</text:p>
          </table:table-cell>
          <table:table-cell office:value-type="float" office:value="3.9" calcext:value-type="float">
            <text:p>3.9</text:p>
          </table:table-cell>
          <table:table-cell office:value-type="float" office:value="20.76" calcext:value-type="float">
            <text:p>20.76</text:p>
          </table:table-cell>
          <table:table-cell office:value-type="float" office:value="18.07" calcext:value-type="float">
            <text:p>18.07</text:p>
          </table:table-cell>
          <table:table-cell office:value-type="float" office:value="37.57" calcext:value-type="float">
            <text:p>37.57</text:p>
          </table:table-cell>
          <table:table-cell office:value-type="float" office:value="7475" calcext:value-type="float">
            <text:p>7475</text:p>
          </table:table-cell>
          <table:table-cell table:style-name="ce27" table:formula="of:=([.AN29]-[.$AN$3])/[.$AN$3]" office:value-type="percentage" office:value="-0.0635179153094463" calcext:value-type="percentage">
            <text:p>-6.4%</text:p>
          </table:table-cell>
          <table:table-cell office:value-type="float" office:value="348154937" calcext:value-type="float">
            <text:p>348154937</text:p>
          </table:table-cell>
          <table:table-cell table:style-name="ce27" table:formula="of:=([.AP29]-[.$AP$3])/[.$AP$3]" office:value-type="percentage" office:value="-0.0660886119255802" calcext:value-type="percentage">
            <text:p>-6.6%</text:p>
          </table:table-cell>
          <table:table-cell table:style-name="ce27" table:formula="of:=[.AP29]/[.G29]" office:value-type="percentage" office:value="0.0369419168397308" calcext:value-type="percentage">
            <text:p>3.7%</text:p>
          </table:table-cell>
          <table:table-cell office:value-type="float" office:value="2774" calcext:value-type="float">
            <text:p>2774</text:p>
          </table:table-cell>
          <table:table-cell table:style-name="ce30" table:formula="of:=[.AS29]/[.AN29]" office:value-type="percentage" office:value="0.371103678929766" calcext:value-type="percentage">
            <text:p>37.1%</text:p>
          </table:table-cell>
          <table:table-cell office:value-type="float" office:value="9" calcext:value-type="float">
            <text:p>9</text:p>
          </table:table-cell>
          <table:table-cell table:style-name="ce31" table:formula="of:=[.AS29]/[.AU29]" office:value-type="float" office:value="308.222222222222" calcext:value-type="float">
            <text:p>308</text:p>
          </table:table-cell>
          <table:table-cell office:value-type="float" office:value="4701" calcext:value-type="float">
            <text:p>4701</text:p>
          </table:table-cell>
          <table:table-cell table:style-name="ce30" table:formula="of:=[.AW29]/[.AN29]" office:value-type="percentage" office:value="0.628896321070234" calcext:value-type="percentage">
            <text:p>62.9%</text:p>
          </table:table-cell>
          <table:table-cell office:value-type="float" office:value="8" calcext:value-type="float">
            <text:p>8</text:p>
          </table:table-cell>
          <table:table-cell table:style-name="ce31" table:formula="of:=[.AW29]/[.AY29]" office:value-type="float" office:value="587.625" calcext:value-type="float">
            <text:p>588</text:p>
          </table:table-cell>
          <table:table-cell office:value-type="float" office:value="-28.71" calcext:value-type="float">
            <text:p>-28.71</text:p>
          </table:table-cell>
          <table:table-cell table:style-name="ce27" table:formula="of:=([.BA29]-[.$BA$3])/[.$BA$3]" office:value-type="percentage" office:value="-0.0717749757516974" calcext:value-type="percentage">
            <text:p>-7.2%</text:p>
          </table:table-cell>
          <table:table-cell office:value-type="float" office:value="14.19" calcext:value-type="float">
            <text:p>14.19</text:p>
          </table:table-cell>
          <table:table-cell table:style-name="ce27" table:formula="of:=([.BC29]-[.$BC$3])/[.$BC$3]" office:value-type="percentage" office:value="-0.0791693705386113" calcext:value-type="percentage">
            <text:p>-7.9%</text:p>
          </table:table-cell>
          <table:table-cell office:value-type="float" office:value="-167.7" calcext:value-type="float">
            <text:p>-167.7</text:p>
          </table:table-cell>
          <table:table-cell table:style-name="ce27" table:formula="of:=([.BE29]-[.$BE$3])/[.$BE$3]" office:value-type="percentage" office:value="0.00101474362800685" calcext:value-type="percentage">
            <text:p>0.1%</text:p>
          </table:table-cell>
          <table:table-cell office:value-type="float" office:value="110.85" calcext:value-type="float">
            <text:p>110.85</text:p>
          </table:table-cell>
          <table:table-cell table:style-name="ce27" table:formula="of:=([.BG29]-[.$BG$3])/[.$BG$3]" office:value-type="percentage" office:value="0.000722217206824937" calcext:value-type="percentage">
            <text:p>0.1%</text:p>
          </table:table-cell>
          <table:table-cell table:style-name="ce32" office:value-type="percentage" office:value="0.6366" calcext:value-type="percentage">
            <text:p>63.66%</text:p>
          </table:table-cell>
          <table:table-cell table:style-name="ce32" office:value-type="percentage" office:value="0.0434" calcext:value-type="percentage">
            <text:p>4.34%</text:p>
          </table:table-cell>
          <table:table-cell office:value-type="float" office:value="19.99" calcext:value-type="float">
            <text:p>19.99</text:p>
          </table:table-cell>
          <table:table-cell table:style-name="ce27" table:formula="of:=([.BK29]-[.$BK$3])/[.$BK$3]" office:value-type="percentage" office:value="0.00756048387096767" calcext:value-type="percentage">
            <text:p>0.8%</text:p>
          </table:table-cell>
          <table:table-cell office:value-type="float" office:value="19.64" calcext:value-type="float">
            <text:p>19.64</text:p>
          </table:table-cell>
          <table:table-cell table:style-name="ce27" table:formula="of:=([.BM29]-[.$BM$3])/[.$BM$3]" office:value-type="percentage" office:value="0.0255874673629244" calcext:value-type="percentage">
            <text:p>2.6%</text:p>
          </table:table-cell>
          <table:table-cell office:value-type="float" office:value="37.81" calcext:value-type="float">
            <text:p>37.81</text:p>
          </table:table-cell>
          <table:table-cell table:style-name="ce27" table:formula="of:=([.BO29]-[.$BO$3])/[.$BO$3]" office:value-type="percentage" office:value="0.00961281708945259" calcext:value-type="percentage">
            <text:p>1.0%</text:p>
          </table:table-cell>
          <table:table-cell office:value-type="float" office:value="34.09" calcext:value-type="float">
            <text:p>34.09</text:p>
          </table:table-cell>
          <table:table-cell table:style-name="ce27" table:formula="of:=([.BQ29]-[.$BQ$3])/[.$BQ$3]" office:value-type="percentage" office:value="0.0317796610169493" calcext:value-type="percentage">
            <text:p>3.2%</text:p>
          </table:table-cell>
          <table:table-cell office:value-type="float" office:value="17.18" calcext:value-type="float">
            <text:p>17.18</text:p>
          </table:table-cell>
          <table:table-cell table:style-name="ce27" table:formula="of:=([.BS29]-[.$BS$3])/[.$BS$3]" office:value-type="percentage" office:value="0.00703399765533417" calcext:value-type="percentage">
            <text:p>0.7%</text:p>
          </table:table-cell>
          <table:table-cell office:value-type="float" office:value="18.15" calcext:value-type="float">
            <text:p>18.15</text:p>
          </table:table-cell>
          <table:table-cell table:style-name="ce27" table:formula="of:=([.BU29]-[.$BU$3])/[.$BU$3]" office:value-type="percentage" office:value="0.0196629213483145" calcext:value-type="percentage">
            <text:p>2.0%</text:p>
          </table:table-cell>
          <table:table-cell table:number-columns-repeated="6"/>
          <table:table-cell office:value-type="float" office:value="86.21" calcext:value-type="float">
            <text:p>86.21</text:p>
          </table:table-cell>
          <table:table-cell office:value-type="float" office:value="19.6" calcext:value-type="float">
            <text:p>19.6</text:p>
          </table:table-cell>
          <table:table-cell office:value-type="float" office:value="0.11" calcext:value-type="float">
            <text:p>0.11</text:p>
          </table:table-cell>
          <table:table-cell office:value-type="float" office:value="3.9" calcext:value-type="float">
            <text:p>3.9</text:p>
          </table:table-cell>
          <table:table-cell office:value-type="float" office:value="20.76" calcext:value-type="float">
            <text:p>20.76</text:p>
          </table:table-cell>
          <table:table-cell office:value-type="float" office:value="18.07" calcext:value-type="float">
            <text:p>18.07</text:p>
          </table:table-cell>
          <table:table-cell office:value-type="float" office:value="37.57" calcext:value-type="float">
            <text:p>37.57</text:p>
          </table:table-cell>
          <table:table-cell table:formula="of:=SUM([.CD29:.CI29])" office:value-type="float" office:value="100.01" calcext:value-type="float">
            <text:p>100.01</text:p>
          </table:table-cell>
          <table:table-cell table:style-name="ce33" table:formula="of:=[.CD29]*[.CC29]/[.CJ29]" office:value-type="float" office:value="16.8954704529547" calcext:value-type="float">
            <text:p>16.90</text:p>
          </table:table-cell>
          <table:table-cell table:style-name="ce33" table:formula="of:=[.CE29]*[.CC29]/[.CJ29]" office:value-type="float" office:value="0.0948215178482152" calcext:value-type="float">
            <text:p>0.09</text:p>
          </table:table-cell>
          <table:table-cell table:style-name="ce33" table:formula="of:=[.CF29]*[.CC29]/[.CJ29]" office:value-type="float" office:value="3.36185381461854" calcext:value-type="float">
            <text:p>3.36</text:p>
          </table:table-cell>
          <table:table-cell table:style-name="ce33" table:formula="of:=[.CG29]*[.CC29]/[.CJ29]" office:value-type="float" office:value="17.8954064593541" calcext:value-type="float">
            <text:p>17.90</text:p>
          </table:table-cell>
          <table:table-cell table:style-name="ce33" table:formula="of:=[.CH29]*[.CC29]/[.CJ29]" office:value-type="float" office:value="15.5765893410659" calcext:value-type="float">
            <text:p>15.58</text:p>
          </table:table-cell>
          <table:table-cell table:style-name="ce33" table:formula="of:=[.CI29]*[.CC29]/[.CJ29]" office:value-type="float" office:value="32.3858584141586" calcext:value-type="float">
            <text:p>32.39</text:p>
          </table:table-cell>
          <table:table-cell/>
        </table:table-row>
        <table:table-row table:style-name="ro2">
          <table:table-cell table:style-name="ce3" table:formula="of:=[.A29]+1" office:value-type="float" office:value="27" calcext:value-type="float">
            <text:p>27</text:p>
          </table:table-cell>
          <table:table-cell table:style-name="ce4" office:value-type="date" office:date-value="2019-12-02" calcext:value-type="date">
            <text:p>2019-12-02</text:p>
          </table:table-cell>
          <table:table-cell table:style-name="ce6" office:value-type="string" calcext:value-type="string">
            <text:p>ego-batt+5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eff_batt +5%</text:p>
          </table:table-cell>
          <table:table-cell office:value-type="string" calcext:value-type="string">
            <text:p>None</text:p>
          </table:table-cell>
          <table:table-cell office:value-type="float" office:value="9413855696" calcext:value-type="float">
            <text:p>9413855696</text:p>
          </table:table-cell>
          <table:table-cell table:style-name="ce16" table:formula="of:=([.G30]-[.$G$3])/[.$G$3]" office:value-type="percentage" office:value="0.0000684705769898224" calcext:value-type="percentage">
            <text:p>0.01%</text:p>
          </table:table-cell>
          <table:table-cell table:style-name="ce18" office:value-type="float" office:value="56.23" calcext:value-type="float">
            <text:p>56.23</text:p>
          </table:table-cell>
          <table:table-cell table:style-name="ce20" table:formula="of:=([.I30]-[.$I$3])/[.$I$3]" office:value-type="percentage" office:value="0" calcext:value-type="percentage">
            <text:p>0.00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30]/[.I30]" office:value-type="percentage" office:value="0.893651075938111" calcext:value-type="percentage">
            <text:p>89.37%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3.67" calcext:value-type="float">
            <text:p>43.67</text:p>
          </table:table-cell>
          <table:table-cell table:style-name="ce16" table:formula="of:=([.P30]-[.$P$3])/[.$P$3]" office:value-type="percentage" office:value="0.000229042601924075" calcext:value-type="percentage">
            <text:p>0.0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30]/[.P30]" office:value-type="percentage" office:value="0.861460957178841" calcext:value-type="percentage">
            <text:p>86.15%</text:p>
          </table:table-cell>
          <table:table-cell table:style-name="Default" office:value-type="float" office:value="6.05" calcext:value-type="float">
            <text:p>6.05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0.75" calcext:value-type="float">
            <text:p>0.75</text:p>
          </table:table-cell>
          <table:table-cell office:value-type="float" office:value="1566" calcext:value-type="float">
            <text:p>1566</text:p>
          </table:table-cell>
          <table:table-cell office:value-type="float" office:value="104.57" calcext:value-type="float">
            <text:p>104.57</text:p>
          </table:table-cell>
          <table:table-cell office:value-type="float" office:value="17.24" calcext:value-type="float">
            <text:p>17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9" calcext:value-type="float">
            <text:p>9.89</text:p>
          </table:table-cell>
          <table:table-cell office:value-type="float" office:value="16.87" calcext:value-type="float">
            <text:p>16.87</text:p>
          </table:table-cell>
          <table:table-cell office:value-type="float" office:value="12.74" calcext:value-type="float">
            <text:p>12.74</text:p>
          </table:table-cell>
          <table:table-cell office:value-type="float" office:value="34.12" calcext:value-type="float">
            <text:p>34.12</text:p>
          </table:table-cell>
          <table:table-cell office:value-type="float" office:value="86.35" calcext:value-type="float">
            <text:p>86.35</text:p>
          </table:table-cell>
          <table:table-cell office:value-type="float" office:value="19.37" calcext:value-type="float">
            <text:p>19.37</text:p>
          </table:table-cell>
          <table:table-cell office:value-type="float" office:value="0.11" calcext:value-type="float">
            <text:p>0.11</text:p>
          </table:table-cell>
          <table:table-cell office:value-type="float" office:value="3.9" calcext:value-type="float">
            <text:p>3.9</text:p>
          </table:table-cell>
          <table:table-cell office:value-type="float" office:value="20.74" calcext:value-type="float">
            <text:p>20.74</text:p>
          </table:table-cell>
          <table:table-cell office:value-type="float" office:value="18.24" calcext:value-type="float">
            <text:p>18.24</text:p>
          </table:table-cell>
          <table:table-cell office:value-type="float" office:value="37.66" calcext:value-type="float">
            <text:p>37.66</text:p>
          </table:table-cell>
          <table:table-cell office:value-type="float" office:value="8183" calcext:value-type="float">
            <text:p>8183</text:p>
          </table:table-cell>
          <table:table-cell table:style-name="ce27" table:formula="of:=([.AN30]-[.$AN$3])/[.$AN$3]" office:value-type="percentage" office:value="0.0251816587321473" calcext:value-type="percentage">
            <text:p>2.5%</text:p>
          </table:table-cell>
          <table:table-cell office:value-type="float" office:value="381627289" calcext:value-type="float">
            <text:p>381627289</text:p>
          </table:table-cell>
          <table:table-cell table:style-name="ce27" table:formula="of:=([.AP30]-[.$AP$3])/[.$AP$3]" office:value-type="percentage" office:value="0.0236996041709664" calcext:value-type="percentage">
            <text:p>2.4%</text:p>
          </table:table-cell>
          <table:table-cell table:style-name="ce27" table:formula="of:=[.AP30]/[.G30]" office:value-type="percentage" office:value="0.0405388930236264" calcext:value-type="percentage">
            <text:p>4.1%</text:p>
          </table:table-cell>
          <table:table-cell office:value-type="float" office:value="2890" calcext:value-type="float">
            <text:p>2890</text:p>
          </table:table-cell>
          <table:table-cell table:style-name="ce30" table:formula="of:=[.AS30]/[.AN30]" office:value-type="percentage" office:value="0.353171208603202" calcext:value-type="percentage">
            <text:p>35.3%</text:p>
          </table:table-cell>
          <table:table-cell office:value-type="float" office:value="10" calcext:value-type="float">
            <text:p>10</text:p>
          </table:table-cell>
          <table:table-cell table:style-name="ce31" table:formula="of:=[.AS30]/[.AU30]" office:value-type="float" office:value="289" calcext:value-type="float">
            <text:p>289</text:p>
          </table:table-cell>
          <table:table-cell office:value-type="float" office:value="5293" calcext:value-type="float">
            <text:p>5293</text:p>
          </table:table-cell>
          <table:table-cell table:style-name="ce30" table:formula="of:=[.AW30]/[.AN30]" office:value-type="percentage" office:value="0.646828791396798" calcext:value-type="percentage">
            <text:p>64.7%</text:p>
          </table:table-cell>
          <table:table-cell office:value-type="float" office:value="9" calcext:value-type="float">
            <text:p>9</text:p>
          </table:table-cell>
          <table:table-cell table:style-name="ce31" table:formula="of:=[.AW30]/[.AY30]" office:value-type="float" office:value="588.111111111111" calcext:value-type="float">
            <text:p>588</text:p>
          </table:table-cell>
          <table:table-cell office:value-type="float" office:value="-31.72" calcext:value-type="float">
            <text:p>-31.72</text:p>
          </table:table-cell>
          <table:table-cell table:style-name="ce27" table:formula="of:=([.BA30]-[.$BA$3])/[.$BA$3]" office:value-type="percentage" office:value="0.0255415454251535" calcext:value-type="percentage">
            <text:p>2.6%</text:p>
          </table:table-cell>
          <table:table-cell office:value-type="float" office:value="16.6" calcext:value-type="float">
            <text:p>16.6</text:p>
          </table:table-cell>
          <table:table-cell table:style-name="ce27" table:formula="of:=([.BC30]-[.$BC$3])/[.$BC$3]" office:value-type="percentage" office:value="0.0772225827384816" calcext:value-type="percentage">
            <text:p>7.7%</text:p>
          </table:table-cell>
          <table:table-cell office:value-type="float" office:value="-166.9" calcext:value-type="float">
            <text:p>-166.9</text:p>
          </table:table-cell>
          <table:table-cell table:style-name="ce27" table:formula="of:=([.BE30]-[.$BE$3])/[.$BE$3]" office:value-type="percentage" office:value="-0.00376052050379034" calcext:value-type="percentage">
            <text:p>-0.4%</text:p>
          </table:table-cell>
          <table:table-cell office:value-type="float" office:value="110.28" calcext:value-type="float">
            <text:p>110.28</text:p>
          </table:table-cell>
          <table:table-cell table:style-name="ce27" table:formula="of:=([.BG30]-[.$BG$3])/[.$BG$3]" office:value-type="percentage" office:value="-0.00442358039180279" calcext:value-type="percentage">
            <text:p>-0.4%</text:p>
          </table:table-cell>
          <table:table-cell table:style-name="ce32" office:value-type="percentage" office:value="0.6388" calcext:value-type="percentage">
            <text:p>63.88%</text:p>
          </table:table-cell>
          <table:table-cell table:style-name="ce32" office:value-type="percentage" office:value="0.0436" calcext:value-type="percentage">
            <text:p>4.36%</text:p>
          </table:table-cell>
          <table:table-cell office:value-type="float" office:value="19.86" calcext:value-type="float">
            <text:p>19.86</text:p>
          </table:table-cell>
          <table:table-cell table:style-name="ce27" table:formula="of:=([.BK30]-[.$BK$3])/[.$BK$3]" office:value-type="percentage" office:value="0.00100806451612901" calcext:value-type="percentage">
            <text:p>0.1%</text:p>
          </table:table-cell>
          <table:table-cell office:value-type="float" office:value="19.26" calcext:value-type="float">
            <text:p>19.26</text:p>
          </table:table-cell>
          <table:table-cell table:style-name="ce27" table:formula="of:=([.BM30]-[.$BM$3])/[.$BM$3]" office:value-type="percentage" office:value="0.00574412532637091" calcext:value-type="percentage">
            <text:p>0.6%</text:p>
          </table:table-cell>
          <table:table-cell office:value-type="float" office:value="37.49" calcext:value-type="float">
            <text:p>37.49</text:p>
          </table:table-cell>
          <table:table-cell table:style-name="ce27" table:formula="of:=([.BO30]-[.$BO$3])/[.$BO$3]" office:value-type="percentage" office:value="0.00106809078771693" calcext:value-type="percentage">
            <text:p>0.1%</text:p>
          </table:table-cell>
          <table:table-cell office:value-type="float" office:value="33.37" calcext:value-type="float">
            <text:p>33.37</text:p>
          </table:table-cell>
          <table:table-cell table:style-name="ce27" table:formula="of:=([.BQ30]-[.$BQ$3])/[.$BQ$3]" office:value-type="percentage" office:value="0.00998789346246968" calcext:value-type="percentage">
            <text:p>1.0%</text:p>
          </table:table-cell>
          <table:table-cell office:value-type="float" office:value="17.08" calcext:value-type="float">
            <text:p>17.08</text:p>
          </table:table-cell>
          <table:table-cell table:style-name="ce27" table:formula="of:=([.BS30]-[.$BS$3])/[.$BS$3]" office:value-type="percentage" office:value="0.00117233294255566" calcext:value-type="percentage">
            <text:p>0.1%</text:p>
          </table:table-cell>
          <table:table-cell office:value-type="float" office:value="17.82" calcext:value-type="float">
            <text:p>17.82</text:p>
          </table:table-cell>
          <table:table-cell table:style-name="ce27" table:formula="of:=([.BU30]-[.$BU$3])/[.$BU$3]" office:value-type="percentage" office:value="0.00112359550561795" calcext:value-type="percentage">
            <text:p>0.1%</text:p>
          </table:table-cell>
          <table:table-cell table:number-columns-repeated="6"/>
          <table:table-cell office:value-type="float" office:value="86.35" calcext:value-type="float">
            <text:p>86.35</text:p>
          </table:table-cell>
          <table:table-cell office:value-type="float" office:value="19.37" calcext:value-type="float">
            <text:p>19.37</text:p>
          </table:table-cell>
          <table:table-cell office:value-type="float" office:value="0.11" calcext:value-type="float">
            <text:p>0.11</text:p>
          </table:table-cell>
          <table:table-cell office:value-type="float" office:value="3.9" calcext:value-type="float">
            <text:p>3.9</text:p>
          </table:table-cell>
          <table:table-cell office:value-type="float" office:value="20.74" calcext:value-type="float">
            <text:p>20.74</text:p>
          </table:table-cell>
          <table:table-cell office:value-type="float" office:value="18.24" calcext:value-type="float">
            <text:p>18.24</text:p>
          </table:table-cell>
          <table:table-cell office:value-type="float" office:value="37.66" calcext:value-type="float">
            <text:p>37.66</text:p>
          </table:table-cell>
          <table:table-cell table:formula="of:=SUM([.CD30:.CI30])" office:value-type="float" office:value="100.02" calcext:value-type="float">
            <text:p>100.02</text:p>
          </table:table-cell>
          <table:table-cell table:style-name="ce33" table:formula="of:=[.CD30]*[.CC30]/[.CJ30]" office:value-type="float" office:value="16.722650469906" calcext:value-type="float">
            <text:p>16.72</text:p>
          </table:table-cell>
          <table:table-cell table:style-name="ce33" table:formula="of:=[.CE30]*[.CC30]/[.CJ30]" office:value-type="float" office:value="0.0949660067986403" calcext:value-type="float">
            <text:p>0.09</text:p>
          </table:table-cell>
          <table:table-cell table:style-name="ce33" table:formula="of:=[.CF30]*[.CC30]/[.CJ30]" office:value-type="float" office:value="3.36697660467906" calcext:value-type="float">
            <text:p>3.37</text:p>
          </table:table-cell>
          <table:table-cell table:style-name="ce33" table:formula="of:=[.CG30]*[.CC30]/[.CJ30]" office:value-type="float" office:value="17.9054089182164" calcext:value-type="float">
            <text:p>17.91</text:p>
          </table:table-cell>
          <table:table-cell table:style-name="ce33" table:formula="of:=[.CH30]*[.CC30]/[.CJ30]" office:value-type="float" office:value="15.7470905818836" calcext:value-type="float">
            <text:p>15.75</text:p>
          </table:table-cell>
          <table:table-cell table:style-name="ce33" table:formula="of:=[.CI30]*[.CC30]/[.CJ30]" office:value-type="float" office:value="32.5129074185163" calcext:value-type="float">
            <text:p>32.51</text:p>
          </table:table-cell>
          <table:table-cell/>
        </table:table-row>
        <table:table-row table:style-name="ro2">
          <table:table-cell table:style-name="ce3" table:formula="of:=[.A30]+1" office:value-type="float" office:value="28" calcext:value-type="float">
            <text:p>28</text:p>
          </table:table-cell>
          <table:table-cell table:style-name="ce4" office:value-type="date" office:date-value="2019-12-02" calcext:value-type="date">
            <text:p>2019-12-02</text:p>
          </table:table-cell>
          <table:table-cell table:style-name="ce6" office:value-type="string" calcext:value-type="string">
            <text:p>ego-batt-5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eff_batt -5%</text:p>
          </table:table-cell>
          <table:table-cell office:value-type="string" calcext:value-type="string">
            <text:p>None</text:p>
          </table:table-cell>
          <table:table-cell office:value-type="float" office:value="9412000942" calcext:value-type="float">
            <text:p>9412000942</text:p>
          </table:table-cell>
          <table:table-cell table:style-name="ce16" table:formula="of:=([.G31]-[.$G$3])/[.$G$3]" office:value-type="percentage" office:value="-0.00012856675351278" calcext:value-type="percentage">
            <text:p>-0.01%</text:p>
          </table:table-cell>
          <table:table-cell table:style-name="ce18" office:value-type="float" office:value="56.23" calcext:value-type="float">
            <text:p>56.23</text:p>
          </table:table-cell>
          <table:table-cell table:style-name="ce20" table:formula="of:=([.I31]-[.$I$3])/[.$I$3]" office:value-type="percentage" office:value="0" calcext:value-type="percentage">
            <text:p>0.00%</text:p>
          </table:table-cell>
          <table:table-cell table:style-name="ce22" office:value-type="float" office:value="50.25" calcext:value-type="float">
            <text:p>50.25</text:p>
          </table:table-cell>
          <table:table-cell table:style-name="ce16" table:formula="of:=[.K31]/[.I31]" office:value-type="percentage" office:value="0.893651075938111" calcext:value-type="percentage">
            <text:p>89.37%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3.65" calcext:value-type="float">
            <text:p>43.65</text:p>
          </table:table-cell>
          <table:table-cell table:style-name="ce16" table:formula="of:=([.P31]-[.$P$3])/[.$P$3]" office:value-type="percentage" office:value="-0.000229042601923912" calcext:value-type="percentage">
            <text:p>-0.0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31]/[.P31]" office:value-type="percentage" office:value="0.861855670103093" calcext:value-type="percentage">
            <text:p>86.19%</text:p>
          </table:table-cell>
          <table:table-cell table:style-name="Default" office:value-type="float" office:value="6.03" calcext:value-type="float">
            <text:p>6.03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0.73" calcext:value-type="float">
            <text:p>0.73</text:p>
          </table:table-cell>
          <table:table-cell office:value-type="float" office:value="1637" calcext:value-type="float">
            <text:p>1637</text:p>
          </table:table-cell>
          <table:table-cell office:value-type="float" office:value="104.64" calcext:value-type="float">
            <text:p>104.64</text:p>
          </table:table-cell>
          <table:table-cell office:value-type="float" office:value="17.25" calcext:value-type="float">
            <text:p>1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9.87" calcext:value-type="float">
            <text:p>9.87</text:p>
          </table:table-cell>
          <table:table-cell office:value-type="float" office:value="16.85" calcext:value-type="float">
            <text:p>16.85</text:p>
          </table:table-cell>
          <table:table-cell office:value-type="float" office:value="12.78" calcext:value-type="float">
            <text:p>12.78</text:p>
          </table:table-cell>
          <table:table-cell office:value-type="float" office:value="34.11" calcext:value-type="float">
            <text:p>34.11</text:p>
          </table:table-cell>
          <table:table-cell office:value-type="float" office:value="86.57" calcext:value-type="float">
            <text:p>86.57</text:p>
          </table:table-cell>
          <table:table-cell office:value-type="float" office:value="19.33" calcext:value-type="float">
            <text:p>19.33</text:p>
          </table:table-cell>
          <table:table-cell office:value-type="float" office:value="0.11" calcext:value-type="float">
            <text:p>0.11</text:p>
          </table:table-cell>
          <table:table-cell office:value-type="float" office:value="3.88" calcext:value-type="float">
            <text:p>3.88</text:p>
          </table:table-cell>
          <table:table-cell office:value-type="float" office:value="20.68" calcext:value-type="float">
            <text:p>20.68</text:p>
          </table:table-cell>
          <table:table-cell office:value-type="float" office:value="18.41" calcext:value-type="float">
            <text:p>18.41</text:p>
          </table:table-cell>
          <table:table-cell office:value-type="float" office:value="37.59" calcext:value-type="float">
            <text:p>37.59</text:p>
          </table:table-cell>
          <table:table-cell office:value-type="float" office:value="7886" calcext:value-type="float">
            <text:p>7886</text:p>
          </table:table-cell>
          <table:table-cell table:style-name="ce27" table:formula="of:=([.AN31]-[.$AN$3])/[.$AN$3]" office:value-type="percentage" office:value="-0.0120270608869957" calcext:value-type="percentage">
            <text:p>-1.2%</text:p>
          </table:table-cell>
          <table:table-cell office:value-type="float" office:value="368814641" calcext:value-type="float">
            <text:p>368814641</text:p>
          </table:table-cell>
          <table:table-cell table:style-name="ce27" table:formula="of:=([.AP31]-[.$AP$3])/[.$AP$3]" office:value-type="percentage" office:value="-0.0106698003869501" calcext:value-type="percentage">
            <text:p>-1.1%</text:p>
          </table:table-cell>
          <table:table-cell table:style-name="ce27" table:formula="of:=[.AP31]/[.G31]" office:value-type="percentage" office:value="0.0391855720449629" calcext:value-type="percentage">
            <text:p>3.9%</text:p>
          </table:table-cell>
          <table:table-cell office:value-type="float" office:value="2455" calcext:value-type="float">
            <text:p>2455</text:p>
          </table:table-cell>
          <table:table-cell table:style-name="ce30" table:formula="of:=[.AS31]/[.AN31]" office:value-type="percentage" office:value="0.311311184377378" calcext:value-type="percentage">
            <text:p>31.1%</text:p>
          </table:table-cell>
          <table:table-cell office:value-type="float" office:value="9" calcext:value-type="float">
            <text:p>9</text:p>
          </table:table-cell>
          <table:table-cell table:style-name="ce31" table:formula="of:=[.AS31]/[.AU31]" office:value-type="float" office:value="272.777777777778" calcext:value-type="float">
            <text:p>273</text:p>
          </table:table-cell>
          <table:table-cell office:value-type="float" office:value="5430" calcext:value-type="float">
            <text:p>5430</text:p>
          </table:table-cell>
          <table:table-cell table:style-name="ce30" table:formula="of:=[.AW31]/[.AN31]" office:value-type="percentage" office:value="0.688562008622876" calcext:value-type="percentage">
            <text:p>68.9%</text:p>
          </table:table-cell>
          <table:table-cell office:value-type="float" office:value="10" calcext:value-type="float">
            <text:p>10</text:p>
          </table:table-cell>
          <table:table-cell table:style-name="ce31" table:formula="of:=[.AW31]/[.AY31]" office:value-type="float" office:value="543" calcext:value-type="float">
            <text:p>543</text:p>
          </table:table-cell>
          <table:table-cell office:value-type="float" office:value="-30.75" calcext:value-type="float">
            <text:p>-30.75</text:p>
          </table:table-cell>
          <table:table-cell table:style-name="ce27" table:formula="of:=([.BA31]-[.$BA$3])/[.$BA$3]" office:value-type="percentage" office:value="-0.005819592628516" calcext:value-type="percentage">
            <text:p>-0.6%</text:p>
          </table:table-cell>
          <table:table-cell office:value-type="float" office:value="14.66" calcext:value-type="float">
            <text:p>14.66</text:p>
          </table:table-cell>
          <table:table-cell table:style-name="ce27" table:formula="of:=([.BC31]-[.$BC$3])/[.$BC$3]" office:value-type="percentage" office:value="-0.0486696950032446" calcext:value-type="percentage">
            <text:p>-4.9%</text:p>
          </table:table-cell>
          <table:table-cell office:value-type="float" office:value="-167.9" calcext:value-type="float">
            <text:p>-167.9</text:p>
          </table:table-cell>
          <table:table-cell table:style-name="ce27" table:formula="of:=([.BE31]-[.$BE$3])/[.$BE$3]" office:value-type="percentage" office:value="0.00220855966095627" calcext:value-type="percentage">
            <text:p>0.2%</text:p>
          </table:table-cell>
          <table:table-cell office:value-type="float" office:value="111.09" calcext:value-type="float">
            <text:p>111.09</text:p>
          </table:table-cell>
          <table:table-cell table:style-name="ce27" table:formula="of:=([.BG31]-[.$BG$3])/[.$BG$3]" office:value-type="percentage" office:value="0.00288886882729988" calcext:value-type="percentage">
            <text:p>0.3%</text:p>
          </table:table-cell>
          <table:table-cell table:style-name="ce32" office:value-type="percentage" office:value="0.633" calcext:value-type="percentage">
            <text:p>63.30%</text:p>
          </table:table-cell>
          <table:table-cell table:style-name="ce32" office:value-type="percentage" office:value="0.0443" calcext:value-type="percentage">
            <text:p>4.43%</text:p>
          </table:table-cell>
          <table:table-cell office:value-type="float" office:value="19.78" calcext:value-type="float">
            <text:p>19.78</text:p>
          </table:table-cell>
          <table:table-cell table:style-name="ce27" table:formula="of:=([.BK31]-[.$BK$3])/[.$BK$3]" office:value-type="percentage" office:value="-0.00302419354838703" calcext:value-type="percentage">
            <text:p>-0.3%</text:p>
          </table:table-cell>
          <table:table-cell office:value-type="float" office:value="19" calcext:value-type="float">
            <text:p>19</text:p>
          </table:table-cell>
          <table:table-cell table:style-name="ce27" table:formula="of:=([.BM31]-[.$BM$3])/[.$BM$3]" office:value-type="percentage" office:value="-0.00783289817232369" calcext:value-type="percentage">
            <text:p>-0.8%</text:p>
          </table:table-cell>
          <table:table-cell office:value-type="float" office:value="37.25" calcext:value-type="float">
            <text:p>37.25</text:p>
          </table:table-cell>
          <table:table-cell table:style-name="ce27" table:formula="of:=([.BO31]-[.$BO$3])/[.$BO$3]" office:value-type="percentage" office:value="-0.00534045393858486" calcext:value-type="percentage">
            <text:p>-0.5%</text:p>
          </table:table-cell>
          <table:table-cell office:value-type="float" office:value="32.57" calcext:value-type="float">
            <text:p>32.57</text:p>
          </table:table-cell>
          <table:table-cell table:style-name="ce27" table:formula="of:=([.BQ31]-[.$BQ$3])/[.$BQ$3]" office:value-type="percentage" office:value="-0.0142251815980629" calcext:value-type="percentage">
            <text:p>-1.4%</text:p>
          </table:table-cell>
          <table:table-cell office:value-type="float" office:value="17.04" calcext:value-type="float">
            <text:p>17.04</text:p>
          </table:table-cell>
          <table:table-cell table:style-name="ce27" table:formula="of:=([.BS31]-[.$BS$3])/[.$BS$3]" office:value-type="percentage" office:value="-0.00117233294255566" calcext:value-type="percentage">
            <text:p>-0.1%</text:p>
          </table:table-cell>
          <table:table-cell office:value-type="float" office:value="17.76" calcext:value-type="float">
            <text:p>17.76</text:p>
          </table:table-cell>
          <table:table-cell table:style-name="ce27" table:formula="of:=([.BU31]-[.$BU$3])/[.$BU$3]" office:value-type="percentage" office:value="-0.00224719101123591" calcext:value-type="percentage">
            <text:p>-0.2%</text:p>
          </table:table-cell>
          <table:table-cell table:number-columns-repeated="6"/>
          <table:table-cell office:value-type="float" office:value="86.57" calcext:value-type="float">
            <text:p>86.57</text:p>
          </table:table-cell>
          <table:table-cell office:value-type="float" office:value="19.33" calcext:value-type="float">
            <text:p>19.33</text:p>
          </table:table-cell>
          <table:table-cell office:value-type="float" office:value="0.11" calcext:value-type="float">
            <text:p>0.11</text:p>
          </table:table-cell>
          <table:table-cell office:value-type="float" office:value="3.88" calcext:value-type="float">
            <text:p>3.88</text:p>
          </table:table-cell>
          <table:table-cell office:value-type="float" office:value="20.68" calcext:value-type="float">
            <text:p>20.68</text:p>
          </table:table-cell>
          <table:table-cell office:value-type="float" office:value="18.41" calcext:value-type="float">
            <text:p>18.41</text:p>
          </table:table-cell>
          <table:table-cell office:value-type="float" office:value="37.59" calcext:value-type="float">
            <text:p>37.59</text:p>
          </table:table-cell>
          <table:table-cell table:formula="of:=SUM([.CD31:.CI31])" office:value-type="float" office:value="100" calcext:value-type="float">
            <text:p>100</text:p>
          </table:table-cell>
          <table:table-cell table:style-name="ce33" table:formula="of:=[.CD31]*[.CC31]/[.CJ31]" office:value-type="float" office:value="16.733981" calcext:value-type="float">
            <text:p>16.73</text:p>
          </table:table-cell>
          <table:table-cell table:style-name="ce33" table:formula="of:=[.CE31]*[.CC31]/[.CJ31]" office:value-type="float" office:value="0.095227" calcext:value-type="float">
            <text:p>0.10</text:p>
          </table:table-cell>
          <table:table-cell table:style-name="ce33" table:formula="of:=[.CF31]*[.CC31]/[.CJ31]" office:value-type="float" office:value="3.358916" calcext:value-type="float">
            <text:p>3.36</text:p>
          </table:table-cell>
          <table:table-cell table:style-name="ce33" table:formula="of:=[.CG31]*[.CC31]/[.CJ31]" office:value-type="float" office:value="17.902676" calcext:value-type="float">
            <text:p>17.90</text:p>
          </table:table-cell>
          <table:table-cell table:style-name="ce33" table:formula="of:=[.CH31]*[.CC31]/[.CJ31]" office:value-type="float" office:value="15.937537" calcext:value-type="float">
            <text:p>15.94</text:p>
          </table:table-cell>
          <table:table-cell table:style-name="ce33" table:formula="of:=[.CI31]*[.CC31]/[.CJ31]" office:value-type="float" office:value="32.541663" calcext:value-type="float">
            <text:p>32.54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modeling parameters</text:p>
          </table:table-cell>
          <table:covered-table-cell table:style-name="ce2" office:value-type="string" calcext:value-type="string">
            <text:p>modeling parameters</text:p>
          </table:covered-table-cell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9"/>
          <table:table-cell table:style-name="ce21" table:number-columns-repeated="2"/>
          <table:table-cell table:style-name="ce14" table:number-columns-repeated="11"/>
          <table:table-cell table:style-name="ce23" table:number-columns-repeated="17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6"/>
          <table:table-cell table:style-name="ce23" table:number-columns-repeated="7"/>
          <table:table-cell table:formula="of:=SUM([.CD32:.CI32])" office:value-type="float" office:value="0" calcext:value-type="float">
            <text:p>0</text:p>
          </table:table-cell>
          <table:table-cell table:style-name="ce33" table:formula="of:=[.CD32]*[.CC32]/[.CJ32]" office:value-type="string" office:string-value="" calcext:value-type="error">
            <text:p>#DIV/0!</text:p>
          </table:table-cell>
          <table:table-cell table:style-name="ce33" table:formula="of:=[.CE32]*[.CC32]/[.CJ32]" office:value-type="string" office:string-value="" calcext:value-type="error">
            <text:p>#DIV/0!</text:p>
          </table:table-cell>
          <table:table-cell table:style-name="ce33" table:formula="of:=[.CF32]*[.CC32]/[.CJ32]" office:value-type="string" office:string-value="" calcext:value-type="error">
            <text:p>#DIV/0!</text:p>
          </table:table-cell>
          <table:table-cell table:style-name="ce33" table:formula="of:=[.CG32]*[.CC32]/[.CJ32]" office:value-type="string" office:string-value="" calcext:value-type="error">
            <text:p>#DIV/0!</text:p>
          </table:table-cell>
          <table:table-cell table:style-name="ce33" table:formula="of:=[.CH32]*[.CC32]/[.CJ32]" office:value-type="string" office:string-value="" calcext:value-type="error">
            <text:p>#DIV/0!</text:p>
          </table:table-cell>
          <table:table-cell table:style-name="ce33" table:formula="of:=[.CI32]*[.CC32]/[.CJ32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ce3" table:formula="of:=[.A31]+1" office:value-type="float" office:value="29" calcext:value-type="float">
            <text:p>29</text:p>
          </table:table-cell>
          <table:table-cell table:style-name="ce4" office:value-type="date" office:date-value="2020-01-21" calcext:value-type="date">
            <text:p>2020-01-21</text:p>
          </table:table-cell>
          <table:table-cell table:style-name="ce6" office:value-type="string" calcext:value-type="string">
            <text:p>ego-cluster2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change cluster coord 2</text:p>
          </table:table-cell>
          <table:table-cell table:style-name="ce4" office:value-type="string" calcext:value-type="string">
            <text:p>None</text:p>
          </table:table-cell>
          <table:table-cell office:value-type="float" office:value="9228193229" calcext:value-type="float">
            <text:p>9228193229</text:p>
          </table:table-cell>
          <table:table-cell table:style-name="ce16" table:formula="of:=([.G33]-[.$G$3])/[.$G$3]" office:value-type="percentage" office:value="-0.0196551352878351" calcext:value-type="percentage">
            <text:p>-1.97%</text:p>
          </table:table-cell>
          <table:table-cell office:value-type="float" office:value="56.12" calcext:value-type="float">
            <text:p>56.12</text:p>
          </table:table-cell>
          <table:table-cell table:style-name="ce16" table:formula="of:=([.I33]-[.$I$3])/[.$I$3]" office:value-type="percentage" office:value="-0.0019562511115063" calcext:value-type="percentage">
            <text:p>-0.20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33]/[.I33]" office:value-type="percentage" office:value="0.895402708481825" calcext:value-type="percentage">
            <text:p>89.54%</text:p>
          </table:table-cell>
          <table:table-cell table:style-name="Default" office:value-type="float" office:value="5.86" calcext:value-type="float">
            <text:p>5.86</text:p>
          </table:table-cell>
          <table:table-cell table:style-name="Default" office:value-type="float" office:value="5.62" calcext:value-type="float">
            <text:p>5.62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3.64" calcext:value-type="float">
            <text:p>43.64</text:p>
          </table:table-cell>
          <table:table-cell table:style-name="ce16" table:formula="of:=([.P33]-[.$P$3])/[.$P$3]" office:value-type="percentage" office:value="-0.000458085203847825" calcext:value-type="percentage">
            <text:p>-0.05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33]/[.P33]" office:value-type="percentage" office:value="0.86205316223648" calcext:value-type="percentage">
            <text:p>86.21%</text:p>
          </table:table-cell>
          <table:table-cell table:style-name="Default" office:value-type="float" office:value="6.02" calcext:value-type="float">
            <text:p>6.02</text:p>
          </table:table-cell>
          <table:table-cell table:style-name="Default" office:value-type="float" office:value="5.26" calcext:value-type="float">
            <text:p>5.26</text:p>
          </table:table-cell>
          <table:table-cell table:style-name="Default" office:value-type="float" office:value="0.76" calcext:value-type="float">
            <text:p>0.76</text:p>
          </table:table-cell>
          <table:table-cell office:value-type="float" office:value="1285" calcext:value-type="float">
            <text:p>1285</text:p>
          </table:table-cell>
          <table:table-cell office:value-type="float" office:value="104.69" calcext:value-type="float">
            <text:p>104.69</text:p>
          </table:table-cell>
          <table:table-cell office:value-type="float" office:value="16.86" calcext:value-type="float">
            <text:p>16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9.87" calcext:value-type="float">
            <text:p>9.87</text:p>
          </table:table-cell>
          <table:table-cell office:value-type="float" office:value="16.83" calcext:value-type="float">
            <text:p>16.83</text:p>
          </table:table-cell>
          <table:table-cell office:value-type="float" office:value="13.27" calcext:value-type="float">
            <text:p>13.27</text:p>
          </table:table-cell>
          <table:table-cell office:value-type="float" office:value="34.04" calcext:value-type="float">
            <text:p>34.04</text:p>
          </table:table-cell>
          <table:table-cell office:value-type="float" office:value="87.54" calcext:value-type="float">
            <text:p>87.54</text:p>
          </table:table-cell>
          <table:table-cell office:value-type="float" office:value="18.98" calcext:value-type="float">
            <text:p>18.98</text:p>
          </table:table-cell>
          <table:table-cell office:value-type="float" office:value="0.1" calcext:value-type="float">
            <text:p>0.1</text:p>
          </table:table-cell>
          <table:table-cell office:value-type="float" office:value="3.84" calcext:value-type="float">
            <text:p>3.84</text:p>
          </table:table-cell>
          <table:table-cell office:value-type="float" office:value="20.31" calcext:value-type="float">
            <text:p>20.31</text:p>
          </table:table-cell>
          <table:table-cell office:value-type="float" office:value="19.79" calcext:value-type="float">
            <text:p>19.79</text:p>
          </table:table-cell>
          <table:table-cell office:value-type="float" office:value="36.98" calcext:value-type="float">
            <text:p>36.98</text:p>
          </table:table-cell>
          <table:table-cell office:value-type="float" office:value="8136" calcext:value-type="float">
            <text:p>8136</text:p>
          </table:table-cell>
          <table:table-cell table:style-name="ce27" table:formula="of:=([.AN33]-[.$AN$3])/[.$AN$3]" office:value-type="percentage" office:value="0.019293410172889" calcext:value-type="percentage">
            <text:p>1.9%</text:p>
          </table:table-cell>
          <table:table-cell office:value-type="float" office:value="384510839" calcext:value-type="float">
            <text:p>384510839</text:p>
          </table:table-cell>
          <table:table-cell table:style-name="ce27" table:formula="of:=([.AP33]-[.$AP$3])/[.$AP$3]" office:value-type="percentage" office:value="0.0314346091842143" calcext:value-type="percentage">
            <text:p>3.1%</text:p>
          </table:table-cell>
          <table:table-cell table:style-name="ce27" table:formula="of:=[.AP33]/[.G33]" office:value-type="percentage" office:value="0.0416669687617353" calcext:value-type="percentage">
            <text:p>4.2%</text:p>
          </table:table-cell>
          <table:table-cell office:value-type="float" office:value="1303" calcext:value-type="float">
            <text:p>1303</text:p>
          </table:table-cell>
          <table:table-cell table:style-name="ce30" table:formula="of:=[.AS33]/[.AN33]" office:value-type="percentage" office:value="0.160152409046214" calcext:value-type="percentage">
            <text:p>16.0%</text:p>
          </table:table-cell>
          <table:table-cell office:value-type="float" office:value="12" calcext:value-type="float">
            <text:p>12</text:p>
          </table:table-cell>
          <table:table-cell table:style-name="ce31" table:formula="of:=[.AS33]/[.AU33]" office:value-type="float" office:value="108.583333333333" calcext:value-type="float">
            <text:p>109</text:p>
          </table:table-cell>
          <table:table-cell office:value-type="float" office:value="6834" calcext:value-type="float">
            <text:p>6834</text:p>
          </table:table-cell>
          <table:table-cell table:style-name="ce30" table:formula="of:=[.AW33]/[.AN33]" office:value-type="percentage" office:value="0.839970501474926" calcext:value-type="percentage">
            <text:p>84.0%</text:p>
          </table:table-cell>
          <table:table-cell office:value-type="float" office:value="10" calcext:value-type="float">
            <text:p>10</text:p>
          </table:table-cell>
          <table:table-cell table:style-name="ce31" table:formula="of:=[.AW33]/[.AY33]" office:value-type="float" office:value="683.4" calcext:value-type="float">
            <text:p>683</text:p>
          </table:table-cell>
          <table:table-cell office:value-type="float" office:value="-34.02" calcext:value-type="float">
            <text:p>-34.02</text:p>
          </table:table-cell>
          <table:table-cell table:style-name="ce27" table:formula="of:=([.BA33]-[.$BA$3])/[.$BA$3]" office:value-type="percentage" office:value="0.0999030067895249" calcext:value-type="percentage">
            <text:p>10.0%</text:p>
          </table:table-cell>
          <table:table-cell office:value-type="float" office:value="15.6" calcext:value-type="float">
            <text:p>15.6</text:p>
          </table:table-cell>
          <table:table-cell table:style-name="ce27" table:formula="of:=([.BC33]-[.$BC$3])/[.$BC$3]" office:value-type="percentage" office:value="0.0123296560674886" calcext:value-type="percentage">
            <text:p>1.2%</text:p>
          </table:table-cell>
          <table:table-cell office:value-type="float" office:value="-163.95" calcext:value-type="float">
            <text:p>-163.95</text:p>
          </table:table-cell>
          <table:table-cell table:style-name="ce27" table:formula="of:=([.BE33]-[.$BE$3])/[.$BE$3]" office:value-type="percentage" office:value="-0.0213693069897929" calcext:value-type="percentage">
            <text:p>-2.1%</text:p>
          </table:table-cell>
          <table:table-cell office:value-type="float" office:value="108.8" calcext:value-type="float">
            <text:p>108.8</text:p>
          </table:table-cell>
          <table:table-cell table:style-name="ce27" table:formula="of:=([.BG33]-[.$BE$3])/[.$BE$3]" office:value-type="percentage" office:value="-1.64943592192443" calcext:value-type="percentage">
            <text:p>-164.9%</text:p>
          </table:table-cell>
          <table:table-cell table:style-name="ce32" office:value-type="percentage" office:value="0.6284" calcext:value-type="percentage">
            <text:p>62.84%</text:p>
          </table:table-cell>
          <table:table-cell table:style-name="ce32" office:value-type="percentage" office:value="0.0447" calcext:value-type="percentage">
            <text:p>4.47%</text:p>
          </table:table-cell>
          <table:table-cell office:value-type="float" office:value="19.25" calcext:value-type="float">
            <text:p>19.25</text:p>
          </table:table-cell>
          <table:table-cell table:style-name="ce27" table:formula="of:=([.BK33]-[.$BK$3])/[.$BK$3]" office:value-type="percentage" office:value="-0.0297379032258064" calcext:value-type="percentage">
            <text:p>-3.0%</text:p>
          </table:table-cell>
          <table:table-cell office:value-type="float" office:value="17.67" calcext:value-type="float">
            <text:p>17.67</text:p>
          </table:table-cell>
          <table:table-cell table:style-name="ce27" table:formula="of:=([.BM33]-[.$BM$3])/[.$BM$3]" office:value-type="percentage" office:value="-0.0772845953002609" calcext:value-type="percentage">
            <text:p>-7.7%</text:p>
          </table:table-cell>
          <table:table-cell office:value-type="float" office:value="34.85" calcext:value-type="float">
            <text:p>34.85</text:p>
          </table:table-cell>
          <table:table-cell table:style-name="ce27" table:formula="of:=([.BO33]-[.$BO$3])/[.$BO$3]" office:value-type="percentage" office:value="-0.0694259012016022" calcext:value-type="percentage">
            <text:p>-6.9%</text:p>
          </table:table-cell>
          <table:table-cell office:value-type="float" office:value="26.71" calcext:value-type="float">
            <text:p>26.71</text:p>
          </table:table-cell>
          <table:table-cell table:style-name="ce27" table:formula="of:=([.BQ33]-[.$BQ$3])/[.$BQ$3]" office:value-type="percentage" office:value="-0.191585956416465" calcext:value-type="percentage">
            <text:p>-19.2%</text:p>
          </table:table-cell>
          <table:table-cell office:value-type="float" office:value="17.17" calcext:value-type="float">
            <text:p>17.17</text:p>
          </table:table-cell>
          <table:table-cell table:style-name="ce27" table:formula="of:=([.BS33]-[.$BS$3])/[.$BS$3]" office:value-type="percentage" office:value="0.00644783118405645" calcext:value-type="percentage">
            <text:p>0.6%</text:p>
          </table:table-cell>
          <table:table-cell office:value-type="float" office:value="18.19" calcext:value-type="float">
            <text:p>18.19</text:p>
          </table:table-cell>
          <table:table-cell table:style-name="ce27" table:formula="of:=([.BU33]-[.$BU$3])/[.$BU$3]" office:value-type="percentage" office:value="0.0219101123595506" calcext:value-type="percentage">
            <text:p>2.2%</text:p>
          </table:table-cell>
          <table:table-cell table:number-columns-repeated="13"/>
          <table:table-cell table:formula="of:=SUM([.CD33:.CI33])" office:value-type="float" office:value="0" calcext:value-type="float">
            <text:p>0</text:p>
          </table:table-cell>
          <table:table-cell table:style-name="ce33" table:formula="of:=[.CD33]*[.CC33]/[.CJ33]" office:value-type="string" office:string-value="" calcext:value-type="error">
            <text:p>#DIV/0!</text:p>
          </table:table-cell>
          <table:table-cell table:style-name="ce33" table:formula="of:=[.CE33]*[.CC33]/[.CJ33]" office:value-type="string" office:string-value="" calcext:value-type="error">
            <text:p>#DIV/0!</text:p>
          </table:table-cell>
          <table:table-cell table:style-name="ce33" table:formula="of:=[.CF33]*[.CC33]/[.CJ33]" office:value-type="string" office:string-value="" calcext:value-type="error">
            <text:p>#DIV/0!</text:p>
          </table:table-cell>
          <table:table-cell table:style-name="ce33" table:formula="of:=[.CG33]*[.CC33]/[.CJ33]" office:value-type="string" office:string-value="" calcext:value-type="error">
            <text:p>#DIV/0!</text:p>
          </table:table-cell>
          <table:table-cell table:style-name="ce33" table:formula="of:=[.CH33]*[.CC33]/[.CJ33]" office:value-type="string" office:string-value="" calcext:value-type="error">
            <text:p>#DIV/0!</text:p>
          </table:table-cell>
          <table:table-cell table:style-name="ce33" table:formula="of:=[.CI33]*[.CC33]/[.CJ33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ce3" table:formula="of:=[.A33]+1" office:value-type="float" office:value="30" calcext:value-type="float">
            <text:p>30</text:p>
          </table:table-cell>
          <table:table-cell table:style-name="ce4" office:value-type="date" office:date-value="2019-12-03" calcext:value-type="date">
            <text:p>2019-12-03</text:p>
          </table:table-cell>
          <table:table-cell table:style-name="ce6" office:value-type="string" calcext:value-type="string">
            <text:p>ego-no-cluster-coords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no given cluster coord</text:p>
          </table:table-cell>
          <table:table-cell table:style-name="ce4" office:value-type="string" calcext:value-type="string">
            <text:p>None</text:p>
          </table:table-cell>
          <table:table-cell office:value-type="float" office:value="9481479698" calcext:value-type="float">
            <text:p>9481479698</text:p>
          </table:table-cell>
          <table:table-cell table:style-name="ce16" table:formula="of:=([.G34]-[.$G$3])/[.$G$3]" office:value-type="percentage" office:value="0.00725241671323356" calcext:value-type="percentage">
            <text:p>0.73%</text:p>
          </table:table-cell>
          <table:table-cell office:value-type="float" office:value="56.28" calcext:value-type="float">
            <text:p>56.28</text:p>
          </table:table-cell>
          <table:table-cell table:style-name="ce16" table:formula="of:=([.I34]-[.$I$3])/[.$I$3]" office:value-type="percentage" office:value="0.000889205050684764" calcext:value-type="percentage">
            <text:p>0.09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34]/[.I34]" office:value-type="percentage" office:value="0.892857142857143" calcext:value-type="percentage">
            <text:p>89.29%</text:p>
          </table:table-cell>
          <table:table-cell table:style-name="Default" office:value-type="float" office:value="6.02" calcext:value-type="float">
            <text:p>6.02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3.5" calcext:value-type="float">
            <text:p>43.5</text:p>
          </table:table-cell>
          <table:table-cell table:style-name="ce16" table:formula="of:=([.P34]-[.$P$3])/[.$P$3]" office:value-type="percentage" office:value="-0.00366468163078325" calcext:value-type="percentage">
            <text:p>-0.37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34]/[.P34]" office:value-type="percentage" office:value="0.864827586206896" calcext:value-type="percentage">
            <text:p>86.48%</text:p>
          </table:table-cell>
          <table:table-cell table:style-name="Default" office:value-type="float" office:value="5.88" calcext:value-type="float">
            <text:p>5.88</text:p>
          </table:table-cell>
          <table:table-cell table:style-name="Default" office:value-type="float" office:value="5.19" calcext:value-type="float">
            <text:p>5.19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1347" calcext:value-type="float">
            <text:p>1347</text:p>
          </table:table-cell>
          <table:table-cell office:value-type="float" office:value="104.5" calcext:value-type="float">
            <text:p>104.5</text:p>
          </table:table-cell>
          <table:table-cell office:value-type="float" office:value="17.44" calcext:value-type="float">
            <text:p>1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89" calcext:value-type="float">
            <text:p>9.89</text:p>
          </table:table-cell>
          <table:table-cell office:value-type="float" office:value="16.82" calcext:value-type="float">
            <text:p>16.82</text:p>
          </table:table-cell>
          <table:table-cell office:value-type="float" office:value="12.63" calcext:value-type="float">
            <text:p>12.63</text:p>
          </table:table-cell>
          <table:table-cell office:value-type="float" office:value="34.07" calcext:value-type="float">
            <text:p>34.07</text:p>
          </table:table-cell>
          <table:table-cell office:value-type="float" office:value="85.71" calcext:value-type="float">
            <text:p>85.71</text:p>
          </table:table-cell>
          <table:table-cell office:value-type="float" office:value="19.1" calcext:value-type="float">
            <text:p>19.1</text:p>
          </table:table-cell>
          <table:table-cell office:value-type="float" office:value="0.11" calcext:value-type="float">
            <text:p>0.11</text:p>
          </table:table-cell>
          <table:table-cell office:value-type="float" office:value="3.91" calcext:value-type="float">
            <text:p>3.91</text:p>
          </table:table-cell>
          <table:table-cell office:value-type="float" office:value="20.54" calcext:value-type="float">
            <text:p>20.54</text:p>
          </table:table-cell>
          <table:table-cell office:value-type="float" office:value="18.79" calcext:value-type="float">
            <text:p>18.79</text:p>
          </table:table-cell>
          <table:table-cell office:value-type="float" office:value="37.55" calcext:value-type="float">
            <text:p>37.55</text:p>
          </table:table-cell>
          <table:table-cell office:value-type="float" office:value="7491" calcext:value-type="float">
            <text:p>7491</text:p>
          </table:table-cell>
          <table:table-cell table:style-name="ce27" table:formula="of:=([.AN34]-[.$AN$3])/[.$AN$3]" office:value-type="percentage" office:value="-0.0615134051616136" calcext:value-type="percentage">
            <text:p>-6.2%</text:p>
          </table:table-cell>
          <table:table-cell office:value-type="float" office:value="351612486" calcext:value-type="float">
            <text:p>351612486</text:p>
          </table:table-cell>
          <table:table-cell table:style-name="ce27" table:formula="of:=([.AP34]-[.$AP$3])/[.$AP$3]" office:value-type="percentage" office:value="-0.0568138780563738" calcext:value-type="percentage">
            <text:p>-5.7%</text:p>
          </table:table-cell>
          <table:table-cell table:style-name="ce27" table:formula="of:=[.AP34]/[.G34]" office:value-type="percentage" office:value="0.0370841363583965" calcext:value-type="percentage">
            <text:p>3.7%</text:p>
          </table:table-cell>
          <table:table-cell office:value-type="float" office:value="1947" calcext:value-type="float">
            <text:p>1947</text:p>
          </table:table-cell>
          <table:table-cell table:style-name="ce30" table:formula="of:=[.AS34]/[.AN34]" office:value-type="percentage" office:value="0.259911894273128" calcext:value-type="percentage">
            <text:p>26.0%</text:p>
          </table:table-cell>
          <table:table-cell office:value-type="float" office:value="12" calcext:value-type="float">
            <text:p>12</text:p>
          </table:table-cell>
          <table:table-cell table:style-name="ce31" table:formula="of:=[.AS34]/[.AU34]" office:value-type="float" office:value="162.25" calcext:value-type="float">
            <text:p>162</text:p>
          </table:table-cell>
          <table:table-cell office:value-type="float" office:value="5544" calcext:value-type="float">
            <text:p>5544</text:p>
          </table:table-cell>
          <table:table-cell table:style-name="ce30" table:formula="of:=[.AW34]/[.AN34]" office:value-type="percentage" office:value="0.740088105726872" calcext:value-type="percentage">
            <text:p>74.0%</text:p>
          </table:table-cell>
          <table:table-cell office:value-type="float" office:value="11" calcext:value-type="float">
            <text:p>11</text:p>
          </table:table-cell>
          <table:table-cell table:style-name="ce31" table:formula="of:=[.AW34]/[.AY34]" office:value-type="float" office:value="504" calcext:value-type="float">
            <text:p>504</text:p>
          </table:table-cell>
          <table:table-cell/>
          <table:table-cell table:style-name="ce27" table:formula="of:=([.BA34]-[.$BA$3])/[.$BA$3]" office:value-type="percentage" office:value="-1" calcext:value-type="percentage">
            <text:p>-100.0%</text:p>
          </table:table-cell>
          <table:table-cell/>
          <table:table-cell table:style-name="ce27" table:formula="of:=([.BC34]-[.$BC$3])/[.$BC$3]" office:value-type="percentage" office:value="-1" calcext:value-type="percentage">
            <text:p>-100.0%</text:p>
          </table:table-cell>
          <table:table-cell/>
          <table:table-cell table:style-name="ce27" table:formula="of:=([.BE34]-[.$BE$3])/[.$BE$3]" office:value-type="percentage" office:value="-1" calcext:value-type="percentage">
            <text:p>-100.0%</text:p>
          </table:table-cell>
          <table:table-cell/>
          <table:table-cell table:style-name="ce27" table:formula="of:=([.BG34]-[.$BE$3])/[.$BE$3]" office:value-type="percentage" office:value="-1" calcext:value-type="percentage">
            <text:p>-100.0%</text:p>
          </table:table-cell>
          <table:table-cell table:style-name="ce32" office:value-type="percentage" office:value="0.6345" calcext:value-type="percentage">
            <text:p>63.45%</text:p>
          </table:table-cell>
          <table:table-cell table:style-name="ce32" office:value-type="percentage" office:value="0.043" calcext:value-type="percentage">
            <text:p>4.30%</text:p>
          </table:table-cell>
          <table:table-cell office:value-type="float" office:value="20.17" calcext:value-type="float">
            <text:p>20.17</text:p>
          </table:table-cell>
          <table:table-cell table:style-name="ce27" table:formula="of:=([.BK34]-[.$BK$3])/[.$BK$3]" office:value-type="percentage" office:value="0.0166330645161291" calcext:value-type="percentage">
            <text:p>1.7%</text:p>
          </table:table-cell>
          <table:table-cell office:value-type="float" office:value="19.6" calcext:value-type="float">
            <text:p>19.6</text:p>
          </table:table-cell>
          <table:table-cell table:style-name="ce27" table:formula="of:=([.BM34]-[.$BM$3])/[.$BM$3]" office:value-type="percentage" office:value="0.0234986945169714" calcext:value-type="percentage">
            <text:p>2.3%</text:p>
          </table:table-cell>
          <table:table-cell office:value-type="float" office:value="38.08" calcext:value-type="float">
            <text:p>38.08</text:p>
          </table:table-cell>
          <table:table-cell table:style-name="ce27" table:formula="of:=([.BO34]-[.$BO$3])/[.$BO$3]" office:value-type="percentage" office:value="0.0168224299065419" calcext:value-type="percentage">
            <text:p>1.7%</text:p>
          </table:table-cell>
          <table:table-cell office:value-type="float" office:value="31.86" calcext:value-type="float">
            <text:p>31.86</text:p>
          </table:table-cell>
          <table:table-cell table:style-name="ce27" table:formula="of:=([.BQ34]-[.$BQ$3])/[.$BQ$3]" office:value-type="percentage" office:value="-0.0357142857142857" calcext:value-type="percentage">
            <text:p>-3.6%</text:p>
          </table:table-cell>
          <table:table-cell office:value-type="float" office:value="17.25" calcext:value-type="float">
            <text:p>17.25</text:p>
          </table:table-cell>
          <table:table-cell table:style-name="ce27" table:formula="of:=([.BS34]-[.$BS$3])/[.$BS$3]" office:value-type="percentage" office:value="0.0111371629542791" calcext:value-type="percentage">
            <text:p>1.1%</text:p>
          </table:table-cell>
          <table:table-cell office:value-type="float" office:value="18.67" calcext:value-type="float">
            <text:p>18.67</text:p>
          </table:table-cell>
          <table:table-cell table:style-name="ce27" table:formula="of:=([.BU34]-[.$BU$3])/[.$BU$3]" office:value-type="percentage" office:value="0.0488764044943821" calcext:value-type="percentage">
            <text:p>4.9%</text:p>
          </table:table-cell>
          <table:table-cell table:number-columns-repeated="6"/>
          <table:table-cell office:value-type="float" office:value="85.71" calcext:value-type="float">
            <text:p>85.71</text:p>
          </table:table-cell>
          <table:table-cell office:value-type="float" office:value="19.1" calcext:value-type="float">
            <text:p>19.1</text:p>
          </table:table-cell>
          <table:table-cell office:value-type="float" office:value="0.11" calcext:value-type="float">
            <text:p>0.11</text:p>
          </table:table-cell>
          <table:table-cell office:value-type="float" office:value="3.91" calcext:value-type="float">
            <text:p>3.91</text:p>
          </table:table-cell>
          <table:table-cell office:value-type="float" office:value="20.54" calcext:value-type="float">
            <text:p>20.54</text:p>
          </table:table-cell>
          <table:table-cell office:value-type="float" office:value="18.79" calcext:value-type="float">
            <text:p>18.79</text:p>
          </table:table-cell>
          <table:table-cell office:value-type="float" office:value="37.55" calcext:value-type="float">
            <text:p>37.55</text:p>
          </table:table-cell>
          <table:table-cell table:formula="of:=SUM([.CD34:.CI34])" office:value-type="float" office:value="100" calcext:value-type="float">
            <text:p>100</text:p>
          </table:table-cell>
          <table:table-cell table:style-name="ce33" table:formula="of:=[.CD34]*[.CC34]/[.CJ34]" office:value-type="float" office:value="16.37061" calcext:value-type="float">
            <text:p>16.37</text:p>
          </table:table-cell>
          <table:table-cell table:style-name="ce33" table:formula="of:=[.CE34]*[.CC34]/[.CJ34]" office:value-type="float" office:value="0.094281" calcext:value-type="float">
            <text:p>0.09</text:p>
          </table:table-cell>
          <table:table-cell table:style-name="ce33" table:formula="of:=[.CF34]*[.CC34]/[.CJ34]" office:value-type="float" office:value="3.351261" calcext:value-type="float">
            <text:p>3.35</text:p>
          </table:table-cell>
          <table:table-cell table:style-name="ce33" table:formula="of:=[.CG34]*[.CC34]/[.CJ34]" office:value-type="float" office:value="17.604834" calcext:value-type="float">
            <text:p>17.60</text:p>
          </table:table-cell>
          <table:table-cell table:style-name="ce33" table:formula="of:=[.CH34]*[.CC34]/[.CJ34]" office:value-type="float" office:value="16.104909" calcext:value-type="float">
            <text:p>16.10</text:p>
          </table:table-cell>
          <table:table-cell table:style-name="ce33" table:formula="of:=[.CI34]*[.CC34]/[.CJ34]" office:value-type="float" office:value="32.184105" calcext:value-type="float">
            <text:p>32.18</text:p>
          </table:table-cell>
          <table:table-cell/>
        </table:table-row>
        <table:table-row table:style-name="ro2">
          <table:table-cell table:style-name="ce3" table:formula="of:=[.A34]+1" office:value-type="float" office:value="31" calcext:value-type="float">
            <text:p>31</text:p>
          </table:table-cell>
          <table:table-cell table:style-name="ce4" office:value-type="date" office:date-value="2020-03-12" calcext:value-type="date">
            <text:p>2020-03-12</text:p>
          </table:table-cell>
          <table:table-cell table:style-name="ce6" office:value-type="string" calcext:value-type="string">
            <text:p>ego-100-skip1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K = 100</text:p>
          </table:table-cell>
          <table:table-cell table:style-name="ce4" office:value-type="string" calcext:value-type="string">
            <text:p>Skip=1</text:p>
          </table:table-cell>
          <table:table-cell office:value-type="float" office:value="8968662079" calcext:value-type="float">
            <text:p>8968662079</text:p>
          </table:table-cell>
          <table:table-cell table:style-name="ce16"/>
          <table:table-cell office:value-type="float" office:value="56.13" calcext:value-type="float">
            <text:p>56.13</text:p>
          </table:table-cell>
          <table:table-cell table:style-name="ce16" table:formula="of:=([.I35]-[.I36])/[.I36]" office:value-type="percentage" office:value="0.00790087987071296" calcext:value-type="percentage">
            <text:p>0.79%</text:p>
          </table:table-cell>
          <table:table-cell table:style-name="Default" office:value-type="float" office:value="50.42" calcext:value-type="float">
            <text:p>50.42</text:p>
          </table:table-cell>
          <table:table-cell table:style-name="ce16" table:formula="of:=[.K35]/[.I35]" office:value-type="percentage" office:value="0.898271868875824" calcext:value-type="percentage">
            <text:p>89.83%</text:p>
          </table:table-cell>
          <table:table-cell table:style-name="Default" office:value-type="float" office:value="5.72" calcext:value-type="float">
            <text:p>5.72</text:p>
          </table:table-cell>
          <table:table-cell table:style-name="Default" office:value-type="float" office:value="5.61" calcext:value-type="float">
            <text:p>5.61</text:p>
          </table:table-cell>
          <table:table-cell table:style-name="Default" office:value-type="float" office:value="0.11" calcext:value-type="float">
            <text:p>0.11</text:p>
          </table:table-cell>
          <table:table-cell table:style-name="Default" office:value-type="float" office:value="43.51" calcext:value-type="float">
            <text:p>43.51</text:p>
          </table:table-cell>
          <table:table-cell table:style-name="ce16" table:formula="of:=([.P35]-[.P36])/[.P36]" office:value-type="percentage" office:value="0.00601156069364157" calcext:value-type="percentage">
            <text:p>0.60%</text:p>
          </table:table-cell>
          <table:table-cell table:style-name="Default" office:value-type="float" office:value="37.9" calcext:value-type="float">
            <text:p>37.9</text:p>
          </table:table-cell>
          <table:table-cell table:style-name="ce16" table:formula="of:=[.R35]/[.P35]" office:value-type="percentage" office:value="0.871064123190071" calcext:value-type="percentage">
            <text:p>87.11%</text:p>
          </table:table-cell>
          <table:table-cell table:style-name="Default" office:value-type="float" office:value="5.61" calcext:value-type="float">
            <text:p>5.61</text:p>
          </table:table-cell>
          <table:table-cell table:style-name="Default" office:value-type="float" office:value="5.28" calcext:value-type="float">
            <text:p>5.28</text:p>
          </table:table-cell>
          <table:table-cell table:style-name="Default"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office:value-type="float" office:value="104.35" calcext:value-type="float">
            <text:p>104.35</text:p>
          </table:table-cell>
          <table:table-cell office:value-type="float" office:value="16.89" calcext:value-type="float">
            <text:p>16.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9" calcext:value-type="float">
            <text:p>9.19</text:p>
          </table:table-cell>
          <table:table-cell office:value-type="float" office:value="9.85" calcext:value-type="float">
            <text:p>9.85</text:p>
          </table:table-cell>
          <table:table-cell office:value-type="float" office:value="16.78" calcext:value-type="float">
            <text:p>16.78</text:p>
          </table:table-cell>
          <table:table-cell office:value-type="float" office:value="13.2" calcext:value-type="float">
            <text:p>13.2</text:p>
          </table:table-cell>
          <table:table-cell office:value-type="float" office:value="34.09" calcext:value-type="float">
            <text:p>34.09</text:p>
          </table:table-cell>
          <table:table-cell office:value-type="float" office:value="90.76" calcext:value-type="float">
            <text:p>90.76</text:p>
          </table:table-cell>
          <table:table-cell office:value-type="float" office:value="18.37" calcext:value-type="float">
            <text:p>18.37</text:p>
          </table:table-cell>
          <table:table-cell office:value-type="float" office:value="0.1" calcext:value-type="float">
            <text:p>0.1</text:p>
          </table:table-cell>
          <table:table-cell office:value-type="float" office:value="3.84" calcext:value-type="float">
            <text:p>3.84</text:p>
          </table:table-cell>
          <table:table-cell office:value-type="float" office:value="19.85" calcext:value-type="float">
            <text:p>19.85</text:p>
          </table:table-cell>
          <table:table-cell office:value-type="float" office:value="20.35" calcext:value-type="float">
            <text:p>20.35</text:p>
          </table:table-cell>
          <table:table-cell office:value-type="float" office:value="37.49" calcext:value-type="float">
            <text:p>37.49</text:p>
          </table:table-cell>
          <table:table-cell office:value-type="float" office:value="3510" calcext:value-type="float">
            <text:p>3510</text:p>
          </table:table-cell>
          <table:table-cell table:style-name="ce27" table:formula="of:=([.AN35]-[.AN36])/[.AN36]" office:value-type="percentage" office:value="-0.448460087994972" calcext:value-type="percentage">
            <text:p>-44.8%</text:p>
          </table:table-cell>
          <table:table-cell office:value-type="float" office:value="167695315" calcext:value-type="float">
            <text:p>167695315</text:p>
          </table:table-cell>
          <table:table-cell table:style-name="ce27" table:formula="of:=([.AP35]-[.AP36])/[.AP36]" office:value-type="percentage" office:value="-0.447687532859311" calcext:value-type="percentage">
            <text:p>-44.8%</text:p>
          </table:table-cell>
          <table:table-cell table:style-name="ce27" table:formula="of:=[.AP35]/[.G35]" office:value-type="percentage" office:value="0.0186979187667976" calcext:value-type="percentage">
            <text:p>1.9%</text:p>
          </table:table-cell>
          <table:table-cell office:value-type="float" office:value="0" calcext:value-type="float">
            <text:p>0</text:p>
          </table:table-cell>
          <table:table-cell table:style-name="ce30" table:formula="of:=[.AS35]/[.AN35]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style-name="ce31" table:formula="of:=[.AS35]/[.AU35]" office:value-type="string" office:string-value="" calcext:value-type="error">
            <text:p>#DIV/0!</text:p>
          </table:table-cell>
          <table:table-cell office:value-type="float" office:value="3510" calcext:value-type="float">
            <text:p>3510</text:p>
          </table:table-cell>
          <table:table-cell table:style-name="ce30" table:formula="of:=[.AW35]/[.AN35]" office:value-type="percentage" office:value="1" calcext:value-type="percentage">
            <text:p>100.0%</text:p>
          </table:table-cell>
          <table:table-cell office:value-type="float" office:value="5" calcext:value-type="float">
            <text:p>5</text:p>
          </table:table-cell>
          <table:table-cell table:style-name="ce31" table:formula="of:=[.AW35]/[.AY35]" office:value-type="float" office:value="702" calcext:value-type="float">
            <text:p>702</text:p>
          </table:table-cell>
          <table:table-cell office:value-type="float" office:value="-14.95" calcext:value-type="float">
            <text:p>-14.95</text:p>
          </table:table-cell>
          <table:table-cell table:style-name="ce27" table:formula="of:=([.BA35]-[.BA36])/[.BA36]" office:value-type="percentage" office:value="-0.45794053662074" calcext:value-type="percentage">
            <text:p>-45.8%</text:p>
          </table:table-cell>
          <table:table-cell office:value-type="float" office:value="6.08" calcext:value-type="float">
            <text:p>6.08</text:p>
          </table:table-cell>
          <table:table-cell table:style-name="ce27" table:formula="of:=([.BC35]-[.BC36])/[.BC36]" office:value-type="percentage" office:value="-0.48034188034188" calcext:value-type="percentage">
            <text:p>-48.0%</text:p>
          </table:table-cell>
          <table:table-cell office:value-type="float" office:value="-158.35" calcext:value-type="float">
            <text:p>-158.35</text:p>
          </table:table-cell>
          <table:table-cell table:style-name="ce27" table:formula="of:=([.BE35]-[.BE36])/[.BE36]" office:value-type="percentage" office:value="-0.0688032931490739" calcext:value-type="percentage">
            <text:p>-6.9%</text:p>
          </table:table-cell>
          <table:table-cell office:value-type="float" office:value="99.19" calcext:value-type="float">
            <text:p>99.19</text:p>
          </table:table-cell>
          <table:table-cell table:style-name="ce27" table:formula="of:=([.BG35]-[.BG36])/[.BG36]" office:value-type="percentage" office:value="-0.121357073257153" calcext:value-type="percentage">
            <text:p>-12.1%</text:p>
          </table:table-cell>
          <table:table-cell table:style-name="ce32" office:value-type="percentage" office:value="0.6074" calcext:value-type="percentage">
            <text:p>60.74%</text:p>
          </table:table-cell>
          <table:table-cell table:style-name="ce32" office:value-type="percentage" office:value="0.0416" calcext:value-type="percentage">
            <text:p>4.16%</text:p>
          </table:table-cell>
          <table:table-cell office:value-type="float" office:value="19.89" calcext:value-type="float">
            <text:p>19.89</text:p>
          </table:table-cell>
          <table:table-cell table:style-name="ce27"/>
          <table:table-cell office:value-type="float" office:value="13.98" calcext:value-type="float">
            <text:p>13.98</text:p>
          </table:table-cell>
          <table:table-cell table:style-name="ce27" table:formula="of:=([.BM35]-[.BM36])/[.BM36]" office:value-type="percentage" office:value="0.267452402538531" calcext:value-type="percentage">
            <text:p>26.7%</text:p>
          </table:table-cell>
          <table:table-cell office:value-type="float" office:value="35.56" calcext:value-type="float">
            <text:p>35.56</text:p>
          </table:table-cell>
          <table:table-cell table:style-name="ce27" table:formula="of:=([.BO35]-[.BO36])/[.BO36]" office:value-type="percentage" office:value="0.113686188537426" calcext:value-type="percentage">
            <text:p>11.4%</text:p>
          </table:table-cell>
          <table:table-cell office:value-type="float" office:value="21.45" calcext:value-type="float">
            <text:p>21.45</text:p>
          </table:table-cell>
          <table:table-cell table:style-name="ce27" table:formula="of:=([.BQ35]-[.BQ36])/[.BQ36]" office:value-type="percentage" office:value="0.563411078717201" calcext:value-type="percentage">
            <text:p>56.3%</text:p>
          </table:table-cell>
          <table:table-cell office:value-type="float" office:value="17.61" calcext:value-type="float">
            <text:p>17.61</text:p>
          </table:table-cell>
          <table:table-cell table:style-name="ce27" table:formula="of:=([.BS35]-[.BS36])/[.BS36]" office:value-type="percentage" office:value="0.104075235109718" calcext:value-type="percentage">
            <text:p>10.4%</text:p>
          </table:table-cell>
          <table:table-cell office:value-type="float" office:value="14.07" calcext:value-type="float">
            <text:p>14.07</text:p>
          </table:table-cell>
          <table:table-cell table:style-name="ce27" table:formula="of:=([.BU35]-[.BU36])/[.BU36]" office:value-type="percentage" office:value="0.0881670533642692" calcext:value-type="percentage">
            <text:p>8.8%</text:p>
          </table:table-cell>
          <table:table-cell table:number-columns-repeated="14"/>
          <table:table-cell table:style-name="ce33" table:number-columns-repeated="6"/>
          <table:table-cell/>
        </table:table-row>
        <table:table-row table:style-name="ro2">
          <table:table-cell table:style-name="ce3" table:formula="of:=[.A35]+1" office:value-type="float" office:value="32" calcext:value-type="float">
            <text:p>32</text:p>
          </table:table-cell>
          <table:table-cell table:style-name="ce4" office:value-type="date" office:date-value="2019-12-15" calcext:value-type="date">
            <text:p>2019-12-15</text:p>
          </table:table-cell>
          <table:table-cell table:style-name="ce6" office:value-type="string" calcext:value-type="string">
            <text:p>ego-100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K = 100</text:p>
          </table:table-cell>
          <table:table-cell office:value-type="string" calcext:value-type="string">
            <text:p>None</text:p>
          </table:table-cell>
          <table:table-cell office:value-type="float" office:value="8555469444" calcext:value-type="float">
            <text:p>8555469444</text:p>
          </table:table-cell>
          <table:table-cell table:style-name="ce16" table:formula="of:=([.G36]-[.$G$3])/[.$G$3]" office:value-type="percentage" office:value="-0.0911210540900085" calcext:value-type="percentage">
            <text:p>-9.11%</text:p>
          </table:table-cell>
          <table:table-cell office:value-type="float" office:value="55.69" calcext:value-type="float">
            <text:p>55.69</text:p>
          </table:table-cell>
          <table:table-cell table:style-name="ce16" table:formula="of:=([.I36]-[.$I$3])/[.$I$3]" office:value-type="percentage" office:value="-0.00960341454739462" calcext:value-type="percentage">
            <text:p>-0.96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36]/[.I36]" office:value-type="percentage" office:value="0.902316394325732" calcext:value-type="percentage">
            <text:p>90.23%</text:p>
          </table:table-cell>
          <table:table-cell table:style-name="Default" office:value-type="float" office:value="5.43" calcext:value-type="float">
            <text:p>5.43</text:p>
          </table:table-cell>
          <table:table-cell table:style-name="Default" office:value-type="float" office:value="5.24" calcext:value-type="float">
            <text:p>5.24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43.25" calcext:value-type="float">
            <text:p>43.25</text:p>
          </table:table-cell>
          <table:table-cell table:style-name="ce16" table:formula="of:=([.P36]-[.$P$3])/[.$P$3]" office:value-type="percentage" office:value="-0.0093907466788822" calcext:value-type="percentage">
            <text:p>-0.94%</text:p>
          </table:table-cell>
          <table:table-cell table:style-name="Default" office:value-type="float" office:value="37.59" calcext:value-type="float">
            <text:p>37.59</text:p>
          </table:table-cell>
          <table:table-cell table:style-name="ce16" table:formula="of:=[.R36]/[.P36]" office:value-type="percentage" office:value="0.869132947976879" calcext:value-type="percentage">
            <text:p>86.91%</text:p>
          </table:table-cell>
          <table:table-cell table:style-name="Default" office:value-type="float" office:value="5.66" calcext:value-type="float">
            <text:p>5.66</text:p>
          </table:table-cell>
          <table:table-cell table:style-name="Default" office:value-type="float" office:value="5.07" calcext:value-type="float">
            <text:p>5.07</text:p>
          </table:table-cell>
          <table:table-cell table:style-name="Default" office:value-type="float" office:value="0.59" calcext:value-type="float">
            <text:p>0.59</text:p>
          </table:table-cell>
          <table:table-cell office:value-type="float" office:value="55" calcext:value-type="float">
            <text:p>55</text:p>
          </table:table-cell>
          <table:table-cell office:value-type="float" office:value="104.65" calcext:value-type="float">
            <text:p>104.65</text:p>
          </table:table-cell>
          <table:table-cell office:value-type="float" office:value="15.73" calcext:value-type="float">
            <text:p>15.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16.85" calcext:value-type="float">
            <text:p>16.85</text:p>
          </table:table-cell>
          <table:table-cell office:value-type="float" office:value="13.87" calcext:value-type="float">
            <text:p>13.87</text:p>
          </table:table-cell>
          <table:table-cell office:value-type="float" office:value="34.56" calcext:value-type="float">
            <text:p>34.56</text:p>
          </table:table-cell>
          <table:table-cell office:value-type="float" office:value="91.91" calcext:value-type="float">
            <text:p>91.91</text:p>
          </table:table-cell>
          <table:table-cell office:value-type="float" office:value="17.41" calcext:value-type="float">
            <text:p>17.41</text:p>
          </table:table-cell>
          <table:table-cell office:value-type="float" office:value="0.1" calcext:value-type="float">
            <text:p>0.1</text:p>
          </table:table-cell>
          <table:table-cell office:value-type="float" office:value="3.79" calcext:value-type="float">
            <text:p>3.79</text:p>
          </table:table-cell>
          <table:table-cell office:value-type="float" office:value="19.61" calcext:value-type="float">
            <text:p>19.61</text:p>
          </table:table-cell>
          <table:table-cell office:value-type="float" office:value="21.9" calcext:value-type="float">
            <text:p>21.9</text:p>
          </table:table-cell>
          <table:table-cell office:value-type="float" office:value="37.19" calcext:value-type="float">
            <text:p>37.19</text:p>
          </table:table-cell>
          <table:table-cell office:value-type="float" office:value="6364" calcext:value-type="float">
            <text:p>6364</text:p>
          </table:table-cell>
          <table:table-cell table:style-name="ce27" table:formula="of:=([.AN36]-[.$AN$3])/[.$AN$3]" office:value-type="percentage" office:value="-0.202706088699574" calcext:value-type="percentage">
            <text:p>-20.3%</text:p>
          </table:table-cell>
          <table:table-cell office:value-type="float" office:value="303623990" calcext:value-type="float">
            <text:p>303623990</text:p>
          </table:table-cell>
          <table:table-cell table:style-name="ce27" table:formula="of:=([.AP36]-[.$AP$3])/[.$AP$3]" office:value-type="percentage" office:value="-0.185541057102419" calcext:value-type="percentage">
            <text:p>-18.6%</text:p>
          </table:table-cell>
          <table:table-cell table:style-name="ce27" table:formula="of:=[.AP36]/[.G36]" office:value-type="percentage" office:value="0.0354888755067594" calcext:value-type="percentage">
            <text:p>3.5%</text:p>
          </table:table-cell>
          <table:table-cell office:value-type="float" office:value="127" calcext:value-type="float">
            <text:p>127</text:p>
          </table:table-cell>
          <table:table-cell table:style-name="ce30" table:formula="of:=[.AS36]/[.AN36]" office:value-type="percentage" office:value="0.019956002514142" calcext:value-type="percentage">
            <text:p>2.0%</text:p>
          </table:table-cell>
          <table:table-cell office:value-type="float" office:value="2" calcext:value-type="float">
            <text:p>2</text:p>
          </table:table-cell>
          <table:table-cell table:style-name="ce31" table:formula="of:=[.AS36]/[.AU36]" office:value-type="float" office:value="63.5" calcext:value-type="float">
            <text:p>64</text:p>
          </table:table-cell>
          <table:table-cell office:value-type="float" office:value="6236" calcext:value-type="float">
            <text:p>6236</text:p>
          </table:table-cell>
          <table:table-cell table:style-name="ce30" table:formula="of:=[.AW36]/[.AN36]" office:value-type="percentage" office:value="0.979886863607794" calcext:value-type="percentage">
            <text:p>98.0%</text:p>
          </table:table-cell>
          <table:table-cell office:value-type="float" office:value="5" calcext:value-type="float">
            <text:p>5</text:p>
          </table:table-cell>
          <table:table-cell table:style-name="ce31" table:formula="of:=[.AW36]/[.AY36]" office:value-type="float" office:value="1247.2" calcext:value-type="float">
            <text:p>1247</text:p>
          </table:table-cell>
          <table:table-cell office:value-type="float" office:value="-27.58" calcext:value-type="float">
            <text:p>-27.58</text:p>
          </table:table-cell>
          <table:table-cell table:style-name="ce27" table:formula="of:=([.BA36]-[.$BA$3])/[.$BA$3]" office:value-type="percentage" office:value="-0.108309085030715" calcext:value-type="percentage">
            <text:p>-10.8%</text:p>
          </table:table-cell>
          <table:table-cell office:value-type="float" office:value="11.7" calcext:value-type="float">
            <text:p>11.7</text:p>
          </table:table-cell>
          <table:table-cell table:style-name="ce27" table:formula="of:=([.BC36]-[.$BC$3])/[.$BC$3]" office:value-type="percentage" office:value="-0.240752757949384" calcext:value-type="percentage">
            <text:p>-24.1%</text:p>
          </table:table-cell>
          <table:table-cell office:value-type="float" office:value="-170.05" calcext:value-type="float">
            <text:p>-170.05</text:p>
          </table:table-cell>
          <table:table-cell table:style-name="ce27" table:formula="of:=([.BE36]-[.$BE$3])/[.$BE$3]" office:value-type="percentage" office:value="0.0150420820151615" calcext:value-type="percentage">
            <text:p>1.5%</text:p>
          </table:table-cell>
          <table:table-cell office:value-type="float" office:value="112.89" calcext:value-type="float">
            <text:p>112.89</text:p>
          </table:table-cell>
          <table:table-cell table:style-name="ce27" table:formula="of:=([.BG36]-[.$BE$3])/[.$BE$3]" office:value-type="percentage" office:value="-1.67384945979825" calcext:value-type="percentage">
            <text:p>-167.4%</text:p>
          </table:table-cell>
          <table:table-cell table:style-name="ce32" office:value-type="percentage" office:value="0.6304" calcext:value-type="percentage">
            <text:p>63.04%</text:p>
          </table:table-cell>
          <table:table-cell table:style-name="ce32" office:value-type="percentage" office:value="0.0443" calcext:value-type="percentage">
            <text:p>4.43%</text:p>
          </table:table-cell>
          <table:table-cell office:value-type="float" office:value="17.85" calcext:value-type="float">
            <text:p>17.85</text:p>
          </table:table-cell>
          <table:table-cell table:style-name="ce27" table:formula="of:=([.BK36]-[.$BK$3])/[.$BK$3]" office:value-type="percentage" office:value="-0.100302419354839" calcext:value-type="percentage">
            <text:p>-10.0%</text:p>
          </table:table-cell>
          <table:table-cell office:value-type="float" office:value="11.03" calcext:value-type="float">
            <text:p>11.03</text:p>
          </table:table-cell>
          <table:table-cell table:style-name="ce27" table:formula="of:=([.BM36]-[.$BM$3])/[.$BM$3]" office:value-type="percentage" office:value="-0.42402088772846" calcext:value-type="percentage">
            <text:p>-42.4%</text:p>
          </table:table-cell>
          <table:table-cell office:value-type="float" office:value="31.93" calcext:value-type="float">
            <text:p>31.93</text:p>
          </table:table-cell>
          <table:table-cell table:style-name="ce27" table:formula="of:=([.BO36]-[.$BO$3])/[.$BO$3]" office:value-type="percentage" office:value="-0.14739652870494" calcext:value-type="percentage">
            <text:p>-14.7%</text:p>
          </table:table-cell>
          <table:table-cell office:value-type="float" office:value="13.72" calcext:value-type="float">
            <text:p>13.72</text:p>
          </table:table-cell>
          <table:table-cell table:style-name="ce27" table:formula="of:=([.BQ36]-[.$BQ$3])/[.$BQ$3]" office:value-type="percentage" office:value="-0.584745762711864" calcext:value-type="percentage">
            <text:p>-58.5%</text:p>
          </table:table-cell>
          <table:table-cell office:value-type="float" office:value="15.95" calcext:value-type="float">
            <text:p>15.95</text:p>
          </table:table-cell>
          <table:table-cell table:style-name="ce27" table:formula="of:=([.BS36]-[.$BS$3])/[.$BS$3]" office:value-type="percentage" office:value="-0.0650644783118405" calcext:value-type="percentage">
            <text:p>-6.5%</text:p>
          </table:table-cell>
          <table:table-cell office:value-type="float" office:value="12.93" calcext:value-type="float">
            <text:p>12.93</text:p>
          </table:table-cell>
          <table:table-cell table:style-name="ce27" table:formula="of:=([.BU36]-[.$BU$3])/[.$BU$3]" office:value-type="percentage" office:value="-0.273595505617978" calcext:value-type="percentage">
            <text:p>-27.4%</text:p>
          </table:table-cell>
          <table:table-cell table:number-columns-repeated="6"/>
          <table:table-cell office:value-type="float" office:value="91.91" calcext:value-type="float">
            <text:p>91.91</text:p>
          </table:table-cell>
          <table:table-cell office:value-type="float" office:value="17.41" calcext:value-type="float">
            <text:p>17.41</text:p>
          </table:table-cell>
          <table:table-cell office:value-type="float" office:value="0.1" calcext:value-type="float">
            <text:p>0.1</text:p>
          </table:table-cell>
          <table:table-cell office:value-type="float" office:value="3.79" calcext:value-type="float">
            <text:p>3.79</text:p>
          </table:table-cell>
          <table:table-cell office:value-type="float" office:value="19.61" calcext:value-type="float">
            <text:p>19.61</text:p>
          </table:table-cell>
          <table:table-cell office:value-type="float" office:value="21.9" calcext:value-type="float">
            <text:p>21.9</text:p>
          </table:table-cell>
          <table:table-cell office:value-type="float" office:value="37.19" calcext:value-type="float">
            <text:p>37.19</text:p>
          </table:table-cell>
          <table:table-cell table:formula="of:=SUM([.CD36:.CI36])" office:value-type="float" office:value="100" calcext:value-type="float">
            <text:p>100</text:p>
          </table:table-cell>
          <table:table-cell table:style-name="ce33" table:formula="of:=[.CD36]*[.CC36]/[.CJ36]" office:value-type="float" office:value="16.001531" calcext:value-type="float">
            <text:p>16.00</text:p>
          </table:table-cell>
          <table:table-cell table:style-name="ce33" table:formula="of:=[.CE36]*[.CC36]/[.CJ36]" office:value-type="float" office:value="0.09191" calcext:value-type="float">
            <text:p>0.09</text:p>
          </table:table-cell>
          <table:table-cell table:style-name="ce33" table:formula="of:=[.CF36]*[.CC36]/[.CJ36]" office:value-type="float" office:value="3.483389" calcext:value-type="float">
            <text:p>3.48</text:p>
          </table:table-cell>
          <table:table-cell table:style-name="ce33" table:formula="of:=[.CG36]*[.CC36]/[.CJ36]" office:value-type="float" office:value="18.023551" calcext:value-type="float">
            <text:p>18.02</text:p>
          </table:table-cell>
          <table:table-cell table:style-name="ce33" table:formula="of:=[.CH36]*[.CC36]/[.CJ36]" office:value-type="float" office:value="20.12829" calcext:value-type="float">
            <text:p>20.13</text:p>
          </table:table-cell>
          <table:table-cell table:style-name="ce33" table:formula="of:=[.CI36]*[.CC36]/[.CJ36]" office:value-type="float" office:value="34.181329" calcext:value-type="float">
            <text:p>34.18</text:p>
          </table:table-cell>
          <table:table-cell/>
        </table:table-row>
        <table:table-row table:style-name="ro2">
          <table:table-cell table:style-name="ce3" table:formula="of:=[.A36]+1" office:value-type="float" office:value="33" calcext:value-type="float">
            <text:p>33</text:p>
          </table:table-cell>
          <table:table-cell table:style-name="ce4" office:value-type="date" office:date-value="2019-12-15" calcext:value-type="date">
            <text:p>2019-12-15</text:p>
          </table:table-cell>
          <table:table-cell table:style-name="ce6" office:value-type="string" calcext:value-type="string">
            <text:p>ego-200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K = 200</text:p>
          </table:table-cell>
          <table:table-cell office:value-type="string" calcext:value-type="string">
            <text:p>None</text:p>
          </table:table-cell>
          <table:table-cell office:value-type="float" office:value="9021742286" calcext:value-type="float">
            <text:p>9021742286</text:p>
          </table:table-cell>
          <table:table-cell table:style-name="ce16" table:formula="of:=([.G37]-[.$G$3])/[.$G$3]" office:value-type="percentage" office:value="-0.041587177320614" calcext:value-type="percentage">
            <text:p>-4.16%</text:p>
          </table:table-cell>
          <table:table-cell office:value-type="float" office:value="55.98" calcext:value-type="float">
            <text:p>55.98</text:p>
          </table:table-cell>
          <table:table-cell table:style-name="ce16" table:formula="of:=([.I37]-[.$I$3])/[.$I$3]" office:value-type="percentage" office:value="-0.00444602525342344" calcext:value-type="percentage">
            <text:p>-0.44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37]/[.I37]" office:value-type="percentage" office:value="0.897642015005359" calcext:value-type="percentage">
            <text:p>89.76%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office:value-type="float" office:value="5.52" calcext:value-type="float">
            <text:p>5.52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43.41" calcext:value-type="float">
            <text:p>43.41</text:p>
          </table:table-cell>
          <table:table-cell table:style-name="ce16" table:formula="of:=([.P37]-[.$P$3])/[.$P$3]" office:value-type="percentage" office:value="-0.00572606504809895" calcext:value-type="percentage">
            <text:p>-0.57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37]/[.P37]" office:value-type="percentage" office:value="0.866620594333103" calcext:value-type="percentage">
            <text:p>86.66%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5.14" calcext:value-type="float">
            <text:p>5.14</text:p>
          </table:table-cell>
          <table:table-cell table:style-name="Default" office:value-type="float" office:value="0.66" calcext:value-type="float">
            <text:p>0.66</text:p>
          </table:table-cell>
          <table:table-cell office:value-type="float" office:value="234" calcext:value-type="float">
            <text:p>234</text:p>
          </table:table-cell>
          <table:table-cell office:value-type="float" office:value="104.62" calcext:value-type="float">
            <text:p>104.62</text:p>
          </table:table-cell>
          <table:table-cell office:value-type="float" office:value="16.58" calcext:value-type="float">
            <text:p>1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6" calcext:value-type="float">
            <text:p>9.86</text:p>
          </table:table-cell>
          <table:table-cell office:value-type="float" office:value="16.79" calcext:value-type="float">
            <text:p>16.79</text:p>
          </table:table-cell>
          <table:table-cell office:value-type="float" office:value="12.97" calcext:value-type="float">
            <text:p>12.97</text:p>
          </table:table-cell>
          <table:table-cell office:value-type="float" office:value="34.67" calcext:value-type="float">
            <text:p>34.67</text:p>
          </table:table-cell>
          <table:table-cell office:value-type="float" office:value="88.42" calcext:value-type="float">
            <text:p>88.42</text:p>
          </table:table-cell>
          <table:table-cell office:value-type="float" office:value="18.35" calcext:value-type="float">
            <text:p>18.35</text:p>
          </table:table-cell>
          <table:table-cell office:value-type="float" office:value="0.1" calcext:value-type="float">
            <text:p>0.1</text:p>
          </table:table-cell>
          <table:table-cell office:value-type="float" office:value="3.82" calcext:value-type="float">
            <text:p>3.82</text:p>
          </table:table-cell>
          <table:table-cell office:value-type="float" office:value="20.31" calcext:value-type="float">
            <text:p>20.31</text:p>
          </table:table-cell>
          <table:table-cell office:value-type="float" office:value="18.48" calcext:value-type="float">
            <text:p>18.48</text:p>
          </table:table-cell>
          <table:table-cell office:value-type="float" office:value="38.94" calcext:value-type="float">
            <text:p>38.94</text:p>
          </table:table-cell>
          <table:table-cell office:value-type="float" office:value="7059" calcext:value-type="float">
            <text:p>7059</text:p>
          </table:table-cell>
          <table:table-cell table:style-name="ce27" table:formula="of:=([.AN37]-[.$AN$3])/[.$AN$3]" office:value-type="percentage" office:value="-0.115635179153094" calcext:value-type="percentage">
            <text:p>-11.6%</text:p>
          </table:table-cell>
          <table:table-cell office:value-type="float" office:value="331972640" calcext:value-type="float">
            <text:p>331972640</text:p>
          </table:table-cell>
          <table:table-cell table:style-name="ce27" table:formula="of:=([.AP37]-[.$AP$3])/[.$AP$3]" office:value-type="percentage" office:value="-0.109496962195513" calcext:value-type="percentage">
            <text:p>-10.9%</text:p>
          </table:table-cell>
          <table:table-cell table:style-name="ce27" table:formula="of:=[.AP37]/[.G37]" office:value-type="percentage" office:value="0.0367969544547019" calcext:value-type="percentage">
            <text:p>3.7%</text:p>
          </table:table-cell>
          <table:table-cell office:value-type="float" office:value="1645" calcext:value-type="float">
            <text:p>1645</text:p>
          </table:table-cell>
          <table:table-cell table:style-name="ce30" table:formula="of:=[.AS37]/[.AN37]" office:value-type="percentage" office:value="0.233035840770647" calcext:value-type="percentage">
            <text:p>23.3%</text:p>
          </table:table-cell>
          <table:table-cell office:value-type="float" office:value="3" calcext:value-type="float">
            <text:p>3</text:p>
          </table:table-cell>
          <table:table-cell table:style-name="ce31" table:formula="of:=[.AS37]/[.AU37]" office:value-type="float" office:value="548.333333333333" calcext:value-type="float">
            <text:p>548</text:p>
          </table:table-cell>
          <table:table-cell office:value-type="float" office:value="5414" calcext:value-type="float">
            <text:p>5414</text:p>
          </table:table-cell>
          <table:table-cell table:style-name="ce30" table:formula="of:=[.AW37]/[.AN37]" office:value-type="percentage" office:value="0.766964159229353" calcext:value-type="percentage">
            <text:p>76.7%</text:p>
          </table:table-cell>
          <table:table-cell office:value-type="float" office:value="5" calcext:value-type="float">
            <text:p>5</text:p>
          </table:table-cell>
          <table:table-cell table:style-name="ce31" table:formula="of:=[.AW37]/[.AY37]" office:value-type="float" office:value="1082.8" calcext:value-type="float">
            <text:p>1083</text:p>
          </table:table-cell>
          <table:table-cell office:value-type="float" office:value="-29.41" calcext:value-type="float">
            <text:p>-29.41</text:p>
          </table:table-cell>
          <table:table-cell table:style-name="ce27" table:formula="of:=([.BA37]-[.$BA$3])/[.$BA$3]" office:value-type="percentage" office:value="-0.0491432266408018" calcext:value-type="percentage">
            <text:p>-4.9%</text:p>
          </table:table-cell>
          <table:table-cell office:value-type="float" office:value="14.06" calcext:value-type="float">
            <text:p>14.06</text:p>
          </table:table-cell>
          <table:table-cell table:style-name="ce27" table:formula="of:=([.BC37]-[.$BC$3])/[.$BC$3]" office:value-type="percentage" office:value="-0.0876054510058403" calcext:value-type="percentage">
            <text:p>-8.8%</text:p>
          </table:table-cell>
          <table:table-cell office:value-type="float" office:value="-167.99" calcext:value-type="float">
            <text:p>-167.99</text:p>
          </table:table-cell>
          <table:table-cell table:style-name="ce27" table:formula="of:=([.BE37]-[.$BE$3])/[.$BE$3]" office:value-type="percentage" office:value="0.00274577687578349" calcext:value-type="percentage">
            <text:p>0.3%</text:p>
          </table:table-cell>
          <table:table-cell office:value-type="float" office:value="110.87" calcext:value-type="float">
            <text:p>110.87</text:p>
          </table:table-cell>
          <table:table-cell table:style-name="ce27" table:formula="of:=([.BG37]-[.$BE$3])/[.$BE$3]" office:value-type="percentage" office:value="-1.66179191786546" calcext:value-type="percentage">
            <text:p>-166.2%</text:p>
          </table:table-cell>
          <table:table-cell table:style-name="ce32" office:value-type="percentage" office:value="0.6329" calcext:value-type="percentage">
            <text:p>63.29%</text:p>
          </table:table-cell>
          <table:table-cell table:style-name="ce32" office:value-type="percentage" office:value="0.044" calcext:value-type="percentage">
            <text:p>4.40%</text:p>
          </table:table-cell>
          <table:table-cell office:value-type="float" office:value="18.95" calcext:value-type="float">
            <text:p>18.95</text:p>
          </table:table-cell>
          <table:table-cell table:style-name="ce27" table:formula="of:=([.BK37]-[.$BK$3])/[.$BK$3]" office:value-type="percentage" office:value="-0.044858870967742" calcext:value-type="percentage">
            <text:p>-4.5%</text:p>
          </table:table-cell>
          <table:table-cell office:value-type="float" office:value="16.13" calcext:value-type="float">
            <text:p>16.13</text:p>
          </table:table-cell>
          <table:table-cell table:style-name="ce27" table:formula="of:=([.BM37]-[.$BM$3])/[.$BM$3]" office:value-type="percentage" office:value="-0.157702349869452" calcext:value-type="percentage">
            <text:p>-15.8%</text:p>
          </table:table-cell>
          <table:table-cell office:value-type="float" office:value="36.35" calcext:value-type="float">
            <text:p>36.35</text:p>
          </table:table-cell>
          <table:table-cell table:style-name="ce27" table:formula="of:=([.BO37]-[.$BO$3])/[.$BO$3]" office:value-type="percentage" office:value="-0.0293724966622163" calcext:value-type="percentage">
            <text:p>-2.9%</text:p>
          </table:table-cell>
          <table:table-cell office:value-type="float" office:value="30.86" calcext:value-type="float">
            <text:p>30.86</text:p>
          </table:table-cell>
          <table:table-cell table:style-name="ce27" table:formula="of:=([.BQ37]-[.$BQ$3])/[.$BQ$3]" office:value-type="percentage" office:value="-0.0659806295399516" calcext:value-type="percentage">
            <text:p>-6.6%</text:p>
          </table:table-cell>
          <table:table-cell office:value-type="float" office:value="15.71" calcext:value-type="float">
            <text:p>15.71</text:p>
          </table:table-cell>
          <table:table-cell table:style-name="ce27" table:formula="of:=([.BS37]-[.$BS$3])/[.$BS$3]" office:value-type="percentage" office:value="-0.0791324736225087" calcext:value-type="percentage">
            <text:p>-7.9%</text:p>
          </table:table-cell>
          <table:table-cell office:value-type="float" office:value="12.98" calcext:value-type="float">
            <text:p>12.98</text:p>
          </table:table-cell>
          <table:table-cell table:style-name="ce27" table:formula="of:=([.BU37]-[.$BU$3])/[.$BU$3]" office:value-type="percentage" office:value="-0.270786516853933" calcext:value-type="percentage">
            <text:p>-27.1%</text:p>
          </table:table-cell>
          <table:table-cell table:number-columns-repeated="6"/>
          <table:table-cell office:value-type="float" office:value="88.42" calcext:value-type="float">
            <text:p>88.42</text:p>
          </table:table-cell>
          <table:table-cell office:value-type="float" office:value="18.35" calcext:value-type="float">
            <text:p>18.35</text:p>
          </table:table-cell>
          <table:table-cell office:value-type="float" office:value="0.1" calcext:value-type="float">
            <text:p>0.1</text:p>
          </table:table-cell>
          <table:table-cell office:value-type="float" office:value="3.82" calcext:value-type="float">
            <text:p>3.82</text:p>
          </table:table-cell>
          <table:table-cell office:value-type="float" office:value="20.31" calcext:value-type="float">
            <text:p>20.31</text:p>
          </table:table-cell>
          <table:table-cell office:value-type="float" office:value="18.48" calcext:value-type="float">
            <text:p>18.48</text:p>
          </table:table-cell>
          <table:table-cell office:value-type="float" office:value="38.94" calcext:value-type="float">
            <text:p>38.94</text:p>
          </table:table-cell>
          <table:table-cell table:formula="of:=SUM([.CD37:.CI37])" office:value-type="float" office:value="100" calcext:value-type="float">
            <text:p>100</text:p>
          </table:table-cell>
          <table:table-cell table:style-name="ce33" table:formula="of:=[.CD37]*[.CC37]/[.CJ37]" office:value-type="float" office:value="16.22507" calcext:value-type="float">
            <text:p>16.23</text:p>
          </table:table-cell>
          <table:table-cell table:style-name="ce33" table:formula="of:=[.CE37]*[.CC37]/[.CJ37]" office:value-type="float" office:value="0.08842" calcext:value-type="float">
            <text:p>0.09</text:p>
          </table:table-cell>
          <table:table-cell table:style-name="ce33" table:formula="of:=[.CF37]*[.CC37]/[.CJ37]" office:value-type="float" office:value="3.377644" calcext:value-type="float">
            <text:p>3.38</text:p>
          </table:table-cell>
          <table:table-cell table:style-name="ce33" table:formula="of:=[.CG37]*[.CC37]/[.CJ37]" office:value-type="float" office:value="17.958102" calcext:value-type="float">
            <text:p>17.96</text:p>
          </table:table-cell>
          <table:table-cell table:style-name="ce33" table:formula="of:=[.CH37]*[.CC37]/[.CJ37]" office:value-type="float" office:value="16.340016" calcext:value-type="float">
            <text:p>16.34</text:p>
          </table:table-cell>
          <table:table-cell table:style-name="ce33" table:formula="of:=[.CI37]*[.CC37]/[.CJ37]" office:value-type="float" office:value="34.430748" calcext:value-type="float">
            <text:p>34.43</text:p>
          </table:table-cell>
          <table:table-cell/>
        </table:table-row>
        <table:table-row table:style-name="ro2">
          <table:table-cell table:style-name="ce3" table:formula="of:=[.A37]+1" office:value-type="float" office:value="34" calcext:value-type="float">
            <text:p>34</text:p>
          </table:table-cell>
          <table:table-cell table:style-name="ce4" office:value-type="date" office:date-value="2019-12-15" calcext:value-type="date">
            <text:p>2019-12-15</text:p>
          </table:table-cell>
          <table:table-cell table:style-name="ce6" office:value-type="string" calcext:value-type="string">
            <text:p>ego-300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K = 300</text:p>
          </table:table-cell>
          <table:table-cell office:value-type="string" calcext:value-type="string">
            <text:p>None</text:p>
          </table:table-cell>
          <table:table-cell office:value-type="float" office:value="8980701106" calcext:value-type="float">
            <text:p>8980701106</text:p>
          </table:table-cell>
          <table:table-cell table:style-name="ce16" table:formula="of:=([.G38]-[.$G$3])/[.$G$3]" office:value-type="percentage" office:value="-0.0459471326289065" calcext:value-type="percentage">
            <text:p>-4.59%</text:p>
          </table:table-cell>
          <table:table-cell office:value-type="float" office:value="55.96" calcext:value-type="float">
            <text:p>55.96</text:p>
          </table:table-cell>
          <table:table-cell table:style-name="ce16" table:formula="of:=([.I38]-[.$I$3])/[.$I$3]" office:value-type="percentage" office:value="-0.00480170727369724" calcext:value-type="percentage">
            <text:p>-0.48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38]/[.I38]" office:value-type="percentage" office:value="0.897962830593281" calcext:value-type="percentage">
            <text:p>89.80%</text:p>
          </table:table-cell>
          <table:table-cell table:style-name="Default" office:value-type="float" office:value="5.7" calcext:value-type="float">
            <text:p>5.7</text:p>
          </table:table-cell>
          <table:table-cell table:style-name="Default" office:value-type="float" office:value="5.47" calcext:value-type="float">
            <text:p>5.47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3.24" calcext:value-type="float">
            <text:p>43.24</text:p>
          </table:table-cell>
          <table:table-cell table:style-name="ce16" table:formula="of:=([.P38]-[.$P$3])/[.$P$3]" office:value-type="percentage" office:value="-0.00961978928080611" calcext:value-type="percentage">
            <text:p>-0.96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38]/[.P38]" office:value-type="percentage" office:value="0.870027752081406" calcext:value-type="percentage">
            <text:p>87.00%</text:p>
          </table:table-cell>
          <table:table-cell table:style-name="Default" office:value-type="float" office:value="5.62" calcext:value-type="float">
            <text:p>5.62</text:p>
          </table:table-cell>
          <table:table-cell table:style-name="Default" office:value-type="float" office:value="4.89" calcext:value-type="float">
            <text:p>4.89</text:p>
          </table:table-cell>
          <table:table-cell table:style-name="Default" office:value-type="float" office:value="0.73" calcext:value-type="float">
            <text:p>0.73</text:p>
          </table:table-cell>
          <table:table-cell office:value-type="float" office:value="564" calcext:value-type="float">
            <text:p>564</text:p>
          </table:table-cell>
          <table:table-cell office:value-type="float" office:value="104.65" calcext:value-type="float">
            <text:p>104.65</text:p>
          </table:table-cell>
          <table:table-cell office:value-type="float" office:value="16.42" calcext:value-type="float">
            <text:p>16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9.87" calcext:value-type="float">
            <text:p>9.87</text:p>
          </table:table-cell>
          <table:table-cell office:value-type="float" office:value="16.83" calcext:value-type="float">
            <text:p>16.83</text:p>
          </table:table-cell>
          <table:table-cell office:value-type="float" office:value="13.24" calcext:value-type="float">
            <text:p>13.24</text:p>
          </table:table-cell>
          <table:table-cell office:value-type="float" office:value="34.5" calcext:value-type="float">
            <text:p>34.5</text:p>
          </table:table-cell>
          <table:table-cell office:value-type="float" office:value="88.37" calcext:value-type="float">
            <text:p>88.37</text:p>
          </table:table-cell>
          <table:table-cell office:value-type="float" office:value="17.47" calcext:value-type="float">
            <text:p>17.47</text:p>
          </table:table-cell>
          <table:table-cell office:value-type="float" office:value="0.1" calcext:value-type="float">
            <text:p>0.1</text:p>
          </table:table-cell>
          <table:table-cell office:value-type="float" office:value="3.82" calcext:value-type="float">
            <text:p>3.82</text:p>
          </table:table-cell>
          <table:table-cell office:value-type="float" office:value="20.4" calcext:value-type="float">
            <text:p>20.4</text:p>
          </table:table-cell>
          <table:table-cell office:value-type="float" office:value="19.86" calcext:value-type="float">
            <text:p>19.86</text:p>
          </table:table-cell>
          <table:table-cell office:value-type="float" office:value="38.34" calcext:value-type="float">
            <text:p>38.34</text:p>
          </table:table-cell>
          <table:table-cell office:value-type="float" office:value="7835" calcext:value-type="float">
            <text:p>7835</text:p>
          </table:table-cell>
          <table:table-cell table:style-name="ce27" table:formula="of:=([.AN38]-[.$AN$3])/[.$AN$3]" office:value-type="percentage" office:value="-0.0184164369832122" calcext:value-type="percentage">
            <text:p>-1.8%</text:p>
          </table:table-cell>
          <table:table-cell office:value-type="float" office:value="368630324" calcext:value-type="float">
            <text:p>368630324</text:p>
          </table:table-cell>
          <table:table-cell table:style-name="ce27" table:formula="of:=([.AP38]-[.$AP$3])/[.$AP$3]" office:value-type="percentage" office:value="-0.0111642232057071" calcext:value-type="percentage">
            <text:p>-1.1%</text:p>
          </table:table-cell>
          <table:table-cell table:style-name="ce27" table:formula="of:=[.AP38]/[.G38]" office:value-type="percentage" office:value="0.0410469427329809" calcext:value-type="percentage">
            <text:p>4.1%</text:p>
          </table:table-cell>
          <table:table-cell office:value-type="float" office:value="1775" calcext:value-type="float">
            <text:p>1775</text:p>
          </table:table-cell>
          <table:table-cell table:style-name="ce30" table:formula="of:=[.AS38]/[.AN38]" office:value-type="percentage" office:value="0.226547543075941" calcext:value-type="percentage">
            <text:p>22.7%</text:p>
          </table:table-cell>
          <table:table-cell office:value-type="float" office:value="4" calcext:value-type="float">
            <text:p>4</text:p>
          </table:table-cell>
          <table:table-cell table:style-name="ce31" table:formula="of:=[.AS38]/[.AU38]" office:value-type="float" office:value="443.75" calcext:value-type="float">
            <text:p>444</text:p>
          </table:table-cell>
          <table:table-cell office:value-type="float" office:value="6060" calcext:value-type="float">
            <text:p>6060</text:p>
          </table:table-cell>
          <table:table-cell table:style-name="ce30" table:formula="of:=[.AW38]/[.AN38]" office:value-type="percentage" office:value="0.773452456924059" calcext:value-type="percentage">
            <text:p>77.3%</text:p>
          </table:table-cell>
          <table:table-cell office:value-type="float" office:value="8" calcext:value-type="float">
            <text:p>8</text:p>
          </table:table-cell>
          <table:table-cell table:style-name="ce31" table:formula="of:=[.AW38]/[.AY38]" office:value-type="float" office:value="757.5" calcext:value-type="float">
            <text:p>758</text:p>
          </table:table-cell>
          <table:table-cell office:value-type="float" office:value="-31.99" calcext:value-type="float">
            <text:p>-31.99</text:p>
          </table:table-cell>
          <table:table-cell table:style-name="ce27" table:formula="of:=([.BA38]-[.$BA$3])/[.$BA$3]" office:value-type="percentage" office:value="0.0342709343679275" calcext:value-type="percentage">
            <text:p>3.4%</text:p>
          </table:table-cell>
          <table:table-cell office:value-type="float" office:value="15.18" calcext:value-type="float">
            <text:p>15.18</text:p>
          </table:table-cell>
          <table:table-cell table:style-name="ce27" table:formula="of:=([.BC38]-[.$BC$3])/[.$BC$3]" office:value-type="percentage" office:value="-0.0149253731343284" calcext:value-type="percentage">
            <text:p>-1.5%</text:p>
          </table:table-cell>
          <table:table-cell office:value-type="float" office:value="-166.23" calcext:value-type="float">
            <text:p>-166.23</text:p>
          </table:table-cell>
          <table:table-cell table:style-name="ce27" table:formula="of:=([.BE38]-[.$BE$3])/[.$BE$3]" office:value-type="percentage" office:value="-0.00775980421417066" calcext:value-type="percentage">
            <text:p>-0.8%</text:p>
          </table:table-cell>
          <table:table-cell office:value-type="float" office:value="110.04" calcext:value-type="float">
            <text:p>110.04</text:p>
          </table:table-cell>
          <table:table-cell table:style-name="ce27" table:formula="of:=([.BG38]-[.$BE$3])/[.$BE$3]" office:value-type="percentage" office:value="-1.65683758132872" calcext:value-type="percentage">
            <text:p>-165.7%</text:p>
          </table:table-cell>
          <table:table-cell table:style-name="ce32" office:value-type="percentage" office:value="0.6317" calcext:value-type="percentage">
            <text:p>63.17%</text:p>
          </table:table-cell>
          <table:table-cell table:style-name="ce32" office:value-type="percentage" office:value="0.0443" calcext:value-type="percentage">
            <text:p>4.43%</text:p>
          </table:table-cell>
          <table:table-cell office:value-type="float" office:value="18.73" calcext:value-type="float">
            <text:p>18.73</text:p>
          </table:table-cell>
          <table:table-cell table:style-name="ce27" table:formula="of:=([.BK38]-[.$BK$3])/[.$BK$3]" office:value-type="percentage" office:value="-0.0559475806451613" calcext:value-type="percentage">
            <text:p>-5.6%</text:p>
          </table:table-cell>
          <table:table-cell office:value-type="float" office:value="15.23" calcext:value-type="float">
            <text:p>15.23</text:p>
          </table:table-cell>
          <table:table-cell table:style-name="ce27" table:formula="of:=([.BM38]-[.$BM$3])/[.$BM$3]" office:value-type="percentage" office:value="-0.204699738903394" calcext:value-type="percentage">
            <text:p>-20.5%</text:p>
          </table:table-cell>
          <table:table-cell office:value-type="float" office:value="35" calcext:value-type="float">
            <text:p>35</text:p>
          </table:table-cell>
          <table:table-cell table:style-name="ce27" table:formula="of:=([.BO38]-[.$BO$3])/[.$BO$3]" office:value-type="percentage" office:value="-0.0654205607476636" calcext:value-type="percentage">
            <text:p>-6.5%</text:p>
          </table:table-cell>
          <table:table-cell office:value-type="float" office:value="25.73" calcext:value-type="float">
            <text:p>25.73</text:p>
          </table:table-cell>
          <table:table-cell table:style-name="ce27" table:formula="of:=([.BQ38]-[.$BQ$3])/[.$BQ$3]" office:value-type="percentage" office:value="-0.221246973365617" calcext:value-type="percentage">
            <text:p>-22.1%</text:p>
          </table:table-cell>
          <table:table-cell office:value-type="float" office:value="16.08" calcext:value-type="float">
            <text:p>16.08</text:p>
          </table:table-cell>
          <table:table-cell table:style-name="ce27" table:formula="of:=([.BS38]-[.$BS$3])/[.$BS$3]" office:value-type="percentage" office:value="-0.0574443141852286" calcext:value-type="percentage">
            <text:p>-5.7%</text:p>
          </table:table-cell>
          <table:table-cell office:value-type="float" office:value="14.37" calcext:value-type="float">
            <text:p>14.37</text:p>
          </table:table-cell>
          <table:table-cell table:style-name="ce27" table:formula="of:=([.BU38]-[.$BU$3])/[.$BU$3]" office:value-type="percentage" office:value="-0.192696629213483" calcext:value-type="percentage">
            <text:p>-19.3%</text:p>
          </table:table-cell>
          <table:table-cell table:number-columns-repeated="6"/>
          <table:table-cell office:value-type="float" office:value="88.37" calcext:value-type="float">
            <text:p>88.37</text:p>
          </table:table-cell>
          <table:table-cell office:value-type="float" office:value="17.47" calcext:value-type="float">
            <text:p>17.47</text:p>
          </table:table-cell>
          <table:table-cell office:value-type="float" office:value="0.1" calcext:value-type="float">
            <text:p>0.1</text:p>
          </table:table-cell>
          <table:table-cell office:value-type="float" office:value="3.82" calcext:value-type="float">
            <text:p>3.82</text:p>
          </table:table-cell>
          <table:table-cell office:value-type="float" office:value="20.4" calcext:value-type="float">
            <text:p>20.4</text:p>
          </table:table-cell>
          <table:table-cell office:value-type="float" office:value="19.86" calcext:value-type="float">
            <text:p>19.86</text:p>
          </table:table-cell>
          <table:table-cell office:value-type="float" office:value="38.34" calcext:value-type="float">
            <text:p>38.34</text:p>
          </table:table-cell>
          <table:table-cell table:formula="of:=SUM([.CD38:.CI38])" office:value-type="float" office:value="99.99" calcext:value-type="float">
            <text:p>99.99</text:p>
          </table:table-cell>
          <table:table-cell table:style-name="ce33" table:formula="of:=[.CD38]*[.CC38]/[.CJ38]" office:value-type="float" office:value="15.4397829782978" calcext:value-type="float">
            <text:p>15.44</text:p>
          </table:table-cell>
          <table:table-cell table:style-name="ce33" table:formula="of:=[.CE38]*[.CC38]/[.CJ38]" office:value-type="float" office:value="0.0883788378837884" calcext:value-type="float">
            <text:p>0.09</text:p>
          </table:table-cell>
          <table:table-cell table:style-name="ce33" table:formula="of:=[.CF38]*[.CC38]/[.CJ38]" office:value-type="float" office:value="3.37607160716072" calcext:value-type="float">
            <text:p>3.38</text:p>
          </table:table-cell>
          <table:table-cell table:style-name="ce33" table:formula="of:=[.CG38]*[.CC38]/[.CJ38]" office:value-type="float" office:value="18.0292829282928" calcext:value-type="float">
            <text:p>18.03</text:p>
          </table:table-cell>
          <table:table-cell table:style-name="ce33" table:formula="of:=[.CH38]*[.CC38]/[.CJ38]" office:value-type="float" office:value="17.5520372037204" calcext:value-type="float">
            <text:p>17.55</text:p>
          </table:table-cell>
          <table:table-cell table:style-name="ce33" table:formula="of:=[.CI38]*[.CC38]/[.CJ38]" office:value-type="float" office:value="33.8844464446445" calcext:value-type="float">
            <text:p>33.88</text:p>
          </table:table-cell>
          <table:table-cell/>
        </table:table-row>
        <table:table-row table:style-name="ro2">
          <table:table-cell table:style-name="ce3" table:formula="of:=[.A38]+1" office:value-type="float" office:value="35" calcext:value-type="float">
            <text:p>35</text:p>
          </table:table-cell>
          <table:table-cell table:style-name="ce4" office:value-type="date" office:date-value="2019-12-15" calcext:value-type="date">
            <text:p>2019-12-15</text:p>
          </table:table-cell>
          <table:table-cell table:style-name="ce6" office:value-type="string" calcext:value-type="string">
            <text:p>ego-400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K = 400</text:p>
          </table:table-cell>
          <table:table-cell office:value-type="string" calcext:value-type="string">
            <text:p>None</text:p>
          </table:table-cell>
          <table:table-cell office:value-type="float" office:value="9377211219" calcext:value-type="float">
            <text:p>9377211219</text:p>
          </table:table-cell>
          <table:table-cell table:style-name="ce16" table:formula="of:=([.G39]-[.$G$3])/[.$G$3]" office:value-type="percentage" office:value="-0.00382440682116864" calcext:value-type="percentage">
            <text:p>-0.38%</text:p>
          </table:table-cell>
          <table:table-cell office:value-type="float" office:value="56.21" calcext:value-type="float">
            <text:p>56.21</text:p>
          </table:table-cell>
          <table:table-cell table:style-name="ce16" table:formula="of:=([.I39]-[.$I$3])/[.$I$3]" office:value-type="percentage" office:value="-0.000355682020273804" calcext:value-type="percentage">
            <text:p>-0.04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39]/[.I39]" office:value-type="percentage" office:value="0.893969044653976" calcext:value-type="percentage">
            <text:p>89.40%</text:p>
          </table:table-cell>
          <table:table-cell table:style-name="Default" office:value-type="float" office:value="5.96" calcext:value-type="float">
            <text:p>5.96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43.23" calcext:value-type="float">
            <text:p>43.23</text:p>
          </table:table-cell>
          <table:table-cell table:style-name="ce16" table:formula="of:=([.P39]-[.$P$3])/[.$P$3]" office:value-type="percentage" office:value="-0.00984883188273018" calcext:value-type="percentage">
            <text:p>-0.98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39]/[.P39]" office:value-type="percentage" office:value="0.870229007633588" calcext:value-type="percentage">
            <text:p>87.02%</text:p>
          </table:table-cell>
          <table:table-cell table:style-name="Default" office:value-type="float" office:value="5.62" calcext:value-type="float">
            <text:p>5.62</text:p>
          </table:table-cell>
          <table:table-cell table:style-name="Default" office:value-type="float" office:value="4.97" calcext:value-type="float">
            <text:p>4.97</text:p>
          </table:table-cell>
          <table:table-cell table:style-name="Default" office:value-type="float" office:value="0.64" calcext:value-type="float">
            <text:p>0.64</text:p>
          </table:table-cell>
          <table:table-cell office:value-type="float" office:value="498" calcext:value-type="float">
            <text:p>498</text:p>
          </table:table-cell>
          <table:table-cell office:value-type="float" office:value="104.5" calcext:value-type="float">
            <text:p>104.5</text:p>
          </table:table-cell>
          <table:table-cell office:value-type="float" office:value="17.29" calcext:value-type="float">
            <text:p>17.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88" calcext:value-type="float">
            <text:p>9.88</text:p>
          </table:table-cell>
          <table:table-cell office:value-type="float" office:value="16.82" calcext:value-type="float">
            <text:p>16.82</text:p>
          </table:table-cell>
          <table:table-cell office:value-type="float" office:value="12.44" calcext:value-type="float">
            <text:p>12.44</text:p>
          </table:table-cell>
          <table:table-cell office:value-type="float" office:value="34.43" calcext:value-type="float">
            <text:p>34.43</text:p>
          </table:table-cell>
          <table:table-cell office:value-type="float" office:value="84.86" calcext:value-type="float">
            <text:p>84.86</text:p>
          </table:table-cell>
          <table:table-cell office:value-type="float" office:value="18.5" calcext:value-type="float">
            <text:p>18.5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1.09" calcext:value-type="float">
            <text:p>21.09</text:p>
          </table:table-cell>
          <table:table-cell office:value-type="float" office:value="17.36" calcext:value-type="float">
            <text:p>17.36</text:p>
          </table:table-cell>
          <table:table-cell office:value-type="float" office:value="38.97" calcext:value-type="float">
            <text:p>38.97</text:p>
          </table:table-cell>
          <table:table-cell office:value-type="float" office:value="6885" calcext:value-type="float">
            <text:p>6885</text:p>
          </table:table-cell>
          <table:table-cell table:style-name="ce27" table:formula="of:=([.AN39]-[.$AN$3])/[.$AN$3]" office:value-type="percentage" office:value="-0.137434227010774" calcext:value-type="percentage">
            <text:p>-13.7%</text:p>
          </table:table-cell>
          <table:table-cell office:value-type="float" office:value="324834557" calcext:value-type="float">
            <text:p>324834557</text:p>
          </table:table-cell>
          <table:table-cell table:style-name="ce27" table:formula="of:=([.AP39]-[.$AP$3])/[.$AP$3]" office:value-type="percentage" office:value="-0.128644578082174" calcext:value-type="percentage">
            <text:p>-12.9%</text:p>
          </table:table-cell>
          <table:table-cell table:style-name="ce27" table:formula="of:=[.AP39]/[.G39]" office:value-type="percentage" office:value="0.034640848906317" calcext:value-type="percentage">
            <text:p>3.5%</text:p>
          </table:table-cell>
          <table:table-cell office:value-type="float" office:value="1275" calcext:value-type="float">
            <text:p>1275</text:p>
          </table:table-cell>
          <table:table-cell table:style-name="ce30" table:formula="of:=[.AS39]/[.AN39]" office:value-type="percentage" office:value="0.185185185185185" calcext:value-type="percentage">
            <text:p>18.5%</text:p>
          </table:table-cell>
          <table:table-cell office:value-type="float" office:value="8" calcext:value-type="float">
            <text:p>8</text:p>
          </table:table-cell>
          <table:table-cell table:style-name="ce31" table:formula="of:=[.AS39]/[.AU39]" office:value-type="float" office:value="159.375" calcext:value-type="float">
            <text:p>159</text:p>
          </table:table-cell>
          <table:table-cell office:value-type="float" office:value="5610" calcext:value-type="float">
            <text:p>5610</text:p>
          </table:table-cell>
          <table:table-cell table:style-name="ce30" table:formula="of:=[.AW39]/[.AN39]" office:value-type="percentage" office:value="0.814814814814815" calcext:value-type="percentage">
            <text:p>81.5%</text:p>
          </table:table-cell>
          <table:table-cell office:value-type="float" office:value="10" calcext:value-type="float">
            <text:p>10</text:p>
          </table:table-cell>
          <table:table-cell table:style-name="ce31" table:formula="of:=[.AW39]/[.AY39]" office:value-type="float" office:value="561" calcext:value-type="float">
            <text:p>561</text:p>
          </table:table-cell>
          <table:table-cell office:value-type="float" office:value="-30.61" calcext:value-type="float">
            <text:p>-30.61</text:p>
          </table:table-cell>
          <table:table-cell table:style-name="ce27" table:formula="of:=([.BA39]-[.$BA$3])/[.$BA$3]" office:value-type="percentage" office:value="-0.0103459424506951" calcext:value-type="percentage">
            <text:p>-1.0%</text:p>
          </table:table-cell>
          <table:table-cell office:value-type="float" office:value="14.11" calcext:value-type="float">
            <text:p>14.11</text:p>
          </table:table-cell>
          <table:table-cell table:style-name="ce27" table:formula="of:=([.BC39]-[.$BC$3])/[.$BC$3]" office:value-type="percentage" office:value="-0.0843608046722908" calcext:value-type="percentage">
            <text:p>-8.4%</text:p>
          </table:table-cell>
          <table:table-cell office:value-type="float" office:value="-161.63" calcext:value-type="float">
            <text:p>-161.63</text:p>
          </table:table-cell>
          <table:table-cell table:style-name="ce27" table:formula="of:=([.BE39]-[.$BE$3])/[.$BE$3]" office:value-type="percentage" office:value="-0.035217572972005" calcext:value-type="percentage">
            <text:p>-3.5%</text:p>
          </table:table-cell>
          <table:table-cell office:value-type="float" office:value="107.52" calcext:value-type="float">
            <text:p>107.52</text:p>
          </table:table-cell>
          <table:table-cell table:style-name="ce27" table:formula="of:=([.BG39]-[.$BE$3])/[.$BE$3]" office:value-type="percentage" office:value="-1.64179549931356" calcext:value-type="percentage">
            <text:p>-164.2%</text:p>
          </table:table-cell>
          <table:table-cell table:style-name="ce32" office:value-type="percentage" office:value="0.6327" calcext:value-type="percentage">
            <text:p>63.27%</text:p>
          </table:table-cell>
          <table:table-cell table:style-name="ce32" office:value-type="percentage" office:value="0.0429" calcext:value-type="percentage">
            <text:p>4.29%</text:p>
          </table:table-cell>
          <table:table-cell office:value-type="float" office:value="19.97" calcext:value-type="float">
            <text:p>19.97</text:p>
          </table:table-cell>
          <table:table-cell table:style-name="ce27" table:formula="of:=([.BK39]-[.$BK$3])/[.$BK$3]" office:value-type="percentage" office:value="0.00655241935483866" calcext:value-type="percentage">
            <text:p>0.7%</text:p>
          </table:table-cell>
          <table:table-cell office:value-type="float" office:value="19.83" calcext:value-type="float">
            <text:p>19.83</text:p>
          </table:table-cell>
          <table:table-cell table:style-name="ce27" table:formula="of:=([.BM39]-[.$BM$3])/[.$BM$3]" office:value-type="percentage" office:value="0.035509138381201" calcext:value-type="percentage">
            <text:p>3.6%</text:p>
          </table:table-cell>
          <table:table-cell office:value-type="float" office:value="39.03" calcext:value-type="float">
            <text:p>39.03</text:p>
          </table:table-cell>
          <table:table-cell table:style-name="ce27" table:formula="of:=([.BO39]-[.$BO$3])/[.$BO$3]" office:value-type="percentage" office:value="0.0421895861148197" calcext:value-type="percentage">
            <text:p>4.2%</text:p>
          </table:table-cell>
          <table:table-cell office:value-type="float" office:value="37.68" calcext:value-type="float">
            <text:p>37.68</text:p>
          </table:table-cell>
          <table:table-cell table:style-name="ce27" table:formula="of:=([.BQ39]-[.$BQ$3])/[.$BQ$3]" office:value-type="percentage" office:value="0.14043583535109" calcext:value-type="percentage">
            <text:p>14.0%</text:p>
          </table:table-cell>
          <table:table-cell office:value-type="float" office:value="16.39" calcext:value-type="float">
            <text:p>16.39</text:p>
          </table:table-cell>
          <table:table-cell table:style-name="ce27" table:formula="of:=([.BS39]-[.$BS$3])/[.$BS$3]" office:value-type="percentage" office:value="-0.0392731535756154" calcext:value-type="percentage">
            <text:p>-3.9%</text:p>
          </table:table-cell>
          <table:table-cell office:value-type="float" office:value="16.41" calcext:value-type="float">
            <text:p>16.41</text:p>
          </table:table-cell>
          <table:table-cell table:style-name="ce27" table:formula="of:=([.BU39]-[.$BU$3])/[.$BU$3]" office:value-type="percentage" office:value="-0.0780898876404495" calcext:value-type="percentage">
            <text:p>-7.8%</text:p>
          </table:table-cell>
          <table:table-cell table:number-columns-repeated="6"/>
          <table:table-cell office:value-type="float" office:value="84.86" calcext:value-type="float">
            <text:p>84.86</text:p>
          </table:table-cell>
          <table:table-cell office:value-type="float" office:value="18.5" calcext:value-type="float">
            <text:p>18.5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1.09" calcext:value-type="float">
            <text:p>21.09</text:p>
          </table:table-cell>
          <table:table-cell office:value-type="float" office:value="17.36" calcext:value-type="float">
            <text:p>17.36</text:p>
          </table:table-cell>
          <table:table-cell office:value-type="float" office:value="38.97" calcext:value-type="float">
            <text:p>38.97</text:p>
          </table:table-cell>
          <table:table-cell table:formula="of:=SUM([.CD39:.CI39])" office:value-type="float" office:value="100" calcext:value-type="float">
            <text:p>100</text:p>
          </table:table-cell>
          <table:table-cell table:style-name="ce33" table:formula="of:=[.CD39]*[.CC39]/[.CJ39]" office:value-type="float" office:value="15.6991" calcext:value-type="float">
            <text:p>15.70</text:p>
          </table:table-cell>
          <table:table-cell table:style-name="ce33" table:formula="of:=[.CE39]*[.CC39]/[.CJ39]" office:value-type="float" office:value="0.093346" calcext:value-type="float">
            <text:p>0.09</text:p>
          </table:table-cell>
          <table:table-cell table:style-name="ce33" table:formula="of:=[.CF39]*[.CC39]/[.CJ39]" office:value-type="float" office:value="3.368942" calcext:value-type="float">
            <text:p>3.37</text:p>
          </table:table-cell>
          <table:table-cell table:style-name="ce33" table:formula="of:=[.CG39]*[.CC39]/[.CJ39]" office:value-type="float" office:value="17.896974" calcext:value-type="float">
            <text:p>17.90</text:p>
          </table:table-cell>
          <table:table-cell table:style-name="ce33" table:formula="of:=[.CH39]*[.CC39]/[.CJ39]" office:value-type="float" office:value="14.731696" calcext:value-type="float">
            <text:p>14.73</text:p>
          </table:table-cell>
          <table:table-cell table:style-name="ce33" table:formula="of:=[.CI39]*[.CC39]/[.CJ39]" office:value-type="float" office:value="33.069942" calcext:value-type="float">
            <text:p>33.07</text:p>
          </table:table-cell>
          <table:table-cell/>
        </table:table-row>
        <table:table-row table:style-name="ro2">
          <table:table-cell table:style-name="ce3" table:formula="of:=[.A39]+1" office:value-type="float" office:value="36" calcext:value-type="float">
            <text:p>36</text:p>
          </table:table-cell>
          <table:table-cell table:style-name="ce4" office:value-type="date" office:date-value="2019-12-15" calcext:value-type="date">
            <text:p>2019-12-15</text:p>
          </table:table-cell>
          <table:table-cell table:style-name="ce6" office:value-type="string" calcext:value-type="string">
            <text:p>ego-600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K = 600</text:p>
          </table:table-cell>
          <table:table-cell office:value-type="string" calcext:value-type="string">
            <text:p>None</text:p>
          </table:table-cell>
          <table:table-cell office:value-type="float" office:value="9921426723" calcext:value-type="float">
            <text:p>9921426723</text:p>
          </table:table-cell>
          <table:table-cell table:style-name="ce16" table:formula="of:=([.G40]-[.$G$3])/[.$G$3]" office:value-type="percentage" office:value="0.0539896052398853" calcext:value-type="percentage">
            <text:p>5.40%</text:p>
          </table:table-cell>
          <table:table-cell office:value-type="float" office:value="56.56" calcext:value-type="float">
            <text:p>56.56</text:p>
          </table:table-cell>
          <table:table-cell table:style-name="ce16" table:formula="of:=([.I40]-[.$I$3])/[.$I$3]" office:value-type="percentage" office:value="0.00586875333451904" calcext:value-type="percentage">
            <text:p>0.59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40]/[.I40]" office:value-type="percentage" office:value="0.888437057991513" calcext:value-type="percentage">
            <text:p>88.84%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43.47" calcext:value-type="float">
            <text:p>43.47</text:p>
          </table:table-cell>
          <table:table-cell table:style-name="ce16" table:formula="of:=([.P40]-[.$P$3])/[.$P$3]" office:value-type="percentage" office:value="-0.00435180943655515" calcext:value-type="percentage">
            <text:p>-0.44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0]/[.P40]" office:value-type="percentage" office:value="0.865424430641822" calcext:value-type="percentage">
            <text:p>86.54%</text:p>
          </table:table-cell>
          <table:table-cell table:style-name="Default" office:value-type="float" office:value="5.85" calcext:value-type="float">
            <text:p>5.85</text:p>
          </table:table-cell>
          <table:table-cell table:style-name="Default" office:value-type="float" office:value="4.76" calcext:value-type="float">
            <text:p>4.76</text:p>
          </table:table-cell>
          <table:table-cell table:style-name="Default" office:value-type="float" office:value="1.09" calcext:value-type="float">
            <text:p>1.09</text:p>
          </table:table-cell>
          <table:table-cell office:value-type="float" office:value="4560" calcext:value-type="float">
            <text:p>4560</text:p>
          </table:table-cell>
          <table:table-cell office:value-type="float" office:value="104.8" calcext:value-type="float">
            <text:p>104.8</text:p>
          </table:table-cell>
          <table:table-cell office:value-type="float" office:value="17.78" calcext:value-type="float">
            <text:p>17.7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9.84" calcext:value-type="float">
            <text:p>9.84</text:p>
          </table:table-cell>
          <table:table-cell office:value-type="float" office:value="16.76" calcext:value-type="float">
            <text:p>16.76</text:p>
          </table:table-cell>
          <table:table-cell office:value-type="float" office:value="12.5" calcext:value-type="float">
            <text:p>12.5</text:p>
          </table:table-cell>
          <table:table-cell office:value-type="float" office:value="33.97" calcext:value-type="float">
            <text:p>33.97</text:p>
          </table:table-cell>
          <table:table-cell office:value-type="float" office:value="82.86" calcext:value-type="float">
            <text:p>82.86</text:p>
          </table:table-cell>
          <table:table-cell office:value-type="float" office:value="18.15" calcext:value-type="float">
            <text:p>18.15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1.21" calcext:value-type="float">
            <text:p>21.21</text:p>
          </table:table-cell>
          <table:table-cell office:value-type="float" office:value="17.91" calcext:value-type="float">
            <text:p>17.91</text:p>
          </table:table-cell>
          <table:table-cell office:value-type="float" office:value="38.66" calcext:value-type="float">
            <text:p>38.66</text:p>
          </table:table-cell>
          <table:table-cell office:value-type="float" office:value="11935" calcext:value-type="float">
            <text:p>11935</text:p>
          </table:table-cell>
          <table:table-cell table:style-name="ce27" table:formula="of:=([.AN40]-[.$AN$3])/[.$AN$3]" office:value-type="percentage" office:value="0.495239288398898" calcext:value-type="percentage">
            <text:p>49.5%</text:p>
          </table:table-cell>
          <table:table-cell office:value-type="float" office:value="549888341" calcext:value-type="float">
            <text:p>549888341</text:p>
          </table:table-cell>
          <table:table-cell table:style-name="ce27" table:formula="of:=([.AP40]-[.$AP$3])/[.$AP$3]" office:value-type="percentage" office:value="0.475052998686185" calcext:value-type="percentage">
            <text:p>47.5%</text:p>
          </table:table-cell>
          <table:table-cell table:style-name="ce27" table:formula="of:=[.AP40]/[.G40]" office:value-type="percentage" office:value="0.0554243211538559" calcext:value-type="percentage">
            <text:p>5.5%</text:p>
          </table:table-cell>
          <table:table-cell office:value-type="float" office:value="6292" calcext:value-type="float">
            <text:p>6292</text:p>
          </table:table-cell>
          <table:table-cell table:style-name="ce30" table:formula="of:=[.AS40]/[.AN40]" office:value-type="percentage" office:value="0.527188940092166" calcext:value-type="percentage">
            <text:p>52.7%</text:p>
          </table:table-cell>
          <table:table-cell office:value-type="float" office:value="16" calcext:value-type="float">
            <text:p>16</text:p>
          </table:table-cell>
          <table:table-cell table:style-name="ce31" table:formula="of:=[.AS40]/[.AU40]" office:value-type="float" office:value="393.25" calcext:value-type="float">
            <text:p>393</text:p>
          </table:table-cell>
          <table:table-cell office:value-type="float" office:value="5643" calcext:value-type="float">
            <text:p>5643</text:p>
          </table:table-cell>
          <table:table-cell table:style-name="ce30" table:formula="of:=[.AW40]/[.AN40]" office:value-type="percentage" office:value="0.472811059907834" calcext:value-type="percentage">
            <text:p>47.3%</text:p>
          </table:table-cell>
          <table:table-cell office:value-type="float" office:value="11" calcext:value-type="float">
            <text:p>11</text:p>
          </table:table-cell>
          <table:table-cell table:style-name="ce31" table:formula="of:=[.AW40]/[.AY40]" office:value-type="float" office:value="513" calcext:value-type="float">
            <text:p>513</text:p>
          </table:table-cell>
          <table:table-cell office:value-type="float" office:value="-39.3" calcext:value-type="float">
            <text:p>-39.3</text:p>
          </table:table-cell>
          <table:table-cell table:style-name="ce27" table:formula="of:=([.BA40]-[.$BA$3])/[.$BA$3]" office:value-type="percentage" office:value="0.270611057225994" calcext:value-type="percentage">
            <text:p>27.1%</text:p>
          </table:table-cell>
          <table:table-cell office:value-type="float" office:value="19.21" calcext:value-type="float">
            <text:p>19.21</text:p>
          </table:table-cell>
          <table:table-cell table:style-name="ce27" table:formula="of:=([.BC40]-[.$BC$3])/[.$BC$3]" office:value-type="percentage" office:value="0.246593121349773" calcext:value-type="percentage">
            <text:p>24.7%</text:p>
          </table:table-cell>
          <table:table-cell office:value-type="float" office:value="-168.15" calcext:value-type="float">
            <text:p>-168.15</text:p>
          </table:table-cell>
          <table:table-cell table:style-name="ce27" table:formula="of:=([.BE40]-[.$BE$3])/[.$BE$3]" office:value-type="percentage" office:value="0.00370082970214293" calcext:value-type="percentage">
            <text:p>0.4%</text:p>
          </table:table-cell>
          <table:table-cell office:value-type="float" office:value="112.25" calcext:value-type="float">
            <text:p>112.25</text:p>
          </table:table-cell>
          <table:table-cell table:style-name="ce27" table:formula="of:=([.BG40]-[.$BE$3])/[.$BE$3]" office:value-type="percentage" office:value="-1.67002924849281" calcext:value-type="percentage">
            <text:p>-167.0%</text:p>
          </table:table-cell>
          <table:table-cell table:style-name="ce32" office:value-type="percentage" office:value="0.6337" calcext:value-type="percentage">
            <text:p>63.37%</text:p>
          </table:table-cell>
          <table:table-cell table:style-name="ce32" office:value-type="percentage" office:value="0.0461" calcext:value-type="percentage">
            <text:p>4.61%</text:p>
          </table:table-cell>
          <table:table-cell office:value-type="float" office:value="20.29" calcext:value-type="float">
            <text:p>20.29</text:p>
          </table:table-cell>
          <table:table-cell table:style-name="ce27" table:formula="of:=([.BK40]-[.$BK$3])/[.$BK$3]" office:value-type="percentage" office:value="0.0226814516129032" calcext:value-type="percentage">
            <text:p>2.3%</text:p>
          </table:table-cell>
          <table:table-cell office:value-type="float" office:value="21.37" calcext:value-type="float">
            <text:p>21.37</text:p>
          </table:table-cell>
          <table:table-cell table:style-name="ce27" table:formula="of:=([.BM40]-[.$BM$3])/[.$BM$3]" office:value-type="percentage" office:value="0.115926892950392" calcext:value-type="percentage">
            <text:p>11.6%</text:p>
          </table:table-cell>
          <table:table-cell office:value-type="float" office:value="38.51" calcext:value-type="float">
            <text:p>38.51</text:p>
          </table:table-cell>
          <table:table-cell table:style-name="ce27" table:formula="of:=([.BO40]-[.$BO$3])/[.$BO$3]" office:value-type="percentage" office:value="0.0283044058744992" calcext:value-type="percentage">
            <text:p>2.8%</text:p>
          </table:table-cell>
          <table:table-cell office:value-type="float" office:value="37.22" calcext:value-type="float">
            <text:p>37.22</text:p>
          </table:table-cell>
          <table:table-cell table:style-name="ce27" table:formula="of:=([.BQ40]-[.$BQ$3])/[.$BQ$3]" office:value-type="percentage" office:value="0.126513317191283" calcext:value-type="percentage">
            <text:p>12.7%</text:p>
          </table:table-cell>
          <table:table-cell office:value-type="float" office:value="17.24" calcext:value-type="float">
            <text:p>17.24</text:p>
          </table:table-cell>
          <table:table-cell table:style-name="ce27" table:formula="of:=([.BS40]-[.$BS$3])/[.$BS$3]" office:value-type="percentage" office:value="0.0105509964830012" calcext:value-type="percentage">
            <text:p>1.1%</text:p>
          </table:table-cell>
          <table:table-cell office:value-type="float" office:value="19.05" calcext:value-type="float">
            <text:p>19.05</text:p>
          </table:table-cell>
          <table:table-cell table:style-name="ce27" table:formula="of:=([.BU40]-[.$BU$3])/[.$BU$3]" office:value-type="percentage" office:value="0.0702247191011236" calcext:value-type="percentage">
            <text:p>7.0%</text:p>
          </table:table-cell>
          <table:table-cell table:number-columns-repeated="6"/>
          <table:table-cell office:value-type="float" office:value="82.86" calcext:value-type="float">
            <text:p>82.86</text:p>
          </table:table-cell>
          <table:table-cell office:value-type="float" office:value="18.15" calcext:value-type="float">
            <text:p>18.15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1.21" calcext:value-type="float">
            <text:p>21.21</text:p>
          </table:table-cell>
          <table:table-cell office:value-type="float" office:value="17.91" calcext:value-type="float">
            <text:p>17.91</text:p>
          </table:table-cell>
          <table:table-cell office:value-type="float" office:value="38.66" calcext:value-type="float">
            <text:p>38.66</text:p>
          </table:table-cell>
          <table:table-cell table:formula="of:=SUM([.CD40:.CI40])" office:value-type="float" office:value="100.01" calcext:value-type="float">
            <text:p>100.01</text:p>
          </table:table-cell>
          <table:table-cell table:style-name="ce33" table:formula="of:=[.CD40]*[.CC40]/[.CJ40]" office:value-type="float" office:value="15.0375862413759" calcext:value-type="float">
            <text:p>15.04</text:p>
          </table:table-cell>
          <table:table-cell table:style-name="ce33" table:formula="of:=[.CE40]*[.CC40]/[.CJ40]" office:value-type="float" office:value="0.0911368863113689" calcext:value-type="float">
            <text:p>0.09</text:p>
          </table:table-cell>
          <table:table-cell table:style-name="ce33" table:formula="of:=[.CF40]*[.CC40]/[.CJ40]" office:value-type="float" office:value="3.28921307869213" calcext:value-type="float">
            <text:p>3.29</text:p>
          </table:table-cell>
          <table:table-cell table:style-name="ce33" table:formula="of:=[.CG40]*[.CC40]/[.CJ40]" office:value-type="float" office:value="17.5728487151285" calcext:value-type="float">
            <text:p>17.57</text:p>
          </table:table-cell>
          <table:table-cell table:style-name="ce33" table:formula="of:=[.CH40]*[.CC40]/[.CJ40]" office:value-type="float" office:value="14.8387421257874" calcext:value-type="float">
            <text:p>14.84</text:p>
          </table:table-cell>
          <table:table-cell table:style-name="ce33" table:formula="of:=[.CI40]*[.CC40]/[.CJ40]" office:value-type="float" office:value="32.0304729527047" calcext:value-type="float">
            <text:p>32.03</text:p>
          </table:table-cell>
          <table:table-cell/>
        </table:table-row>
        <table:table-row table:style-name="ro2">
          <table:table-cell table:style-name="ce3" table:formula="of:=[.A40]+1" office:value-type="float" office:value="37" calcext:value-type="float">
            <text:p>37</text:p>
          </table:table-cell>
          <table:table-cell table:style-name="ce4" office:value-type="date" office:date-value="2020-01-25" calcext:value-type="date">
            <text:p>2020-01-25</text:p>
          </table:table-cell>
          <table:table-cell table:style-name="ce6" office:value-type="string" calcext:value-type="string">
            <text:p>ego-600-2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K = 600</text:p>
          </table:table-cell>
          <table:table-cell office:value-type="string" calcext:value-type="string">
            <text:p>None</text:p>
          </table:table-cell>
          <table:table-cell office:value-type="float" office:value="9921426676" calcext:value-type="float">
            <text:p>9921426676</text:p>
          </table:table-cell>
          <table:table-cell table:style-name="ce16" table:formula="of:=([.G41]-[.$G$3])/[.$G$3]" office:value-type="percentage" office:value="0.0539896002469027" calcext:value-type="percentage">
            <text:p>5.40%</text:p>
          </table:table-cell>
          <table:table-cell office:value-type="float" office:value="56.56" calcext:value-type="float">
            <text:p>56.56</text:p>
          </table:table-cell>
          <table:table-cell table:style-name="ce16" table:formula="of:=([.I41]-[.$I$3])/[.$I$3]" office:value-type="percentage" office:value="0.00586875333451904" calcext:value-type="percentage">
            <text:p>0.59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41]/[.I41]" office:value-type="percentage" office:value="0.888437057991513" calcext:value-type="percentage">
            <text:p>88.84%</text:p>
          </table:table-cell>
          <table:table-cell table:style-name="Default" office:value-type="float" office:value="6.3" calcext:value-type="float">
            <text:p>6.3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43.47" calcext:value-type="float">
            <text:p>43.47</text:p>
          </table:table-cell>
          <table:table-cell table:style-name="ce16" table:formula="of:=([.P41]-[.$P$3])/[.$P$3]" office:value-type="percentage" office:value="-0.00435180943655515" calcext:value-type="percentage">
            <text:p>-0.44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1]/[.P41]" office:value-type="percentage" office:value="0.865424430641822" calcext:value-type="percentage">
            <text:p>86.54%</text:p>
          </table:table-cell>
          <table:table-cell table:style-name="Default" office:value-type="float" office:value="5.85" calcext:value-type="float">
            <text:p>5.85</text:p>
          </table:table-cell>
          <table:table-cell table:style-name="Default" office:value-type="float" office:value="4.76" calcext:value-type="float">
            <text:p>4.76</text:p>
          </table:table-cell>
          <table:table-cell table:style-name="Default" office:value-type="float" office:value="1.09" calcext:value-type="float">
            <text:p>1.09</text:p>
          </table:table-cell>
          <table:table-cell office:value-type="float" office:value="2559" calcext:value-type="float">
            <text:p>2559</text:p>
          </table:table-cell>
          <table:table-cell office:value-type="float" office:value="104.8" calcext:value-type="float">
            <text:p>104.8</text:p>
          </table:table-cell>
          <table:table-cell office:value-type="float" office:value="17.78" calcext:value-type="float">
            <text:p>17.78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9.84" calcext:value-type="float">
            <text:p>9.84</text:p>
          </table:table-cell>
          <table:table-cell office:value-type="float" office:value="16.75" calcext:value-type="float">
            <text:p>16.75</text:p>
          </table:table-cell>
          <table:table-cell office:value-type="float" office:value="12.51" calcext:value-type="float">
            <text:p>12.51</text:p>
          </table:table-cell>
          <table:table-cell office:value-type="float" office:value="33.97" calcext:value-type="float">
            <text:p>33.97</text:p>
          </table:table-cell>
          <table:table-cell office:value-type="float" office:value="82.86" calcext:value-type="float">
            <text:p>82.86</text:p>
          </table:table-cell>
          <table:table-cell office:value-type="float" office:value="18.15" calcext:value-type="float">
            <text:p>18.15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1.21" calcext:value-type="float">
            <text:p>21.21</text:p>
          </table:table-cell>
          <table:table-cell office:value-type="float" office:value="17.91" calcext:value-type="float">
            <text:p>17.91</text:p>
          </table:table-cell>
          <table:table-cell office:value-type="float" office:value="38.66" calcext:value-type="float">
            <text:p>38.66</text:p>
          </table:table-cell>
          <table:table-cell office:value-type="float" office:value="11935" calcext:value-type="float">
            <text:p>11935</text:p>
          </table:table-cell>
          <table:table-cell table:style-name="ce27" table:formula="of:=([.AN41]-[.$AN$3])/[.$AN$3]" office:value-type="percentage" office:value="0.495239288398898" calcext:value-type="percentage">
            <text:p>49.5%</text:p>
          </table:table-cell>
          <table:table-cell office:value-type="float" office:value="549888697" calcext:value-type="float">
            <text:p>549888697</text:p>
          </table:table-cell>
          <table:table-cell table:style-name="ce27" table:formula="of:=([.AP41]-[.$AP$3])/[.$AP$3]" office:value-type="percentage" office:value="0.475053953641634" calcext:value-type="percentage">
            <text:p>47.5%</text:p>
          </table:table-cell>
          <table:table-cell table:style-name="ce27" table:formula="of:=[.AP41]/[.G41]" office:value-type="percentage" office:value="0.0554243572983495" calcext:value-type="percentage">
            <text:p>5.5%</text:p>
          </table:table-cell>
          <table:table-cell office:value-type="float" office:value="6292" calcext:value-type="float">
            <text:p>6292</text:p>
          </table:table-cell>
          <table:table-cell table:style-name="ce30" table:formula="of:=[.AS41]/[.AN41]" office:value-type="percentage" office:value="0.527188940092166" calcext:value-type="percentage">
            <text:p>52.7%</text:p>
          </table:table-cell>
          <table:table-cell office:value-type="float" office:value="16" calcext:value-type="float">
            <text:p>16</text:p>
          </table:table-cell>
          <table:table-cell table:style-name="ce31" table:formula="of:=[.AS41]/[.AU41]" office:value-type="float" office:value="393.25" calcext:value-type="float">
            <text:p>393</text:p>
          </table:table-cell>
          <table:table-cell office:value-type="float" office:value="5643" calcext:value-type="float">
            <text:p>5643</text:p>
          </table:table-cell>
          <table:table-cell table:style-name="ce30" table:formula="of:=[.AW41]/[.AN41]" office:value-type="percentage" office:value="0.472811059907834" calcext:value-type="percentage">
            <text:p>47.3%</text:p>
          </table:table-cell>
          <table:table-cell office:value-type="float" office:value="11" calcext:value-type="float">
            <text:p>11</text:p>
          </table:table-cell>
          <table:table-cell table:style-name="ce31" table:formula="of:=[.AW41]/[.AY41]" office:value-type="float" office:value="513" calcext:value-type="float">
            <text:p>513</text:p>
          </table:table-cell>
          <table:table-cell office:value-type="float" office:value="-39.3" calcext:value-type="float">
            <text:p>-39.3</text:p>
          </table:table-cell>
          <table:table-cell table:style-name="ce27" table:formula="of:=([.BA41]-[.$BA$3])/[.$BA$3]" office:value-type="percentage" office:value="0.270611057225994" calcext:value-type="percentage">
            <text:p>27.1%</text:p>
          </table:table-cell>
          <table:table-cell office:value-type="float" office:value="19.21" calcext:value-type="float">
            <text:p>19.21</text:p>
          </table:table-cell>
          <table:table-cell table:style-name="ce27" table:formula="of:=([.BC41]-[.$BC$3])/[.$BC$3]" office:value-type="percentage" office:value="0.246593121349773" calcext:value-type="percentage">
            <text:p>24.7%</text:p>
          </table:table-cell>
          <table:table-cell office:value-type="float" office:value="-168.15" calcext:value-type="float">
            <text:p>-168.15</text:p>
          </table:table-cell>
          <table:table-cell table:style-name="ce27" table:formula="of:=([.BE41]-[.$BE$3])/[.$BE$3]" office:value-type="percentage" office:value="0.00370082970214293" calcext:value-type="percentage">
            <text:p>0.4%</text:p>
          </table:table-cell>
          <table:table-cell office:value-type="float" office:value="112.25" calcext:value-type="float">
            <text:p>112.25</text:p>
          </table:table-cell>
          <table:table-cell table:style-name="ce27" table:formula="of:=([.BG41]-[.$BE$3])/[.$BE$3]" office:value-type="percentage" office:value="-1.67002924849281" calcext:value-type="percentage">
            <text:p>-167.0%</text:p>
          </table:table-cell>
          <table:table-cell table:style-name="ce32" office:value-type="percentage" office:value="0.6337" calcext:value-type="percentage">
            <text:p>63.37%</text:p>
          </table:table-cell>
          <table:table-cell table:style-name="ce32" office:value-type="percentage" office:value="0.0461" calcext:value-type="percentage">
            <text:p>4.61%</text:p>
          </table:table-cell>
          <table:table-cell office:value-type="float" office:value="20.28" calcext:value-type="float">
            <text:p>20.28</text:p>
          </table:table-cell>
          <table:table-cell table:style-name="ce27" table:formula="of:=([.BK41]-[.$BK$3])/[.$BK$3]" office:value-type="percentage" office:value="0.0221774193548388" calcext:value-type="percentage">
            <text:p>2.2%</text:p>
          </table:table-cell>
          <table:table-cell office:value-type="float" office:value="21.37" calcext:value-type="float">
            <text:p>21.37</text:p>
          </table:table-cell>
          <table:table-cell table:style-name="ce27" table:formula="of:=([.BM41]-[.$BM$3])/[.$BM$3]" office:value-type="percentage" office:value="0.115926892950392" calcext:value-type="percentage">
            <text:p>11.6%</text:p>
          </table:table-cell>
          <table:table-cell office:value-type="float" office:value="38.5" calcext:value-type="float">
            <text:p>38.5</text:p>
          </table:table-cell>
          <table:table-cell table:style-name="ce27" table:formula="of:=([.BO41]-[.$BO$3])/[.$BO$3]" office:value-type="percentage" office:value="0.02803738317757" calcext:value-type="percentage">
            <text:p>2.8%</text:p>
          </table:table-cell>
          <table:table-cell office:value-type="float" office:value="37.22" calcext:value-type="float">
            <text:p>37.22</text:p>
          </table:table-cell>
          <table:table-cell table:style-name="ce27" table:formula="of:=([.BQ41]-[.$BQ$3])/[.$BQ$3]" office:value-type="percentage" office:value="0.126513317191283" calcext:value-type="percentage">
            <text:p>12.7%</text:p>
          </table:table-cell>
          <table:table-cell office:value-type="float" office:value="17.24" calcext:value-type="float">
            <text:p>17.24</text:p>
          </table:table-cell>
          <table:table-cell table:style-name="ce27" table:formula="of:=([.BS41]-[.$BS$3])/[.$BS$3]" office:value-type="percentage" office:value="0.0105509964830012" calcext:value-type="percentage">
            <text:p>1.1%</text:p>
          </table:table-cell>
          <table:table-cell office:value-type="float" office:value="19.05" calcext:value-type="float">
            <text:p>19.05</text:p>
          </table:table-cell>
          <table:table-cell table:style-name="ce27" table:formula="of:=([.BU41]-[.$BU$3])/[.$BU$3]" office:value-type="percentage" office:value="0.0702247191011236" calcext:value-type="percentage">
            <text:p>7.0%</text:p>
          </table:table-cell>
          <table:table-cell table:number-columns-repeated="6"/>
          <table:table-cell office:value-type="float" office:value="82.86" calcext:value-type="float">
            <text:p>82.86</text:p>
          </table:table-cell>
          <table:table-cell office:value-type="float" office:value="18.15" calcext:value-type="float">
            <text:p>18.15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1.21" calcext:value-type="float">
            <text:p>21.21</text:p>
          </table:table-cell>
          <table:table-cell office:value-type="float" office:value="17.91" calcext:value-type="float">
            <text:p>17.91</text:p>
          </table:table-cell>
          <table:table-cell office:value-type="float" office:value="38.66" calcext:value-type="float">
            <text:p>38.66</text:p>
          </table:table-cell>
          <table:table-cell table:formula="of:=SUM([.CD41:.CI41])" office:value-type="float" office:value="100.01" calcext:value-type="float">
            <text:p>100.01</text:p>
          </table:table-cell>
          <table:table-cell table:style-name="ce33" table:formula="of:=[.CD41]*[.CC41]/[.CJ41]" office:value-type="float" office:value="15.0375862413759" calcext:value-type="float">
            <text:p>15.04</text:p>
          </table:table-cell>
          <table:table-cell table:style-name="ce33" table:formula="of:=[.CE41]*[.CC41]/[.CJ41]" office:value-type="float" office:value="0.0911368863113689" calcext:value-type="float">
            <text:p>0.09</text:p>
          </table:table-cell>
          <table:table-cell table:style-name="ce33" table:formula="of:=[.CF41]*[.CC41]/[.CJ41]" office:value-type="float" office:value="3.28921307869213" calcext:value-type="float">
            <text:p>3.29</text:p>
          </table:table-cell>
          <table:table-cell table:style-name="ce33" table:formula="of:=[.CG41]*[.CC41]/[.CJ41]" office:value-type="float" office:value="17.5728487151285" calcext:value-type="float">
            <text:p>17.57</text:p>
          </table:table-cell>
          <table:table-cell table:style-name="ce33" table:formula="of:=[.CH41]*[.CC41]/[.CJ41]" office:value-type="float" office:value="14.8387421257874" calcext:value-type="float">
            <text:p>14.84</text:p>
          </table:table-cell>
          <table:table-cell table:style-name="ce33" table:formula="of:=[.CI41]*[.CC41]/[.CJ41]" office:value-type="float" office:value="32.0304729527047" calcext:value-type="float">
            <text:p>32.03</text:p>
          </table:table-cell>
          <table:table-cell/>
        </table:table-row>
        <table:table-row table:style-name="ro2">
          <table:table-cell table:style-name="ce3" table:formula="of:=[.A41]+1" office:value-type="float" office:value="38" calcext:value-type="float">
            <text:p>38</text:p>
          </table:table-cell>
          <table:table-cell table:style-name="ce4" office:value-type="date" office:date-value="2019-12-08" calcext:value-type="date">
            <text:p>2019-12-08</text:p>
          </table:table-cell>
          <table:table-cell table:style-name="ce6" office:value-type="string" calcext:value-type="string">
            <text:p>ego-noise-1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change_random noise 1</text:p>
          </table:table-cell>
          <table:table-cell office:value-type="string" calcext:value-type="string">
            <text:p>None</text:p>
          </table:table-cell>
          <table:table-cell office:value-type="float" office:value="9413879004" calcext:value-type="float">
            <text:p>9413879004</text:p>
          </table:table-cell>
          <table:table-cell table:style-name="ce16" table:formula="of:=([.G42]-[.$G$3])/[.$G$3]" office:value-type="percentage" office:value="0.0000709466714472839" calcext:value-type="percentage">
            <text:p>0.01%</text:p>
          </table:table-cell>
          <table:table-cell office:value-type="float" office:value="56.23" calcext:value-type="float">
            <text:p>56.23</text:p>
          </table:table-cell>
          <table:table-cell table:style-name="ce16" table:formula="of:=([.I42]-[.$I$3])/[.$I$3]" office:value-type="percentage" office:value="0" calcext:value-type="percentage">
            <text:p>0.00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42]/[.I42]" office:value-type="percentage" office:value="0.893651075938111" calcext:value-type="percentage">
            <text:p>89.37%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3.66" calcext:value-type="float">
            <text:p>43.66</text:p>
          </table:table-cell>
          <table:table-cell table:style-name="ce16" table:formula="of:=([.P42]-[.$P$3])/[.$P$3]" office:value-type="percentage" office:value="0" calcext:value-type="percentage">
            <text:p>0.00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2]/[.P42]" office:value-type="percentage" office:value="0.861658268437929" calcext:value-type="percentage">
            <text:p>86.17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0.74" calcext:value-type="float">
            <text:p>0.74</text:p>
          </table:table-cell>
          <table:table-cell office:value-type="float" office:value="3179" calcext:value-type="float">
            <text:p>3179</text:p>
          </table:table-cell>
          <table:table-cell office:value-type="float" office:value="104.6" calcext:value-type="float">
            <text:p>104.6</text:p>
          </table:table-cell>
          <table:table-cell office:value-type="float" office:value="17.25" calcext:value-type="float">
            <text:p>1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9" calcext:value-type="float">
            <text:p>9.89</text:p>
          </table:table-cell>
          <table:table-cell office:value-type="float" office:value="16.85" calcext:value-type="float">
            <text:p>16.85</text:p>
          </table:table-cell>
          <table:table-cell office:value-type="float" office:value="12.58" calcext:value-type="float">
            <text:p>12.58</text:p>
          </table:table-cell>
          <table:table-cell office:value-type="float" office:value="34.4" calcext:value-type="float">
            <text:p>34.4</text:p>
          </table:table-cell>
          <table:table-cell office:value-type="float" office:value="86.44" calcext:value-type="float">
            <text:p>86.44</text:p>
          </table:table-cell>
          <table:table-cell office:value-type="float" office:value="19.37" calcext:value-type="float">
            <text:p>19.37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66" calcext:value-type="float">
            <text:p>20.66</text:p>
          </table:table-cell>
          <table:table-cell office:value-type="float" office:value="17.68" calcext:value-type="float">
            <text:p>17.68</text:p>
          </table:table-cell>
          <table:table-cell office:value-type="float" office:value="38.3" calcext:value-type="float">
            <text:p>38.3</text:p>
          </table:table-cell>
          <table:table-cell office:value-type="float" office:value="7980" calcext:value-type="float">
            <text:p>7980</text:p>
          </table:table-cell>
          <table:table-cell table:style-name="ce27" table:formula="of:=([.AN42]-[.$AN$3])/[.$AN$3]" office:value-type="percentage" office:value="-0.000250563768479078" calcext:value-type="percentage">
            <text:p>0.0%</text:p>
          </table:table-cell>
          <table:table-cell office:value-type="float" office:value="372686084" calcext:value-type="float">
            <text:p>372686084</text:p>
          </table:table-cell>
          <table:table-cell table:style-name="ce27" table:formula="of:=([.AP42]-[.$AP$3])/[.$AP$3]" office:value-type="percentage" office:value="-0.000284812780179503" calcext:value-type="percentage">
            <text:p>0.0%</text:p>
          </table:table-cell>
          <table:table-cell table:style-name="ce27" table:formula="of:=[.AP42]/[.G42]" office:value-type="percentage" office:value="0.0395890029860851" calcext:value-type="percentage">
            <text:p>4.0%</text:p>
          </table:table-cell>
          <table:table-cell office:value-type="float" office:value="2653" calcext:value-type="float">
            <text:p>2653</text:p>
          </table:table-cell>
          <table:table-cell table:style-name="ce30" table:formula="of:=[.AS42]/[.AN42]" office:value-type="percentage" office:value="0.332456140350877" calcext:value-type="percentage">
            <text:p>33.2%</text:p>
          </table:table-cell>
          <table:table-cell office:value-type="float" office:value="9" calcext:value-type="float">
            <text:p>9</text:p>
          </table:table-cell>
          <table:table-cell table:style-name="ce31" table:formula="of:=[.AS42]/[.AU42]" office:value-type="float" office:value="294.777777777778" calcext:value-type="float">
            <text:p>295</text:p>
          </table:table-cell>
          <table:table-cell office:value-type="float" office:value="5327" calcext:value-type="float">
            <text:p>5327</text:p>
          </table:table-cell>
          <table:table-cell table:style-name="ce30" table:formula="of:=[.AW42]/[.AN42]" office:value-type="percentage" office:value="0.667543859649123" calcext:value-type="percentage">
            <text:p>66.8%</text:p>
          </table:table-cell>
          <table:table-cell office:value-type="float" office:value="10" calcext:value-type="float">
            <text:p>10</text:p>
          </table:table-cell>
          <table:table-cell table:style-name="ce31" table:formula="of:=[.AW42]/[.AY42]" office:value-type="float" office:value="532.7" calcext:value-type="float">
            <text:p>533</text:p>
          </table:table-cell>
          <table:table-cell office:value-type="float" office:value="-30.92" calcext:value-type="float">
            <text:p>-30.92</text:p>
          </table:table-cell>
          <table:table-cell table:style-name="ce27" table:formula="of:=([.BA42]-[.$BA$3])/[.$BA$3]" office:value-type="percentage" office:value="-0.000323310701584158" calcext:value-type="percentage">
            <text:p>0.0%</text:p>
          </table:table-cell>
          <table:table-cell office:value-type="float" office:value="15.4" calcext:value-type="float">
            <text:p>15.4</text:p>
          </table:table-cell>
          <table:table-cell table:style-name="ce27" table:formula="of:=([.BC42]-[.$BC$3])/[.$BC$3]" office:value-type="percentage" office:value="-0.000648929266709915" calcext:value-type="percentage">
            <text:p>-0.1%</text:p>
          </table:table-cell>
          <table:table-cell office:value-type="float" office:value="-167.53" calcext:value-type="float">
            <text:p>-167.53</text:p>
          </table:table-cell>
          <table:table-cell table:style-name="ce27" table:formula="of:=([.BE42]-[.$BE$3])/[.$BE$3]" office:value-type="percentage" office:value="-0" calcext:value-type="percentage">
            <text:p>0.0%</text:p>
          </table:table-cell>
          <table:table-cell office:value-type="float" office:value="110.77" calcext:value-type="float">
            <text:p>110.77</text:p>
          </table:table-cell>
          <table:table-cell table:style-name="ce27" table:formula="of:=([.BG42]-[.$BE$3])/[.$BE$3]" office:value-type="percentage" office:value="-1.66119500984898" calcext:value-type="percentage">
            <text:p>-166.1%</text:p>
          </table:table-cell>
          <table:table-cell table:style-name="ce32" office:value-type="percentage" office:value="0.6358" calcext:value-type="percentage">
            <text:p>63.58%</text:p>
          </table:table-cell>
          <table:table-cell table:style-name="ce32" office:value-type="percentage" office:value="0.0439" calcext:value-type="percentage">
            <text:p>4.39%</text:p>
          </table:table-cell>
          <table:table-cell office:value-type="float" office:value="19.84" calcext:value-type="float">
            <text:p>19.84</text:p>
          </table:table-cell>
          <table:table-cell table:style-name="ce27" table:formula="of:=([.BK42]-[.$BK$3])/[.$BK$3]" office:value-type="percentage" office:value="0" calcext:value-type="percentage">
            <text:p>0.0%</text:p>
          </table:table-cell>
          <table:table-cell office:value-type="float" office:value="19.17" calcext:value-type="float">
            <text:p>19.17</text:p>
          </table:table-cell>
          <table:table-cell table:style-name="ce27" table:formula="of:=([.BM42]-[.$BM$3])/[.$BM$3]" office:value-type="percentage" office:value="0.00104438642297666" calcext:value-type="percentage">
            <text:p>0.1%</text:p>
          </table:table-cell>
          <table:table-cell office:value-type="float" office:value="38.27" calcext:value-type="float">
            <text:p>38.27</text:p>
          </table:table-cell>
          <table:table-cell table:style-name="ce27" table:formula="of:=([.BO42]-[.$BO$3])/[.$BO$3]" office:value-type="percentage" office:value="0.0218958611481976" calcext:value-type="percentage">
            <text:p>2.2%</text:p>
          </table:table-cell>
          <table:table-cell office:value-type="float" office:value="35.34" calcext:value-type="float">
            <text:p>35.34</text:p>
          </table:table-cell>
          <table:table-cell table:style-name="ce27" table:formula="of:=([.BQ42]-[.$BQ$3])/[.$BQ$3]" office:value-type="percentage" office:value="0.0696125907990316" calcext:value-type="percentage">
            <text:p>7.0%</text:p>
          </table:table-cell>
          <table:table-cell office:value-type="float" office:value="16.62" calcext:value-type="float">
            <text:p>16.62</text:p>
          </table:table-cell>
          <table:table-cell table:style-name="ce27" table:formula="of:=([.BS42]-[.$BS$3])/[.$BS$3]" office:value-type="percentage" office:value="-0.025791324736225" calcext:value-type="percentage">
            <text:p>-2.6%</text:p>
          </table:table-cell>
          <table:table-cell office:value-type="float" office:value="16.33" calcext:value-type="float">
            <text:p>16.33</text:p>
          </table:table-cell>
          <table:table-cell table:style-name="ce27" table:formula="of:=([.BU42]-[.$BU$3])/[.$BU$3]" office:value-type="percentage" office:value="-0.0825842696629215" calcext:value-type="percentage">
            <text:p>-8.3%</text:p>
          </table:table-cell>
          <table:table-cell table:number-columns-repeated="6"/>
          <table:table-cell office:value-type="float" office:value="86.44" calcext:value-type="float">
            <text:p>86.44</text:p>
          </table:table-cell>
          <table:table-cell office:value-type="float" office:value="19.37" calcext:value-type="float">
            <text:p>19.37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66" calcext:value-type="float">
            <text:p>20.66</text:p>
          </table:table-cell>
          <table:table-cell office:value-type="float" office:value="17.68" calcext:value-type="float">
            <text:p>17.68</text:p>
          </table:table-cell>
          <table:table-cell office:value-type="float" office:value="38.3" calcext:value-type="float">
            <text:p>38.3</text:p>
          </table:table-cell>
          <table:table-cell table:formula="of:=SUM([.CD42:.CI42])" office:value-type="float" office:value="100.01" calcext:value-type="float">
            <text:p>100.01</text:p>
          </table:table-cell>
          <table:table-cell table:style-name="ce33" table:formula="of:=[.CD42]*[.CC42]/[.CJ42]" office:value-type="float" office:value="16.7417538246175" calcext:value-type="float">
            <text:p>16.74</text:p>
          </table:table-cell>
          <table:table-cell table:style-name="ce33" table:formula="of:=[.CE42]*[.CC42]/[.CJ42]" office:value-type="float" office:value="0.0950744925507449" calcext:value-type="float">
            <text:p>0.10</text:p>
          </table:table-cell>
          <table:table-cell table:style-name="ce33" table:formula="of:=[.CF42]*[.CC42]/[.CJ42]" office:value-type="float" office:value="3.3621797820218" calcext:value-type="float">
            <text:p>3.36</text:p>
          </table:table-cell>
          <table:table-cell table:style-name="ce33" table:formula="of:=[.CG42]*[.CC42]/[.CJ42]" office:value-type="float" office:value="17.8567183281672" calcext:value-type="float">
            <text:p>17.86</text:p>
          </table:table-cell>
          <table:table-cell table:style-name="ce33" table:formula="of:=[.CH42]*[.CC42]/[.CJ42]" office:value-type="float" office:value="15.2810638936106" calcext:value-type="float">
            <text:p>15.28</text:p>
          </table:table-cell>
          <table:table-cell table:style-name="ce33" table:formula="of:=[.CI42]*[.CC42]/[.CJ42]" office:value-type="float" office:value="33.1032096790321" calcext:value-type="float">
            <text:p>33.10</text:p>
          </table:table-cell>
          <table:table-cell/>
        </table:table-row>
        <table:table-row table:style-name="ro2">
          <table:table-cell table:style-name="ce3" table:formula="of:=[.A42]+1" office:value-type="float" office:value="39" calcext:value-type="float">
            <text:p>39</text:p>
          </table:table-cell>
          <table:table-cell table:style-name="ce4" office:value-type="date" office:date-value="2019-12-08" calcext:value-type="date">
            <text:p>2019-12-08</text:p>
          </table:table-cell>
          <table:table-cell table:style-name="ce6" office:value-type="string" calcext:value-type="string">
            <text:p>ego-noise-2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change_random noise 2</text:p>
          </table:table-cell>
          <table:table-cell office:value-type="string" calcext:value-type="string">
            <text:p>None</text:p>
          </table:table-cell>
          <table:table-cell office:value-type="float" office:value="9411817698" calcext:value-type="float">
            <text:p>9411817698</text:p>
          </table:table-cell>
          <table:table-cell table:style-name="ce16" table:formula="of:=([.G43]-[.$G$3])/[.$G$3]" office:value-type="percentage" office:value="-0.00014803343674442" calcext:value-type="percentage">
            <text:p>-0.01%</text:p>
          </table:table-cell>
          <table:table-cell office:value-type="float" office:value="56.23" calcext:value-type="float">
            <text:p>56.23</text:p>
          </table:table-cell>
          <table:table-cell table:style-name="ce16" table:formula="of:=([.I43]-[.$I$3])/[.$I$3]" office:value-type="percentage" office:value="0" calcext:value-type="percentage">
            <text:p>0.00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43]/[.I43]" office:value-type="percentage" office:value="0.893651075938111" calcext:value-type="percentage">
            <text:p>89.37%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3.65" calcext:value-type="float">
            <text:p>43.65</text:p>
          </table:table-cell>
          <table:table-cell table:style-name="ce16" table:formula="of:=([.P43]-[.$P$3])/[.$P$3]" office:value-type="percentage" office:value="-0.000229042601923912" calcext:value-type="percentage">
            <text:p>-0.0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3]/[.P43]" office:value-type="percentage" office:value="0.861855670103093" calcext:value-type="percentage">
            <text:p>86.19%</text:p>
          </table:table-cell>
          <table:table-cell table:style-name="Default" office:value-type="float" office:value="6.04" calcext:value-type="float">
            <text:p>6.04</text:p>
          </table:table-cell>
          <table:table-cell table:style-name="Default" office:value-type="float" office:value="5.3" calcext:value-type="float">
            <text:p>5.3</text:p>
          </table:table-cell>
          <table:table-cell table:style-name="Default" office:value-type="float" office:value="0.74" calcext:value-type="float">
            <text:p>0.74</text:p>
          </table:table-cell>
          <table:table-cell office:value-type="float" office:value="3352" calcext:value-type="float">
            <text:p>3352</text:p>
          </table:table-cell>
          <table:table-cell office:value-type="float" office:value="104.6" calcext:value-type="float">
            <text:p>104.6</text:p>
          </table:table-cell>
          <table:table-cell office:value-type="float" office:value="17.25" calcext:value-type="float">
            <text:p>17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8" calcext:value-type="float">
            <text:p>9.88</text:p>
          </table:table-cell>
          <table:table-cell office:value-type="float" office:value="16.86" calcext:value-type="float">
            <text:p>16.86</text:p>
          </table:table-cell>
          <table:table-cell office:value-type="float" office:value="12.69" calcext:value-type="float">
            <text:p>12.69</text:p>
          </table:table-cell>
          <table:table-cell office:value-type="float" office:value="34.19" calcext:value-type="float">
            <text:p>34.19</text:p>
          </table:table-cell>
          <table:table-cell office:value-type="float" office:value="86.39" calcext:value-type="float">
            <text:p>86.39</text:p>
          </table:table-cell>
          <table:table-cell office:value-type="float" office:value="19.36" calcext:value-type="float">
            <text:p>19.36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71" calcext:value-type="float">
            <text:p>20.71</text:p>
          </table:table-cell>
          <table:table-cell office:value-type="float" office:value="17.99" calcext:value-type="float">
            <text:p>17.99</text:p>
          </table:table-cell>
          <table:table-cell office:value-type="float" office:value="37.94" calcext:value-type="float">
            <text:p>37.94</text:p>
          </table:table-cell>
          <table:table-cell office:value-type="float" office:value="7982" calcext:value-type="float">
            <text:p>7982</text:p>
          </table:table-cell>
          <table:table-cell table:style-name="ce27" table:formula="of:=([.AN43]-[.$AN$3])/[.$AN$3]" office:value-type="percentage" office:value="0" calcext:value-type="percentage">
            <text:p>0.0%</text:p>
          </table:table-cell>
          <table:table-cell office:value-type="float" office:value="372793341" calcext:value-type="float">
            <text:p>372793341</text:p>
          </table:table-cell>
          <table:table-cell table:style-name="ce27" table:formula="of:=([.AP43]-[.$AP$3])/[.$AP$3]" office:value-type="percentage" office:value="0.00000289973831538241" calcext:value-type="percentage">
            <text:p>0.0%</text:p>
          </table:table-cell>
          <table:table-cell table:style-name="ce27" table:formula="of:=[.AP43]/[.G43]" office:value-type="percentage" office:value="0.0396090694658502" calcext:value-type="percentage">
            <text:p>4.0%</text:p>
          </table:table-cell>
          <table:table-cell office:value-type="float" office:value="2654" calcext:value-type="float">
            <text:p>2654</text:p>
          </table:table-cell>
          <table:table-cell table:style-name="ce30" table:formula="of:=[.AS43]/[.AN43]" office:value-type="percentage" office:value="0.332498120771736" calcext:value-type="percentage">
            <text:p>33.2%</text:p>
          </table:table-cell>
          <table:table-cell office:value-type="float" office:value="9" calcext:value-type="float">
            <text:p>9</text:p>
          </table:table-cell>
          <table:table-cell table:style-name="ce31" table:formula="of:=[.AS43]/[.AU43]" office:value-type="float" office:value="294.888888888889" calcext:value-type="float">
            <text:p>295</text:p>
          </table:table-cell>
          <table:table-cell office:value-type="float" office:value="5328" calcext:value-type="float">
            <text:p>5328</text:p>
          </table:table-cell>
          <table:table-cell table:style-name="ce30" table:formula="of:=[.AW43]/[.AN43]" office:value-type="percentage" office:value="0.667501879228264" calcext:value-type="percentage">
            <text:p>66.8%</text:p>
          </table:table-cell>
          <table:table-cell office:value-type="float" office:value="10" calcext:value-type="float">
            <text:p>10</text:p>
          </table:table-cell>
          <table:table-cell table:style-name="ce31" table:formula="of:=[.AW43]/[.AY43]" office:value-type="float" office:value="532.8" calcext:value-type="float">
            <text:p>533</text:p>
          </table:table-cell>
          <table:table-cell office:value-type="float" office:value="-30.93" calcext:value-type="float">
            <text:p>-30.93</text:p>
          </table:table-cell>
          <table:table-cell table:style-name="ce27" table:formula="of:=([.BA43]-[.$BA$3])/[.$BA$3]" office:value-type="percentage" office:value="-0" calcext:value-type="percentage">
            <text:p>0.0%</text:p>
          </table:table-cell>
          <table:table-cell office:value-type="float" office:value="15.41" calcext:value-type="float">
            <text:p>15.41</text:p>
          </table:table-cell>
          <table:table-cell table:style-name="ce27" table:formula="of:=([.BC43]-[.$BC$3])/[.$BC$3]" office:value-type="percentage" office:value="0" calcext:value-type="percentage">
            <text:p>0.0%</text:p>
          </table:table-cell>
          <table:table-cell office:value-type="float" office:value="-167.53" calcext:value-type="float">
            <text:p>-167.53</text:p>
          </table:table-cell>
          <table:table-cell table:style-name="ce27" table:formula="of:=([.BE43]-[.$BE$3])/[.$BE$3]" office:value-type="percentage" office:value="-0" calcext:value-type="percentage">
            <text:p>0.0%</text:p>
          </table:table-cell>
          <table:table-cell office:value-type="float" office:value="110.77" calcext:value-type="float">
            <text:p>110.77</text:p>
          </table:table-cell>
          <table:table-cell table:style-name="ce27" table:formula="of:=([.BG43]-[.$BE$3])/[.$BE$3]" office:value-type="percentage" office:value="-1.66119500984898" calcext:value-type="percentage">
            <text:p>-166.1%</text:p>
          </table:table-cell>
          <table:table-cell table:style-name="ce32" office:value-type="percentage" office:value="0.6358" calcext:value-type="percentage">
            <text:p>63.58%</text:p>
          </table:table-cell>
          <table:table-cell table:style-name="ce32" office:value-type="percentage" office:value="0.0439" calcext:value-type="percentage">
            <text:p>4.39%</text:p>
          </table:table-cell>
          <table:table-cell office:value-type="float" office:value="19.82" calcext:value-type="float">
            <text:p>19.82</text:p>
          </table:table-cell>
          <table:table-cell table:style-name="ce27" table:formula="of:=([.BK43]-[.$BK$3])/[.$BK$3]" office:value-type="percentage" office:value="-0.00100806451612901" calcext:value-type="percentage">
            <text:p>-0.1%</text:p>
          </table:table-cell>
          <table:table-cell office:value-type="float" office:value="19.2" calcext:value-type="float">
            <text:p>19.2</text:p>
          </table:table-cell>
          <table:table-cell table:style-name="ce27" table:formula="of:=([.BM43]-[.$BM$3])/[.$BM$3]" office:value-type="percentage" office:value="0.00261096605744129" calcext:value-type="percentage">
            <text:p>0.3%</text:p>
          </table:table-cell>
          <table:table-cell office:value-type="float" office:value="37.73" calcext:value-type="float">
            <text:p>37.73</text:p>
          </table:table-cell>
          <table:table-cell table:style-name="ce27" table:formula="of:=([.BO43]-[.$BO$3])/[.$BO$3]" office:value-type="percentage" office:value="0.00747663551401853" calcext:value-type="percentage">
            <text:p>0.7%</text:p>
          </table:table-cell>
          <table:table-cell office:value-type="float" office:value="34.25" calcext:value-type="float">
            <text:p>34.25</text:p>
          </table:table-cell>
          <table:table-cell table:style-name="ce27" table:formula="of:=([.BQ43]-[.$BQ$3])/[.$BQ$3]" office:value-type="percentage" office:value="0.0366222760290557" calcext:value-type="percentage">
            <text:p>3.7%</text:p>
          </table:table-cell>
          <table:table-cell office:value-type="float" office:value="16.89" calcext:value-type="float">
            <text:p>16.89</text:p>
          </table:table-cell>
          <table:table-cell table:style-name="ce27" table:formula="of:=([.BS43]-[.$BS$3])/[.$BS$3]" office:value-type="percentage" office:value="-0.00996483001172322" calcext:value-type="percentage">
            <text:p>-1.0%</text:p>
          </table:table-cell>
          <table:table-cell office:value-type="float" office:value="17.15" calcext:value-type="float">
            <text:p>17.15</text:p>
          </table:table-cell>
          <table:table-cell table:style-name="ce27" table:formula="of:=([.BU43]-[.$BU$3])/[.$BU$3]" office:value-type="percentage" office:value="-0.0365168539325844" calcext:value-type="percentage">
            <text:p>-3.7%</text:p>
          </table:table-cell>
          <table:table-cell table:number-columns-repeated="6"/>
          <table:table-cell office:value-type="float" office:value="86.39" calcext:value-type="float">
            <text:p>86.39</text:p>
          </table:table-cell>
          <table:table-cell office:value-type="float" office:value="19.36" calcext:value-type="float">
            <text:p>19.36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71" calcext:value-type="float">
            <text:p>20.71</text:p>
          </table:table-cell>
          <table:table-cell office:value-type="float" office:value="17.99" calcext:value-type="float">
            <text:p>17.99</text:p>
          </table:table-cell>
          <table:table-cell office:value-type="float" office:value="37.94" calcext:value-type="float">
            <text:p>37.94</text:p>
          </table:table-cell>
          <table:table-cell table:formula="of:=SUM([.CD43:.CI43])" office:value-type="float" office:value="100" calcext:value-type="float">
            <text:p>100</text:p>
          </table:table-cell>
          <table:table-cell table:style-name="ce33" table:formula="of:=[.CD43]*[.CC43]/[.CJ43]" office:value-type="float" office:value="16.725104" calcext:value-type="float">
            <text:p>16.73</text:p>
          </table:table-cell>
          <table:table-cell table:style-name="ce33" table:formula="of:=[.CE43]*[.CC43]/[.CJ43]" office:value-type="float" office:value="0.095029" calcext:value-type="float">
            <text:p>0.10</text:p>
          </table:table-cell>
          <table:table-cell table:style-name="ce33" table:formula="of:=[.CF43]*[.CC43]/[.CJ43]" office:value-type="float" office:value="3.360571" calcext:value-type="float">
            <text:p>3.36</text:p>
          </table:table-cell>
          <table:table-cell table:style-name="ce33" table:formula="of:=[.CG43]*[.CC43]/[.CJ43]" office:value-type="float" office:value="17.891369" calcext:value-type="float">
            <text:p>17.89</text:p>
          </table:table-cell>
          <table:table-cell table:style-name="ce33" table:formula="of:=[.CH43]*[.CC43]/[.CJ43]" office:value-type="float" office:value="15.541561" calcext:value-type="float">
            <text:p>15.54</text:p>
          </table:table-cell>
          <table:table-cell table:style-name="ce33" table:formula="of:=[.CI43]*[.CC43]/[.CJ43]" office:value-type="float" office:value="32.776366" calcext:value-type="float">
            <text:p>32.78</text:p>
          </table:table-cell>
          <table:table-cell/>
        </table:table-row>
        <table:table-row table:style-name="ro2">
          <table:table-cell table:style-name="ce3" table:formula="of:=[.A43]+1" office:value-type="float" office:value="40" calcext:value-type="float">
            <text:p>40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6" office:value-type="string" calcext:value-type="string">
            <text:p>ego-noise-3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change_random noise 3</text:p>
          </table:table-cell>
          <table:table-cell office:value-type="string" calcext:value-type="string">
            <text:p>None</text:p>
          </table:table-cell>
          <table:table-cell office:value-type="float" office:value="9491826484" calcext:value-type="float">
            <text:p>9491826484</text:p>
          </table:table-cell>
          <table:table-cell table:style-name="ce16" table:formula="of:=([.G44]-[.$G$3])/[.$G$3]" office:value-type="percentage" office:value="0.00835159379694477" calcext:value-type="percentage">
            <text:p>0.84%</text:p>
          </table:table-cell>
          <table:table-cell office:value-type="float" office:value="56.28" calcext:value-type="float">
            <text:p>56.28</text:p>
          </table:table-cell>
          <table:table-cell table:style-name="ce16" table:formula="of:=([.I44]-[.$I$3])/[.$I$3]" office:value-type="percentage" office:value="0.000889205050684764" calcext:value-type="percentage">
            <text:p>0.09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44]/[.I44]" office:value-type="percentage" office:value="0.892857142857143" calcext:value-type="percentage">
            <text:p>89.29%</text:p>
          </table:table-cell>
          <table:table-cell table:style-name="Default" office:value-type="float" office:value="6.03" calcext:value-type="float">
            <text:p>6.03</text:p>
          </table:table-cell>
          <table:table-cell table:style-name="Default" office:value-type="float" office:value="5.81" calcext:value-type="float">
            <text:p>5.8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3.51" calcext:value-type="float">
            <text:p>43.51</text:p>
          </table:table-cell>
          <table:table-cell table:style-name="ce16" table:formula="of:=([.P44]-[.$P$3])/[.$P$3]" office:value-type="percentage" office:value="-0.00343563902885934" calcext:value-type="percentage">
            <text:p>-0.34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4]/[.P44]" office:value-type="percentage" office:value="0.864628820960699" calcext:value-type="percentage">
            <text:p>86.46%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5.2" calcext:value-type="float">
            <text:p>5.2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2031" calcext:value-type="float">
            <text:p>2031</text:p>
          </table:table-cell>
          <table:table-cell office:value-type="float" office:value="104.5" calcext:value-type="float">
            <text:p>104.5</text:p>
          </table:table-cell>
          <table:table-cell office:value-type="float" office:value="17.44" calcext:value-type="float">
            <text:p>1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88" calcext:value-type="float">
            <text:p>9.88</text:p>
          </table:table-cell>
          <table:table-cell office:value-type="float" office:value="16.79" calcext:value-type="float">
            <text:p>16.79</text:p>
          </table:table-cell>
          <table:table-cell office:value-type="float" office:value="12.56" calcext:value-type="float">
            <text:p>12.56</text:p>
          </table:table-cell>
          <table:table-cell office:value-type="float" office:value="34.19" calcext:value-type="float">
            <text:p>34.19</text:p>
          </table:table-cell>
          <table:table-cell office:value-type="float" office:value="85.77" calcext:value-type="float">
            <text:p>85.77</text:p>
          </table:table-cell>
          <table:table-cell office:value-type="float" office:value="19.14" calcext:value-type="float">
            <text:p>19.14</text:p>
          </table:table-cell>
          <table:table-cell office:value-type="float" office:value="0.11" calcext:value-type="float">
            <text:p>0.11</text:p>
          </table:table-cell>
          <table:table-cell office:value-type="float" office:value="3.91" calcext:value-type="float">
            <text:p>3.91</text:p>
          </table:table-cell>
          <table:table-cell office:value-type="float" office:value="20.4" calcext:value-type="float">
            <text:p>20.4</text:p>
          </table:table-cell>
          <table:table-cell office:value-type="float" office:value="18.42" calcext:value-type="float">
            <text:p>18.42</text:p>
          </table:table-cell>
          <table:table-cell office:value-type="float" office:value="38.02" calcext:value-type="float">
            <text:p>38.02</text:p>
          </table:table-cell>
          <table:table-cell office:value-type="float" office:value="7492" calcext:value-type="float">
            <text:p>7492</text:p>
          </table:table-cell>
          <table:table-cell table:style-name="ce27" table:formula="of:=([.AN44]-[.$AN$3])/[.$AN$3]" office:value-type="percentage" office:value="-0.0613881232773741" calcext:value-type="percentage">
            <text:p>-6.1%</text:p>
          </table:table-cell>
          <table:table-cell office:value-type="float" office:value="351659153" calcext:value-type="float">
            <text:p>351659153</text:p>
          </table:table-cell>
          <table:table-cell table:style-name="ce27" table:formula="of:=([.AP44]-[.$AP$3])/[.$AP$3]" office:value-type="percentage" office:value="-0.0566886957363332" calcext:value-type="percentage">
            <text:p>-5.7%</text:p>
          </table:table-cell>
          <table:table-cell table:style-name="ce27" table:formula="of:=[.AP44]/[.G44]" office:value-type="percentage" office:value="0.0370486284797534" calcext:value-type="percentage">
            <text:p>3.7%</text:p>
          </table:table-cell>
          <table:table-cell office:value-type="float" office:value="1948" calcext:value-type="float">
            <text:p>1948</text:p>
          </table:table-cell>
          <table:table-cell table:style-name="ce30" table:formula="of:=[.AS44]/[.AN44]" office:value-type="percentage" office:value="0.260010678056594" calcext:value-type="percentage">
            <text:p>26.0%</text:p>
          </table:table-cell>
          <table:table-cell office:value-type="float" office:value="12" calcext:value-type="float">
            <text:p>12</text:p>
          </table:table-cell>
          <table:table-cell table:style-name="ce31" table:formula="of:=[.AS44]/[.AU44]" office:value-type="float" office:value="162.333333333333" calcext:value-type="float">
            <text:p>162</text:p>
          </table:table-cell>
          <table:table-cell office:value-type="float" office:value="5545" calcext:value-type="float">
            <text:p>5545</text:p>
          </table:table-cell>
          <table:table-cell table:style-name="ce30" table:formula="of:=[.AW44]/[.AN44]" office:value-type="percentage" office:value="0.740122797650828" calcext:value-type="percentage">
            <text:p>74.0%</text:p>
          </table:table-cell>
          <table:table-cell office:value-type="float" office:value="11" calcext:value-type="float">
            <text:p>11</text:p>
          </table:table-cell>
          <table:table-cell table:style-name="ce31" table:formula="of:=[.AW44]/[.AY44]" office:value-type="float" office:value="504.090909090909" calcext:value-type="float">
            <text:p>504</text:p>
          </table:table-cell>
          <table:table-cell office:value-type="float" office:value="-31.58" calcext:value-type="float">
            <text:p>-31.58</text:p>
          </table:table-cell>
          <table:table-cell table:style-name="ce27" table:formula="of:=([.BA44]-[.$BA$3])/[.$BA$3]" office:value-type="percentage" office:value="0.0210151956029744" calcext:value-type="percentage">
            <text:p>2.1%</text:p>
          </table:table-cell>
          <table:table-cell office:value-type="float" office:value="14.55" calcext:value-type="float">
            <text:p>14.55</text:p>
          </table:table-cell>
          <table:table-cell table:style-name="ce27" table:formula="of:=([.BC44]-[.$BC$3])/[.$BC$3]" office:value-type="percentage" office:value="-0.0558079169370538" calcext:value-type="percentage">
            <text:p>-5.6%</text:p>
          </table:table-cell>
          <table:table-cell office:value-type="float" office:value="-161.77" calcext:value-type="float">
            <text:p>-161.77</text:p>
          </table:table-cell>
          <table:table-cell table:style-name="ce27" table:formula="of:=([.BE44]-[.$BE$3])/[.$BE$3]" office:value-type="percentage" office:value="-0.0343819017489404" calcext:value-type="percentage">
            <text:p>-3.4%</text:p>
          </table:table-cell>
          <table:table-cell office:value-type="float" office:value="108.13" calcext:value-type="float">
            <text:p>108.13</text:p>
          </table:table-cell>
          <table:table-cell table:style-name="ce27" table:formula="of:=([.BG44]-[.$BE$3])/[.$BE$3]" office:value-type="percentage" office:value="-1.64543663821405" calcext:value-type="percentage">
            <text:p>-164.5%</text:p>
          </table:table-cell>
          <table:table-cell table:style-name="ce32" office:value-type="percentage" office:value="0.6345" calcext:value-type="percentage">
            <text:p>63.45%</text:p>
          </table:table-cell>
          <table:table-cell table:style-name="ce32" office:value-type="percentage" office:value="0.043" calcext:value-type="percentage">
            <text:p>4.30%</text:p>
          </table:table-cell>
          <table:table-cell office:value-type="float" office:value="20.15" calcext:value-type="float">
            <text:p>20.15</text:p>
          </table:table-cell>
          <table:table-cell table:style-name="ce27" table:formula="of:=([.BK44]-[.$BK$3])/[.$BK$3]" office:value-type="percentage" office:value="0.0156249999999999" calcext:value-type="percentage">
            <text:p>1.6%</text:p>
          </table:table-cell>
          <table:table-cell office:value-type="float" office:value="19.58" calcext:value-type="float">
            <text:p>19.58</text:p>
          </table:table-cell>
          <table:table-cell table:style-name="ce27" table:formula="of:=([.BM44]-[.$BM$3])/[.$BM$3]" office:value-type="percentage" office:value="0.0224543080939948" calcext:value-type="percentage">
            <text:p>2.2%</text:p>
          </table:table-cell>
          <table:table-cell office:value-type="float" office:value="38.41" calcext:value-type="float">
            <text:p>38.41</text:p>
          </table:table-cell>
          <table:table-cell table:style-name="ce27" table:formula="of:=([.BO44]-[.$BO$3])/[.$BO$3]" office:value-type="percentage" office:value="0.0256341789052068" calcext:value-type="percentage">
            <text:p>2.6%</text:p>
          </table:table-cell>
          <table:table-cell office:value-type="float" office:value="33.14" calcext:value-type="float">
            <text:p>33.14</text:p>
          </table:table-cell>
          <table:table-cell table:style-name="ce27" table:formula="of:=([.BQ44]-[.$BQ$3])/[.$BQ$3]" office:value-type="percentage" office:value="0.00302663438256663" calcext:value-type="percentage">
            <text:p>0.3%</text:p>
          </table:table-cell>
          <table:table-cell office:value-type="float" office:value="16.97" calcext:value-type="float">
            <text:p>16.97</text:p>
          </table:table-cell>
          <table:table-cell table:style-name="ce27" table:formula="of:=([.BS44]-[.$BS$3])/[.$BS$3]" office:value-type="percentage" office:value="-0.00527549824150058" calcext:value-type="percentage">
            <text:p>-0.5%</text:p>
          </table:table-cell>
          <table:table-cell office:value-type="float" office:value="17.6" calcext:value-type="float">
            <text:p>17.6</text:p>
          </table:table-cell>
          <table:table-cell table:style-name="ce27" table:formula="of:=([.BU44]-[.$BU$3])/[.$BU$3]" office:value-type="percentage" office:value="-0.0112359550561797" calcext:value-type="percentage">
            <text:p>-1.1%</text:p>
          </table:table-cell>
          <table:table-cell table:number-columns-repeated="6"/>
          <table:table-cell office:value-type="float" office:value="85.77" calcext:value-type="float">
            <text:p>85.77</text:p>
          </table:table-cell>
          <table:table-cell office:value-type="float" office:value="19.14" calcext:value-type="float">
            <text:p>19.14</text:p>
          </table:table-cell>
          <table:table-cell office:value-type="float" office:value="0.11" calcext:value-type="float">
            <text:p>0.11</text:p>
          </table:table-cell>
          <table:table-cell office:value-type="float" office:value="3.91" calcext:value-type="float">
            <text:p>3.91</text:p>
          </table:table-cell>
          <table:table-cell office:value-type="float" office:value="20.4" calcext:value-type="float">
            <text:p>20.4</text:p>
          </table:table-cell>
          <table:table-cell office:value-type="float" office:value="18.42" calcext:value-type="float">
            <text:p>18.42</text:p>
          </table:table-cell>
          <table:table-cell office:value-type="float" office:value="38.02" calcext:value-type="float">
            <text:p>38.02</text:p>
          </table:table-cell>
          <table:table-cell table:formula="of:=SUM([.CD44:.CI44])" office:value-type="float" office:value="100" calcext:value-type="float">
            <text:p>100</text:p>
          </table:table-cell>
          <table:table-cell table:style-name="ce33" table:formula="of:=[.CD44]*[.CC44]/[.CJ44]" office:value-type="float" office:value="16.416378" calcext:value-type="float">
            <text:p>16.42</text:p>
          </table:table-cell>
          <table:table-cell table:style-name="ce33" table:formula="of:=[.CE44]*[.CC44]/[.CJ44]" office:value-type="float" office:value="0.094347" calcext:value-type="float">
            <text:p>0.09</text:p>
          </table:table-cell>
          <table:table-cell table:style-name="ce33" table:formula="of:=[.CF44]*[.CC44]/[.CJ44]" office:value-type="float" office:value="3.353607" calcext:value-type="float">
            <text:p>3.35</text:p>
          </table:table-cell>
          <table:table-cell table:style-name="ce33" table:formula="of:=[.CG44]*[.CC44]/[.CJ44]" office:value-type="float" office:value="17.49708" calcext:value-type="float">
            <text:p>17.50</text:p>
          </table:table-cell>
          <table:table-cell table:style-name="ce33" table:formula="of:=[.CH44]*[.CC44]/[.CJ44]" office:value-type="float" office:value="15.798834" calcext:value-type="float">
            <text:p>15.80</text:p>
          </table:table-cell>
          <table:table-cell table:style-name="ce33" table:formula="of:=[.CI44]*[.CC44]/[.CJ44]" office:value-type="float" office:value="32.609754" calcext:value-type="float">
            <text:p>32.61</text:p>
          </table:table-cell>
          <table:table-cell/>
        </table:table-row>
        <table:table-row table:style-name="ro2">
          <table:table-cell table:style-name="ce3" table:formula="of:=[.A44]+1" office:value-type="float" office:value="41" calcext:value-type="float">
            <text:p>41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6" office:value-type="string" calcext:value-type="string">
            <text:p>ego-noise-4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change_random noise 4</text:p>
          </table:table-cell>
          <table:table-cell office:value-type="string" calcext:value-type="string">
            <text:p>None</text:p>
          </table:table-cell>
          <table:table-cell office:value-type="float" office:value="9486762705" calcext:value-type="float">
            <text:p>9486762705</text:p>
          </table:table-cell>
          <table:table-cell table:style-name="ce16" table:formula="of:=([.G45]-[.$G$3])/[.$G$3]" office:value-type="percentage" office:value="0.00781364995295514" calcext:value-type="percentage">
            <text:p>0.78%</text:p>
          </table:table-cell>
          <table:table-cell office:value-type="float" office:value="56.28" calcext:value-type="float">
            <text:p>56.28</text:p>
          </table:table-cell>
          <table:table-cell table:style-name="ce16" table:formula="of:=([.I45]-[.$I$3])/[.$I$3]" office:value-type="percentage" office:value="0.000889205050684764" calcext:value-type="percentage">
            <text:p>0.09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45]/[.I45]" office:value-type="percentage" office:value="0.892857142857143" calcext:value-type="percentage">
            <text:p>89.29%</text:p>
          </table:table-cell>
          <table:table-cell table:style-name="Default" office:value-type="float" office:value="6.03" calcext:value-type="float">
            <text:p>6.03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3.51" calcext:value-type="float">
            <text:p>43.51</text:p>
          </table:table-cell>
          <table:table-cell table:style-name="ce16" table:formula="of:=([.P45]-[.$P$3])/[.$P$3]" office:value-type="percentage" office:value="-0.00343563902885934" calcext:value-type="percentage">
            <text:p>-0.34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5]/[.P45]" office:value-type="percentage" office:value="0.864628820960699" calcext:value-type="percentage">
            <text:p>86.46%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5.19" calcext:value-type="float">
            <text:p>5.19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2009" calcext:value-type="float">
            <text:p>2009</text:p>
          </table:table-cell>
          <table:table-cell office:value-type="float" office:value="104.5" calcext:value-type="float">
            <text:p>104.5</text:p>
          </table:table-cell>
          <table:table-cell office:value-type="float" office:value="17.44" calcext:value-type="float">
            <text:p>1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88" calcext:value-type="float">
            <text:p>9.88</text:p>
          </table:table-cell>
          <table:table-cell office:value-type="float" office:value="16.82" calcext:value-type="float">
            <text:p>16.82</text:p>
          </table:table-cell>
          <table:table-cell office:value-type="float" office:value="12.61" calcext:value-type="float">
            <text:p>12.61</text:p>
          </table:table-cell>
          <table:table-cell office:value-type="float" office:value="34.1" calcext:value-type="float">
            <text:p>34.1</text:p>
          </table:table-cell>
          <table:table-cell office:value-type="float" office:value="85.69" calcext:value-type="float">
            <text:p>85.69</text:p>
          </table:table-cell>
          <table:table-cell office:value-type="float" office:value="19.13" calcext:value-type="float">
            <text:p>19.13</text:p>
          </table:table-cell>
          <table:table-cell office:value-type="float" office:value="0.11" calcext:value-type="float">
            <text:p>0.11</text:p>
          </table:table-cell>
          <table:table-cell office:value-type="float" office:value="3.91" calcext:value-type="float">
            <text:p>3.91</text:p>
          </table:table-cell>
          <table:table-cell office:value-type="float" office:value="20.54" calcext:value-type="float">
            <text:p>20.54</text:p>
          </table:table-cell>
          <table:table-cell office:value-type="float" office:value="18.6" calcext:value-type="float">
            <text:p>18.6</text:p>
          </table:table-cell>
          <table:table-cell office:value-type="float" office:value="37.71" calcext:value-type="float">
            <text:p>37.71</text:p>
          </table:table-cell>
          <table:table-cell office:value-type="float" office:value="7492" calcext:value-type="float">
            <text:p>7492</text:p>
          </table:table-cell>
          <table:table-cell table:style-name="ce27" table:formula="of:=([.AN45]-[.$AN$3])/[.$AN$3]" office:value-type="percentage" office:value="-0.0613881232773741" calcext:value-type="percentage">
            <text:p>-6.1%</text:p>
          </table:table-cell>
          <table:table-cell office:value-type="float" office:value="351660191" calcext:value-type="float">
            <text:p>351660191</text:p>
          </table:table-cell>
          <table:table-cell table:style-name="ce27" table:formula="of:=([.AP45]-[.$AP$3])/[.$AP$3]" office:value-type="percentage" office:value="-0.0566859113437602" calcext:value-type="percentage">
            <text:p>-5.7%</text:p>
          </table:table-cell>
          <table:table-cell table:style-name="ce27" table:formula="of:=[.AP45]/[.G45]" office:value-type="percentage" office:value="0.0370685134576685" calcext:value-type="percentage">
            <text:p>3.7%</text:p>
          </table:table-cell>
          <table:table-cell office:value-type="float" office:value="1947" calcext:value-type="float">
            <text:p>1947</text:p>
          </table:table-cell>
          <table:table-cell table:style-name="ce30" table:formula="of:=[.AS45]/[.AN45]" office:value-type="percentage" office:value="0.259877202349172" calcext:value-type="percentage">
            <text:p>26.0%</text:p>
          </table:table-cell>
          <table:table-cell office:value-type="float" office:value="12" calcext:value-type="float">
            <text:p>12</text:p>
          </table:table-cell>
          <table:table-cell table:style-name="ce31" table:formula="of:=[.AS45]/[.AU45]" office:value-type="float" office:value="162.25" calcext:value-type="float">
            <text:p>162</text:p>
          </table:table-cell>
          <table:table-cell office:value-type="float" office:value="5545" calcext:value-type="float">
            <text:p>5545</text:p>
          </table:table-cell>
          <table:table-cell table:style-name="ce30" table:formula="of:=[.AW45]/[.AN45]" office:value-type="percentage" office:value="0.740122797650828" calcext:value-type="percentage">
            <text:p>74.0%</text:p>
          </table:table-cell>
          <table:table-cell office:value-type="float" office:value="11" calcext:value-type="float">
            <text:p>11</text:p>
          </table:table-cell>
          <table:table-cell table:style-name="ce31" table:formula="of:=[.AW45]/[.AY45]" office:value-type="float" office:value="504.090909090909" calcext:value-type="float">
            <text:p>504</text:p>
          </table:table-cell>
          <table:table-cell office:value-type="float" office:value="-31.59" calcext:value-type="float">
            <text:p>-31.59</text:p>
          </table:table-cell>
          <table:table-cell table:style-name="ce27" table:formula="of:=([.BA45]-[.$BA$3])/[.$BA$3]" office:value-type="percentage" office:value="0.0213385063045587" calcext:value-type="percentage">
            <text:p>2.1%</text:p>
          </table:table-cell>
          <table:table-cell office:value-type="float" office:value="14.55" calcext:value-type="float">
            <text:p>14.55</text:p>
          </table:table-cell>
          <table:table-cell table:style-name="ce27" table:formula="of:=([.BC45]-[.$BC$3])/[.$BC$3]" office:value-type="percentage" office:value="-0.0558079169370538" calcext:value-type="percentage">
            <text:p>-5.6%</text:p>
          </table:table-cell>
          <table:table-cell office:value-type="float" office:value="-161.79" calcext:value-type="float">
            <text:p>-161.79</text:p>
          </table:table-cell>
          <table:table-cell table:style-name="ce27" table:formula="of:=([.BE45]-[.$BE$3])/[.$BE$3]" office:value-type="percentage" office:value="-0.0342625201456456" calcext:value-type="percentage">
            <text:p>-3.4%</text:p>
          </table:table-cell>
          <table:table-cell office:value-type="float" office:value="108.14" calcext:value-type="float">
            <text:p>108.14</text:p>
          </table:table-cell>
          <table:table-cell table:style-name="ce27" table:formula="of:=([.BG45]-[.$BE$3])/[.$BE$3]" office:value-type="percentage" office:value="-1.6454963290157" calcext:value-type="percentage">
            <text:p>-164.5%</text:p>
          </table:table-cell>
          <table:table-cell table:style-name="ce32" office:value-type="percentage" office:value="0.6345" calcext:value-type="percentage">
            <text:p>63.45%</text:p>
          </table:table-cell>
          <table:table-cell table:style-name="ce32" office:value-type="percentage" office:value="0.043" calcext:value-type="percentage">
            <text:p>4.30%</text:p>
          </table:table-cell>
          <table:table-cell office:value-type="float" office:value="20.15" calcext:value-type="float">
            <text:p>20.15</text:p>
          </table:table-cell>
          <table:table-cell table:style-name="ce27" table:formula="of:=([.BK45]-[.$BK$3])/[.$BK$3]" office:value-type="percentage" office:value="0.0156249999999999" calcext:value-type="percentage">
            <text:p>1.6%</text:p>
          </table:table-cell>
          <table:table-cell office:value-type="float" office:value="19.64" calcext:value-type="float">
            <text:p>19.64</text:p>
          </table:table-cell>
          <table:table-cell table:style-name="ce27" table:formula="of:=([.BM45]-[.$BM$3])/[.$BM$3]" office:value-type="percentage" office:value="0.0255874673629244" calcext:value-type="percentage">
            <text:p>2.6%</text:p>
          </table:table-cell>
          <table:table-cell office:value-type="float" office:value="38.19" calcext:value-type="float">
            <text:p>38.19</text:p>
          </table:table-cell>
          <table:table-cell table:style-name="ce27" table:formula="of:=([.BO45]-[.$BO$3])/[.$BO$3]" office:value-type="percentage" office:value="0.0197596795727635" calcext:value-type="percentage">
            <text:p>2.0%</text:p>
          </table:table-cell>
          <table:table-cell office:value-type="float" office:value="32.56" calcext:value-type="float">
            <text:p>32.56</text:p>
          </table:table-cell>
          <table:table-cell table:style-name="ce27" table:formula="of:=([.BQ45]-[.$BQ$3])/[.$BQ$3]" office:value-type="percentage" office:value="-0.0145278450363195" calcext:value-type="percentage">
            <text:p>-1.5%</text:p>
          </table:table-cell>
          <table:table-cell office:value-type="float" office:value="17.17" calcext:value-type="float">
            <text:p>17.17</text:p>
          </table:table-cell>
          <table:table-cell table:style-name="ce27" table:formula="of:=([.BS45]-[.$BS$3])/[.$BS$3]" office:value-type="percentage" office:value="0.00644783118405645" calcext:value-type="percentage">
            <text:p>0.6%</text:p>
          </table:table-cell>
          <table:table-cell office:value-type="float" office:value="18.33" calcext:value-type="float">
            <text:p>18.33</text:p>
          </table:table-cell>
          <table:table-cell table:style-name="ce27" table:formula="of:=([.BU45]-[.$BU$3])/[.$BU$3]" office:value-type="percentage" office:value="0.0297752808988763" calcext:value-type="percentage">
            <text:p>3.0%</text:p>
          </table:table-cell>
          <table:table-cell table:number-columns-repeated="6"/>
          <table:table-cell office:value-type="float" office:value="85.69" calcext:value-type="float">
            <text:p>85.69</text:p>
          </table:table-cell>
          <table:table-cell office:value-type="float" office:value="19.13" calcext:value-type="float">
            <text:p>19.13</text:p>
          </table:table-cell>
          <table:table-cell office:value-type="float" office:value="0.11" calcext:value-type="float">
            <text:p>0.11</text:p>
          </table:table-cell>
          <table:table-cell office:value-type="float" office:value="3.91" calcext:value-type="float">
            <text:p>3.91</text:p>
          </table:table-cell>
          <table:table-cell office:value-type="float" office:value="20.54" calcext:value-type="float">
            <text:p>20.54</text:p>
          </table:table-cell>
          <table:table-cell office:value-type="float" office:value="18.6" calcext:value-type="float">
            <text:p>18.6</text:p>
          </table:table-cell>
          <table:table-cell office:value-type="float" office:value="37.71" calcext:value-type="float">
            <text:p>37.71</text:p>
          </table:table-cell>
          <table:table-cell table:formula="of:=SUM([.CD45:.CI45])" office:value-type="float" office:value="100" calcext:value-type="float">
            <text:p>100</text:p>
          </table:table-cell>
          <table:table-cell table:style-name="ce33" table:formula="of:=[.CD45]*[.CC45]/[.CJ45]" office:value-type="float" office:value="16.392497" calcext:value-type="float">
            <text:p>16.39</text:p>
          </table:table-cell>
          <table:table-cell table:style-name="ce33" table:formula="of:=[.CE45]*[.CC45]/[.CJ45]" office:value-type="float" office:value="0.094259" calcext:value-type="float">
            <text:p>0.09</text:p>
          </table:table-cell>
          <table:table-cell table:style-name="ce33" table:formula="of:=[.CF45]*[.CC45]/[.CJ45]" office:value-type="float" office:value="3.350479" calcext:value-type="float">
            <text:p>3.35</text:p>
          </table:table-cell>
          <table:table-cell table:style-name="ce33" table:formula="of:=[.CG45]*[.CC45]/[.CJ45]" office:value-type="float" office:value="17.600726" calcext:value-type="float">
            <text:p>17.60</text:p>
          </table:table-cell>
          <table:table-cell table:style-name="ce33" table:formula="of:=[.CH45]*[.CC45]/[.CJ45]" office:value-type="float" office:value="15.93834" calcext:value-type="float">
            <text:p>15.94</text:p>
          </table:table-cell>
          <table:table-cell table:style-name="ce33" table:formula="of:=[.CI45]*[.CC45]/[.CJ45]" office:value-type="float" office:value="32.313699" calcext:value-type="float">
            <text:p>32.31</text:p>
          </table:table-cell>
          <table:table-cell/>
        </table:table-row>
        <table:table-row table:style-name="ro2">
          <table:table-cell table:style-name="ce3" table:formula="of:=[.A45]+1" office:value-type="float" office:value="42" calcext:value-type="float">
            <text:p>42</text:p>
          </table:table-cell>
          <table:table-cell table:style-name="ce4" office:value-type="date" office:date-value="2019-12-12" calcext:value-type="date">
            <text:p>2019-12-12</text:p>
          </table:table-cell>
          <table:table-cell table:style-name="ce6" office:value-type="string" calcext:value-type="string">
            <text:p>ego-noise-5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change_random noise 5</text:p>
          </table:table-cell>
          <table:table-cell office:value-type="string" calcext:value-type="string">
            <text:p>None</text:p>
          </table:table-cell>
          <table:table-cell office:value-type="float" office:value="9479106311" calcext:value-type="float">
            <text:p>9479106311</text:p>
          </table:table-cell>
          <table:table-cell table:style-name="ce16" table:formula="of:=([.G46]-[.$G$3])/[.$G$3]" office:value-type="percentage" office:value="0.00700028309404224" calcext:value-type="percentage">
            <text:p>0.70%</text:p>
          </table:table-cell>
          <table:table-cell office:value-type="float" office:value="56.28" calcext:value-type="float">
            <text:p>56.28</text:p>
          </table:table-cell>
          <table:table-cell table:style-name="ce16" table:formula="of:=([.I46]-[.$I$3])/[.$I$3]" office:value-type="percentage" office:value="0.000889205050684764" calcext:value-type="percentage">
            <text:p>0.09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46]/[.I46]" office:value-type="percentage" office:value="0.892857142857143" calcext:value-type="percentage">
            <text:p>89.29%</text:p>
          </table:table-cell>
          <table:table-cell table:style-name="Default" office:value-type="float" office:value="6.02" calcext:value-type="float">
            <text:p>6.02</text:p>
          </table:table-cell>
          <table:table-cell table:style-name="Default" office:value-type="float" office:value="5.8" calcext:value-type="float">
            <text:p>5.8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3.5" calcext:value-type="float">
            <text:p>43.5</text:p>
          </table:table-cell>
          <table:table-cell table:style-name="ce16" table:formula="of:=([.P46]-[.$P$3])/[.$P$3]" office:value-type="percentage" office:value="-0.00366468163078325" calcext:value-type="percentage">
            <text:p>-0.37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6]/[.P46]" office:value-type="percentage" office:value="0.864827586206896" calcext:value-type="percentage">
            <text:p>86.48%</text:p>
          </table:table-cell>
          <table:table-cell table:style-name="Default" office:value-type="float" office:value="5.88" calcext:value-type="float">
            <text:p>5.88</text:p>
          </table:table-cell>
          <table:table-cell table:style-name="Default" office:value-type="float" office:value="5.18" calcext:value-type="float">
            <text:p>5.18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2440" calcext:value-type="float">
            <text:p>2440</text:p>
          </table:table-cell>
          <table:table-cell office:value-type="float" office:value="104.5" calcext:value-type="float">
            <text:p>104.5</text:p>
          </table:table-cell>
          <table:table-cell office:value-type="float" office:value="17.44" calcext:value-type="float">
            <text:p>17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89" calcext:value-type="float">
            <text:p>9.89</text:p>
          </table:table-cell>
          <table:table-cell office:value-type="float" office:value="16.82" calcext:value-type="float">
            <text:p>16.82</text:p>
          </table:table-cell>
          <table:table-cell office:value-type="float" office:value="12.63" calcext:value-type="float">
            <text:p>12.63</text:p>
          </table:table-cell>
          <table:table-cell office:value-type="float" office:value="34.07" calcext:value-type="float">
            <text:p>34.07</text:p>
          </table:table-cell>
          <table:table-cell office:value-type="float" office:value="85.69" calcext:value-type="float">
            <text:p>85.69</text:p>
          </table:table-cell>
          <table:table-cell office:value-type="float" office:value="19.09" calcext:value-type="float">
            <text:p>19.09</text:p>
          </table:table-cell>
          <table:table-cell office:value-type="float" office:value="0.11" calcext:value-type="float">
            <text:p>0.11</text:p>
          </table:table-cell>
          <table:table-cell office:value-type="float" office:value="3.91" calcext:value-type="float">
            <text:p>3.91</text:p>
          </table:table-cell>
          <table:table-cell office:value-type="float" office:value="20.55" calcext:value-type="float">
            <text:p>20.55</text:p>
          </table:table-cell>
          <table:table-cell office:value-type="float" office:value="18.78" calcext:value-type="float">
            <text:p>18.78</text:p>
          </table:table-cell>
          <table:table-cell office:value-type="float" office:value="37.56" calcext:value-type="float">
            <text:p>37.56</text:p>
          </table:table-cell>
          <table:table-cell office:value-type="float" office:value="7491" calcext:value-type="float">
            <text:p>7491</text:p>
          </table:table-cell>
          <table:table-cell table:style-name="ce27" table:formula="of:=([.AN46]-[.$AN$3])/[.$AN$3]" office:value-type="percentage" office:value="-0.0615134051616136" calcext:value-type="percentage">
            <text:p>-6.2%</text:p>
          </table:table-cell>
          <table:table-cell office:value-type="float" office:value="351591494" calcext:value-type="float">
            <text:p>351591494</text:p>
          </table:table-cell>
          <table:table-cell table:style-name="ce27" table:formula="of:=([.AP46]-[.$AP$3])/[.$AP$3]" office:value-type="percentage" office:value="-0.0568701882383502" calcext:value-type="percentage">
            <text:p>-5.7%</text:p>
          </table:table-cell>
          <table:table-cell table:style-name="ce27" table:formula="of:=[.AP46]/[.G46]" office:value-type="percentage" office:value="0.0370912069624113" calcext:value-type="percentage">
            <text:p>3.7%</text:p>
          </table:table-cell>
          <table:table-cell office:value-type="float" office:value="1948" calcext:value-type="float">
            <text:p>1948</text:p>
          </table:table-cell>
          <table:table-cell table:style-name="ce30" table:formula="of:=[.AS46]/[.AN46]" office:value-type="percentage" office:value="0.260045387798692" calcext:value-type="percentage">
            <text:p>26.0%</text:p>
          </table:table-cell>
          <table:table-cell office:value-type="float" office:value="12" calcext:value-type="float">
            <text:p>12</text:p>
          </table:table-cell>
          <table:table-cell table:style-name="ce31" table:formula="of:=[.AS46]/[.AU46]" office:value-type="float" office:value="162.333333333333" calcext:value-type="float">
            <text:p>162</text:p>
          </table:table-cell>
          <table:table-cell office:value-type="float" office:value="5543" calcext:value-type="float">
            <text:p>5543</text:p>
          </table:table-cell>
          <table:table-cell table:style-name="ce30" table:formula="of:=[.AW46]/[.AN46]" office:value-type="percentage" office:value="0.739954612201308" calcext:value-type="percentage">
            <text:p>74.0%</text:p>
          </table:table-cell>
          <table:table-cell office:value-type="float" office:value="11" calcext:value-type="float">
            <text:p>11</text:p>
          </table:table-cell>
          <table:table-cell table:style-name="ce31" table:formula="of:=[.AW46]/[.AY46]" office:value-type="float" office:value="503.909090909091" calcext:value-type="float">
            <text:p>504</text:p>
          </table:table-cell>
          <table:table-cell office:value-type="float" office:value="-31.58" calcext:value-type="float">
            <text:p>-31.58</text:p>
          </table:table-cell>
          <table:table-cell table:style-name="ce27" table:formula="of:=([.BA46]-[.$BA$3])/[.$BA$3]" office:value-type="percentage" office:value="0.0210151956029744" calcext:value-type="percentage">
            <text:p>2.1%</text:p>
          </table:table-cell>
          <table:table-cell office:value-type="float" office:value="14.55" calcext:value-type="float">
            <text:p>14.55</text:p>
          </table:table-cell>
          <table:table-cell table:style-name="ce27" table:formula="of:=([.BC46]-[.$BC$3])/[.$BC$3]" office:value-type="percentage" office:value="-0.0558079169370538" calcext:value-type="percentage">
            <text:p>-5.6%</text:p>
          </table:table-cell>
          <table:table-cell office:value-type="float" office:value="-161.77" calcext:value-type="float">
            <text:p>-161.77</text:p>
          </table:table-cell>
          <table:table-cell table:style-name="ce27" table:formula="of:=([.BE46]-[.$BE$3])/[.$BE$3]" office:value-type="percentage" office:value="-0.0343819017489404" calcext:value-type="percentage">
            <text:p>-3.4%</text:p>
          </table:table-cell>
          <table:table-cell office:value-type="float" office:value="108.13" calcext:value-type="float">
            <text:p>108.13</text:p>
          </table:table-cell>
          <table:table-cell table:style-name="ce27" table:formula="of:=([.BG46]-[.$BE$3])/[.$BE$3]" office:value-type="percentage" office:value="-1.64543663821405" calcext:value-type="percentage">
            <text:p>-164.5%</text:p>
          </table:table-cell>
          <table:table-cell table:style-name="ce32" office:value-type="percentage" office:value="0.6345" calcext:value-type="percentage">
            <text:p>63.45%</text:p>
          </table:table-cell>
          <table:table-cell table:style-name="ce32" office:value-type="percentage" office:value="0.043" calcext:value-type="percentage">
            <text:p>4.30%</text:p>
          </table:table-cell>
          <table:table-cell office:value-type="float" office:value="20.17" calcext:value-type="float">
            <text:p>20.17</text:p>
          </table:table-cell>
          <table:table-cell table:style-name="ce27" table:formula="of:=([.BK46]-[.$BK$3])/[.$BK$3]" office:value-type="percentage" office:value="0.0166330645161291" calcext:value-type="percentage">
            <text:p>1.7%</text:p>
          </table:table-cell>
          <table:table-cell office:value-type="float" office:value="19.6" calcext:value-type="float">
            <text:p>19.6</text:p>
          </table:table-cell>
          <table:table-cell table:style-name="ce27" table:formula="of:=([.BM46]-[.$BM$3])/[.$BM$3]" office:value-type="percentage" office:value="0.0234986945169714" calcext:value-type="percentage">
            <text:p>2.3%</text:p>
          </table:table-cell>
          <table:table-cell office:value-type="float" office:value="38.09" calcext:value-type="float">
            <text:p>38.09</text:p>
          </table:table-cell>
          <table:table-cell table:style-name="ce27" table:formula="of:=([.BO46]-[.$BO$3])/[.$BO$3]" office:value-type="percentage" office:value="0.0170894526034713" calcext:value-type="percentage">
            <text:p>1.7%</text:p>
          </table:table-cell>
          <table:table-cell office:value-type="float" office:value="31.91" calcext:value-type="float">
            <text:p>31.91</text:p>
          </table:table-cell>
          <table:table-cell table:style-name="ce27" table:formula="of:=([.BQ46]-[.$BQ$3])/[.$BQ$3]" office:value-type="percentage" office:value="-0.0342009685230024" calcext:value-type="percentage">
            <text:p>-3.4%</text:p>
          </table:table-cell>
          <table:table-cell office:value-type="float" office:value="17.25" calcext:value-type="float">
            <text:p>17.25</text:p>
          </table:table-cell>
          <table:table-cell table:style-name="ce27" table:formula="of:=([.BS46]-[.$BS$3])/[.$BS$3]" office:value-type="percentage" office:value="0.0111371629542791" calcext:value-type="percentage">
            <text:p>1.1%</text:p>
          </table:table-cell>
          <table:table-cell office:value-type="float" office:value="18.66" calcext:value-type="float">
            <text:p>18.66</text:p>
          </table:table-cell>
          <table:table-cell table:style-name="ce27" table:formula="of:=([.BU46]-[.$BU$3])/[.$BU$3]" office:value-type="percentage" office:value="0.048314606741573" calcext:value-type="percentage">
            <text:p>4.8%</text:p>
          </table:table-cell>
          <table:table-cell table:number-columns-repeated="6"/>
          <table:table-cell office:value-type="float" office:value="85.69" calcext:value-type="float">
            <text:p>85.69</text:p>
          </table:table-cell>
          <table:table-cell office:value-type="float" office:value="19.09" calcext:value-type="float">
            <text:p>19.09</text:p>
          </table:table-cell>
          <table:table-cell office:value-type="float" office:value="0.11" calcext:value-type="float">
            <text:p>0.11</text:p>
          </table:table-cell>
          <table:table-cell office:value-type="float" office:value="3.91" calcext:value-type="float">
            <text:p>3.91</text:p>
          </table:table-cell>
          <table:table-cell office:value-type="float" office:value="20.55" calcext:value-type="float">
            <text:p>20.55</text:p>
          </table:table-cell>
          <table:table-cell office:value-type="float" office:value="18.78" calcext:value-type="float">
            <text:p>18.78</text:p>
          </table:table-cell>
          <table:table-cell office:value-type="float" office:value="37.56" calcext:value-type="float">
            <text:p>37.56</text:p>
          </table:table-cell>
          <table:table-cell table:formula="of:=SUM([.CD46:.CI46])" office:value-type="float" office:value="100" calcext:value-type="float">
            <text:p>100</text:p>
          </table:table-cell>
          <table:table-cell table:style-name="ce33" table:formula="of:=[.CD46]*[.CC46]/[.CJ46]" office:value-type="float" office:value="16.358221" calcext:value-type="float">
            <text:p>16.36</text:p>
          </table:table-cell>
          <table:table-cell table:style-name="ce33" table:formula="of:=[.CE46]*[.CC46]/[.CJ46]" office:value-type="float" office:value="0.094259" calcext:value-type="float">
            <text:p>0.09</text:p>
          </table:table-cell>
          <table:table-cell table:style-name="ce33" table:formula="of:=[.CF46]*[.CC46]/[.CJ46]" office:value-type="float" office:value="3.350479" calcext:value-type="float">
            <text:p>3.35</text:p>
          </table:table-cell>
          <table:table-cell table:style-name="ce33" table:formula="of:=[.CG46]*[.CC46]/[.CJ46]" office:value-type="float" office:value="17.609295" calcext:value-type="float">
            <text:p>17.61</text:p>
          </table:table-cell>
          <table:table-cell table:style-name="ce33" table:formula="of:=[.CH46]*[.CC46]/[.CJ46]" office:value-type="float" office:value="16.092582" calcext:value-type="float">
            <text:p>16.09</text:p>
          </table:table-cell>
          <table:table-cell table:style-name="ce33" table:formula="of:=[.CI46]*[.CC46]/[.CJ46]" office:value-type="float" office:value="32.185164" calcext:value-type="float">
            <text:p>32.19</text:p>
          </table:table-cell>
          <table:table-cell/>
        </table:table-row>
        <table:table-row table:style-name="ro2">
          <table:table-cell table:style-name="ce3" table:formula="of:=[.A46]+1" office:value-type="float" office:value="43" calcext:value-type="float">
            <text:p>43</text:p>
          </table:table-cell>
          <table:table-cell table:style-name="ce4" office:value-type="date" office:date-value="2019-12-13" calcext:value-type="date">
            <text:p>2019-12-13</text:p>
          </table:table-cell>
          <table:table-cell table:style-name="ce6" office:value-type="string" calcext:value-type="string">
            <text:p>ego-noise-6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no random noise</text:p>
          </table:table-cell>
          <table:table-cell office:value-type="string" calcext:value-type="string">
            <text:p>None</text:p>
          </table:table-cell>
          <table:table-cell office:value-type="float" office:value="9427465540" calcext:value-type="float">
            <text:p>9427465540</text:p>
          </table:table-cell>
          <table:table-cell table:style-name="ce16" table:formula="of:=([.G47]-[.$G$3])/[.$G$3]" office:value-type="percentage" office:value="0.0015142942982579" calcext:value-type="percentage">
            <text:p>0.15%</text:p>
          </table:table-cell>
          <table:table-cell office:value-type="float" office:value="56.24" calcext:value-type="float">
            <text:p>56.24</text:p>
          </table:table-cell>
          <table:table-cell table:style-name="ce16" table:formula="of:=([.I47]-[.$I$3])/[.$I$3]" office:value-type="percentage" office:value="0.000177841010137029" calcext:value-type="percentage">
            <text:p>0.02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47]/[.I47]" office:value-type="percentage" office:value="0.893492176386913" calcext:value-type="percentage">
            <text:p>89.35%</text:p>
          </table:table-cell>
          <table:table-cell table:style-name="Default" office:value-type="float" office:value="5.99" calcext:value-type="float">
            <text:p>5.99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3.42" calcext:value-type="float">
            <text:p>43.42</text:p>
          </table:table-cell>
          <table:table-cell table:style-name="ce16" table:formula="of:=([.P47]-[.$P$3])/[.$P$3]" office:value-type="percentage" office:value="-0.00549702244617487" calcext:value-type="percentage">
            <text:p>-0.55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7]/[.P47]" office:value-type="percentage" office:value="0.866421004145555" calcext:value-type="percentage">
            <text:p>86.64%</text:p>
          </table:table-cell>
          <table:table-cell table:style-name="Default" office:value-type="float" office:value="5.81" calcext:value-type="float">
            <text:p>5.81</text:p>
          </table:table-cell>
          <table:table-cell table:style-name="Default" office:value-type="float" office:value="5.11" calcext:value-type="float">
            <text:p>5.11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1063" calcext:value-type="float">
            <text:p>1063</text:p>
          </table:table-cell>
          <table:table-cell office:value-type="float" office:value="105.43" calcext:value-type="float">
            <text:p>105.43</text:p>
          </table:table-cell>
          <table:table-cell office:value-type="float" office:value="17.28" calcext:value-type="float">
            <text:p>17.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6" calcext:value-type="float">
            <text:p>9.06</text:p>
          </table:table-cell>
          <table:table-cell office:value-type="float" office:value="9.79" calcext:value-type="float">
            <text:p>9.79</text:p>
          </table:table-cell>
          <table:table-cell office:value-type="float" office:value="16.54" calcext:value-type="float">
            <text:p>16.54</text:p>
          </table:table-cell>
          <table:table-cell office:value-type="float" office:value="14.07" calcext:value-type="float">
            <text:p>14.07</text:p>
          </table:table-cell>
          <table:table-cell office:value-type="float" office:value="33.25" calcext:value-type="float">
            <text:p>33.25</text:p>
          </table:table-cell>
          <table:table-cell office:value-type="float" office:value="84.33" calcext:value-type="float">
            <text:p>84.33</text:p>
          </table:table-cell>
          <table:table-cell office:value-type="float" office:value="19.16" calcext:value-type="float">
            <text:p>19.16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0.51" calcext:value-type="float">
            <text:p>20.51</text:p>
          </table:table-cell>
          <table:table-cell office:value-type="float" office:value="19.28" calcext:value-type="float">
            <text:p>19.28</text:p>
          </table:table-cell>
          <table:table-cell office:value-type="float" office:value="36.97" calcext:value-type="float">
            <text:p>36.97</text:p>
          </table:table-cell>
          <table:table-cell office:value-type="float" office:value="7491" calcext:value-type="float">
            <text:p>7491</text:p>
          </table:table-cell>
          <table:table-cell table:style-name="ce27" table:formula="of:=([.AN47]-[.$AN$3])/[.$AN$3]" office:value-type="percentage" office:value="-0.0615134051616136" calcext:value-type="percentage">
            <text:p>-6.2%</text:p>
          </table:table-cell>
          <table:table-cell office:value-type="float" office:value="351590305" calcext:value-type="float">
            <text:p>351590305</text:p>
          </table:table-cell>
          <table:table-cell table:style-name="ce27" table:formula="of:=([.AP47]-[.$AP$3])/[.$AP$3]" office:value-type="percentage" office:value="-0.0568733776822512" calcext:value-type="percentage">
            <text:p>-5.7%</text:p>
          </table:table-cell>
          <table:table-cell table:style-name="ce27" table:formula="of:=[.AP47]/[.G47]" office:value-type="percentage" office:value="0.0372942551217217" calcext:value-type="percentage">
            <text:p>3.7%</text:p>
          </table:table-cell>
          <table:table-cell office:value-type="float" office:value="1946" calcext:value-type="float">
            <text:p>1946</text:p>
          </table:table-cell>
          <table:table-cell table:style-name="ce30" table:formula="of:=[.AS47]/[.AN47]" office:value-type="percentage" office:value="0.259778400747564" calcext:value-type="percentage">
            <text:p>26.0%</text:p>
          </table:table-cell>
          <table:table-cell office:value-type="float" office:value="12" calcext:value-type="float">
            <text:p>12</text:p>
          </table:table-cell>
          <table:table-cell table:style-name="ce31" table:formula="of:=[.AS47]/[.AU47]" office:value-type="float" office:value="162.166666666667" calcext:value-type="float">
            <text:p>162</text:p>
          </table:table-cell>
          <table:table-cell office:value-type="float" office:value="5545" calcext:value-type="float">
            <text:p>5545</text:p>
          </table:table-cell>
          <table:table-cell table:style-name="ce30" table:formula="of:=[.AW47]/[.AN47]" office:value-type="percentage" office:value="0.740221599252436" calcext:value-type="percentage">
            <text:p>74.0%</text:p>
          </table:table-cell>
          <table:table-cell office:value-type="float" office:value="11" calcext:value-type="float">
            <text:p>11</text:p>
          </table:table-cell>
          <table:table-cell table:style-name="ce31" table:formula="of:=[.AW47]/[.AY47]" office:value-type="float" office:value="504.090909090909" calcext:value-type="float">
            <text:p>504</text:p>
          </table:table-cell>
          <table:table-cell office:value-type="float" office:value="-31.59" calcext:value-type="float">
            <text:p>-31.59</text:p>
          </table:table-cell>
          <table:table-cell table:style-name="ce27" table:formula="of:=([.BA47]-[.$BA$3])/[.$BA$3]" office:value-type="percentage" office:value="0.0213385063045587" calcext:value-type="percentage">
            <text:p>2.1%</text:p>
          </table:table-cell>
          <table:table-cell office:value-type="float" office:value="14.57" calcext:value-type="float">
            <text:p>14.57</text:p>
          </table:table-cell>
          <table:table-cell table:style-name="ce27" table:formula="of:=([.BC47]-[.$BC$3])/[.$BC$3]" office:value-type="percentage" office:value="-0.054510058403634" calcext:value-type="percentage">
            <text:p>-5.5%</text:p>
          </table:table-cell>
          <table:table-cell office:value-type="float" office:value="-178.57" calcext:value-type="float">
            <text:p>-178.57</text:p>
          </table:table-cell>
          <table:table-cell table:style-name="ce27" table:formula="of:=([.BE47]-[.$BE$3])/[.$BE$3]" office:value-type="percentage" office:value="0.0658986450188026" calcext:value-type="percentage">
            <text:p>6.6%</text:p>
          </table:table-cell>
          <table:table-cell office:value-type="float" office:value="110.33" calcext:value-type="float">
            <text:p>110.33</text:p>
          </table:table-cell>
          <table:table-cell table:style-name="ce27" table:formula="of:=([.BG47]-[.$BE$3])/[.$BE$3]" office:value-type="percentage" office:value="-1.65856861457649" calcext:value-type="percentage">
            <text:p>-165.9%</text:p>
          </table:table-cell>
          <table:table-cell table:style-name="ce32" office:value-type="percentage" office:value="0.5943" calcext:value-type="percentage">
            <text:p>59.43%</text:p>
          </table:table-cell>
          <table:table-cell table:style-name="ce32" office:value-type="percentage" office:value="0.0514" calcext:value-type="percentage">
            <text:p>5.14%</text:p>
          </table:table-cell>
          <table:table-cell office:value-type="float" office:value="19.04" calcext:value-type="float">
            <text:p>19.04</text:p>
          </table:table-cell>
          <table:table-cell table:style-name="ce27" table:formula="of:=([.BK47]-[.$BK$3])/[.$BK$3]" office:value-type="percentage" office:value="-0.0403225806451613" calcext:value-type="percentage">
            <text:p>-4.0%</text:p>
          </table:table-cell>
          <table:table-cell office:value-type="float" office:value="21.02" calcext:value-type="float">
            <text:p>21.02</text:p>
          </table:table-cell>
          <table:table-cell table:style-name="ce27" table:formula="of:=([.BM47]-[.$BM$3])/[.$BM$3]" office:value-type="percentage" office:value="0.0976501305483029" calcext:value-type="percentage">
            <text:p>9.8%</text:p>
          </table:table-cell>
          <table:table-cell office:value-type="float" office:value="30.42" calcext:value-type="float">
            <text:p>30.42</text:p>
          </table:table-cell>
          <table:table-cell table:style-name="ce27" table:formula="of:=([.BO47]-[.$BO$3])/[.$BO$3]" office:value-type="percentage" office:value="-0.187716955941255" calcext:value-type="percentage">
            <text:p>-18.8%</text:p>
          </table:table-cell>
          <table:table-cell office:value-type="float" office:value="31.2" calcext:value-type="float">
            <text:p>31.2</text:p>
          </table:table-cell>
          <table:table-cell table:style-name="ce27" table:formula="of:=([.BQ47]-[.$BQ$3])/[.$BQ$3]" office:value-type="percentage" office:value="-0.0556900726392252" calcext:value-type="percentage">
            <text:p>-5.6%</text:p>
          </table:table-cell>
          <table:table-cell office:value-type="float" office:value="18.54" calcext:value-type="float">
            <text:p>18.54</text:p>
          </table:table-cell>
          <table:table-cell table:style-name="ce27" table:formula="of:=([.BS47]-[.$BS$3])/[.$BS$3]" office:value-type="percentage" office:value="0.0867526377491208" calcext:value-type="percentage">
            <text:p>8.7%</text:p>
          </table:table-cell>
          <table:table-cell office:value-type="float" office:value="21.22" calcext:value-type="float">
            <text:p>21.22</text:p>
          </table:table-cell>
          <table:table-cell table:style-name="ce27" table:formula="of:=([.BU47]-[.$BU$3])/[.$BU$3]" office:value-type="percentage" office:value="0.192134831460674" calcext:value-type="percentage">
            <text:p>19.2%</text:p>
          </table:table-cell>
          <table:table-cell table:number-columns-repeated="6"/>
          <table:table-cell office:value-type="float" office:value="84.33" calcext:value-type="float">
            <text:p>84.33</text:p>
          </table:table-cell>
          <table:table-cell office:value-type="float" office:value="19.16" calcext:value-type="float">
            <text:p>19.16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0.51" calcext:value-type="float">
            <text:p>20.51</text:p>
          </table:table-cell>
          <table:table-cell office:value-type="float" office:value="19.28" calcext:value-type="float">
            <text:p>19.28</text:p>
          </table:table-cell>
          <table:table-cell office:value-type="float" office:value="36.97" calcext:value-type="float">
            <text:p>36.97</text:p>
          </table:table-cell>
          <table:table-cell table:formula="of:=SUM([.CD47:.CI47])" office:value-type="float" office:value="100" calcext:value-type="float">
            <text:p>100</text:p>
          </table:table-cell>
          <table:table-cell table:style-name="ce33" table:formula="of:=[.CD47]*[.CC47]/[.CJ47]" office:value-type="float" office:value="16.157628" calcext:value-type="float">
            <text:p>16.16</text:p>
          </table:table-cell>
          <table:table-cell table:style-name="ce33" table:formula="of:=[.CE47]*[.CC47]/[.CJ47]" office:value-type="float" office:value="0.092763" calcext:value-type="float">
            <text:p>0.09</text:p>
          </table:table-cell>
          <table:table-cell table:style-name="ce33" table:formula="of:=[.CF47]*[.CC47]/[.CJ47]" office:value-type="float" office:value="3.347901" calcext:value-type="float">
            <text:p>3.35</text:p>
          </table:table-cell>
          <table:table-cell table:style-name="ce33" table:formula="of:=[.CG47]*[.CC47]/[.CJ47]" office:value-type="float" office:value="17.296083" calcext:value-type="float">
            <text:p>17.30</text:p>
          </table:table-cell>
          <table:table-cell table:style-name="ce33" table:formula="of:=[.CH47]*[.CC47]/[.CJ47]" office:value-type="float" office:value="16.258824" calcext:value-type="float">
            <text:p>16.26</text:p>
          </table:table-cell>
          <table:table-cell table:style-name="ce33" table:formula="of:=[.CI47]*[.CC47]/[.CJ47]" office:value-type="float" office:value="31.176801" calcext:value-type="float">
            <text:p>31.18</text:p>
          </table:table-cell>
          <table:table-cell/>
        </table:table-row>
        <table:table-row table:style-name="ro2">
          <table:table-cell table:style-name="ce3" table:formula="of:=[.A47]+1" office:value-type="float" office:value="44" calcext:value-type="float">
            <text:p>44</text:p>
          </table:table-cell>
          <table:table-cell table:style-name="ce4" office:value-type="date" office:date-value="2019-12-16" calcext:value-type="date">
            <text:p>2019-12-16</text:p>
          </table:table-cell>
          <table:table-cell table:style-name="ce6" office:value-type="string" calcext:value-type="string">
            <text:p>ego-mar-jun-3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start_h=1417, end_h=3624</text:p>
          </table:table-cell>
          <table:table-cell office:value-type="string" calcext:value-type="string">
            <text:p>Skip = 3</text:p>
          </table:table-cell>
          <table:table-cell office:value-type="float" office:value="2126157119" calcext:value-type="float">
            <text:p>2126157119</text:p>
          </table:table-cell>
          <table:table-cell table:style-name="ce16" table:formula="of:=([.G48]-[.$G$49])/[.$G$49]" office:value-type="percentage" office:value="-0.028044375360319" calcext:value-type="percentage">
            <text:p>-2.80%</text:p>
          </table:table-cell>
          <table:table-cell office:value-type="float" office:value="57.5" calcext:value-type="float">
            <text:p>57.5</text:p>
          </table:table-cell>
          <table:table-cell table:style-name="ce16" table:formula="of:=([.I48]-[.$I$49])/[.$I$49]" office:value-type="percentage" office:value="-0.00656530753282658" calcext:value-type="percentage">
            <text:p>-0.66%</text:p>
          </table:table-cell>
          <table:table-cell table:style-name="Default" office:value-type="float" office:value="52.06" calcext:value-type="float">
            <text:p>52.06</text:p>
          </table:table-cell>
          <table:table-cell table:style-name="ce16" table:formula="of:=[.K48]/[.I48]" office:value-type="percentage" office:value="0.905391304347826" calcext:value-type="percentage">
            <text:p>90.54%</text:p>
          </table:table-cell>
          <table:table-cell table:style-name="Default" office:value-type="float" office:value="5.44" calcext:value-type="float">
            <text:p>5.44</text:p>
          </table:table-cell>
          <table:table-cell table:style-name="Default" office:value-type="float" office:value="5.18" calcext:value-type="float">
            <text:p>5.18</text:p>
          </table:table-cell>
          <table:table-cell table:style-name="Default" office:value-type="float" office:value="0.27" calcext:value-type="float">
            <text:p>0.27</text:p>
          </table:table-cell>
          <table:table-cell table:style-name="Default" office:value-type="float" office:value="43.41" calcext:value-type="float">
            <text:p>43.41</text:p>
          </table:table-cell>
          <table:table-cell table:style-name="ce16" table:formula="of:=([.P48]-[.$P$49])/[.$P$49]" office:value-type="percentage" office:value="-0.0032146957520092" calcext:value-type="percentage">
            <text:p>-0.32%</text:p>
          </table:table-cell>
          <table:table-cell table:style-name="Default" office:value-type="float" office:value="37.31" calcext:value-type="float">
            <text:p>37.31</text:p>
          </table:table-cell>
          <table:table-cell table:style-name="ce16" table:formula="of:=[.R48]/[.P48]" office:value-type="percentage" office:value="0.85947938263073" calcext:value-type="percentage">
            <text:p>85.95%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office:value-type="float" office:value="5.29" calcext:value-type="float">
            <text:p>5.29</text:p>
          </table:table-cell>
          <table:table-cell table:style-name="Default" office:value-type="float" office:value="0.82" calcext:value-type="float">
            <text:p>0.82</text:p>
          </table:table-cell>
          <table:table-cell office:value-type="float" office:value="182" calcext:value-type="float">
            <text:p>182</text:p>
          </table:table-cell>
          <table:table-cell office:value-type="float" office:value="104.7" calcext:value-type="float">
            <text:p>104.7</text:p>
          </table:table-cell>
          <table:table-cell office:value-type="float" office:value="15.53" calcext:value-type="float">
            <text:p>15.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7" calcext:value-type="float">
            <text:p>9.27</text:p>
          </table:table-cell>
          <table:table-cell office:value-type="float" office:value="9.91" calcext:value-type="float">
            <text:p>9.91</text:p>
          </table:table-cell>
          <table:table-cell office:value-type="float" office:value="23.34" calcext:value-type="float">
            <text:p>23.34</text:p>
          </table:table-cell>
          <table:table-cell office:value-type="float" office:value="10.55" calcext:value-type="float">
            <text:p>10.55</text:p>
          </table:table-cell>
          <table:table-cell office:value-type="float" office:value="31.39" calcext:value-type="float">
            <text:p>31.39</text:p>
          </table:table-cell>
          <table:table-cell office:value-type="float" office:value="88.23" calcext:value-type="float">
            <text:p>88.23</text:p>
          </table:table-cell>
          <table:table-cell office:value-type="float" office:value="18.92" calcext:value-type="float">
            <text:p>18.92</text:p>
          </table:table-cell>
          <table:table-cell office:value-type="float" office:value="0.1" calcext:value-type="float">
            <text:p>0.1</text:p>
          </table:table-cell>
          <table:table-cell office:value-type="float" office:value="3.81" calcext:value-type="float">
            <text:p>3.81</text:p>
          </table:table-cell>
          <table:table-cell office:value-type="float" office:value="28.36" calcext:value-type="float">
            <text:p>28.36</text:p>
          </table:table-cell>
          <table:table-cell office:value-type="float" office:value="14.9" calcext:value-type="float">
            <text:p>14.9</text:p>
          </table:table-cell>
          <table:table-cell office:value-type="float" office:value="33.91" calcext:value-type="float">
            <text:p>33.91</text:p>
          </table:table-cell>
          <table:table-cell office:value-type="float" office:value="8922" calcext:value-type="float">
            <text:p>8922</text:p>
          </table:table-cell>
          <table:table-cell table:style-name="ce27" table:formula="of:=([.AN48]-[.$AN$49])/[.$AN$49]" office:value-type="percentage" office:value="0.517088930454004" calcext:value-type="percentage">
            <text:p>51.7%</text:p>
          </table:table-cell>
          <table:table-cell office:value-type="float" office:value="104052773" calcext:value-type="float">
            <text:p>104052773</text:p>
          </table:table-cell>
          <table:table-cell table:style-name="ce27" table:formula="of:=([.AP48]-[.$AP$49])/[.$AP$49]" office:value-type="percentage" office:value="0.486984700471314" calcext:value-type="percentage">
            <text:p>48.7%</text:p>
          </table:table-cell>
          <table:table-cell table:style-name="ce27" table:formula="of:=[.AP48]/[.G48]" office:value-type="percentage" office:value="0.0489393620396875" calcext:value-type="percentage">
            <text:p>4.9%</text:p>
          </table:table-cell>
          <table:table-cell office:value-type="float" office:value="4175" calcext:value-type="float">
            <text:p>4175</text:p>
          </table:table-cell>
          <table:table-cell table:style-name="ce30" table:formula="of:=[.AS48]/[.AN48]" office:value-type="percentage" office:value="0.467944407083614" calcext:value-type="percentage">
            <text:p>46.8%</text:p>
          </table:table-cell>
          <table:table-cell office:value-type="float" office:value="13" calcext:value-type="float">
            <text:p>13</text:p>
          </table:table-cell>
          <table:table-cell table:style-name="ce31" table:formula="of:=[.AS48]/[.AU48]" office:value-type="float" office:value="321.153846153846" calcext:value-type="float">
            <text:p>321</text:p>
          </table:table-cell>
          <table:table-cell office:value-type="float" office:value="4747" calcext:value-type="float">
            <text:p>4747</text:p>
          </table:table-cell>
          <table:table-cell table:style-name="ce30" table:formula="of:=[.AW48]/[.AN48]" office:value-type="percentage" office:value="0.532055592916386" calcext:value-type="percentage">
            <text:p>53.2%</text:p>
          </table:table-cell>
          <table:table-cell office:value-type="float" office:value="8" calcext:value-type="float">
            <text:p>8</text:p>
          </table:table-cell>
          <table:table-cell table:style-name="ce31" table:formula="of:=[.AW48]/[.AY48]" office:value-type="float" office:value="593.375" calcext:value-type="float">
            <text:p>593</text:p>
          </table:table-cell>
          <table:table-cell office:value-type="float" office:value="-7.68" calcext:value-type="float">
            <text:p>-7.68</text:p>
          </table:table-cell>
          <table:table-cell table:style-name="ce27" table:formula="of:=([.BA48]-[.$BA$3])/[.$BA$3]" office:value-type="percentage" office:value="-0.751697381183317" calcext:value-type="percentage">
            <text:p>-75.2%</text:p>
          </table:table-cell>
          <table:table-cell office:value-type="float" office:value="4.45" calcext:value-type="float">
            <text:p>4.45</text:p>
          </table:table-cell>
          <table:table-cell table:style-name="ce27" table:formula="of:=([.BC48]-[.$BC$3])/[.$BC$3]" office:value-type="percentage" office:value="-0.711226476314082" calcext:value-type="percentage">
            <text:p>-71.1%</text:p>
          </table:table-cell>
          <table:table-cell office:value-type="float" office:value="-46.52" calcext:value-type="float">
            <text:p>-46.52</text:p>
          </table:table-cell>
          <table:table-cell table:style-name="ce27" table:formula="of:=([.BE48]-[.$BE$3])/[.$BE$3]" office:value-type="percentage" office:value="-0.722318390735987" calcext:value-type="percentage">
            <text:p>-72.2%</text:p>
          </table:table-cell>
          <table:table-cell office:value-type="float" office:value="31.44" calcext:value-type="float">
            <text:p>31.44</text:p>
          </table:table-cell>
          <table:table-cell table:style-name="ce27" table:formula="of:=([.BG48]-[.$BE$3])/[.$BE$3]" office:value-type="percentage" office:value="-1.18766788037963" calcext:value-type="percentage">
            <text:p>-118.8%</text:p>
          </table:table-cell>
          <table:table-cell table:style-name="ce32" office:value-type="percentage" office:value="0.6622" calcext:value-type="percentage">
            <text:p>66.22%</text:p>
          </table:table-cell>
          <table:table-cell table:style-name="ce32" office:value-type="percentage" office:value="0.0448" calcext:value-type="percentage">
            <text:p>4.48%</text:p>
          </table:table-cell>
          <table:table-cell office:value-type="float" office:value="18.17" calcext:value-type="float">
            <text:p>18.17</text:p>
          </table:table-cell>
          <table:table-cell table:style-name="ce27" table:formula="of:=([.BK48]-[.$BK$49])/[.$BK$49]" office:value-type="percentage" office:value="-0.0739041794087665" calcext:value-type="percentage">
            <text:p>-7.4%</text:p>
          </table:table-cell>
          <table:table-cell office:value-type="float" office:value="17.12" calcext:value-type="float">
            <text:p>17.12</text:p>
          </table:table-cell>
          <table:table-cell table:style-name="ce27" table:formula="of:=([.BM48]-[.$BM$49])/[.$BM$49]" office:value-type="percentage" office:value="-0.0879062333510921" calcext:value-type="percentage">
            <text:p>-8.8%</text:p>
          </table:table-cell>
          <table:table-cell office:value-type="float" office:value="36" calcext:value-type="float">
            <text:p>36</text:p>
          </table:table-cell>
          <table:table-cell table:style-name="ce27" table:formula="of:=([.BO48]-[.$BO$49])/[.$BO$49]" office:value-type="percentage" office:value="-0.0570979570455736" calcext:value-type="percentage">
            <text:p>-5.7%</text:p>
          </table:table-cell>
          <table:table-cell office:value-type="float" office:value="31.78" calcext:value-type="float">
            <text:p>31.78</text:p>
          </table:table-cell>
          <table:table-cell table:style-name="ce27" table:formula="of:=([.BQ48]-[.$BQ$49])/[.$BQ$49]" office:value-type="percentage" office:value="-0.106047819971871" calcext:value-type="percentage">
            <text:p>-10.6%</text:p>
          </table:table-cell>
          <table:table-cell office:value-type="float" office:value="17.75" calcext:value-type="float">
            <text:p>17.75</text:p>
          </table:table-cell>
          <table:table-cell table:style-name="ce27" table:formula="of:=([.BS48]-[.$BS$49])/[.$BS$49]" office:value-type="percentage" office:value="-0.105793450881612" calcext:value-type="percentage">
            <text:p>-10.6%</text:p>
          </table:table-cell>
          <table:table-cell office:value-type="float" office:value="17.94" calcext:value-type="float">
            <text:p>17.94</text:p>
          </table:table-cell>
          <table:table-cell table:style-name="ce27" table:formula="of:=([.BU48]-[.$BU$49])/[.$BU$49]" office:value-type="percentage" office:value="-0.0656249999999999" calcext:value-type="percentage">
            <text:p>-6.6%</text:p>
          </table:table-cell>
          <table:table-cell table:number-columns-repeated="6"/>
          <table:table-cell office:value-type="float" office:value="88.23" calcext:value-type="float">
            <text:p>88.23</text:p>
          </table:table-cell>
          <table:table-cell office:value-type="float" office:value="18.92" calcext:value-type="float">
            <text:p>18.92</text:p>
          </table:table-cell>
          <table:table-cell office:value-type="float" office:value="0.1" calcext:value-type="float">
            <text:p>0.1</text:p>
          </table:table-cell>
          <table:table-cell office:value-type="float" office:value="3.81" calcext:value-type="float">
            <text:p>3.81</text:p>
          </table:table-cell>
          <table:table-cell office:value-type="float" office:value="28.36" calcext:value-type="float">
            <text:p>28.36</text:p>
          </table:table-cell>
          <table:table-cell office:value-type="float" office:value="14.9" calcext:value-type="float">
            <text:p>14.9</text:p>
          </table:table-cell>
          <table:table-cell office:value-type="float" office:value="33.91" calcext:value-type="float">
            <text:p>33.91</text:p>
          </table:table-cell>
          <table:table-cell table:formula="of:=SUM([.CD48:.CI48])" office:value-type="float" office:value="100" calcext:value-type="float">
            <text:p>100</text:p>
          </table:table-cell>
          <table:table-cell table:style-name="ce33" table:formula="of:=[.CD48]*[.CC48]/[.CJ48]" office:value-type="float" office:value="16.693116" calcext:value-type="float">
            <text:p>16.69</text:p>
          </table:table-cell>
          <table:table-cell table:style-name="ce33" table:formula="of:=[.CE48]*[.CC48]/[.CJ48]" office:value-type="float" office:value="0.08823" calcext:value-type="float">
            <text:p>0.09</text:p>
          </table:table-cell>
          <table:table-cell table:style-name="ce33" table:formula="of:=[.CF48]*[.CC48]/[.CJ48]" office:value-type="float" office:value="3.361563" calcext:value-type="float">
            <text:p>3.36</text:p>
          </table:table-cell>
          <table:table-cell table:style-name="ce33" table:formula="of:=[.CG48]*[.CC48]/[.CJ48]" office:value-type="float" office:value="25.022028" calcext:value-type="float">
            <text:p>25.02</text:p>
          </table:table-cell>
          <table:table-cell table:style-name="ce33" table:formula="of:=[.CH48]*[.CC48]/[.CJ48]" office:value-type="float" office:value="13.14627" calcext:value-type="float">
            <text:p>13.15</text:p>
          </table:table-cell>
          <table:table-cell table:style-name="ce33" table:formula="of:=[.CI48]*[.CC48]/[.CJ48]" office:value-type="float" office:value="29.918793" calcext:value-type="float">
            <text:p>29.92</text:p>
          </table:table-cell>
          <table:table-cell/>
        </table:table-row>
        <table:table-row table:style-name="ro2">
          <table:table-cell table:style-name="ce3" table:formula="of:=[.A48]+1" office:value-type="float" office:value="45" calcext:value-type="float">
            <text:p>45</text:p>
          </table:table-cell>
          <table:table-cell table:style-name="ce4" office:value-type="date" office:date-value="2019-12-17" calcext:value-type="date">
            <text:p>2019-12-17</text:p>
          </table:table-cell>
          <table:table-cell table:style-name="ce6" office:value-type="string" calcext:value-type="string">
            <text:p>ego-mar-jun-1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start_h=1417, end_h=3624</text:p>
          </table:table-cell>
          <table:table-cell office:value-type="string" calcext:value-type="string">
            <text:p>Skip = 1</text:p>
          </table:table-cell>
          <table:table-cell office:value-type="float" office:value="2187504311" calcext:value-type="float">
            <text:p>2187504311</text:p>
          </table:table-cell>
          <table:table-cell table:style-name="ce16" office:value-type="string" calcext:value-type="string">
            <text:p>-%</text:p>
          </table:table-cell>
          <table:table-cell office:value-type="float" office:value="57.88" calcext:value-type="float">
            <text:p>57.88</text:p>
          </table:table-cell>
          <table:table-cell table:style-name="ce16" office:value-type="string" calcext:value-type="string">
            <text:p>-%</text:p>
          </table:table-cell>
          <table:table-cell table:style-name="Default" office:value-type="float" office:value="52.26" calcext:value-type="float">
            <text:p>52.26</text:p>
          </table:table-cell>
          <table:table-cell table:style-name="ce16" table:formula="of:=[.K49]/[.I49]" office:value-type="percentage" office:value="0.902902557014513" calcext:value-type="percentage">
            <text:p>90.29%</text:p>
          </table:table-cell>
          <table:table-cell table:style-name="Default" office:value-type="float" office:value="5.62" calcext:value-type="float">
            <text:p>5.62</text:p>
          </table:table-cell>
          <table:table-cell table:style-name="Default" office:value-type="float" office:value="5.44" calcext:value-type="float">
            <text:p>5.44</text:p>
          </table:table-cell>
          <table:table-cell table:style-name="Default" office:value-type="float" office:value="0.18" calcext:value-type="float">
            <text:p>0.18</text:p>
          </table:table-cell>
          <table:table-cell table:style-name="Default" office:value-type="float" office:value="43.55" calcext:value-type="float">
            <text:p>43.55</text:p>
          </table:table-cell>
          <table:table-cell table:style-name="ce16" office:value-type="string" calcext:value-type="string">
            <text:p>-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49]/[.P49]" office:value-type="percentage" office:value="0.863834672789897" calcext:value-type="percentage">
            <text:p>86.38%</text:p>
          </table:table-cell>
          <table:table-cell table:style-name="Default" office:value-type="float" office:value="5.93" calcext:value-type="float">
            <text:p>5.93</text:p>
          </table:table-cell>
          <table:table-cell table:style-name="Default" office:value-type="float" office:value="5.37" calcext:value-type="float">
            <text:p>5.3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1299" calcext:value-type="float">
            <text:p>1299</text:p>
          </table:table-cell>
          <table:table-cell office:value-type="float" office:value="104.8" calcext:value-type="float">
            <text:p>104.8</text:p>
          </table:table-cell>
          <table:table-cell office:value-type="float" office:value="16.31" calcext:value-type="float">
            <text:p>16.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  <table:table-cell office:value-type="float" office:value="9.91" calcext:value-type="float">
            <text:p>9.91</text:p>
          </table:table-cell>
          <table:table-cell office:value-type="float" office:value="23.52" calcext:value-type="float">
            <text:p>23.52</text:p>
          </table:table-cell>
          <table:table-cell office:value-type="float" office:value="10.23" calcext:value-type="float">
            <text:p>10.23</text:p>
          </table:table-cell>
          <table:table-cell office:value-type="float" office:value="30.73" calcext:value-type="float">
            <text:p>30.73</text:p>
          </table:table-cell>
          <table:table-cell office:value-type="float" office:value="88.03" calcext:value-type="float">
            <text:p>88.03</text:p>
          </table:table-cell>
          <table:table-cell office:value-type="float" office:value="19.27" calcext:value-type="float">
            <text:p>19.27</text:p>
          </table:table-cell>
          <table:table-cell office:value-type="float" office:value="0.1" calcext:value-type="float">
            <text:p>0.1</text:p>
          </table:table-cell>
          <table:table-cell office:value-type="float" office:value="3.79" calcext:value-type="float">
            <text:p>3.79</text:p>
          </table:table-cell>
          <table:table-cell office:value-type="float" office:value="28.78" calcext:value-type="float">
            <text:p>28.78</text:p>
          </table:table-cell>
          <table:table-cell office:value-type="float" office:value="14.22" calcext:value-type="float">
            <text:p>14.22</text:p>
          </table:table-cell>
          <table:table-cell office:value-type="float" office:value="33.82" calcext:value-type="float">
            <text:p>33.82</text:p>
          </table:table-cell>
          <table:table-cell office:value-type="float" office:value="5881" calcext:value-type="float">
            <text:p>5881</text:p>
          </table:table-cell>
          <table:table-cell table:style-name="ce27" office:value-type="string" calcext:value-type="string">
            <text:p>-%</text:p>
          </table:table-cell>
          <table:table-cell office:value-type="float" office:value="69975685" calcext:value-type="float">
            <text:p>69975685</text:p>
          </table:table-cell>
          <table:table-cell table:style-name="ce27" office:value-type="string" calcext:value-type="string">
            <text:p>-%</text:p>
          </table:table-cell>
          <table:table-cell table:style-name="ce27" table:formula="of:=[.AP49]/[.G49]" office:value-type="percentage" office:value="0.031988821529687" calcext:value-type="percentage">
            <text:p>3.2%</text:p>
          </table:table-cell>
          <table:table-cell office:value-type="float" office:value="1045" calcext:value-type="float">
            <text:p>1045</text:p>
          </table:table-cell>
          <table:table-cell table:style-name="ce30" table:formula="of:=[.AS49]/[.AN49]" office:value-type="percentage" office:value="0.177690868899847" calcext:value-type="percentage">
            <text:p>17.8%</text:p>
          </table:table-cell>
          <table:table-cell office:value-type="float" office:value="4" calcext:value-type="float">
            <text:p>4</text:p>
          </table:table-cell>
          <table:table-cell table:style-name="ce31" table:formula="of:=[.AS49]/[.AU49]" office:value-type="float" office:value="261.25" calcext:value-type="float">
            <text:p>261</text:p>
          </table:table-cell>
          <table:table-cell office:value-type="float" office:value="4836" calcext:value-type="float">
            <text:p>4836</text:p>
          </table:table-cell>
          <table:table-cell table:style-name="ce30" table:formula="of:=[.AW49]/[.AN49]" office:value-type="percentage" office:value="0.822309131100153" calcext:value-type="percentage">
            <text:p>82.2%</text:p>
          </table:table-cell>
          <table:table-cell office:value-type="float" office:value="9" calcext:value-type="float">
            <text:p>9</text:p>
          </table:table-cell>
          <table:table-cell table:style-name="ce31" table:formula="of:=[.AW49]/[.AY49]" office:value-type="float" office:value="537.333333333333" calcext:value-type="float">
            <text:p>537</text:p>
          </table:table-cell>
          <table:table-cell office:value-type="float" office:value="-5.65" calcext:value-type="float">
            <text:p>-5.65</text:p>
          </table:table-cell>
          <table:table-cell table:style-name="ce27" office:value-type="string" calcext:value-type="string">
            <text:p>-%</text:p>
          </table:table-cell>
          <table:table-cell office:value-type="float" office:value="2.55" calcext:value-type="float">
            <text:p>2.55</text:p>
          </table:table-cell>
          <table:table-cell table:style-name="ce27" office:value-type="string" calcext:value-type="string">
            <text:p>-%</text:p>
          </table:table-cell>
          <table:table-cell office:value-type="float" office:value="-43.71" calcext:value-type="float">
            <text:p>-43.71</text:p>
          </table:table-cell>
          <table:table-cell table:style-name="ce27" office:value-type="string" calcext:value-type="string">
            <text:p>-%</text:p>
          </table:table-cell>
          <table:table-cell office:value-type="float" office:value="28.19" calcext:value-type="float">
            <text:p>28.19</text:p>
          </table:table-cell>
          <table:table-cell table:style-name="ce27" office:value-type="string" calcext:value-type="string">
            <text:p>-%</text:p>
          </table:table-cell>
          <table:table-cell table:style-name="ce32" office:value-type="percentage" office:value="0.6228" calcext:value-type="percentage">
            <text:p>62.28%</text:p>
          </table:table-cell>
          <table:table-cell table:style-name="ce32" office:value-type="percentage" office:value="0.0457" calcext:value-type="percentage">
            <text:p>4.57%</text:p>
          </table:table-cell>
          <table:table-cell office:value-type="float" office:value="19.62" calcext:value-type="float">
            <text:p>19.62</text:p>
          </table:table-cell>
          <table:table-cell table:style-name="ce27" office:value-type="string" calcext:value-type="string">
            <text:p>-%</text:p>
          </table:table-cell>
          <table:table-cell office:value-type="float" office:value="18.77" calcext:value-type="float">
            <text:p>18.77</text:p>
          </table:table-cell>
          <table:table-cell table:style-name="ce27" office:value-type="string" calcext:value-type="string">
            <text:p>-%</text:p>
          </table:table-cell>
          <table:table-cell office:value-type="float" office:value="38.18" calcext:value-type="float">
            <text:p>38.18</text:p>
          </table:table-cell>
          <table:table-cell table:style-name="ce27" office:value-type="string" calcext:value-type="string">
            <text:p>-%</text:p>
          </table:table-cell>
          <table:table-cell office:value-type="float" office:value="35.55" calcext:value-type="float">
            <text:p>35.55</text:p>
          </table:table-cell>
          <table:table-cell table:style-name="ce27" office:value-type="string" calcext:value-type="string">
            <text:p>-%</text:p>
          </table:table-cell>
          <table:table-cell office:value-type="float" office:value="19.85" calcext:value-type="float">
            <text:p>19.85</text:p>
          </table:table-cell>
          <table:table-cell table:style-name="ce27" office:value-type="string" calcext:value-type="string">
            <text:p>-%</text:p>
          </table:table-cell>
          <table:table-cell office:value-type="float" office:value="19.2" calcext:value-type="float">
            <text:p>19.2</text:p>
          </table:table-cell>
          <table:table-cell table:style-name="ce27" office:value-type="string" calcext:value-type="string">
            <text:p>-%</text:p>
          </table:table-cell>
          <table:table-cell table:number-columns-repeated="6"/>
          <table:table-cell office:value-type="float" office:value="88.03" calcext:value-type="float">
            <text:p>88.03</text:p>
          </table:table-cell>
          <table:table-cell office:value-type="float" office:value="19.27" calcext:value-type="float">
            <text:p>19.27</text:p>
          </table:table-cell>
          <table:table-cell office:value-type="float" office:value="0.1" calcext:value-type="float">
            <text:p>0.1</text:p>
          </table:table-cell>
          <table:table-cell office:value-type="float" office:value="3.79" calcext:value-type="float">
            <text:p>3.79</text:p>
          </table:table-cell>
          <table:table-cell office:value-type="float" office:value="28.78" calcext:value-type="float">
            <text:p>28.78</text:p>
          </table:table-cell>
          <table:table-cell office:value-type="float" office:value="14.22" calcext:value-type="float">
            <text:p>14.22</text:p>
          </table:table-cell>
          <table:table-cell office:value-type="float" office:value="33.82" calcext:value-type="float">
            <text:p>33.82</text:p>
          </table:table-cell>
          <table:table-cell table:formula="of:=SUM([.CD49:.CI49])" office:value-type="float" office:value="99.98" calcext:value-type="float">
            <text:p>99.98</text:p>
          </table:table-cell>
          <table:table-cell table:style-name="ce33" table:formula="of:=[.CD49]*[.CC49]/[.CJ49]" office:value-type="float" office:value="16.966774354871" calcext:value-type="float">
            <text:p>16.97</text:p>
          </table:table-cell>
          <table:table-cell table:style-name="ce33" table:formula="of:=[.CE49]*[.CC49]/[.CJ49]" office:value-type="float" office:value="0.0880476095219044" calcext:value-type="float">
            <text:p>0.09</text:p>
          </table:table-cell>
          <table:table-cell table:style-name="ce33" table:formula="of:=[.CF49]*[.CC49]/[.CJ49]" office:value-type="float" office:value="3.33700440088018" calcext:value-type="float">
            <text:p>3.34</text:p>
          </table:table-cell>
          <table:table-cell table:style-name="ce33" table:formula="of:=[.CG49]*[.CC49]/[.CJ49]" office:value-type="float" office:value="25.3401020204041" calcext:value-type="float">
            <text:p>25.34</text:p>
          </table:table-cell>
          <table:table-cell table:style-name="ce33" table:formula="of:=[.CH49]*[.CC49]/[.CJ49]" office:value-type="float" office:value="12.5203700740148" calcext:value-type="float">
            <text:p>12.52</text:p>
          </table:table-cell>
          <table:table-cell table:style-name="ce33" table:formula="of:=[.CI49]*[.CC49]/[.CJ49]" office:value-type="float" office:value="29.7777015403081" calcext:value-type="float">
            <text:p>29.78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Q 2a</text:p>
          </table:table-cell>
          <table:covered-table-cell table:style-name="ce2" office:value-type="string" calcext:value-type="string">
            <text:p>RQ 2a</text:p>
          </table:covered-table-cell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1"/>
          <table:table-cell table:style-name="ce14" table:number-columns-repeated="13"/>
          <table:table-cell table:style-name="ce23" table:number-columns-repeated="17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6"/>
          <table:table-cell table:style-name="ce23" table:number-columns-repeated="7"/>
          <table:table-cell table:formula="of:=SUM([.CD50:.CI50])" office:value-type="float" office:value="0" calcext:value-type="float">
            <text:p>0</text:p>
          </table:table-cell>
          <table:table-cell table:style-name="ce33" table:formula="of:=[.CD50]*[.CC50]/[.CJ50]" office:value-type="string" office:string-value="" calcext:value-type="error">
            <text:p>#DIV/0!</text:p>
          </table:table-cell>
          <table:table-cell table:style-name="ce33" table:formula="of:=[.CE50]*[.CC50]/[.CJ50]" office:value-type="string" office:string-value="" calcext:value-type="error">
            <text:p>#DIV/0!</text:p>
          </table:table-cell>
          <table:table-cell table:style-name="ce33" table:formula="of:=[.CF50]*[.CC50]/[.CJ50]" office:value-type="string" office:string-value="" calcext:value-type="error">
            <text:p>#DIV/0!</text:p>
          </table:table-cell>
          <table:table-cell table:style-name="ce33" table:formula="of:=[.CG50]*[.CC50]/[.CJ50]" office:value-type="string" office:string-value="" calcext:value-type="error">
            <text:p>#DIV/0!</text:p>
          </table:table-cell>
          <table:table-cell table:style-name="ce33" table:formula="of:=[.CH50]*[.CC50]/[.CJ50]" office:value-type="string" office:string-value="" calcext:value-type="error">
            <text:p>#DIV/0!</text:p>
          </table:table-cell>
          <table:table-cell table:style-name="ce33" table:formula="of:=[.CI50]*[.CC50]/[.CJ50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ce3" table:formula="of:=[.A49]+1" office:value-type="float" office:value="46" calcext:value-type="float">
            <text:p>46</text:p>
          </table:table-cell>
          <table:table-cell table:style-name="ce4" office:value-type="date" office:date-value="2019-12-22" calcext:value-type="date">
            <text:p>2019-12-22</text:p>
          </table:table-cell>
          <table:table-cell table:style-name="ce6" office:value-type="string" calcext:value-type="string">
            <text:p>ego-no-1.4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1.4 GW storage at Büttel</text:p>
          </table:table-cell>
          <table:table-cell office:value-type="string" calcext:value-type="string">
            <text:p>None</text:p>
          </table:table-cell>
          <table:table-cell office:value-type="float" office:value="9390549317" calcext:value-type="float">
            <text:p>9390549317</text:p>
          </table:table-cell>
          <table:table-cell table:style-name="ce16" table:formula="of:=([.G51]-[.$G$3])/[.$G$3]" office:value-type="percentage" office:value="-0.0024074516756873" calcext:value-type="percentage">
            <text:p>-0.24%</text:p>
          </table:table-cell>
          <table:table-cell office:value-type="float" office:value="56.26" calcext:value-type="float">
            <text:p>56.26</text:p>
          </table:table-cell>
          <table:table-cell table:style-name="ce16" table:formula="of:=([.I51]-[.$I$3])/[.$I$3]" office:value-type="percentage" office:value="0.000533523030410833" calcext:value-type="percentage">
            <text:p>0.05%</text:p>
          </table:table-cell>
          <table:table-cell table:style-name="Default" office:value-type="float" office:value="50.3" calcext:value-type="float">
            <text:p>50.3</text:p>
          </table:table-cell>
          <table:table-cell table:style-name="ce16" table:formula="of:=[.K51]/[.I51]" office:value-type="percentage" office:value="0.894063277639531" calcext:value-type="percentage">
            <text:p>89.41%</text:p>
          </table:table-cell>
          <table:table-cell table:style-name="Default" office:value-type="float" office:value="5.97" calcext:value-type="float">
            <text:p>5.97</text:p>
          </table:table-cell>
          <table:table-cell table:style-name="Default" office:value-type="float" office:value="5.78" calcext:value-type="float">
            <text:p>5.78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43.49" calcext:value-type="float">
            <text:p>43.49</text:p>
          </table:table-cell>
          <table:table-cell table:style-name="ce16" table:formula="of:=([.P51]-[.$P$3])/[.$P$3]" office:value-type="percentage" office:value="-0.00389372423270716" calcext:value-type="percentage">
            <text:p>-0.39%</text:p>
          </table:table-cell>
          <table:table-cell table:style-name="Default" office:value-type="float" office:value="37.76" calcext:value-type="float">
            <text:p>37.76</text:p>
          </table:table-cell>
          <table:table-cell table:style-name="ce16" table:formula="of:=[.R51]/[.P51]" office:value-type="percentage" office:value="0.868245573695102" calcext:value-type="percentage">
            <text:p>86.82%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office:value-type="float" office:value="5.14" calcext:value-type="float">
            <text:p>5.14</text:p>
          </table:table-cell>
          <table:table-cell table:style-name="Default" office:value-type="float" office:value="0.59" calcext:value-type="float">
            <text:p>0.59</text:p>
          </table:table-cell>
          <table:table-cell office:value-type="float" office:value="687" calcext:value-type="float">
            <text:p>687</text:p>
          </table:table-cell>
          <table:table-cell office:value-type="float" office:value="104.39" calcext:value-type="float">
            <text:p>104.39</text:p>
          </table:table-cell>
          <table:table-cell office:value-type="float" office:value="17.39" calcext:value-type="float">
            <text:p>17.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6" calcext:value-type="float">
            <text:p>9.16</text:p>
          </table:table-cell>
          <table:table-cell office:value-type="float" office:value="9.9" calcext:value-type="float">
            <text:p>9.9</text:p>
          </table:table-cell>
          <table:table-cell office:value-type="float" office:value="16.86" calcext:value-type="float">
            <text:p>16.86</text:p>
          </table:table-cell>
          <table:table-cell office:value-type="float" office:value="12.73" calcext:value-type="float">
            <text:p>12.73</text:p>
          </table:table-cell>
          <table:table-cell office:value-type="float" office:value="33.97" calcext:value-type="float">
            <text:p>33.97</text:p>
          </table:table-cell>
          <table:table-cell office:value-type="float" office:value="84.71" calcext:value-type="float">
            <text:p>84.71</text:p>
          </table:table-cell>
          <table:table-cell office:value-type="float" office:value="19.17" calcext:value-type="float">
            <text:p>19.17</text:p>
          </table:table-cell>
          <table:table-cell office:value-type="float" office:value="0.11" calcext:value-type="float">
            <text:p>0.11</text:p>
          </table:table-cell>
          <table:table-cell office:value-type="float" office:value="3.96" calcext:value-type="float">
            <text:p>3.96</text:p>
          </table:table-cell>
          <table:table-cell office:value-type="float" office:value="20.78" calcext:value-type="float">
            <text:p>20.78</text:p>
          </table:table-cell>
          <table:table-cell office:value-type="float" office:value="18.5" calcext:value-type="float">
            <text:p>18.5</text:p>
          </table:table-cell>
          <table:table-cell office:value-type="float" office:value="37.49" calcext:value-type="float">
            <text:p>37.49</text:p>
          </table:table-cell>
          <table:table-cell office:value-type="float" office:value="6357" calcext:value-type="float">
            <text:p>6357</text:p>
          </table:table-cell>
          <table:table-cell table:style-name="ce27" table:formula="of:=([.AN51]-[.$AN$3])/[.$AN$3]" office:value-type="percentage" office:value="-0.203583061889251" calcext:value-type="percentage">
            <text:p>-20.4%</text:p>
          </table:table-cell>
          <table:table-cell office:value-type="float" office:value="297442113" calcext:value-type="float">
            <text:p>297442113</text:p>
          </table:table-cell>
          <table:table-cell table:style-name="ce27" table:formula="of:=([.AP51]-[.$AP$3])/[.$AP$3]" office:value-type="percentage" office:value="-0.202123689477888" calcext:value-type="percentage">
            <text:p>-20.2%</text:p>
          </table:table-cell>
          <table:table-cell table:style-name="ce27" table:formula="of:=[.AP51]/[.G51]" office:value-type="percentage" office:value="0.031674623385613" calcext:value-type="percentage">
            <text:p>3.2%</text:p>
          </table:table-cell>
          <table:table-cell office:value-type="float" office:value="1940" calcext:value-type="float">
            <text:p>1940</text:p>
          </table:table-cell>
          <table:table-cell table:style-name="ce30" table:formula="of:=[.AS51]/[.AN51]" office:value-type="percentage" office:value="0.305175397199937" calcext:value-type="percentage">
            <text:p>30.5%</text:p>
          </table:table-cell>
          <table:table-cell office:value-type="float" office:value="12" calcext:value-type="float">
            <text:p>12</text:p>
          </table:table-cell>
          <table:table-cell table:style-name="ce31" table:formula="of:=[.AS51]/[.AU51]" office:value-type="float" office:value="161.666666666667" calcext:value-type="float">
            <text:p>162</text:p>
          </table:table-cell>
          <table:table-cell office:value-type="float" office:value="4417" calcext:value-type="float">
            <text:p>4417</text:p>
          </table:table-cell>
          <table:table-cell table:style-name="ce30" table:formula="of:=[.AW51]/[.AN51]" office:value-type="percentage" office:value="0.694824602800063" calcext:value-type="percentage">
            <text:p>69.5%</text:p>
          </table:table-cell>
          <table:table-cell office:value-type="float" office:value="10" calcext:value-type="float">
            <text:p>10</text:p>
          </table:table-cell>
          <table:table-cell table:style-name="ce31" table:formula="of:=[.AW51]/[.AY51]" office:value-type="float" office:value="441.7" calcext:value-type="float">
            <text:p>442</text:p>
          </table:table-cell>
          <table:table-cell office:value-type="float" office:value="-25.83" calcext:value-type="float">
            <text:p>-25.83</text:p>
          </table:table-cell>
          <table:table-cell table:style-name="ce27" table:formula="of:=([.BA51]-[.$BA$3])/[.$BA$3]" office:value-type="percentage" office:value="-0.164888457807954" calcext:value-type="percentage">
            <text:p>-16.5%</text:p>
          </table:table-cell>
          <table:table-cell office:value-type="float" office:value="12.15" calcext:value-type="float">
            <text:p>12.15</text:p>
          </table:table-cell>
          <table:table-cell table:style-name="ce27" table:formula="of:=([.BC51]-[.$BC$3])/[.$BC$3]" office:value-type="percentage" office:value="-0.211550940947437" calcext:value-type="percentage">
            <text:p>-21.2%</text:p>
          </table:table-cell>
          <table:table-cell office:value-type="float" office:value="-167.59" calcext:value-type="float">
            <text:p>-167.59</text:p>
          </table:table-cell>
          <table:table-cell table:style-name="ce27" table:formula="of:=([.BE51]-[.$BE$3])/[.$BE$3]" office:value-type="percentage" office:value="0.00035814480988481" calcext:value-type="percentage">
            <text:p>0.0%</text:p>
          </table:table-cell>
          <table:table-cell office:value-type="float" office:value="112.38" calcext:value-type="float">
            <text:p>112.38</text:p>
          </table:table-cell>
          <table:table-cell table:style-name="ce27" table:formula="of:=([.BG51]-[.$BG$3])/[.$BG$3]" office:value-type="percentage" office:value="0.0145346212873522" calcext:value-type="percentage">
            <text:p>1.5%</text:p>
          </table:table-cell>
          <table:table-cell table:style-name="ce32" office:value-type="percentage" office:value="0.6438" calcext:value-type="percentage">
            <text:p>64.38%</text:p>
          </table:table-cell>
          <table:table-cell table:style-name="ce32" office:value-type="percentage" office:value="0.0419" calcext:value-type="percentage">
            <text:p>4.19%</text:p>
          </table:table-cell>
          <table:table-cell office:value-type="float" office:value="20.21" calcext:value-type="float">
            <text:p>20.21</text:p>
          </table:table-cell>
          <table:table-cell table:style-name="ce27" table:formula="of:=([.BK51]-[.$BK$3])/[.$BK$3]" office:value-type="percentage" office:value="0.0186491935483871" calcext:value-type="percentage">
            <text:p>1.9%</text:p>
          </table:table-cell>
          <table:table-cell office:value-type="float" office:value="20.65" calcext:value-type="float">
            <text:p>20.65</text:p>
          </table:table-cell>
          <table:table-cell table:style-name="ce27" table:formula="of:=([.BM51]-[.$BM$3])/[.$BM$3]" office:value-type="percentage" office:value="0.0783289817232376" calcext:value-type="percentage">
            <text:p>7.8%</text:p>
          </table:table-cell>
          <table:table-cell office:value-type="float" office:value="37.67" calcext:value-type="float">
            <text:p>37.67</text:p>
          </table:table-cell>
          <table:table-cell table:style-name="ce27" table:formula="of:=([.BO51]-[.$BO$3])/[.$BO$3]" office:value-type="percentage" office:value="0.00587449933244323" calcext:value-type="percentage">
            <text:p>0.6%</text:p>
          </table:table-cell>
          <table:table-cell office:value-type="float" office:value="33.68" calcext:value-type="float">
            <text:p>33.68</text:p>
          </table:table-cell>
          <table:table-cell table:style-name="ce27" table:formula="of:=([.BQ51]-[.$BQ$3])/[.$BQ$3]" office:value-type="percentage" office:value="0.0193704600484262" calcext:value-type="percentage">
            <text:p>1.9%</text:p>
          </table:table-cell>
          <table:table-cell office:value-type="float" office:value="17.59" calcext:value-type="float">
            <text:p>17.59</text:p>
          </table:table-cell>
          <table:table-cell table:style-name="ce27" table:formula="of:=([.BS51]-[.$BS$3])/[.$BS$3]" office:value-type="percentage" office:value="0.0310668229777257" calcext:value-type="percentage">
            <text:p>3.1%</text:p>
          </table:table-cell>
          <table:table-cell office:value-type="float" office:value="19.75" calcext:value-type="float">
            <text:p>19.75</text:p>
          </table:table-cell>
          <table:table-cell table:style-name="ce27" table:formula="of:=([.BU51]-[.$BU$3])/[.$BU$3]" office:value-type="percentage" office:value="0.109550561797753" calcext:value-type="percentage">
            <text:p>11.0%</text:p>
          </table:table-cell>
          <table:table-cell table:number-columns-repeated="6"/>
          <table:table-cell office:value-type="float" office:value="84.71" calcext:value-type="float">
            <text:p>84.71</text:p>
          </table:table-cell>
          <table:table-cell office:value-type="float" office:value="19.17" calcext:value-type="float">
            <text:p>19.17</text:p>
          </table:table-cell>
          <table:table-cell office:value-type="float" office:value="0.11" calcext:value-type="float">
            <text:p>0.11</text:p>
          </table:table-cell>
          <table:table-cell office:value-type="float" office:value="3.96" calcext:value-type="float">
            <text:p>3.96</text:p>
          </table:table-cell>
          <table:table-cell office:value-type="float" office:value="20.78" calcext:value-type="float">
            <text:p>20.78</text:p>
          </table:table-cell>
          <table:table-cell office:value-type="float" office:value="18.5" calcext:value-type="float">
            <text:p>18.5</text:p>
          </table:table-cell>
          <table:table-cell office:value-type="float" office:value="37.49" calcext:value-type="float">
            <text:p>37.49</text:p>
          </table:table-cell>
          <table:table-cell table:formula="of:=SUM([.CD51:.CI51])" office:value-type="float" office:value="100.01" calcext:value-type="float">
            <text:p>100.01</text:p>
          </table:table-cell>
          <table:table-cell table:style-name="ce33" table:formula="of:=[.CD51]*[.CC51]/[.CJ51]" office:value-type="float" office:value="16.2372832716728" calcext:value-type="float">
            <text:p>16.24</text:p>
          </table:table-cell>
          <table:table-cell table:style-name="ce33" table:formula="of:=[.CE51]*[.CC51]/[.CJ51]" office:value-type="float" office:value="0.0931716828317168" calcext:value-type="float">
            <text:p>0.09</text:p>
          </table:table-cell>
          <table:table-cell table:style-name="ce33" table:formula="of:=[.CF51]*[.CC51]/[.CJ51]" office:value-type="float" office:value="3.35418058194181" calcext:value-type="float">
            <text:p>3.35</text:p>
          </table:table-cell>
          <table:table-cell table:style-name="ce33" table:formula="of:=[.CG51]*[.CC51]/[.CJ51]" office:value-type="float" office:value="17.6009779022098" calcext:value-type="float">
            <text:p>17.60</text:p>
          </table:table-cell>
          <table:table-cell table:style-name="ce33" table:formula="of:=[.CH51]*[.CC51]/[.CJ51]" office:value-type="float" office:value="15.6697830216978" calcext:value-type="float">
            <text:p>15.67</text:p>
          </table:table-cell>
          <table:table-cell table:style-name="ce33" table:formula="of:=[.CI51]*[.CC51]/[.CJ51]" office:value-type="float" office:value="31.754603539646" calcext:value-type="float">
            <text:p>31.75</text:p>
          </table:table-cell>
          <table:table-cell/>
        </table:table-row>
        <table:table-row table:style-name="ro2">
          <table:table-cell table:style-name="ce3" table:formula="of:=[.A51]+1" office:value-type="float" office:value="47" calcext:value-type="float">
            <text:p>47</text:p>
          </table:table-cell>
          <table:table-cell table:style-name="ce4" office:value-type="date" office:date-value="2020-01-22" calcext:value-type="date">
            <text:p>2020-01-22</text:p>
          </table:table-cell>
          <table:table-cell table:style-name="ce6" office:value-type="string" calcext:value-type="string">
            <text:p>ego-no-10-2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10 GW storage at Büttel</text:p>
          </table:table-cell>
          <table:table-cell office:value-type="string" calcext:value-type="string">
            <text:p>None</text:p>
          </table:table-cell>
          <table:table-cell office:value-type="float" office:value="9207707809" calcext:value-type="float">
            <text:p>9207707809</text:p>
          </table:table-cell>
          <table:table-cell table:style-name="ce16" table:formula="of:=([.G52]-[.$G$3])/[.$G$3]" office:value-type="percentage" office:value="-0.0218313767036911" calcext:value-type="percentage">
            <text:p>-2.18%</text:p>
          </table:table-cell>
          <table:table-cell office:value-type="float" office:value="56.42" calcext:value-type="float">
            <text:p>56.42</text:p>
          </table:table-cell>
          <table:table-cell table:style-name="ce16" table:formula="of:=([.I52]-[.$I$3])/[.$I$3]" office:value-type="percentage" office:value="0.0033789791926019" calcext:value-type="percentage">
            <text:p>0.34%</text:p>
          </table:table-cell>
          <table:table-cell table:style-name="Default" office:value-type="float" office:value="50.57" calcext:value-type="float">
            <text:p>50.57</text:p>
          </table:table-cell>
          <table:table-cell table:style-name="ce16" table:formula="of:=[.K52]/[.I52]" office:value-type="percentage" office:value="0.896313364055299" calcext:value-type="percentage">
            <text:p>89.63%</text:p>
          </table:table-cell>
          <table:table-cell table:style-name="Default" office:value-type="float" office:value="5.85" calcext:value-type="float">
            <text:p>5.85</text:p>
          </table:table-cell>
          <table:table-cell table:style-name="Default" office:value-type="float" office:value="5.64" calcext:value-type="float">
            <text:p>5.64</text:p>
          </table:table-cell>
          <table:table-cell table:style-name="Default" office:value-type="float" office:value="0.21" calcext:value-type="float">
            <text:p>0.21</text:p>
          </table:table-cell>
          <table:table-cell table:style-name="Default" office:value-type="float" office:value="44.08" calcext:value-type="float">
            <text:p>44.08</text:p>
          </table:table-cell>
          <table:table-cell table:style-name="ce16" table:formula="of:=([.P52]-[.$P$3])/[.$P$3]" office:value-type="percentage" office:value="0.00961978928080627" calcext:value-type="percentage">
            <text:p>0.96%</text:p>
          </table:table-cell>
          <table:table-cell table:style-name="Default" office:value-type="float" office:value="38.6" calcext:value-type="float">
            <text:p>38.6</text:p>
          </table:table-cell>
          <table:table-cell table:style-name="ce16" table:formula="of:=[.R52]/[.P52]" office:value-type="percentage" office:value="0.87568058076225" calcext:value-type="percentage">
            <text:p>87.57%</text:p>
          </table:table-cell>
          <table:table-cell table:style-name="Default" office:value-type="float" office:value="5.48" calcext:value-type="float">
            <text:p>5.48</text:p>
          </table:table-cell>
          <table:table-cell table:style-name="Default" office:value-type="float" office:value="4.83" calcext:value-type="float">
            <text:p>4.83</text:p>
          </table:table-cell>
          <table:table-cell table:style-name="Default" office:value-type="float" office:value="0.65" calcext:value-type="float">
            <text:p>0.65</text:p>
          </table:table-cell>
          <table:table-cell office:value-type="float" office:value="699" calcext:value-type="float">
            <text:p>699</text:p>
          </table:table-cell>
          <table:table-cell office:value-type="float" office:value="104.62" calcext:value-type="float">
            <text:p>104.62</text:p>
          </table:table-cell>
          <table:table-cell office:value-type="float" office:value="16.93" calcext:value-type="float">
            <text:p>16.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3" calcext:value-type="float">
            <text:p>9.13</text:p>
          </table:table-cell>
          <table:table-cell office:value-type="float" office:value="9.86" calcext:value-type="float">
            <text:p>9.86</text:p>
          </table:table-cell>
          <table:table-cell office:value-type="float" office:value="16.92" calcext:value-type="float">
            <text:p>16.92</text:p>
          </table:table-cell>
          <table:table-cell office:value-type="float" office:value="12.7" calcext:value-type="float">
            <text:p>12.7</text:p>
          </table:table-cell>
          <table:table-cell office:value-type="float" office:value="34.45" calcext:value-type="float">
            <text:p>34.45</text:p>
          </table:table-cell>
          <table:table-cell office:value-type="float" office:value="86.55" calcext:value-type="float">
            <text:p>86.55</text:p>
          </table:table-cell>
          <table:table-cell office:value-type="float" office:value="17.6" calcext:value-type="float">
            <text:p>17.6</text:p>
          </table:table-cell>
          <table:table-cell office:value-type="float" office:value="0.11" calcext:value-type="float">
            <text:p>0.11</text:p>
          </table:table-cell>
          <table:table-cell office:value-type="float" office:value="3.89" calcext:value-type="float">
            <text:p>3.89</text:p>
          </table:table-cell>
          <table:table-cell office:value-type="float" office:value="20.78" calcext:value-type="float">
            <text:p>20.78</text:p>
          </table:table-cell>
          <table:table-cell office:value-type="float" office:value="18.73" calcext:value-type="float">
            <text:p>18.73</text:p>
          </table:table-cell>
          <table:table-cell office:value-type="float" office:value="38.9" calcext:value-type="float">
            <text:p>38.9</text:p>
          </table:table-cell>
          <table:table-cell office:value-type="float" office:value="7100" calcext:value-type="float">
            <text:p>7100</text:p>
          </table:table-cell>
          <table:table-cell table:style-name="ce27" table:formula="of:=([.AN52]-[.$AN$3])/[.$AN$3]" office:value-type="percentage" office:value="-0.110498621899273" calcext:value-type="percentage">
            <text:p>-11.0%</text:p>
          </table:table-cell>
          <table:table-cell office:value-type="float" office:value="330140405" calcext:value-type="float">
            <text:p>330140405</text:p>
          </table:table-cell>
          <table:table-cell table:style-name="ce27" table:formula="of:=([.AP52]-[.$AP$3])/[.$AP$3]" office:value-type="percentage" office:value="-0.114411857692539" calcext:value-type="percentage">
            <text:p>-11.4%</text:p>
          </table:table-cell>
          <table:table-cell table:style-name="ce27" table:formula="of:=[.AP52]/[.G52]" office:value-type="percentage" office:value="0.0358547872986702" calcext:value-type="percentage">
            <text:p>3.6%</text:p>
          </table:table-cell>
          <table:table-cell office:value-type="float" office:value="2815" calcext:value-type="float">
            <text:p>2815</text:p>
          </table:table-cell>
          <table:table-cell table:style-name="ce30" table:formula="of:=[.AS52]/[.AN52]" office:value-type="percentage" office:value="0.396478873239437" calcext:value-type="percentage">
            <text:p>39.6%</text:p>
          </table:table-cell>
          <table:table-cell office:value-type="float" office:value="9" calcext:value-type="float">
            <text:p>9</text:p>
          </table:table-cell>
          <table:table-cell table:style-name="ce31" table:formula="of:=[.AS52]/[.AU52]" office:value-type="float" office:value="312.777777777778" calcext:value-type="float">
            <text:p>313</text:p>
          </table:table-cell>
          <table:table-cell office:value-type="float" office:value="4285" calcext:value-type="float">
            <text:p>4285</text:p>
          </table:table-cell>
          <table:table-cell table:style-name="ce30" table:formula="of:=[.AW52]/[.AN52]" office:value-type="percentage" office:value="0.603521126760563" calcext:value-type="percentage">
            <text:p>60.4%</text:p>
          </table:table-cell>
          <table:table-cell office:value-type="float" office:value="7" calcext:value-type="float">
            <text:p>7</text:p>
          </table:table-cell>
          <table:table-cell table:style-name="ce31" table:formula="of:=[.AW52]/[.AY52]" office:value-type="float" office:value="612.142857142857" calcext:value-type="float">
            <text:p>612</text:p>
          </table:table-cell>
          <table:table-cell office:value-type="float" office:value="-26.65" calcext:value-type="float">
            <text:p>-26.65</text:p>
          </table:table-cell>
          <table:table-cell table:style-name="ce27" table:formula="of:=([.BA52]-[.$BA$3])/[.$BA$3]" office:value-type="percentage" office:value="-0.138376980278047" calcext:value-type="percentage">
            <text:p>-13.8%</text:p>
          </table:table-cell>
          <table:table-cell office:value-type="float" office:value="13.8" calcext:value-type="float">
            <text:p>13.8</text:p>
          </table:table-cell>
          <table:table-cell table:style-name="ce27" table:formula="of:=([.BC52]-[.$BC$3])/[.$BC$3]" office:value-type="percentage" office:value="-0.104477611940298" calcext:value-type="percentage">
            <text:p>-10.4%</text:p>
          </table:table-cell>
          <table:table-cell office:value-type="float" office:value="-179.36" calcext:value-type="float">
            <text:p>-179.36</text:p>
          </table:table-cell>
          <table:table-cell table:style-name="ce27" table:formula="of:=([.BE52]-[.$BE$3])/[.$BE$3]" office:value-type="percentage" office:value="0.0706142183489525" calcext:value-type="percentage">
            <text:p>7.1%</text:p>
          </table:table-cell>
          <table:table-cell office:value-type="float" office:value="119.63" calcext:value-type="float">
            <text:p>119.63</text:p>
          </table:table-cell>
          <table:table-cell table:style-name="ce27" table:formula="of:=([.BG52]-[.$BG$3])/[.$BG$3]" office:value-type="percentage" office:value="0.0799855556558635" calcext:value-type="percentage">
            <text:p>8.0%</text:p>
          </table:table-cell>
          <table:table-cell table:style-name="ce32" office:value-type="percentage" office:value="0.6477" calcext:value-type="percentage">
            <text:p>64.77%</text:p>
          </table:table-cell>
          <table:table-cell table:style-name="ce32" office:value-type="percentage" office:value="0.0441" calcext:value-type="percentage">
            <text:p>4.41%</text:p>
          </table:table-cell>
          <table:table-cell office:value-type="float" office:value="19.39" calcext:value-type="float">
            <text:p>19.39</text:p>
          </table:table-cell>
          <table:table-cell table:style-name="ce27" table:formula="of:=([.BK52]-[.$BK$3])/[.$BK$3]" office:value-type="percentage" office:value="-0.0226814516129032" calcext:value-type="percentage">
            <text:p>-2.3%</text:p>
          </table:table-cell>
          <table:table-cell office:value-type="float" office:value="17.2" calcext:value-type="float">
            <text:p>17.2</text:p>
          </table:table-cell>
          <table:table-cell table:style-name="ce27" table:formula="of:=([.BM52]-[.$BM$3])/[.$BM$3]" office:value-type="percentage" office:value="-0.101827676240209" calcext:value-type="percentage">
            <text:p>-10.2%</text:p>
          </table:table-cell>
          <table:table-cell office:value-type="float" office:value="37.65" calcext:value-type="float">
            <text:p>37.65</text:p>
          </table:table-cell>
          <table:table-cell table:style-name="ce27" table:formula="of:=([.BO52]-[.$BO$3])/[.$BO$3]" office:value-type="percentage" office:value="0.00534045393858467" calcext:value-type="percentage">
            <text:p>0.5%</text:p>
          </table:table-cell>
          <table:table-cell office:value-type="float" office:value="31.43" calcext:value-type="float">
            <text:p>31.43</text:p>
          </table:table-cell>
          <table:table-cell table:style-name="ce27" table:formula="of:=([.BQ52]-[.$BQ$3])/[.$BQ$3]" office:value-type="percentage" office:value="-0.048728813559322" calcext:value-type="percentage">
            <text:p>-4.9%</text:p>
          </table:table-cell>
          <table:table-cell office:value-type="float" office:value="16.24" calcext:value-type="float">
            <text:p>16.24</text:p>
          </table:table-cell>
          <table:table-cell table:style-name="ce27" table:formula="of:=([.BS52]-[.$BS$3])/[.$BS$3]" office:value-type="percentage" office:value="-0.0480656506447831" calcext:value-type="percentage">
            <text:p>-4.8%</text:p>
          </table:table-cell>
          <table:table-cell office:value-type="float" office:value="14.9" calcext:value-type="float">
            <text:p>14.9</text:p>
          </table:table-cell>
          <table:table-cell table:style-name="ce27" table:formula="of:=([.BU52]-[.$BU$3])/[.$BU$3]" office:value-type="percentage" office:value="-0.162921348314607" calcext:value-type="percentage">
            <text:p>-16.3%</text:p>
          </table:table-cell>
          <table:table-cell table:number-columns-repeated="6"/>
          <table:table-cell office:value-type="float" office:value="86.37" calcext:value-type="float">
            <text:p>86.37</text:p>
          </table:table-cell>
          <table:table-cell office:value-type="float" office:value="17.14" calcext:value-type="float">
            <text:p>17.14</text:p>
          </table:table-cell>
          <table:table-cell office:value-type="float" office:value="0.11" calcext:value-type="float">
            <text:p>0.11</text:p>
          </table:table-cell>
          <table:table-cell office:value-type="float" office:value="3.86" calcext:value-type="float">
            <text:p>3.86</text:p>
          </table:table-cell>
          <table:table-cell office:value-type="float" office:value="20.58" calcext:value-type="float">
            <text:p>20.58</text:p>
          </table:table-cell>
          <table:table-cell office:value-type="float" office:value="20.47" calcext:value-type="float">
            <text:p>20.47</text:p>
          </table:table-cell>
          <table:table-cell office:value-type="float" office:value="37.85" calcext:value-type="float">
            <text:p>37.85</text:p>
          </table:table-cell>
          <table:table-cell table:formula="of:=SUM([.CD52:.CI52])" office:value-type="float" office:value="100.01" calcext:value-type="float">
            <text:p>100.01</text:p>
          </table:table-cell>
          <table:table-cell table:style-name="ce33" table:formula="of:=[.CD52]*[.CC52]/[.CJ52]" office:value-type="float" office:value="14.8023377662234" calcext:value-type="float">
            <text:p>14.80</text:p>
          </table:table-cell>
          <table:table-cell table:style-name="ce33" table:formula="of:=[.CE52]*[.CC52]/[.CJ52]" office:value-type="float" office:value="0.094997500249975" calcext:value-type="float">
            <text:p>0.09</text:p>
          </table:table-cell>
          <table:table-cell table:style-name="ce33" table:formula="of:=[.CF52]*[.CC52]/[.CJ52]" office:value-type="float" office:value="3.33354864513549" calcext:value-type="float">
            <text:p>3.33</text:p>
          </table:table-cell>
          <table:table-cell table:style-name="ce33" table:formula="of:=[.CG52]*[.CC52]/[.CJ52]" office:value-type="float" office:value="17.7731686831317" calcext:value-type="float">
            <text:p>17.77</text:p>
          </table:table-cell>
          <table:table-cell table:style-name="ce33" table:formula="of:=[.CH52]*[.CC52]/[.CJ52]" office:value-type="float" office:value="17.6781711828817" calcext:value-type="float">
            <text:p>17.68</text:p>
          </table:table-cell>
          <table:table-cell table:style-name="ce33" table:formula="of:=[.CI52]*[.CC52]/[.CJ52]" office:value-type="float" office:value="32.6877762223778" calcext:value-type="float">
            <text:p>32.69</text:p>
          </table:table-cell>
          <table:table-cell/>
        </table:table-row>
        <table:table-row table:style-name="ro2">
          <table:table-cell table:style-name="ce3" table:formula="of:=[.A52]+1" office:value-type="float" office:value="48" calcext:value-type="float">
            <text:p>48</text:p>
          </table:table-cell>
          <table:table-cell table:style-name="ce4" office:value-type="date" office:date-value="2019-12-23" calcext:value-type="date">
            <text:p>2019-12-23</text:p>
          </table:table-cell>
          <table:table-cell table:style-name="ce6" office:value-type="string" calcext:value-type="string">
            <text:p>ego-no-10-sep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separation to Büttel and WHV</text:p>
          </table:table-cell>
          <table:table-cell office:value-type="string" calcext:value-type="string">
            <text:p>None</text:p>
          </table:table-cell>
          <table:table-cell office:value-type="float" office:value="9267868220" calcext:value-type="float">
            <text:p>9267868220</text:p>
          </table:table-cell>
          <table:table-cell table:style-name="ce16" table:formula="of:=([.G53]-[.$G$3])/[.$G$3]" office:value-type="percentage" office:value="-0.0154403152554455" calcext:value-type="percentage">
            <text:p>-1.54%</text:p>
          </table:table-cell>
          <table:table-cell office:value-type="float" office:value="56.46" calcext:value-type="float">
            <text:p>56.46</text:p>
          </table:table-cell>
          <table:table-cell table:style-name="ce16" table:formula="of:=([.I53]-[.$I$3])/[.$I$3]" office:value-type="percentage" office:value="0.00409034323314964" calcext:value-type="percentage">
            <text:p>0.41%</text:p>
          </table:table-cell>
          <table:table-cell table:style-name="Default" office:value-type="float" office:value="50.57" calcext:value-type="float">
            <text:p>50.57</text:p>
          </table:table-cell>
          <table:table-cell table:style-name="ce16" table:formula="of:=[.K53]/[.I53]" office:value-type="percentage" office:value="0.895678356358484" calcext:value-type="percentage">
            <text:p>89.57%</text:p>
          </table:table-cell>
          <table:table-cell table:style-name="Default" office:value-type="float" office:value="5.89" calcext:value-type="float">
            <text:p>5.89</text:p>
          </table:table-cell>
          <table:table-cell table:style-name="Default" office:value-type="float" office:value="5.72" calcext:value-type="float">
            <text:p>5.72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4.15" calcext:value-type="float">
            <text:p>44.15</text:p>
          </table:table-cell>
          <table:table-cell table:style-name="ce16" table:formula="of:=([.P53]-[.$P$3])/[.$P$3]" office:value-type="percentage" office:value="0.011223087494274" calcext:value-type="percentage">
            <text:p>1.12%</text:p>
          </table:table-cell>
          <table:table-cell table:style-name="Default" office:value-type="float" office:value="38.6" calcext:value-type="float">
            <text:p>38.6</text:p>
          </table:table-cell>
          <table:table-cell table:style-name="ce16" table:formula="of:=[.R53]/[.P53]" office:value-type="percentage" office:value="0.874292185730464" calcext:value-type="percentage">
            <text:p>87.43%</text:p>
          </table:table-cell>
          <table:table-cell table:style-name="Default" office:value-type="float" office:value="5.55" calcext:value-type="float">
            <text:p>5.55</text:p>
          </table:table-cell>
          <table:table-cell table:style-name="Default" office:value-type="float" office:value="5.04" calcext:value-type="float">
            <text:p>5.04</text:p>
          </table:table-cell>
          <table:table-cell table:style-name="Default" office:value-type="float" office:value="0.51" calcext:value-type="float">
            <text:p>0.51</text:p>
          </table:table-cell>
          <table:table-cell office:value-type="float" office:value="885" calcext:value-type="float">
            <text:p>885</text:p>
          </table:table-cell>
          <table:table-cell office:value-type="float" office:value="104.38" calcext:value-type="float">
            <text:p>104.38</text:p>
          </table:table-cell>
          <table:table-cell office:value-type="float" office:value="17.23" calcext:value-type="float">
            <text:p>17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6" calcext:value-type="float">
            <text:p>9.16</text:p>
          </table:table-cell>
          <table:table-cell office:value-type="float" office:value="9.9" calcext:value-type="float">
            <text:p>9.9</text:p>
          </table:table-cell>
          <table:table-cell office:value-type="float" office:value="16.8" calcext:value-type="float">
            <text:p>16.8</text:p>
          </table:table-cell>
          <table:table-cell office:value-type="float" office:value="12.87" calcext:value-type="float">
            <text:p>12.87</text:p>
          </table:table-cell>
          <table:table-cell office:value-type="float" office:value="34.04" calcext:value-type="float">
            <text:p>34.04</text:p>
          </table:table-cell>
          <table:table-cell office:value-type="float" office:value="84.98" calcext:value-type="float">
            <text:p>84.98</text:p>
          </table:table-cell>
          <table:table-cell office:value-type="float" office:value="18.74" calcext:value-type="float">
            <text:p>18.74</text:p>
          </table:table-cell>
          <table:table-cell office:value-type="float" office:value="0.11" calcext:value-type="float">
            <text:p>0.11</text:p>
          </table:table-cell>
          <table:table-cell office:value-type="float" office:value="3.95" calcext:value-type="float">
            <text:p>3.95</text:p>
          </table:table-cell>
          <table:table-cell office:value-type="float" office:value="20.68" calcext:value-type="float">
            <text:p>20.68</text:p>
          </table:table-cell>
          <table:table-cell office:value-type="float" office:value="19.13" calcext:value-type="float">
            <text:p>19.13</text:p>
          </table:table-cell>
          <table:table-cell office:value-type="float" office:value="37.39" calcext:value-type="float">
            <text:p>37.39</text:p>
          </table:table-cell>
          <table:table-cell office:value-type="float" office:value="5489" calcext:value-type="float">
            <text:p>5489</text:p>
          </table:table-cell>
          <table:table-cell table:style-name="ce27" table:formula="of:=([.AN53]-[.$AN$3])/[.$AN$3]" office:value-type="percentage" office:value="-0.312327737409171" calcext:value-type="percentage">
            <text:p>-31.2%</text:p>
          </table:table-cell>
          <table:table-cell office:value-type="float" office:value="255992371" calcext:value-type="float">
            <text:p>255992371</text:p>
          </table:table-cell>
          <table:table-cell table:style-name="ce27" table:formula="of:=([.AP53]-[.$AP$3])/[.$AP$3]" office:value-type="percentage" office:value="-0.313310928182897" calcext:value-type="percentage">
            <text:p>-31.3%</text:p>
          </table:table-cell>
          <table:table-cell table:style-name="ce27" table:formula="of:=[.AP53]/[.G53]" office:value-type="percentage" office:value="0.0276214944929374" calcext:value-type="percentage">
            <text:p>2.8%</text:p>
          </table:table-cell>
          <table:table-cell office:value-type="float" office:value="1940" calcext:value-type="float">
            <text:p>1940</text:p>
          </table:table-cell>
          <table:table-cell table:style-name="ce30" table:formula="of:=[.AS53]/[.AN53]" office:value-type="percentage" office:value="0.353434141009291" calcext:value-type="percentage">
            <text:p>35.3%</text:p>
          </table:table-cell>
          <table:table-cell office:value-type="float" office:value="11" calcext:value-type="float">
            <text:p>11</text:p>
          </table:table-cell>
          <table:table-cell table:style-name="ce31" table:formula="of:=[.AS53]/[.AU53]" office:value-type="float" office:value="176.363636363636" calcext:value-type="float">
            <text:p>176</text:p>
          </table:table-cell>
          <table:table-cell office:value-type="float" office:value="3549" calcext:value-type="float">
            <text:p>3549</text:p>
          </table:table-cell>
          <table:table-cell table:style-name="ce30" table:formula="of:=[.AW53]/[.AN53]" office:value-type="percentage" office:value="0.646565858990709" calcext:value-type="percentage">
            <text:p>64.7%</text:p>
          </table:table-cell>
          <table:table-cell office:value-type="float" office:value="7" calcext:value-type="float">
            <text:p>7</text:p>
          </table:table-cell>
          <table:table-cell table:style-name="ce31" table:formula="of:=[.AW53]/[.AY53]" office:value-type="float" office:value="507" calcext:value-type="float">
            <text:p>507</text:p>
          </table:table-cell>
          <table:table-cell office:value-type="float" office:value="-21.97" calcext:value-type="float">
            <text:p>-21.97</text:p>
          </table:table-cell>
          <table:table-cell table:style-name="ce27" table:formula="of:=([.BA53]-[.$BA$3])/[.$BA$3]" office:value-type="percentage" office:value="-0.289686388619463" calcext:value-type="percentage">
            <text:p>-29.0%</text:p>
          </table:table-cell>
          <table:table-cell office:value-type="float" office:value="10.3" calcext:value-type="float">
            <text:p>10.3</text:p>
          </table:table-cell>
          <table:table-cell table:style-name="ce27" table:formula="of:=([.BC53]-[.$BC$3])/[.$BC$3]" office:value-type="percentage" office:value="-0.331602855288773" calcext:value-type="percentage">
            <text:p>-33.2%</text:p>
          </table:table-cell>
          <table:table-cell office:value-type="float" office:value="-177.3" calcext:value-type="float">
            <text:p>-177.3</text:p>
          </table:table-cell>
          <table:table-cell table:style-name="ce27" table:formula="of:=([.BE53]-[.$BE$3])/[.$BE$3]" office:value-type="percentage" office:value="0.0583179132095745" calcext:value-type="percentage">
            <text:p>5.8%</text:p>
          </table:table-cell>
          <table:table-cell office:value-type="float" office:value="120.18" calcext:value-type="float">
            <text:p>120.18</text:p>
          </table:table-cell>
          <table:table-cell table:style-name="ce27" table:formula="of:=([.BG53]-[.$BG$3])/[.$BG$3]" office:value-type="percentage" office:value="0.0849507989527852" calcext:value-type="percentage">
            <text:p>8.5%</text:p>
          </table:table-cell>
          <table:table-cell table:style-name="ce32" office:value-type="percentage" office:value="0.6548" calcext:value-type="percentage">
            <text:p>65.48%</text:p>
          </table:table-cell>
          <table:table-cell table:style-name="ce32" office:value-type="percentage" office:value="0.0419" calcext:value-type="percentage">
            <text:p>4.19%</text:p>
          </table:table-cell>
          <table:table-cell office:value-type="float" office:value="20.02" calcext:value-type="float">
            <text:p>20.02</text:p>
          </table:table-cell>
          <table:table-cell table:style-name="ce27" table:formula="of:=([.BK53]-[.$BK$3])/[.$BK$3]" office:value-type="percentage" office:value="0.00907258064516128" calcext:value-type="percentage">
            <text:p>0.9%</text:p>
          </table:table-cell>
          <table:table-cell office:value-type="float" office:value="19.94" calcext:value-type="float">
            <text:p>19.94</text:p>
          </table:table-cell>
          <table:table-cell table:style-name="ce27" table:formula="of:=([.BM53]-[.$BM$3])/[.$BM$3]" office:value-type="percentage" office:value="0.0412532637075719" calcext:value-type="percentage">
            <text:p>4.1%</text:p>
          </table:table-cell>
          <table:table-cell office:value-type="float" office:value="36.96" calcext:value-type="float">
            <text:p>36.96</text:p>
          </table:table-cell>
          <table:table-cell table:style-name="ce27" table:formula="of:=([.BO53]-[.$BO$3])/[.$BO$3]" office:value-type="percentage" office:value="-0.0130841121495328" calcext:value-type="percentage">
            <text:p>-1.3%</text:p>
          </table:table-cell>
          <table:table-cell office:value-type="float" office:value="31.21" calcext:value-type="float">
            <text:p>31.21</text:p>
          </table:table-cell>
          <table:table-cell table:style-name="ce27" table:formula="of:=([.BQ53]-[.$BQ$3])/[.$BQ$3]" office:value-type="percentage" office:value="-0.0553874092009685" calcext:value-type="percentage">
            <text:p>-5.5%</text:p>
          </table:table-cell>
          <table:table-cell office:value-type="float" office:value="17.42" calcext:value-type="float">
            <text:p>17.42</text:p>
          </table:table-cell>
          <table:table-cell table:style-name="ce27" table:formula="of:=([.BS53]-[.$BS$3])/[.$BS$3]" office:value-type="percentage" office:value="0.0211019929660025" calcext:value-type="percentage">
            <text:p>2.1%</text:p>
          </table:table-cell>
          <table:table-cell office:value-type="float" office:value="19.69" calcext:value-type="float">
            <text:p>19.69</text:p>
          </table:table-cell>
          <table:table-cell table:style-name="ce27" table:formula="of:=([.BU53]-[.$BU$3])/[.$BU$3]" office:value-type="percentage" office:value="0.106179775280899" calcext:value-type="percentage">
            <text:p>10.6%</text:p>
          </table:table-cell>
          <table:table-cell table:number-columns-repeated="6"/>
          <table:table-cell office:value-type="float" office:value="84.98" calcext:value-type="float">
            <text:p>84.98</text:p>
          </table:table-cell>
          <table:table-cell office:value-type="float" office:value="18.74" calcext:value-type="float">
            <text:p>18.74</text:p>
          </table:table-cell>
          <table:table-cell office:value-type="float" office:value="0.11" calcext:value-type="float">
            <text:p>0.11</text:p>
          </table:table-cell>
          <table:table-cell office:value-type="float" office:value="3.95" calcext:value-type="float">
            <text:p>3.95</text:p>
          </table:table-cell>
          <table:table-cell office:value-type="float" office:value="20.68" calcext:value-type="float">
            <text:p>20.68</text:p>
          </table:table-cell>
          <table:table-cell office:value-type="float" office:value="19.13" calcext:value-type="float">
            <text:p>19.13</text:p>
          </table:table-cell>
          <table:table-cell office:value-type="float" office:value="37.39" calcext:value-type="float">
            <text:p>37.39</text:p>
          </table:table-cell>
          <table:table-cell table:formula="of:=SUM([.CD53:.CI53])" office:value-type="float" office:value="100" calcext:value-type="float">
            <text:p>100</text:p>
          </table:table-cell>
          <table:table-cell table:style-name="ce33" table:formula="of:=[.CD53]*[.CC53]/[.CJ53]" office:value-type="float" office:value="15.925252" calcext:value-type="float">
            <text:p>15.93</text:p>
          </table:table-cell>
          <table:table-cell table:style-name="ce33" table:formula="of:=[.CE53]*[.CC53]/[.CJ53]" office:value-type="float" office:value="0.093478" calcext:value-type="float">
            <text:p>0.09</text:p>
          </table:table-cell>
          <table:table-cell table:style-name="ce33" table:formula="of:=[.CF53]*[.CC53]/[.CJ53]" office:value-type="float" office:value="3.35671" calcext:value-type="float">
            <text:p>3.36</text:p>
          </table:table-cell>
          <table:table-cell table:style-name="ce33" table:formula="of:=[.CG53]*[.CC53]/[.CJ53]" office:value-type="float" office:value="17.573864" calcext:value-type="float">
            <text:p>17.57</text:p>
          </table:table-cell>
          <table:table-cell table:style-name="ce33" table:formula="of:=[.CH53]*[.CC53]/[.CJ53]" office:value-type="float" office:value="16.256674" calcext:value-type="float">
            <text:p>16.26</text:p>
          </table:table-cell>
          <table:table-cell table:style-name="ce33" table:formula="of:=[.CI53]*[.CC53]/[.CJ53]" office:value-type="float" office:value="31.774022" calcext:value-type="float">
            <text:p>31.77</text:p>
          </table:table-cell>
          <table:table-cell/>
        </table:table-row>
        <table:table-row table:style-name="ro2">
          <table:table-cell table:style-name="ce3" table:formula="of:=[.A53]+1" office:value-type="float" office:value="49" calcext:value-type="float">
            <text:p>49</text:p>
          </table:table-cell>
          <table:table-cell table:style-name="ce4" office:value-type="date" office:date-value="2019-12-31" calcext:value-type="date">
            <text:p>2019-12-31</text:p>
          </table:table-cell>
          <table:table-cell table:style-name="ce6" office:value-type="string" calcext:value-type="string">
            <text:p>ego-no-real-2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Switch connection as in data model</text:p>
          </table:table-cell>
          <table:table-cell office:value-type="string" calcext:value-type="string">
            <text:p>(BE also in)</text:p>
          </table:table-cell>
          <table:table-cell office:value-type="float" office:value="9652988863" calcext:value-type="float">
            <text:p>9652988863</text:p>
          </table:table-cell>
          <table:table-cell table:style-name="ce16" table:formula="of:=([.G54]-[.$G$3])/[.$G$3]" office:value-type="percentage" office:value="0.0254724653171618" calcext:value-type="percentage">
            <text:p>2.55%</text:p>
          </table:table-cell>
          <table:table-cell office:value-type="float" office:value="58.05" calcext:value-type="float">
            <text:p>58.05</text:p>
          </table:table-cell>
          <table:table-cell table:style-name="ce16" table:formula="of:=([.I54]-[.$I$3])/[.$I$3]" office:value-type="percentage" office:value="0.0323670638449226" calcext:value-type="percentage">
            <text:p>3.24%</text:p>
          </table:table-cell>
          <table:table-cell table:style-name="Default" office:value-type="float" office:value="52.64" calcext:value-type="float">
            <text:p>52.64</text:p>
          </table:table-cell>
          <table:table-cell table:style-name="ce16" table:formula="of:=[.K54]/[.I54]" office:value-type="percentage" office:value="0.906804478897502" calcext:value-type="percentage">
            <text:p>90.68%</text:p>
          </table:table-cell>
          <table:table-cell table:style-name="Default" office:value-type="float" office:value="5.41" calcext:value-type="float">
            <text:p>5.41</text:p>
          </table:table-cell>
          <table:table-cell table:style-name="Default" office:value-type="float" office:value="5.16" calcext:value-type="float">
            <text:p>5.16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44.35" calcext:value-type="float">
            <text:p>44.35</text:p>
          </table:table-cell>
          <table:table-cell table:style-name="ce16" table:formula="of:=([.P54]-[.$P$3])/[.$P$3]" office:value-type="percentage" office:value="0.0158039395327532" calcext:value-type="percentage">
            <text:p>1.58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54]/[.P54]" office:value-type="percentage" office:value="0.848252536640361" calcext:value-type="percentage">
            <text:p>84.83%</text:p>
          </table:table-cell>
          <table:table-cell table:style-name="Default" office:value-type="float" office:value="6.73" calcext:value-type="float">
            <text:p>6.73</text:p>
          </table:table-cell>
          <table:table-cell table:style-name="Default" office:value-type="float" office:value="5.84" calcext:value-type="float">
            <text:p>5.84</text:p>
          </table:table-cell>
          <table:table-cell table:style-name="Default" office:value-type="float" office:value="0.89" calcext:value-type="float">
            <text:p>0.89</text:p>
          </table:table-cell>
          <table:table-cell office:value-type="float" office:value="680" calcext:value-type="float">
            <text:p>680</text:p>
          </table:table-cell>
          <table:table-cell office:value-type="float" office:value="103.54" calcext:value-type="float">
            <text:p>103.54</text:p>
          </table:table-cell>
          <table:table-cell office:value-type="float" office:value="15.64" calcext:value-type="float">
            <text:p>15.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84" calcext:value-type="float">
            <text:p>14.84</text:p>
          </table:table-cell>
          <table:table-cell office:value-type="float" office:value="10.76" calcext:value-type="float">
            <text:p>10.76</text:p>
          </table:table-cell>
          <table:table-cell office:value-type="float" office:value="16.19" calcext:value-type="float">
            <text:p>16.19</text:p>
          </table:table-cell>
          <table:table-cell office:value-type="float" office:value="11.48" calcext:value-type="float">
            <text:p>11.48</text:p>
          </table:table-cell>
          <table:table-cell office:value-type="float" office:value="31.09" calcext:value-type="float">
            <text:p>31.09</text:p>
          </table:table-cell>
          <table:table-cell office:value-type="float" office:value="88.23" calcext:value-type="float">
            <text:p>88.23</text:p>
          </table:table-cell>
          <table:table-cell office:value-type="float" office:value="20.91" calcext:value-type="float">
            <text:p>20.91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20.06" calcext:value-type="float">
            <text:p>20.06</text:p>
          </table:table-cell>
          <table:table-cell office:value-type="float" office:value="18.74" calcext:value-type="float">
            <text:p>18.74</text:p>
          </table:table-cell>
          <table:table-cell office:value-type="float" office:value="36.38" calcext:value-type="float">
            <text:p>36.38</text:p>
          </table:table-cell>
          <table:table-cell office:value-type="float" office:value="9627" calcext:value-type="float">
            <text:p>9627</text:p>
          </table:table-cell>
          <table:table-cell table:style-name="ce27" table:formula="of:=([.AN54]-[.$AN$3])/[.$AN$3]" office:value-type="percentage" office:value="0.206088699574042" calcext:value-type="percentage">
            <text:p>20.6%</text:p>
          </table:table-cell>
          <table:table-cell office:value-type="float" office:value="449676973" calcext:value-type="float">
            <text:p>449676973</text:p>
          </table:table-cell>
          <table:table-cell table:style-name="ce27" table:formula="of:=([.AP54]-[.$AP$3])/[.$AP$3]" office:value-type="percentage" office:value="0.206240100049287" calcext:value-type="percentage">
            <text:p>20.6%</text:p>
          </table:table-cell>
          <table:table-cell table:style-name="ce27" table:formula="of:=[.AP54]/[.G54]" office:value-type="percentage" office:value="0.0465842216728972" calcext:value-type="percentage">
            <text:p>4.7%</text:p>
          </table:table-cell>
          <table:table-cell office:value-type="float" office:value="3194" calcext:value-type="float">
            <text:p>3194</text:p>
          </table:table-cell>
          <table:table-cell table:style-name="ce30" table:formula="of:=[.AS54]/[.AN54]" office:value-type="percentage" office:value="0.331775215539628" calcext:value-type="percentage">
            <text:p>33.2%</text:p>
          </table:table-cell>
          <table:table-cell office:value-type="float" office:value="16" calcext:value-type="float">
            <text:p>16</text:p>
          </table:table-cell>
          <table:table-cell table:style-name="ce31" table:formula="of:=[.AS54]/[.AU54]" office:value-type="float" office:value="199.625" calcext:value-type="float">
            <text:p>200</text:p>
          </table:table-cell>
          <table:table-cell office:value-type="float" office:value="6434" calcext:value-type="float">
            <text:p>6434</text:p>
          </table:table-cell>
          <table:table-cell table:style-name="ce30" table:formula="of:=[.AW54]/[.AN54]" office:value-type="percentage" office:value="0.668328658979952" calcext:value-type="percentage">
            <text:p>66.8%</text:p>
          </table:table-cell>
          <table:table-cell office:value-type="float" office:value="12" calcext:value-type="float">
            <text:p>12</text:p>
          </table:table-cell>
          <table:table-cell table:style-name="ce31" table:formula="of:=[.AW54]/[.AY54]" office:value-type="float" office:value="536.166666666667" calcext:value-type="float">
            <text:p>536</text:p>
          </table:table-cell>
          <table:table-cell office:value-type="float" office:value="-37.06" calcext:value-type="float">
            <text:p>-37.06</text:p>
          </table:table-cell>
          <table:table-cell table:style-name="ce27" table:formula="of:=([.BA54]-[.$BA$3])/[.$BA$3]" office:value-type="percentage" office:value="0.198189460071128" calcext:value-type="percentage">
            <text:p>19.8%</text:p>
          </table:table-cell>
          <table:table-cell office:value-type="float" office:value="18.82" calcext:value-type="float">
            <text:p>18.82</text:p>
          </table:table-cell>
          <table:table-cell table:style-name="ce27" table:formula="of:=([.BC54]-[.$BC$3])/[.$BC$3]" office:value-type="percentage" office:value="0.221284879948086" calcext:value-type="percentage">
            <text:p>22.1%</text:p>
          </table:table-cell>
          <table:table-cell office:value-type="float" office:value="-151.25" calcext:value-type="float">
            <text:p>-151.25</text:p>
          </table:table-cell>
          <table:table-cell table:style-name="ce27" table:formula="of:=([.BE54]-[.$BE$3])/[.$BE$3]" office:value-type="percentage" office:value="-0.0971766250820749" calcext:value-type="percentage">
            <text:p>-9.7%</text:p>
          </table:table-cell>
          <table:table-cell office:value-type="float" office:value="106.58" calcext:value-type="float">
            <text:p>106.58</text:p>
          </table:table-cell>
          <table:table-cell table:style-name="ce27" table:formula="of:=([.BG54]-[.$BG$3])/[.$BG$3]" office:value-type="percentage" office:value="-0.0378261262074569" calcext:value-type="percentage">
            <text:p>-3.8%</text:p>
          </table:table-cell>
          <table:table-cell table:style-name="ce32" office:value-type="percentage" office:value="0.6659" calcext:value-type="percentage">
            <text:p>66.59%</text:p>
          </table:table-cell>
          <table:table-cell table:style-name="ce32" office:value-type="percentage" office:value="0.0341" calcext:value-type="percentage">
            <text:p>3.41%</text:p>
          </table:table-cell>
          <table:table-cell office:value-type="float" office:value="22.04" calcext:value-type="float">
            <text:p>22.04</text:p>
          </table:table-cell>
          <table:table-cell table:style-name="ce27" table:formula="of:=([.BK54]-[.$BK$3])/[.$BK$3]" office:value-type="percentage" office:value="0.110887096774194" calcext:value-type="percentage">
            <text:p>11.1%</text:p>
          </table:table-cell>
          <table:table-cell office:value-type="float" office:value="19.06" calcext:value-type="float">
            <text:p>19.06</text:p>
          </table:table-cell>
          <table:table-cell table:style-name="ce27" table:formula="of:=([.BM54]-[.$BM$3])/[.$BM$3]" office:value-type="percentage" office:value="-0.00469973890339425" calcext:value-type="percentage">
            <text:p>-0.5%</text:p>
          </table:table-cell>
          <table:table-cell office:value-type="float" office:value="40.77" calcext:value-type="float">
            <text:p>40.77</text:p>
          </table:table-cell>
          <table:table-cell table:style-name="ce27" table:formula="of:=([.BO54]-[.$BO$3])/[.$BO$3]" office:value-type="percentage" office:value="0.0886515353805073" calcext:value-type="percentage">
            <text:p>8.9%</text:p>
          </table:table-cell>
          <table:table-cell office:value-type="float" office:value="30.05" calcext:value-type="float">
            <text:p>30.05</text:p>
          </table:table-cell>
          <table:table-cell table:style-name="ce27" table:formula="of:=([.BQ54]-[.$BQ$3])/[.$BQ$3]" office:value-type="percentage" office:value="-0.0904963680387409" calcext:value-type="percentage">
            <text:p>-9.0%</text:p>
          </table:table-cell>
          <table:table-cell office:value-type="float" office:value="19.23" calcext:value-type="float">
            <text:p>19.23</text:p>
          </table:table-cell>
          <table:table-cell table:style-name="ce27" table:formula="of:=([.BS54]-[.$BS$3])/[.$BS$3]" office:value-type="percentage" office:value="0.127198124267292" calcext:value-type="percentage">
            <text:p>12.7%</text:p>
          </table:table-cell>
          <table:table-cell office:value-type="float" office:value="18.88" calcext:value-type="float">
            <text:p>18.88</text:p>
          </table:table-cell>
          <table:table-cell table:style-name="ce27" table:formula="of:=([.BU54]-[.$BU$3])/[.$BU$3]" office:value-type="percentage" office:value="0.0606741573033707" calcext:value-type="percentage">
            <text:p>6.1%</text:p>
          </table:table-cell>
          <table:table-cell table:number-columns-repeated="6"/>
          <table:table-cell office:value-type="float" office:value="88.23" calcext:value-type="float">
            <text:p>88.23</text:p>
          </table:table-cell>
          <table:table-cell office:value-type="float" office:value="20.91" calcext:value-type="float">
            <text:p>20.91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20.06" calcext:value-type="float">
            <text:p>20.06</text:p>
          </table:table-cell>
          <table:table-cell office:value-type="float" office:value="18.74" calcext:value-type="float">
            <text:p>18.74</text:p>
          </table:table-cell>
          <table:table-cell office:value-type="float" office:value="36.38" calcext:value-type="float">
            <text:p>36.38</text:p>
          </table:table-cell>
          <table:table-cell table:formula="of:=SUM([.CD54:.CI54])" office:value-type="float" office:value="99.99" calcext:value-type="float">
            <text:p>99.99</text:p>
          </table:table-cell>
          <table:table-cell table:style-name="ce33" table:formula="of:=[.CD54]*[.CC54]/[.CJ54]" office:value-type="float" office:value="18.4507380738074" calcext:value-type="float">
            <text:p>18.45</text:p>
          </table:table-cell>
          <table:table-cell table:style-name="ce33" table:formula="of:=[.CE54]*[.CC54]/[.CJ54]" office:value-type="float" office:value="0.0882388238823883" calcext:value-type="float">
            <text:p>0.09</text:p>
          </table:table-cell>
          <table:table-cell table:style-name="ce33" table:formula="of:=[.CF54]*[.CC54]/[.CJ54]" office:value-type="float" office:value="3.35307530753075" calcext:value-type="float">
            <text:p>3.35</text:p>
          </table:table-cell>
          <table:table-cell table:style-name="ce33" table:formula="of:=[.CG54]*[.CC54]/[.CJ54]" office:value-type="float" office:value="17.7007080708071" calcext:value-type="float">
            <text:p>17.70</text:p>
          </table:table-cell>
          <table:table-cell table:style-name="ce33" table:formula="of:=[.CH54]*[.CC54]/[.CJ54]" office:value-type="float" office:value="16.5359555955596" calcext:value-type="float">
            <text:p>16.54</text:p>
          </table:table-cell>
          <table:table-cell table:style-name="ce33" table:formula="of:=[.CI54]*[.CC54]/[.CJ54]" office:value-type="float" office:value="32.1012841284128" calcext:value-type="float">
            <text:p>32.10</text:p>
          </table:table-cell>
          <table:table-cell/>
        </table:table-row>
        <table:table-row table:style-name="ro2">
          <table:table-cell table:style-name="ce3" table:formula="of:=[.A54]+1" office:value-type="float" office:value="50" calcext:value-type="float">
            <text:p>50</text:p>
          </table:table-cell>
          <table:table-cell table:style-name="ce4" office:value-type="date" office:date-value="2020-01-02" calcext:value-type="date">
            <text:p>2020-01-02</text:p>
          </table:table-cell>
          <table:table-cell table:style-name="ce6" office:value-type="string" calcext:value-type="string">
            <text:p>ego-no-10-real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Increase cap. To 10 GW in data switch</text:p>
          </table:table-cell>
          <table:table-cell office:value-type="string" calcext:value-type="string">
            <text:p>None</text:p>
          </table:table-cell>
          <table:table-cell office:value-type="float" office:value="9935700910" calcext:value-type="float">
            <text:p>9935700910</text:p>
          </table:table-cell>
          <table:table-cell table:style-name="ce16" table:formula="of:=([.G55]-[.$G$3])/[.$G$3]" office:value-type="percentage" office:value="0.0555060045583798" calcext:value-type="percentage">
            <text:p>5.55%</text:p>
          </table:table-cell>
          <table:table-cell office:value-type="float" office:value="58.21" calcext:value-type="float">
            <text:p>58.21</text:p>
          </table:table-cell>
          <table:table-cell table:style-name="ce16" table:formula="of:=([.I55]-[.$I$3])/[.$I$3]" office:value-type="percentage" office:value="0.0352125200071137" calcext:value-type="percentage">
            <text:p>3.52%</text:p>
          </table:table-cell>
          <table:table-cell table:style-name="Default" office:value-type="float" office:value="52.64" calcext:value-type="float">
            <text:p>52.64</text:p>
          </table:table-cell>
          <table:table-cell table:style-name="ce16" table:formula="of:=[.K55]/[.I55]" office:value-type="percentage" office:value="0.904311973887648" calcext:value-type="percentage">
            <text:p>90.43%</text:p>
          </table:table-cell>
          <table:table-cell table:style-name="Default" office:value-type="float" office:value="5.57" calcext:value-type="float">
            <text:p>5.57</text:p>
          </table:table-cell>
          <table:table-cell table:style-name="Default" office:value-type="float" office:value="5.35" calcext:value-type="float">
            <text:p>5.35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4.31" calcext:value-type="float">
            <text:p>44.31</text:p>
          </table:table-cell>
          <table:table-cell table:style-name="ce16" table:formula="of:=([.P55]-[.$P$3])/[.$P$3]" office:value-type="percentage" office:value="0.0148877691250574" calcext:value-type="percentage">
            <text:p>1.49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55]/[.P55]" office:value-type="percentage" office:value="0.849018280297901" calcext:value-type="percentage">
            <text:p>84.90%</text:p>
          </table:table-cell>
          <table:table-cell table:style-name="Default" office:value-type="float" office:value="6.69" calcext:value-type="float">
            <text:p>6.69</text:p>
          </table:table-cell>
          <table:table-cell table:style-name="Default" office:value-type="float" office:value="5.91" calcext:value-type="float">
            <text:p>5.91</text:p>
          </table:table-cell>
          <table:table-cell table:style-name="Default" office:value-type="float" office:value="0.78" calcext:value-type="float">
            <text:p>0.78</text:p>
          </table:table-cell>
          <table:table-cell office:value-type="float" office:value="564" calcext:value-type="float">
            <text:p>564</text:p>
          </table:table-cell>
          <table:table-cell office:value-type="float" office:value="103.23" calcext:value-type="float">
            <text:p>103.23</text:p>
          </table:table-cell>
          <table:table-cell office:value-type="float" office:value="16.27" calcext:value-type="float">
            <text:p>16.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.11" calcext:value-type="float">
            <text:p>13.11</text:p>
          </table:table-cell>
          <table:table-cell office:value-type="float" office:value="11.51" calcext:value-type="float">
            <text:p>11.51</text:p>
          </table:table-cell>
          <table:table-cell office:value-type="float" office:value="16.25" calcext:value-type="float">
            <text:p>16.25</text:p>
          </table:table-cell>
          <table:table-cell office:value-type="float" office:value="11.47" calcext:value-type="float">
            <text:p>11.47</text:p>
          </table:table-cell>
          <table:table-cell office:value-type="float" office:value="31.39" calcext:value-type="float">
            <text:p>31.39</text:p>
          </table:table-cell>
          <table:table-cell office:value-type="float" office:value="88.93" calcext:value-type="float">
            <text:p>88.93</text:p>
          </table:table-cell>
          <table:table-cell office:value-type="float" office:value="20.99" calcext:value-type="float">
            <text:p>20.99</text:p>
          </table:table-cell>
          <table:table-cell office:value-type="float" office:value="0.1" calcext:value-type="float">
            <text:p>0.1</text:p>
          </table:table-cell>
          <table:table-cell office:value-type="float" office:value="3.78" calcext:value-type="float">
            <text:p>3.78</text:p>
          </table:table-cell>
          <table:table-cell office:value-type="float" office:value="19.93" calcext:value-type="float">
            <text:p>19.93</text:p>
          </table:table-cell>
          <table:table-cell office:value-type="float" office:value="18.39" calcext:value-type="float">
            <text:p>18.39</text:p>
          </table:table-cell>
          <table:table-cell office:value-type="float" office:value="36.82" calcext:value-type="float">
            <text:p>36.82</text:p>
          </table:table-cell>
          <table:table-cell office:value-type="float" office:value="8490" calcext:value-type="float">
            <text:p>8490</text:p>
          </table:table-cell>
          <table:table-cell table:style-name="ce27" table:formula="of:=([.AN55]-[.$AN$3])/[.$AN$3]" office:value-type="percentage" office:value="0.0636431971936858" calcext:value-type="percentage">
            <text:p>6.4%</text:p>
          </table:table-cell>
          <table:table-cell office:value-type="float" office:value="393820921" calcext:value-type="float">
            <text:p>393820921</text:p>
          </table:table-cell>
          <table:table-cell table:style-name="ce27" table:formula="of:=([.AP55]-[.$AP$3])/[.$AP$3]" office:value-type="percentage" office:value="0.0564085236104419" calcext:value-type="percentage">
            <text:p>5.6%</text:p>
          </table:table-cell>
          <table:table-cell table:style-name="ce27" table:formula="of:=[.AP55]/[.G55]" office:value-type="percentage" office:value="0.0396369541079513" calcext:value-type="percentage">
            <text:p>4.0%</text:p>
          </table:table-cell>
          <table:table-cell office:value-type="float" office:value="3651" calcext:value-type="float">
            <text:p>3651</text:p>
          </table:table-cell>
          <table:table-cell table:style-name="ce30" table:formula="of:=[.AS55]/[.AN55]" office:value-type="percentage" office:value="0.430035335689046" calcext:value-type="percentage">
            <text:p>43.0%</text:p>
          </table:table-cell>
          <table:table-cell office:value-type="float" office:value="11" calcext:value-type="float">
            <text:p>11</text:p>
          </table:table-cell>
          <table:table-cell table:style-name="ce31" table:formula="of:=[.AS55]/[.AU55]" office:value-type="float" office:value="331.909090909091" calcext:value-type="float">
            <text:p>332</text:p>
          </table:table-cell>
          <table:table-cell office:value-type="float" office:value="4839" calcext:value-type="float">
            <text:p>4839</text:p>
          </table:table-cell>
          <table:table-cell table:style-name="ce30" table:formula="of:=[.AW55]/[.AN55]" office:value-type="percentage" office:value="0.569964664310954" calcext:value-type="percentage">
            <text:p>57.0%</text:p>
          </table:table-cell>
          <table:table-cell office:value-type="float" office:value="9" calcext:value-type="float">
            <text:p>9</text:p>
          </table:table-cell>
          <table:table-cell table:style-name="ce31" table:formula="of:=[.AW55]/[.AY55]" office:value-type="float" office:value="537.666666666667" calcext:value-type="float">
            <text:p>538</text:p>
          </table:table-cell>
          <table:table-cell office:value-type="float" office:value="-30.72" calcext:value-type="float">
            <text:p>-30.72</text:p>
          </table:table-cell>
          <table:table-cell table:style-name="ce27" table:formula="of:=([.BA55]-[.$BA$3])/[.$BA$3]" office:value-type="percentage" office:value="-0.0067895247332687" calcext:value-type="percentage">
            <text:p>-0.7%</text:p>
          </table:table-cell>
          <table:table-cell office:value-type="float" office:value="16.35" calcext:value-type="float">
            <text:p>16.35</text:p>
          </table:table-cell>
          <table:table-cell table:style-name="ce27" table:formula="of:=([.BC55]-[.$BC$3])/[.$BC$3]" office:value-type="percentage" office:value="0.0609993510707334" calcext:value-type="percentage">
            <text:p>6.1%</text:p>
          </table:table-cell>
          <table:table-cell office:value-type="float" office:value="-147.19" calcext:value-type="float">
            <text:p>-147.19</text:p>
          </table:table-cell>
          <table:table-cell table:style-name="ce27" table:formula="of:=([.BE55]-[.$BE$3])/[.$BE$3]" office:value-type="percentage" office:value="-0.121411090550946" calcext:value-type="percentage">
            <text:p>-12.1%</text:p>
          </table:table-cell>
          <table:table-cell office:value-type="float" office:value="104.2" calcext:value-type="float">
            <text:p>104.2</text:p>
          </table:table-cell>
          <table:table-cell table:style-name="ce27" table:formula="of:=([.BG55]-[.$BG$3])/[.$BG$3]" office:value-type="percentage" office:value="-0.0593120881104992" calcext:value-type="percentage">
            <text:p>-5.9%</text:p>
          </table:table-cell>
          <table:table-cell table:style-name="ce32" office:value-type="percentage" office:value="0.6776" calcext:value-type="percentage">
            <text:p>67.76%</text:p>
          </table:table-cell>
          <table:table-cell table:style-name="ce32" office:value-type="percentage" office:value="0.0312" calcext:value-type="percentage">
            <text:p>3.12%</text:p>
          </table:table-cell>
          <table:table-cell office:value-type="float" office:value="21.81" calcext:value-type="float">
            <text:p>21.81</text:p>
          </table:table-cell>
          <table:table-cell table:style-name="ce27" table:formula="of:=([.BK55]-[.$BK$3])/[.$BK$3]" office:value-type="percentage" office:value="0.0992943548387096" calcext:value-type="percentage">
            <text:p>9.9%</text:p>
          </table:table-cell>
          <table:table-cell office:value-type="float" office:value="18.47" calcext:value-type="float">
            <text:p>18.47</text:p>
          </table:table-cell>
          <table:table-cell table:style-name="ce27" table:formula="of:=([.BM55]-[.$BM$3])/[.$BM$3]" office:value-type="percentage" office:value="-0.035509138381201" calcext:value-type="percentage">
            <text:p>-3.6%</text:p>
          </table:table-cell>
          <table:table-cell office:value-type="float" office:value="40.97" calcext:value-type="float">
            <text:p>40.97</text:p>
          </table:table-cell>
          <table:table-cell table:style-name="ce27" table:formula="of:=([.BO55]-[.$BO$3])/[.$BO$3]" office:value-type="percentage" office:value="0.093991989319092" calcext:value-type="percentage">
            <text:p>9.4%</text:p>
          </table:table-cell>
          <table:table-cell office:value-type="float" office:value="30.81" calcext:value-type="float">
            <text:p>30.81</text:p>
          </table:table-cell>
          <table:table-cell table:style-name="ce27" table:formula="of:=([.BQ55]-[.$BQ$3])/[.$BQ$3]" office:value-type="percentage" office:value="-0.0674939467312349" calcext:value-type="percentage">
            <text:p>-6.7%</text:p>
          </table:table-cell>
          <table:table-cell office:value-type="float" office:value="18.7" calcext:value-type="float">
            <text:p>18.7</text:p>
          </table:table-cell>
          <table:table-cell table:style-name="ce27" table:formula="of:=([.BS55]-[.$BS$3])/[.$BS$3]" office:value-type="percentage" office:value="0.0961313012895663" calcext:value-type="percentage">
            <text:p>9.6%</text:p>
          </table:table-cell>
          <table:table-cell office:value-type="float" office:value="17.25" calcext:value-type="float">
            <text:p>17.25</text:p>
          </table:table-cell>
          <table:table-cell table:style-name="ce27" table:formula="of:=([.BU55]-[.$BU$3])/[.$BU$3]" office:value-type="percentage" office:value="-0.0308988764044944" calcext:value-type="percentage">
            <text:p>-3.1%</text:p>
          </table:table-cell>
          <table:table-cell table:number-columns-repeated="6"/>
          <table:table-cell office:value-type="float" office:value="88.93" calcext:value-type="float">
            <text:p>88.93</text:p>
          </table:table-cell>
          <table:table-cell office:value-type="float" office:value="20.99" calcext:value-type="float">
            <text:p>20.99</text:p>
          </table:table-cell>
          <table:table-cell office:value-type="float" office:value="0.1" calcext:value-type="float">
            <text:p>0.1</text:p>
          </table:table-cell>
          <table:table-cell office:value-type="float" office:value="3.78" calcext:value-type="float">
            <text:p>3.78</text:p>
          </table:table-cell>
          <table:table-cell office:value-type="float" office:value="19.93" calcext:value-type="float">
            <text:p>19.93</text:p>
          </table:table-cell>
          <table:table-cell office:value-type="float" office:value="18.39" calcext:value-type="float">
            <text:p>18.39</text:p>
          </table:table-cell>
          <table:table-cell office:value-type="float" office:value="36.82" calcext:value-type="float">
            <text:p>36.82</text:p>
          </table:table-cell>
          <table:table-cell table:formula="of:=SUM([.CD55:.CI55])" office:value-type="float" office:value="100.01" calcext:value-type="float">
            <text:p>100.01</text:p>
          </table:table-cell>
          <table:table-cell table:style-name="ce33" table:formula="of:=[.CD55]*[.CC55]/[.CJ55]" office:value-type="float" office:value="18.6645405459454" calcext:value-type="float">
            <text:p>18.66</text:p>
          </table:table-cell>
          <table:table-cell table:style-name="ce33" table:formula="of:=[.CE55]*[.CC55]/[.CJ55]" office:value-type="float" office:value="0.0889211078892111" calcext:value-type="float">
            <text:p>0.09</text:p>
          </table:table-cell>
          <table:table-cell table:style-name="ce33" table:formula="of:=[.CF55]*[.CC55]/[.CJ55]" office:value-type="float" office:value="3.36121787821218" calcext:value-type="float">
            <text:p>3.36</text:p>
          </table:table-cell>
          <table:table-cell table:style-name="ce33" table:formula="of:=[.CG55]*[.CC55]/[.CJ55]" office:value-type="float" office:value="17.7219768023198" calcext:value-type="float">
            <text:p>17.72</text:p>
          </table:table-cell>
          <table:table-cell table:style-name="ce33" table:formula="of:=[.CH55]*[.CC55]/[.CJ55]" office:value-type="float" office:value="16.3525917408259" calcext:value-type="float">
            <text:p>16.35</text:p>
          </table:table-cell>
          <table:table-cell table:style-name="ce33" table:formula="of:=[.CI55]*[.CC55]/[.CJ55]" office:value-type="float" office:value="32.7407519248075" calcext:value-type="float">
            <text:p>32.74</text:p>
          </table:table-cell>
          <table:table-cell/>
        </table:table-row>
        <table:table-row table:style-name="ro2">
          <table:table-cell table:style-name="ce3" table:formula="of:=[.A55]+1" office:value-type="float" office:value="51" calcext:value-type="float">
            <text:p>51</text:p>
          </table:table-cell>
          <table:table-cell table:style-name="ce4" office:value-type="date" office:date-value="2019-12-25" calcext:value-type="date">
            <text:p>2019-12-25</text:p>
          </table:table-cell>
          <table:table-cell table:style-name="ce8" office:value-type="string" calcext:value-type="string">
            <text:p>ego-isola-de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DE-island</text:p>
          </table:table-cell>
          <table:table-cell office:value-type="string" calcext:value-type="string">
            <text:p>+25% for PV / Onshore</text:p>
          </table:table-cell>
          <table:table-cell office:value-type="float" office:value="7980852815" calcext:value-type="float">
            <text:p>7980852815</text:p>
          </table:table-cell>
          <table:table-cell table:style-name="ce16" table:formula="of:=([.G56]-[.$G$3])/[.$G$3]" office:value-type="percentage" office:value="-0.152164689332506" calcext:value-type="percentage">
            <text:p>-15.22%</text:p>
          </table:table-cell>
          <table:table-cell office:value-type="float" office:value="58.6" calcext:value-type="float">
            <text:p>58.6</text:p>
          </table:table-cell>
          <table:table-cell table:style-name="ce16" table:formula="of:=([.I56]-[.$I$3])/[.$I$3]" office:value-type="percentage" office:value="0.0421483194024543" calcext:value-type="percentage">
            <text:p>4.21%</text:p>
          </table:table-cell>
          <table:table-cell table:style-name="Default" office:value-type="float" office:value="42.82" calcext:value-type="float">
            <text:p>42.82</text:p>
          </table:table-cell>
          <table:table-cell table:style-name="ce16" table:formula="of:=[.K56]/[.I56]" office:value-type="percentage" office:value="0.730716723549488" calcext:value-type="percentage">
            <text:p>73.07%</text:p>
          </table:table-cell>
          <table:table-cell table:style-name="Default" office:value-type="float" office:value="15.79" calcext:value-type="float">
            <text:p>15.79</text:p>
          </table:table-cell>
          <table:table-cell table:style-name="Default" office:value-type="float" office:value="8.93" calcext:value-type="float">
            <text:p>8.93</text:p>
          </table:table-cell>
          <table:table-cell table:style-name="Default" office:value-type="float" office:value="6.85" calcext:value-type="float">
            <text:p>6.85</text:p>
          </table:table-cell>
          <table:table-cell table:style-name="Default" office:value-type="float" office:value="58.6" calcext:value-type="float">
            <text:p>58.6</text:p>
          </table:table-cell>
          <table:table-cell table:style-name="ce16" table:formula="of:=([.P56]-[.$P$3])/[.$P$3]" office:value-type="percentage" office:value="0.342189647274393" calcext:value-type="percentage">
            <text:p>34.22%</text:p>
          </table:table-cell>
          <table:table-cell table:style-name="Default" office:value-type="float" office:value="42.82" calcext:value-type="float">
            <text:p>42.82</text:p>
          </table:table-cell>
          <table:table-cell table:style-name="ce16" table:formula="of:=[.R56]/[.P56]" office:value-type="percentage" office:value="0.730716723549488" calcext:value-type="percentage">
            <text:p>73.07%</text:p>
          </table:table-cell>
          <table:table-cell table:style-name="Default" office:value-type="float" office:value="15.79" calcext:value-type="float">
            <text:p>15.79</text:p>
          </table:table-cell>
          <table:table-cell table:style-name="Default" office:value-type="float" office:value="8.93" calcext:value-type="float">
            <text:p>8.93</text:p>
          </table:table-cell>
          <table:table-cell table:style-name="Default" office:value-type="float" office:value="6.85" calcext:value-type="float">
            <text:p>6.85</text:p>
          </table:table-cell>
          <table:table-cell office:value-type="float" office:value="1692" calcext:value-type="float">
            <text:p>1692</text:p>
          </table:table-cell>
          <table:table-cell office:value-type="float" office:value="113.29" calcext:value-type="float">
            <text:p>113.29</text:p>
          </table:table-cell>
          <table:table-cell office:value-type="float" office:value="24.9" calcext:value-type="float">
            <text:p>24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2.96" calcext:value-type="float">
            <text:p>2.9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28" calcext:value-type="float">
            <text:p>15.28</text:p>
          </table:table-cell>
          <table:table-cell office:value-type="float" office:value="36.8" calcext:value-type="float">
            <text:p>36.8</text:p>
          </table:table-cell>
          <table:table-cell office:value-type="float" office:value="113.29" calcext:value-type="float">
            <text:p>113.29</text:p>
          </table:table-cell>
          <table:table-cell office:value-type="float" office:value="24.9" calcext:value-type="float">
            <text:p>24.9</text:p>
          </table:table-cell>
          <table:table-cell office:value-type="float" office:value="0.08" calcext:value-type="float">
            <text:p>0.08</text:p>
          </table:table-cell>
          <table:table-cell office:value-type="float" office:value="2.96" calcext:value-type="float">
            <text:p>2.9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28" calcext:value-type="float">
            <text:p>15.28</text:p>
          </table:table-cell>
          <table:table-cell office:value-type="float" office:value="36.8" calcext:value-type="float">
            <text:p>36.8</text:p>
          </table:table-cell>
          <table:table-cell office:value-type="float" office:value="75786" calcext:value-type="float">
            <text:p>75786</text:p>
          </table:table-cell>
          <table:table-cell table:style-name="ce27" table:formula="of:=([.AN56]-[.$AN$3])/[.$AN$3]" office:value-type="percentage" office:value="8.4946128789777" calcext:value-type="percentage">
            <text:p>849.5%</text:p>
          </table:table-cell>
          <table:table-cell office:value-type="float" office:value="3463909621" calcext:value-type="float">
            <text:p>3463909621</text:p>
          </table:table-cell>
          <table:table-cell table:style-name="ce27" table:formula="of:=([.AP56]-[.$AP$3])/[.$AP$3]" office:value-type="percentage" office:value="8.29179597505592" calcext:value-type="percentage">
            <text:p>829.2%</text:p>
          </table:table-cell>
          <table:table-cell table:style-name="ce27" table:formula="of:=[.AP56]/[.G56]" office:value-type="percentage" office:value="0.434027503237447" calcext:value-type="percentage">
            <text:p>43.4%</text:p>
          </table:table-cell>
          <table:table-cell office:value-type="float" office:value="48582" calcext:value-type="float">
            <text:p>48582</text:p>
          </table:table-cell>
          <table:table-cell table:style-name="ce30" table:formula="of:=[.AS56]/[.AN56]" office:value-type="percentage" office:value="0.641041881086216" calcext:value-type="percentage">
            <text:p>64.1%</text:p>
          </table:table-cell>
          <table:table-cell office:value-type="float" office:value="56" calcext:value-type="float">
            <text:p>56</text:p>
          </table:table-cell>
          <table:table-cell table:style-name="ce31" table:formula="of:=[.AS56]/[.AU56]" office:value-type="float" office:value="867.535714285714" calcext:value-type="float">
            <text:p>868</text:p>
          </table:table-cell>
          <table:table-cell office:value-type="float" office:value="27204" calcext:value-type="float">
            <text:p>27204</text:p>
          </table:table-cell>
          <table:table-cell table:style-name="ce30" table:formula="of:=[.AW56]/[.AN56]" office:value-type="percentage" office:value="0.358958118913783" calcext:value-type="percentage">
            <text:p>35.9%</text:p>
          </table:table-cell>
          <table:table-cell office:value-type="float" office:value="40" calcext:value-type="float">
            <text:p>40</text:p>
          </table:table-cell>
          <table:table-cell table:style-name="ce31" table:formula="of:=[.AW56]/[.AY56]" office:value-type="float" office:value="680.1" calcext:value-type="float">
            <text:p>680</text:p>
          </table:table-cell>
          <table:table-cell office:value-type="float" office:value="-128.98" calcext:value-type="float">
            <text:p>-128.98</text:p>
          </table:table-cell>
          <table:table-cell table:style-name="ce27" table:formula="of:=([.BA56]-[.$BA$3])/[.$BA$3]" office:value-type="percentage" office:value="3.1700614290333" calcext:value-type="percentage">
            <text:p>317.0%</text:p>
          </table:table-cell>
          <table:table-cell office:value-type="float" office:value="63.87" calcext:value-type="float">
            <text:p>63.87</text:p>
          </table:table-cell>
          <table:table-cell table:style-name="ce27" table:formula="of:=([.BC56]-[.$BC$3])/[.$BC$3]" office:value-type="percentage" office:value="3.14471122647631" calcext:value-type="percentage">
            <text:p>314.5%</text:p>
          </table:table-cell>
          <table:table-cell office:value-type="float" office:value="-8.83" calcext:value-type="float">
            <text:p>-8.83</text:p>
          </table:table-cell>
          <table:table-cell table:style-name="ce27" table:formula="of:=([.BE56]-[.$BE$3])/[.$BE$3]" office:value-type="percentage" office:value="-0.947293022145287" calcext:value-type="percentage">
            <text:p>-94.7%</text:p>
          </table:table-cell>
          <table:table-cell office:value-type="float" office:value="6.74" calcext:value-type="float">
            <text:p>6.74</text:p>
          </table:table-cell>
          <table:table-cell table:style-name="ce27" table:formula="of:=([.BG56]-[.$BG$3])/[.$BG$3]" office:value-type="percentage" office:value="-0.939153200324998" calcext:value-type="percentage">
            <text:p>-93.9%</text:p>
          </table:table-cell>
          <table:table-cell table:style-name="ce32" office:value-type="percentage" office:value="0.5124" calcext:value-type="percentage">
            <text:p>51.24%</text:p>
          </table:table-cell>
          <table:table-cell table:style-name="ce32" office:value-type="percentage" office:value="0.1173" calcext:value-type="percentage">
            <text:p>11.73%</text:p>
          </table:table-cell>
          <table:table-cell office:value-type="float" office:value="15.42" calcext:value-type="float">
            <text:p>15.42</text:p>
          </table:table-cell>
          <table:table-cell table:style-name="ce27" table:formula="of:=([.BK56]-[.$BK$3])/[.$BK$3]" office:value-type="percentage" office:value="-0.222782258064516" calcext:value-type="percentage">
            <text:p>-22.3%</text:p>
          </table:table-cell>
          <table:table-cell office:value-type="float" office:value="15.42" calcext:value-type="float">
            <text:p>15.42</text:p>
          </table:table-cell>
          <table:table-cell table:style-name="ce27" table:formula="of:=([.BM56]-[.$BM$3])/[.$BM$3]" office:value-type="percentage" office:value="-0.194778067885117" calcext:value-type="percentage">
            <text:p>-19.5%</text:p>
          </table:table-cell>
          <table:table-cell office:value-type="float" office:value="26.73" calcext:value-type="float">
            <text:p>26.73</text:p>
          </table:table-cell>
          <table:table-cell table:style-name="ce27" table:formula="of:=([.BO56]-[.$BO$3])/[.$BO$3]" office:value-type="percentage" office:value="-0.286248331108144" calcext:value-type="percentage">
            <text:p>-28.6%</text:p>
          </table:table-cell>
          <table:table-cell office:value-type="float" office:value="26.73" calcext:value-type="float">
            <text:p>26.73</text:p>
          </table:table-cell>
          <table:table-cell table:style-name="ce27" table:formula="of:=([.BQ56]-[.$BQ$3])/[.$BQ$3]" office:value-type="percentage" office:value="-0.190980629539952" calcext:value-type="percentage">
            <text:p>-19.1%</text:p>
          </table:table-cell>
          <table:table-cell office:value-type="float" office:value="15.72" calcext:value-type="float">
            <text:p>15.72</text:p>
          </table:table-cell>
          <table:table-cell table:style-name="ce27" table:formula="of:=([.BS56]-[.$BS$3])/[.$BS$3]" office:value-type="percentage" office:value="-0.0785463071512308" calcext:value-type="percentage">
            <text:p>-7.9%</text:p>
          </table:table-cell>
          <table:table-cell office:value-type="float" office:value="15.72" calcext:value-type="float">
            <text:p>15.72</text:p>
          </table:table-cell>
          <table:table-cell table:style-name="ce27" table:formula="of:=([.BU56]-[.$BU$3])/[.$BU$3]" office:value-type="percentage" office:value="-0.11685393258427" calcext:value-type="percentage">
            <text:p>-11.7%</text:p>
          </table:table-cell>
          <table:table-cell table:number-columns-repeated="6"/>
          <table:table-cell office:value-type="float" office:value="113.29" calcext:value-type="float">
            <text:p>113.29</text:p>
          </table:table-cell>
          <table:table-cell office:value-type="float" office:value="24.9" calcext:value-type="float">
            <text:p>24.9</text:p>
          </table:table-cell>
          <table:table-cell office:value-type="float" office:value="0.08" calcext:value-type="float">
            <text:p>0.08</text:p>
          </table:table-cell>
          <table:table-cell office:value-type="float" office:value="2.96" calcext:value-type="float">
            <text:p>2.96</text:p>
          </table:table-cell>
          <table:table-cell office:value-type="float" office:value="19.99" calcext:value-type="float">
            <text:p>19.99</text:p>
          </table:table-cell>
          <table:table-cell office:value-type="float" office:value="15.28" calcext:value-type="float">
            <text:p>15.28</text:p>
          </table:table-cell>
          <table:table-cell office:value-type="float" office:value="36.8" calcext:value-type="float">
            <text:p>36.8</text:p>
          </table:table-cell>
          <table:table-cell table:formula="of:=SUM([.CD56:.CI56])" office:value-type="float" office:value="100.01" calcext:value-type="float">
            <text:p>100.01</text:p>
          </table:table-cell>
          <table:table-cell table:style-name="ce33" table:formula="of:=[.CD56]*[.CC56]/[.CJ56]" office:value-type="float" office:value="28.2063893610639" calcext:value-type="float">
            <text:p>28.21</text:p>
          </table:table-cell>
          <table:table-cell table:style-name="ce33" table:formula="of:=[.CE56]*[.CC56]/[.CJ56]" office:value-type="float" office:value="0.0906229377062294" calcext:value-type="float">
            <text:p>0.09</text:p>
          </table:table-cell>
          <table:table-cell table:style-name="ce33" table:formula="of:=[.CF56]*[.CC56]/[.CJ56]" office:value-type="float" office:value="3.35304869513049" calcext:value-type="float">
            <text:p>3.35</text:p>
          </table:table-cell>
          <table:table-cell table:style-name="ce33" table:formula="of:=[.CG56]*[.CC56]/[.CJ56]" office:value-type="float" office:value="22.6444065593441" calcext:value-type="float">
            <text:p>22.64</text:p>
          </table:table-cell>
          <table:table-cell table:style-name="ce33" table:formula="of:=[.CH56]*[.CC56]/[.CJ56]" office:value-type="float" office:value="17.3089811018898" calcext:value-type="float">
            <text:p>17.31</text:p>
          </table:table-cell>
          <table:table-cell table:style-name="ce33" table:formula="of:=[.CI56]*[.CC56]/[.CJ56]" office:value-type="float" office:value="41.6865513448655" calcext:value-type="float">
            <text:p>41.69</text:p>
          </table:table-cell>
          <table:table-cell/>
        </table:table-row>
        <table:table-row table:style-name="ro2">
          <table:table-cell table:style-name="ce3" table:formula="of:=[.A56]+1" office:value-type="float" office:value="52" calcext:value-type="float">
            <text:p>52</text:p>
          </table:table-cell>
          <table:table-cell table:style-name="ce4" office:value-type="date" office:date-value="2020-01-22" calcext:value-type="date">
            <text:p>2020-01-22</text:p>
          </table:table-cell>
          <table:table-cell table:style-name="ce8" office:value-type="string" calcext:value-type="string">
            <text:p>ego-foreign-ext-2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auslandsspeicher extendable</text:p>
          </table:table-cell>
          <table:table-cell office:value-type="string" calcext:value-type="string">
            <text:p>None</text:p>
          </table:table-cell>
          <table:table-cell office:value-type="float" office:value="8028114366" calcext:value-type="float">
            <text:p>8028114366</text:p>
          </table:table-cell>
          <table:table-cell table:style-name="ce16" table:formula="of:=([.G57]-[.$G$3])/[.$G$3]" office:value-type="percentage" office:value="-0.147143921163546" calcext:value-type="percentage">
            <text:p>-14.71%</text:p>
          </table:table-cell>
          <table:table-cell office:value-type="float" office:value="55.35" calcext:value-type="float">
            <text:p>55.35</text:p>
          </table:table-cell>
          <table:table-cell table:style-name="ce16" table:formula="of:=([.I57]-[.$I$3])/[.$I$3]" office:value-type="percentage" office:value="-0.0156500088920504" calcext:value-type="percentage">
            <text:p>-1.57%</text:p>
          </table:table-cell>
          <table:table-cell table:style-name="Default" office:value-type="float" office:value="48.58" calcext:value-type="float">
            <text:p>48.58</text:p>
          </table:table-cell>
          <table:table-cell table:style-name="ce16" table:formula="of:=[.K57]/[.I57]" office:value-type="percentage" office:value="0.877687443541102" calcext:value-type="percentage">
            <text:p>87.77%</text:p>
          </table:table-cell>
          <table:table-cell table:style-name="Default" office:value-type="float" office:value="6.78" calcext:value-type="float">
            <text:p>6.78</text:p>
          </table:table-cell>
          <table:table-cell table:style-name="Default" office:value-type="float" office:value="6.25" calcext:value-type="float">
            <text:p>6.25</text:p>
          </table:table-cell>
          <table:table-cell table:style-name="Default" office:value-type="float" office:value="0.53" calcext:value-type="float">
            <text:p>0.53</text:p>
          </table:table-cell>
          <table:table-cell table:style-name="Default" office:value-type="float" office:value="44.35" calcext:value-type="float">
            <text:p>44.35</text:p>
          </table:table-cell>
          <table:table-cell table:style-name="ce16" table:formula="of:=([.P57]-[.$P$3])/[.$P$3]" office:value-type="percentage" office:value="0.0158039395327532" calcext:value-type="percentage">
            <text:p>1.58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57]/[.P57]" office:value-type="percentage" office:value="0.848252536640361" calcext:value-type="percentage">
            <text:p>84.83%</text:p>
          </table:table-cell>
          <table:table-cell table:style-name="Default" office:value-type="float" office:value="6.73" calcext:value-type="float">
            <text:p>6.73</text:p>
          </table:table-cell>
          <table:table-cell table:style-name="Default" office:value-type="float" office:value="5.61" calcext:value-type="float">
            <text:p>5.61</text:p>
          </table:table-cell>
          <table:table-cell table:style-name="Default" office:value-type="float" office:value="1.12" calcext:value-type="float">
            <text:p>1.12</text:p>
          </table:table-cell>
          <table:table-cell office:value-type="float" office:value="1746" calcext:value-type="float">
            <text:p>1746</text:p>
          </table:table-cell>
          <table:table-cell office:value-type="float" office:value="103.14" calcext:value-type="float">
            <text:p>103.14</text:p>
          </table:table-cell>
          <table:table-cell office:value-type="float" office:value="18.99" calcext:value-type="float">
            <text:p>18.99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9.26" calcext:value-type="float">
            <text:p>9.26</text:p>
          </table:table-cell>
          <table:table-cell office:value-type="float" office:value="9.6" calcext:value-type="float">
            <text:p>9.6</text:p>
          </table:table-cell>
          <table:table-cell office:value-type="float" office:value="16.22" calcext:value-type="float">
            <text:p>16.22</text:p>
          </table:table-cell>
          <table:table-cell office:value-type="float" office:value="12.53" calcext:value-type="float">
            <text:p>12.53</text:p>
          </table:table-cell>
          <table:table-cell office:value-type="float" office:value="33.37" calcext:value-type="float">
            <text:p>33.37</text:p>
          </table:table-cell>
          <table:table-cell office:value-type="float" office:value="88.7" calcext:value-type="float">
            <text:p>88.7</text:p>
          </table:table-cell>
          <table:table-cell office:value-type="float" office:value="19.96" calcext:value-type="float">
            <text:p>19.96</text:p>
          </table:table-cell>
          <table:table-cell office:value-type="float" office:value="0.1" calcext:value-type="float">
            <text:p>0.1</text:p>
          </table:table-cell>
          <table:table-cell office:value-type="float" office:value="3.78" calcext:value-type="float">
            <text:p>3.78</text:p>
          </table:table-cell>
          <table:table-cell office:value-type="float" office:value="20.14" calcext:value-type="float">
            <text:p>20.14</text:p>
          </table:table-cell>
          <table:table-cell office:value-type="float" office:value="19.06" calcext:value-type="float">
            <text:p>19.06</text:p>
          </table:table-cell>
          <table:table-cell office:value-type="float" office:value="36.95" calcext:value-type="float">
            <text:p>36.95</text:p>
          </table:table-cell>
          <table:table-cell office:value-type="float" office:value="17914" calcext:value-type="float">
            <text:p>17914</text:p>
          </table:table-cell>
          <table:table-cell table:style-name="ce27" table:formula="of:=([.AN57]-[.$AN$3])/[.$AN$3]" office:value-type="percentage" office:value="1.2442996742671" calcext:value-type="percentage">
            <text:p>124.4%</text:p>
          </table:table-cell>
          <table:table-cell office:value-type="float" office:value="833026914" calcext:value-type="float">
            <text:p>833026914</text:p>
          </table:table-cell>
          <table:table-cell table:style-name="ce27" table:formula="of:=([.AP57]-[.$AP$3])/[.$AP$3]" office:value-type="percentage" office:value="1.23456064779886" calcext:value-type="percentage">
            <text:p>123.5%</text:p>
          </table:table-cell>
          <table:table-cell table:style-name="ce27" table:formula="of:=[.AP57]/[.G57]" office:value-type="percentage" office:value="0.10376370789235" calcext:value-type="percentage">
            <text:p>10.4%</text:p>
          </table:table-cell>
          <table:table-cell office:value-type="float" office:value="7089" calcext:value-type="float">
            <text:p>7089</text:p>
          </table:table-cell>
          <table:table-cell table:style-name="ce30" table:formula="of:=[.AS57]/[.AN57]" office:value-type="percentage" office:value="0.395724014737077" calcext:value-type="percentage">
            <text:p>39.6%</text:p>
          </table:table-cell>
          <table:table-cell office:value-type="float" office:value="13" calcext:value-type="float">
            <text:p>13</text:p>
          </table:table-cell>
          <table:table-cell table:style-name="ce31" table:formula="of:=[.AS57]/[.AU57]" office:value-type="float" office:value="545.307692307692" calcext:value-type="float">
            <text:p>545</text:p>
          </table:table-cell>
          <table:table-cell office:value-type="float" office:value="10825" calcext:value-type="float">
            <text:p>10825</text:p>
          </table:table-cell>
          <table:table-cell table:style-name="ce30" table:formula="of:=[.AW57]/[.AN57]" office:value-type="percentage" office:value="0.604275985262923" calcext:value-type="percentage">
            <text:p>60.4%</text:p>
          </table:table-cell>
          <table:table-cell office:value-type="float" office:value="14" calcext:value-type="float">
            <text:p>14</text:p>
          </table:table-cell>
          <table:table-cell table:style-name="ce31" table:formula="of:=[.AW57]/[.AY57]" office:value-type="float" office:value="773.214285714286" calcext:value-type="float">
            <text:p>773</text:p>
          </table:table-cell>
          <table:table-cell office:value-type="float" office:value="-66.02" calcext:value-type="float">
            <text:p>-66.02</text:p>
          </table:table-cell>
          <table:table-cell table:style-name="ce27" table:formula="of:=([.BA57]-[.$BA$3])/[.$BA$3]" office:value-type="percentage" office:value="1.13449725185904" calcext:value-type="percentage">
            <text:p>113.4%</text:p>
          </table:table-cell>
          <table:table-cell office:value-type="float" office:value="34.86" calcext:value-type="float">
            <text:p>34.86</text:p>
          </table:table-cell>
          <table:table-cell table:style-name="ce27" table:formula="of:=([.BC57]-[.$BC$3])/[.$BC$3]" office:value-type="percentage" office:value="1.26216742375081" calcext:value-type="percentage">
            <text:p>126.2%</text:p>
          </table:table-cell>
          <table:table-cell office:value-type="float" office:value="-83.42" calcext:value-type="float">
            <text:p>-83.42</text:p>
          </table:table-cell>
          <table:table-cell table:style-name="ce27" table:formula="of:=([.BE57]-[.$BE$3])/[.$BE$3]" office:value-type="percentage" office:value="-0.502059332656838" calcext:value-type="percentage">
            <text:p>-50.2%</text:p>
          </table:table-cell>
          <table:table-cell office:value-type="float" office:value="64.9" calcext:value-type="float">
            <text:p>64.9</text:p>
          </table:table-cell>
          <table:table-cell table:style-name="ce27" table:formula="of:=([.BG57]-[.$BG$3])/[.$BG$3]" office:value-type="percentage" office:value="-0.414101290963257" calcext:value-type="percentage">
            <text:p>-41.4%</text:p>
          </table:table-cell>
          <table:table-cell table:style-name="ce32" office:value-type="percentage" office:value="0.6676" calcext:value-type="percentage">
            <text:p>66.76%</text:p>
          </table:table-cell>
          <table:table-cell table:style-name="ce32" office:value-type="percentage" office:value="0.0306" calcext:value-type="percentage">
            <text:p>3.06%</text:p>
          </table:table-cell>
          <table:table-cell office:value-type="float" office:value="22.93" calcext:value-type="float">
            <text:p>22.93</text:p>
          </table:table-cell>
          <table:table-cell table:style-name="ce27" table:formula="of:=([.BK57]-[.$BK$3])/[.$BK$3]" office:value-type="percentage" office:value="0.155745967741935" calcext:value-type="percentage">
            <text:p>15.6%</text:p>
          </table:table-cell>
          <table:table-cell office:value-type="float" office:value="17.57" calcext:value-type="float">
            <text:p>17.57</text:p>
          </table:table-cell>
          <table:table-cell table:style-name="ce27" table:formula="of:=([.BM57]-[.$BM$3])/[.$BM$3]" office:value-type="percentage" office:value="-0.0825065274151435" calcext:value-type="percentage">
            <text:p>-8.3%</text:p>
          </table:table-cell>
          <table:table-cell office:value-type="float" office:value="39.34" calcext:value-type="float">
            <text:p>39.34</text:p>
          </table:table-cell>
          <table:table-cell table:style-name="ce27" table:formula="of:=([.BO57]-[.$BO$3])/[.$BO$3]" office:value-type="percentage" office:value="0.0504672897196262" calcext:value-type="percentage">
            <text:p>5.0%</text:p>
          </table:table-cell>
          <table:table-cell office:value-type="float" office:value="28.47" calcext:value-type="float">
            <text:p>28.47</text:p>
          </table:table-cell>
          <table:table-cell table:style-name="ce27" table:formula="of:=([.BQ57]-[.$BQ$3])/[.$BQ$3]" office:value-type="percentage" office:value="-0.138317191283293" calcext:value-type="percentage">
            <text:p>-13.8%</text:p>
          </table:table-cell>
          <table:table-cell office:value-type="float" office:value="19.99" calcext:value-type="float">
            <text:p>19.99</text:p>
          </table:table-cell>
          <table:table-cell table:style-name="ce27" table:formula="of:=([.BS57]-[.$BS$3])/[.$BS$3]" office:value-type="percentage" office:value="0.171746776084408" calcext:value-type="percentage">
            <text:p>17.2%</text:p>
          </table:table-cell>
          <table:table-cell office:value-type="float" office:value="17.17" calcext:value-type="float">
            <text:p>17.17</text:p>
          </table:table-cell>
          <table:table-cell table:style-name="ce27" table:formula="of:=([.BU57]-[.$BU$3])/[.$BU$3]" office:value-type="percentage" office:value="-0.0353932584269662" calcext:value-type="percentage">
            <text:p>-3.5%</text:p>
          </table:table-cell>
          <table:table-cell table:number-columns-repeated="6"/>
          <table:table-cell office:value-type="float" office:value="88.35" calcext:value-type="float">
            <text:p>88.35</text:p>
          </table:table-cell>
          <table:table-cell office:value-type="float" office:value="19.55" calcext:value-type="float">
            <text:p>19.55</text:p>
          </table:table-cell>
          <table:table-cell office:value-type="float" office:value="0.1" calcext:value-type="float">
            <text:p>0.1</text:p>
          </table:table-cell>
          <table:table-cell office:value-type="float" office:value="3.75" calcext:value-type="float">
            <text:p>3.75</text:p>
          </table:table-cell>
          <table:table-cell office:value-type="float" office:value="19.83" calcext:value-type="float">
            <text:p>19.83</text:p>
          </table:table-cell>
          <table:table-cell office:value-type="float" office:value="20.02" calcext:value-type="float">
            <text:p>20.02</text:p>
          </table:table-cell>
          <table:table-cell office:value-type="float" office:value="36.74" calcext:value-type="float">
            <text:p>36.74</text:p>
          </table:table-cell>
          <table:table-cell table:formula="of:=SUM([.CD57:.CI57])" office:value-type="float" office:value="99.99" calcext:value-type="float">
            <text:p>99.99</text:p>
          </table:table-cell>
          <table:table-cell table:style-name="ce33" table:formula="of:=[.CD57]*[.CC57]/[.CJ57]" office:value-type="float" office:value="17.2741524152415" calcext:value-type="float">
            <text:p>17.27</text:p>
          </table:table-cell>
          <table:table-cell table:style-name="ce33" table:formula="of:=[.CE57]*[.CC57]/[.CJ57]" office:value-type="float" office:value="0.0883588358835883" calcext:value-type="float">
            <text:p>0.09</text:p>
          </table:table-cell>
          <table:table-cell table:style-name="ce33" table:formula="of:=[.CF57]*[.CC57]/[.CJ57]" office:value-type="float" office:value="3.31345634563456" calcext:value-type="float">
            <text:p>3.31</text:p>
          </table:table-cell>
          <table:table-cell table:style-name="ce33" table:formula="of:=[.CG57]*[.CC57]/[.CJ57]" office:value-type="float" office:value="17.5215571557156" calcext:value-type="float">
            <text:p>17.52</text:p>
          </table:table-cell>
          <table:table-cell table:style-name="ce33" table:formula="of:=[.CH57]*[.CC57]/[.CJ57]" office:value-type="float" office:value="17.6894389438944" calcext:value-type="float">
            <text:p>17.69</text:p>
          </table:table-cell>
          <table:table-cell table:style-name="ce33" table:formula="of:=[.CI57]*[.CC57]/[.CJ57]" office:value-type="float" office:value="32.4630363036304" calcext:value-type="float">
            <text:p>32.46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Q 2b</text:p>
          </table:table-cell>
          <table:covered-table-cell table:style-name="ce2" office:value-type="string" calcext:value-type="string">
            <text:p>RQ 2b</text:p>
          </table:covered-table-cell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1"/>
          <table:table-cell table:style-name="ce14" table:number-columns-repeated="13"/>
          <table:table-cell table:style-name="ce23" table:number-columns-repeated="17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6"/>
          <table:table-cell table:style-name="ce23" table:number-columns-repeated="7"/>
          <table:table-cell table:formula="of:=SUM([.CD58:.CI58])" office:value-type="float" office:value="0" calcext:value-type="float">
            <text:p>0</text:p>
          </table:table-cell>
          <table:table-cell table:style-name="ce33" table:formula="of:=[.CD58]*[.CC58]/[.CJ58]" office:value-type="string" office:string-value="" calcext:value-type="error">
            <text:p>#DIV/0!</text:p>
          </table:table-cell>
          <table:table-cell table:style-name="ce33" table:formula="of:=[.CE58]*[.CC58]/[.CJ58]" office:value-type="string" office:string-value="" calcext:value-type="error">
            <text:p>#DIV/0!</text:p>
          </table:table-cell>
          <table:table-cell table:style-name="ce33" table:formula="of:=[.CF58]*[.CC58]/[.CJ58]" office:value-type="string" office:string-value="" calcext:value-type="error">
            <text:p>#DIV/0!</text:p>
          </table:table-cell>
          <table:table-cell table:style-name="ce33" table:formula="of:=[.CG58]*[.CC58]/[.CJ58]" office:value-type="string" office:string-value="" calcext:value-type="error">
            <text:p>#DIV/0!</text:p>
          </table:table-cell>
          <table:table-cell table:style-name="ce33" table:formula="of:=[.CH58]*[.CC58]/[.CJ58]" office:value-type="string" office:string-value="" calcext:value-type="error">
            <text:p>#DIV/0!</text:p>
          </table:table-cell>
          <table:table-cell table:style-name="ce33" table:formula="of:=[.CI58]*[.CC58]/[.CJ58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ce3" table:formula="of:=[.A57]+1" office:value-type="float" office:value="53" calcext:value-type="float">
            <text:p>53</text:p>
          </table:table-cell>
          <table:table-cell table:style-name="ce4" office:value-type="date" office:date-value="2020-01-03" calcext:value-type="date">
            <text:p>2020-01-03</text:p>
          </table:table-cell>
          <table:table-cell table:style-name="ce6" office:value-type="string" calcext:value-type="string">
            <text:p>ego-40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40 GW at possible buses</text:p>
          </table:table-cell>
          <table:table-cell office:value-type="string" calcext:value-type="string">
            <text:p>None</text:p>
          </table:table-cell>
          <table:table-cell office:value-type="float" office:value="9434883217" calcext:value-type="float">
            <text:p>9434883217</text:p>
          </table:table-cell>
          <table:table-cell table:style-name="ce16" table:formula="of:=([.G59]-[.$G$3])/[.$G$3]" office:value-type="percentage" office:value="0.00230230137337975" calcext:value-type="percentage">
            <text:p>0.23%</text:p>
          </table:table-cell>
          <table:table-cell table:style-name="ce18" office:value-type="float" office:value="57.47" calcext:value-type="float">
            <text:p>57.47</text:p>
          </table:table-cell>
          <table:table-cell table:style-name="ce20" table:formula="of:=([.I59]-[.$I$3])/[.$I$3]" office:value-type="percentage" office:value="0.0220522852569803" calcext:value-type="percentage">
            <text:p>2.21%</text:p>
          </table:table-cell>
          <table:table-cell table:style-name="ce22" office:value-type="float" office:value="51.48" calcext:value-type="float">
            <text:p>51.48</text:p>
          </table:table-cell>
          <table:table-cell table:style-name="ce16" table:formula="of:=[.K59]/[.I59]" office:value-type="percentage" office:value="0.895771706977553" calcext:value-type="percentage">
            <text:p>89.58%</text:p>
          </table:table-cell>
          <table:table-cell table:style-name="Default" office:value-type="float" office:value="5.99" calcext:value-type="float">
            <text:p>5.99</text:p>
          </table:table-cell>
          <table:table-cell table:style-name="Default" office:value-type="float" office:value="5.66" calcext:value-type="float">
            <text:p>5.66</text:p>
          </table:table-cell>
          <table:table-cell table:style-name="Default" office:value-type="float" office:value="0.33" calcext:value-type="float">
            <text:p>0.33</text:p>
          </table:table-cell>
          <table:table-cell table:style-name="Default" office:value-type="float" office:value="47.36" calcext:value-type="float">
            <text:p>47.36</text:p>
          </table:table-cell>
          <table:table-cell table:style-name="ce16" table:formula="of:=([.P59]-[.$P$3])/[.$P$3]" office:value-type="percentage" office:value="0.0847457627118645" calcext:value-type="percentage">
            <text:p>8.47%</text:p>
          </table:table-cell>
          <table:table-cell table:style-name="Default" office:value-type="float" office:value="41.44" calcext:value-type="float">
            <text:p>41.44</text:p>
          </table:table-cell>
          <table:table-cell table:style-name="ce16" table:formula="of:=[.R59]/[.P59]" office:value-type="percentage" office:value="0.875" calcext:value-type="percentage">
            <text:p>87.50%</text:p>
          </table:table-cell>
          <table:table-cell table:style-name="Default" office:value-type="float" office:value="5.92" calcext:value-type="float">
            <text:p>5.92</text:p>
          </table:table-cell>
          <table:table-cell table:style-name="Default" office:value-type="float" office:value="4.9" calcext:value-type="float">
            <text:p>4.9</text:p>
          </table:table-cell>
          <table:table-cell table:style-name="Default" office:value-type="float" office:value="1.03" calcext:value-type="float">
            <text:p>1.03</text:p>
          </table:table-cell>
          <table:table-cell office:value-type="float" office:value="780" calcext:value-type="float">
            <text:p>780</text:p>
          </table:table-cell>
          <table:table-cell office:value-type="float" office:value="105.23" calcext:value-type="float">
            <text:p>105.23</text:p>
          </table:table-cell>
          <table:table-cell office:value-type="float" office:value="16.91" calcext:value-type="float">
            <text:p>16.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8" calcext:value-type="float">
            <text:p>9.08</text:p>
          </table:table-cell>
          <table:table-cell office:value-type="float" office:value="9.81" calcext:value-type="float">
            <text:p>9.81</text:p>
          </table:table-cell>
          <table:table-cell office:value-type="float" office:value="16.69" calcext:value-type="float">
            <text:p>16.69</text:p>
          </table:table-cell>
          <table:table-cell office:value-type="float" office:value="14.2" calcext:value-type="float">
            <text:p>14.2</text:p>
          </table:table-cell>
          <table:table-cell office:value-type="float" office:value="33.3" calcext:value-type="float">
            <text:p>33.3</text:p>
          </table:table-cell>
          <table:table-cell office:value-type="float" office:value="88.46" calcext:value-type="float">
            <text:p>88.46</text:p>
          </table:table-cell>
          <table:table-cell office:value-type="float" office:value="17.47" calcext:value-type="float">
            <text:p>17.47</text:p>
          </table:table-cell>
          <table:table-cell office:value-type="float" office:value="0.1" calcext:value-type="float">
            <text:p>0.1</text:p>
          </table:table-cell>
          <table:table-cell office:value-type="float" office:value="3.78" calcext:value-type="float">
            <text:p>3.78</text:p>
          </table:table-cell>
          <table:table-cell office:value-type="float" office:value="19.88" calcext:value-type="float">
            <text:p>19.88</text:p>
          </table:table-cell>
          <table:table-cell office:value-type="float" office:value="24.11" calcext:value-type="float">
            <text:p>24.11</text:p>
          </table:table-cell>
          <table:table-cell office:value-type="float" office:value="34.66" calcext:value-type="float">
            <text:p>34.66</text:p>
          </table:table-cell>
          <table:table-cell office:value-type="float" office:value="11029" calcext:value-type="float">
            <text:p>11029</text:p>
          </table:table-cell>
          <table:table-cell table:style-name="ce27" table:formula="of:=([.AN59]-[.$AN$3])/[.$AN$3]" office:value-type="percentage" office:value="0.381733901277875" calcext:value-type="percentage">
            <text:p>38.2%</text:p>
          </table:table-cell>
          <table:table-cell office:value-type="float" office:value="519170479" calcext:value-type="float">
            <text:p>519170479</text:p>
          </table:table-cell>
          <table:table-cell table:style-name="ce27" table:formula="of:=([.AP59]-[.$AP$3])/[.$AP$3]" office:value-type="percentage" office:value="0.392653589428064" calcext:value-type="percentage">
            <text:p>39.3%</text:p>
          </table:table-cell>
          <table:table-cell table:style-name="ce27" table:formula="of:=[.AP59]/[.G59]" office:value-type="percentage" office:value="0.0550266990125057" calcext:value-type="percentage">
            <text:p>5.5%</text:p>
          </table:table-cell>
          <table:table-cell office:value-type="float" office:value="2407" calcext:value-type="float">
            <text:p>2407</text:p>
          </table:table-cell>
          <table:table-cell table:style-name="ce30" table:formula="of:=[.AS59]/[.AN59]" office:value-type="percentage" office:value="0.218242814398404" calcext:value-type="percentage">
            <text:p>21.8%</text:p>
          </table:table-cell>
          <table:table-cell office:value-type="float" office:value="12" calcext:value-type="float">
            <text:p>12</text:p>
          </table:table-cell>
          <table:table-cell table:style-name="ce31" table:formula="of:=[.AS59]/[.AU59]" office:value-type="float" office:value="200.583333333333" calcext:value-type="float">
            <text:p>201</text:p>
          </table:table-cell>
          <table:table-cell office:value-type="float" office:value="8622" calcext:value-type="float">
            <text:p>8622</text:p>
          </table:table-cell>
          <table:table-cell table:style-name="ce30" table:formula="of:=[.AW59]/[.AN59]" office:value-type="percentage" office:value="0.781757185601596" calcext:value-type="percentage">
            <text:p>78.2%</text:p>
          </table:table-cell>
          <table:table-cell office:value-type="float" office:value="15" calcext:value-type="float">
            <text:p>15</text:p>
          </table:table-cell>
          <table:table-cell table:style-name="ce31" table:formula="of:=[.AW59]/[.AY59]" office:value-type="float" office:value="574.8" calcext:value-type="float">
            <text:p>575</text:p>
          </table:table-cell>
          <table:table-cell office:value-type="float" office:value="-46.75" calcext:value-type="float">
            <text:p>-46.75</text:p>
          </table:table-cell>
          <table:table-cell table:style-name="ce27" table:formula="of:=([.BA59]-[.$BA$3])/[.$BA$3]" office:value-type="percentage" office:value="0.51147752990624" calcext:value-type="percentage">
            <text:p>51.1%</text:p>
          </table:table-cell>
          <table:table-cell office:value-type="float" office:value="21.94" calcext:value-type="float">
            <text:p>21.94</text:p>
          </table:table-cell>
          <table:table-cell table:style-name="ce27" table:formula="of:=([.BC59]-[.$BC$3])/[.$BC$3]" office:value-type="percentage" office:value="0.423750811161584" calcext:value-type="percentage">
            <text:p>42.4%</text:p>
          </table:table-cell>
          <table:table-cell office:value-type="float" office:value="-169.18" calcext:value-type="float">
            <text:p>-169.18</text:p>
          </table:table-cell>
          <table:table-cell table:style-name="ce27" table:formula="of:=([.BE59]-[.$BE$3])/[.$BE$3]" office:value-type="percentage" office:value="0.00984898227183195" calcext:value-type="percentage">
            <text:p>1.0%</text:p>
          </table:table-cell>
          <table:table-cell office:value-type="float" office:value="111.81" calcext:value-type="float">
            <text:p>111.81</text:p>
          </table:table-cell>
          <table:table-cell table:style-name="ce27" table:formula="of:=([.BG59]-[.$BE$3])/[.$BE$3]" office:value-type="percentage" office:value="-1.66740285322032" calcext:value-type="percentage">
            <text:p>-166.7%</text:p>
          </table:table-cell>
          <table:table-cell table:style-name="ce32" office:value-type="percentage" office:value="0.6194" calcext:value-type="percentage">
            <text:p>61.94%</text:p>
          </table:table-cell>
          <table:table-cell table:style-name="ce32" office:value-type="percentage" office:value="0.0496" calcext:value-type="percentage">
            <text:p>4.96%</text:p>
          </table:table-cell>
          <table:table-cell office:value-type="float" office:value="22.16" calcext:value-type="float">
            <text:p>22.16</text:p>
          </table:table-cell>
          <table:table-cell table:style-name="ce27" table:formula="of:=([.BK59]-[.$BK$3])/[.$BK$3]" office:value-type="percentage" office:value="0.116935483870968" calcext:value-type="percentage">
            <text:p>11.7%</text:p>
          </table:table-cell>
          <table:table-cell office:value-type="float" office:value="25.42" calcext:value-type="float">
            <text:p>25.42</text:p>
          </table:table-cell>
          <table:table-cell table:style-name="ce27" table:formula="of:=([.BM59]-[.$BM$3])/[.$BM$3]" office:value-type="percentage" office:value="0.327415143603133" calcext:value-type="percentage">
            <text:p>32.7%</text:p>
          </table:table-cell>
          <table:table-cell office:value-type="float" office:value="40.12" calcext:value-type="float">
            <text:p>40.12</text:p>
          </table:table-cell>
          <table:table-cell table:style-name="ce27" table:formula="of:=([.BO59]-[.$BO$3])/[.$BO$3]" office:value-type="percentage" office:value="0.0712950600801067" calcext:value-type="percentage">
            <text:p>7.1%</text:p>
          </table:table-cell>
          <table:table-cell office:value-type="float" office:value="39.02" calcext:value-type="float">
            <text:p>39.02</text:p>
          </table:table-cell>
          <table:table-cell table:style-name="ce27" table:formula="of:=([.BQ59]-[.$BQ$3])/[.$BQ$3]" office:value-type="percentage" office:value="0.180992736077482" calcext:value-type="percentage">
            <text:p>18.1%</text:p>
          </table:table-cell>
          <table:table-cell office:value-type="float" office:value="18.56" calcext:value-type="float">
            <text:p>18.56</text:p>
          </table:table-cell>
          <table:table-cell table:style-name="ce27" table:formula="of:=([.BS59]-[.$BS$3])/[.$BS$3]" office:value-type="percentage" office:value="0.0879249706916765" calcext:value-type="percentage">
            <text:p>8.8%</text:p>
          </table:table-cell>
          <table:table-cell office:value-type="float" office:value="22.52" calcext:value-type="float">
            <text:p>22.52</text:p>
          </table:table-cell>
          <table:table-cell table:style-name="ce27" table:formula="of:=([.BU59]-[.$BU$3])/[.$BU$3]" office:value-type="percentage" office:value="0.265168539325843" calcext:value-type="percentage">
            <text:p>26.5%</text:p>
          </table:table-cell>
          <table:table-cell table:number-columns-repeated="6"/>
          <table:table-cell office:value-type="float" office:value="88.46" calcext:value-type="float">
            <text:p>88.46</text:p>
          </table:table-cell>
          <table:table-cell office:value-type="float" office:value="17.47" calcext:value-type="float">
            <text:p>17.47</text:p>
          </table:table-cell>
          <table:table-cell office:value-type="float" office:value="0.1" calcext:value-type="float">
            <text:p>0.1</text:p>
          </table:table-cell>
          <table:table-cell office:value-type="float" office:value="3.78" calcext:value-type="float">
            <text:p>3.78</text:p>
          </table:table-cell>
          <table:table-cell office:value-type="float" office:value="19.88" calcext:value-type="float">
            <text:p>19.88</text:p>
          </table:table-cell>
          <table:table-cell office:value-type="float" office:value="24.11" calcext:value-type="float">
            <text:p>24.11</text:p>
          </table:table-cell>
          <table:table-cell office:value-type="float" office:value="34.66" calcext:value-type="float">
            <text:p>34.66</text:p>
          </table:table-cell>
          <table:table-cell table:formula="of:=SUM([.CD59:.CI59])" office:value-type="float" office:value="100" calcext:value-type="float">
            <text:p>100</text:p>
          </table:table-cell>
          <table:table-cell table:style-name="ce33" table:formula="of:=[.CD59]*[.CC59]/[.CJ59]" office:value-type="float" office:value="15.453962" calcext:value-type="float">
            <text:p>15.45</text:p>
          </table:table-cell>
          <table:table-cell table:style-name="ce33" table:formula="of:=[.CE59]*[.CC59]/[.CJ59]" office:value-type="float" office:value="0.08846" calcext:value-type="float">
            <text:p>0.09</text:p>
          </table:table-cell>
          <table:table-cell table:style-name="ce33" table:formula="of:=[.CF59]*[.CC59]/[.CJ59]" office:value-type="float" office:value="3.343788" calcext:value-type="float">
            <text:p>3.34</text:p>
          </table:table-cell>
          <table:table-cell table:style-name="ce33" table:formula="of:=[.CG59]*[.CC59]/[.CJ59]" office:value-type="float" office:value="17.585848" calcext:value-type="float">
            <text:p>17.59</text:p>
          </table:table-cell>
          <table:table-cell table:style-name="ce33" table:formula="of:=[.CH59]*[.CC59]/[.CJ59]" office:value-type="float" office:value="21.327706" calcext:value-type="float">
            <text:p>21.33</text:p>
          </table:table-cell>
          <table:table-cell table:style-name="ce33" table:formula="of:=[.CI59]*[.CC59]/[.CJ59]" office:value-type="float" office:value="30.660236" calcext:value-type="float">
            <text:p>30.66</text:p>
          </table:table-cell>
          <table:table-cell/>
        </table:table-row>
        <table:table-row table:style-name="ro2">
          <table:table-cell table:style-name="ce3" table:formula="of:=[.A59]+1" office:value-type="float" office:value="54" calcext:value-type="float">
            <text:p>54</text:p>
          </table:table-cell>
          <table:table-cell table:style-name="ce4" office:value-type="date" office:date-value="2019-12-26" calcext:value-type="date">
            <text:p>2019-12-26</text:p>
          </table:table-cell>
          <table:table-cell table:style-name="ce6" office:value-type="string" calcext:value-type="string">
            <text:p>ego-40-less-onshore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40 GW at possible buses</text:p>
          </table:table-cell>
          <table:table-cell office:value-type="string" calcext:value-type="string">
            <text:p>reduce onshore cap. By 13 GW</text:p>
          </table:table-cell>
          <table:table-cell office:value-type="float" office:value="9644380669" calcext:value-type="float">
            <text:p>9644380669</text:p>
          </table:table-cell>
          <table:table-cell table:style-name="ce16" table:formula="of:=([.G60]-[.$G$3])/[.$G$3]" office:value-type="percentage" office:value="0.0245579852479944" calcext:value-type="percentage">
            <text:p>2.46%</text:p>
          </table:table-cell>
          <table:table-cell table:style-name="ce18" office:value-type="float" office:value="56.97" calcext:value-type="float">
            <text:p>56.97</text:p>
          </table:table-cell>
          <table:table-cell table:style-name="ce20" table:formula="of:=([.I60]-[.$I$3])/[.$I$3]" office:value-type="percentage" office:value="0.0131602347501334" calcext:value-type="percentage">
            <text:p>1.32%</text:p>
          </table:table-cell>
          <table:table-cell table:style-name="ce22" office:value-type="float" office:value="50.85" calcext:value-type="float">
            <text:p>50.85</text:p>
          </table:table-cell>
          <table:table-cell table:style-name="ce16" table:formula="of:=[.K60]/[.I60]" office:value-type="percentage" office:value="0.892575039494471" calcext:value-type="percentage">
            <text:p>89.26%</text:p>
          </table:table-cell>
          <table:table-cell table:style-name="Default" office:value-type="float" office:value="6.13" calcext:value-type="float">
            <text:p>6.13</text:p>
          </table:table-cell>
          <table:table-cell table:style-name="Default" office:value-type="float" office:value="5.9" calcext:value-type="float">
            <text:p>5.9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5.43" calcext:value-type="float">
            <text:p>45.43</text:p>
          </table:table-cell>
          <table:table-cell table:style-name="ce16" table:formula="of:=([.P60]-[.$P$3])/[.$P$3]" office:value-type="percentage" office:value="0.0405405405405406" calcext:value-type="percentage">
            <text:p>4.05%</text:p>
          </table:table-cell>
          <table:table-cell table:style-name="Default" office:value-type="float" office:value="39.47" calcext:value-type="float">
            <text:p>39.47</text:p>
          </table:table-cell>
          <table:table-cell table:style-name="ce16" table:formula="of:=[.R60]/[.P60]" office:value-type="percentage" office:value="0.86880915694475" calcext:value-type="percentage">
            <text:p>86.88%</text:p>
          </table:table-cell>
          <table:table-cell table:style-name="Default" office:value-type="float" office:value="5.96" calcext:value-type="float">
            <text:p>5.96</text:p>
          </table:table-cell>
          <table:table-cell table:style-name="Default" office:value-type="float" office:value="5.26" calcext:value-type="float">
            <text:p>5.26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2515" calcext:value-type="float">
            <text:p>2515</text:p>
          </table:table-cell>
          <table:table-cell office:value-type="float" office:value="104.51" calcext:value-type="float">
            <text:p>104.51</text:p>
          </table:table-cell>
          <table:table-cell office:value-type="float" office:value="17.75" calcext:value-type="float">
            <text:p>17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9" calcext:value-type="float">
            <text:p>9.89</text:p>
          </table:table-cell>
          <table:table-cell office:value-type="float" office:value="16.83" calcext:value-type="float">
            <text:p>16.83</text:p>
          </table:table-cell>
          <table:table-cell office:value-type="float" office:value="13.59" calcext:value-type="float">
            <text:p>13.59</text:p>
          </table:table-cell>
          <table:table-cell office:value-type="float" office:value="32.8" calcext:value-type="float">
            <text:p>32.8</text:p>
          </table:table-cell>
          <table:table-cell office:value-type="float" office:value="84.47" calcext:value-type="float">
            <text:p>84.47</text:p>
          </table:table-cell>
          <table:table-cell office:value-type="float" office:value="19.67" calcext:value-type="float">
            <text:p>19.67</text:p>
          </table:table-cell>
          <table:table-cell office:value-type="float" office:value="0.11" calcext:value-type="float">
            <text:p>0.11</text:p>
          </table:table-cell>
          <table:table-cell office:value-type="float" office:value="3.98" calcext:value-type="float">
            <text:p>3.98</text:p>
          </table:table-cell>
          <table:table-cell office:value-type="float" office:value="20.85" calcext:value-type="float">
            <text:p>20.85</text:p>
          </table:table-cell>
          <table:table-cell office:value-type="float" office:value="22.29" calcext:value-type="float">
            <text:p>22.29</text:p>
          </table:table-cell>
          <table:table-cell office:value-type="float" office:value="33.11" calcext:value-type="float">
            <text:p>33.11</text:p>
          </table:table-cell>
          <table:table-cell office:value-type="float" office:value="7554" calcext:value-type="float">
            <text:p>7554</text:p>
          </table:table-cell>
          <table:table-cell table:style-name="ce27" table:formula="of:=([.AN60]-[.$AN$3])/[.$AN$3]" office:value-type="percentage" office:value="-0.0536206464545227" calcext:value-type="percentage">
            <text:p>-5.4%</text:p>
          </table:table-cell>
          <table:table-cell office:value-type="float" office:value="354277475" calcext:value-type="float">
            <text:p>354277475</text:p>
          </table:table-cell>
          <table:table-cell table:style-name="ce27" table:formula="of:=([.AP60]-[.$AP$3])/[.$AP$3]" office:value-type="percentage" office:value="-0.0496651539921993" calcext:value-type="percentage">
            <text:p>-5.0%</text:p>
          </table:table-cell>
          <table:table-cell table:style-name="ce27" table:formula="of:=[.AP60]/[.G60]" office:value-type="percentage" office:value="0.036734082483778" calcext:value-type="percentage">
            <text:p>3.7%</text:p>
          </table:table-cell>
          <table:table-cell office:value-type="float" office:value="2048" calcext:value-type="float">
            <text:p>2048</text:p>
          </table:table-cell>
          <table:table-cell table:style-name="ce30" table:formula="of:=[.AS60]/[.AN60]" office:value-type="percentage" office:value="0.271114641249669" calcext:value-type="percentage">
            <text:p>27.1%</text:p>
          </table:table-cell>
          <table:table-cell office:value-type="float" office:value="11" calcext:value-type="float">
            <text:p>11</text:p>
          </table:table-cell>
          <table:table-cell table:style-name="ce31" table:formula="of:=[.AS60]/[.AU60]" office:value-type="float" office:value="186.181818181818" calcext:value-type="float">
            <text:p>186</text:p>
          </table:table-cell>
          <table:table-cell office:value-type="float" office:value="5505" calcext:value-type="float">
            <text:p>5505</text:p>
          </table:table-cell>
          <table:table-cell table:style-name="ce30" table:formula="of:=[.AW60]/[.AN60]" office:value-type="percentage" office:value="0.728752978554408" calcext:value-type="percentage">
            <text:p>72.9%</text:p>
          </table:table-cell>
          <table:table-cell office:value-type="float" office:value="11" calcext:value-type="float">
            <text:p>11</text:p>
          </table:table-cell>
          <table:table-cell table:style-name="ce31" table:formula="of:=[.AW60]/[.AY60]" office:value-type="float" office:value="500.454545454545" calcext:value-type="float">
            <text:p>500</text:p>
          </table:table-cell>
          <table:table-cell office:value-type="float" office:value="-32.72" calcext:value-type="float">
            <text:p>-32.72</text:p>
          </table:table-cell>
          <table:table-cell table:style-name="ce27" table:formula="of:=([.BA60]-[.$BA$3])/[.$BA$3]" office:value-type="percentage" office:value="0.0578726155835758" calcext:value-type="percentage">
            <text:p>5.8%</text:p>
          </table:table-cell>
          <table:table-cell office:value-type="float" office:value="15" calcext:value-type="float">
            <text:p>15</text:p>
          </table:table-cell>
          <table:table-cell table:style-name="ce27" table:formula="of:=([.BC60]-[.$BC$3])/[.$BC$3]" office:value-type="percentage" office:value="-0.0266060999351071" calcext:value-type="percentage">
            <text:p>-2.7%</text:p>
          </table:table-cell>
          <table:table-cell office:value-type="float" office:value="-159.7" calcext:value-type="float">
            <text:p>-159.7</text:p>
          </table:table-cell>
          <table:table-cell table:style-name="ce27" table:formula="of:=([.BE60]-[.$BE$3])/[.$BE$3]" office:value-type="percentage" office:value="-0.0467378976899661" calcext:value-type="percentage">
            <text:p>-4.7%</text:p>
          </table:table-cell>
          <table:table-cell office:value-type="float" office:value="106.68" calcext:value-type="float">
            <text:p>106.68</text:p>
          </table:table-cell>
          <table:table-cell table:style-name="ce27" table:formula="of:=([.BG60]-[.$BE$3])/[.$BE$3]" office:value-type="percentage" office:value="-1.63678147197517" calcext:value-type="percentage">
            <text:p>-163.7%</text:p>
          </table:table-cell>
          <table:table-cell table:style-name="ce32" office:value-type="percentage" office:value="0.6324" calcext:value-type="percentage">
            <text:p>63.24%</text:p>
          </table:table-cell>
          <table:table-cell table:style-name="ce32" office:value-type="percentage" office:value="0.043" calcext:value-type="percentage">
            <text:p>4.30%</text:p>
          </table:table-cell>
          <table:table-cell office:value-type="float" office:value="22.38" calcext:value-type="float">
            <text:p>22.38</text:p>
          </table:table-cell>
          <table:table-cell table:style-name="ce27" table:formula="of:=([.BK60]-[.$BK$3])/[.$BK$3]" office:value-type="percentage" office:value="0.128024193548387" calcext:value-type="percentage">
            <text:p>12.8%</text:p>
          </table:table-cell>
          <table:table-cell office:value-type="float" office:value="26.86" calcext:value-type="float">
            <text:p>26.86</text:p>
          </table:table-cell>
          <table:table-cell table:style-name="ce27" table:formula="of:=([.BM60]-[.$BM$3])/[.$BM$3]" office:value-type="percentage" office:value="0.402610966057441" calcext:value-type="percentage">
            <text:p>40.3%</text:p>
          </table:table-cell>
          <table:table-cell office:value-type="float" office:value="43.08" calcext:value-type="float">
            <text:p>43.08</text:p>
          </table:table-cell>
          <table:table-cell table:style-name="ce27" table:formula="of:=([.BO60]-[.$BO$3])/[.$BO$3]" office:value-type="percentage" office:value="0.150333778371161" calcext:value-type="percentage">
            <text:p>15.0%</text:p>
          </table:table-cell>
          <table:table-cell office:value-type="float" office:value="46.17" calcext:value-type="float">
            <text:p>46.17</text:p>
          </table:table-cell>
          <table:table-cell table:style-name="ce27" table:formula="of:=([.BQ60]-[.$BQ$3])/[.$BQ$3]" office:value-type="percentage" office:value="0.397397094430993" calcext:value-type="percentage">
            <text:p>39.7%</text:p>
          </table:table-cell>
          <table:table-cell office:value-type="float" office:value="17.1" calcext:value-type="float">
            <text:p>17.1</text:p>
          </table:table-cell>
          <table:table-cell table:style-name="ce27" table:formula="of:=([.BS60]-[.$BS$3])/[.$BS$3]" office:value-type="percentage" office:value="0.00234466588511153" calcext:value-type="percentage">
            <text:p>0.2%</text:p>
          </table:table-cell>
          <table:table-cell office:value-type="float" office:value="18.55" calcext:value-type="float">
            <text:p>18.55</text:p>
          </table:table-cell>
          <table:table-cell table:style-name="ce27" table:formula="of:=([.BU60]-[.$BU$3])/[.$BU$3]" office:value-type="percentage" office:value="0.0421348314606742" calcext:value-type="percentage">
            <text:p>4.2%</text:p>
          </table:table-cell>
          <table:table-cell table:number-columns-repeated="6"/>
          <table:table-cell office:value-type="float" office:value="84.47" calcext:value-type="float">
            <text:p>84.47</text:p>
          </table:table-cell>
          <table:table-cell office:value-type="float" office:value="19.67" calcext:value-type="float">
            <text:p>19.67</text:p>
          </table:table-cell>
          <table:table-cell office:value-type="float" office:value="0.11" calcext:value-type="float">
            <text:p>0.11</text:p>
          </table:table-cell>
          <table:table-cell office:value-type="float" office:value="3.98" calcext:value-type="float">
            <text:p>3.98</text:p>
          </table:table-cell>
          <table:table-cell office:value-type="float" office:value="20.85" calcext:value-type="float">
            <text:p>20.85</text:p>
          </table:table-cell>
          <table:table-cell office:value-type="float" office:value="22.29" calcext:value-type="float">
            <text:p>22.29</text:p>
          </table:table-cell>
          <table:table-cell office:value-type="float" office:value="33.11" calcext:value-type="float">
            <text:p>33.11</text:p>
          </table:table-cell>
          <table:table-cell table:formula="of:=SUM([.CD60:.CI60])" office:value-type="float" office:value="100.01" calcext:value-type="float">
            <text:p>100.01</text:p>
          </table:table-cell>
          <table:table-cell table:style-name="ce33" table:formula="of:=[.CD60]*[.CC60]/[.CJ60]" office:value-type="float" office:value="16.6135876412359" calcext:value-type="float">
            <text:p>16.61</text:p>
          </table:table-cell>
          <table:table-cell table:style-name="ce33" table:formula="of:=[.CE60]*[.CC60]/[.CJ60]" office:value-type="float" office:value="0.0929077092290771" calcext:value-type="float">
            <text:p>0.09</text:p>
          </table:table-cell>
          <table:table-cell table:style-name="ce33" table:formula="of:=[.CF60]*[.CC60]/[.CJ60]" office:value-type="float" office:value="3.3615698430157" calcext:value-type="float">
            <text:p>3.36</text:p>
          </table:table-cell>
          <table:table-cell table:style-name="ce33" table:formula="of:=[.CG60]*[.CC60]/[.CJ60]" office:value-type="float" office:value="17.6102339766023" calcext:value-type="float">
            <text:p>17.61</text:p>
          </table:table-cell>
          <table:table-cell table:style-name="ce33" table:formula="of:=[.CH60]*[.CC60]/[.CJ60]" office:value-type="float" office:value="18.8264803519648" calcext:value-type="float">
            <text:p>18.83</text:p>
          </table:table-cell>
          <table:table-cell table:style-name="ce33" table:formula="of:=[.CI60]*[.CC60]/[.CJ60]" office:value-type="float" office:value="27.9652204779522" calcext:value-type="float">
            <text:p>27.97</text:p>
          </table:table-cell>
          <table:table-cell/>
        </table:table-row>
        <table:table-row table:style-name="ro2">
          <table:table-cell table:style-name="ce3" table:formula="of:=[.A60]+1" office:value-type="float" office:value="55" calcext:value-type="float">
            <text:p>55</text:p>
          </table:table-cell>
          <table:table-cell table:style-name="ce4" office:value-type="date" office:date-value="2019-12-26" calcext:value-type="date">
            <text:p>2019-12-26</text:p>
          </table:table-cell>
          <table:table-cell table:style-name="ce6" office:value-type="string" calcext:value-type="string">
            <text:p>ego-40-lesser-onshore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40 GW at possible buses</text:p>
          </table:table-cell>
          <table:table-cell office:value-type="string" calcext:value-type="string">
            <text:p>reduce onshore cap. By 26 GW</text:p>
          </table:table-cell>
          <table:table-cell office:value-type="float" office:value="9997355168" calcext:value-type="float">
            <text:p>9997355168</text:p>
          </table:table-cell>
          <table:table-cell table:style-name="ce16" table:formula="of:=([.G61]-[.$G$3])/[.$G$3]" office:value-type="percentage" office:value="0.0620557628607955" calcext:value-type="percentage">
            <text:p>6.21%</text:p>
          </table:table-cell>
          <table:table-cell table:style-name="ce18" office:value-type="float" office:value="56.57" calcext:value-type="float">
            <text:p>56.57</text:p>
          </table:table-cell>
          <table:table-cell table:style-name="ce20" table:formula="of:=([.I61]-[.$I$3])/[.$I$3]" office:value-type="percentage" office:value="0.00604659434465594" calcext:value-type="percentage">
            <text:p>0.60%</text:p>
          </table:table-cell>
          <table:table-cell table:style-name="ce22" office:value-type="float" office:value="50.21" calcext:value-type="float">
            <text:p>50.21</text:p>
          </table:table-cell>
          <table:table-cell table:style-name="ce16" table:formula="of:=[.K61]/[.I61]" office:value-type="percentage" office:value="0.887572918508043" calcext:value-type="percentage">
            <text:p>88.76%</text:p>
          </table:table-cell>
          <table:table-cell table:style-name="Default" office:value-type="float" office:value="6.35" calcext:value-type="float">
            <text:p>6.35</text:p>
          </table:table-cell>
          <table:table-cell table:style-name="Default" office:value-type="float" office:value="6.13" calcext:value-type="float">
            <text:p>6.13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43.69" calcext:value-type="float">
            <text:p>43.69</text:p>
          </table:table-cell>
          <table:table-cell table:style-name="ce16" table:formula="of:=([.P61]-[.$P$3])/[.$P$3]" office:value-type="percentage" office:value="0.0006871278057719" calcext:value-type="percentage">
            <text:p>0.07%</text:p>
          </table:table-cell>
          <table:table-cell table:style-name="Default" office:value-type="float" office:value="37.5" calcext:value-type="float">
            <text:p>37.5</text:p>
          </table:table-cell>
          <table:table-cell table:style-name="ce16" table:formula="of:=[.R61]/[.P61]" office:value-type="percentage" office:value="0.858319981689174" calcext:value-type="percentage">
            <text:p>85.83%</text:p>
          </table:table-cell>
          <table:table-cell table:style-name="Default" office:value-type="float" office:value="6.2" calcext:value-type="float">
            <text:p>6.2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0.7" calcext:value-type="float">
            <text:p>0.7</text:p>
          </table:table-cell>
          <table:table-cell office:value-type="float" office:value="802" calcext:value-type="float">
            <text:p>802</text:p>
          </table:table-cell>
          <table:table-cell office:value-type="float" office:value="104.41" calcext:value-type="float">
            <text:p>104.41</text:p>
          </table:table-cell>
          <table:table-cell office:value-type="float" office:value="18.44" calcext:value-type="float">
            <text:p>18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9" calcext:value-type="float">
            <text:p>9.9</text:p>
          </table:table-cell>
          <table:table-cell office:value-type="float" office:value="16.89" calcext:value-type="float">
            <text:p>16.89</text:p>
          </table:table-cell>
          <table:table-cell office:value-type="float" office:value="13.84" calcext:value-type="float">
            <text:p>13.84</text:p>
          </table:table-cell>
          <table:table-cell office:value-type="float" office:value="31.77" calcext:value-type="float">
            <text:p>31.77</text:p>
          </table:table-cell>
          <table:table-cell office:value-type="float" office:value="82.18" calcext:value-type="float">
            <text:p>82.18</text:p>
          </table:table-cell>
          <table:table-cell office:value-type="float" office:value="21.12" calcext:value-type="float">
            <text:p>21.12</text:p>
          </table:table-cell>
          <table:table-cell office:value-type="float" office:value="0.11" calcext:value-type="float">
            <text:p>0.11</text:p>
          </table:table-cell>
          <table:table-cell office:value-type="float" office:value="4.09" calcext:value-type="float">
            <text:p>4.09</text:p>
          </table:table-cell>
          <table:table-cell office:value-type="float" office:value="21.59" calcext:value-type="float">
            <text:p>21.59</text:p>
          </table:table-cell>
          <table:table-cell office:value-type="float" office:value="23.49" calcext:value-type="float">
            <text:p>23.49</text:p>
          </table:table-cell>
          <table:table-cell office:value-type="float" office:value="29.6" calcext:value-type="float">
            <text:p>29.6</text:p>
          </table:table-cell>
          <table:table-cell office:value-type="float" office:value="7533" calcext:value-type="float">
            <text:p>7533</text:p>
          </table:table-cell>
          <table:table-cell table:style-name="ce27" table:formula="of:=([.AN61]-[.$AN$3])/[.$AN$3]" office:value-type="percentage" office:value="-0.056251566023553" calcext:value-type="percentage">
            <text:p>-5.6%</text:p>
          </table:table-cell>
          <table:table-cell office:value-type="float" office:value="353515926" calcext:value-type="float">
            <text:p>353515926</text:p>
          </table:table-cell>
          <table:table-cell table:style-name="ce27" table:formula="of:=([.AP61]-[.$AP$3])/[.$AP$3]" office:value-type="percentage" office:value="-0.0517079780572698" calcext:value-type="percentage">
            <text:p>-5.2%</text:p>
          </table:table-cell>
          <table:table-cell table:style-name="ce27" table:formula="of:=[.AP61]/[.G61]" office:value-type="percentage" office:value="0.0353609449758822" calcext:value-type="percentage">
            <text:p>3.5%</text:p>
          </table:table-cell>
          <table:table-cell office:value-type="float" office:value="1983" calcext:value-type="float">
            <text:p>1983</text:p>
          </table:table-cell>
          <table:table-cell table:style-name="ce30" table:formula="of:=[.AS61]/[.AN61]" office:value-type="percentage" office:value="0.263241736360016" calcext:value-type="percentage">
            <text:p>26.3%</text:p>
          </table:table-cell>
          <table:table-cell office:value-type="float" office:value="10" calcext:value-type="float">
            <text:p>10</text:p>
          </table:table-cell>
          <table:table-cell table:style-name="ce31" table:formula="of:=[.AS61]/[.AU61]" office:value-type="float" office:value="198.3" calcext:value-type="float">
            <text:p>198</text:p>
          </table:table-cell>
          <table:table-cell office:value-type="float" office:value="5550" calcext:value-type="float">
            <text:p>5550</text:p>
          </table:table-cell>
          <table:table-cell table:style-name="ce30" table:formula="of:=[.AW61]/[.AN61]" office:value-type="percentage" office:value="0.736758263639984" calcext:value-type="percentage">
            <text:p>73.7%</text:p>
          </table:table-cell>
          <table:table-cell office:value-type="float" office:value="11" calcext:value-type="float">
            <text:p>11</text:p>
          </table:table-cell>
          <table:table-cell table:style-name="ce31" table:formula="of:=[.AW61]/[.AY61]" office:value-type="float" office:value="504.545454545455" calcext:value-type="float">
            <text:p>505</text:p>
          </table:table-cell>
          <table:table-cell office:value-type="float" office:value="-32.53" calcext:value-type="float">
            <text:p>-32.53</text:p>
          </table:table-cell>
          <table:table-cell table:style-name="ce27" table:formula="of:=([.BA61]-[.$BA$3])/[.$BA$3]" office:value-type="percentage" office:value="0.0517297122534756" calcext:value-type="percentage">
            <text:p>5.2%</text:p>
          </table:table-cell>
          <table:table-cell office:value-type="float" office:value="14.88" calcext:value-type="float">
            <text:p>14.88</text:p>
          </table:table-cell>
          <table:table-cell table:style-name="ce27" table:formula="of:=([.BC61]-[.$BC$3])/[.$BC$3]" office:value-type="percentage" office:value="-0.0343932511356262" calcext:value-type="percentage">
            <text:p>-3.4%</text:p>
          </table:table-cell>
          <table:table-cell office:value-type="float" office:value="-155.59" calcext:value-type="float">
            <text:p>-155.59</text:p>
          </table:table-cell>
          <table:table-cell table:style-name="ce27" table:formula="of:=([.BE61]-[.$BE$3])/[.$BE$3]" office:value-type="percentage" office:value="-0.0712708171670745" calcext:value-type="percentage">
            <text:p>-7.1%</text:p>
          </table:table-cell>
          <table:table-cell office:value-type="float" office:value="103.99" calcext:value-type="float">
            <text:p>103.99</text:p>
          </table:table-cell>
          <table:table-cell table:style-name="ce27" table:formula="of:=([.BG61]-[.$BE$3])/[.$BE$3]" office:value-type="percentage" office:value="-1.620724646332" calcext:value-type="percentage">
            <text:p>-162.1%</text:p>
          </table:table-cell>
          <table:table-cell table:style-name="ce32" office:value-type="percentage" office:value="0.6319" calcext:value-type="percentage">
            <text:p>63.19%</text:p>
          </table:table-cell>
          <table:table-cell table:style-name="ce32" office:value-type="percentage" office:value="0.0421" calcext:value-type="percentage">
            <text:p>4.21%</text:p>
          </table:table-cell>
          <table:table-cell office:value-type="float" office:value="21.79" calcext:value-type="float">
            <text:p>21.79</text:p>
          </table:table-cell>
          <table:table-cell table:style-name="ce27" table:formula="of:=([.BK61]-[.$BK$3])/[.$BK$3]" office:value-type="percentage" office:value="0.0982862903225806" calcext:value-type="percentage">
            <text:p>9.8%</text:p>
          </table:table-cell>
          <table:table-cell office:value-type="float" office:value="25.92" calcext:value-type="float">
            <text:p>25.92</text:p>
          </table:table-cell>
          <table:table-cell table:style-name="ce27" table:formula="of:=([.BM61]-[.$BM$3])/[.$BM$3]" office:value-type="percentage" office:value="0.353524804177546" calcext:value-type="percentage">
            <text:p>35.4%</text:p>
          </table:table-cell>
          <table:table-cell office:value-type="float" office:value="42.08" calcext:value-type="float">
            <text:p>42.08</text:p>
          </table:table-cell>
          <table:table-cell table:style-name="ce27" table:formula="of:=([.BO61]-[.$BO$3])/[.$BO$3]" office:value-type="percentage" office:value="0.123631508678238" calcext:value-type="percentage">
            <text:p>12.4%</text:p>
          </table:table-cell>
          <table:table-cell office:value-type="float" office:value="44.81" calcext:value-type="float">
            <text:p>44.81</text:p>
          </table:table-cell>
          <table:table-cell table:style-name="ce27" table:formula="of:=([.BQ61]-[.$BQ$3])/[.$BQ$3]" office:value-type="percentage" office:value="0.356234866828087" calcext:value-type="percentage">
            <text:p>35.6%</text:p>
          </table:table-cell>
          <table:table-cell office:value-type="float" office:value="16.39" calcext:value-type="float">
            <text:p>16.39</text:p>
          </table:table-cell>
          <table:table-cell table:style-name="ce27" table:formula="of:=([.BS61]-[.$BS$3])/[.$BS$3]" office:value-type="percentage" office:value="-0.0392731535756154" calcext:value-type="percentage">
            <text:p>-3.9%</text:p>
          </table:table-cell>
          <table:table-cell office:value-type="float" office:value="16.46" calcext:value-type="float">
            <text:p>16.46</text:p>
          </table:table-cell>
          <table:table-cell table:style-name="ce27" table:formula="of:=([.BU61]-[.$BU$3])/[.$BU$3]" office:value-type="percentage" office:value="-0.0752808988764045" calcext:value-type="percentage">
            <text:p>-7.5%</text:p>
          </table:table-cell>
          <table:table-cell table:number-columns-repeated="6"/>
          <table:table-cell office:value-type="float" office:value="82.18" calcext:value-type="float">
            <text:p>82.18</text:p>
          </table:table-cell>
          <table:table-cell office:value-type="float" office:value="21.12" calcext:value-type="float">
            <text:p>21.12</text:p>
          </table:table-cell>
          <table:table-cell office:value-type="float" office:value="0.11" calcext:value-type="float">
            <text:p>0.11</text:p>
          </table:table-cell>
          <table:table-cell office:value-type="float" office:value="4.09" calcext:value-type="float">
            <text:p>4.09</text:p>
          </table:table-cell>
          <table:table-cell office:value-type="float" office:value="21.59" calcext:value-type="float">
            <text:p>21.59</text:p>
          </table:table-cell>
          <table:table-cell office:value-type="float" office:value="23.49" calcext:value-type="float">
            <text:p>23.49</text:p>
          </table:table-cell>
          <table:table-cell office:value-type="float" office:value="29.6" calcext:value-type="float">
            <text:p>29.6</text:p>
          </table:table-cell>
          <table:table-cell table:formula="of:=SUM([.CD61:.CI61])" office:value-type="float" office:value="100" calcext:value-type="float">
            <text:p>100</text:p>
          </table:table-cell>
          <table:table-cell table:style-name="ce33" table:formula="of:=[.CD61]*[.CC61]/[.CJ61]" office:value-type="float" office:value="17.356416" calcext:value-type="float">
            <text:p>17.36</text:p>
          </table:table-cell>
          <table:table-cell table:style-name="ce33" table:formula="of:=[.CE61]*[.CC61]/[.CJ61]" office:value-type="float" office:value="0.090398" calcext:value-type="float">
            <text:p>0.09</text:p>
          </table:table-cell>
          <table:table-cell table:style-name="ce33" table:formula="of:=[.CF61]*[.CC61]/[.CJ61]" office:value-type="float" office:value="3.361162" calcext:value-type="float">
            <text:p>3.36</text:p>
          </table:table-cell>
          <table:table-cell table:style-name="ce33" table:formula="of:=[.CG61]*[.CC61]/[.CJ61]" office:value-type="float" office:value="17.742662" calcext:value-type="float">
            <text:p>17.74</text:p>
          </table:table-cell>
          <table:table-cell table:style-name="ce33" table:formula="of:=[.CH61]*[.CC61]/[.CJ61]" office:value-type="float" office:value="19.304082" calcext:value-type="float">
            <text:p>19.30</text:p>
          </table:table-cell>
          <table:table-cell table:style-name="ce33" table:formula="of:=[.CI61]*[.CC61]/[.CJ61]" office:value-type="float" office:value="24.32528" calcext:value-type="float">
            <text:p>24.33</text:p>
          </table:table-cell>
          <table:table-cell/>
        </table:table-row>
        <table:table-row table:style-name="ro2">
          <table:table-cell table:style-name="ce3" table:formula="of:=[.A61]+1" office:value-type="float" office:value="56" calcext:value-type="float">
            <text:p>56</text:p>
          </table:table-cell>
          <table:table-cell table:style-name="ce4" office:value-type="date" office:date-value="2019-12-28" calcext:value-type="date">
            <text:p>2019-12-28</text:p>
          </table:table-cell>
          <table:table-cell table:style-name="ce6" office:value-type="string" calcext:value-type="string">
            <text:p>ego-73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73.2 GW for 2050 acc. To SRU</text:p>
          </table:table-cell>
          <table:table-cell office:value-type="string" calcext:value-type="string">
            <text:p>None</text:p>
          </table:table-cell>
          <table:table-cell office:value-type="float" office:value="9030670871" calcext:value-type="float">
            <text:p>9030670871</text:p>
          </table:table-cell>
          <table:table-cell table:style-name="ce16" table:formula="of:=([.G62]-[.$G$3])/[.$G$3]" office:value-type="percentage" office:value="-0.0406386609386218" calcext:value-type="percentage">
            <text:p>-4.06%</text:p>
          </table:table-cell>
          <table:table-cell table:style-name="ce18" office:value-type="float" office:value="60.35" calcext:value-type="float">
            <text:p>60.35</text:p>
          </table:table-cell>
          <table:table-cell table:style-name="ce20" table:formula="of:=([.I62]-[.$I$3])/[.$I$3]" office:value-type="percentage" office:value="0.0732704961764184" calcext:value-type="percentage">
            <text:p>7.33%</text:p>
          </table:table-cell>
          <table:table-cell table:style-name="ce22" office:value-type="float" office:value="54.61" calcext:value-type="float">
            <text:p>54.61</text:p>
          </table:table-cell>
          <table:table-cell table:style-name="ce16" table:formula="of:=[.K62]/[.I62]" office:value-type="percentage" office:value="0.904888152444076" calcext:value-type="percentage">
            <text:p>90.49%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5.52" calcext:value-type="float">
            <text:p>5.52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56.74" calcext:value-type="float">
            <text:p>56.74</text:p>
          </table:table-cell>
          <table:table-cell table:style-name="ce16" table:formula="of:=([.P62]-[.$P$3])/[.$P$3]" office:value-type="percentage" office:value="0.299587723316537" calcext:value-type="percentage">
            <text:p>29.96%</text:p>
          </table:table-cell>
          <table:table-cell table:style-name="Default" office:value-type="float" office:value="51.19" calcext:value-type="float">
            <text:p>51.19</text:p>
          </table:table-cell>
          <table:table-cell table:style-name="ce16" table:formula="of:=[.R62]/[.P62]" office:value-type="percentage" office:value="0.902185407120197" calcext:value-type="percentage">
            <text:p>90.22%</text:p>
          </table:table-cell>
          <table:table-cell table:style-name="Default" office:value-type="float" office:value="5.55" calcext:value-type="float">
            <text:p>5.55</text:p>
          </table:table-cell>
          <table:table-cell table:style-name="Default" office:value-type="float" office:value="4.87" calcext:value-type="float">
            <text:p>4.87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2230" calcext:value-type="float">
            <text:p>2230</text:p>
          </table:table-cell>
          <table:table-cell office:value-type="float" office:value="104.59" calcext:value-type="float">
            <text:p>104.59</text:p>
          </table:table-cell>
          <table:table-cell office:value-type="float" office:value="16.58" calcext:value-type="float">
            <text:p>16.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4" calcext:value-type="float">
            <text:p>9.84</text:p>
          </table:table-cell>
          <table:table-cell office:value-type="float" office:value="16.66" calcext:value-type="float">
            <text:p>16.66</text:p>
          </table:table-cell>
          <table:table-cell office:value-type="float" office:value="15.16" calcext:value-type="float">
            <text:p>15.16</text:p>
          </table:table-cell>
          <table:table-cell office:value-type="float" office:value="32.63" calcext:value-type="float">
            <text:p>32.63</text:p>
          </table:table-cell>
          <table:table-cell office:value-type="float" office:value="92.43" calcext:value-type="float">
            <text:p>92.43</text:p>
          </table:table-cell>
          <table:table-cell office:value-type="float" office:value="16.64" calcext:value-type="float">
            <text:p>16.64</text:p>
          </table:table-cell>
          <table:table-cell office:value-type="float" office:value="0.1" calcext:value-type="float">
            <text:p>0.1</text:p>
          </table:table-cell>
          <table:table-cell office:value-type="float" office:value="3.63" calcext:value-type="float">
            <text:p>3.63</text:p>
          </table:table-cell>
          <table:table-cell office:value-type="float" office:value="18.62" calcext:value-type="float">
            <text:p>18.62</text:p>
          </table:table-cell>
          <table:table-cell office:value-type="float" office:value="30.31" calcext:value-type="float">
            <text:p>30.31</text:p>
          </table:table-cell>
          <table:table-cell office:value-type="float" office:value="30.7" calcext:value-type="float">
            <text:p>30.7</text:p>
          </table:table-cell>
          <table:table-cell office:value-type="float" office:value="7346" calcext:value-type="float">
            <text:p>7346</text:p>
          </table:table-cell>
          <table:table-cell table:style-name="ce27" table:formula="of:=([.AN62]-[.$AN$3])/[.$AN$3]" office:value-type="percentage" office:value="-0.0796792783763468" calcext:value-type="percentage">
            <text:p>-8.0%</text:p>
          </table:table-cell>
          <table:table-cell office:value-type="float" office:value="343890207" calcext:value-type="float">
            <text:p>343890207</text:p>
          </table:table-cell>
          <table:table-cell table:style-name="ce27" table:formula="of:=([.AP62]-[.$AP$3])/[.$AP$3]" office:value-type="percentage" office:value="-0.0775285758347021" calcext:value-type="percentage">
            <text:p>-7.8%</text:p>
          </table:table-cell>
          <table:table-cell table:style-name="ce27" table:formula="of:=[.AP62]/[.G62]" office:value-type="percentage" office:value="0.038080250283988" calcext:value-type="percentage">
            <text:p>3.8%</text:p>
          </table:table-cell>
          <table:table-cell office:value-type="float" office:value="2196" calcext:value-type="float">
            <text:p>2196</text:p>
          </table:table-cell>
          <table:table-cell table:style-name="ce30" table:formula="of:=[.AS62]/[.AN62]" office:value-type="percentage" office:value="0.29893819765859" calcext:value-type="percentage">
            <text:p>29.9%</text:p>
          </table:table-cell>
          <table:table-cell office:value-type="float" office:value="10" calcext:value-type="float">
            <text:p>10</text:p>
          </table:table-cell>
          <table:table-cell table:style-name="ce31" table:formula="of:=[.AS62]/[.AU62]" office:value-type="float" office:value="219.6" calcext:value-type="float">
            <text:p>220</text:p>
          </table:table-cell>
          <table:table-cell office:value-type="float" office:value="5151" calcext:value-type="float">
            <text:p>5151</text:p>
          </table:table-cell>
          <table:table-cell table:style-name="ce30" table:formula="of:=[.AW62]/[.AN62]" office:value-type="percentage" office:value="0.701197930846719" calcext:value-type="percentage">
            <text:p>70.1%</text:p>
          </table:table-cell>
          <table:table-cell office:value-type="float" office:value="11" calcext:value-type="float">
            <text:p>11</text:p>
          </table:table-cell>
          <table:table-cell table:style-name="ce31" table:formula="of:=[.AW62]/[.AY62]" office:value-type="float" office:value="468.272727272727" calcext:value-type="float">
            <text:p>468</text:p>
          </table:table-cell>
          <table:table-cell office:value-type="float" office:value="-32.62" calcext:value-type="float">
            <text:p>-32.62</text:p>
          </table:table-cell>
          <table:table-cell table:style-name="ce27" table:formula="of:=([.BA62]-[.$BA$3])/[.$BA$3]" office:value-type="percentage" office:value="0.0546395085677335" calcext:value-type="percentage">
            <text:p>5.5%</text:p>
          </table:table-cell>
          <table:table-cell office:value-type="float" office:value="14.93" calcext:value-type="float">
            <text:p>14.93</text:p>
          </table:table-cell>
          <table:table-cell table:style-name="ce27" table:formula="of:=([.BC62]-[.$BC$3])/[.$BC$3]" office:value-type="percentage" office:value="-0.0311486048020766" calcext:value-type="percentage">
            <text:p>-3.1%</text:p>
          </table:table-cell>
          <table:table-cell office:value-type="float" office:value="-163.51" calcext:value-type="float">
            <text:p>-163.51</text:p>
          </table:table-cell>
          <table:table-cell table:style-name="ce27" table:formula="of:=([.BE62]-[.$BE$3])/[.$BE$3]" office:value-type="percentage" office:value="-0.0239957022622814" calcext:value-type="percentage">
            <text:p>-2.4%</text:p>
          </table:table-cell>
          <table:table-cell office:value-type="float" office:value="109.14" calcext:value-type="float">
            <text:p>109.14</text:p>
          </table:table-cell>
          <table:table-cell table:style-name="ce27" table:formula="of:=([.BG62]-[.$BE$3])/[.$BE$3]" office:value-type="percentage" office:value="-1.65146540918045" calcext:value-type="percentage">
            <text:p>-165.1%</text:p>
          </table:table-cell>
          <table:table-cell table:style-name="ce32" office:value-type="percentage" office:value="0.6326" calcext:value-type="percentage">
            <text:p>63.26%</text:p>
          </table:table-cell>
          <table:table-cell table:style-name="ce32" office:value-type="percentage" office:value="0.0438" calcext:value-type="percentage">
            <text:p>4.38%</text:p>
          </table:table-cell>
          <table:table-cell office:value-type="float" office:value="30.12" calcext:value-type="float">
            <text:p>30.12</text:p>
          </table:table-cell>
          <table:table-cell table:style-name="ce27" table:formula="of:=([.BK62]-[.$BK$3])/[.$BK$3]" office:value-type="percentage" office:value="0.518145161290323" calcext:value-type="percentage">
            <text:p>51.8%</text:p>
          </table:table-cell>
          <table:table-cell office:value-type="float" office:value="40.34" calcext:value-type="float">
            <text:p>40.34</text:p>
          </table:table-cell>
          <table:table-cell table:style-name="ce27" table:formula="of:=([.BM62]-[.$BM$3])/[.$BM$3]" office:value-type="percentage" office:value="1.1065274151436" calcext:value-type="percentage">
            <text:p>110.7%</text:p>
          </table:table-cell>
          <table:table-cell office:value-type="float" office:value="54.2" calcext:value-type="float">
            <text:p>54.2</text:p>
          </table:table-cell>
          <table:table-cell table:style-name="ce27" table:formula="of:=([.BO62]-[.$BO$3])/[.$BO$3]" office:value-type="percentage" office:value="0.447263017356475" calcext:value-type="percentage">
            <text:p>44.7%</text:p>
          </table:table-cell>
          <table:table-cell office:value-type="float" office:value="56.93" calcext:value-type="float">
            <text:p>56.93</text:p>
          </table:table-cell>
          <table:table-cell table:style-name="ce27" table:formula="of:=([.BQ62]-[.$BQ$3])/[.$BQ$3]" office:value-type="percentage" office:value="0.723062953995157" calcext:value-type="percentage">
            <text:p>72.3%</text:p>
          </table:table-cell>
          <table:table-cell office:value-type="float" office:value="20.69" calcext:value-type="float">
            <text:p>20.69</text:p>
          </table:table-cell>
          <table:table-cell table:style-name="ce27" table:formula="of:=([.BS62]-[.$BS$3])/[.$BS$3]" office:value-type="percentage" office:value="0.212778429073857" calcext:value-type="percentage">
            <text:p>21.3%</text:p>
          </table:table-cell>
          <table:table-cell office:value-type="float" office:value="28.29" calcext:value-type="float">
            <text:p>28.29</text:p>
          </table:table-cell>
          <table:table-cell table:style-name="ce27" table:formula="of:=([.BU62]-[.$BU$3])/[.$BU$3]" office:value-type="percentage" office:value="0.589325842696629" calcext:value-type="percentage">
            <text:p>58.9%</text:p>
          </table:table-cell>
          <table:table-cell table:number-columns-repeated="6"/>
          <table:table-cell office:value-type="float" office:value="92.43" calcext:value-type="float">
            <text:p>92.43</text:p>
          </table:table-cell>
          <table:table-cell office:value-type="float" office:value="16.64" calcext:value-type="float">
            <text:p>16.64</text:p>
          </table:table-cell>
          <table:table-cell office:value-type="float" office:value="0.1" calcext:value-type="float">
            <text:p>0.1</text:p>
          </table:table-cell>
          <table:table-cell office:value-type="float" office:value="3.63" calcext:value-type="float">
            <text:p>3.63</text:p>
          </table:table-cell>
          <table:table-cell office:value-type="float" office:value="18.62" calcext:value-type="float">
            <text:p>18.62</text:p>
          </table:table-cell>
          <table:table-cell office:value-type="float" office:value="30.31" calcext:value-type="float">
            <text:p>30.31</text:p>
          </table:table-cell>
          <table:table-cell office:value-type="float" office:value="30.7" calcext:value-type="float">
            <text:p>30.7</text:p>
          </table:table-cell>
          <table:table-cell table:formula="of:=SUM([.CD62:.CI62])" office:value-type="float" office:value="100" calcext:value-type="float">
            <text:p>100</text:p>
          </table:table-cell>
          <table:table-cell table:style-name="ce33" table:formula="of:=[.CD62]*[.CC62]/[.CJ62]" office:value-type="float" office:value="15.380352" calcext:value-type="float">
            <text:p>15.38</text:p>
          </table:table-cell>
          <table:table-cell table:style-name="ce33" table:formula="of:=[.CE62]*[.CC62]/[.CJ62]" office:value-type="float" office:value="0.09243" calcext:value-type="float">
            <text:p>0.09</text:p>
          </table:table-cell>
          <table:table-cell table:style-name="ce33" table:formula="of:=[.CF62]*[.CC62]/[.CJ62]" office:value-type="float" office:value="3.355209" calcext:value-type="float">
            <text:p>3.36</text:p>
          </table:table-cell>
          <table:table-cell table:style-name="ce33" table:formula="of:=[.CG62]*[.CC62]/[.CJ62]" office:value-type="float" office:value="17.210466" calcext:value-type="float">
            <text:p>17.21</text:p>
          </table:table-cell>
          <table:table-cell table:style-name="ce33" table:formula="of:=[.CH62]*[.CC62]/[.CJ62]" office:value-type="float" office:value="28.015533" calcext:value-type="float">
            <text:p>28.02</text:p>
          </table:table-cell>
          <table:table-cell table:style-name="ce33" table:formula="of:=[.CI62]*[.CC62]/[.CJ62]" office:value-type="float" office:value="28.37601" calcext:value-type="float">
            <text:p>28.38</text:p>
          </table:table-cell>
          <table:table-cell/>
        </table:table-row>
        <table:table-row table:style-name="ro2">
          <table:table-cell table:style-name="ce3" table:formula="of:=[.A62]+1" office:value-type="float" office:value="57" calcext:value-type="float">
            <text:p>57</text:p>
          </table:table-cell>
          <table:table-cell table:style-name="ce4" office:value-type="date" office:date-value="2019-12-27" calcext:value-type="date">
            <text:p>2019-12-27</text:p>
          </table:table-cell>
          <table:table-cell table:style-name="ce6" office:value-type="string" calcext:value-type="string">
            <text:p>ego-73-less-onshore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73.2 GW for 2050 acc. To SRU</text:p>
          </table:table-cell>
          <table:table-cell office:value-type="string" calcext:value-type="string">
            <text:p>reduce onshore cap. By 26 GW</text:p>
          </table:table-cell>
          <table:table-cell office:value-type="float" office:value="9648433084" calcext:value-type="float">
            <text:p>9648433084</text:p>
          </table:table-cell>
          <table:table-cell table:style-name="ce16" table:formula="of:=([.G63]-[.$G$3])/[.$G$3]" office:value-type="percentage" office:value="0.0249884881792126" calcext:value-type="percentage">
            <text:p>2.50%</text:p>
          </table:table-cell>
          <table:table-cell table:style-name="ce18" office:value-type="float" office:value="59.48" calcext:value-type="float">
            <text:p>59.48</text:p>
          </table:table-cell>
          <table:table-cell table:style-name="ce20" table:formula="of:=([.I63]-[.$I$3])/[.$I$3]" office:value-type="percentage" office:value="0.0577983282945047" calcext:value-type="percentage">
            <text:p>5.78%</text:p>
          </table:table-cell>
          <table:table-cell table:style-name="ce22" office:value-type="float" office:value="53.35" calcext:value-type="float">
            <text:p>53.35</text:p>
          </table:table-cell>
          <table:table-cell table:style-name="ce16" table:formula="of:=[.K63]/[.I63]" office:value-type="percentage" office:value="0.89694014794889" calcext:value-type="percentage">
            <text:p>89.69%</text:p>
          </table:table-cell>
          <table:table-cell table:style-name="Default" office:value-type="float" office:value="6.13" calcext:value-type="float">
            <text:p>6.13</text:p>
          </table:table-cell>
          <table:table-cell table:style-name="Default" office:value-type="float" office:value="5.91" calcext:value-type="float">
            <text:p>5.91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53.19" calcext:value-type="float">
            <text:p>53.19</text:p>
          </table:table-cell>
          <table:table-cell table:style-name="ce16" table:formula="of:=([.P63]-[.$P$3])/[.$P$3]" office:value-type="percentage" office:value="0.218277599633532" calcext:value-type="percentage">
            <text:p>21.83%</text:p>
          </table:table-cell>
          <table:table-cell table:style-name="Default" office:value-type="float" office:value="47.25" calcext:value-type="float">
            <text:p>47.25</text:p>
          </table:table-cell>
          <table:table-cell table:style-name="ce16" table:formula="of:=[.R63]/[.P63]" office:value-type="percentage" office:value="0.888324873096447" calcext:value-type="percentage">
            <text:p>88.83%</text:p>
          </table:table-cell>
          <table:table-cell table:style-name="Default" office:value-type="float" office:value="5.94" calcext:value-type="float">
            <text:p>5.94</text:p>
          </table:table-cell>
          <table:table-cell table:style-name="Default" office:value-type="float" office:value="5.26" calcext:value-type="float">
            <text:p>5.26</text:p>
          </table:table-cell>
          <table:table-cell table:style-name="Default" office:value-type="float" office:value="0.68" calcext:value-type="float">
            <text:p>0.68</text:p>
          </table:table-cell>
          <table:table-cell office:value-type="float" office:value="1035" calcext:value-type="float">
            <text:p>1035</text:p>
          </table:table-cell>
          <table:table-cell office:value-type="float" office:value="104.43" calcext:value-type="float">
            <text:p>104.43</text:p>
          </table:table-cell>
          <table:table-cell office:value-type="float" office:value="17.79" calcext:value-type="float">
            <text:p>17.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5" calcext:value-type="float">
            <text:p>9.15</text:p>
          </table:table-cell>
          <table:table-cell office:value-type="float" office:value="9.89" calcext:value-type="float">
            <text:p>9.89</text:p>
          </table:table-cell>
          <table:table-cell office:value-type="float" office:value="16.78" calcext:value-type="float">
            <text:p>16.78</text:p>
          </table:table-cell>
          <table:table-cell office:value-type="float" office:value="15.59" calcext:value-type="float">
            <text:p>15.59</text:p>
          </table:table-cell>
          <table:table-cell office:value-type="float" office:value="30.8" calcext:value-type="float">
            <text:p>30.8</text:p>
          </table:table-cell>
          <table:table-cell office:value-type="float" office:value="88.57" calcext:value-type="float">
            <text:p>88.57</text:p>
          </table:table-cell>
          <table:table-cell office:value-type="float" office:value="18.75" calcext:value-type="float">
            <text:p>18.7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19.73" calcext:value-type="float">
            <text:p>19.73</text:p>
          </table:table-cell>
          <table:table-cell office:value-type="float" office:value="32.8" calcext:value-type="float">
            <text:p>32.8</text:p>
          </table:table-cell>
          <table:table-cell office:value-type="float" office:value="24.82" calcext:value-type="float">
            <text:p>24.82</text:p>
          </table:table-cell>
          <table:table-cell office:value-type="float" office:value="7313" calcext:value-type="float">
            <text:p>7313</text:p>
          </table:table-cell>
          <table:table-cell table:style-name="ce27" table:formula="of:=([.AN63]-[.$AN$3])/[.$AN$3]" office:value-type="percentage" office:value="-0.0838135805562516" calcext:value-type="percentage">
            <text:p>-8.4%</text:p>
          </table:table-cell>
          <table:table-cell office:value-type="float" office:value="342725180" calcext:value-type="float">
            <text:p>342725180</text:p>
          </table:table-cell>
          <table:table-cell table:style-name="ce27" table:formula="of:=([.AP63]-[.$AP$3])/[.$AP$3]" office:value-type="percentage" office:value="-0.0806537131430787" calcext:value-type="percentage">
            <text:p>-8.1%</text:p>
          </table:table-cell>
          <table:table-cell table:style-name="ce27" table:formula="of:=[.AP63]/[.G63]" office:value-type="percentage" office:value="0.0355213304602113" calcext:value-type="percentage">
            <text:p>3.6%</text:p>
          </table:table-cell>
          <table:table-cell office:value-type="float" office:value="2071" calcext:value-type="float">
            <text:p>2071</text:p>
          </table:table-cell>
          <table:table-cell table:style-name="ce30" table:formula="of:=[.AS63]/[.AN63]" office:value-type="percentage" office:value="0.283194311500068" calcext:value-type="percentage">
            <text:p>28.3%</text:p>
          </table:table-cell>
          <table:table-cell office:value-type="float" office:value="9" calcext:value-type="float">
            <text:p>9</text:p>
          </table:table-cell>
          <table:table-cell table:style-name="ce31" table:formula="of:=[.AS63]/[.AU63]" office:value-type="float" office:value="230.111111111111" calcext:value-type="float">
            <text:p>230</text:p>
          </table:table-cell>
          <table:table-cell office:value-type="float" office:value="5242" calcext:value-type="float">
            <text:p>5242</text:p>
          </table:table-cell>
          <table:table-cell table:style-name="ce30" table:formula="of:=[.AW63]/[.AN63]" office:value-type="percentage" office:value="0.716805688499932" calcext:value-type="percentage">
            <text:p>71.7%</text:p>
          </table:table-cell>
          <table:table-cell office:value-type="float" office:value="8" calcext:value-type="float">
            <text:p>8</text:p>
          </table:table-cell>
          <table:table-cell table:style-name="ce31" table:formula="of:=[.AW63]/[.AY63]" office:value-type="float" office:value="655.25" calcext:value-type="float">
            <text:p>655</text:p>
          </table:table-cell>
          <table:table-cell office:value-type="float" office:value="-32.38" calcext:value-type="float">
            <text:p>-32.38</text:p>
          </table:table-cell>
          <table:table-cell table:style-name="ce27" table:formula="of:=([.BA63]-[.$BA$3])/[.$BA$3]" office:value-type="percentage" office:value="0.0468800517297123" calcext:value-type="percentage">
            <text:p>4.7%</text:p>
          </table:table-cell>
          <table:table-cell office:value-type="float" office:value="14.67" calcext:value-type="float">
            <text:p>14.67</text:p>
          </table:table-cell>
          <table:table-cell table:style-name="ce27" table:formula="of:=([.BC63]-[.$BC$3])/[.$BC$3]" office:value-type="percentage" office:value="-0.0480207657365347" calcext:value-type="percentage">
            <text:p>-4.8%</text:p>
          </table:table-cell>
          <table:table-cell office:value-type="float" office:value="-156.62" calcext:value-type="float">
            <text:p>-156.62</text:p>
          </table:table-cell>
          <table:table-cell table:style-name="ce27" table:formula="of:=([.BE63]-[.$BE$3])/[.$BE$3]" office:value-type="percentage" office:value="-0.0651226645973855" calcext:value-type="percentage">
            <text:p>-6.5%</text:p>
          </table:table-cell>
          <table:table-cell office:value-type="float" office:value="104.77" calcext:value-type="float">
            <text:p>104.77</text:p>
          </table:table-cell>
          <table:table-cell table:style-name="ce27" table:formula="of:=([.BG63]-[.$BE$3])/[.$BE$3]" office:value-type="percentage" office:value="-1.6253805288605" calcext:value-type="percentage">
            <text:p>-162.5%</text:p>
          </table:table-cell>
          <table:table-cell table:style-name="ce32" office:value-type="percentage" office:value="0.632" calcext:value-type="percentage">
            <text:p>63.20%</text:p>
          </table:table-cell>
          <table:table-cell table:style-name="ce32" office:value-type="percentage" office:value="0.0423" calcext:value-type="percentage">
            <text:p>4.23%</text:p>
          </table:table-cell>
          <table:table-cell office:value-type="float" office:value="29.14" calcext:value-type="float">
            <text:p>29.14</text:p>
          </table:table-cell>
          <table:table-cell table:style-name="ce27" table:formula="of:=([.BK63]-[.$BK$3])/[.$BK$3]" office:value-type="percentage" office:value="0.46875" calcext:value-type="percentage">
            <text:p>46.9%</text:p>
          </table:table-cell>
          <table:table-cell office:value-type="float" office:value="39.33" calcext:value-type="float">
            <text:p>39.33</text:p>
          </table:table-cell>
          <table:table-cell table:style-name="ce27" table:formula="of:=([.BM63]-[.$BM$3])/[.$BM$3]" office:value-type="percentage" office:value="1.05378590078329" calcext:value-type="percentage">
            <text:p>105.4%</text:p>
          </table:table-cell>
          <table:table-cell office:value-type="float" office:value="52.97" calcext:value-type="float">
            <text:p>52.97</text:p>
          </table:table-cell>
          <table:table-cell table:style-name="ce27" table:formula="of:=([.BO63]-[.$BO$3])/[.$BO$3]" office:value-type="percentage" office:value="0.414419225634179" calcext:value-type="percentage">
            <text:p>41.4%</text:p>
          </table:table-cell>
          <table:table-cell office:value-type="float" office:value="55.34" calcext:value-type="float">
            <text:p>55.34</text:p>
          </table:table-cell>
          <table:table-cell table:style-name="ce27" table:formula="of:=([.BQ63]-[.$BQ$3])/[.$BQ$3]" office:value-type="percentage" office:value="0.674939467312349" calcext:value-type="percentage">
            <text:p>67.5%</text:p>
          </table:table-cell>
          <table:table-cell office:value-type="float" office:value="18.91" calcext:value-type="float">
            <text:p>18.91</text:p>
          </table:table-cell>
          <table:table-cell table:style-name="ce27" table:formula="of:=([.BS63]-[.$BS$3])/[.$BS$3]" office:value-type="percentage" office:value="0.108440797186401" calcext:value-type="percentage">
            <text:p>10.8%</text:p>
          </table:table-cell>
          <table:table-cell office:value-type="float" office:value="24.49" calcext:value-type="float">
            <text:p>24.49</text:p>
          </table:table-cell>
          <table:table-cell table:style-name="ce27" table:formula="of:=([.BU63]-[.$BU$3])/[.$BU$3]" office:value-type="percentage" office:value="0.375842696629213" calcext:value-type="percentage">
            <text:p>37.6%</text:p>
          </table:table-cell>
          <table:table-cell table:number-columns-repeated="6"/>
          <table:table-cell office:value-type="float" office:value="88.57" calcext:value-type="float">
            <text:p>88.57</text:p>
          </table:table-cell>
          <table:table-cell office:value-type="float" office:value="18.75" calcext:value-type="float">
            <text:p>18.75</text:p>
          </table:table-cell>
          <table:table-cell office:value-type="float" office:value="0.1" calcext:value-type="float">
            <text:p>0.1</text:p>
          </table:table-cell>
          <table:table-cell office:value-type="float" office:value="3.8" calcext:value-type="float">
            <text:p>3.8</text:p>
          </table:table-cell>
          <table:table-cell office:value-type="float" office:value="19.73" calcext:value-type="float">
            <text:p>19.73</text:p>
          </table:table-cell>
          <table:table-cell office:value-type="float" office:value="32.8" calcext:value-type="float">
            <text:p>32.8</text:p>
          </table:table-cell>
          <table:table-cell office:value-type="float" office:value="24.82" calcext:value-type="float">
            <text:p>24.82</text:p>
          </table:table-cell>
          <table:table-cell table:formula="of:=SUM([.CD63:.CI63])" office:value-type="float" office:value="100" calcext:value-type="float">
            <text:p>100</text:p>
          </table:table-cell>
          <table:table-cell table:style-name="ce33" table:formula="of:=[.CD63]*[.CC63]/[.CJ63]" office:value-type="float" office:value="16.606875" calcext:value-type="float">
            <text:p>16.61</text:p>
          </table:table-cell>
          <table:table-cell table:style-name="ce33" table:formula="of:=[.CE63]*[.CC63]/[.CJ63]" office:value-type="float" office:value="0.08857" calcext:value-type="float">
            <text:p>0.09</text:p>
          </table:table-cell>
          <table:table-cell table:style-name="ce33" table:formula="of:=[.CF63]*[.CC63]/[.CJ63]" office:value-type="float" office:value="3.36566" calcext:value-type="float">
            <text:p>3.37</text:p>
          </table:table-cell>
          <table:table-cell table:style-name="ce33" table:formula="of:=[.CG63]*[.CC63]/[.CJ63]" office:value-type="float" office:value="17.474861" calcext:value-type="float">
            <text:p>17.47</text:p>
          </table:table-cell>
          <table:table-cell table:style-name="ce33" table:formula="of:=[.CH63]*[.CC63]/[.CJ63]" office:value-type="float" office:value="29.05096" calcext:value-type="float">
            <text:p>29.05</text:p>
          </table:table-cell>
          <table:table-cell table:style-name="ce33" table:formula="of:=[.CI63]*[.CC63]/[.CJ63]" office:value-type="float" office:value="21.983074" calcext:value-type="float">
            <text:p>21.98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Results Generation / Demand</text:p>
          </table:table-cell>
          <table:covered-table-cell table:style-name="ce2" office:value-type="string" calcext:value-type="string">
            <text:p>RQ 2b</text:p>
          </table:covered-table-cell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1"/>
          <table:table-cell table:style-name="ce14" table:number-columns-repeated="13"/>
          <table:table-cell table:style-name="ce23" table:number-columns-repeated="17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number-columns-repeated="6"/>
          <table:table-cell table:style-name="ce23" table:number-columns-repeated="7"/>
          <table:table-cell table:formula="of:=SUM([.CD64:.CI64])" office:value-type="float" office:value="0" calcext:value-type="float">
            <text:p>0</text:p>
          </table:table-cell>
          <table:table-cell table:style-name="ce33" table:formula="of:=[.CD64]*[.CC64]/[.CJ64]" office:value-type="string" office:string-value="" calcext:value-type="error">
            <text:p>#DIV/0!</text:p>
          </table:table-cell>
          <table:table-cell table:style-name="ce33" table:formula="of:=[.CE64]*[.CC64]/[.CJ64]" office:value-type="string" office:string-value="" calcext:value-type="error">
            <text:p>#DIV/0!</text:p>
          </table:table-cell>
          <table:table-cell table:style-name="ce33" table:formula="of:=[.CF64]*[.CC64]/[.CJ64]" office:value-type="string" office:string-value="" calcext:value-type="error">
            <text:p>#DIV/0!</text:p>
          </table:table-cell>
          <table:table-cell table:style-name="ce33" table:formula="of:=[.CG64]*[.CC64]/[.CJ64]" office:value-type="string" office:string-value="" calcext:value-type="error">
            <text:p>#DIV/0!</text:p>
          </table:table-cell>
          <table:table-cell table:style-name="ce33" table:formula="of:=[.CH64]*[.CC64]/[.CJ64]" office:value-type="string" office:string-value="" calcext:value-type="error">
            <text:p>#DIV/0!</text:p>
          </table:table-cell>
          <table:table-cell table:style-name="ce33" table:formula="of:=[.CI64]*[.CC64]/[.CJ64]" office:value-type="string" office:string-value="" calcext:value-type="error">
            <text:p>#DIV/0!</text:p>
          </table:table-cell>
          <table:table-cell/>
        </table:table-row>
        <table:table-row table:style-name="ro2">
          <table:table-cell table:style-name="ce3" table:formula="of:=[.A63]+1" office:value-type="float" office:value="58" calcext:value-type="float">
            <text:p>58</text:p>
          </table:table-cell>
          <table:table-cell table:style-name="ce4" office:value-type="date" office:date-value="2019-12-25" calcext:value-type="date">
            <text:p>2019-12-25</text:p>
          </table:table-cell>
          <table:table-cell table:style-name="ce4" office:value-type="string" calcext:value-type="string">
            <text:p>ego-nlnop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No PHS storage in NL</text:p>
          </table:table-cell>
          <table:table-cell office:value-type="string" calcext:value-type="string">
            <text:p>None</text:p>
          </table:table-cell>
          <table:table-cell office:value-type="float" office:value="9843724813" calcext:value-type="float">
            <text:p>9843724813</text:p>
          </table:table-cell>
          <table:table-cell table:style-name="ce16" table:formula="of:=([.G65]-[.$G$3])/[.$G$3]" office:value-type="percentage" office:value="0.0457350459175421" calcext:value-type="percentage">
            <text:p>4.57%</text:p>
          </table:table-cell>
          <table:table-cell office:value-type="float" office:value="56.45" calcext:value-type="float">
            <text:p>56.45</text:p>
          </table:table-cell>
          <table:table-cell table:style-name="ce16" table:formula="of:=([.I65]-[.$I$3])/[.$I$3]" office:value-type="percentage" office:value="0.00391250222301273" calcext:value-type="percentage">
            <text:p>0.39%</text:p>
          </table:table-cell>
          <table:table-cell table:style-name="Default" office:value-type="float" office:value="50.2" calcext:value-type="float">
            <text:p>50.2</text:p>
          </table:table-cell>
          <table:table-cell table:style-name="ce16" table:formula="of:=[.K65]/[.I65]" office:value-type="percentage" office:value="0.889282550930027" calcext:value-type="percentage">
            <text:p>88.93%</text:p>
          </table:table-cell>
          <table:table-cell table:style-name="Default" office:value-type="float" office:value="6.25" calcext:value-type="float">
            <text:p>6.25</text:p>
          </table:table-cell>
          <table:table-cell table:style-name="Default" office:value-type="float" office:value="5.87" calcext:value-type="float">
            <text:p>5.87</text:p>
          </table:table-cell>
          <table:table-cell table:style-name="Default" office:value-type="float" office:value="0.38" calcext:value-type="float">
            <text:p>0.38</text:p>
          </table:table-cell>
          <table:table-cell table:style-name="Default" office:value-type="float" office:value="43.87" calcext:value-type="float">
            <text:p>43.87</text:p>
          </table:table-cell>
          <table:table-cell table:style-name="ce16" table:formula="of:=([.P65]-[.$P$3])/[.$P$3]" office:value-type="percentage" office:value="0.00480989464040313" calcext:value-type="percentage">
            <text:p>0.48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65]/[.P65]" office:value-type="percentage" office:value="0.857533622065193" calcext:value-type="percentage">
            <text:p>85.75%</text:p>
          </table:table-cell>
          <table:table-cell table:style-name="Default" office:value-type="float" office:value="6.25" calcext:value-type="float">
            <text:p>6.25</text:p>
          </table:table-cell>
          <table:table-cell table:style-name="Default" office:value-type="float" office:value="5.07" calcext:value-type="float">
            <text:p>5.07</text:p>
          </table:table-cell>
          <table:table-cell table:style-name="Default" office:value-type="float" office:value="1.18" calcext:value-type="float">
            <text:p>1.18</text:p>
          </table:table-cell>
          <table:table-cell office:value-type="float" office:value="1815" calcext:value-type="float">
            <text:p>1815</text:p>
          </table:table-cell>
          <table:table-cell office:value-type="float" office:value="104.8" calcext:value-type="float">
            <text:p>104.8</text:p>
          </table:table-cell>
          <table:table-cell office:value-type="float" office:value="17.61" calcext:value-type="float">
            <text:p>17.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2" calcext:value-type="float">
            <text:p>9.12</text:p>
          </table:table-cell>
          <table:table-cell office:value-type="float" office:value="9.84" calcext:value-type="float">
            <text:p>9.84</text:p>
          </table:table-cell>
          <table:table-cell office:value-type="float" office:value="16.75" calcext:value-type="float">
            <text:p>16.75</text:p>
          </table:table-cell>
          <table:table-cell office:value-type="float" office:value="12.87" calcext:value-type="float">
            <text:p>12.87</text:p>
          </table:table-cell>
          <table:table-cell office:value-type="float" office:value="33.81" calcext:value-type="float">
            <text:p>33.81</text:p>
          </table:table-cell>
          <table:table-cell office:value-type="float" office:value="86.02" calcext:value-type="float">
            <text:p>86.02</text:p>
          </table:table-cell>
          <table:table-cell office:value-type="float" office:value="18.61" calcext:value-type="float">
            <text:p>18.61</text:p>
          </table:table-cell>
          <table:table-cell office:value-type="float" office:value="0.11" calcext:value-type="float">
            <text:p>0.11</text:p>
          </table:table-cell>
          <table:table-cell office:value-type="float" office:value="3.87" calcext:value-type="float">
            <text:p>3.87</text:p>
          </table:table-cell>
          <table:table-cell office:value-type="float" office:value="20.54" calcext:value-type="float">
            <text:p>20.54</text:p>
          </table:table-cell>
          <table:table-cell office:value-type="float" office:value="19.83" calcext:value-type="float">
            <text:p>19.83</text:p>
          </table:table-cell>
          <table:table-cell office:value-type="float" office:value="37.04" calcext:value-type="float">
            <text:p>37.04</text:p>
          </table:table-cell>
          <table:table-cell office:value-type="float" office:value="12944" calcext:value-type="float">
            <text:p>12944</text:p>
          </table:table-cell>
          <table:table-cell table:style-name="ce27" table:formula="of:=([.AN65]-[.$AN$3])/[.$AN$3]" office:value-type="percentage" office:value="0.621648709596592" calcext:value-type="percentage">
            <text:p>62.2%</text:p>
          </table:table-cell>
          <table:table-cell office:value-type="float" office:value="595286382" calcext:value-type="float">
            <text:p>595286382</text:p>
          </table:table-cell>
          <table:table-cell table:style-name="ce27" table:formula="of:=([.AP65]-[.$AP$3])/[.$AP$3]" office:value-type="percentage" office:value="0.596831388076566" calcext:value-type="percentage">
            <text:p>59.7%</text:p>
          </table:table-cell>
          <table:table-cell table:style-name="ce27" table:formula="of:=[.AP65]/[.G65]" office:value-type="percentage" office:value="0.0604736919518354" calcext:value-type="percentage">
            <text:p>6.0%</text:p>
          </table:table-cell>
          <table:table-cell office:value-type="float" office:value="7163" calcext:value-type="float">
            <text:p>7163</text:p>
          </table:table-cell>
          <table:table-cell table:style-name="ce30" table:formula="of:=[.AS65]/[.AN65]" office:value-type="percentage" office:value="0.553383807169345" calcext:value-type="percentage">
            <text:p>55.3%</text:p>
          </table:table-cell>
          <table:table-cell office:value-type="float" office:value="15" calcext:value-type="float">
            <text:p>15</text:p>
          </table:table-cell>
          <table:table-cell table:style-name="ce31" table:formula="of:=[.AS65]/[.AU65]" office:value-type="float" office:value="477.533333333333" calcext:value-type="float">
            <text:p>478</text:p>
          </table:table-cell>
          <table:table-cell office:value-type="float" office:value="5780" calcext:value-type="float">
            <text:p>5780</text:p>
          </table:table-cell>
          <table:table-cell table:style-name="ce30" table:formula="of:=[.AW65]/[.AN65]" office:value-type="percentage" office:value="0.446538936959209" calcext:value-type="percentage">
            <text:p>44.7%</text:p>
          </table:table-cell>
          <table:table-cell office:value-type="float" office:value="10" calcext:value-type="float">
            <text:p>10</text:p>
          </table:table-cell>
          <table:table-cell table:style-name="ce31" table:formula="of:=[.AW65]/[.AY65]" office:value-type="float" office:value="578" calcext:value-type="float">
            <text:p>578</text:p>
          </table:table-cell>
          <table:table-cell office:value-type="float" office:value="-37.95" calcext:value-type="float">
            <text:p>-37.95</text:p>
          </table:table-cell>
          <table:table-cell table:style-name="ce27" table:formula="of:=([.BA65]-[.$BA$3])/[.$BA$3]" office:value-type="percentage" office:value="0.226964112512124" calcext:value-type="percentage">
            <text:p>22.7%</text:p>
          </table:table-cell>
          <table:table-cell office:value-type="float" office:value="16.33" calcext:value-type="float">
            <text:p>16.33</text:p>
          </table:table-cell>
          <table:table-cell table:style-name="ce27" table:formula="of:=([.BC65]-[.$BC$3])/[.$BC$3]" office:value-type="percentage" office:value="0.0597014925373133" calcext:value-type="percentage">
            <text:p>6.0%</text:p>
          </table:table-cell>
          <table:table-cell office:value-type="float" office:value="-161.9" calcext:value-type="float">
            <text:p>-161.9</text:p>
          </table:table-cell>
          <table:table-cell table:style-name="ce27" table:formula="of:=([.BE65]-[.$BE$3])/[.$BE$3]" office:value-type="percentage" office:value="-0.0336059213275234" calcext:value-type="percentage">
            <text:p>-3.4%</text:p>
          </table:table-cell>
          <table:table-cell office:value-type="float" office:value="108.16" calcext:value-type="float">
            <text:p>108.16</text:p>
          </table:table-cell>
          <table:table-cell table:style-name="ce27" table:formula="of:=([.BG65]-[.$BG$3])/[.$BG$3]" office:value-type="percentage" office:value="-0.0235623363726641" calcext:value-type="percentage">
            <text:p>-2.4%</text:p>
          </table:table-cell>
          <table:table-cell table:style-name="ce32" office:value-type="percentage" office:value="0.6229" calcext:value-type="percentage">
            <text:p>62.29%</text:p>
          </table:table-cell>
          <table:table-cell table:style-name="ce32" office:value-type="percentage" office:value="0.0457" calcext:value-type="percentage">
            <text:p>4.57%</text:p>
          </table:table-cell>
          <table:table-cell office:value-type="float" office:value="20.06" calcext:value-type="float">
            <text:p>20.06</text:p>
          </table:table-cell>
          <table:table-cell table:style-name="ce27" table:formula="of:=([.BK65]-[.$BK$3])/[.$BK$3]" office:value-type="percentage" office:value="0.0110887096774193" calcext:value-type="percentage">
            <text:p>1.1%</text:p>
          </table:table-cell>
          <table:table-cell office:value-type="float" office:value="18.74" calcext:value-type="float">
            <text:p>18.74</text:p>
          </table:table-cell>
          <table:table-cell table:style-name="ce27" table:formula="of:=([.BM65]-[.$BM$3])/[.$BM$3]" office:value-type="percentage" office:value="-0.0214099216710183" calcext:value-type="percentage">
            <text:p>-2.1%</text:p>
          </table:table-cell>
          <table:table-cell office:value-type="float" office:value="36.72" calcext:value-type="float">
            <text:p>36.72</text:p>
          </table:table-cell>
          <table:table-cell table:style-name="ce27" table:formula="of:=([.BO65]-[.$BO$3])/[.$BO$3]" office:value-type="percentage" office:value="-0.0194926568758346" calcext:value-type="percentage">
            <text:p>-1.9%</text:p>
          </table:table-cell>
          <table:table-cell office:value-type="float" office:value="27.83" calcext:value-type="float">
            <text:p>27.83</text:p>
          </table:table-cell>
          <table:table-cell table:style-name="ce27" table:formula="of:=([.BQ65]-[.$BQ$3])/[.$BQ$3]" office:value-type="percentage" office:value="-0.157687651331719" calcext:value-type="percentage">
            <text:p>-15.8%</text:p>
          </table:table-cell>
          <table:table-cell office:value-type="float" office:value="17.66" calcext:value-type="float">
            <text:p>17.66</text:p>
          </table:table-cell>
          <table:table-cell table:style-name="ce27" table:formula="of:=([.BS65]-[.$BS$3])/[.$BS$3]" office:value-type="percentage" office:value="0.0351699882766707" calcext:value-type="percentage">
            <text:p>3.5%</text:p>
          </table:table-cell>
          <table:table-cell office:value-type="float" office:value="19.48" calcext:value-type="float">
            <text:p>19.48</text:p>
          </table:table-cell>
          <table:table-cell table:style-name="ce27" table:formula="of:=([.BU65]-[.$BU$3])/[.$BU$3]" office:value-type="percentage" office:value="0.0943820224719101" calcext:value-type="percentage">
            <text:p>9.4%</text:p>
          </table:table-cell>
          <table:table-cell table:number-columns-repeated="6"/>
          <table:table-cell office:value-type="float" office:value="86.02" calcext:value-type="float">
            <text:p>86.02</text:p>
          </table:table-cell>
          <table:table-cell office:value-type="float" office:value="18.61" calcext:value-type="float">
            <text:p>18.61</text:p>
          </table:table-cell>
          <table:table-cell office:value-type="float" office:value="0.11" calcext:value-type="float">
            <text:p>0.11</text:p>
          </table:table-cell>
          <table:table-cell office:value-type="float" office:value="3.87" calcext:value-type="float">
            <text:p>3.87</text:p>
          </table:table-cell>
          <table:table-cell office:value-type="float" office:value="20.54" calcext:value-type="float">
            <text:p>20.54</text:p>
          </table:table-cell>
          <table:table-cell office:value-type="float" office:value="19.83" calcext:value-type="float">
            <text:p>19.83</text:p>
          </table:table-cell>
          <table:table-cell office:value-type="float" office:value="37.04" calcext:value-type="float">
            <text:p>37.04</text:p>
          </table:table-cell>
          <table:table-cell table:formula="of:=SUM([.CD65:.CI65])" office:value-type="float" office:value="100" calcext:value-type="float">
            <text:p>100</text:p>
          </table:table-cell>
          <table:table-cell table:style-name="ce33" table:formula="of:=[.CD65]*[.CC65]/[.CJ65]" office:value-type="float" office:value="16.008322" calcext:value-type="float">
            <text:p>16.01</text:p>
          </table:table-cell>
          <table:table-cell table:style-name="ce33" table:formula="of:=[.CE65]*[.CC65]/[.CJ65]" office:value-type="float" office:value="0.094622" calcext:value-type="float">
            <text:p>0.09</text:p>
          </table:table-cell>
          <table:table-cell table:style-name="ce33" table:formula="of:=[.CF65]*[.CC65]/[.CJ65]" office:value-type="float" office:value="3.328974" calcext:value-type="float">
            <text:p>3.33</text:p>
          </table:table-cell>
          <table:table-cell table:style-name="ce33" table:formula="of:=[.CG65]*[.CC65]/[.CJ65]" office:value-type="float" office:value="17.668508" calcext:value-type="float">
            <text:p>17.67</text:p>
          </table:table-cell>
          <table:table-cell table:style-name="ce33" table:formula="of:=[.CH65]*[.CC65]/[.CJ65]" office:value-type="float" office:value="17.057766" calcext:value-type="float">
            <text:p>17.06</text:p>
          </table:table-cell>
          <table:table-cell table:style-name="ce33" table:formula="of:=[.CI65]*[.CC65]/[.CJ65]" office:value-type="float" office:value="31.861808" calcext:value-type="float">
            <text:p>31.86</text:p>
          </table:table-cell>
          <table:table-cell/>
        </table:table-row>
        <table:table-row table:style-name="ro3">
          <table:table-cell table:style-name="ce3" table:formula="of:=[.A65]+1" office:value-type="float" office:value="59" calcext:value-type="float">
            <text:p>59</text:p>
          </table:table-cell>
          <table:table-cell table:style-name="ce4" office:value-type="date" office:date-value="2019-12-27" calcext:value-type="date">
            <text:p>2019-12-27</text:p>
          </table:table-cell>
          <table:table-cell table:style-name="ce6" office:value-type="string" calcext:value-type="string">
            <text:p>ego-frpl-off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NEP off numbers for PL and FR</text:p>
          </table:table-cell>
          <table:table-cell office:value-type="string" calcext:value-type="string">
            <text:p>None</text:p>
          </table:table-cell>
          <table:table-cell office:value-type="float" office:value="8009498411" calcext:value-type="float">
            <text:p>8009498411</text:p>
          </table:table-cell>
          <table:table-cell table:style-name="ce16" table:formula="of:=([.G66]-[.$G$3])/[.$G$3]" office:value-type="percentage" office:value="-0.149121562445331" calcext:value-type="percentage">
            <text:p>-14.91%</text:p>
          </table:table-cell>
          <table:table-cell table:style-name="ce18" office:value-type="float" office:value="56.73" calcext:value-type="float">
            <text:p>56.73</text:p>
          </table:table-cell>
          <table:table-cell table:style-name="ce20" table:formula="of:=([.I66]-[.$I$3])/[.$I$3]" office:value-type="percentage" office:value="0.00889205050684688" calcext:value-type="percentage">
            <text:p>0.89%</text:p>
          </table:table-cell>
          <table:table-cell table:style-name="ce22" office:value-type="float" office:value="51.64" calcext:value-type="float">
            <text:p>51.64</text:p>
          </table:table-cell>
          <table:table-cell table:style-name="ce16" table:formula="of:=[.K66]/[.I66]" office:value-type="percentage" office:value="0.910276749515248" calcext:value-type="percentage">
            <text:p>91.03%</text:p>
          </table:table-cell>
          <table:table-cell table:style-name="Default" office:value-type="float" office:value="5.09" calcext:value-type="float">
            <text:p>5.09</text:p>
          </table:table-cell>
          <table:table-cell table:style-name="Default" office:value-type="float" office:value="4.74" calcext:value-type="float">
            <text:p>4.74</text:p>
          </table:table-cell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43.04" calcext:value-type="float">
            <text:p>43.04</text:p>
          </table:table-cell>
          <table:table-cell table:style-name="ce16" table:formula="of:=([.P66]-[.$P$3])/[.$P$3]" office:value-type="percentage" office:value="-0.0142006413192853" calcext:value-type="percentage">
            <text:p>-1.42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66]/[.P66]" office:value-type="percentage" office:value="0.87407063197026" calcext:value-type="percentage">
            <text:p>87.41%</text:p>
          </table:table-cell>
          <table:table-cell table:style-name="Default" office:value-type="float" office:value="5.42" calcext:value-type="float">
            <text:p>5.42</text:p>
          </table:table-cell>
          <table:table-cell table:style-name="Default" office:value-type="float" office:value="4.35" calcext:value-type="float">
            <text:p>4.35</text:p>
          </table:table-cell>
          <table:table-cell table:style-name="Default" office:value-type="float" office:value="1.08" calcext:value-type="float">
            <text:p>1.08</text:p>
          </table:table-cell>
          <table:table-cell office:value-type="float" office:value="1793" calcext:value-type="float">
            <text:p>1793</text:p>
          </table:table-cell>
          <table:table-cell office:value-type="float" office:value="105.09" calcext:value-type="float">
            <text:p>105.09</text:p>
          </table:table-cell>
          <table:table-cell office:value-type="float" office:value="14.16" calcext:value-type="float">
            <text:p>14.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09" calcext:value-type="float">
            <text:p>9.09</text:p>
          </table:table-cell>
          <table:table-cell office:value-type="float" office:value="9.76" calcext:value-type="float">
            <text:p>9.76</text:p>
          </table:table-cell>
          <table:table-cell office:value-type="float" office:value="16.66" calcext:value-type="float">
            <text:p>16.66</text:p>
          </table:table-cell>
          <table:table-cell office:value-type="float" office:value="16.67" calcext:value-type="float">
            <text:p>16.67</text:p>
          </table:table-cell>
          <table:table-cell office:value-type="float" office:value="33.66" calcext:value-type="float">
            <text:p>33.66</text:p>
          </table:table-cell>
          <table:table-cell office:value-type="float" office:value="83.62" calcext:value-type="float">
            <text:p>83.62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3.96" calcext:value-type="float">
            <text:p>3.96</text:p>
          </table:table-cell>
          <table:table-cell office:value-type="float" office:value="20.98" calcext:value-type="float">
            <text:p>20.98</text:p>
          </table:table-cell>
          <table:table-cell office:value-type="float" office:value="20.61" calcext:value-type="float">
            <text:p>20.61</text:p>
          </table:table-cell>
          <table:table-cell office:value-type="float" office:value="37.93" calcext:value-type="float">
            <text:p>37.93</text:p>
          </table:table-cell>
          <table:table-cell office:value-type="float" office:value="11777" calcext:value-type="float">
            <text:p>11777</text:p>
          </table:table-cell>
          <table:table-cell table:style-name="ce27" table:formula="of:=([.AN66]-[.$AN$3])/[.$AN$3]" office:value-type="percentage" office:value="0.47544475068905" calcext:value-type="percentage">
            <text:p>47.5%</text:p>
          </table:table-cell>
          <table:table-cell office:value-type="float" office:value="543630432" calcext:value-type="float">
            <text:p>543630432</text:p>
          </table:table-cell>
          <table:table-cell table:style-name="ce27" table:formula="of:=([.AP66]-[.$AP$3])/[.$AP$3]" office:value-type="percentage" office:value="0.458266413578436" calcext:value-type="percentage">
            <text:p>45.8%</text:p>
          </table:table-cell>
          <table:table-cell table:style-name="ce27" table:formula="of:=[.AP66]/[.G66]" office:value-type="percentage" office:value="0.0678732180349015" calcext:value-type="percentage">
            <text:p>6.8%</text:p>
          </table:table-cell>
          <table:table-cell office:value-type="float" office:value="5891" calcext:value-type="float">
            <text:p>5891</text:p>
          </table:table-cell>
          <table:table-cell table:style-name="ce30" table:formula="of:=[.AS66]/[.AN66]" office:value-type="percentage" office:value="0.500212278169313" calcext:value-type="percentage">
            <text:p>50.0%</text:p>
          </table:table-cell>
          <table:table-cell office:value-type="float" office:value="14" calcext:value-type="float">
            <text:p>14</text:p>
          </table:table-cell>
          <table:table-cell table:style-name="ce31" table:formula="of:=[.AS66]/[.AU66]" office:value-type="float" office:value="420.785714285714" calcext:value-type="float">
            <text:p>421</text:p>
          </table:table-cell>
          <table:table-cell office:value-type="float" office:value="5886" calcext:value-type="float">
            <text:p>5886</text:p>
          </table:table-cell>
          <table:table-cell table:style-name="ce30" table:formula="of:=[.AW66]/[.AN66]" office:value-type="percentage" office:value="0.499787721830687" calcext:value-type="percentage">
            <text:p>50.0%</text:p>
          </table:table-cell>
          <table:table-cell office:value-type="float" office:value="11" calcext:value-type="float">
            <text:p>11</text:p>
          </table:table-cell>
          <table:table-cell table:style-name="ce31" table:formula="of:=[.AW66]/[.AY66]" office:value-type="float" office:value="535.090909090909" calcext:value-type="float">
            <text:p>535</text:p>
          </table:table-cell>
          <table:table-cell office:value-type="float" office:value="-36.37" calcext:value-type="float">
            <text:p>-36.37</text:p>
          </table:table-cell>
          <table:table-cell table:style-name="ce27" table:formula="of:=([.BA66]-[.$BA$3])/[.$BA$3]" office:value-type="percentage" office:value="0.175881021661817" calcext:value-type="percentage">
            <text:p>17.6%</text:p>
          </table:table-cell>
          <table:table-cell office:value-type="float" office:value="15.32" calcext:value-type="float">
            <text:p>15.32</text:p>
          </table:table-cell>
          <table:table-cell table:style-name="ce27" table:formula="of:=([.BC66]-[.$BC$3])/[.$BC$3]" office:value-type="percentage" office:value="-0.00584036340038935" calcext:value-type="percentage">
            <text:p>-0.6%</text:p>
          </table:table-cell>
          <table:table-cell office:value-type="float" office:value="-174.19" calcext:value-type="float">
            <text:p>-174.19</text:p>
          </table:table-cell>
          <table:table-cell table:style-name="ce27" table:formula="of:=([.BE66]-[.$BE$3])/[.$BE$3]" office:value-type="percentage" office:value="0.0397540738972124" calcext:value-type="percentage">
            <text:p>4.0%</text:p>
          </table:table-cell>
          <table:table-cell office:value-type="float" office:value="115.34" calcext:value-type="float">
            <text:p>115.34</text:p>
          </table:table-cell>
          <table:table-cell table:style-name="ce27" table:formula="of:=([.BG66]-[.$BE$3])/[.$BE$3]" office:value-type="percentage" office:value="-1.68847370620187" calcext:value-type="percentage">
            <text:p>-168.8%</text:p>
          </table:table-cell>
          <table:table-cell table:style-name="ce32" office:value-type="percentage" office:value="0.6205" calcext:value-type="percentage">
            <text:p>62.05%</text:p>
          </table:table-cell>
          <table:table-cell table:style-name="ce32" office:value-type="percentage" office:value="0.0483" calcext:value-type="percentage">
            <text:p>4.83%</text:p>
          </table:table-cell>
          <table:table-cell office:value-type="float" office:value="19.57" calcext:value-type="float">
            <text:p>19.57</text:p>
          </table:table-cell>
          <table:table-cell table:style-name="ce27" table:formula="of:=([.BK66]-[.$BK$3])/[.$BK$3]" office:value-type="percentage" office:value="-0.0136088709677419" calcext:value-type="percentage">
            <text:p>-1.4%</text:p>
          </table:table-cell>
          <table:table-cell office:value-type="float" office:value="18.86" calcext:value-type="float">
            <text:p>18.86</text:p>
          </table:table-cell>
          <table:table-cell table:style-name="ce27" table:formula="of:=([.BM66]-[.$BM$3])/[.$BM$3]" office:value-type="percentage" office:value="-0.0151436031331592" calcext:value-type="percentage">
            <text:p>-1.5%</text:p>
          </table:table-cell>
          <table:table-cell office:value-type="float" office:value="31.78" calcext:value-type="float">
            <text:p>31.78</text:p>
          </table:table-cell>
          <table:table-cell table:style-name="ce27" table:formula="of:=([.BO66]-[.$BO$3])/[.$BO$3]" office:value-type="percentage" office:value="-0.151401869158879" calcext:value-type="percentage">
            <text:p>-15.1%</text:p>
          </table:table-cell>
          <table:table-cell office:value-type="float" office:value="27.09" calcext:value-type="float">
            <text:p>27.09</text:p>
          </table:table-cell>
          <table:table-cell table:style-name="ce27" table:formula="of:=([.BQ66]-[.$BQ$3])/[.$BQ$3]" office:value-type="percentage" office:value="-0.180084745762712" calcext:value-type="percentage">
            <text:p>-18.0%</text:p>
          </table:table-cell>
          <table:table-cell office:value-type="float" office:value="17.8" calcext:value-type="float">
            <text:p>17.8</text:p>
          </table:table-cell>
          <table:table-cell table:style-name="ce27" table:formula="of:=([.BS66]-[.$BS$3])/[.$BS$3]" office:value-type="percentage" office:value="0.0433763188745605" calcext:value-type="percentage">
            <text:p>4.3%</text:p>
          </table:table-cell>
          <table:table-cell office:value-type="float" office:value="19.84" calcext:value-type="float">
            <text:p>19.84</text:p>
          </table:table-cell>
          <table:table-cell table:style-name="ce27" table:formula="of:=([.BU66]-[.$BU$3])/[.$BU$3]" office:value-type="percentage" office:value="0.114606741573034" calcext:value-type="percentage">
            <text:p>11.5%</text:p>
          </table:table-cell>
          <table:table-cell table:number-columns-repeated="6"/>
          <table:table-cell office:value-type="float" office:value="83.62" calcext:value-type="float">
            <text:p>83.62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3.96" calcext:value-type="float">
            <text:p>3.96</text:p>
          </table:table-cell>
          <table:table-cell office:value-type="float" office:value="20.98" calcext:value-type="float">
            <text:p>20.98</text:p>
          </table:table-cell>
          <table:table-cell office:value-type="float" office:value="20.61" calcext:value-type="float">
            <text:p>20.61</text:p>
          </table:table-cell>
          <table:table-cell office:value-type="float" office:value="37.93" calcext:value-type="float">
            <text:p>37.93</text:p>
          </table:table-cell>
          <table:table-cell table:formula="of:=SUM([.CD66:.CI66])" office:value-type="float" office:value="99.99" calcext:value-type="float">
            <text:p>99.99</text:p>
          </table:table-cell>
          <table:table-cell table:style-name="ce33" table:formula="of:=[.CD66]*[.CC66]/[.CJ66]" office:value-type="float" office:value="13.7150515051505" calcext:value-type="float">
            <text:p>13.72</text:p>
          </table:table-cell>
          <table:table-cell table:style-name="ce33" table:formula="of:=[.CE66]*[.CC66]/[.CJ66]" office:value-type="float" office:value="0.091991199119912" calcext:value-type="float">
            <text:p>0.09</text:p>
          </table:table-cell>
          <table:table-cell table:style-name="ce33" table:formula="of:=[.CF66]*[.CC66]/[.CJ66]" office:value-type="float" office:value="3.31168316831683" calcext:value-type="float">
            <text:p>3.31</text:p>
          </table:table-cell>
          <table:table-cell table:style-name="ce33" table:formula="of:=[.CG66]*[.CC66]/[.CJ66]" office:value-type="float" office:value="17.5452305230523" calcext:value-type="float">
            <text:p>17.55</text:p>
          </table:table-cell>
          <table:table-cell table:style-name="ce33" table:formula="of:=[.CH66]*[.CC66]/[.CJ66]" office:value-type="float" office:value="17.2358055805581" calcext:value-type="float">
            <text:p>17.24</text:p>
          </table:table-cell>
          <table:table-cell table:style-name="ce33" table:formula="of:=[.CI66]*[.CC66]/[.CJ66]" office:value-type="float" office:value="31.7202380238024" calcext:value-type="float">
            <text:p>31.72</text:p>
          </table:table-cell>
          <table:table-cell/>
        </table:table-row>
        <table:table-row table:style-name="ro3">
          <table:table-cell table:style-name="ce3" table:formula="of:=[.A66]+1" office:value-type="float" office:value="60" calcext:value-type="float">
            <text:p>60</text:p>
          </table:table-cell>
          <table:table-cell table:style-name="ce4" office:value-type="date" office:date-value="2020-01-27" calcext:value-type="date">
            <text:p>2020-01-27</text:p>
          </table:table-cell>
          <table:table-cell table:style-name="ce6" office:value-type="string" calcext:value-type="string">
            <text:p>ego-frpl-off-2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NEP off numbers for PL and FR</text:p>
          </table:table-cell>
          <table:table-cell office:value-type="string" calcext:value-type="string">
            <text:p>None</text:p>
          </table:table-cell>
          <table:table-cell office:value-type="float" office:value="7693354108" calcext:value-type="float">
            <text:p>7693354108</text:p>
          </table:table-cell>
          <table:table-cell table:style-name="ce16" table:formula="of:=([.G67]-[.$G$3])/[.$G$3]" office:value-type="percentage" office:value="-0.182706733048401" calcext:value-type="percentage">
            <text:p>-18.27%</text:p>
          </table:table-cell>
          <table:table-cell table:style-name="ce18" office:value-type="float" office:value="56.53" calcext:value-type="float">
            <text:p>56.53</text:p>
          </table:table-cell>
          <table:table-cell table:style-name="ce20" table:formula="of:=([.I67]-[.$I$3])/[.$I$3]" office:value-type="percentage" office:value="0.0053352303041082" calcext:value-type="percentage">
            <text:p>0.53%</text:p>
          </table:table-cell>
          <table:table-cell table:style-name="ce22" office:value-type="float" office:value="51.64" calcext:value-type="float">
            <text:p>51.64</text:p>
          </table:table-cell>
          <table:table-cell table:style-name="ce16" table:formula="of:=[.K67]/[.I67]" office:value-type="percentage" office:value="0.913497258093048" calcext:value-type="percentage">
            <text:p>91.35%</text:p>
          </table:table-cell>
          <table:table-cell table:style-name="Default" office:value-type="float" office:value="4.89" calcext:value-type="float">
            <text:p>4.89</text:p>
          </table:table-cell>
          <table:table-cell table:style-name="Default" office:value-type="float" office:value="4.65" calcext:value-type="float">
            <text:p>4.65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3.21" calcext:value-type="float">
            <text:p>43.21</text:p>
          </table:table-cell>
          <table:table-cell table:style-name="ce16" table:formula="of:=([.P67]-[.$P$3])/[.$P$3]" office:value-type="percentage" office:value="-0.010306917086578" calcext:value-type="percentage">
            <text:p>-1.03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67]/[.P67]" office:value-type="percentage" office:value="0.870631798194862" calcext:value-type="percentage">
            <text:p>87.06%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4.87" calcext:value-type="float">
            <text:p>4.87</text:p>
          </table:table-cell>
          <table:table-cell table:style-name="Default" office:value-type="float" office:value="0.73" calcext:value-type="float">
            <text:p>0.73</text:p>
          </table:table-cell>
          <table:table-cell office:value-type="float" office:value="1874" calcext:value-type="float">
            <text:p>1874</text:p>
          </table:table-cell>
          <table:table-cell office:value-type="float" office:value="104.93" calcext:value-type="float">
            <text:p>104.93</text:p>
          </table:table-cell>
          <table:table-cell office:value-type="float" office:value="13.92" calcext:value-type="float">
            <text:p>13.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office:value-type="float" office:value="9.79" calcext:value-type="float">
            <text:p>9.79</text:p>
          </table:table-cell>
          <table:table-cell office:value-type="float" office:value="16.67" calcext:value-type="float">
            <text:p>16.67</text:p>
          </table:table-cell>
          <table:table-cell office:value-type="float" office:value="16.43" calcext:value-type="float">
            <text:p>16.43</text:p>
          </table:table-cell>
          <table:table-cell office:value-type="float" office:value="34.08" calcext:value-type="float">
            <text:p>34.08</text:p>
          </table:table-cell>
          <table:table-cell office:value-type="float" office:value="85.15" calcext:value-type="float">
            <text:p>85.15</text:p>
          </table:table-cell>
          <table:table-cell office:value-type="float" office:value="18.06" calcext:value-type="float">
            <text:p>18.06</text:p>
          </table:table-cell>
          <table:table-cell office:value-type="float" office:value="0.11" calcext:value-type="float">
            <text:p>0.11</text:p>
          </table:table-cell>
          <table:table-cell office:value-type="float" office:value="3.94" calcext:value-type="float">
            <text:p>3.94</text:p>
          </table:table-cell>
          <table:table-cell office:value-type="float" office:value="20.93" calcext:value-type="float">
            <text:p>20.93</text:p>
          </table:table-cell>
          <table:table-cell office:value-type="float" office:value="18.58" calcext:value-type="float">
            <text:p>18.58</text:p>
          </table:table-cell>
          <table:table-cell office:value-type="float" office:value="38.39" calcext:value-type="float">
            <text:p>38.39</text:p>
          </table:table-cell>
          <table:table-cell office:value-type="float" office:value="7833" calcext:value-type="float">
            <text:p>7833</text:p>
          </table:table-cell>
          <table:table-cell table:style-name="ce27" table:formula="of:=([.AN67]-[.$AN$3])/[.$AN$3]" office:value-type="percentage" office:value="-0.0186670007516913" calcext:value-type="percentage">
            <text:p>-1.9%</text:p>
          </table:table-cell>
          <table:table-cell office:value-type="float" office:value="366620543" calcext:value-type="float">
            <text:p>366620543</text:p>
          </table:table-cell>
          <table:table-cell table:style-name="ce27" table:formula="of:=([.AP67]-[.$AP$3])/[.$AP$3]" office:value-type="percentage" office:value="-0.0165553785907465" calcext:value-type="percentage">
            <text:p>-1.7%</text:p>
          </table:table-cell>
          <table:table-cell table:style-name="ce27" table:formula="of:=[.AP67]/[.G67]" office:value-type="percentage" office:value="0.0476541879982837" calcext:value-type="percentage">
            <text:p>4.8%</text:p>
          </table:table-cell>
          <table:table-cell office:value-type="float" office:value="2356" calcext:value-type="float">
            <text:p>2356</text:p>
          </table:table-cell>
          <table:table-cell table:style-name="ce30" table:formula="of:=[.AS67]/[.AN67]" office:value-type="percentage" office:value="0.300778756542832" calcext:value-type="percentage">
            <text:p>30.1%</text:p>
          </table:table-cell>
          <table:table-cell office:value-type="float" office:value="8" calcext:value-type="float">
            <text:p>8</text:p>
          </table:table-cell>
          <table:table-cell table:style-name="ce31" table:formula="of:=[.AS67]/[.AU67]" office:value-type="float" office:value="294.5" calcext:value-type="float">
            <text:p>295</text:p>
          </table:table-cell>
          <table:table-cell office:value-type="float" office:value="5477" calcext:value-type="float">
            <text:p>5477</text:p>
          </table:table-cell>
          <table:table-cell table:style-name="ce30" table:formula="of:=[.AW67]/[.AN67]" office:value-type="percentage" office:value="0.699221243457168" calcext:value-type="percentage">
            <text:p>69.9%</text:p>
          </table:table-cell>
          <table:table-cell office:value-type="float" office:value="9" calcext:value-type="float">
            <text:p>9</text:p>
          </table:table-cell>
          <table:table-cell table:style-name="ce31" table:formula="of:=[.AW67]/[.AY67]" office:value-type="float" office:value="608.555555555556" calcext:value-type="float">
            <text:p>609</text:p>
          </table:table-cell>
          <table:table-cell office:value-type="float" office:value="-30.97" calcext:value-type="float">
            <text:p>-30.97</text:p>
          </table:table-cell>
          <table:table-cell table:style-name="ce27" table:formula="of:=([.BA67]-[.$BA$3])/[.$BA$3]" office:value-type="percentage" office:value="0.00129324280633686" calcext:value-type="percentage">
            <text:p>0.1%</text:p>
          </table:table-cell>
          <table:table-cell office:value-type="float" office:value="15.14" calcext:value-type="float">
            <text:p>15.14</text:p>
          </table:table-cell>
          <table:table-cell table:style-name="ce27" table:formula="of:=([.BC67]-[.$BC$3])/[.$BC$3]" office:value-type="percentage" office:value="-0.017521090201168" calcext:value-type="percentage">
            <text:p>-1.8%</text:p>
          </table:table-cell>
          <table:table-cell office:value-type="float" office:value="-177.88" calcext:value-type="float">
            <text:p>-177.88</text:p>
          </table:table-cell>
          <table:table-cell table:style-name="ce27" table:formula="of:=([.BE67]-[.$BE$3])/[.$BE$3]" office:value-type="percentage" office:value="0.0617799797051274" calcext:value-type="percentage">
            <text:p>6.2%</text:p>
          </table:table-cell>
          <table:table-cell office:value-type="float" office:value="116.3" calcext:value-type="float">
            <text:p>116.3</text:p>
          </table:table-cell>
          <table:table-cell table:style-name="ce27" table:formula="of:=([.BG67]-[.$BE$3])/[.$BE$3]" office:value-type="percentage" office:value="-1.69420402316003" calcext:value-type="percentage">
            <text:p>-169.4%</text:p>
          </table:table-cell>
          <table:table-cell table:style-name="ce32" office:value-type="percentage" office:value="0.6294" calcext:value-type="percentage">
            <text:p>62.94%</text:p>
          </table:table-cell>
          <table:table-cell table:style-name="ce32" office:value-type="percentage" office:value="0.0469" calcext:value-type="percentage">
            <text:p>4.69%</text:p>
          </table:table-cell>
          <table:table-cell office:value-type="float" office:value="19.45" calcext:value-type="float">
            <text:p>19.45</text:p>
          </table:table-cell>
          <table:table-cell table:style-name="ce27" table:formula="of:=([.BK67]-[.$BK$3])/[.$BK$3]" office:value-type="percentage" office:value="-0.0196572580645162" calcext:value-type="percentage">
            <text:p>-2.0%</text:p>
          </table:table-cell>
          <table:table-cell office:value-type="float" office:value="19.06" calcext:value-type="float">
            <text:p>19.06</text:p>
          </table:table-cell>
          <table:table-cell table:style-name="ce27" table:formula="of:=([.BM67]-[.$BM$3])/[.$BM$3]" office:value-type="percentage" office:value="-0.00469973890339425" calcext:value-type="percentage">
            <text:p>-0.5%</text:p>
          </table:table-cell>
          <table:table-cell office:value-type="float" office:value="32.86" calcext:value-type="float">
            <text:p>32.86</text:p>
          </table:table-cell>
          <table:table-cell table:style-name="ce27" table:formula="of:=([.BO67]-[.$BO$3])/[.$BO$3]" office:value-type="percentage" office:value="-0.122563417890521" calcext:value-type="percentage">
            <text:p>-12.3%</text:p>
          </table:table-cell>
          <table:table-cell office:value-type="float" office:value="33.07" calcext:value-type="float">
            <text:p>33.07</text:p>
          </table:table-cell>
          <table:table-cell table:style-name="ce27" table:formula="of:=([.BQ67]-[.$BQ$3])/[.$BQ$3]" office:value-type="percentage" office:value="0.00090799031477001" calcext:value-type="percentage">
            <text:p>0.1%</text:p>
          </table:table-cell>
          <table:table-cell office:value-type="float" office:value="16.9" calcext:value-type="float">
            <text:p>16.9</text:p>
          </table:table-cell>
          <table:table-cell table:style-name="ce27" table:formula="of:=([.BS67]-[.$BS$3])/[.$BS$3]" office:value-type="percentage" office:value="-0.0093786635404455" calcext:value-type="percentage">
            <text:p>-0.9%</text:p>
          </table:table-cell>
          <table:table-cell office:value-type="float" office:value="17.39" calcext:value-type="float">
            <text:p>17.39</text:p>
          </table:table-cell>
          <table:table-cell table:style-name="ce27" table:formula="of:=([.BU67]-[.$BU$3])/[.$BU$3]" office:value-type="percentage" office:value="-0.0230337078651685" calcext:value-type="percentage">
            <text:p>-2.3%</text:p>
          </table:table-cell>
          <table:table-cell table:number-columns-repeated="6"/>
          <table:table-cell office:value-type="float" office:value="83.62" calcext:value-type="float">
            <text:p>83.62</text:p>
          </table:table-cell>
          <table:table-cell office:value-type="float" office:value="16.4" calcext:value-type="float">
            <text:p>16.4</text:p>
          </table:table-cell>
          <table:table-cell office:value-type="float" office:value="0.11" calcext:value-type="float">
            <text:p>0.11</text:p>
          </table:table-cell>
          <table:table-cell office:value-type="float" office:value="3.96" calcext:value-type="float">
            <text:p>3.96</text:p>
          </table:table-cell>
          <table:table-cell office:value-type="float" office:value="20.98" calcext:value-type="float">
            <text:p>20.98</text:p>
          </table:table-cell>
          <table:table-cell office:value-type="float" office:value="20.61" calcext:value-type="float">
            <text:p>20.61</text:p>
          </table:table-cell>
          <table:table-cell office:value-type="float" office:value="37.93" calcext:value-type="float">
            <text:p>37.93</text:p>
          </table:table-cell>
          <table:table-cell table:formula="of:=SUM([.CD67:.CI67])" office:value-type="float" office:value="99.99" calcext:value-type="float">
            <text:p>99.99</text:p>
          </table:table-cell>
          <table:table-cell table:style-name="ce33" table:formula="of:=[.CD67]*[.CC67]/[.CJ67]" office:value-type="float" office:value="13.7150515051505" calcext:value-type="float">
            <text:p>13.72</text:p>
          </table:table-cell>
          <table:table-cell table:style-name="ce33" table:formula="of:=[.CE67]*[.CC67]/[.CJ67]" office:value-type="float" office:value="0.091991199119912" calcext:value-type="float">
            <text:p>0.09</text:p>
          </table:table-cell>
          <table:table-cell table:style-name="ce33" table:formula="of:=[.CF67]*[.CC67]/[.CJ67]" office:value-type="float" office:value="3.31168316831683" calcext:value-type="float">
            <text:p>3.31</text:p>
          </table:table-cell>
          <table:table-cell table:style-name="ce33" table:formula="of:=[.CG67]*[.CC67]/[.CJ67]" office:value-type="float" office:value="17.5452305230523" calcext:value-type="float">
            <text:p>17.55</text:p>
          </table:table-cell>
          <table:table-cell table:style-name="ce33" table:formula="of:=[.CH67]*[.CC67]/[.CJ67]" office:value-type="float" office:value="17.2358055805581" calcext:value-type="float">
            <text:p>17.24</text:p>
          </table:table-cell>
          <table:table-cell table:style-name="ce33" table:formula="of:=[.CI67]*[.CC67]/[.CJ67]" office:value-type="float" office:value="31.7202380238024" calcext:value-type="float">
            <text:p>31.72</text:p>
          </table:table-cell>
          <table:table-cell/>
        </table:table-row>
        <table:table-row table:style-name="ro2">
          <table:table-cell table:style-name="ce3" table:formula="of:=[.A67]+1" office:value-type="float" office:value="61" calcext:value-type="float">
            <text:p>61</text:p>
          </table:table-cell>
          <table:table-cell table:style-name="ce4" office:value-type="date" office:date-value="2019-12-19" calcext:value-type="date">
            <text:p>2019-12-19</text:p>
          </table:table-cell>
          <table:table-cell table:style-name="ce6" office:value-type="string" calcext:value-type="string">
            <text:p>ego-less-biomass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reduce biomass cap. To 50%</text:p>
          </table:table-cell>
          <table:table-cell office:value-type="string" calcext:value-type="string">
            <text:p>None</text:p>
          </table:table-cell>
          <table:table-cell office:value-type="float" office:value="9757999434" calcext:value-type="float">
            <text:p>9757999434</text:p>
          </table:table-cell>
          <table:table-cell table:style-name="ce16" table:formula="of:=([.G68]-[.$G$3])/[.$G$3]" office:value-type="percentage" office:value="0.0366281240106564" calcext:value-type="percentage">
            <text:p>3.66%</text:p>
          </table:table-cell>
          <table:table-cell table:style-name="ce18" office:value-type="float" office:value="55.33" calcext:value-type="float">
            <text:p>55.33</text:p>
          </table:table-cell>
          <table:table-cell table:style-name="ce20" table:formula="of:=([.I68]-[.$I$3])/[.$I$3]" office:value-type="percentage" office:value="-0.0160056909123244" calcext:value-type="percentage">
            <text:p>-1.60%</text:p>
          </table:table-cell>
          <table:table-cell table:style-name="ce22" office:value-type="float" office:value="49.14" calcext:value-type="float">
            <text:p>49.14</text:p>
          </table:table-cell>
          <table:table-cell table:style-name="ce16" table:formula="of:=[.K68]/[.I68]" office:value-type="percentage" office:value="0.888125790710284" calcext:value-type="percentage">
            <text:p>88.81%</text:p>
          </table:table-cell>
          <table:table-cell table:style-name="Default" office:value-type="float" office:value="6.2" calcext:value-type="float">
            <text:p>6.2</text:p>
          </table:table-cell>
          <table:table-cell table:style-name="Default" office:value-type="float" office:value="5.73" calcext:value-type="float">
            <text:p>5.73</text:p>
          </table:table-cell>
          <table:table-cell table:style-name="Default" office:value-type="float" office:value="0.47" calcext:value-type="float">
            <text:p>0.47</text:p>
          </table:table-cell>
          <table:table-cell table:style-name="Default" office:value-type="float" office:value="38.67" calcext:value-type="float">
            <text:p>38.67</text:p>
          </table:table-cell>
          <table:table-cell table:style-name="ce16" table:formula="of:=([.P68]-[.$P$3])/[.$P$3]" office:value-type="percentage" office:value="-0.114292258360055" calcext:value-type="percentage">
            <text:p>-11.43%</text:p>
          </table:table-cell>
          <table:table-cell table:style-name="Default" office:value-type="float" office:value="34.13" calcext:value-type="float">
            <text:p>34.13</text:p>
          </table:table-cell>
          <table:table-cell table:style-name="ce16" table:formula="of:=[.R68]/[.P68]" office:value-type="percentage" office:value="0.882596327902767" calcext:value-type="percentage">
            <text:p>88.26%</text:p>
          </table:table-cell>
          <table:table-cell table:style-name="Default" office:value-type="float" office:value="4.53" calcext:value-type="float">
            <text:p>4.53</text:p>
          </table:table-cell>
          <table:table-cell table:style-name="Default" office:value-type="float" office:value="3.07" calcext:value-type="float">
            <text:p>3.07</text:p>
          </table:table-cell>
          <table:table-cell table:style-name="Default" office:value-type="float" office:value="1.46" calcext:value-type="float">
            <text:p>1.46</text:p>
          </table:table-cell>
          <table:table-cell office:value-type="float" office:value="2858" calcext:value-type="float">
            <text:p>2858</text:p>
          </table:table-cell>
          <table:table-cell office:value-type="float" office:value="104.98" calcext:value-type="float">
            <text:p>104.98</text:p>
          </table:table-cell>
          <table:table-cell office:value-type="float" office:value="17.13" calcext:value-type="float">
            <text:p>17.13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  <table:table-cell office:value-type="float" office:value="9.85" calcext:value-type="float">
            <text:p>9.85</text:p>
          </table:table-cell>
          <table:table-cell office:value-type="float" office:value="16.82" calcext:value-type="float">
            <text:p>16.82</text:p>
          </table:table-cell>
          <table:table-cell office:value-type="float" office:value="12.87" calcext:value-type="float">
            <text:p>12.87</text:p>
          </table:table-cell>
          <table:table-cell office:value-type="float" office:value="34.22" calcext:value-type="float">
            <text:p>34.22</text:p>
          </table:table-cell>
          <table:table-cell office:value-type="float" office:value="80.71" calcext:value-type="float">
            <text:p>80.71</text:p>
          </table:table-cell>
          <table:table-cell office:value-type="float" office:value="12.01" calcext:value-type="float">
            <text:p>12.01</text:p>
          </table:table-cell>
          <table:table-cell office:value-type="float" office:value="0.11" calcext:value-type="float">
            <text:p>0.11</text:p>
          </table:table-cell>
          <table:table-cell office:value-type="float" office:value="4.15" calcext:value-type="float">
            <text:p>4.15</text:p>
          </table:table-cell>
          <table:table-cell office:value-type="float" office:value="22.07" calcext:value-type="float">
            <text:p>22.07</text:p>
          </table:table-cell>
          <table:table-cell office:value-type="float" office:value="20.69" calcext:value-type="float">
            <text:p>20.69</text:p>
          </table:table-cell>
          <table:table-cell office:value-type="float" office:value="40.96" calcext:value-type="float">
            <text:p>40.96</text:p>
          </table:table-cell>
          <table:table-cell office:value-type="float" office:value="15965" calcext:value-type="float">
            <text:p>15965</text:p>
          </table:table-cell>
          <table:table-cell table:style-name="ce27" table:formula="of:=([.AN68]-[.$AN$3])/[.$AN$3]" office:value-type="percentage" office:value="1.00012528188424" calcext:value-type="percentage">
            <text:p>100.0%</text:p>
          </table:table-cell>
          <table:table-cell office:value-type="float" office:value="737352985" calcext:value-type="float">
            <text:p>737352985</text:p>
          </table:table-cell>
          <table:table-cell table:style-name="ce27" table:formula="of:=([.AP68]-[.$AP$3])/[.$AP$3]" office:value-type="percentage" office:value="0.977919243816918" calcext:value-type="percentage">
            <text:p>97.8%</text:p>
          </table:table-cell>
          <table:table-cell table:style-name="ce27" table:formula="of:=[.AP68]/[.G68]" office:value-type="percentage" office:value="0.0755639503760193" calcext:value-type="percentage">
            <text:p>7.6%</text:p>
          </table:table-cell>
          <table:table-cell office:value-type="float" office:value="7861" calcext:value-type="float">
            <text:p>7861</text:p>
          </table:table-cell>
          <table:table-cell table:style-name="ce30" table:formula="of:=[.AS68]/[.AN68]" office:value-type="percentage" office:value="0.492389602254933" calcext:value-type="percentage">
            <text:p>49.2%</text:p>
          </table:table-cell>
          <table:table-cell office:value-type="float" office:value="37" calcext:value-type="float">
            <text:p>37</text:p>
          </table:table-cell>
          <table:table-cell table:style-name="ce31" table:formula="of:=[.AS68]/[.AU68]" office:value-type="float" office:value="212.459459459459" calcext:value-type="float">
            <text:p>212</text:p>
          </table:table-cell>
          <table:table-cell office:value-type="float" office:value="8103" calcext:value-type="float">
            <text:p>8103</text:p>
          </table:table-cell>
          <table:table-cell table:style-name="ce30" table:formula="of:=[.AW68]/[.AN68]" office:value-type="percentage" office:value="0.50754776072659" calcext:value-type="percentage">
            <text:p>50.8%</text:p>
          </table:table-cell>
          <table:table-cell office:value-type="float" office:value="14" calcext:value-type="float">
            <text:p>14</text:p>
          </table:table-cell>
          <table:table-cell table:style-name="ce31" table:formula="of:=[.AW68]/[.AY68]" office:value-type="float" office:value="578.785714285714" calcext:value-type="float">
            <text:p>579</text:p>
          </table:table-cell>
          <table:table-cell office:value-type="float" office:value="-56.3" calcext:value-type="float">
            <text:p>-56.3</text:p>
          </table:table-cell>
          <table:table-cell table:style-name="ce27" table:formula="of:=([.BA68]-[.$BA$3])/[.$BA$3]" office:value-type="percentage" office:value="0.820239249919172" calcext:value-type="percentage">
            <text:p>82.0%</text:p>
          </table:table-cell>
          <table:table-cell office:value-type="float" office:value="30.85" calcext:value-type="float">
            <text:p>30.85</text:p>
          </table:table-cell>
          <table:table-cell table:style-name="ce27" table:formula="of:=([.BC68]-[.$BC$3])/[.$BC$3]" office:value-type="percentage" office:value="1.00194678780013" calcext:value-type="percentage">
            <text:p>100.2%</text:p>
          </table:table-cell>
          <table:table-cell office:value-type="float" office:value="-158.25" calcext:value-type="float">
            <text:p>-158.25</text:p>
          </table:table-cell>
          <table:table-cell table:style-name="ce27" table:formula="of:=([.BE68]-[.$BE$3])/[.$BE$3]" office:value-type="percentage" office:value="-0.0553930639288486" calcext:value-type="percentage">
            <text:p>-5.5%</text:p>
          </table:table-cell>
          <table:table-cell office:value-type="float" office:value="105.4" calcext:value-type="float">
            <text:p>105.4</text:p>
          </table:table-cell>
          <table:table-cell table:style-name="ce27" table:formula="of:=([.BG68]-[.$BE$3])/[.$BE$3]" office:value-type="percentage" office:value="-1.62914104936429" calcext:value-type="percentage">
            <text:p>-162.9%</text:p>
          </table:table-cell>
          <table:table-cell table:style-name="ce32" office:value-type="percentage" office:value="0.6351" calcext:value-type="percentage">
            <text:p>63.51%</text:p>
          </table:table-cell>
          <table:table-cell table:style-name="ce32" office:value-type="percentage" office:value="0.0474" calcext:value-type="percentage">
            <text:p>4.74%</text:p>
          </table:table-cell>
          <table:table-cell office:value-type="float" office:value="19.31" calcext:value-type="float">
            <text:p>19.31</text:p>
          </table:table-cell>
          <table:table-cell table:style-name="ce27" table:formula="of:=([.BK68]-[.$BK$3])/[.$BK$3]" office:value-type="percentage" office:value="-0.0267137096774194" calcext:value-type="percentage">
            <text:p>-2.7%</text:p>
          </table:table-cell>
          <table:table-cell office:value-type="float" office:value="17.54" calcext:value-type="float">
            <text:p>17.54</text:p>
          </table:table-cell>
          <table:table-cell table:style-name="ce27" table:formula="of:=([.BM68]-[.$BM$3])/[.$BM$3]" office:value-type="percentage" office:value="-0.0840731070496083" calcext:value-type="percentage">
            <text:p>-8.4%</text:p>
          </table:table-cell>
          <table:table-cell office:value-type="float" office:value="36.62" calcext:value-type="float">
            <text:p>36.62</text:p>
          </table:table-cell>
          <table:table-cell table:style-name="ce27" table:formula="of:=([.BO68]-[.$BO$3])/[.$BO$3]" office:value-type="percentage" office:value="-0.022162883845127" calcext:value-type="percentage">
            <text:p>-2.2%</text:p>
          </table:table-cell>
          <table:table-cell office:value-type="float" office:value="29.35" calcext:value-type="float">
            <text:p>29.35</text:p>
          </table:table-cell>
          <table:table-cell table:style-name="ce27" table:formula="of:=([.BQ68]-[.$BQ$3])/[.$BQ$3]" office:value-type="percentage" office:value="-0.111682808716707" calcext:value-type="percentage">
            <text:p>-11.2%</text:p>
          </table:table-cell>
          <table:table-cell office:value-type="float" office:value="16.51" calcext:value-type="float">
            <text:p>16.51</text:p>
          </table:table-cell>
          <table:table-cell table:style-name="ce27" table:formula="of:=([.BS68]-[.$BS$3])/[.$BS$3]" office:value-type="percentage" office:value="-0.0322391559202812" calcext:value-type="percentage">
            <text:p>-3.2%</text:p>
          </table:table-cell>
          <table:table-cell office:value-type="float" office:value="16.44" calcext:value-type="float">
            <text:p>16.44</text:p>
          </table:table-cell>
          <table:table-cell table:style-name="ce27" table:formula="of:=([.BU68]-[.$BU$3])/[.$BU$3]" office:value-type="percentage" office:value="-0.0764044943820224" calcext:value-type="percentage">
            <text:p>-7.6%</text:p>
          </table:table-cell>
          <table:table-cell table:number-columns-repeated="6"/>
          <table:table-cell office:value-type="float" office:value="80.71" calcext:value-type="float">
            <text:p>80.71</text:p>
          </table:table-cell>
          <table:table-cell office:value-type="float" office:value="12.01" calcext:value-type="float">
            <text:p>12.01</text:p>
          </table:table-cell>
          <table:table-cell office:value-type="float" office:value="0.11" calcext:value-type="float">
            <text:p>0.11</text:p>
          </table:table-cell>
          <table:table-cell office:value-type="float" office:value="4.15" calcext:value-type="float">
            <text:p>4.15</text:p>
          </table:table-cell>
          <table:table-cell office:value-type="float" office:value="22.07" calcext:value-type="float">
            <text:p>22.07</text:p>
          </table:table-cell>
          <table:table-cell office:value-type="float" office:value="20.69" calcext:value-type="float">
            <text:p>20.69</text:p>
          </table:table-cell>
          <table:table-cell office:value-type="float" office:value="40.96" calcext:value-type="float">
            <text:p>40.96</text:p>
          </table:table-cell>
          <table:table-cell table:formula="of:=SUM([.CD68:.CI68])" office:value-type="float" office:value="99.99" calcext:value-type="float">
            <text:p>99.99</text:p>
          </table:table-cell>
          <table:table-cell table:style-name="ce33" table:formula="of:=[.CD68]*[.CC68]/[.CJ68]" office:value-type="float" office:value="9.6942404240424" calcext:value-type="float">
            <text:p>9.69</text:p>
          </table:table-cell>
          <table:table-cell table:style-name="ce33" table:formula="of:=[.CE68]*[.CC68]/[.CJ68]" office:value-type="float" office:value="0.0887898789878988" calcext:value-type="float">
            <text:p>0.09</text:p>
          </table:table-cell>
          <table:table-cell table:style-name="ce33" table:formula="of:=[.CF68]*[.CC68]/[.CJ68]" office:value-type="float" office:value="3.349799979998" calcext:value-type="float">
            <text:p>3.35</text:p>
          </table:table-cell>
          <table:table-cell table:style-name="ce33" table:formula="of:=[.CG68]*[.CC68]/[.CJ68]" office:value-type="float" office:value="17.8144784478448" calcext:value-type="float">
            <text:p>17.81</text:p>
          </table:table-cell>
          <table:table-cell table:style-name="ce33" table:formula="of:=[.CH68]*[.CC68]/[.CJ68]" office:value-type="float" office:value="16.7005690569057" calcext:value-type="float">
            <text:p>16.70</text:p>
          </table:table-cell>
          <table:table-cell table:style-name="ce33" table:formula="of:=[.CI68]*[.CC68]/[.CJ68]" office:value-type="float" office:value="33.0621222122212" calcext:value-type="float">
            <text:p>33.06</text:p>
          </table:table-cell>
          <table:table-cell/>
        </table:table-row>
        <table:table-row table:style-name="ro2">
          <table:table-cell table:style-name="ce3" table:formula="of:=[.A68]+1" office:value-type="float" office:value="62" calcext:value-type="float">
            <text:p>62</text:p>
          </table:table-cell>
          <table:table-cell table:style-name="ce4" office:value-type="date" office:date-value="2020-01-06" calcext:value-type="date">
            <text:p>2020-01-06</text:p>
          </table:table-cell>
          <table:table-cell table:style-name="ce6" office:value-type="string" calcext:value-type="string">
            <text:p>ego-pv-wind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reduce onshore 25%, increase PV 25%</text:p>
          </table:table-cell>
          <table:table-cell office:value-type="string" calcext:value-type="string">
            <text:p>None</text:p>
          </table:table-cell>
          <table:table-cell office:value-type="float" office:value="9600684165" calcext:value-type="float">
            <text:p>9600684165</text:p>
          </table:table-cell>
          <table:table-cell table:style-name="ce16" table:formula="of:=([.G69]-[.$G$3])/[.$G$3]" office:value-type="percentage" office:value="0.0199159451173591" calcext:value-type="percentage">
            <text:p>1.99%</text:p>
          </table:table-cell>
          <table:table-cell table:style-name="ce18" office:value-type="float" office:value="55.63" calcext:value-type="float">
            <text:p>55.63</text:p>
          </table:table-cell>
          <table:table-cell table:style-name="ce20" table:formula="of:=([.I69]-[.$I$3])/[.$I$3]" office:value-type="percentage" office:value="-0.0106704606082162" calcext:value-type="percentage">
            <text:p>-1.07%</text:p>
          </table:table-cell>
          <table:table-cell table:style-name="ce22" office:value-type="float" office:value="49.53" calcext:value-type="float">
            <text:p>49.53</text:p>
          </table:table-cell>
          <table:table-cell table:style-name="ce16" table:formula="of:=[.K69]/[.I69]" office:value-type="percentage" office:value="0.890346935106957" calcext:value-type="percentage">
            <text:p>89.03%</text:p>
          </table:table-cell>
          <table:table-cell table:style-name="Default" office:value-type="float" office:value="6.1" calcext:value-type="float">
            <text:p>6.1</text:p>
          </table:table-cell>
          <table:table-cell table:style-name="Default" office:value-type="float" office:value="5.86" calcext:value-type="float">
            <text:p>5.86</text:p>
          </table:table-cell>
          <table:table-cell table:style-name="Default" office:value-type="float" office:value="0.23" calcext:value-type="float">
            <text:p>0.23</text:p>
          </table:table-cell>
          <table:table-cell table:style-name="Default" office:value-type="float" office:value="41.53" calcext:value-type="float">
            <text:p>41.53</text:p>
          </table:table-cell>
          <table:table-cell table:style-name="ce16" table:formula="of:=([.P69]-[.$P$3])/[.$P$3]" office:value-type="percentage" office:value="-0.0487860742098029" calcext:value-type="percentage">
            <text:p>-4.88%</text:p>
          </table:table-cell>
          <table:table-cell table:style-name="Default" office:value-type="float" office:value="35.36" calcext:value-type="float">
            <text:p>35.36</text:p>
          </table:table-cell>
          <table:table-cell table:style-name="ce16" table:formula="of:=[.R69]/[.P69]" office:value-type="percentage" office:value="0.851432699253552" calcext:value-type="percentage">
            <text:p>85.14%</text:p>
          </table:table-cell>
          <table:table-cell table:style-name="Default" office:value-type="float" office:value="6.18" calcext:value-type="float">
            <text:p>6.18</text:p>
          </table:table-cell>
          <table:table-cell table:style-name="Default" office:value-type="float" office:value="5.45" calcext:value-type="float">
            <text:p>5.45</text:p>
          </table:table-cell>
          <table:table-cell table:style-name="Default" office:value-type="float" office:value="0.73" calcext:value-type="float">
            <text:p>0.73</text:p>
          </table:table-cell>
          <table:table-cell office:value-type="float" office:value="2952" calcext:value-type="float">
            <text:p>2952</text:p>
          </table:table-cell>
          <table:table-cell office:value-type="float" office:value="104.55" calcext:value-type="float">
            <text:p>104.55</text:p>
          </table:table-cell>
          <table:table-cell office:value-type="float" office:value="17.63" calcext:value-type="float">
            <text:p>17.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14" calcext:value-type="float">
            <text:p>9.14</text:p>
          </table:table-cell>
          <table:table-cell office:value-type="float" office:value="9.89" calcext:value-type="float">
            <text:p>9.89</text:p>
          </table:table-cell>
          <table:table-cell office:value-type="float" office:value="18.23" calcext:value-type="float">
            <text:p>18.23</text:p>
          </table:table-cell>
          <table:table-cell office:value-type="float" office:value="13.2" calcext:value-type="float">
            <text:p>13.2</text:p>
          </table:table-cell>
          <table:table-cell office:value-type="float" office:value="31.91" calcext:value-type="float">
            <text:p>31.91</text:p>
          </table:table-cell>
          <table:table-cell office:value-type="float" office:value="84.72" calcext:value-type="float">
            <text:p>84.72</text:p>
          </table:table-cell>
          <table:table-cell office:value-type="float" office:value="20.31" calcext:value-type="float">
            <text:p>20.31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6.38" calcext:value-type="float">
            <text:p>26.38</text:p>
          </table:table-cell>
          <table:table-cell office:value-type="float" office:value="19.58" calcext:value-type="float">
            <text:p>19.58</text:p>
          </table:table-cell>
          <table:table-cell office:value-type="float" office:value="29.66" calcext:value-type="float">
            <text:p>29.66</text:p>
          </table:table-cell>
          <table:table-cell office:value-type="float" office:value="7905" calcext:value-type="float">
            <text:p>7905</text:p>
          </table:table-cell>
          <table:table-cell table:style-name="ce27" table:formula="of:=([.AN69]-[.$AN$3])/[.$AN$3]" office:value-type="percentage" office:value="-0.0096467050864445" calcext:value-type="percentage">
            <text:p>-1.0%</text:p>
          </table:table-cell>
          <table:table-cell office:value-type="float" office:value="367716808" calcext:value-type="float">
            <text:p>367716808</text:p>
          </table:table-cell>
          <table:table-cell table:style-name="ce27" table:formula="of:=([.AP69]-[.$AP$3])/[.$AP$3]" office:value-type="percentage" office:value="-0.0136146925368032" calcext:value-type="percentage">
            <text:p>-1.4%</text:p>
          </table:table-cell>
          <table:table-cell table:style-name="ce27" table:formula="of:=[.AP69]/[.G69]" office:value-type="percentage" office:value="0.0383011045546669" calcext:value-type="percentage">
            <text:p>3.8%</text:p>
          </table:table-cell>
          <table:table-cell office:value-type="float" office:value="3076" calcext:value-type="float">
            <text:p>3076</text:p>
          </table:table-cell>
          <table:table-cell table:style-name="ce30" table:formula="of:=[.AS69]/[.AN69]" office:value-type="percentage" office:value="0.389120809614168" calcext:value-type="percentage">
            <text:p>38.9%</text:p>
          </table:table-cell>
          <table:table-cell office:value-type="float" office:value="9" calcext:value-type="float">
            <text:p>9</text:p>
          </table:table-cell>
          <table:table-cell table:style-name="ce31" table:formula="of:=[.AS69]/[.AU69]" office:value-type="float" office:value="341.777777777778" calcext:value-type="float">
            <text:p>342</text:p>
          </table:table-cell>
          <table:table-cell office:value-type="float" office:value="4828" calcext:value-type="float">
            <text:p>4828</text:p>
          </table:table-cell>
          <table:table-cell table:style-name="ce30" table:formula="of:=[.AW69]/[.AN69]" office:value-type="percentage" office:value="0.610752688172043" calcext:value-type="percentage">
            <text:p>61.1%</text:p>
          </table:table-cell>
          <table:table-cell office:value-type="float" office:value="7" calcext:value-type="float">
            <text:p>7</text:p>
          </table:table-cell>
          <table:table-cell table:style-name="ce31" table:formula="of:=[.AW69]/[.AY69]" office:value-type="float" office:value="689.714285714286" calcext:value-type="float">
            <text:p>690</text:p>
          </table:table-cell>
          <table:table-cell office:value-type="float" office:value="-29.82" calcext:value-type="float">
            <text:p>-29.82</text:p>
          </table:table-cell>
          <table:table-cell table:style-name="ce27" table:formula="of:=([.BA69]-[.$BA$3])/[.$BA$3]" office:value-type="percentage" office:value="-0.0358874878758487" calcext:value-type="percentage">
            <text:p>-3.6%</text:p>
          </table:table-cell>
          <table:table-cell office:value-type="float" office:value="15.35" calcext:value-type="float">
            <text:p>15.35</text:p>
          </table:table-cell>
          <table:table-cell table:style-name="ce27" table:formula="of:=([.BC69]-[.$BC$3])/[.$BC$3]" office:value-type="percentage" office:value="-0.0038935756002596" calcext:value-type="percentage">
            <text:p>-0.4%</text:p>
          </table:table-cell>
          <table:table-cell office:value-type="float" office:value="-169.57" calcext:value-type="float">
            <text:p>-169.57</text:p>
          </table:table-cell>
          <table:table-cell table:style-name="ce27" table:formula="of:=([.BE69]-[.$BE$3])/[.$BE$3]" office:value-type="percentage" office:value="0.012176923536083" calcext:value-type="percentage">
            <text:p>1.2%</text:p>
          </table:table-cell>
          <table:table-cell office:value-type="float" office:value="112.64" calcext:value-type="float">
            <text:p>112.64</text:p>
          </table:table-cell>
          <table:table-cell table:style-name="ce27" table:formula="of:=([.BG69]-[.$BE$3])/[.$BE$3]" office:value-type="percentage" office:value="-1.67235718975706" calcext:value-type="percentage">
            <text:p>-167.2%</text:p>
          </table:table-cell>
          <table:table-cell table:style-name="ce32" office:value-type="percentage" office:value="0.6419" calcext:value-type="percentage">
            <text:p>64.19%</text:p>
          </table:table-cell>
          <table:table-cell table:style-name="ce32" office:value-type="percentage" office:value="0.0434" calcext:value-type="percentage">
            <text:p>4.34%</text:p>
          </table:table-cell>
          <table:table-cell office:value-type="float" office:value="18.74" calcext:value-type="float">
            <text:p>18.74</text:p>
          </table:table-cell>
          <table:table-cell table:style-name="ce27" table:formula="of:=([.BK69]-[.$BK$3])/[.$BK$3]" office:value-type="percentage" office:value="-0.0554435483870968" calcext:value-type="percentage">
            <text:p>-5.5%</text:p>
          </table:table-cell>
          <table:table-cell office:value-type="float" office:value="16.53" calcext:value-type="float">
            <text:p>16.53</text:p>
          </table:table-cell>
          <table:table-cell table:style-name="ce27" table:formula="of:=([.BM69]-[.$BM$3])/[.$BM$3]" office:value-type="percentage" office:value="-0.136814621409922" calcext:value-type="percentage">
            <text:p>-13.7%</text:p>
          </table:table-cell>
          <table:table-cell office:value-type="float" office:value="35.27" calcext:value-type="float">
            <text:p>35.27</text:p>
          </table:table-cell>
          <table:table-cell table:style-name="ce27" table:formula="of:=([.BO69]-[.$BO$3])/[.$BO$3]" office:value-type="percentage" office:value="-0.0582109479305741" calcext:value-type="percentage">
            <text:p>-5.8%</text:p>
          </table:table-cell>
          <table:table-cell office:value-type="float" office:value="29.83" calcext:value-type="float">
            <text:p>29.83</text:p>
          </table:table-cell>
          <table:table-cell table:style-name="ce27" table:formula="of:=([.BQ69]-[.$BQ$3])/[.$BQ$3]" office:value-type="percentage" office:value="-0.0971549636803874" calcext:value-type="percentage">
            <text:p>-9.7%</text:p>
          </table:table-cell>
          <table:table-cell office:value-type="float" office:value="16.29" calcext:value-type="float">
            <text:p>16.29</text:p>
          </table:table-cell>
          <table:table-cell table:style-name="ce27" table:formula="of:=([.BS69]-[.$BS$3])/[.$BS$3]" office:value-type="percentage" office:value="-0.0451348182883939" calcext:value-type="percentage">
            <text:p>-4.5%</text:p>
          </table:table-cell>
          <table:table-cell office:value-type="float" office:value="15.33" calcext:value-type="float">
            <text:p>15.33</text:p>
          </table:table-cell>
          <table:table-cell table:style-name="ce27" table:formula="of:=([.BU69]-[.$BU$3])/[.$BU$3]" office:value-type="percentage" office:value="-0.13876404494382" calcext:value-type="percentage">
            <text:p>-13.9%</text:p>
          </table:table-cell>
          <table:table-cell table:number-columns-repeated="6"/>
          <table:table-cell office:value-type="float" office:value="84.72" calcext:value-type="float">
            <text:p>84.72</text:p>
          </table:table-cell>
          <table:table-cell office:value-type="float" office:value="20.31" calcext:value-type="float">
            <text:p>20.31</text:p>
          </table:table-cell>
          <table:table-cell office:value-type="float" office:value="0.11" calcext:value-type="float">
            <text:p>0.11</text:p>
          </table:table-cell>
          <table:table-cell office:value-type="float" office:value="3.97" calcext:value-type="float">
            <text:p>3.97</text:p>
          </table:table-cell>
          <table:table-cell office:value-type="float" office:value="26.38" calcext:value-type="float">
            <text:p>26.38</text:p>
          </table:table-cell>
          <table:table-cell office:value-type="float" office:value="19.58" calcext:value-type="float">
            <text:p>19.58</text:p>
          </table:table-cell>
          <table:table-cell office:value-type="float" office:value="29.66" calcext:value-type="float">
            <text:p>29.66</text:p>
          </table:table-cell>
          <table:table-cell table:formula="of:=SUM([.CD69:.CI69])" office:value-type="float" office:value="100.01" calcext:value-type="float">
            <text:p>100.01</text:p>
          </table:table-cell>
          <table:table-cell table:style-name="ce33" table:formula="of:=[.CD69]*[.CC69]/[.CJ69]" office:value-type="float" office:value="17.2049115088491" calcext:value-type="float">
            <text:p>17.20</text:p>
          </table:table-cell>
          <table:table-cell table:style-name="ce33" table:formula="of:=[.CE69]*[.CC69]/[.CJ69]" office:value-type="float" office:value="0.0931826817318268" calcext:value-type="float">
            <text:p>0.09</text:p>
          </table:table-cell>
          <table:table-cell table:style-name="ce33" table:formula="of:=[.CF69]*[.CC69]/[.CJ69]" office:value-type="float" office:value="3.36304769523048" calcext:value-type="float">
            <text:p>3.36</text:p>
          </table:table-cell>
          <table:table-cell table:style-name="ce33" table:formula="of:=[.CG69]*[.CC69]/[.CJ69]" office:value-type="float" office:value="22.346901309869" calcext:value-type="float">
            <text:p>22.35</text:p>
          </table:table-cell>
          <table:table-cell table:style-name="ce33" table:formula="of:=[.CH69]*[.CC69]/[.CJ69]" office:value-type="float" office:value="16.5865173482652" calcext:value-type="float">
            <text:p>16.59</text:p>
          </table:table-cell>
          <table:table-cell table:style-name="ce33" table:formula="of:=[.CI69]*[.CC69]/[.CJ69]" office:value-type="float" office:value="25.1254394560544" calcext:value-type="float">
            <text:p>25.13</text:p>
          </table:table-cell>
          <table:table-cell/>
        </table:table-row>
        <table:table-row table:style-name="ro2">
          <table:table-cell table:style-name="ce3" table:formula="of:=[.A69]+1" office:value-type="float" office:value="63" calcext:value-type="float">
            <text:p>63</text:p>
          </table:table-cell>
          <table:table-cell table:style-name="ce4" office:value-type="date" office:date-value="2020-01-10" calcext:value-type="date">
            <text:p>2020-01-10</text:p>
          </table:table-cell>
          <table:table-cell table:style-name="ce6" office:value-type="string" calcext:value-type="string">
            <text:p>ego-cf-bio</text:p>
          </table:table-cell>
          <table:table-cell office:value-type="string" calcext:value-type="string">
            <text:p>eGo100</text:p>
          </table:table-cell>
          <table:table-cell office:value-type="string" calcext:value-type="string">
            <text:p>limit DE biocap to 2514</text:p>
          </table:table-cell>
          <table:table-cell office:value-type="string" calcext:value-type="string">
            <text:p>None</text:p>
          </table:table-cell>
          <table:table-cell office:value-type="float" office:value="9416065823" calcext:value-type="float">
            <text:p>9416065823</text:p>
          </table:table-cell>
          <table:table-cell table:style-name="ce16" table:formula="of:=([.G70]-[.$G$3])/[.$G$3]" office:value-type="percentage" office:value="0.000303260486676888" calcext:value-type="percentage">
            <text:p>0.03%</text:p>
          </table:table-cell>
          <table:table-cell office:value-type="float" office:value="56.24" calcext:value-type="float">
            <text:p>56.24</text:p>
          </table:table-cell>
          <table:table-cell table:style-name="ce20" table:formula="of:=([.I70]-[.$I$3])/[.$I$3]" office:value-type="percentage" office:value="0.000177841010137029" calcext:value-type="percentage">
            <text:p>0.02%</text:p>
          </table:table-cell>
          <table:table-cell table:style-name="Default" office:value-type="float" office:value="50.25" calcext:value-type="float">
            <text:p>50.25</text:p>
          </table:table-cell>
          <table:table-cell table:style-name="ce16" table:formula="of:=[.K70]/[.I70]" office:value-type="percentage" office:value="0.893492176386913" calcext:value-type="percentage">
            <text:p>89.35%</text:p>
          </table:table-cell>
          <table:table-cell table:style-name="Default" office:value-type="float" office:value="5.98" calcext:value-type="float">
            <text:p>5.98</text:p>
          </table:table-cell>
          <table:table-cell table:style-name="Default" office:value-type="float" office:value="5.74" calcext:value-type="float">
            <text:p>5.7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1.79" calcext:value-type="float">
            <text:p>41.79</text:p>
          </table:table-cell>
          <table:table-cell table:style-name="ce16" table:formula="of:=([.P70]-[.$P$3])/[.$P$3]" office:value-type="percentage" office:value="-0.0428309665597801" calcext:value-type="percentage">
            <text:p>-4.28%</text:p>
          </table:table-cell>
          <table:table-cell table:style-name="Default" office:value-type="float" office:value="37.62" calcext:value-type="float">
            <text:p>37.62</text:p>
          </table:table-cell>
          <table:table-cell table:style-name="ce16" table:formula="of:=[.R70]/[.P70]" office:value-type="percentage" office:value="0.90021536252692" calcext:value-type="percentage">
            <text:p>90.02%</text:p>
          </table:table-cell>
          <table:table-cell table:style-name="Default" office:value-type="float" office:value="4.17" calcext:value-type="float">
            <text:p>4.17</text:p>
          </table:table-cell>
          <table:table-cell table:style-name="Default" office:value-type="float" office:value="3.43" calcext:value-type="float">
            <text:p>3.43</text:p>
          </table:table-cell>
          <table:table-cell table:style-name="Default" office:value-type="float" office:value="0.74" calcext:value-type="float">
            <text:p>0.74</text:p>
          </table:table-cell>
          <table:table-cell office:value-type="float" office:value="992" calcext:value-type="float">
            <text:p>992</text:p>
          </table:table-cell>
          <table:table-cell office:value-type="float" office:value="104.62" calcext:value-type="float">
            <text:p>104.62</text:p>
          </table:table-cell>
          <table:table-cell office:value-type="float" office:value="17.24" calcext:value-type="float">
            <text:p>17.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21" calcext:value-type="float">
            <text:p>9.21</text:p>
          </table:table-cell>
          <table:table-cell office:value-type="float" office:value="9.87" calcext:value-type="float">
            <text:p>9.87</text:p>
          </table:table-cell>
          <table:table-cell office:value-type="float" office:value="16.89" calcext:value-type="float">
            <text:p>16.89</text:p>
          </table:table-cell>
          <table:table-cell office:value-type="float" office:value="12.72" calcext:value-type="float">
            <text:p>12.72</text:p>
          </table:table-cell>
          <table:table-cell office:value-type="float" office:value="34.07" calcext:value-type="float">
            <text:p>34.07</text:p>
          </table:table-cell>
          <table:table-cell office:value-type="float" office:value="80.52" calcext:value-type="float">
            <text:p>80.52</text:p>
          </table:table-cell>
          <table:table-cell office:value-type="float" office:value="13.44" calcext:value-type="float">
            <text:p>13.44</text:p>
          </table:table-cell>
          <table:table-cell office:value-type="float" office:value="0.4" calcext:value-type="float">
            <text:p>0.4</text:p>
          </table:table-cell>
          <table:table-cell office:value-type="float" office:value="4.18" calcext:value-type="float">
            <text:p>4.18</text:p>
          </table:table-cell>
          <table:table-cell office:value-type="float" office:value="22.23" calcext:value-type="float">
            <text:p>22.23</text:p>
          </table:table-cell>
          <table:table-cell office:value-type="float" office:value="19.43" calcext:value-type="float">
            <text:p>19.43</text:p>
          </table:table-cell>
          <table:table-cell office:value-type="float" office:value="40.33" calcext:value-type="float">
            <text:p>40.33</text:p>
          </table:table-cell>
          <table:table-cell office:value-type="float" office:value="8070" calcext:value-type="float">
            <text:p>8070</text:p>
          </table:table-cell>
          <table:table-cell table:style-name="ce27" table:formula="of:=([.AN70]-[.$AN$3])/[.$AN$3]" office:value-type="percentage" office:value="0.0110248058130794" calcext:value-type="percentage">
            <text:p>1.1%</text:p>
          </table:table-cell>
          <table:table-cell office:value-type="float" office:value="376347059" calcext:value-type="float">
            <text:p>376347059</text:p>
          </table:table-cell>
          <table:table-cell table:style-name="ce27" table:formula="of:=([.AP70]-[.$AP$3])/[.$AP$3]" office:value-type="percentage" office:value="0.00953560301922577" calcext:value-type="percentage">
            <text:p>1.0%</text:p>
          </table:table-cell>
          <table:table-cell table:style-name="ce27" table:formula="of:=[.AP70]/[.G70]" office:value-type="percentage" office:value="0.0399686096162074" calcext:value-type="percentage">
            <text:p>4.0%</text:p>
          </table:table-cell>
          <table:table-cell office:value-type="float" office:value="2869" calcext:value-type="float">
            <text:p>2869</text:p>
          </table:table-cell>
          <table:table-cell table:style-name="ce30" table:formula="of:=[.AS70]/[.AN70]" office:value-type="percentage" office:value="0.355514250309789" calcext:value-type="percentage">
            <text:p>35.6%</text:p>
          </table:table-cell>
          <table:table-cell office:value-type="float" office:value="9" calcext:value-type="float">
            <text:p>9</text:p>
          </table:table-cell>
          <table:table-cell table:style-name="ce31" table:formula="of:=[.AS70]/[.AU70]" office:value-type="float" office:value="318.777777777778" calcext:value-type="float">
            <text:p>319</text:p>
          </table:table-cell>
          <table:table-cell office:value-type="float" office:value="5201" calcext:value-type="float">
            <text:p>5201</text:p>
          </table:table-cell>
          <table:table-cell table:style-name="ce30" table:formula="of:=[.AW70]/[.AN70]" office:value-type="percentage" office:value="0.644485749690211" calcext:value-type="percentage">
            <text:p>64.4%</text:p>
          </table:table-cell>
          <table:table-cell office:value-type="float" office:value="8" calcext:value-type="float">
            <text:p>8</text:p>
          </table:table-cell>
          <table:table-cell table:style-name="ce31" table:formula="of:=[.AW70]/[.AY70]" office:value-type="float" office:value="650.125" calcext:value-type="float">
            <text:p>650</text:p>
          </table:table-cell>
          <table:table-cell office:value-type="float" office:value="-30.88" calcext:value-type="float">
            <text:p>-30.88</text:p>
          </table:table-cell>
          <table:table-cell table:style-name="ce27" table:formula="of:=([.BA70]-[.$BA$3])/[.$BA$3]" office:value-type="percentage" office:value="-0.00161655350792114" calcext:value-type="percentage">
            <text:p>-0.2%</text:p>
          </table:table-cell>
          <table:table-cell office:value-type="float" office:value="15.57" calcext:value-type="float">
            <text:p>15.57</text:p>
          </table:table-cell>
          <table:table-cell table:style-name="ce27" table:formula="of:=([.BC70]-[.$BC$3])/[.$BC$3]" office:value-type="percentage" office:value="0.0103828682673589" calcext:value-type="percentage">
            <text:p>1.0%</text:p>
          </table:table-cell>
          <table:table-cell office:value-type="float" office:value="-168.29" calcext:value-type="float">
            <text:p>-168.29</text:p>
          </table:table-cell>
          <table:table-cell table:style-name="ce27" table:formula="of:=([.BE70]-[.$BE$3])/[.$BE$3]" office:value-type="percentage" office:value="0.00453650092520737" calcext:value-type="percentage">
            <text:p>0.5%</text:p>
          </table:table-cell>
          <table:table-cell office:value-type="float" office:value="111.13" calcext:value-type="float">
            <text:p>111.13</text:p>
          </table:table-cell>
          <table:table-cell table:style-name="ce27" table:formula="of:=([.BG70]-[.$BE$3])/[.$BE$3]" office:value-type="percentage" office:value="-1.66334387870829" calcext:value-type="percentage">
            <text:p>-166.3%</text:p>
          </table:table-cell>
          <table:table-cell table:style-name="ce32" office:value-type="percentage" office:value="0.6361" calcext:value-type="percentage">
            <text:p>63.61%</text:p>
          </table:table-cell>
          <table:table-cell table:style-name="ce32" office:value-type="percentage" office:value="0.044" calcext:value-type="percentage">
            <text:p>4.40%</text:p>
          </table:table-cell>
          <table:table-cell office:value-type="float" office:value="19.89" calcext:value-type="float">
            <text:p>19.89</text:p>
          </table:table-cell>
          <table:table-cell table:style-name="ce27" table:formula="of:=([.BK70]-[.$BK$3])/[.$BK$3]" office:value-type="percentage" office:value="0.00252016129032262" calcext:value-type="percentage">
            <text:p>0.3%</text:p>
          </table:table-cell>
          <table:table-cell office:value-type="float" office:value="19.45" calcext:value-type="float">
            <text:p>19.45</text:p>
          </table:table-cell>
          <table:table-cell table:style-name="ce27" table:formula="of:=([.BM70]-[.$BM$3])/[.$BM$3]" office:value-type="percentage" office:value="0.0156657963446476" calcext:value-type="percentage">
            <text:p>1.6%</text:p>
          </table:table-cell>
          <table:table-cell office:value-type="float" office:value="37.6" calcext:value-type="float">
            <text:p>37.6</text:p>
          </table:table-cell>
          <table:table-cell table:style-name="ce27" table:formula="of:=([.BO70]-[.$BO$3])/[.$BO$3]" office:value-type="percentage" office:value="0.00400534045393855" calcext:value-type="percentage">
            <text:p>0.4%</text:p>
          </table:table-cell>
          <table:table-cell office:value-type="float" office:value="33.82" calcext:value-type="float">
            <text:p>33.82</text:p>
          </table:table-cell>
          <table:table-cell table:style-name="ce27" table:formula="of:=([.BQ70]-[.$BQ$3])/[.$BQ$3]" office:value-type="percentage" office:value="0.0236077481840194" calcext:value-type="percentage">
            <text:p>2.4%</text:p>
          </table:table-cell>
          <table:table-cell office:value-type="float" office:value="17.16" calcext:value-type="float">
            <text:p>17.16</text:p>
          </table:table-cell>
          <table:table-cell table:style-name="ce27" table:formula="of:=([.BS70]-[.$BS$3])/[.$BS$3]" office:value-type="percentage" office:value="0.00586166471277851" calcext:value-type="percentage">
            <text:p>0.6%</text:p>
          </table:table-cell>
          <table:table-cell office:value-type="float" office:value="17.93" calcext:value-type="float">
            <text:p>17.93</text:p>
          </table:table-cell>
          <table:table-cell table:style-name="ce27" table:formula="of:=([.BU70]-[.$BU$3])/[.$BU$3]" office:value-type="percentage" office:value="0.0073033707865168" calcext:value-type="percentage">
            <text:p>0.7%</text:p>
          </table:table-cell>
          <table:table-cell table:number-columns-repeated="6"/>
          <table:table-cell office:value-type="float" office:value="80.52" calcext:value-type="float">
            <text:p>80.52</text:p>
          </table:table-cell>
          <table:table-cell office:value-type="float" office:value="13.44" calcext:value-type="float">
            <text:p>13.44</text:p>
          </table:table-cell>
          <table:table-cell office:value-type="float" office:value="0.4" calcext:value-type="float">
            <text:p>0.4</text:p>
          </table:table-cell>
          <table:table-cell office:value-type="float" office:value="4.18" calcext:value-type="float">
            <text:p>4.18</text:p>
          </table:table-cell>
          <table:table-cell office:value-type="float" office:value="22.23" calcext:value-type="float">
            <text:p>22.23</text:p>
          </table:table-cell>
          <table:table-cell office:value-type="float" office:value="19.43" calcext:value-type="float">
            <text:p>19.43</text:p>
          </table:table-cell>
          <table:table-cell office:value-type="float" office:value="40.33" calcext:value-type="float">
            <text:p>40.33</text:p>
          </table:table-cell>
          <table:table-cell table:formula="of:=SUM([.CD70:.CI70])" office:value-type="float" office:value="100.01" calcext:value-type="float">
            <text:p>100.01</text:p>
          </table:table-cell>
          <table:table-cell table:style-name="ce33" table:formula="of:=[.CD70]*[.CC70]/[.CJ70]" office:value-type="float" office:value="10.8208059194081" calcext:value-type="float">
            <text:p>10.82</text:p>
          </table:table-cell>
          <table:table-cell table:style-name="ce33" table:formula="of:=[.CE70]*[.CC70]/[.CJ70]" office:value-type="float" office:value="0.322047795220478" calcext:value-type="float">
            <text:p>0.32</text:p>
          </table:table-cell>
          <table:table-cell table:style-name="ce33" table:formula="of:=[.CF70]*[.CC70]/[.CJ70]" office:value-type="float" office:value="3.36539946005399" calcext:value-type="float">
            <text:p>3.37</text:p>
          </table:table-cell>
          <table:table-cell table:style-name="ce33" table:formula="of:=[.CG70]*[.CC70]/[.CJ70]" office:value-type="float" office:value="17.8978062193781" calcext:value-type="float">
            <text:p>17.90</text:p>
          </table:table-cell>
          <table:table-cell table:style-name="ce33" table:formula="of:=[.CH70]*[.CC70]/[.CJ70]" office:value-type="float" office:value="15.6434716528347" calcext:value-type="float">
            <text:p>15.64</text:p>
          </table:table-cell>
          <table:table-cell table:style-name="ce33" table:formula="of:=[.CI70]*[.CC70]/[.CJ70]" office:value-type="float" office:value="32.4704689531047" calcext:value-type="float">
            <text:p>32.47</text:p>
          </table:table-cell>
          <table:table-cell/>
        </table:table-row>
        <table:table-row table:style-name="ro2">
          <table:table-cell table:style-name="ce3" table:formula="of:=[.A70]+1" office:value-type="float" office:value="64" calcext:value-type="float">
            <text:p>64</text:p>
          </table:table-cell>
          <table:table-cell table:style-name="ce4" office:value-type="date" office:date-value="2019-12-08" calcext:value-type="date">
            <text:p>2019-12-08</text:p>
          </table:table-cell>
          <table:table-cell table:style-name="ce7" office:value-type="string" calcext:value-type="string">
            <text:p>ego-load-5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reduce load by 5%</text:p>
          </table:table-cell>
          <table:table-cell office:value-type="string" calcext:value-type="string">
            <text:p>None</text:p>
          </table:table-cell>
          <table:table-cell office:value-type="float" office:value="7599552542" calcext:value-type="float">
            <text:p>7599552542</text:p>
          </table:table-cell>
          <table:table-cell table:style-name="ce16" table:formula="of:=([.G71]-[.$G$3])/[.$G$3]" office:value-type="percentage" office:value="-0.192671617966618" calcext:value-type="percentage">
            <text:p>-19.27%</text:p>
          </table:table-cell>
          <table:table-cell office:value-type="float" office:value="57.98" calcext:value-type="float">
            <text:p>57.98</text:p>
          </table:table-cell>
          <table:table-cell table:style-name="ce20" table:formula="of:=([.I71]-[.$I$3])/[.$I$3]" office:value-type="percentage" office:value="0.0311221767739641" calcext:value-type="percentage">
            <text:p>3.11%</text:p>
          </table:table-cell>
          <table:table-cell table:style-name="Default" office:value-type="float" office:value="52.9" calcext:value-type="float">
            <text:p>52.9</text:p>
          </table:table-cell>
          <table:table-cell table:style-name="ce16" table:formula="of:=[.K71]/[.I71]" office:value-type="percentage" office:value="0.912383580545015" calcext:value-type="percentage">
            <text:p>91.24%</text:p>
          </table:table-cell>
          <table:table-cell table:style-name="Default" office:value-type="float" office:value="5.08" calcext:value-type="float">
            <text:p>5.08</text:p>
          </table:table-cell>
          <table:table-cell table:style-name="Default" office:value-type="float" office:value="4.84" calcext:value-type="float">
            <text:p>4.84</text:p>
          </table:table-cell>
          <table:table-cell table:style-name="Default" office:value-type="float" office:value="0.24" calcext:value-type="float">
            <text:p>0.24</text:p>
          </table:table-cell>
          <table:table-cell table:style-name="Default" office:value-type="float" office:value="45.09" calcext:value-type="float">
            <text:p>45.09</text:p>
          </table:table-cell>
          <table:table-cell table:style-name="ce16" table:formula="of:=([.P71]-[.$P$3])/[.$P$3]" office:value-type="percentage" office:value="0.0327530920751261" calcext:value-type="percentage">
            <text:p>3.28%</text:p>
          </table:table-cell>
          <table:table-cell table:style-name="Default" office:value-type="float" office:value="39.6" calcext:value-type="float">
            <text:p>39.6</text:p>
          </table:table-cell>
          <table:table-cell table:style-name="ce16" table:formula="of:=[.R71]/[.P71]" office:value-type="percentage" office:value="0.878243512974052" calcext:value-type="percentage">
            <text:p>87.82%</text:p>
          </table:table-cell>
          <table:table-cell table:style-name="Default" office:value-type="float" office:value="5.49" calcext:value-type="float">
            <text:p>5.49</text:p>
          </table:table-cell>
          <table:table-cell table:style-name="Default" office:value-type="float" office:value="4.73" calcext:value-type="float">
            <text:p>4.73</text:p>
          </table:table-cell>
          <table:table-cell table:style-name="Default" office:value-type="float" office:value="0.76" calcext:value-type="float">
            <text:p>0.76</text:p>
          </table:table-cell>
          <table:table-cell office:value-type="float" office:value="857" calcext:value-type="float">
            <text:p>857</text:p>
          </table:table-cell>
          <table:table-cell office:value-type="float" office:value="105.08" calcext:value-type="float">
            <text:p>105.08</text:p>
          </table:table-cell>
          <table:table-cell office:value-type="float" office:value="14.45" calcext:value-type="float">
            <text:p>14.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.57" calcext:value-type="float">
            <text:p>9.57</text:p>
          </table:table-cell>
          <table:table-cell office:value-type="float" office:value="10.18" calcext:value-type="float">
            <text:p>10.18</text:p>
          </table:table-cell>
          <table:table-cell office:value-type="float" office:value="17.49" calcext:value-type="float">
            <text:p>17.49</text:p>
          </table:table-cell>
          <table:table-cell office:value-type="float" office:value="12.94" calcext:value-type="float">
            <text:p>12.94</text:p>
          </table:table-cell>
          <table:table-cell office:value-type="float" office:value="35.36" calcext:value-type="float">
            <text:p>35.36</text:p>
          </table:table-cell>
          <table:table-cell office:value-type="float" office:value="87.59" calcext:value-type="float">
            <text:p>87.59</text:p>
          </table:table-cell>
          <table:table-cell office:value-type="float" office:value="17.06" calcext:value-type="float">
            <text:p>17.06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1.4" calcext:value-type="float">
            <text:p>21.4</text:p>
          </table:table-cell>
          <table:table-cell office:value-type="float" office:value="18.63" calcext:value-type="float">
            <text:p>18.63</text:p>
          </table:table-cell>
          <table:table-cell office:value-type="float" office:value="38.77" calcext:value-type="float">
            <text:p>38.77</text:p>
          </table:table-cell>
          <table:table-cell office:value-type="float" office:value="7787" calcext:value-type="float">
            <text:p>7787</text:p>
          </table:table-cell>
          <table:table-cell table:style-name="ce27" table:formula="of:=([.AN71]-[.$AN$3])/[.$AN$3]" office:value-type="percentage" office:value="-0.0244299674267101" calcext:value-type="percentage">
            <text:p>-2.4%</text:p>
          </table:table-cell>
          <table:table-cell office:value-type="float" office:value="363871598" calcext:value-type="float">
            <text:p>363871598</text:p>
          </table:table-cell>
          <table:table-cell table:style-name="ce27" table:formula="of:=([.AP71]-[.$AP$3])/[.$AP$3]" office:value-type="percentage" office:value="-0.0239293111933172" calcext:value-type="percentage">
            <text:p>-2.4%</text:p>
          </table:table-cell>
          <table:table-cell table:style-name="ce27" table:formula="of:=[.AP71]/[.G71]" office:value-type="percentage" office:value="0.0478806608664145" calcext:value-type="percentage">
            <text:p>4.8%</text:p>
          </table:table-cell>
          <table:table-cell office:value-type="float" office:value="2528" calcext:value-type="float">
            <text:p>2528</text:p>
          </table:table-cell>
          <table:table-cell table:style-name="ce30" table:formula="of:=[.AS71]/[.AN71]" office:value-type="percentage" office:value="0.324643636830615" calcext:value-type="percentage">
            <text:p>32.5%</text:p>
          </table:table-cell>
          <table:table-cell office:value-type="float" office:value="9" calcext:value-type="float">
            <text:p>9</text:p>
          </table:table-cell>
          <table:table-cell table:style-name="ce31" table:formula="of:=[.AS71]/[.AU71]" office:value-type="float" office:value="280.888888888889" calcext:value-type="float">
            <text:p>281</text:p>
          </table:table-cell>
          <table:table-cell office:value-type="float" office:value="5259" calcext:value-type="float">
            <text:p>5259</text:p>
          </table:table-cell>
          <table:table-cell table:style-name="ce30" table:formula="of:=[.AW71]/[.AN71]" office:value-type="percentage" office:value="0.675356363169385" calcext:value-type="percentage">
            <text:p>67.5%</text:p>
          </table:table-cell>
          <table:table-cell office:value-type="float" office:value="10" calcext:value-type="float">
            <text:p>10</text:p>
          </table:table-cell>
          <table:table-cell table:style-name="ce31" table:formula="of:=[.AW71]/[.AY71]" office:value-type="float" office:value="525.9" calcext:value-type="float">
            <text:p>526</text:p>
          </table:table-cell>
          <table:table-cell office:value-type="float" office:value="-30.68" calcext:value-type="float">
            <text:p>-30.68</text:p>
          </table:table-cell>
          <table:table-cell table:style-name="ce27" table:formula="of:=([.BA71]-[.$BA$3])/[.$BA$3]" office:value-type="percentage" office:value="-0.00808276753960556" calcext:value-type="percentage">
            <text:p>-0.8%</text:p>
          </table:table-cell>
          <table:table-cell office:value-type="float" office:value="15.25" calcext:value-type="float">
            <text:p>15.25</text:p>
          </table:table-cell>
          <table:table-cell table:style-name="ce27" table:formula="of:=([.BC71]-[.$BC$3])/[.$BC$3]" office:value-type="percentage" office:value="-0.0103828682673589" calcext:value-type="percentage">
            <text:p>-1.0%</text:p>
          </table:table-cell>
          <table:table-cell office:value-type="float" office:value="-176.25" calcext:value-type="float">
            <text:p>-176.25</text:p>
          </table:table-cell>
          <table:table-cell table:style-name="ce27" table:formula="of:=([.BE71]-[.$BE$3])/[.$BE$3]" office:value-type="percentage" office:value="0.0520503790365905" calcext:value-type="percentage">
            <text:p>5.2%</text:p>
          </table:table-cell>
          <table:table-cell office:value-type="float" office:value="115.94" calcext:value-type="float">
            <text:p>115.94</text:p>
          </table:table-cell>
          <table:table-cell table:style-name="ce27" table:formula="of:=([.BG71]-[.$BG$3])/[.$BG$3]" office:value-type="percentage" office:value="0.0466732869910626" calcext:value-type="percentage">
            <text:p>4.7%</text:p>
          </table:table-cell>
          <table:table-cell table:style-name="ce32" office:value-type="percentage" office:value="0.634" calcext:value-type="percentage">
            <text:p>63.40%</text:p>
          </table:table-cell>
          <table:table-cell table:style-name="ce32" office:value-type="percentage" office:value="0.0482" calcext:value-type="percentage">
            <text:p>4.82%</text:p>
          </table:table-cell>
          <table:table-cell office:value-type="float" office:value="21.02" calcext:value-type="float">
            <text:p>21.02</text:p>
          </table:table-cell>
          <table:table-cell table:style-name="ce27" table:formula="of:=([.BK71]-[.$BK$3])/[.$BK$3]" office:value-type="percentage" office:value="0.0594758064516129" calcext:value-type="percentage">
            <text:p>5.9%</text:p>
          </table:table-cell>
          <table:table-cell office:value-type="float" office:value="19.98" calcext:value-type="float">
            <text:p>19.98</text:p>
          </table:table-cell>
          <table:table-cell table:style-name="ce27" table:formula="of:=([.BM71]-[.$BM$3])/[.$BM$3]" office:value-type="percentage" office:value="0.0433420365535249" calcext:value-type="percentage">
            <text:p>4.3%</text:p>
          </table:table-cell>
          <table:table-cell office:value-type="float" office:value="39.4" calcext:value-type="float">
            <text:p>39.4</text:p>
          </table:table-cell>
          <table:table-cell table:style-name="ce27" table:formula="of:=([.BO71]-[.$BO$3])/[.$BO$3]" office:value-type="percentage" office:value="0.0520694259012015" calcext:value-type="percentage">
            <text:p>5.2%</text:p>
          </table:table-cell>
          <table:table-cell office:value-type="float" office:value="34.41" calcext:value-type="float">
            <text:p>34.41</text:p>
          </table:table-cell>
          <table:table-cell table:style-name="ce27" table:formula="of:=([.BQ71]-[.$BQ$3])/[.$BQ$3]" office:value-type="percentage" office:value="0.0414648910411622" calcext:value-type="percentage">
            <text:p>4.1%</text:p>
          </table:table-cell>
          <table:table-cell office:value-type="float" office:value="17.96" calcext:value-type="float">
            <text:p>17.96</text:p>
          </table:table-cell>
          <table:table-cell table:style-name="ce27" table:formula="of:=([.BS71]-[.$BS$3])/[.$BS$3]" office:value-type="percentage" office:value="0.052754982415006" calcext:value-type="percentage">
            <text:p>5.3%</text:p>
          </table:table-cell>
          <table:table-cell office:value-type="float" office:value="18.46" calcext:value-type="float">
            <text:p>18.46</text:p>
          </table:table-cell>
          <table:table-cell table:style-name="ce27" table:formula="of:=([.BU71]-[.$BU$3])/[.$BU$3]" office:value-type="percentage" office:value="0.0370786516853933" calcext:value-type="percentage">
            <text:p>3.7%</text:p>
          </table:table-cell>
          <table:table-cell table:number-columns-repeated="6"/>
          <table:table-cell office:value-type="float" office:value="87.59" calcext:value-type="float">
            <text:p>87.59</text:p>
          </table:table-cell>
          <table:table-cell office:value-type="float" office:value="17.06" calcext:value-type="float">
            <text:p>17.06</text:p>
          </table:table-cell>
          <table:table-cell office:value-type="float" office:value="0.11" calcext:value-type="float">
            <text:p>0.11</text:p>
          </table:table-cell>
          <table:table-cell office:value-type="float" office:value="4.02" calcext:value-type="float">
            <text:p>4.02</text:p>
          </table:table-cell>
          <table:table-cell office:value-type="float" office:value="21.4" calcext:value-type="float">
            <text:p>21.4</text:p>
          </table:table-cell>
          <table:table-cell office:value-type="float" office:value="18.63" calcext:value-type="float">
            <text:p>18.63</text:p>
          </table:table-cell>
          <table:table-cell office:value-type="float" office:value="38.77" calcext:value-type="float">
            <text:p>38.77</text:p>
          </table:table-cell>
          <table:table-cell table:formula="of:=SUM([.CD71:.CI71])" office:value-type="float" office:value="99.99" calcext:value-type="float">
            <text:p>99.99</text:p>
          </table:table-cell>
          <table:table-cell table:style-name="ce33" table:formula="of:=[.CD71]*[.CC71]/[.CJ71]" office:value-type="float" office:value="14.9443484348435" calcext:value-type="float">
            <text:p>14.94</text:p>
          </table:table-cell>
          <table:table-cell table:style-name="ce33" table:formula="of:=[.CE71]*[.CC71]/[.CJ71]" office:value-type="float" office:value="0.0963586358635864" calcext:value-type="float">
            <text:p>0.10</text:p>
          </table:table-cell>
          <table:table-cell table:style-name="ce33" table:formula="of:=[.CF71]*[.CC71]/[.CJ71]" office:value-type="float" office:value="3.5214701470147" calcext:value-type="float">
            <text:p>3.52</text:p>
          </table:table-cell>
          <table:table-cell table:style-name="ce33" table:formula="of:=[.CG71]*[.CC71]/[.CJ71]" office:value-type="float" office:value="18.7461346134613" calcext:value-type="float">
            <text:p>18.75</text:p>
          </table:table-cell>
          <table:table-cell table:style-name="ce33" table:formula="of:=[.CH71]*[.CC71]/[.CJ71]" office:value-type="float" office:value="16.3196489648965" calcext:value-type="float">
            <text:p>16.32</text:p>
          </table:table-cell>
          <table:table-cell table:style-name="ce33" table:formula="of:=[.CI71]*[.CC71]/[.CJ71]" office:value-type="float" office:value="33.9620392039204" calcext:value-type="float">
            <text:p>33.96</text:p>
          </table:table-cell>
          <table:table-cell/>
        </table:table-row>
        <table:table-row table:style-name="ro2">
          <table:table-cell table:style-name="ce3" table:formula="of:=[.A71]+1" office:value-type="float" office:value="65" calcext:value-type="float">
            <text:p>65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7" office:value-type="string" calcext:value-type="string">
            <text:p>ego-load-10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reduce load by 10%</text:p>
          </table:table-cell>
          <table:table-cell office:value-type="string" calcext:value-type="string">
            <text:p>None</text:p>
          </table:table-cell>
          <table:table-cell office:value-type="float" office:value="5878698441" calcext:value-type="float">
            <text:p>5878698441</text:p>
          </table:table-cell>
          <table:table-cell table:style-name="ce16" table:formula="of:=([.G72]-[.$G$3])/[.$G$3]" office:value-type="percentage" office:value="-0.375484270342887" calcext:value-type="percentage">
            <text:p>-37.55%</text:p>
          </table:table-cell>
          <table:table-cell office:value-type="float" office:value="59.99" calcext:value-type="float">
            <text:p>59.99</text:p>
          </table:table-cell>
          <table:table-cell table:style-name="ce20" table:formula="of:=([.I72]-[.$I$3])/[.$I$3]" office:value-type="percentage" office:value="0.0668682198114886" calcext:value-type="percentage">
            <text:p>6.69%</text:p>
          </table:table-cell>
          <table:table-cell table:style-name="Default" office:value-type="float" office:value="55.84" calcext:value-type="float">
            <text:p>55.84</text:p>
          </table:table-cell>
          <table:table-cell table:style-name="ce16" table:formula="of:=[.K72]/[.I72]" office:value-type="percentage" office:value="0.930821803633939" calcext:value-type="percentage">
            <text:p>93.08%</text:p>
          </table:table-cell>
          <table:table-cell table:style-name="Default" office:value-type="float" office:value="4.15" calcext:value-type="float">
            <text:p>4.15</text:p>
          </table:table-cell>
          <table:table-cell table:style-name="Default" office:value-type="float" office:value="3.89" calcext:value-type="float">
            <text:p>3.89</text:p>
          </table:table-cell>
          <table:table-cell table:style-name="Default" office:value-type="float" office:value="0.26" calcext:value-type="float">
            <text:p>0.26</text:p>
          </table:table-cell>
          <table:table-cell table:style-name="Default" office:value-type="float" office:value="46.72" calcext:value-type="float">
            <text:p>46.72</text:p>
          </table:table-cell>
          <table:table-cell table:style-name="ce16" table:formula="of:=([.P72]-[.$P$3])/[.$P$3]" office:value-type="percentage" office:value="0.0700870361887312" calcext:value-type="percentage">
            <text:p>7.01%</text:p>
          </table:table-cell>
          <table:table-cell table:style-name="Default" office:value-type="float" office:value="41.8" calcext:value-type="float">
            <text:p>41.8</text:p>
          </table:table-cell>
          <table:table-cell table:style-name="ce16" table:formula="of:=[.R72]/[.P72]" office:value-type="percentage" office:value="0.894691780821918" calcext:value-type="percentage">
            <text:p>89.47%</text:p>
          </table:table-cell>
          <table:table-cell table:style-name="Default" office:value-type="float" office:value="4.92" calcext:value-type="float">
            <text:p>4.92</text:p>
          </table:table-cell>
          <table:table-cell table:style-name="Default" office:value-type="float" office:value="4.12" calcext:value-type="float">
            <text:p>4.12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2472" calcext:value-type="float">
            <text:p>2472</text:p>
          </table:table-cell>
          <table:table-cell office:value-type="float" office:value="105.68" calcext:value-type="float">
            <text:p>105.68</text:p>
          </table:table-cell>
          <table:table-cell office:value-type="float" office:value="11.54" calcext:value-type="float">
            <text:p>11.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.05" calcext:value-type="float">
            <text:p>10.05</text:p>
          </table:table-cell>
          <table:table-cell office:value-type="float" office:value="10.59" calcext:value-type="float">
            <text:p>10.59</text:p>
          </table:table-cell>
          <table:table-cell office:value-type="float" office:value="18.2" calcext:value-type="float">
            <text:p>18.2</text:p>
          </table:table-cell>
          <table:table-cell office:value-type="float" office:value="13.13" calcext:value-type="float">
            <text:p>13.13</text:p>
          </table:table-cell>
          <table:table-cell office:value-type="float" office:value="36.49" calcext:value-type="float">
            <text:p>36.49</text:p>
          </table:table-cell>
          <table:table-cell office:value-type="float" office:value="89.08" calcext:value-type="float">
            <text:p>89.08</text:p>
          </table:table-cell>
          <table:table-cell office:value-type="float" office:value="14.6" calcext:value-type="float">
            <text:p>14.6</text:p>
          </table:table-cell>
          <table:table-cell office:value-type="float" office:value="0.11" calcext:value-type="float">
            <text:p>0.11</text:p>
          </table:table-cell>
          <table:table-cell office:value-type="float" office:value="4.15" calcext:value-type="float">
            <text:p>4.15</text:p>
          </table:table-cell>
          <table:table-cell office:value-type="float" office:value="22.09" calcext:value-type="float">
            <text:p>22.09</text:p>
          </table:table-cell>
          <table:table-cell office:value-type="float" office:value="19.05" calcext:value-type="float">
            <text:p>19.05</text:p>
          </table:table-cell>
          <table:table-cell office:value-type="float" office:value="40" calcext:value-type="float">
            <text:p>40</text:p>
          </table:table-cell>
          <table:table-cell office:value-type="float" office:value="7770" calcext:value-type="float">
            <text:p>7770</text:p>
          </table:table-cell>
          <table:table-cell table:style-name="ce27" table:formula="of:=([.AN72]-[.$AN$3])/[.$AN$3]" office:value-type="percentage" office:value="-0.0265597594587823" calcext:value-type="percentage">
            <text:p>-2.7%</text:p>
          </table:table-cell>
          <table:table-cell office:value-type="float" office:value="363043303" calcext:value-type="float">
            <text:p>363043303</text:p>
          </table:table-cell>
          <table:table-cell table:style-name="ce27" table:formula="of:=([.AP72]-[.$AP$3])/[.$AP$3]" office:value-type="percentage" office:value="-0.0261511786752225" calcext:value-type="percentage">
            <text:p>-2.6%</text:p>
          </table:table-cell>
          <table:table-cell table:style-name="ce27" table:formula="of:=[.AP72]/[.G72]" office:value-type="percentage" office:value="0.0617557281843231" calcext:value-type="percentage">
            <text:p>6.2%</text:p>
          </table:table-cell>
          <table:table-cell office:value-type="float" office:value="2530" calcext:value-type="float">
            <text:p>2530</text:p>
          </table:table-cell>
          <table:table-cell table:style-name="ce30" table:formula="of:=[.AS72]/[.AN72]" office:value-type="percentage" office:value="0.325611325611326" calcext:value-type="percentage">
            <text:p>32.6%</text:p>
          </table:table-cell>
          <table:table-cell office:value-type="float" office:value="10" calcext:value-type="float">
            <text:p>10</text:p>
          </table:table-cell>
          <table:table-cell table:style-name="ce31" table:formula="of:=[.AS72]/[.AU72]" office:value-type="float" office:value="253" calcext:value-type="float">
            <text:p>253</text:p>
          </table:table-cell>
          <table:table-cell office:value-type="float" office:value="5239" calcext:value-type="float">
            <text:p>5239</text:p>
          </table:table-cell>
          <table:table-cell table:style-name="ce30" table:formula="of:=[.AW72]/[.AN72]" office:value-type="percentage" office:value="0.674259974259974" calcext:value-type="percentage">
            <text:p>67.4%</text:p>
          </table:table-cell>
          <table:table-cell office:value-type="float" office:value="10" calcext:value-type="float">
            <text:p>10</text:p>
          </table:table-cell>
          <table:table-cell table:style-name="ce31" table:formula="of:=[.AW72]/[.AY72]" office:value-type="float" office:value="523.9" calcext:value-type="float">
            <text:p>524</text:p>
          </table:table-cell>
          <table:table-cell office:value-type="float" office:value="-30.84" calcext:value-type="float">
            <text:p>-30.84</text:p>
          </table:table-cell>
          <table:table-cell table:style-name="ce27" table:formula="of:=([.BA72]-[.$BA$3])/[.$BA$3]" office:value-type="percentage" office:value="-0.002909796314258" calcext:value-type="percentage">
            <text:p>-0.3%</text:p>
          </table:table-cell>
          <table:table-cell office:value-type="float" office:value="15.32" calcext:value-type="float">
            <text:p>15.32</text:p>
          </table:table-cell>
          <table:table-cell table:style-name="ce27" table:formula="of:=([.BC72]-[.$BC$3])/[.$BC$3]" office:value-type="percentage" office:value="-0.00584036340038935" calcext:value-type="percentage">
            <text:p>-0.6%</text:p>
          </table:table-cell>
          <table:table-cell office:value-type="float" office:value="-187.05" calcext:value-type="float">
            <text:p>-187.05</text:p>
          </table:table-cell>
          <table:table-cell table:style-name="ce27" table:formula="of:=([.BE72]-[.$BE$3])/[.$BE$3]" office:value-type="percentage" office:value="0.116516444815854" calcext:value-type="percentage">
            <text:p>11.7%</text:p>
          </table:table-cell>
          <table:table-cell office:value-type="float" office:value="122.29" calcext:value-type="float">
            <text:p>122.29</text:p>
          </table:table-cell>
          <table:table-cell table:style-name="ce27" table:formula="of:=([.BG72]-[.$BG$3])/[.$BG$3]" office:value-type="percentage" office:value="0.103999277782793" calcext:value-type="percentage">
            <text:p>10.4%</text:p>
          </table:table-cell>
          <table:table-cell table:style-name="ce32" office:value-type="percentage" office:value="0.6316" calcext:value-type="percentage">
            <text:p>63.16%</text:p>
          </table:table-cell>
          <table:table-cell table:style-name="ce32" office:value-type="percentage" office:value="0.0536" calcext:value-type="percentage">
            <text:p>5.36%</text:p>
          </table:table-cell>
          <table:table-cell office:value-type="float" office:value="22.43" calcext:value-type="float">
            <text:p>22.43</text:p>
          </table:table-cell>
          <table:table-cell table:style-name="ce27" table:formula="of:=([.BK72]-[.$BK$3])/[.$BK$3]" office:value-type="percentage" office:value="0.13054435483871" calcext:value-type="percentage">
            <text:p>13.1%</text:p>
          </table:table-cell>
          <table:table-cell office:value-type="float" office:value="20.63" calcext:value-type="float">
            <text:p>20.63</text:p>
          </table:table-cell>
          <table:table-cell table:style-name="ce27" table:formula="of:=([.BM72]-[.$BM$3])/[.$BM$3]" office:value-type="percentage" office:value="0.0772845953002611" calcext:value-type="percentage">
            <text:p>7.7%</text:p>
          </table:table-cell>
          <table:table-cell office:value-type="float" office:value="41.41" calcext:value-type="float">
            <text:p>41.41</text:p>
          </table:table-cell>
          <table:table-cell table:style-name="ce27" table:formula="of:=([.BO72]-[.$BO$3])/[.$BO$3]" office:value-type="percentage" office:value="0.105740987983978" calcext:value-type="percentage">
            <text:p>10.6%</text:p>
          </table:table-cell>
          <table:table-cell office:value-type="float" office:value="35.39" calcext:value-type="float">
            <text:p>35.39</text:p>
          </table:table-cell>
          <table:table-cell table:style-name="ce27" table:formula="of:=([.BQ72]-[.$BQ$3])/[.$BQ$3]" office:value-type="percentage" office:value="0.0711259079903148" calcext:value-type="percentage">
            <text:p>7.1%</text:p>
          </table:table-cell>
          <table:table-cell office:value-type="float" office:value="19.34" calcext:value-type="float">
            <text:p>19.34</text:p>
          </table:table-cell>
          <table:table-cell table:style-name="ce27" table:formula="of:=([.BS72]-[.$BS$3])/[.$BS$3]" office:value-type="percentage" office:value="0.133645955451348" calcext:value-type="percentage">
            <text:p>13.4%</text:p>
          </table:table-cell>
          <table:table-cell office:value-type="float" office:value="18.95" calcext:value-type="float">
            <text:p>18.95</text:p>
          </table:table-cell>
          <table:table-cell table:style-name="ce27" table:formula="of:=([.BU72]-[.$BU$3])/[.$BU$3]" office:value-type="percentage" office:value="0.0646067415730336" calcext:value-type="percentage">
            <text:p>6.5%</text:p>
          </table:table-cell>
          <table:table-cell table:number-columns-repeated="6"/>
          <table:table-cell office:value-type="float" office:value="89.08" calcext:value-type="float">
            <text:p>89.08</text:p>
          </table:table-cell>
          <table:table-cell office:value-type="float" office:value="14.6" calcext:value-type="float">
            <text:p>14.6</text:p>
          </table:table-cell>
          <table:table-cell office:value-type="float" office:value="0.11" calcext:value-type="float">
            <text:p>0.11</text:p>
          </table:table-cell>
          <table:table-cell office:value-type="float" office:value="4.15" calcext:value-type="float">
            <text:p>4.15</text:p>
          </table:table-cell>
          <table:table-cell office:value-type="float" office:value="22.09" calcext:value-type="float">
            <text:p>22.09</text:p>
          </table:table-cell>
          <table:table-cell office:value-type="float" office:value="19.05" calcext:value-type="float">
            <text:p>19.05</text:p>
          </table:table-cell>
          <table:table-cell office:value-type="float" office:value="40" calcext:value-type="float">
            <text:p>40</text:p>
          </table:table-cell>
          <table:table-cell table:formula="of:=SUM([.CD72:.CI72])" office:value-type="float" office:value="100" calcext:value-type="float">
            <text:p>100</text:p>
          </table:table-cell>
          <table:table-cell table:style-name="ce33" table:formula="of:=[.CD72]*[.CC72]/[.CJ72]" office:value-type="float" office:value="13.00568" calcext:value-type="float">
            <text:p>13.01</text:p>
          </table:table-cell>
          <table:table-cell table:style-name="ce33" table:formula="of:=[.CE72]*[.CC72]/[.CJ72]" office:value-type="float" office:value="0.097988" calcext:value-type="float">
            <text:p>0.10</text:p>
          </table:table-cell>
          <table:table-cell table:style-name="ce33" table:formula="of:=[.CF72]*[.CC72]/[.CJ72]" office:value-type="float" office:value="3.69682" calcext:value-type="float">
            <text:p>3.70</text:p>
          </table:table-cell>
          <table:table-cell table:style-name="ce33" table:formula="of:=[.CG72]*[.CC72]/[.CJ72]" office:value-type="float" office:value="19.677772" calcext:value-type="float">
            <text:p>19.68</text:p>
          </table:table-cell>
          <table:table-cell table:style-name="ce33" table:formula="of:=[.CH72]*[.CC72]/[.CJ72]" office:value-type="float" office:value="16.96974" calcext:value-type="float">
            <text:p>16.97</text:p>
          </table:table-cell>
          <table:table-cell table:style-name="ce33" table:formula="of:=[.CI72]*[.CC72]/[.CJ72]" office:value-type="float" office:value="35.632" calcext:value-type="float">
            <text:p>35.63</text:p>
          </table:table-cell>
          <table:table-cell/>
        </table:table-row>
        <table:table-row table:style-name="ro2">
          <table:table-cell table:style-name="ce3" table:formula="of:=[.A72]+1" office:value-type="float" office:value="66" calcext:value-type="float">
            <text:p>66</text:p>
          </table:table-cell>
          <table:table-cell table:style-name="ce4" office:value-type="date" office:date-value="2019-12-10" calcext:value-type="date">
            <text:p>2019-12-10</text:p>
          </table:table-cell>
          <table:table-cell table:style-name="ce7" office:value-type="string" calcext:value-type="string">
            <text:p>ego-load-plus5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increase load by 5%</text:p>
          </table:table-cell>
          <table:table-cell office:value-type="string" calcext:value-type="string">
            <text:p>None</text:p>
          </table:table-cell>
          <table:table-cell office:value-type="float" office:value="11347529133" calcext:value-type="float">
            <text:p>11347529133</text:p>
          </table:table-cell>
          <table:table-cell table:style-name="ce16" table:formula="of:=([.G73]-[.$G$3])/[.$G$3]" office:value-type="percentage" office:value="0.205489702767497" calcext:value-type="percentage">
            <text:p>20.55%</text:p>
          </table:table-cell>
          <table:table-cell office:value-type="float" office:value="54.73" calcext:value-type="float">
            <text:p>54.73</text:p>
          </table:table-cell>
          <table:table-cell table:style-name="ce20" table:formula="of:=([.I73]-[.$I$3])/[.$I$3]" office:value-type="percentage" office:value="-0.0266761515205406" calcext:value-type="percentage">
            <text:p>-2.67%</text:p>
          </table:table-cell>
          <table:table-cell table:style-name="Default" office:value-type="float" office:value="47.86" calcext:value-type="float">
            <text:p>47.86</text:p>
          </table:table-cell>
          <table:table-cell table:style-name="ce16" table:formula="of:=[.K73]/[.I73]" office:value-type="percentage" office:value="0.874474693952129" calcext:value-type="percentage">
            <text:p>87.45%</text:p>
          </table:table-cell>
          <table:table-cell table:style-name="Default" office:value-type="float" office:value="6.87" calcext:value-type="float">
            <text:p>6.87</text:p>
          </table:table-cell>
          <table:table-cell table:style-name="Default" office:value-type="float" office:value="6.59" calcext:value-type="float">
            <text:p>6.59</text:p>
          </table:table-cell>
          <table:table-cell table:style-name="Default" office:value-type="float" office:value="0.28" calcext:value-type="float">
            <text:p>0.28</text:p>
          </table:table-cell>
          <table:table-cell table:style-name="Default" office:value-type="float" office:value="42.69" calcext:value-type="float">
            <text:p>42.69</text:p>
          </table:table-cell>
          <table:table-cell table:style-name="ce16" table:formula="of:=([.P73]-[.$P$3])/[.$P$3]" office:value-type="percentage" office:value="-0.0222171323866239" calcext:value-type="percentage">
            <text:p>-2.22%</text:p>
          </table:table-cell>
          <table:table-cell table:style-name="Default" office:value-type="float" office:value="35.83" calcext:value-type="float">
            <text:p>35.83</text:p>
          </table:table-cell>
          <table:table-cell table:style-name="ce16" table:formula="of:=[.R73]/[.P73]" office:value-type="percentage" office:value="0.839306629187163" calcext:value-type="percentage">
            <text:p>83.93%</text:p>
          </table:table-cell>
          <table:table-cell table:style-name="Default" office:value-type="float" office:value="6.87" calcext:value-type="float">
            <text:p>6.87</text:p>
          </table:table-cell>
          <table:table-cell table:style-name="Default" office:value-type="float" office:value="6.01" calcext:value-type="float">
            <text:p>6.01</text:p>
          </table:table-cell>
          <table:table-cell table:style-name="Default" office:value-type="float" office:value="0.86" calcext:value-type="float">
            <text:p>0.86</text:p>
          </table:table-cell>
          <table:table-cell office:value-type="float" office:value="2340" calcext:value-type="float">
            <text:p>2340</text:p>
          </table:table-cell>
          <table:table-cell office:value-type="float" office:value="104.29" calcext:value-type="float">
            <text:p>104.29</text:p>
          </table:table-cell>
          <table:table-cell office:value-type="float" office:value="19.78" calcext:value-type="float">
            <text:p>19.7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float" office:value="8.72" calcext:value-type="float">
            <text:p>8.72</text:p>
          </table:table-cell>
          <table:table-cell office:value-type="float" office:value="9.54" calcext:value-type="float">
            <text:p>9.54</text:p>
          </table:table-cell>
          <table:table-cell office:value-type="float" office:value="16.27" calcext:value-type="float">
            <text:p>16.27</text:p>
          </table:table-cell>
          <table:table-cell office:value-type="float" office:value="12.71" calcext:value-type="float">
            <text:p>12.71</text:p>
          </table:table-cell>
          <table:table-cell office:value-type="float" office:value="32.94" calcext:value-type="float">
            <text:p>32.94</text:p>
          </table:table-cell>
          <table:table-cell office:value-type="float" office:value="86.48" calcext:value-type="float">
            <text:p>86.48</text:p>
          </table:table-cell>
          <table:table-cell office:value-type="float" office:value="21.93" calcext:value-type="float">
            <text:p>21.93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19.85" calcext:value-type="float">
            <text:p>19.85</text:p>
          </table:table-cell>
          <table:table-cell office:value-type="float" office:value="18.1" calcext:value-type="float">
            <text:p>18.1</text:p>
          </table:table-cell>
          <table:table-cell office:value-type="float" office:value="36.31" calcext:value-type="float">
            <text:p>36.31</text:p>
          </table:table-cell>
          <table:table-cell office:value-type="float" office:value="9808" calcext:value-type="float">
            <text:p>9808</text:p>
          </table:table-cell>
          <table:table-cell table:style-name="ce27" table:formula="of:=([.AN73]-[.$AN$3])/[.$AN$3]" office:value-type="percentage" office:value="0.228764720621398" calcext:value-type="percentage">
            <text:p>22.9%</text:p>
          </table:table-cell>
          <table:table-cell office:value-type="float" office:value="456687675" calcext:value-type="float">
            <text:p>456687675</text:p>
          </table:table-cell>
          <table:table-cell table:style-name="ce27" table:formula="of:=([.AP73]-[.$AP$3])/[.$AP$3]" office:value-type="percentage" office:value="0.225046021609998" calcext:value-type="percentage">
            <text:p>22.5%</text:p>
          </table:table-cell>
          <table:table-cell table:style-name="ce27" table:formula="of:=[.AP73]/[.G73]" office:value-type="percentage" office:value="0.0402455609187992" calcext:value-type="percentage">
            <text:p>4.0%</text:p>
          </table:table-cell>
          <table:table-cell office:value-type="float" office:value="3684" calcext:value-type="float">
            <text:p>3684</text:p>
          </table:table-cell>
          <table:table-cell table:style-name="ce30" table:formula="of:=[.AS73]/[.AN73]" office:value-type="percentage" office:value="0.375611745513866" calcext:value-type="percentage">
            <text:p>37.6%</text:p>
          </table:table-cell>
          <table:table-cell office:value-type="float" office:value="12" calcext:value-type="float">
            <text:p>12</text:p>
          </table:table-cell>
          <table:table-cell table:style-name="ce31" table:formula="of:=[.AS73]/[.AU73]" office:value-type="float" office:value="307" calcext:value-type="float">
            <text:p>307</text:p>
          </table:table-cell>
          <table:table-cell office:value-type="float" office:value="6124" calcext:value-type="float">
            <text:p>6124</text:p>
          </table:table-cell>
          <table:table-cell table:style-name="ce30" table:formula="of:=[.AW73]/[.AN73]" office:value-type="percentage" office:value="0.624388254486134" calcext:value-type="percentage">
            <text:p>62.4%</text:p>
          </table:table-cell>
          <table:table-cell office:value-type="float" office:value="12" calcext:value-type="float">
            <text:p>12</text:p>
          </table:table-cell>
          <table:table-cell table:style-name="ce31" table:formula="of:=[.AW73]/[.AY73]" office:value-type="float" office:value="510.333333333333" calcext:value-type="float">
            <text:p>510</text:p>
          </table:table-cell>
          <table:table-cell office:value-type="float" office:value="-36.29" calcext:value-type="float">
            <text:p>-36.29</text:p>
          </table:table-cell>
          <table:table-cell table:style-name="ce27" table:formula="of:=([.BA73]-[.$BA$3])/[.$BA$3]" office:value-type="percentage" office:value="0.173294536049143" calcext:value-type="percentage">
            <text:p>17.3%</text:p>
          </table:table-cell>
          <table:table-cell office:value-type="float" office:value="18.64" calcext:value-type="float">
            <text:p>18.64</text:p>
          </table:table-cell>
          <table:table-cell table:style-name="ce27" table:formula="of:=([.BC73]-[.$BC$3])/[.$BC$3]" office:value-type="percentage" office:value="0.209604153147307" calcext:value-type="percentage">
            <text:p>21.0%</text:p>
          </table:table-cell>
          <table:table-cell office:value-type="float" office:value="-160.24" calcext:value-type="float">
            <text:p>-160.24</text:p>
          </table:table-cell>
          <table:table-cell table:style-name="ce27" table:formula="of:=([.BE73]-[.$BE$3])/[.$BE$3]" office:value-type="percentage" office:value="-0.0435145944010028" calcext:value-type="percentage">
            <text:p>-4.4%</text:p>
          </table:table-cell>
          <table:table-cell office:value-type="float" office:value="106.33" calcext:value-type="float">
            <text:p>106.33</text:p>
          </table:table-cell>
          <table:table-cell table:style-name="ce27" table:formula="of:=([.BG73]-[.$BG$3])/[.$BG$3]" office:value-type="percentage" office:value="-0.0400830549787849" calcext:value-type="percentage">
            <text:p>-4.0%</text:p>
          </table:table-cell>
          <table:table-cell table:style-name="ce32" office:value-type="percentage" office:value="0.6359" calcext:value-type="percentage">
            <text:p>63.59%</text:p>
          </table:table-cell>
          <table:table-cell table:style-name="ce32" office:value-type="percentage" office:value="0.0415" calcext:value-type="percentage">
            <text:p>4.15%</text:p>
          </table:table-cell>
          <table:table-cell office:value-type="float" office:value="18.42" calcext:value-type="float">
            <text:p>18.42</text:p>
          </table:table-cell>
          <table:table-cell table:style-name="ce27" table:formula="of:=([.BK73]-[.$BK$3])/[.$BK$3]" office:value-type="percentage" office:value="-0.0715725806451612" calcext:value-type="percentage">
            <text:p>-7.2%</text:p>
          </table:table-cell>
          <table:table-cell office:value-type="float" office:value="17.72" calcext:value-type="float">
            <text:p>17.72</text:p>
          </table:table-cell>
          <table:table-cell table:style-name="ce27" table:formula="of:=([.BM73]-[.$BM$3])/[.$BM$3]" office:value-type="percentage" office:value="-0.0746736292428198" calcext:value-type="percentage">
            <text:p>-7.5%</text:p>
          </table:table-cell>
          <table:table-cell office:value-type="float" office:value="34.7" calcext:value-type="float">
            <text:p>34.7</text:p>
          </table:table-cell>
          <table:table-cell table:style-name="ce27" table:formula="of:=([.BO73]-[.$BO$3])/[.$BO$3]" office:value-type="percentage" office:value="-0.0734312416555407" calcext:value-type="percentage">
            <text:p>-7.3%</text:p>
          </table:table-cell>
          <table:table-cell office:value-type="float" office:value="30.48" calcext:value-type="float">
            <text:p>30.48</text:p>
          </table:table-cell>
          <table:table-cell table:style-name="ce27" table:formula="of:=([.BQ73]-[.$BQ$3])/[.$BQ$3]" office:value-type="percentage" office:value="-0.0774818401937046" calcext:value-type="percentage">
            <text:p>-7.7%</text:p>
          </table:table-cell>
          <table:table-cell office:value-type="float" office:value="16.12" calcext:value-type="float">
            <text:p>16.12</text:p>
          </table:table-cell>
          <table:table-cell table:style-name="ce27" table:formula="of:=([.BS73]-[.$BS$3])/[.$BS$3]" office:value-type="percentage" office:value="-0.0550996483001171" calcext:value-type="percentage">
            <text:p>-5.5%</text:p>
          </table:table-cell>
          <table:table-cell office:value-type="float" office:value="16.67" calcext:value-type="float">
            <text:p>16.67</text:p>
          </table:table-cell>
          <table:table-cell table:style-name="ce27" table:formula="of:=([.BU73]-[.$BU$3])/[.$BU$3]" office:value-type="percentage" office:value="-0.0634831460674157" calcext:value-type="percentage">
            <text:p>-6.3%</text:p>
          </table:table-cell>
          <table:table-cell table:number-columns-repeated="6"/>
          <table:table-cell office:value-type="float" office:value="86.48" calcext:value-type="float">
            <text:p>86.48</text:p>
          </table:table-cell>
          <table:table-cell office:value-type="float" office:value="21.93" calcext:value-type="float">
            <text:p>21.93</text:p>
          </table:table-cell>
          <table:table-cell office:value-type="float" office:value="0.1" calcext:value-type="float">
            <text:p>0.1</text:p>
          </table:table-cell>
          <table:table-cell office:value-type="float" office:value="3.71" calcext:value-type="float">
            <text:p>3.71</text:p>
          </table:table-cell>
          <table:table-cell office:value-type="float" office:value="19.85" calcext:value-type="float">
            <text:p>19.85</text:p>
          </table:table-cell>
          <table:table-cell office:value-type="float" office:value="18.1" calcext:value-type="float">
            <text:p>18.1</text:p>
          </table:table-cell>
          <table:table-cell office:value-type="float" office:value="36.31" calcext:value-type="float">
            <text:p>36.31</text:p>
          </table:table-cell>
          <table:table-cell table:formula="of:=SUM([.CD73:.CI73])" office:value-type="float" office:value="100" calcext:value-type="float">
            <text:p>100</text:p>
          </table:table-cell>
          <table:table-cell table:style-name="ce33" table:formula="of:=[.CD73]*[.CC73]/[.CJ73]" office:value-type="float" office:value="18.965064" calcext:value-type="float">
            <text:p>18.97</text:p>
          </table:table-cell>
          <table:table-cell table:style-name="ce33" table:formula="of:=[.CE73]*[.CC73]/[.CJ73]" office:value-type="float" office:value="0.08648" calcext:value-type="float">
            <text:p>0.09</text:p>
          </table:table-cell>
          <table:table-cell table:style-name="ce33" table:formula="of:=[.CF73]*[.CC73]/[.CJ73]" office:value-type="float" office:value="3.208408" calcext:value-type="float">
            <text:p>3.21</text:p>
          </table:table-cell>
          <table:table-cell table:style-name="ce33" table:formula="of:=[.CG73]*[.CC73]/[.CJ73]" office:value-type="float" office:value="17.16628" calcext:value-type="float">
            <text:p>17.17</text:p>
          </table:table-cell>
          <table:table-cell table:style-name="ce33" table:formula="of:=[.CH73]*[.CC73]/[.CJ73]" office:value-type="float" office:value="15.65288" calcext:value-type="float">
            <text:p>15.65</text:p>
          </table:table-cell>
          <table:table-cell table:style-name="ce33" table:formula="of:=[.CI73]*[.CC73]/[.CJ73]" office:value-type="float" office:value="31.400888" calcext:value-type="float">
            <text:p>31.40</text:p>
          </table:table-cell>
          <table:table-cell/>
        </table:table-row>
        <table:table-row table:style-name="ro2">
          <table:table-cell table:style-name="ce3" table:formula="of:=[.A73]+1" office:value-type="float" office:value="67" calcext:value-type="float">
            <text:p>67</text:p>
          </table:table-cell>
          <table:table-cell table:style-name="ce4" office:value-type="date" office:date-value="2019-12-12" calcext:value-type="date">
            <text:p>2019-12-12</text:p>
          </table:table-cell>
          <table:table-cell table:style-name="ce7" office:value-type="string" calcext:value-type="string">
            <text:p>ego-load-plus10</text:p>
          </table:table-cell>
          <table:table-cell office:value-type="string" calcext:value-type="string">
            <text:p>eGo100</text:p>
          </table:table-cell>
          <table:table-cell table:style-name="ce4" office:value-type="string" calcext:value-type="string">
            <text:p>increase load by 10%</text:p>
          </table:table-cell>
          <table:table-cell office:value-type="string" calcext:value-type="string">
            <text:p>None</text:p>
          </table:table-cell>
          <table:table-cell office:value-type="float" office:value="13522060969" calcext:value-type="float">
            <text:p>13522060969</text:p>
          </table:table-cell>
          <table:table-cell table:style-name="ce16" table:formula="of:=([.G74]-[.$G$3])/[.$G$3]" office:value-type="percentage" office:value="0.436498207430844" calcext:value-type="percentage">
            <text:p>43.65%</text:p>
          </table:table-cell>
          <table:table-cell office:value-type="float" office:value="53.49" calcext:value-type="float">
            <text:p>53.49</text:p>
          </table:table-cell>
          <table:table-cell table:style-name="ce20" table:formula="of:=([.I74]-[.$I$3])/[.$I$3]" office:value-type="percentage" office:value="-0.0487284367775208" calcext:value-type="percentage">
            <text:p>-4.87%</text:p>
          </table:table-cell>
          <table:table-cell table:style-name="Default" office:value-type="float" office:value="45.69" calcext:value-type="float">
            <text:p>45.69</text:p>
          </table:table-cell>
          <table:table-cell table:style-name="ce16" table:formula="of:=[.K74]/[.I74]" office:value-type="percentage" office:value="0.854178351093662" calcext:value-type="percentage">
            <text:p>85.42%</text:p>
          </table:table-cell>
          <table:table-cell table:style-name="Default" office:value-type="float" office:value="7.81" calcext:value-type="float">
            <text:p>7.81</text:p>
          </table:table-cell>
          <table:table-cell table:style-name="Default" office:value-type="float" office:value="7.43" calcext:value-type="float">
            <text:p>7.43</text:p>
          </table:table-cell>
          <table:table-cell table:style-name="Default" office:value-type="float" office:value="0.37" calcext:value-type="float">
            <text:p>0.37</text:p>
          </table:table-cell>
          <table:table-cell table:style-name="Default" office:value-type="float" office:value="42.16" calcext:value-type="float">
            <text:p>42.16</text:p>
          </table:table-cell>
          <table:table-cell table:style-name="ce16" table:formula="of:=([.P74]-[.$P$3])/[.$P$3]" office:value-type="percentage" office:value="-0.0343563902885937" calcext:value-type="percentage">
            <text:p>-3.44%</text:p>
          </table:table-cell>
          <table:table-cell table:style-name="Default" office:value-type="float" office:value="34.2" calcext:value-type="float">
            <text:p>34.2</text:p>
          </table:table-cell>
          <table:table-cell table:style-name="ce16" table:formula="of:=[.R74]/[.P74]" office:value-type="percentage" office:value="0.811195445920304" calcext:value-type="percentage">
            <text:p>81.12%</text:p>
          </table:table-cell>
          <table:table-cell table:style-name="Default" office:value-type="float" office:value="7.96" calcext:value-type="float">
            <text:p>7.96</text:p>
          </table:table-cell>
          <table:table-cell table:style-name="Default" office:value-type="float" office:value="6.79" calcext:value-type="float">
            <text:p>6.79</text:p>
          </table:table-cell>
          <table:table-cell table:style-name="Default" office:value-type="float" office:value="1.16" calcext:value-type="float">
            <text:p>1.16</text:p>
          </table:table-cell>
          <table:table-cell office:value-type="float" office:value="3035" calcext:value-type="float">
            <text:p>3035</text:p>
          </table:table-cell>
          <table:table-cell office:value-type="float" office:value="104.4" calcext:value-type="float">
            <text:p>104.4</text:p>
          </table:table-cell>
          <table:table-cell office:value-type="float" office:value="22.09" calcext:value-type="float">
            <text:p>22.0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8.33" calcext:value-type="float">
            <text:p>8.33</text:p>
          </table:table-cell>
          <table:table-cell office:value-type="float" office:value="9.18" calcext:value-type="float">
            <text:p>9.18</text:p>
          </table:table-cell>
          <table:table-cell office:value-type="float" office:value="15.67" calcext:value-type="float">
            <text:p>15.67</text:p>
          </table:table-cell>
          <table:table-cell office:value-type="float" office:value="12.66" calcext:value-type="float">
            <text:p>12.66</text:p>
          </table:table-cell>
          <table:table-cell office:value-type="float" office:value="31.87" calcext:value-type="float">
            <text:p>31.87</text:p>
          </table:table-cell>
          <table:table-cell office:value-type="float" office:value="86.98" calcext:value-type="float">
            <text:p>86.98</text:p>
          </table:table-cell>
          <table:table-cell office:value-type="float" office:value="24.66" calcext:value-type="float">
            <text:p>24.66</text:p>
          </table:table-cell>
          <table:table-cell office:value-type="float" office:value="0.1" calcext:value-type="float">
            <text:p>0.1</text:p>
          </table:table-cell>
          <table:table-cell office:value-type="float" office:value="3.53" calcext:value-type="float">
            <text:p>3.53</text:p>
          </table:table-cell>
          <table:table-cell office:value-type="float" office:value="18.95" calcext:value-type="float">
            <text:p>18.95</text:p>
          </table:table-cell>
          <table:table-cell office:value-type="float" office:value="17.74" calcext:value-type="float">
            <text:p>17.74</text:p>
          </table:table-cell>
          <table:table-cell office:value-type="float" office:value="35.02" calcext:value-type="float">
            <text:p>35.02</text:p>
          </table:table-cell>
          <table:table-cell office:value-type="float" office:value="14016" calcext:value-type="float">
            <text:p>14016</text:p>
          </table:table-cell>
          <table:table-cell table:style-name="ce27" table:formula="of:=([.AN74]-[.$AN$3])/[.$AN$3]" office:value-type="percentage" office:value="0.755950889501378" calcext:value-type="percentage">
            <text:p>75.6%</text:p>
          </table:table-cell>
          <table:table-cell office:value-type="float" office:value="647722048" calcext:value-type="float">
            <text:p>647722048</text:p>
          </table:table-cell>
          <table:table-cell table:style-name="ce27" table:formula="of:=([.AP74]-[.$AP$3])/[.$AP$3]" office:value-type="percentage" office:value="0.737487918874711" calcext:value-type="percentage">
            <text:p>73.7%</text:p>
          </table:table-cell>
          <table:table-cell table:style-name="ce27" table:formula="of:=[.AP74]/[.G74]" office:value-type="percentage" office:value="0.0479011335243152" calcext:value-type="percentage">
            <text:p>4.8%</text:p>
          </table:table-cell>
          <table:table-cell office:value-type="float" office:value="6778" calcext:value-type="float">
            <text:p>6778</text:p>
          </table:table-cell>
          <table:table-cell table:style-name="ce30" table:formula="of:=[.AS74]/[.AN74]" office:value-type="percentage" office:value="0.483590182648402" calcext:value-type="percentage">
            <text:p>48.4%</text:p>
          </table:table-cell>
          <table:table-cell office:value-type="float" office:value="26" calcext:value-type="float">
            <text:p>26</text:p>
          </table:table-cell>
          <table:table-cell table:style-name="ce31" table:formula="of:=[.AS74]/[.AU74]" office:value-type="float" office:value="260.692307692308" calcext:value-type="float">
            <text:p>261</text:p>
          </table:table-cell>
          <table:table-cell office:value-type="float" office:value="7238" calcext:value-type="float">
            <text:p>7238</text:p>
          </table:table-cell>
          <table:table-cell table:style-name="ce30" table:formula="of:=[.AW74]/[.AN74]" office:value-type="percentage" office:value="0.516409817351598" calcext:value-type="percentage">
            <text:p>51.6%</text:p>
          </table:table-cell>
          <table:table-cell office:value-type="float" office:value="12" calcext:value-type="float">
            <text:p>12</text:p>
          </table:table-cell>
          <table:table-cell table:style-name="ce31" table:formula="of:=[.AW74]/[.AY74]" office:value-type="float" office:value="603.166666666667" calcext:value-type="float">
            <text:p>603</text:p>
          </table:table-cell>
          <table:table-cell office:value-type="float" office:value="-48.13" calcext:value-type="float">
            <text:p>-48.13</text:p>
          </table:table-cell>
          <table:table-cell table:style-name="ce27" table:formula="of:=([.BA74]-[.$BA$3])/[.$BA$3]" office:value-type="percentage" office:value="0.556094406724863" calcext:value-type="percentage">
            <text:p>55.6%</text:p>
          </table:table-cell>
          <table:table-cell office:value-type="float" office:value="26.93" calcext:value-type="float">
            <text:p>26.93</text:p>
          </table:table-cell>
          <table:table-cell table:style-name="ce27" table:formula="of:=([.BC74]-[.$BC$3])/[.$BC$3]" office:value-type="percentage" office:value="0.747566515249838" calcext:value-type="percentage">
            <text:p>74.8%</text:p>
          </table:table-cell>
          <table:table-cell office:value-type="float" office:value="-159.21" calcext:value-type="float">
            <text:p>-159.21</text:p>
          </table:table-cell>
          <table:table-cell table:style-name="ce27" table:formula="of:=([.BE74]-[.$BE$3])/[.$BE$3]" office:value-type="percentage" office:value="-0.0496627469706918" calcext:value-type="percentage">
            <text:p>-5.0%</text:p>
          </table:table-cell>
          <table:table-cell office:value-type="float" office:value="106.97" calcext:value-type="float">
            <text:p>106.97</text:p>
          </table:table-cell>
          <table:table-cell table:style-name="ce27" table:formula="of:=([.BG74]-[.$BG$3])/[.$BG$3]" office:value-type="percentage" office:value="-0.0343053173241852" calcext:value-type="percentage">
            <text:p>-3.4%</text:p>
          </table:table-cell>
          <table:table-cell table:style-name="ce32" office:value-type="percentage" office:value="0.6458" calcext:value-type="percentage">
            <text:p>64.58%</text:p>
          </table:table-cell>
          <table:table-cell table:style-name="ce32" office:value-type="percentage" office:value="0.0407" calcext:value-type="percentage">
            <text:p>4.07%</text:p>
          </table:table-cell>
          <table:table-cell office:value-type="float" office:value="16.98" calcext:value-type="float">
            <text:p>16.98</text:p>
          </table:table-cell>
          <table:table-cell table:style-name="ce27" table:formula="of:=([.BK74]-[.$BK$3])/[.$BK$3]" office:value-type="percentage" office:value="-0.144153225806452" calcext:value-type="percentage">
            <text:p>-14.4%</text:p>
          </table:table-cell>
          <table:table-cell office:value-type="float" office:value="16.28" calcext:value-type="float">
            <text:p>16.28</text:p>
          </table:table-cell>
          <table:table-cell table:style-name="ce27" table:formula="of:=([.BM74]-[.$BM$3])/[.$BM$3]" office:value-type="percentage" office:value="-0.149869451697128" calcext:value-type="percentage">
            <text:p>-15.0%</text:p>
          </table:table-cell>
          <table:table-cell office:value-type="float" office:value="31.91" calcext:value-type="float">
            <text:p>31.91</text:p>
          </table:table-cell>
          <table:table-cell table:style-name="ce27" table:formula="of:=([.BO74]-[.$BO$3])/[.$BO$3]" office:value-type="percentage" office:value="-0.147930574098798" calcext:value-type="percentage">
            <text:p>-14.8%</text:p>
          </table:table-cell>
          <table:table-cell office:value-type="float" office:value="28.17" calcext:value-type="float">
            <text:p>28.17</text:p>
          </table:table-cell>
          <table:table-cell table:style-name="ce27" table:formula="of:=([.BQ74]-[.$BQ$3])/[.$BQ$3]" office:value-type="percentage" office:value="-0.147397094430993" calcext:value-type="percentage">
            <text:p>-14.7%</text:p>
          </table:table-cell>
          <table:table-cell office:value-type="float" office:value="15.06" calcext:value-type="float">
            <text:p>15.06</text:p>
          </table:table-cell>
          <table:table-cell table:style-name="ce27" table:formula="of:=([.BS74]-[.$BS$3])/[.$BS$3]" office:value-type="percentage" office:value="-0.117233294255568" calcext:value-type="percentage">
            <text:p>-11.7%</text:p>
          </table:table-cell>
          <table:table-cell office:value-type="float" office:value="15.33" calcext:value-type="float">
            <text:p>15.33</text:p>
          </table:table-cell>
          <table:table-cell table:style-name="ce27" table:formula="of:=([.BU74]-[.$BU$3])/[.$BU$3]" office:value-type="percentage" office:value="-0.13876404494382" calcext:value-type="percentage">
            <text:p>-13.9%</text:p>
          </table:table-cell>
          <table:table-cell table:number-columns-repeated="6"/>
          <table:table-cell office:value-type="float" office:value="86.98" calcext:value-type="float">
            <text:p>86.98</text:p>
          </table:table-cell>
          <table:table-cell office:value-type="float" office:value="24.66" calcext:value-type="float">
            <text:p>24.66</text:p>
          </table:table-cell>
          <table:table-cell office:value-type="float" office:value="0.1" calcext:value-type="float">
            <text:p>0.1</text:p>
          </table:table-cell>
          <table:table-cell office:value-type="float" office:value="3.53" calcext:value-type="float">
            <text:p>3.53</text:p>
          </table:table-cell>
          <table:table-cell office:value-type="float" office:value="18.95" calcext:value-type="float">
            <text:p>18.95</text:p>
          </table:table-cell>
          <table:table-cell office:value-type="float" office:value="17.74" calcext:value-type="float">
            <text:p>17.74</text:p>
          </table:table-cell>
          <table:table-cell office:value-type="float" office:value="35.02" calcext:value-type="float">
            <text:p>35.02</text:p>
          </table:table-cell>
          <table:table-cell table:formula="of:=SUM([.CD74:.CI74])" office:value-type="float" office:value="100" calcext:value-type="float">
            <text:p>100</text:p>
          </table:table-cell>
          <table:table-cell table:style-name="ce33" table:formula="of:=[.CD74]*[.CC74]/[.CJ74]" office:value-type="float" office:value="21.449268" calcext:value-type="float">
            <text:p>21.45</text:p>
          </table:table-cell>
          <table:table-cell table:style-name="ce33" table:formula="of:=[.CE74]*[.CC74]/[.CJ74]" office:value-type="float" office:value="0.08698" calcext:value-type="float">
            <text:p>0.09</text:p>
          </table:table-cell>
          <table:table-cell table:style-name="ce33" table:formula="of:=[.CF74]*[.CC74]/[.CJ74]" office:value-type="float" office:value="3.070394" calcext:value-type="float">
            <text:p>3.07</text:p>
          </table:table-cell>
          <table:table-cell table:style-name="ce33" table:formula="of:=[.CG74]*[.CC74]/[.CJ74]" office:value-type="float" office:value="16.48271" calcext:value-type="float">
            <text:p>16.48</text:p>
          </table:table-cell>
          <table:table-cell table:style-name="ce33" table:formula="of:=[.CH74]*[.CC74]/[.CJ74]" office:value-type="float" office:value="15.430252" calcext:value-type="float">
            <text:p>15.43</text:p>
          </table:table-cell>
          <table:table-cell table:style-name="ce33" table:formula="of:=[.CI74]*[.CC74]/[.CJ74]" office:value-type="float" office:value="30.460396" calcext:value-type="float">
            <text:p>30.46</text:p>
          </table:table-cell>
          <table:table-cell/>
        </table:table-row>
        <table:table-row table:style-name="ro2" table:number-rows-repeated="1048501">
          <table:table-cell table:number-columns-repeated="95"/>
        </table:table-row>
        <table:table-row table:style-name="ro2">
          <table:table-cell table:number-columns-repeated="95"/>
        </table:table-row>
      </table:table>
      <table:table table:name="nep-sq" table:style-name="ta1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-group>
          <table:table-column table:style-name="co4" table:default-cell-style-name="Default"/>
          <table:table-column table:style-name="co5" table:default-cell-style-name="Default"/>
          <table:table-column table:style-name="co6" table:default-cell-style-name="Default"/>
        </table:table-column-group>
        <table:table-column table:style-name="co7" table:default-cell-style-name="ce12"/>
        <table:table-column table:style-name="co8" table:default-cell-style-name="ce17"/>
        <table:table-column table:style-name="co9" table:default-cell-style-name="ce12"/>
        <table:table-column table:style-name="co8" table:default-cell-style-name="ce17"/>
        <table:table-column table:style-name="co10" table:default-cell-style-name="ce17"/>
        <table:table-column table:style-name="co11" table:default-cell-style-name="ce17"/>
        <table:table-column table:style-name="co10" table:default-cell-style-name="ce17"/>
        <table:table-column table:style-name="co12" table:default-cell-style-name="ce17"/>
        <table:table-column table:style-name="co13" table:default-cell-style-name="ce17"/>
        <table:table-column table:style-name="co10" table:default-cell-style-name="ce17"/>
        <table:table-column table:style-name="co8" table:default-cell-style-name="ce17"/>
        <table:table-column table:style-name="co10" table:default-cell-style-name="ce17"/>
        <table:table-column table:style-name="co11" table:default-cell-style-name="ce17"/>
        <table:table-column table:style-name="co10" table:default-cell-style-name="ce17"/>
        <table:table-column table:style-name="co14" table:default-cell-style-name="ce17"/>
        <table:table-column table:style-name="co15" table:default-cell-style-name="ce17"/>
        <table:table-column table:style-name="co9" table:number-columns-repeated="3" table:default-cell-style-name="ce24"/>
        <table:table-column-group>
          <table:table-column table:style-name="co16" table:default-cell-style-name="ce24"/>
          <table:table-column table:style-name="co17" table:number-columns-repeated="2" table:default-cell-style-name="ce24"/>
          <table:table-column table:style-name="co18" table:default-cell-style-name="ce24"/>
          <table:table-column table:style-name="co13" table:number-columns-repeated="2" table:default-cell-style-name="ce24"/>
          <table:table-column table:style-name="co10" table:default-cell-style-name="ce24"/>
          <table:table-column table:style-name="co19" table:number-columns-repeated="3" table:default-cell-style-name="ce24"/>
          <table:table-column table:style-name="co10" table:default-cell-style-name="ce24"/>
        </table:table-column-group>
        <table:table-column table:style-name="co9" table:default-cell-style-name="ce24"/>
        <table:table-column-group>
          <table:table-column table:style-name="co13" table:default-cell-style-name="ce24"/>
          <table:table-column table:style-name="co20" table:number-columns-repeated="2" table:default-cell-style-name="ce24"/>
          <table:table-column table:style-name="co24" table:default-cell-style-name="ce24"/>
          <table:table-column table:style-name="co20" table:number-columns-repeated="2" table:default-cell-style-name="ce24"/>
          <table:table-column table:style-name="co13" table:default-cell-style-name="ce24"/>
          <table:table-column table:style-name="co21" table:default-cell-style-name="ce24"/>
          <table:table-column table:style-name="co20" table:number-columns-repeated="2" table:default-cell-style-name="ce24"/>
          <table:table-column table:style-name="co19" table:default-cell-style-name="ce24"/>
        </table:table-column-group>
        <table:table-column-group>
          <table:table-column table:style-name="co9" table:default-cell-style-name="ce12"/>
          <table:table-column table:style-name="co25" table:default-cell-style-name="ce17"/>
          <table:table-column table:style-name="co9" table:default-cell-style-name="ce12"/>
          <table:table-column table:style-name="co25" table:default-cell-style-name="ce12"/>
          <table:table-column table:style-name="co22" table:default-cell-style-name="ce17"/>
          <table:table-column table:style-name="co9" table:default-cell-style-name="ce12"/>
          <table:table-column table:style-name="co22" table:default-cell-style-name="Default"/>
          <table:table-column table:style-name="co9" table:default-cell-style-name="Default"/>
          <table:table-column table:style-name="co22" table:default-cell-style-name="ce17"/>
          <table:table-column table:style-name="co9" table:default-cell-style-name="ce12"/>
          <table:table-column table:style-name="co22" table:default-cell-style-name="Default"/>
          <table:table-column table:style-name="co9" table:default-cell-style-name="Default"/>
          <table:table-column table:style-name="co22" table:default-cell-style-name="ce17"/>
          <table:table-column table:style-name="co9" table:default-cell-style-name="Default"/>
          <table:table-column table:style-name="co9" table:default-cell-style-name="ce17"/>
          <table:table-column table:style-name="co9" table:default-cell-style-name="Default"/>
          <table:table-column table:style-name="co9" table:default-cell-style-name="ce17"/>
          <table:table-column table:style-name="co9" table:default-cell-style-name="Default"/>
          <table:table-column table:style-name="co9" table:default-cell-style-name="ce17"/>
          <table:table-column table:style-name="co9" table:default-cell-style-name="Default"/>
          <table:table-column table:style-name="co9" table:number-columns-repeated="3" table:default-cell-style-name="ce17"/>
        </table:table-column-group>
        <table:table-column table:style-name="co9" table:default-cell-style-name="ce12"/>
        <table:table-column table:style-name="co22" table:default-cell-style-name="ce17"/>
        <table:table-column table:style-name="co9" table:default-cell-style-name="ce12"/>
        <table:table-column table:style-name="co22" table:default-cell-style-name="ce17"/>
        <table:table-column table:style-name="co9" table:default-cell-style-name="ce12"/>
        <table:table-column table:style-name="co8" table:default-cell-style-name="ce17"/>
        <table:table-column table:style-name="co9" table:default-cell-style-name="ce12"/>
        <table:table-column table:style-name="co8" table:default-cell-style-name="ce17"/>
        <table:table-column table:style-name="co9" table:default-cell-style-name="ce12"/>
        <table:table-column table:style-name="co22" table:default-cell-style-name="ce17"/>
        <table:table-column table:style-name="co9" table:default-cell-style-name="ce12"/>
        <table:table-column table:style-name="co22" table:default-cell-style-name="ce17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ame_of_run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variation_1</text:p>
          </table:table-cell>
          <table:table-cell table:style-name="ce1" office:value-type="string" calcext:value-type="string">
            <text:p>variation_2</text:p>
          </table:table-cell>
          <table:table-cell table:style-name="ce10" office:value-type="string" calcext:value-type="string">
            <text:p>objective</text:p>
          </table:table-cell>
          <table:table-cell table:style-name="ce13" office:value-type="string" calcext:value-type="string">
            <text:p>rel_diff</text:p>
          </table:table-cell>
          <table:table-cell table:style-name="ce1" office:value-type="string" calcext:value-type="string">
            <text:p>lcoe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..exo</text:p>
          </table:table-cell>
          <table:table-cell table:style-name="ce1" office:value-type="string" calcext:value-type="string">
            <text:p>share of total</text:p>
          </table:table-cell>
          <table:table-cell table:style-name="ce1" office:value-type="string" calcext:value-type="string">
            <text:p>..endo</text:p>
          </table:table-cell>
          <table:table-cell table:style-name="ce1" office:value-type="string" calcext:value-type="string">
            <text:p>...disp</text:p>
          </table:table-cell>
          <table:table-cell table:style-name="ce1" office:value-type="string" calcext:value-type="string">
            <text:p>...stor</text:p>
          </table:table-cell>
          <table:table-cell table:style-name="ce1" office:value-type="string" calcext:value-type="string">
            <text:p>lcoe_de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..exo</text:p>
          </table:table-cell>
          <table:table-cell table:style-name="ce1" office:value-type="string" calcext:value-type="string">
            <text:p>share of total</text:p>
          </table:table-cell>
          <table:table-cell table:style-name="ce1" office:value-type="string" calcext:value-type="string">
            <text:p>..endo</text:p>
          </table:table-cell>
          <table:table-cell table:style-name="ce1" office:value-type="string" calcext:value-type="string">
            <text:p>...disp</text:p>
          </table:table-cell>
          <table:table-cell table:style-name="ce1" office:value-type="string" calcext:value-type="string">
            <text:p>...stor</text:p>
          </table:table-cell>
          <table:table-cell table:style-name="ce1" office:value-type="string" calcext:value-type="string">
            <text:p>solver_time[min]</text:p>
          </table:table-cell>
          <table:table-cell table:style-name="ce1" office:value-type="string" calcext:value-type="string">
            <text:p>Autarky [%]</text:p>
          </table:table-cell>
          <table:table-cell table:style-name="ce1" office:value-type="string" calcext:value-type="string">
            <text:p>total_re_share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coal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lignite</text:p>
          </table:table-cell>
          <table:table-cell table:style-name="ce1" office:value-type="string" calcext:value-type="string">
            <text:p>reser</text:p>
          </table:table-cell>
          <table:table-cell table:style-name="ce1" office:value-type="string" calcext:value-type="string">
            <text:p>ror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uranium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re_share_de</text:p>
          </table:table-cell>
          <table:table-cell table:style-name="ce1" office:value-type="string" calcext:value-type="string">
            <text:p>bio</text:p>
          </table:table-cell>
          <table:table-cell table:style-name="ce1" office:value-type="string" calcext:value-type="string">
            <text:p>coal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eo</text:p>
          </table:table-cell>
          <table:table-cell table:style-name="ce1" office:value-type="string" calcext:value-type="string">
            <text:p>lignite</text:p>
          </table:table-cell>
          <table:table-cell table:style-name="ce1" office:value-type="string" calcext:value-type="string">
            <text:p>reser</text:p>
          </table:table-cell>
          <table:table-cell table:style-name="ce1" office:value-type="string" calcext:value-type="string">
            <text:p>ror</text:p>
          </table:table-cell>
          <table:table-cell table:style-name="ce1" office:value-type="string" calcext:value-type="string">
            <text:p>pv</text:p>
          </table:table-cell>
          <table:table-cell table:style-name="ce1" office:value-type="string" calcext:value-type="string">
            <text:p>uranium</text:p>
          </table:table-cell>
          <table:table-cell table:style-name="ce1" office:value-type="string" calcext:value-type="string">
            <text:p>off</text:p>
          </table:table-cell>
          <table:table-cell table:style-name="ce1" office:value-type="string" calcext:value-type="string">
            <text:p>on</text:p>
          </table:table-cell>
          <table:table-cell table:style-name="ce1" office:value-type="string" calcext:value-type="string">
            <text:p>ext_storage_cap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total_costs_ext_storage</text:p>
          </table:table-cell>
          <table:table-cell table:style-name="ce1" office:value-type="string" calcext:value-type="string">
            <text:p>rel_diff</text:p>
          </table:table-cell>
          <table:table-cell table:style-name="ce25" office:value-type="string" calcext:value-type="string">
            <text:p>storage cost share</text:p>
          </table:table-cell>
          <table:table-cell table:style-name="ce1" office:value-type="string" calcext:value-type="string">
            <text:p>battery_cap</text:p>
          </table:table-cell>
          <table:table-cell table:style-name="ce25" office:value-type="string" calcext:value-type="string">
            <text:p>battery_share</text:p>
          </table:table-cell>
          <table:table-cell table:style-name="ce1" office:value-type="string" calcext:value-type="string">
            <text:p>no_battery</text:p>
          </table:table-cell>
          <table:table-cell table:style-name="ce1" office:value-type="string" calcext:value-type="string">
            <text:p>avg_battery_cap</text:p>
          </table:table-cell>
          <table:table-cell table:style-name="ce1" office:value-type="string" calcext:value-type="string">
            <text:p>hydrogen_cap</text:p>
          </table:table-cell>
          <table:table-cell table:style-name="ce25" office:value-type="string" calcext:value-type="string">
            <text:p>hydrogen_share</text:p>
          </table:table-cell>
          <table:table-cell table:style-name="ce1" office:value-type="string" calcext:value-type="string">
            <text:p>no_hydrogen</text:p>
          </table:table-cell>
          <table:table-cell table:style-name="ce1" office:value-type="string" calcext:value-type="string">
            <text:p>avg_hydrogen_cap</text:p>
          </table:table-cell>
          <table:table-cell table:style-name="ce1" office:value-type="string" calcext:value-type="string">
            <text:p>charging_new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discharging_new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charging exist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discharging_exist</text:p>
          </table:table-cell>
          <table:table-cell table:style-name="ce1" office:value-type="string" calcext:value-type="string">
            <text:p>rel_diff</text:p>
          </table:table-cell>
          <table:table-cell table:style-name="ce1" office:value-type="string" calcext:value-type="string">
            <text:p>discharge/charge ratio</text:p>
          </table:table-cell>
          <table:table-cell table:style-name="ce1" office:value-type="string" calcext:value-type="string">
            <text:p>stor. Losses of total load</text:p>
          </table:table-cell>
          <table:table-cell table:style-name="ce1" office:value-type="string" calcext:value-type="string">
            <text:p>total_curtailment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total_curtailment_DE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off_curtailment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off_curtailment_DE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on_curtailment</text:p>
          </table:table-cell>
          <table:table-cell table:style-name="ce25" office:value-type="string" calcext:value-type="string">
            <text:p>rel_diff</text:p>
          </table:table-cell>
          <table:table-cell table:style-name="ce1" office:value-type="string" calcext:value-type="string">
            <text:p>on_curtailment_DE</text:p>
          </table:table-cell>
          <table:table-cell table:style-name="ce25" office:value-type="string" calcext:value-type="string">
            <text:p>rel_diff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NEP 2035</text:p>
          </table:table-cell>
          <table:covered-table-cell table:style-name="ce2" office:value-type="string" calcext:value-type="string">
            <text:p>references</text:p>
          </table:covered-table-cell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1"/>
          <table:table-cell table:style-name="ce14" table:number-columns-repeated="13"/>
          <table:table-cell table:style-name="ce23" table:number-columns-repeated="26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date" office:date-value="2019-11-13" calcext:value-type="date">
            <text:p>2019-11-13</text:p>
          </table:table-cell>
          <table:table-cell table:style-name="ce8" office:value-type="string" calcext:value-type="string">
            <text:p>nep</text:p>
          </table:table-cell>
          <table:table-cell table:style-name="ce4" office:value-type="string" calcext:value-type="string">
            <text:p>NEP 2035</text:p>
          </table:table-cell>
          <table:table-cell table:number-columns-repeated="2" table:style-name="ce4" office:value-type="string" calcext:value-type="string">
            <text:p>None</text:p>
          </table:table-cell>
          <table:table-cell table:style-name="Default" office:value-type="float" office:value="9571090637" calcext:value-type="float">
            <text:p>9571090637</text:p>
          </table:table-cell>
          <table:table-cell table:style-name="ce16"/>
          <table:table-cell table:style-name="Default" office:value-type="float" office:value="55.45" calcext:value-type="float">
            <text:p>55.45</text:p>
          </table:table-cell>
          <table:table-cell table:style-name="ce16"/>
          <table:table-cell table:style-name="Default" office:value-type="float" office:value="49.37" calcext:value-type="float">
            <text:p>49.37</text:p>
          </table:table-cell>
          <table:table-cell table:style-name="ce16" table:formula="of:=[.K3]/[.I3]" office:value-type="percentage" office:value="0.890351668169522" calcext:value-type="percentage">
            <text:p>89.04%</text:p>
          </table:table-cell>
          <table:table-cell table:style-name="Default" office:value-type="float" office:value="6.08" calcext:value-type="float">
            <text:p>6.08</text:p>
          </table:table-cell>
          <table:table-cell table:style-name="Default" office:value-type="float" office:value="5.91" calcext:value-type="float">
            <text:p>5.91</text:p>
          </table:table-cell>
          <table:table-cell table:style-name="Default" office:value-type="float" office:value="0.17" calcext:value-type="float">
            <text:p>0.17</text:p>
          </table:table-cell>
          <table:table-cell table:style-name="Default" office:value-type="float" office:value="48.73" calcext:value-type="float">
            <text:p>48.73</text:p>
          </table:table-cell>
          <table:table-cell table:style-name="ce16"/>
          <table:table-cell table:style-name="Default" office:value-type="float" office:value="42.46" calcext:value-type="float">
            <text:p>42.46</text:p>
          </table:table-cell>
          <table:table-cell table:style-name="ce16" table:formula="of:=[.R3]/[.P3]" office:value-type="percentage" office:value="0.871331828442438" calcext:value-type="percentage">
            <text:p>87.13%</text:p>
          </table:table-cell>
          <table:table-cell table:style-name="Default" office:value-type="float" office:value="6.27" calcext:value-type="float">
            <text:p>6.27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0.52" calcext:value-type="float">
            <text:p>0.52</text:p>
          </table:table-cell>
          <table:table-cell table:style-name="Default" office:value-type="float" office:value="1806" calcext:value-type="float">
            <text:p>1806</text:p>
          </table:table-cell>
          <table:table-cell table:style-name="Default" office:value-type="float" office:value="84.64" calcext:value-type="float">
            <text:p>84.64</text:p>
          </table:table-cell>
          <table:table-cell table:style-name="Default" office:value-type="float" office:value="70.78" calcext:value-type="float">
            <text:p>70.78</text:p>
          </table:table-cell>
          <table:table-cell table:style-name="Default" office:value-type="float" office:value="10.09" calcext:value-type="float">
            <text:p>10.09</text:p>
          </table:table-cell>
          <table:table-cell table:style-name="Default" office:value-type="float" office:value="1.34" calcext:value-type="float">
            <text:p>1.34</text:p>
          </table:table-cell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0.02" calcext:value-type="float">
            <text:p>0.02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0.22" calcext:value-type="float">
            <text:p>0.22</text:p>
          </table:table-cell>
          <table:table-cell table:style-name="Default" office:value-type="float" office:value="24.73" calcext:value-type="float">
            <text:p>24.73</text:p>
          </table:table-cell>
          <table:table-cell table:style-name="Default" office:value-type="float" office:value="6.91" calcext:value-type="float">
            <text:p>6.91</text:p>
          </table:table-cell>
          <table:table-cell table:style-name="Default" office:value-type="float" office:value="22.66" calcext:value-type="float">
            <text:p>22.66</text:p>
          </table:table-cell>
          <table:table-cell table:style-name="Default" office:value-type="float" office:value="11.23" calcext:value-type="float">
            <text:p>11.23</text:p>
          </table:table-cell>
          <table:table-cell table:style-name="Default" office:value-type="float" office:value="16.81" calcext:value-type="float">
            <text:p>16.81</text:p>
          </table:table-cell>
          <table:table-cell table:style-name="Default" office:value-type="float" office:value="73.52" calcext:value-type="float">
            <text:p>73.52</text:p>
          </table:table-cell>
          <table:table-cell table:style-name="Default" office:value-type="float" office:value="13.33" calcext:value-type="float">
            <text:p>13.33</text:p>
          </table:table-cell>
          <table:table-cell table:style-name="Default" office:value-type="float" office:value="3.38" calcext:value-type="float">
            <text:p>3.38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0.08" calcext:value-type="float">
            <text:p>0.08</text:p>
          </table:table-cell>
          <table:table-cell table:style-name="Default" office:value-type="float" office:value="9.58" calcext:value-type="float">
            <text:p>9.58</text:p>
          </table:table-cell>
          <table:table-cell table:style-name="Default" office:value-type="float" office:value="0.81" calcext:value-type="float">
            <text:p>0.81</text:p>
          </table:table-cell>
          <table:table-cell table:style-name="Default" office:value-type="float" office:value="5.84" calcext:value-type="float">
            <text:p>5.84</text:p>
          </table:table-cell>
          <table:table-cell table:style-name="Default" office:value-type="float" office:value="13.35" calcext:value-type="float">
            <text:p>13.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.19" calcext:value-type="float">
            <text:p>15.19</text:p>
          </table:table-cell>
          <table:table-cell table:style-name="Default" office:value-type="float" office:value="38.27" calcext:value-type="float">
            <text:p>38.27</text:p>
          </table:table-cell>
          <table:table-cell table:style-name="Default" office:value-type="float" office:value="4043" calcext:value-type="float">
            <text:p>4043</text:p>
          </table:table-cell>
          <table:table-cell table:style-name="ce27"/>
          <table:table-cell table:style-name="Default" office:value-type="float" office:value="264755356" calcext:value-type="float">
            <text:p>264755356</text:p>
          </table:table-cell>
          <table:table-cell table:style-name="ce27"/>
          <table:table-cell table:style-name="ce27" table:formula="of:=[.AY3]/[.G3]" office:value-type="percentage" office:value="0.0276619839933922" calcext:value-type="percentage">
            <text:p>2.8%</text:p>
          </table:table-cell>
          <table:table-cell table:style-name="Default" office:value-type="float" office:value="871" calcext:value-type="float">
            <text:p>871</text:p>
          </table:table-cell>
          <table:table-cell table:style-name="ce30" table:formula="of:=[.BB3]/[.AW3]" office:value-type="percentage" office:value="0.215434083601286" calcext:value-type="percentage">
            <text:p>21.5%</text:p>
          </table:table-cell>
          <table:table-cell office:value-type="float" office:value="7" calcext:value-type="float">
            <text:p>7</text:p>
          </table:table-cell>
          <table:table-cell table:style-name="ce31" table:formula="of:=[.BB3]/[.BD3]" office:value-type="float" office:value="124.428571428571" calcext:value-type="float">
            <text:p>124</text:p>
          </table:table-cell>
          <table:table-cell table:style-name="Default" office:value-type="float" office:value="3171" calcext:value-type="float">
            <text:p>3171</text:p>
          </table:table-cell>
          <table:table-cell table:style-name="ce30" table:formula="of:=[.BF3]/[.AW3]" office:value-type="percentage" office:value="0.78431857531536" calcext:value-type="percentage">
            <text:p>78.4%</text:p>
          </table:table-cell>
          <table:table-cell office:value-type="float" office:value="5" calcext:value-type="float">
            <text:p>5</text:p>
          </table:table-cell>
          <table:table-cell table:style-name="ce31" table:formula="of:=[.BF3]/[.BH3]" office:value-type="float" office:value="634.2" calcext:value-type="float">
            <text:p>634</text:p>
          </table:table-cell>
          <table:table-cell office:value-type="float" office:value="-15.08" calcext:value-type="float">
            <text:p>-15.08</text:p>
          </table:table-cell>
          <table:table-cell table:style-name="ce27"/>
          <table:table-cell office:value-type="float" office:value="5.48" calcext:value-type="float">
            <text:p>5.48</text:p>
          </table:table-cell>
          <table:table-cell table:style-name="ce27"/>
          <table:table-cell office:value-type="float" office:value="-34.38" calcext:value-type="float">
            <text:p>-34.38</text:p>
          </table:table-cell>
          <table:table-cell table:style-name="ce27"/>
          <table:table-cell office:value-type="float" office:value="26.66" calcext:value-type="float">
            <text:p>26.66</text:p>
          </table:table-cell>
          <table:table-cell table:style-name="ce27"/>
          <table:table-cell table:style-name="ce32" office:value-type="percentage" office:value="0.6498" calcext:value-type="percentage">
            <text:p>64.98%</text:p>
          </table:table-cell>
          <table:table-cell table:style-name="ce32" office:value-type="percentage" office:value="0.0109" calcext:value-type="percentage">
            <text:p>1.09%</text:p>
          </table:table-cell>
          <table:table-cell table:style-name="Default" office:value-type="float" office:value="5.07" calcext:value-type="float">
            <text:p>5.07</text:p>
          </table:table-cell>
          <table:table-cell table:style-name="ce27"/>
          <table:table-cell table:style-name="Default" office:value-type="float" office:value="8.07" calcext:value-type="float">
            <text:p>8.07</text:p>
          </table:table-cell>
          <table:table-cell table:style-name="ce27"/>
          <table:table-cell table:style-name="Default" office:value-type="float" office:value="6.38" calcext:value-type="float">
            <text:p>6.38</text:p>
          </table:table-cell>
          <table:table-cell table:style-name="ce27"/>
          <table:table-cell table:style-name="Default" office:value-type="float" office:value="13.73" calcext:value-type="float">
            <text:p>13.73</text:p>
          </table:table-cell>
          <table:table-cell table:style-name="ce27"/>
          <table:table-cell table:style-name="Default" office:value-type="float" office:value="5.69" calcext:value-type="float">
            <text:p>5.69</text:p>
          </table:table-cell>
          <table:table-cell table:style-name="ce27"/>
          <table:table-cell table:style-name="Default" office:value-type="float" office:value="7.83" calcext:value-type="float">
            <text:p>7.83</text:p>
          </table:table-cell>
          <table:table-cell table:style-name="ce27"/>
        </table:table-row>
        <table:table-row table:style-name="ro2">
          <table:table-cell table:style-name="ce3" table:formula="of:=[.A3]+1" office:value-type="float" office:value="2" calcext:value-type="float">
            <text:p>2</text:p>
          </table:table-cell>
          <table:table-cell table:style-name="ce4" office:value-type="date" office:date-value="2019-12-17" calcext:value-type="date">
            <text:p>2019-12-17</text:p>
          </table:table-cell>
          <table:table-cell table:style-name="ce6" office:value-type="string" calcext:value-type="string">
            <text:p>nep-ramps</text:p>
          </table:table-cell>
          <table:table-cell office:value-type="string" calcext:value-type="string">
            <text:p>NEP 2035</text:p>
          </table:table-cell>
          <table:table-cell office:value-type="string" calcext:value-type="string">
            <text:p>p_min_pu=0.5 f. nuc.,lig.,coa.</text:p>
          </table:table-cell>
          <table:table-cell office:value-type="string" calcext:value-type="string">
            <text:p>None</text:p>
          </table:table-cell>
          <table:table-cell office:value-type="float" office:value="16478077001" calcext:value-type="float">
            <text:p>16478077001</text:p>
          </table:table-cell>
          <table:table-cell table:style-name="ce16" table:formula="of:=([.G4]-[.$G$3])/[.$G$3]" office:value-type="percentage" office:value="0.721650920042374" calcext:value-type="percentage">
            <text:p>72.17%</text:p>
          </table:table-cell>
          <table:table-cell office:value-type="float" office:value="59.84" calcext:value-type="float">
            <text:p>59.84</text:p>
          </table:table-cell>
          <table:table-cell table:style-name="ce16" table:formula="of:=([.I4]-[.$I$3])/[.$I$3]" office:value-type="percentage" office:value="0.0791704238052299" calcext:value-type="percentage">
            <text:p>7.92%</text:p>
          </table:table-cell>
          <table:table-cell table:style-name="Default" office:value-type="float" office:value="49.37" calcext:value-type="float">
            <text:p>49.37</text:p>
          </table:table-cell>
          <table:table-cell table:style-name="ce16" table:formula="of:=[.K4]/[.I4]" office:value-type="percentage" office:value="0.825033422459893" calcext:value-type="percentage">
            <text:p>82.50%</text:p>
          </table:table-cell>
          <table:table-cell table:style-name="Default" office:value-type="float" office:value="10.47" calcext:value-type="float">
            <text:p>10.47</text:p>
          </table:table-cell>
          <table:table-cell table:style-name="Default" office:value-type="float" office:value="8.89" calcext:value-type="float">
            <text:p>8.89</text:p>
          </table:table-cell>
          <table:table-cell table:style-name="Default" office:value-type="float" office:value="1.57" calcext:value-type="float">
            <text:p>1.57</text:p>
          </table:table-cell>
          <table:table-cell table:style-name="Default" office:value-type="float" office:value="55.49" calcext:value-type="float">
            <text:p>55.49</text:p>
          </table:table-cell>
          <table:table-cell table:style-name="ce16" table:formula="of:=([.P4]-[.$P$3])/[.$P$3]" office:value-type="percentage" office:value="0.138723578904166" calcext:value-type="percentage">
            <text:p>13.87%</text:p>
          </table:table-cell>
          <table:table-cell table:style-name="Default" office:value-type="float" office:value="42.46" calcext:value-type="float">
            <text:p>42.46</text:p>
          </table:table-cell>
          <table:table-cell table:style-name="ce16" table:formula="of:=[.R4]/[.P4]" office:value-type="percentage" office:value="0.765182915840692" calcext:value-type="percentage">
            <text:p>76.52%</text:p>
          </table:table-cell>
          <table:table-cell table:style-name="Default" office:value-type="float" office:value="13.03" calcext:value-type="float">
            <text:p>13.03</text:p>
          </table:table-cell>
          <table:table-cell table:style-name="Default" office:value-type="float" office:value="8.13" calcext:value-type="float">
            <text:p>8.13</text:p>
          </table:table-cell>
          <table:table-cell table:style-name="Default" office:value-type="float" office:value="4.9" calcext:value-type="float">
            <text:p>4.9</text:p>
          </table:table-cell>
          <table:table-cell office:value-type="float" office:value="1799" calcext:value-type="float">
            <text:p>1799</text:p>
          </table:table-cell>
          <table:table-cell office:value-type="float" office:value="98.44" calcext:value-type="float">
            <text:p>98.44</text:p>
          </table:table-cell>
          <table:table-cell office:value-type="float" office:value="76.13" calcext:value-type="float">
            <text:p>76.13</text:p>
          </table:table-cell>
          <table:table-cell office:value-type="float" office:value="13.68" calcext:value-type="float">
            <text:p>13.68</text:p>
          </table:table-cell>
          <table:table-cell office:value-type="float" office:value="7.11" calcext:value-type="float">
            <text:p>7.11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6.68" calcext:value-type="float">
            <text:p>6.68</text:p>
          </table:table-cell>
          <table:table-cell office:value-type="float" office:value="0.2" calcext:value-type="float">
            <text:p>0.2</text:p>
          </table:table-cell>
          <table:table-cell office:value-type="float" office:value="22.68" calcext:value-type="float">
            <text:p>22.68</text:p>
          </table:table-cell>
          <table:table-cell office:value-type="float" office:value="6.41" calcext:value-type="float">
            <text:p>6.41</text:p>
          </table:table-cell>
          <table:table-cell office:value-type="float" office:value="16.16" calcext:value-type="float">
            <text:p>16.16</text:p>
          </table:table-cell>
          <table:table-cell office:value-type="float" office:value="10.88" calcext:value-type="float">
            <text:p>10.88</text:p>
          </table:table-cell>
          <table:table-cell office:value-type="float" office:value="16.12" calcext:value-type="float">
            <text:p>16.12</text:p>
          </table:table-cell>
          <table:table-cell office:value-type="float" office:value="80.31" calcext:value-type="float">
            <text:p>80.31</text:p>
          </table:table-cell>
          <table:table-cell office:value-type="float" office:value="13.55" calcext:value-type="float">
            <text:p>13.55</text:p>
          </table:table-cell>
          <table:table-cell office:value-type="float" office:value="9.95" calcext:value-type="float">
            <text:p>9.95</text:p>
          </table:table-cell>
          <table:table-cell office:value-type="float" office:value="0.14" calcext:value-type="float">
            <text:p>0.14</text:p>
          </table:table-cell>
          <table:table-cell office:value-type="float" office:value="0.07" calcext:value-type="float">
            <text:p>0.07</text:p>
          </table:table-cell>
          <table:table-cell office:value-type="float" office:value="8.31" calcext:value-type="float">
            <text:p>8.31</text:p>
          </table:table-cell>
          <table:table-cell office:value-type="float" office:value="0.7" calcext:value-type="float">
            <text:p>0.7</text:p>
          </table:table-cell>
          <table:table-cell office:value-type="float" office:value="5.02" calcext:value-type="float">
            <text:p>5.02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15.06" calcext:value-type="float">
            <text:p>15.06</text:p>
          </table:table-cell>
          <table:table-cell office:value-type="float" office:value="35.6" calcext:value-type="float">
            <text:p>35.6</text:p>
          </table:table-cell>
          <table:table-cell office:value-type="float" office:value="37855" calcext:value-type="float">
            <text:p>37855</text:p>
          </table:table-cell>
          <table:table-cell table:style-name="ce16" table:formula="of:=([.AW4]-[.$AW$3])/[.$AW$3]" office:value-type="percentage" office:value="8.36309671036359" calcext:value-type="percentage">
            <text:p>836.31%</text:p>
          </table:table-cell>
          <table:table-cell office:value-type="float" office:value="2477392185" calcext:value-type="float">
            <text:p>2477392185</text:p>
          </table:table-cell>
          <table:table-cell table:style-name="ce16" table:formula="of:=([.AY4]-[.$AY$3])/[.$AY$3]" office:value-type="percentage" office:value="8.35728826199837" calcext:value-type="percentage">
            <text:p>835.73%</text:p>
          </table:table-cell>
          <table:table-cell table:style-name="ce27" table:formula="of:=[.AY4]/[.G4]" office:value-type="percentage" office:value="0.150344738943122" calcext:value-type="percentage">
            <text:p>15.0%</text:p>
          </table:table-cell>
          <table:table-cell office:value-type="float" office:value="3580" calcext:value-type="float">
            <text:p>3580</text:p>
          </table:table-cell>
          <table:table-cell table:style-name="ce30" table:formula="of:=[.BB4]/[.AW4]" office:value-type="percentage" office:value="0.0945713908334434" calcext:value-type="percentage">
            <text:p>9.5%</text:p>
          </table:table-cell>
          <table:table-cell office:value-type="float" office:value="17" calcext:value-type="float">
            <text:p>17</text:p>
          </table:table-cell>
          <table:table-cell table:style-name="ce31" table:formula="of:=[.BB4]/[.BD4]" office:value-type="float" office:value="210.588235294118" calcext:value-type="float">
            <text:p>211</text:p>
          </table:table-cell>
          <table:table-cell office:value-type="float" office:value="34276" calcext:value-type="float">
            <text:p>34276</text:p>
          </table:table-cell>
          <table:table-cell table:style-name="ce30" table:formula="of:=[.BF4]/[.AW4]" office:value-type="percentage" office:value="0.905455025756175" calcext:value-type="percentage">
            <text:p>90.5%</text:p>
          </table:table-cell>
          <table:table-cell office:value-type="float" office:value="41" calcext:value-type="float">
            <text:p>41</text:p>
          </table:table-cell>
          <table:table-cell table:style-name="ce31" table:formula="of:=[.BF4]/[.BH4]" office:value-type="float" office:value="836" calcext:value-type="float">
            <text:p>836</text:p>
          </table:table-cell>
          <table:table-cell office:value-type="float" office:value="-144.16" calcext:value-type="float">
            <text:p>-144.16</text:p>
          </table:table-cell>
          <table:table-cell table:style-name="ce16" table:formula="of:=([.BJ4]-[.$BJ$3])/[.$BJ$3]" office:value-type="percentage" office:value="8.55968169761273" calcext:value-type="percentage">
            <text:p>855.97%</text:p>
          </table:table-cell>
          <table:table-cell office:value-type="float" office:value="38.79" calcext:value-type="float">
            <text:p>38.79</text:p>
          </table:table-cell>
          <table:table-cell table:style-name="ce16" table:formula="of:=([.BL4]-[.$BL$3])/[.$BL$3]" office:value-type="percentage" office:value="6.07846715328467" calcext:value-type="percentage">
            <text:p>607.85%</text:p>
          </table:table-cell>
          <table:table-cell office:value-type="float" office:value="-75.48" calcext:value-type="float">
            <text:p>-75.48</text:p>
          </table:table-cell>
          <table:table-cell table:style-name="ce16" table:formula="of:=([.BN4]-[.$BN$3])/[.$BN$3]" office:value-type="percentage" office:value="1.19546247818499" calcext:value-type="percentage">
            <text:p>119.55%</text:p>
          </table:table-cell>
          <table:table-cell office:value-type="float" office:value="43.18" calcext:value-type="float">
            <text:p>43.18</text:p>
          </table:table-cell>
          <table:table-cell table:style-name="ce16" table:formula="of:=([.BP4]-[.$BP$3])/[.$BP$3]" office:value-type="percentage" office:value="0.619654913728432" calcext:value-type="percentage">
            <text:p>61.97%</text:p>
          </table:table-cell>
          <table:table-cell table:style-name="ce32" office:value-type="percentage" office:value="0.3732" calcext:value-type="percentage">
            <text:p>37.32%</text:p>
          </table:table-cell>
          <table:table-cell table:style-name="ce32" office:value-type="percentage" office:value="0.0804" calcext:value-type="percentage">
            <text:p>8.04%</text:p>
          </table:table-cell>
          <table:table-cell office:value-type="float" office:value="2.32" calcext:value-type="float">
            <text:p>2.32</text:p>
          </table:table-cell>
          <table:table-cell table:style-name="ce16" table:formula="of:=([.BT4]-[.$BT$3])/[.$BT$3]" office:value-type="percentage" office:value="-0.542406311637081" calcext:value-type="percentage">
            <text:p>-54.24%</text:p>
          </table:table-cell>
          <table:table-cell office:value-type="float" office:value="0.37" calcext:value-type="float">
            <text:p>0.37</text:p>
          </table:table-cell>
          <table:table-cell table:style-name="ce16" table:formula="of:=([.BV4]-[.$BV$3])/[.$BV$3]" office:value-type="percentage" office:value="-0.954151177199504" calcext:value-type="percentage">
            <text:p>-95.42%</text:p>
          </table:table-cell>
          <table:table-cell office:value-type="float" office:value="2.36" calcext:value-type="float">
            <text:p>2.36</text:p>
          </table:table-cell>
          <table:table-cell table:style-name="ce16" table:formula="of:=([.BX4]-[.$BX$3])/[.$BX$3]" office:value-type="percentage" office:value="-0.630094043887147" calcext:value-type="percentage">
            <text:p>-63.01%</text:p>
          </table:table-cell>
          <table:table-cell office:value-type="float" office:value="0.54" calcext:value-type="float">
            <text:p>0.54</text:p>
          </table:table-cell>
          <table:table-cell table:style-name="ce16" table:formula="of:=([.BZ4]-[.$BZ$3])/[.$BZ$3]" office:value-type="percentage" office:value="-0.960670065549891" calcext:value-type="percentage">
            <text:p>-96.07%</text:p>
          </table:table-cell>
          <table:table-cell office:value-type="float" office:value="2.7" calcext:value-type="float">
            <text:p>2.7</text:p>
          </table:table-cell>
          <table:table-cell table:style-name="ce16" table:formula="of:=([.CB4]-[.$CB$3])/[.$CB$3]" office:value-type="percentage" office:value="-0.525483304042179" calcext:value-type="percentage">
            <text:p>-52.55%</text:p>
          </table:table-cell>
          <table:table-cell office:value-type="float" office:value="0.29" calcext:value-type="float">
            <text:p>0.29</text:p>
          </table:table-cell>
          <table:table-cell table:style-name="ce16" table:formula="of:=([.CD4]-[.$CD$3])/[.$CD$3]" office:value-type="percentage" office:value="-0.962962962962963" calcext:value-type="percentage">
            <text:p>-96.30%</text:p>
          </table:table-cell>
        </table:table-row>
        <table:table-row table:style-name="ro2">
          <table:table-cell table:style-name="ce3" table:formula="of:=[.A4]+1" office:value-type="float" office:value="3" calcext:value-type="float">
            <text:p>3</text:p>
          </table:table-cell>
          <table:table-cell table:style-name="ce4" office:value-type="date" office:date-value="2019-12-22" calcext:value-type="date">
            <text:p>2019-12-22</text:p>
          </table:table-cell>
          <table:table-cell table:style-name="ce6" office:value-type="string" calcext:value-type="string">
            <text:p>nep-no-1.4</text:p>
          </table:table-cell>
          <table:table-cell office:value-type="string" calcext:value-type="string">
            <text:p>NEP 2035</text:p>
          </table:table-cell>
          <table:table-cell office:value-type="string" calcext:value-type="string">
            <text:p>1.4 GW storage at Büttel</text:p>
          </table:table-cell>
          <table:table-cell office:value-type="string" calcext:value-type="string">
            <text:p>None</text:p>
          </table:table-cell>
          <table:table-cell office:value-type="float" office:value="9675566692" calcext:value-type="float">
            <text:p>9675566692</text:p>
          </table:table-cell>
          <table:table-cell table:style-name="ce16" table:formula="of:=([.G5]-[.$G$3])/[.$G$3]" office:value-type="percentage" office:value="0.0109157941307248" calcext:value-type="percentage">
            <text:p>1.09%</text:p>
          </table:table-cell>
          <table:table-cell office:value-type="float" office:value="55.56" calcext:value-type="float">
            <text:p>55.56</text:p>
          </table:table-cell>
          <table:table-cell table:style-name="ce16" table:formula="of:=([.I5]-[.$I$3])/[.$I$3]" office:value-type="percentage" office:value="0.00198376916140666" calcext:value-type="percentage">
            <text:p>0.20%</text:p>
          </table:table-cell>
          <table:table-cell table:style-name="Default" office:value-type="float" office:value="49.41" calcext:value-type="float">
            <text:p>49.41</text:p>
          </table:table-cell>
          <table:table-cell table:style-name="ce16" table:formula="of:=[.K5]/[.I5]" office:value-type="percentage" office:value="0.889308855291577" calcext:value-type="percentage">
            <text:p>88.93%</text:p>
          </table:table-cell>
          <table:table-cell table:style-name="Default" office:value-type="float" office:value="6.15" calcext:value-type="float">
            <text:p>6.15</text:p>
          </table:table-cell>
          <table:table-cell table:style-name="Default" office:value-type="float" office:value="5.95" calcext:value-type="float">
            <text:p>5.95</text:p>
          </table:table-cell>
          <table:table-cell table:style-name="Default" office:value-type="float" office:value="0.19" calcext:value-type="float">
            <text:p>0.19</text:p>
          </table:table-cell>
          <table:table-cell table:style-name="Default" office:value-type="float" office:value="48.95" calcext:value-type="float">
            <text:p>48.95</text:p>
          </table:table-cell>
          <table:table-cell table:style-name="ce16" table:formula="of:=([.P5]-[.$P$3])/[.$P$3]" office:value-type="percentage" office:value="0.00451467268623037" calcext:value-type="percentage">
            <text:p>0.45%</text:p>
          </table:table-cell>
          <table:table-cell table:style-name="Default" office:value-type="float" office:value="42.6" calcext:value-type="float">
            <text:p>42.6</text:p>
          </table:table-cell>
          <table:table-cell table:style-name="ce16" table:formula="of:=[.R5]/[.P5]" office:value-type="percentage" office:value="0.870275791624106" calcext:value-type="percentage">
            <text:p>87.03%</text:p>
          </table:table-cell>
          <table:table-cell table:style-name="Default" office:value-type="float" office:value="6.36" calcext:value-type="float">
            <text:p>6.36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0.6" calcext:value-type="float">
            <text:p>0.6</text:p>
          </table:table-cell>
          <table:table-cell office:value-type="float" office:value="1518" calcext:value-type="float">
            <text:p>1518</text:p>
          </table:table-cell>
          <table:table-cell office:value-type="float" office:value="84.78" calcext:value-type="float">
            <text:p>84.78</text:p>
          </table:table-cell>
          <table:table-cell office:value-type="float" office:value="70.96" calcext:value-type="float">
            <text:p>70.96</text:p>
          </table:table-cell>
          <table:table-cell office:value-type="float" office:value="10.21" calcext:value-type="float">
            <text:p>10.21</text:p>
          </table:table-cell>
          <table:table-cell office:value-type="float" office:value="1.25" calcext:value-type="float">
            <text:p>1.2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5.96" calcext:value-type="float">
            <text:p>5.96</text:p>
          </table:table-cell>
          <table:table-cell office:value-type="float" office:value="0.22" calcext:value-type="float">
            <text:p>0.22</text:p>
          </table:table-cell>
          <table:table-cell office:value-type="float" office:value="24.67" calcext:value-type="float">
            <text:p>24.67</text:p>
          </table:table-cell>
          <table:table-cell office:value-type="float" office:value="6.87" calcext:value-type="float">
            <text:p>6.87</text:p>
          </table:table-cell>
          <table:table-cell office:value-type="float" office:value="22.72" calcext:value-type="float">
            <text:p>22.72</text:p>
          </table:table-cell>
          <table:table-cell office:value-type="float" office:value="11.11" calcext:value-type="float">
            <text:p>11.11</text:p>
          </table:table-cell>
          <table:table-cell office:value-type="float" office:value="16.9" calcext:value-type="float">
            <text:p>16.9</text:p>
          </table:table-cell>
          <table:table-cell office:value-type="float" office:value="73.66" calcext:value-type="float">
            <text:p>73.66</text:p>
          </table:table-cell>
          <table:table-cell office:value-type="float" office:value="13.34" calcext:value-type="float">
            <text:p>13.34</text:p>
          </table:table-cell>
          <table:table-cell office:value-type="float" office:value="3.23" calcext:value-type="float">
            <text:p>3.23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9.65" calcext:value-type="float">
            <text:p>9.65</text:p>
          </table:table-cell>
          <table:table-cell office:value-type="float" office:value="0.81" calcext:value-type="float">
            <text:p>0.81</text:p>
          </table:table-cell>
          <table:table-cell office:value-type="float" office:value="5.79" calcext:value-type="float">
            <text:p>5.79</text:p>
          </table:table-cell>
          <table:table-cell office:value-type="float" office:value="13.29" calcext:value-type="float">
            <text:p>13.29</text:p>
          </table:table-cell>
          <table:table-cell office:value-type="float" office:value="0" calcext:value-type="float">
            <text:p>0</text:p>
          </table:table-cell>
          <table:table-cell office:value-type="float" office:value="14.87" calcext:value-type="float">
            <text:p>14.87</text:p>
          </table:table-cell>
          <table:table-cell office:value-type="float" office:value="38.72" calcext:value-type="float">
            <text:p>38.72</text:p>
          </table:table-cell>
          <table:table-cell office:value-type="float" office:value="4602" calcext:value-type="float">
            <text:p>4602</text:p>
          </table:table-cell>
          <table:table-cell table:style-name="ce16" table:formula="of:=([.AW5]-[.$AW$3])/[.$AW$3]" office:value-type="percentage" office:value="0.138263665594855" calcext:value-type="percentage">
            <text:p>13.83%</text:p>
          </table:table-cell>
          <table:table-cell office:value-type="float" office:value="301327367" calcext:value-type="float">
            <text:p>301327367</text:p>
          </table:table-cell>
          <table:table-cell table:style-name="ce16" table:formula="of:=([.AY5]-[.$AY$3])/[.$AY$3]" office:value-type="percentage" office:value="0.138135112930444" calcext:value-type="percentage">
            <text:p>13.81%</text:p>
          </table:table-cell>
          <table:table-cell table:style-name="ce27" table:formula="of:=[.AY5]/[.G5]" office:value-type="percentage" office:value="0.0311431233530895" calcext:value-type="percentage">
            <text:p>3.1%</text:p>
          </table:table-cell>
          <table:table-cell office:value-type="float" office:value="788" calcext:value-type="float">
            <text:p>788</text:p>
          </table:table-cell>
          <table:table-cell table:style-name="ce30" table:formula="of:=[.BB5]/[.AW5]" office:value-type="percentage" office:value="0.171229900043459" calcext:value-type="percentage">
            <text:p>17.1%</text:p>
          </table:table-cell>
          <table:table-cell office:value-type="float" office:value="9" calcext:value-type="float">
            <text:p>9</text:p>
          </table:table-cell>
          <table:table-cell table:style-name="ce31" table:formula="of:=[.BB5]/[.BD5]" office:value-type="float" office:value="87.5555555555556" calcext:value-type="float">
            <text:p>88</text:p>
          </table:table-cell>
          <table:table-cell office:value-type="float" office:value="3814" calcext:value-type="float">
            <text:p>3814</text:p>
          </table:table-cell>
          <table:table-cell table:style-name="ce30" table:formula="of:=[.BF5]/[.AW5]" office:value-type="percentage" office:value="0.828770099956541" calcext:value-type="percentage">
            <text:p>82.9%</text:p>
          </table:table-cell>
          <table:table-cell office:value-type="float" office:value="6" calcext:value-type="float">
            <text:p>6</text:p>
          </table:table-cell>
          <table:table-cell table:style-name="ce31" table:formula="of:=[.BF5]/[.BH5]" office:value-type="float" office:value="635.666666666667" calcext:value-type="float">
            <text:p>636</text:p>
          </table:table-cell>
          <table:table-cell office:value-type="float" office:value="-18.5" calcext:value-type="float">
            <text:p>-18.5</text:p>
          </table:table-cell>
          <table:table-cell table:style-name="ce16" table:formula="of:=([.BJ5]-[.$BJ$3])/[.$BJ$3]" office:value-type="percentage" office:value="0.226790450928382" calcext:value-type="percentage">
            <text:p>22.68%</text:p>
          </table:table-cell>
          <table:table-cell office:value-type="float" office:value="6.25" calcext:value-type="float">
            <text:p>6.25</text:p>
          </table:table-cell>
          <table:table-cell table:style-name="ce16" table:formula="of:=([.BL5]-[.$BL$3])/[.$BL$3]" office:value-type="percentage" office:value="0.140510948905109" calcext:value-type="percentage">
            <text:p>14.05%</text:p>
          </table:table-cell>
          <table:table-cell office:value-type="float" office:value="-40.46" calcext:value-type="float">
            <text:p>-40.46</text:p>
          </table:table-cell>
          <table:table-cell table:style-name="ce16" table:formula="of:=([.BN5]-[.$BN$3])/[.$BN$3]" office:value-type="percentage" office:value="0.176847004072135" calcext:value-type="percentage">
            <text:p>17.68%</text:p>
          </table:table-cell>
          <table:table-cell office:value-type="float" office:value="31.33" calcext:value-type="float">
            <text:p>31.33</text:p>
          </table:table-cell>
          <table:table-cell table:style-name="ce16" table:formula="of:=([.BP5]-[.$BP$3])/[.$BP$3]" office:value-type="percentage" office:value="0.175168792198049" calcext:value-type="percentage">
            <text:p>17.52%</text:p>
          </table:table-cell>
          <table:table-cell table:style-name="ce32" office:value-type="percentage" office:value="0.6374" calcext:value-type="percentage">
            <text:p>63.74%</text:p>
          </table:table-cell>
          <table:table-cell table:style-name="ce32" office:value-type="percentage" office:value="0.0134" calcext:value-type="percentage">
            <text:p>1.34%</text:p>
          </table:table-cell>
          <table:table-cell office:value-type="float" office:value="4.97" calcext:value-type="float">
            <text:p>4.97</text:p>
          </table:table-cell>
          <table:table-cell table:style-name="ce16" table:formula="of:=([.BT5]-[.$BT$3])/[.$BT$3]" office:value-type="percentage" office:value="-0.0197238658777121" calcext:value-type="percentage">
            <text:p>-1.97%</text:p>
          </table:table-cell>
          <table:table-cell office:value-type="float" office:value="7.83" calcext:value-type="float">
            <text:p>7.83</text:p>
          </table:table-cell>
          <table:table-cell table:style-name="ce16" table:formula="of:=([.BV5]-[.$BV$3])/[.$BV$3]" office:value-type="percentage" office:value="-0.0297397769516729" calcext:value-type="percentage">
            <text:p>-2.97%</text:p>
          </table:table-cell>
          <table:table-cell office:value-type="float" office:value="7.1" calcext:value-type="float">
            <text:p>7.1</text:p>
          </table:table-cell>
          <table:table-cell table:style-name="ce16" table:formula="of:=([.BX5]-[.$BX$3])/[.$BX$3]" office:value-type="percentage" office:value="0.112852664576802" calcext:value-type="percentage">
            <text:p>11.29%</text:p>
          </table:table-cell>
          <table:table-cell office:value-type="float" office:value="15.44" calcext:value-type="float">
            <text:p>15.44</text:p>
          </table:table-cell>
          <table:table-cell table:style-name="ce16" table:formula="of:=([.BZ5]-[.$BZ$3])/[.$BZ$3]" office:value-type="percentage" office:value="0.124544792425346" calcext:value-type="percentage">
            <text:p>12.45%</text:p>
          </table:table-cell>
          <table:table-cell office:value-type="float" office:value="4.93" calcext:value-type="float">
            <text:p>4.93</text:p>
          </table:table-cell>
          <table:table-cell table:style-name="ce16" table:formula="of:=([.CB5]-[.$CB$3])/[.$CB$3]" office:value-type="percentage" office:value="-0.133567662565905" calcext:value-type="percentage">
            <text:p>-13.36%</text:p>
          </table:table-cell>
          <table:table-cell office:value-type="float" office:value="6.6" calcext:value-type="float">
            <text:p>6.6</text:p>
          </table:table-cell>
          <table:table-cell table:style-name="ce16" table:formula="of:=([.CD5]-[.$CD$3])/[.$CD$3]" office:value-type="percentage" office:value="-0.157088122605364" calcext:value-type="percentage">
            <text:p>-15.71%</text:p>
          </table:table-cell>
        </table:table-row>
        <table:table-row table:style-name="ro2">
          <table:table-cell table:style-name="ce3" table:formula="of:=[.A5]+1" office:value-type="float" office:value="4" calcext:value-type="float">
            <text:p>4</text:p>
          </table:table-cell>
          <table:table-cell table:style-name="ce4" office:value-type="date" office:date-value="2019-12-23" calcext:value-type="date">
            <text:p>2019-12-23</text:p>
          </table:table-cell>
          <table:table-cell table:style-name="ce6" office:value-type="string" calcext:value-type="string">
            <text:p>nep-no-10</text:p>
          </table:table-cell>
          <table:table-cell office:value-type="string" calcext:value-type="string">
            <text:p>NEP 2035</text:p>
          </table:table-cell>
          <table:table-cell office:value-type="string" calcext:value-type="string">
            <text:p>10 GW storage at Büttel</text:p>
          </table:table-cell>
          <table:table-cell office:value-type="string" calcext:value-type="string">
            <text:p>None</text:p>
          </table:table-cell>
          <table:table-cell office:value-type="float" office:value="9343556990" calcext:value-type="float">
            <text:p>9343556990</text:p>
          </table:table-cell>
          <table:table-cell table:style-name="ce16" table:formula="of:=([.G6]-[.$G$3])/[.$G$3]" office:value-type="percentage" office:value="-0.023773011418406" calcext:value-type="percentage">
            <text:p>-2.38%</text:p>
          </table:table-cell>
          <table:table-cell office:value-type="float" office:value="55.62" calcext:value-type="float">
            <text:p>55.62</text:p>
          </table:table-cell>
          <table:table-cell table:style-name="ce16" table:formula="of:=([.I6]-[.$I$3])/[.$I$3]" office:value-type="percentage" office:value="0.0030658250676284" calcext:value-type="percentage">
            <text:p>0.31%</text:p>
          </table:table-cell>
          <table:table-cell table:style-name="Default" office:value-type="float" office:value="49.68" calcext:value-type="float">
            <text:p>49.68</text:p>
          </table:table-cell>
          <table:table-cell table:style-name="ce16" table:formula="of:=[.K6]/[.I6]" office:value-type="percentage" office:value="0.893203883495146" calcext:value-type="percentage">
            <text:p>89.32%</text:p>
          </table:table-cell>
          <table:table-cell table:style-name="Default" office:value-type="float" office:value="5.94" calcext:value-type="float">
            <text:p>5.94</text:p>
          </table:table-cell>
          <table:table-cell table:style-name="Default" office:value-type="float" office:value="5.77" calcext:value-type="float">
            <text:p>5.77</text:p>
          </table:table-cell>
          <table:table-cell table:style-name="Default" office:value-type="float" office:value="0.16" calcext:value-type="float">
            <text:p>0.16</text:p>
          </table:table-cell>
          <table:table-cell table:style-name="Default" office:value-type="float" office:value="49.49" calcext:value-type="float">
            <text:p>49.49</text:p>
          </table:table-cell>
          <table:table-cell table:style-name="ce16" table:formula="of:=([.P6]-[.$P$3])/[.$P$3]" office:value-type="percentage" office:value="0.0155961420069773" calcext:value-type="percentage">
            <text:p>1.56%</text:p>
          </table:table-cell>
          <table:table-cell table:style-name="Default" office:value-type="float" office:value="43.44" calcext:value-type="float">
            <text:p>43.44</text:p>
          </table:table-cell>
          <table:table-cell table:style-name="ce16" table:formula="of:=[.R6]/[.P6]" office:value-type="percentage" office:value="0.877753081430592" calcext:value-type="percentage">
            <text:p>87.78%</text:p>
          </table:table-cell>
          <table:table-cell table:style-name="Default" office:value-type="float" office:value="6.05" calcext:value-type="float">
            <text:p>6.05</text:p>
          </table:table-cell>
          <table:table-cell table:style-name="Default" office:value-type="float" office:value="5.54" calcext:value-type="float">
            <text:p>5.54</text:p>
          </table:table-cell>
          <table:table-cell table:style-name="Default" office:value-type="float" office:value="0.51" calcext:value-type="float">
            <text:p>0.51</text:p>
          </table:table-cell>
          <table:table-cell office:value-type="float" office:value="908" calcext:value-type="float">
            <text:p>908</text:p>
          </table:table-cell>
          <table:table-cell office:value-type="float" office:value="85.46" calcext:value-type="float">
            <text:p>85.46</text:p>
          </table:table-cell>
          <table:table-cell office:value-type="float" office:value="70.99" calcext:value-type="float">
            <text:p>70.99</text:p>
          </table:table-cell>
          <table:table-cell office:value-type="float" office:value="9.77" calcext:value-type="float">
            <text:p>9.77</text:p>
          </table:table-cell>
          <table:table-cell office:value-type="float" office:value="1.19" calcext:value-type="float">
            <text:p>1.19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5.75" calcext:value-type="float">
            <text:p>5.75</text:p>
          </table:table-cell>
          <table:table-cell office:value-type="float" office:value="0.22" calcext:value-type="float">
            <text:p>0.22</text:p>
          </table:table-cell>
          <table:table-cell office:value-type="float" office:value="24.65" calcext:value-type="float">
            <text:p>24.65</text:p>
          </table:table-cell>
          <table:table-cell office:value-type="float" office:value="6.89" calcext:value-type="float">
            <text:p>6.89</text:p>
          </table:table-cell>
          <table:table-cell office:value-type="float" office:value="23.01" calcext:value-type="float">
            <text:p>23.01</text:p>
          </table:table-cell>
          <table:table-cell office:value-type="float" office:value="11.52" calcext:value-type="float">
            <text:p>11.52</text:p>
          </table:table-cell>
          <table:table-cell office:value-type="float" office:value="16.93" calcext:value-type="float">
            <text:p>16.93</text:p>
          </table:table-cell>
          <table:table-cell office:value-type="float" office:value="75.11" calcext:value-type="float">
            <text:p>75.11</text:p>
          </table:table-cell>
          <table:table-cell office:value-type="float" office:value="13.13" calcext:value-type="float">
            <text:p>13.13</text:p>
          </table:table-cell>
          <table:table-cell office:value-type="float" office:value="2.63" calcext:value-type="float">
            <text:p>2.63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9.35" calcext:value-type="float">
            <text:p>9.35</text:p>
          </table:table-cell>
          <table:table-cell office:value-type="float" office:value="0.8" calcext:value-type="float">
            <text:p>0.8</text:p>
          </table:table-cell>
          <table:table-cell office:value-type="float" office:value="5.76" calcext:value-type="float">
            <text:p>5.76</text:p>
          </table:table-cell>
          <table:table-cell office:value-type="float" office:value="13.28" calcext:value-type="float">
            <text:p>13.28</text:p>
          </table:table-cell>
          <table:table-cell office:value-type="float" office:value="0" calcext:value-type="float">
            <text:p>0</text:p>
          </table:table-cell>
          <table:table-cell office:value-type="float" office:value="16.33" calcext:value-type="float">
            <text:p>16.33</text:p>
          </table:table-cell>
          <table:table-cell office:value-type="float" office:value="38.52" calcext:value-type="float">
            <text:p>38.52</text:p>
          </table:table-cell>
          <table:table-cell office:value-type="float" office:value="3930" calcext:value-type="float">
            <text:p>3930</text:p>
          </table:table-cell>
          <table:table-cell table:style-name="ce16" table:formula="of:=([.AW6]-[.$AW$3])/[.$AW$3]" office:value-type="percentage" office:value="-0.0279495424189958" calcext:value-type="percentage">
            <text:p>-2.79%</text:p>
          </table:table-cell>
          <table:table-cell office:value-type="float" office:value="257149447" calcext:value-type="float">
            <text:p>257149447</text:p>
          </table:table-cell>
          <table:table-cell table:style-name="ce16" table:formula="of:=([.AY6]-[.$AY$3])/[.$AY$3]" office:value-type="percentage" office:value="-0.0287280647119373" calcext:value-type="percentage">
            <text:p>-2.87%</text:p>
          </table:table-cell>
          <table:table-cell table:style-name="ce27" table:formula="of:=[.AY6]/[.G6]" office:value-type="percentage" office:value="0.0275215795521144" calcext:value-type="percentage">
            <text:p>2.8%</text:p>
          </table:table-cell>
          <table:table-cell office:value-type="float" office:value="333" calcext:value-type="float">
            <text:p>333</text:p>
          </table:table-cell>
          <table:table-cell table:style-name="ce30" table:formula="of:=[.BB6]/[.AW6]" office:value-type="percentage" office:value="0.0847328244274809" calcext:value-type="percentage">
            <text:p>8.5%</text:p>
          </table:table-cell>
          <table:table-cell office:value-type="float" office:value="7" calcext:value-type="float">
            <text:p>7</text:p>
          </table:table-cell>
          <table:table-cell table:style-name="ce31" table:formula="of:=[.BB6]/[.BD6]" office:value-type="float" office:value="47.5714285714286" calcext:value-type="float">
            <text:p>48</text:p>
          </table:table-cell>
          <table:table-cell office:value-type="float" office:value="3597" calcext:value-type="float">
            <text:p>3597</text:p>
          </table:table-cell>
          <table:table-cell table:style-name="ce30" table:formula="of:=[.BF6]/[.AW6]" office:value-type="percentage" office:value="0.915267175572519" calcext:value-type="percentage">
            <text:p>91.5%</text:p>
          </table:table-cell>
          <table:table-cell office:value-type="float" office:value="5" calcext:value-type="float">
            <text:p>5</text:p>
          </table:table-cell>
          <table:table-cell table:style-name="ce31" table:formula="of:=[.BF6]/[.BH6]" office:value-type="float" office:value="719.4" calcext:value-type="float">
            <text:p>719</text:p>
          </table:table-cell>
          <table:table-cell office:value-type="float" office:value="-15.63" calcext:value-type="float">
            <text:p>-15.63</text:p>
          </table:table-cell>
          <table:table-cell table:style-name="ce16" table:formula="of:=([.BJ6]-[.$BJ$3])/[.$BJ$3]" office:value-type="percentage" office:value="0.0364721485411141" calcext:value-type="percentage">
            <text:p>3.65%</text:p>
          </table:table-cell>
          <table:table-cell office:value-type="float" office:value="4.96" calcext:value-type="float">
            <text:p>4.96</text:p>
          </table:table-cell>
          <table:table-cell table:style-name="ce16" table:formula="of:=([.BL6]-[.$BL$3])/[.$BL$3]" office:value-type="percentage" office:value="-0.0948905109489052" calcext:value-type="percentage">
            <text:p>-9.49%</text:p>
          </table:table-cell>
          <table:table-cell office:value-type="float" office:value="-51.02" calcext:value-type="float">
            <text:p>-51.02</text:p>
          </table:table-cell>
          <table:table-cell table:style-name="ce16" table:formula="of:=([.BN6]-[.$BN$3])/[.$BN$3]" office:value-type="percentage" office:value="0.484002326934264" calcext:value-type="percentage">
            <text:p>48.40%</text:p>
          </table:table-cell>
          <table:table-cell office:value-type="float" office:value="39.56" calcext:value-type="float">
            <text:p>39.56</text:p>
          </table:table-cell>
          <table:table-cell table:style-name="ce16" table:formula="of:=([.BP6]-[.$BP$3])/[.$BP$3]" office:value-type="percentage" office:value="0.483870967741936" calcext:value-type="percentage">
            <text:p>48.39%</text:p>
          </table:table-cell>
          <table:table-cell table:style-name="ce32" office:value-type="percentage" office:value="0.668" calcext:value-type="percentage">
            <text:p>66.80%</text:p>
          </table:table-cell>
          <table:table-cell table:style-name="ce32" office:value-type="percentage" office:value="0.0139" calcext:value-type="percentage">
            <text:p>1.39%</text:p>
          </table:table-cell>
          <table:table-cell office:value-type="float" office:value="3.68" calcext:value-type="float">
            <text:p>3.68</text:p>
          </table:table-cell>
          <table:table-cell table:style-name="ce16" table:formula="of:=([.BT6]-[.$BT$3])/[.$BT$3]" office:value-type="percentage" office:value="-0.274161735700197" calcext:value-type="percentage">
            <text:p>-27.42%</text:p>
          </table:table-cell>
          <table:table-cell office:value-type="float" office:value="5.34" calcext:value-type="float">
            <text:p>5.34</text:p>
          </table:table-cell>
          <table:table-cell table:style-name="ce16" table:formula="of:=([.BV6]-[.$BV$3])/[.$BV$3]" office:value-type="percentage" office:value="-0.338289962825279" calcext:value-type="percentage">
            <text:p>-33.83%</text:p>
          </table:table-cell>
          <table:table-cell office:value-type="float" office:value="3.6" calcext:value-type="float">
            <text:p>3.6</text:p>
          </table:table-cell>
          <table:table-cell table:style-name="ce16" table:formula="of:=([.BX6]-[.$BX$3])/[.$BX$3]" office:value-type="percentage" office:value="-0.435736677115987" calcext:value-type="percentage">
            <text:p>-43.57%</text:p>
          </table:table-cell>
          <table:table-cell office:value-type="float" office:value="6.34" calcext:value-type="float">
            <text:p>6.34</text:p>
          </table:table-cell>
          <table:table-cell table:style-name="ce16" table:formula="of:=([.BZ6]-[.$BZ$3])/[.$BZ$3]" office:value-type="percentage" office:value="-0.53823743627094" calcext:value-type="percentage">
            <text:p>-53.82%</text:p>
          </table:table-cell>
          <table:table-cell office:value-type="float" office:value="4.75" calcext:value-type="float">
            <text:p>4.75</text:p>
          </table:table-cell>
          <table:table-cell table:style-name="ce16" table:formula="of:=([.CB6]-[.$CB$3])/[.$CB$3]" office:value-type="percentage" office:value="-0.165202108963093" calcext:value-type="percentage">
            <text:p>-16.52%</text:p>
          </table:table-cell>
          <table:table-cell office:value-type="float" office:value="6.33" calcext:value-type="float">
            <text:p>6.33</text:p>
          </table:table-cell>
          <table:table-cell table:style-name="ce16" table:formula="of:=([.CD6]-[.$CD$3])/[.$CD$3]" office:value-type="percentage" office:value="-0.191570881226054" calcext:value-type="percentage">
            <text:p>-19.16%</text:p>
          </table:table-cell>
        </table:table-row>
        <table:table-row table:style-name="ro2">
          <table:table-cell table:style-name="ce3" table:formula="of:=[.A6]+1" office:value-type="float" office:value="5" calcext:value-type="float">
            <text:p>5</text:p>
          </table:table-cell>
          <table:table-cell table:style-name="ce4" office:value-type="date" office:date-value="2019-12-21" calcext:value-type="date">
            <text:p>2019-12-21</text:p>
          </table:table-cell>
          <table:table-cell table:style-name="ce6" office:value-type="string" calcext:value-type="string">
            <text:p>nep-no-10-sep</text:p>
          </table:table-cell>
          <table:table-cell office:value-type="string" calcext:value-type="string">
            <text:p>NEP 2035</text:p>
          </table:table-cell>
          <table:table-cell office:value-type="string" calcext:value-type="string">
            <text:p>separation to Büttel and WHV</text:p>
          </table:table-cell>
          <table:table-cell office:value-type="string" calcext:value-type="string">
            <text:p>None</text:p>
          </table:table-cell>
          <table:table-cell office:value-type="float" office:value="9072309170" calcext:value-type="float">
            <text:p>9072309170</text:p>
          </table:table-cell>
          <table:table-cell table:style-name="ce16" table:formula="of:=([.G7]-[.$G$3])/[.$G$3]" office:value-type="percentage" office:value="-0.0521133364960318" calcext:value-type="percentage">
            <text:p>-5.21%</text:p>
          </table:table-cell>
          <table:table-cell office:value-type="float" office:value="55.45" calcext:value-type="float">
            <text:p>55.45</text:p>
          </table:table-cell>
          <table:table-cell table:style-name="ce16" table:formula="of:=([.I7]-[.$I$3])/[.$I$3]" office:value-type="percentage" office:value="0" calcext:value-type="percentage">
            <text:p>0.00%</text:p>
          </table:table-cell>
          <table:table-cell table:style-name="Default" office:value-type="float" office:value="49.68" calcext:value-type="float">
            <text:p>49.68</text:p>
          </table:table-cell>
          <table:table-cell table:style-name="ce16" table:formula="of:=[.K7]/[.I7]" office:value-type="percentage" office:value="0.895942290351668" calcext:value-type="percentage">
            <text:p>89.59%</text:p>
          </table:table-cell>
          <table:table-cell table:style-name="Default" office:value-type="float" office:value="5.76" calcext:value-type="float">
            <text:p>5.76</text:p>
          </table:table-cell>
          <table:table-cell table:style-name="Default" office:value-type="float" office:value="5.67" calcext:value-type="float">
            <text:p>5.67</text:p>
          </table:table-cell>
          <table:table-cell table:style-name="Default" office:value-type="float" office:value="0.09" calcext:value-type="float">
            <text:p>0.09</text:p>
          </table:table-cell>
          <table:table-cell table:style-name="Default" office:value-type="float" office:value="49.04" calcext:value-type="float">
            <text:p>49.04</text:p>
          </table:table-cell>
          <table:table-cell table:style-name="ce16" table:formula="of:=([.P7]-[.$P$3])/[.$P$3]" office:value-type="percentage" office:value="0.00636158423968812" calcext:value-type="percentage">
            <text:p>0.64%</text:p>
          </table:table-cell>
          <table:table-cell table:style-name="Default" office:value-type="float" office:value="43.44" calcext:value-type="float">
            <text:p>43.44</text:p>
          </table:table-cell>
          <table:table-cell table:style-name="ce16" table:formula="of:=[.R7]/[.P7]" office:value-type="percentage" office:value="0.885807504078303" calcext:value-type="percentage">
            <text:p>88.58%</text:p>
          </table:table-cell>
          <table:table-cell table:style-name="Default" office:value-type="float" office:value="5.6" calcext:value-type="float">
            <text:p>5.6</text:p>
          </table:table-cell>
          <table:table-cell table:style-name="Default" office:value-type="float" office:value="5.33" calcext:value-type="float">
            <text:p>5.33</text:p>
          </table:table-cell>
          <table:table-cell table:style-name="Default" office:value-type="float" office:value="0.28" calcext:value-type="float">
            <text:p>0.28</text:p>
          </table:table-cell>
          <table:table-cell office:value-type="float" office:value="597" calcext:value-type="float">
            <text:p>597</text:p>
          </table:table-cell>
          <table:table-cell office:value-type="float" office:value="84.33" calcext:value-type="float">
            <text:p>84.33</text:p>
          </table:table-cell>
          <table:table-cell office:value-type="float" office:value="70.86" calcext:value-type="float">
            <text:p>70.86</text:p>
          </table:table-cell>
          <table:table-cell office:value-type="float" office:value="9.7" calcext:value-type="float">
            <text:p>9.7</text:p>
          </table:table-cell>
          <table:table-cell office:value-type="float" office:value="1.08" calcext:value-type="float">
            <text:p>1.08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5.39" calcext:value-type="float">
            <text:p>5.39</text:p>
          </table:table-cell>
          <table:table-cell office:value-type="float" office:value="0.22" calcext:value-type="float">
            <text:p>0.22</text:p>
          </table:table-cell>
          <table:table-cell office:value-type="float" office:value="24.71" calcext:value-type="float">
            <text:p>24.71</text:p>
          </table:table-cell>
          <table:table-cell office:value-type="float" office:value="6.91" calcext:value-type="float">
            <text:p>6.91</text:p>
          </table:table-cell>
          <table:table-cell office:value-type="float" office:value="23.48" calcext:value-type="float">
            <text:p>23.48</text:p>
          </table:table-cell>
          <table:table-cell office:value-type="float" office:value="11.51" calcext:value-type="float">
            <text:p>11.51</text:p>
          </table:table-cell>
          <table:table-cell office:value-type="float" office:value="16.94" calcext:value-type="float">
            <text:p>16.94</text:p>
          </table:table-cell>
          <table:table-cell office:value-type="float" office:value="74.62" calcext:value-type="float">
            <text:p>74.62</text:p>
          </table:table-cell>
          <table:table-cell office:value-type="float" office:value="12.95" calcext:value-type="float">
            <text:p>12.95</text:p>
          </table:table-cell>
          <table:table-cell office:value-type="float" office:value="2.44" calcext:value-type="float">
            <text:p>2.44</text:p>
          </table:table-cell>
          <table:table-cell office:value-type="float" office:value="0.13" calcext:value-type="float">
            <text:p>0.13</text:p>
          </table:table-cell>
          <table:table-cell office:value-type="float" office:value="0.08" calcext:value-type="float">
            <text:p>0.08</text:p>
          </table:table-cell>
          <table:table-cell office:value-type="float" office:value="8.95" calcext:value-type="float">
            <text:p>8.95</text:p>
          </table:table-cell>
          <table:table-cell office:value-type="float" office:value="0.81" calcext:value-type="float">
            <text:p>0.81</text:p>
          </table:table-cell>
          <table:table-cell office:value-type="float" office:value="5.84" calcext:value-type="float">
            <text:p>5.84</text:p>
          </table:table-cell>
          <table:table-cell office:value-type="float" office:value="13.46" calcext:value-type="float">
            <text:p>13.46</text:p>
          </table:table-cell>
          <table:table-cell office:value-type="float" office:value="0" calcext:value-type="float">
            <text:p>0</text:p>
          </table:table-cell>
          <table:table-cell office:value-type="float" office:value="16.39" calcext:value-type="float">
            <text:p>16.39</text:p>
          </table:table-cell>
          <table:table-cell office:value-type="float" office:value="38.94" calcext:value-type="float">
            <text:p>38.94</text:p>
          </table:table-cell>
          <table:table-cell office:value-type="float" office:value="2151" calcext:value-type="float">
            <text:p>2151</text:p>
          </table:table-cell>
          <table:table-cell table:style-name="ce16" table:formula="of:=([.AW7]-[.$AW$3])/[.$AW$3]" office:value-type="percentage" office:value="-0.467969329705664" calcext:value-type="percentage">
            <text:p>-46.80%</text:p>
          </table:table-cell>
          <table:table-cell office:value-type="float" office:value="140801821" calcext:value-type="float">
            <text:p>140801821</text:p>
          </table:table-cell>
          <table:table-cell table:style-name="ce16" table:formula="of:=([.AY7]-[.$AY$3])/[.$AY$3]" office:value-type="percentage" office:value="-0.46818140668701" calcext:value-type="percentage">
            <text:p>-46.82%</text:p>
          </table:table-cell>
          <table:table-cell table:style-name="ce27" table:formula="of:=[.AY7]/[.G7]" office:value-type="percentage" office:value="0.0155199540008622" calcext:value-type="percentage">
            <text:p>1.6%</text:p>
          </table:table-cell>
          <table:table-cell office:value-type="float" office:value="335" calcext:value-type="float">
            <text:p>335</text:p>
          </table:table-cell>
          <table:table-cell table:style-name="ce30" table:formula="of:=[.BB7]/[.AW7]" office:value-type="percentage" office:value="0.155741515574152" calcext:value-type="percentage">
            <text:p>15.6%</text:p>
          </table:table-cell>
          <table:table-cell office:value-type="float" office:value="6" calcext:value-type="float">
            <text:p>6</text:p>
          </table:table-cell>
          <table:table-cell table:style-name="ce31" table:formula="of:=[.BB7]/[.BD7]" office:value-type="float" office:value="55.8333333333333" calcext:value-type="float">
            <text:p>56</text:p>
          </table:table-cell>
          <table:table-cell office:value-type="float" office:value="1815" calcext:value-type="float">
            <text:p>1815</text:p>
          </table:table-cell>
          <table:table-cell table:style-name="ce30" table:formula="of:=[.BF7]/[.AW7]" office:value-type="percentage" office:value="0.843793584379358" calcext:value-type="percentage">
            <text:p>84.4%</text:p>
          </table:table-cell>
          <table:table-cell office:value-type="float" office:value="5" calcext:value-type="float">
            <text:p>5</text:p>
          </table:table-cell>
          <table:table-cell table:style-name="ce31" table:formula="of:=[.BF7]/[.BH7]" office:value-type="float" office:value="363" calcext:value-type="float">
            <text:p>363</text:p>
          </table:table-cell>
          <table:table-cell office:value-type="float" office:value="-8.59" calcext:value-type="float">
            <text:p>-8.59</text:p>
          </table:table-cell>
          <table:table-cell table:style-name="ce16" table:formula="of:=([.BJ7]-[.$BJ$3])/[.$BJ$3]" office:value-type="percentage" office:value="-0.430371352785146" calcext:value-type="percentage">
            <text:p>-43.04%</text:p>
          </table:table-cell>
          <table:table-cell office:value-type="float" office:value="2.97" calcext:value-type="float">
            <text:p>2.97</text:p>
          </table:table-cell>
          <table:table-cell table:style-name="ce16" table:formula="of:=([.BL7]-[.$BL$3])/[.$BL$3]" office:value-type="percentage" office:value="-0.458029197080292" calcext:value-type="percentage">
            <text:p>-45.80%</text:p>
          </table:table-cell>
          <table:table-cell office:value-type="float" office:value="-58.21" calcext:value-type="float">
            <text:p>-58.21</text:p>
          </table:table-cell>
          <table:table-cell table:style-name="ce16" table:formula="of:=([.BN7]-[.$BN$3])/[.$BN$3]" office:value-type="percentage" office:value="0.693135543920884" calcext:value-type="percentage">
            <text:p>69.31%</text:p>
          </table:table-cell>
          <table:table-cell office:value-type="float" office:value="44.68" calcext:value-type="float">
            <text:p>44.68</text:p>
          </table:table-cell>
          <table:table-cell table:style-name="ce16" table:formula="of:=([.BP7]-[.$BP$3])/[.$BP$3]" office:value-type="percentage" office:value="0.675918979744936" calcext:value-type="percentage">
            <text:p>67.59%</text:p>
          </table:table-cell>
          <table:table-cell table:style-name="ce32" office:value-type="percentage" office:value="0.7133" calcext:value-type="percentage">
            <text:p>71.33%</text:p>
          </table:table-cell>
          <table:table-cell table:style-name="ce32" office:value-type="percentage" office:value="0.012" calcext:value-type="percentage">
            <text:p>1.20%</text:p>
          </table:table-cell>
          <table:table-cell office:value-type="float" office:value="3.82" calcext:value-type="float">
            <text:p>3.82</text:p>
          </table:table-cell>
          <table:table-cell table:style-name="ce16" table:formula="of:=([.BT7]-[.$BT$3])/[.$BT$3]" office:value-type="percentage" office:value="-0.2465483234714" calcext:value-type="percentage">
            <text:p>-24.65%</text:p>
          </table:table-cell>
          <table:table-cell office:value-type="float" office:value="5.68" calcext:value-type="float">
            <text:p>5.68</text:p>
          </table:table-cell>
          <table:table-cell table:style-name="ce16" table:formula="of:=([.BV7]-[.$BV$3])/[.$BV$3]" office:value-type="percentage" office:value="-0.296158612143742" calcext:value-type="percentage">
            <text:p>-29.62%</text:p>
          </table:table-cell>
          <table:table-cell office:value-type="float" office:value="3.92" calcext:value-type="float">
            <text:p>3.92</text:p>
          </table:table-cell>
          <table:table-cell table:style-name="ce16" table:formula="of:=([.BX7]-[.$BX$3])/[.$BX$3]" office:value-type="percentage" office:value="-0.385579937304075" calcext:value-type="percentage">
            <text:p>-38.56%</text:p>
          </table:table-cell>
          <table:table-cell office:value-type="float" office:value="7.27" calcext:value-type="float">
            <text:p>7.27</text:p>
          </table:table-cell>
          <table:table-cell table:style-name="ce16" table:formula="of:=([.BZ7]-[.$BZ$3])/[.$BZ$3]" office:value-type="percentage" office:value="-0.470502549162418" calcext:value-type="percentage">
            <text:p>-47.05%</text:p>
          </table:table-cell>
          <table:table-cell office:value-type="float" office:value="4.86" calcext:value-type="float">
            <text:p>4.86</text:p>
          </table:table-cell>
          <table:table-cell table:style-name="ce16" table:formula="of:=([.CB7]-[.$CB$3])/[.$CB$3]" office:value-type="percentage" office:value="-0.145869947275923" calcext:value-type="percentage">
            <text:p>-14.59%</text:p>
          </table:table-cell>
          <table:table-cell office:value-type="float" office:value="6.54" calcext:value-type="float">
            <text:p>6.54</text:p>
          </table:table-cell>
          <table:table-cell table:style-name="ce16" table:formula="of:=([.CD7]-[.$CD$3])/[.$CD$3]" office:value-type="percentage" office:value="-0.164750957854406" calcext:value-type="percentage">
            <text:p>-16.48%</text:p>
          </table:table-cell>
        </table:table-row>
        <table:table-row table:style-name="ro2">
          <table:table-cell table:style-name="ce3" table:formula="of:=[.A7]+1" office:value-type="float" office:value="6" calcext:value-type="float">
            <text:p>6</text:p>
          </table:table-cell>
          <table:table-cell table:style-name="ce4" office:value-type="date" office:date-value="2020-01-03" calcext:value-type="date">
            <text:p>2020-01-03</text:p>
          </table:table-cell>
          <table:table-cell table:style-name="ce6" office:value-type="string" calcext:value-type="string">
            <text:p>nep-no-real</text:p>
          </table:table-cell>
          <table:table-cell office:value-type="string" calcext:value-type="string">
            <text:p>NEP 2035</text:p>
          </table:table-cell>
          <table:table-cell office:value-type="string" calcext:value-type="string">
            <text:p>Switch connection as in data model</text:p>
          </table:table-cell>
          <table:table-cell office:value-type="string" calcext:value-type="string">
            <text:p>(BE also in)</text:p>
          </table:table-cell>
          <table:table-cell office:value-type="float" office:value="8611932761" calcext:value-type="float">
            <text:p>8611932761</text:p>
          </table:table-cell>
          <table:table-cell table:style-name="ce16" table:formula="of:=([.G8]-[.$G$3])/[.$G$3]" office:value-type="percentage" office:value="-0.100214062574236" calcext:value-type="percentage">
            <text:p>-10.02%</text:p>
          </table:table-cell>
          <table:table-cell office:value-type="float" office:value="53.85" calcext:value-type="float">
            <text:p>53.85</text:p>
          </table:table-cell>
          <table:table-cell table:style-name="ce16" table:formula="of:=([.I8]-[.$I$3])/[.$I$3]" office:value-type="percentage" office:value="-0.0288548241659153" calcext:value-type="percentage">
            <text:p>-2.89%</text:p>
          </table:table-cell>
          <table:table-cell table:style-name="Default" office:value-type="float" office:value="49.02" calcext:value-type="float">
            <text:p>49.02</text:p>
          </table:table-cell>
          <table:table-cell table:style-name="ce16" table:formula="of:=[.K8]/[.I8]" office:value-type="percentage" office:value="0.910306406685237" calcext:value-type="percentage">
            <text:p>91.03%</text:p>
          </table:table-cell>
          <table:table-cell table:style-name="Default" office:value-type="float" office:value="4.83" calcext:value-type="float">
            <text:p>4.83</text:p>
          </table:table-cell>
          <table:table-cell table:style-name="Default" office:value-type="float" office:value="4.77" calcext:value-type="float">
            <text:p>4.77</text:p>
          </table:table-cell>
          <table:table-cell table:style-name="Default" office:value-type="float" office:value="0.06" calcext:value-type="float">
            <text:p>0.06</text:p>
          </table:table-cell>
          <table:table-cell table:style-name="Default" office:value-type="float" office:value="47.45" calcext:value-type="float">
            <text:p>47.45</text:p>
          </table:table-cell>
          <table:table-cell table:style-name="ce16" table:formula="of:=([.P8]-[.$P$3])/[.$P$3]" office:value-type="percentage" office:value="-0.0262671865380668" calcext:value-type="percentage">
            <text:p>-2.63%</text:p>
          </table:table-cell>
          <table:table-cell table:style-name="Default" office:value-type="float" office:value="42.46" calcext:value-type="float">
            <text:p>42.46</text:p>
          </table:table-cell>
          <table:table-cell table:style-name="ce16" table:formula="of:=[.R8]/[.P8]" office:value-type="percentage" office:value="0.894836670179136" calcext:value-type="percentage">
            <text:p>89.48%</text:p>
          </table:table-cell>
          <table:table-cell table:style-name="Default" office:value-type="float" office:value="4.99" calcext:value-type="float">
            <text:p>4.99</text:p>
          </table:table-cell>
          <table:table-cell table:style-name="Default" office:value-type="float" office:value="4.79" calcext:value-type="float">
            <text:p>4.79</text:p>
          </table:table-cell>
          <table:table-cell table:style-name="Default" office:value-type="float" office:value="0.2" calcext:value-type="float">
            <text:p>0.2</text:p>
          </table:table-cell>
          <table:table-cell office:value-type="float" office:value="663" calcext:value-type="float">
            <text:p>663</text:p>
          </table:table-cell>
          <table:table-cell office:value-type="float" office:value="80.81" calcext:value-type="float">
            <text:p>80.81</text:p>
          </table:table-cell>
          <table:table-cell office:value-type="float" office:value="70.63" calcext:value-type="float">
            <text:p>70.63</text:p>
          </table:table-cell>
          <table:table-cell office:value-type="float" office:value="6.3" calcext:value-type="float">
            <text:p>6.3</text:p>
          </table:table-cell>
          <table:table-cell office:value-type="float" office:value="1.19" calcext:value-type="float">
            <text:p>1.19</text:p>
          </table:table-cell>
          <table:table-cell office:value-type="float" office:value="0.1" calcext:value-type="float">
            <text:p>0.1</text:p>
          </table:table-cell>
          <table:table-cell office:value-type="float" office:value="0.02" calcext:value-type="float">
            <text:p>0.02</text:p>
          </table:table-cell>
          <table:table-cell office:value-type="float" office:value="6.61" calcext:value-type="float">
            <text:p>6.61</text:p>
          </table:table-cell>
          <table:table-cell office:value-type="float" office:value="0.19" calcext:value-type="float">
            <text:p>0.19</text:p>
          </table:table-cell>
          <table:table-cell office:value-type="float" office:value="31.58" calcext:value-type="float">
            <text:p>31.58</text:p>
          </table:table-cell>
          <table:table-cell office:value-type="float" office:value="6.37" calcext:value-type="float">
            <text:p>6.37</text:p>
          </table:table-cell>
          <table:table-cell office:value-type="float" office:value="22.1" calcext:value-type="float">
            <text:p>22.1</text:p>
          </table:table-cell>
          <table:table-cell office:value-type="float" office:value="10.56" calcext:value-type="float">
            <text:p>10.56</text:p>
          </table:table-cell>
          <table:table-cell office:value-type="float" office:value="14.97" calcext:value-type="float">
            <text:p>14.97</text:p>
          </table:table-cell>
          <table:table-cell office:value-type="float" office:value="68.63" calcext:value-type="float">
            <text:p>68.63</text:p>
          </table:table-cell>
          <table:table-cell office:value-type="float" office:value="9.28" calcext:value-type="float">
            <text:p>9.28</text:p>
          </table:table-cell>
          <table:table-cell office:value-type="float" office:value="3.45" calcext:value-type="float">
            <text:p>3.45</text:p>
          </table:table-cell>
          <table:table-cell office:value-type="float" office:value="0.37" calcext:value-type="float">
            <text:p>0.37</text:p>
          </table:table-cell>
          <table:table-cell office:value-type="float" office:value="0.08" calcext:value-type="float">
            <text:p>0.08</text:p>
          </table:table-cell>
          <table:table-cell office:value-type="float" office:value="11.22" calcext:value-type="float">
            <text:p>11.22</text:p>
          </table:table-cell>
          <table:table-cell office:value-type="float" office:value="0.85" calcext:value-type="float">
            <text:p>0.85</text:p>
          </table:table-cell>
          <table:table-cell office:value-type="float" office:value="6.12" calcext:value-type="float">
            <text:p>6.12</text:p>
          </table:table-cell>
          <table:table-cell office:value-type="float" office:value="13.93" calcext:value-type="float">
            <text:p>13.93</text:p>
          </table:table-cell>
          <table:table-cell office:value-type="float" office:value="0" calcext:value-type="float">
            <text:p>0</text:p>
          </table:table-cell>
          <table:table-cell office:value-type="float" office:value="15.42" calcext:value-type="float">
            <text:p>15.42</text:p>
          </table:table-cell>
          <table:table-cell office:value-type="float" office:value="39.24" calcext:value-type="float">
            <text:p>39.24</text:p>
          </table:table-cell>
          <table:table-cell office:value-type="float" office:value="1537" calcext:value-type="float">
            <text:p>1537</text:p>
          </table:table-cell>
          <table:table-cell table:style-name="ce16" table:formula="of:=([.AW8]-[.$AW$3])/[.$AW$3]" office:value-type="percentage" office:value="-0.619836754884986" calcext:value-type="percentage">
            <text:p>-61.98%</text:p>
          </table:table-cell>
          <table:table-cell office:value-type="float" office:value="100671504" calcext:value-type="float">
            <text:p>100671504</text:p>
          </table:table-cell>
          <table:table-cell table:style-name="ce16" table:formula="of:=([.AY8]-[.$AY$3])/[.$AY$3]" office:value-type="percentage" office:value="-0.619756497013039" calcext:value-type="percentage">
            <text:p>-61.98%</text:p>
          </table:table-cell>
          <table:table-cell table:style-name="ce27" table:formula="of:=[.AY8]/[.G8]" office:value-type="percentage" office:value="0.0116897689280507" calcext:value-type="percentage">
            <text:p>1.2%</text:p>
          </table:table-cell>
          <table:table-cell office:value-type="float" office:value="400" calcext:value-type="float">
            <text:p>400</text:p>
          </table:table-cell>
          <table:table-cell table:style-name="ce30" table:formula="of:=[.BB8]/[.AW8]" office:value-type="percentage" office:value="0.260247234873129" calcext:value-type="percentage">
            <text:p>26.0%</text:p>
          </table:table-cell>
          <table:table-cell office:value-type="float" office:value="5" calcext:value-type="float">
            <text:p>5</text:p>
          </table:table-cell>
          <table:table-cell table:style-name="ce31" table:formula="of:=[.BB8]/[.BD8]" office:value-type="float" office:value="80" calcext:value-type="float">
            <text:p>80</text:p>
          </table:table-cell>
          <table:table-cell office:value-type="float" office:value="1136" calcext:value-type="float">
            <text:p>1136</text:p>
          </table:table-cell>
          <table:table-cell table:style-name="ce30" table:formula="of:=[.BF8]/[.AW8]" office:value-type="percentage" office:value="0.739102147039688" calcext:value-type="percentage">
            <text:p>73.9%</text:p>
          </table:table-cell>
          <table:table-cell office:value-type="float" office:value="4" calcext:value-type="float">
            <text:p>4</text:p>
          </table:table-cell>
          <table:table-cell table:style-name="ce31" table:formula="of:=[.BF8]/[.BH8]" office:value-type="float" office:value="284" calcext:value-type="float">
            <text:p>284</text:p>
          </table:table-cell>
          <table:table-cell office:value-type="float" office:value="-6.61" calcext:value-type="float">
            <text:p>-6.61</text:p>
          </table:table-cell>
          <table:table-cell table:style-name="ce16" table:formula="of:=([.BJ8]-[.$BJ$3])/[.$BJ$3]" office:value-type="percentage" office:value="-0.561671087533156" calcext:value-type="percentage">
            <text:p>-56.17%</text:p>
          </table:table-cell>
          <table:table-cell office:value-type="float" office:value="2.45" calcext:value-type="float">
            <text:p>2.45</text:p>
          </table:table-cell>
          <table:table-cell table:style-name="ce16" table:formula="of:=([.BL8]-[.$BL$3])/[.$BL$3]" office:value-type="percentage" office:value="-0.552919708029197" calcext:value-type="percentage">
            <text:p>-55.29%</text:p>
          </table:table-cell>
          <table:table-cell office:value-type="float" office:value="-48.82" calcext:value-type="float">
            <text:p>-48.82</text:p>
          </table:table-cell>
          <table:table-cell table:style-name="ce16" table:formula="of:=([.BN8]-[.$BN$3])/[.$BN$3]" office:value-type="percentage" office:value="0.42001163467132" calcext:value-type="percentage">
            <text:p>42.00%</text:p>
          </table:table-cell>
          <table:table-cell office:value-type="float" office:value="37.05" calcext:value-type="float">
            <text:p>37.05</text:p>
          </table:table-cell>
          <table:table-cell table:style-name="ce16" table:formula="of:=([.BP8]-[.$BP$3])/[.$BP$3]" office:value-type="percentage" office:value="0.389722430607652" calcext:value-type="percentage">
            <text:p>38.97%</text:p>
          </table:table-cell>
          <table:table-cell table:style-name="ce32" office:value-type="percentage" office:value="0.7126" calcext:value-type="percentage">
            <text:p>71.26%</text:p>
          </table:table-cell>
          <table:table-cell table:style-name="ce32" office:value-type="percentage" office:value="0.0089" calcext:value-type="percentage">
            <text:p>0.89%</text:p>
          </table:table-cell>
          <table:table-cell office:value-type="float" office:value="7.58" calcext:value-type="float">
            <text:p>7.58</text:p>
          </table:table-cell>
          <table:table-cell table:style-name="ce16" table:formula="of:=([.BT8]-[.$BT$3])/[.$BT$3]" office:value-type="percentage" office:value="0.495069033530572" calcext:value-type="percentage">
            <text:p>49.51%</text:p>
          </table:table-cell>
          <table:table-cell office:value-type="float" office:value="9.88" calcext:value-type="float">
            <text:p>9.88</text:p>
          </table:table-cell>
          <table:table-cell table:style-name="ce16" table:formula="of:=([.BV8]-[.$BV$3])/[.$BV$3]" office:value-type="percentage" office:value="0.224287484510533" calcext:value-type="percentage">
            <text:p>22.43%</text:p>
          </table:table-cell>
          <table:table-cell office:value-type="float" office:value="8.07" calcext:value-type="float">
            <text:p>8.07</text:p>
          </table:table-cell>
          <table:table-cell table:style-name="ce16" table:formula="of:=([.BX8]-[.$BX$3])/[.$BX$3]" office:value-type="percentage" office:value="0.264890282131661" calcext:value-type="percentage">
            <text:p>26.49%</text:p>
          </table:table-cell>
          <table:table-cell office:value-type="float" office:value="16.37" calcext:value-type="float">
            <text:p>16.37</text:p>
          </table:table-cell>
          <table:table-cell table:style-name="ce16" table:formula="of:=([.BZ8]-[.$BZ$3])/[.$BZ$3]" office:value-type="percentage" office:value="0.192279679533868" calcext:value-type="percentage">
            <text:p>19.23%</text:p>
          </table:table-cell>
          <table:table-cell office:value-type="float" office:value="9.46" calcext:value-type="float">
            <text:p>9.46</text:p>
          </table:table-cell>
          <table:table-cell table:style-name="ce16" table:formula="of:=([.CB8]-[.$CB$3])/[.$CB$3]" office:value-type="percentage" office:value="0.662565905096661" calcext:value-type="percentage">
            <text:p>66.26%</text:p>
          </table:table-cell>
          <table:table-cell office:value-type="float" office:value="9.75" calcext:value-type="float">
            <text:p>9.75</text:p>
          </table:table-cell>
          <table:table-cell table:style-name="ce16" table:formula="of:=([.CD8]-[.$CD$3])/[.$CD$3]" office:value-type="percentage" office:value="0.245210727969349" calcext:value-type="percentage">
            <text:p>24.52%</text:p>
          </table:table-cell>
        </table:table-row>
        <table:table-row table:style-name="ro2">
          <table:table-cell table:style-name="ce3" table:formula="of:=[.A8]+1" office:value-type="float" office:value="7" calcext:value-type="float">
            <text:p>7</text:p>
          </table:table-cell>
          <table:table-cell table:style-name="ce4" office:value-type="date" office:date-value="2019-12-23" calcext:value-type="date">
            <text:p>2019-12-23</text:p>
          </table:table-cell>
          <table:table-cell table:style-name="ce6" office:value-type="string" calcext:value-type="string">
            <text:p>nep-20</text:p>
          </table:table-cell>
          <table:table-cell office:value-type="string" calcext:value-type="string">
            <text:p>NEP 2035</text:p>
          </table:table-cell>
          <table:table-cell office:value-type="string" calcext:value-type="string">
            <text:p>20 GW at proper buses</text:p>
          </table:table-cell>
          <table:table-cell office:value-type="string" calcext:value-type="string">
            <text:p>None</text:p>
          </table:table-cell>
          <table:table-cell office:value-type="float" office:value="9626696752" calcext:value-type="float">
            <text:p>9626696752</text:p>
          </table:table-cell>
          <table:table-cell table:style-name="ce16" table:formula="of:=([.G9]-[.$G$3])/[.$G$3]" office:value-type="percentage" office:value="0.005809799228631" calcext:value-type="percentage">
            <text:p>0.58%</text:p>
          </table:table-cell>
          <table:table-cell office:value-type="float" office:value="55.87" calcext:value-type="float">
            <text:p>55.87</text:p>
          </table:table-cell>
          <table:table-cell table:style-name="ce16" table:formula="of:=([.I9]-[.$I$3])/[.$I$3]" office:value-type="percentage" office:value="0.00757439134355265" calcext:value-type="percentage">
            <text:p>0.76%</text:p>
          </table:table-cell>
          <table:table-cell table:style-name="Default" office:value-type="float" office:value="49.76" calcext:value-type="float">
            <text:p>49.76</text:p>
          </table:table-cell>
          <table:table-cell table:style-name="ce16" table:formula="of:=[.K9]/[.I9]" office:value-type="percentage" office:value="0.890638983354215" calcext:value-type="percentage">
            <text:p>89.06%</text:p>
          </table:table-cell>
          <table:table-cell table:style-name="Default" office:value-type="float" office:value="6.12" calcext:value-type="float">
            <text:p>6.12</text:p>
          </table:table-cell>
          <table:table-cell table:style-name="Default" office:value-type="float" office:value="5.86" calcext:value-type="float">
            <text:p>5.86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50.13" calcext:value-type="float">
            <text:p>50.13</text:p>
          </table:table-cell>
          <table:table-cell table:style-name="ce16" table:formula="of:=([.P9]-[.$P$3])/[.$P$3]" office:value-type="percentage" office:value="0.0287297352760108" calcext:value-type="percentage">
            <text:p>2.87%</text:p>
          </table:table-cell>
          <table:table-cell table:style-name="Default" office:value-type="float" office:value="43.67" calcext:value-type="float">
            <text:p>43.67</text:p>
          </table:table-cell>
          <table:table-cell table:style-name="ce16" table:formula="of:=[.R9]/[.P9]" office:value-type="percentage" office:value="0.87113504887293" calcext:value-type="percentage">
            <text:p>87.11%</text:p>
          </table:table-cell>
          <table:table-cell table:style-name="Default" office:value-type="float" office:value="6.46" calcext:value-type="float">
            <text:p>6.46</text:p>
          </table:table-cell>
          <table:table-cell table:style-name="Default" office:value-type="float" office:value="5.67" calcext:value-type="float">
            <text:p>5.67</text:p>
          </table:table-cell>
          <table:table-cell table:style-name="Default" office:value-type="float" office:value="0.79" calcext:value-type="float">
            <text:p>0.79</text:p>
          </table:table-cell>
          <table:table-cell office:value-type="float" office:value="1161" calcext:value-type="float">
            <text:p>1161</text:p>
          </table:table-cell>
          <table:table-cell office:value-type="float" office:value="85.74" calcext:value-type="float">
            <text:p>85.74</text:p>
          </table:table-cell>
          <table:table-cell office:value-type="float" office:value="71.13" calcext:value-type="float">
            <text:p>71.13</text:p>
          </table:table-cell>
          <table:table-cell office:value-type="float" office:value="9.93" calcext:value-type="float">
            <text:p>9.93</text:p>
          </table:table-cell>
          <table:table-cell office:value-type="float" office:value="1.22" calcext:value-type="float">
            <text:p>1.22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5.86" calcext:value-type="float">
            <text:p>5.86</text:p>
          </table:table-cell>
          <table:table-cell office:value-type="float" office:value="0.22" calcext:value-type="float">
            <text:p>0.22</text:p>
          </table:table-cell>
          <table:table-cell office:value-type="float" office:value="24.6" calcext:value-type="float">
            <text:p>24.6</text:p>
          </table:table-cell>
          <table:table-cell office:value-type="float" office:value="6.85" calcext:value-type="float">
            <text:p>6.85</text:p>
          </table:table-cell>
          <table:table-cell office:value-type="float" office:value="22.86" calcext:value-type="float">
            <text:p>22.86</text:p>
          </table:table-cell>
          <table:table-cell office:value-type="float" office:value="11.72" calcext:value-type="float">
            <text:p>11.72</text:p>
          </table:table-cell>
          <table:table-cell office:value-type="float" office:value="16.66" calcext:value-type="float">
            <text:p>16.66</text:p>
          </table:table-cell>
          <table:table-cell office:value-type="float" office:value="74.85" calcext:value-type="float">
            <text:p>74.85</text:p>
          </table:table-cell>
          <table:table-cell office:value-type="float" office:value="12.99" calcext:value-type="float">
            <text:p>12.99</text:p>
          </table:table-cell>
          <table:table-cell office:value-type="float" office:value="3.18" calcext:value-type="float">
            <text:p>3.18</text:p>
          </table:table-cell>
          <table:table-cell office:value-type="float" office:value="0.2" calcext:value-type="float">
            <text:p>0.2</text:p>
          </table:table-cell>
          <table:table-cell office:value-type="float" office:value="0.08" calcext:value-type="float">
            <text:p>0.08</text:p>
          </table:table-cell>
          <table:table-cell office:value-type="float" office:value="9.3" calcext:value-type="float">
            <text:p>9.3</text:p>
          </table:table-cell>
          <table:table-cell office:value-type="float" office:value="0.8" calcext:value-type="float">
            <text:p>0.8</text:p>
          </table:table-cell>
          <table:table-cell office:value-type="float" office:value="5.72" calcext:value-type="float">
            <text:p>5.72</text:p>
          </table:table-cell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17.09" calcext:value-type="float">
            <text:p>17.09</text:p>
          </table:table-cell>
          <table:table-cell office:value-type="float" office:value="37.52" calcext:value-type="float">
            <text:p>37.52</text:p>
          </table:table-cell>
          <table:table-cell office:value-type="float" office:value="6121" calcext:value-type="float">
            <text:p>6121</text:p>
          </table:table-cell>
          <table:table-cell table:style-name="ce16" table:formula="of:=([.AW9]-[.$AW$3])/[.$AW$3]" office:value-type="percentage" office:value="0.513974771209498" calcext:value-type="percentage">
            <text:p>51.40%</text:p>
          </table:table-cell>
          <table:table-cell office:value-type="float" office:value="400710917" calcext:value-type="float">
            <text:p>400710917</text:p>
          </table:table-cell>
          <table:table-cell table:style-name="ce16" table:formula="of:=([.AY9]-[.$AY$3])/[.$AY$3]" office:value-type="percentage" office:value="0.513513921131023" calcext:value-type="percentage">
            <text:p>51.35%</text:p>
          </table:table-cell>
          <table:table-cell table:style-name="ce27" table:formula="of:=[.AY9]/[.G9]" office:value-type="percentage" office:value="0.0416249651695687" calcext:value-type="percentage">
            <text:p>4.2%</text:p>
          </table:table-cell>
          <table:table-cell office:value-type="float" office:value="885" calcext:value-type="float">
            <text:p>885</text:p>
          </table:table-cell>
          <table:table-cell table:style-name="ce30" table:formula="of:=[.BB9]/[.AW9]" office:value-type="percentage" office:value="0.144584218264989" calcext:value-type="percentage">
            <text:p>14.5%</text:p>
          </table:table-cell>
          <table:table-cell office:value-type="float" office:value="10" calcext:value-type="float">
            <text:p>10</text:p>
          </table:table-cell>
          <table:table-cell table:style-name="ce31" table:formula="of:=[.BB9]/[.BD9]" office:value-type="float" office:value="88.5" calcext:value-type="float">
            <text:p>89</text:p>
          </table:table-cell>
          <table:table-cell office:value-type="float" office:value="5237" calcext:value-type="float">
            <text:p>5237</text:p>
          </table:table-cell>
          <table:table-cell table:style-name="ce30" table:formula="of:=[.BF9]/[.AW9]" office:value-type="percentage" office:value="0.85557915373305" calcext:value-type="percentage">
            <text:p>85.6%</text:p>
          </table:table-cell>
          <table:table-cell office:value-type="float" office:value="8" calcext:value-type="float">
            <text:p>8</text:p>
          </table:table-cell>
          <table:table-cell table:style-name="ce31" table:formula="of:=[.BF9]/[.BH9]" office:value-type="float" office:value="654.625" calcext:value-type="float">
            <text:p>655</text:p>
          </table:table-cell>
          <table:table-cell office:value-type="float" office:value="-25.3" calcext:value-type="float">
            <text:p>-25.3</text:p>
          </table:table-cell>
          <table:table-cell table:style-name="ce16" table:formula="of:=([.BJ9]-[.$BJ$3])/[.$BJ$3]" office:value-type="percentage" office:value="0.677718832891247" calcext:value-type="percentage">
            <text:p>67.77%</text:p>
          </table:table-cell>
          <table:table-cell office:value-type="float" office:value="8.12" calcext:value-type="float">
            <text:p>8.12</text:p>
          </table:table-cell>
          <table:table-cell table:style-name="ce16" table:formula="of:=([.BL9]-[.$BL$3])/[.$BL$3]" office:value-type="percentage" office:value="0.481751824817518" calcext:value-type="percentage">
            <text:p>48.18%</text:p>
          </table:table-cell>
          <table:table-cell office:value-type="float" office:value="-35.95" calcext:value-type="float">
            <text:p>-35.95</text:p>
          </table:table-cell>
          <table:table-cell table:style-name="ce16" table:formula="of:=([.BN9]-[.$BN$3])/[.$BN$3]" office:value-type="percentage" office:value="0.0456660849331006" calcext:value-type="percentage">
            <text:p>4.57%</text:p>
          </table:table-cell>
          <table:table-cell office:value-type="float" office:value="27.87" calcext:value-type="float">
            <text:p>27.87</text:p>
          </table:table-cell>
          <table:table-cell table:style-name="ce16" table:formula="of:=([.BP9]-[.$BP$3])/[.$BP$3]" office:value-type="percentage" office:value="0.0453863465866467" calcext:value-type="percentage">
            <text:p>4.54%</text:p>
          </table:table-cell>
          <table:table-cell table:style-name="ce32" office:value-type="percentage" office:value="0.5876" calcext:value-type="percentage">
            <text:p>58.76%</text:p>
          </table:table-cell>
          <table:table-cell table:style-name="ce32" office:value-type="percentage" office:value="0.0158" calcext:value-type="percentage">
            <text:p>1.58%</text:p>
          </table:table-cell>
          <table:table-cell office:value-type="float" office:value="6.1" calcext:value-type="float">
            <text:p>6.1</text:p>
          </table:table-cell>
          <table:table-cell table:style-name="ce16" table:formula="of:=([.BT9]-[.$BT$3])/[.$BT$3]" office:value-type="percentage" office:value="0.203155818540434" calcext:value-type="percentage">
            <text:p>20.32%</text:p>
          </table:table-cell>
          <table:table-cell office:value-type="float" office:value="9.81" calcext:value-type="float">
            <text:p>9.81</text:p>
          </table:table-cell>
          <table:table-cell table:style-name="ce16" table:formula="of:=([.BV9]-[.$BV$3])/[.$BV$3]" office:value-type="percentage" office:value="0.215613382899628" calcext:value-type="percentage">
            <text:p>21.56%</text:p>
          </table:table-cell>
          <table:table-cell office:value-type="float" office:value="8.63" calcext:value-type="float">
            <text:p>8.63</text:p>
          </table:table-cell>
          <table:table-cell table:style-name="ce16" table:formula="of:=([.BX9]-[.$BX$3])/[.$BX$3]" office:value-type="percentage" office:value="0.352664576802508" calcext:value-type="percentage">
            <text:p>35.27%</text:p>
          </table:table-cell>
          <table:table-cell office:value-type="float" office:value="17.49" calcext:value-type="float">
            <text:p>17.49</text:p>
          </table:table-cell>
          <table:table-cell table:style-name="ce16" table:formula="of:=([.BZ9]-[.$BZ$3])/[.$BZ$3]" office:value-type="percentage" office:value="0.273852876911872" calcext:value-type="percentage">
            <text:p>27.39%</text:p>
          </table:table-cell>
          <table:table-cell office:value-type="float" office:value="6.05" calcext:value-type="float">
            <text:p>6.05</text:p>
          </table:table-cell>
          <table:table-cell table:style-name="ce16" table:formula="of:=([.CB9]-[.$CB$3])/[.$CB$3]" office:value-type="percentage" office:value="0.063268892794376" calcext:value-type="percentage">
            <text:p>6.33%</text:p>
          </table:table-cell>
          <table:table-cell office:value-type="float" office:value="8.46" calcext:value-type="float">
            <text:p>8.46</text:p>
          </table:table-cell>
          <table:table-cell table:style-name="ce16" table:formula="of:=([.CD9]-[.$CD$3])/[.$CD$3]" office:value-type="percentage" office:value="0.0804597701149426" calcext:value-type="percentage">
            <text:p>8.05%</text:p>
          </table:table-cell>
        </table:table-row>
        <table:table-row table:style-name="ro2">
          <table:table-cell table:style-name="ce3" table:formula="of:=[.A9]+1" office:value-type="float" office:value="8" calcext:value-type="float">
            <text:p>8</text:p>
          </table:table-cell>
          <table:table-cell table:style-name="ce4" office:value-type="date" office:date-value="2019-12-24" calcext:value-type="date">
            <text:p>2019-12-24</text:p>
          </table:table-cell>
          <table:table-cell table:style-name="ce6" office:value-type="string" calcext:value-type="string">
            <text:p>nep-offego</text:p>
          </table:table-cell>
          <table:table-cell office:value-type="string" calcext:value-type="string">
            <text:p>NEP 2035</text:p>
          </table:table-cell>
          <table:table-cell office:value-type="string" calcext:value-type="string">
            <text:p>same numbers as ego</text:p>
          </table:table-cell>
          <table:table-cell office:value-type="string" calcext:value-type="string">
            <text:p>None</text:p>
          </table:table-cell>
          <table:table-cell office:value-type="float" office:value="9007928762" calcext:value-type="float">
            <text:p>9007928762</text:p>
          </table:table-cell>
          <table:table-cell table:style-name="ce16" table:formula="of:=([.G10]-[.$G$3])/[.$G$3]" office:value-type="percentage" office:value="-0.0588398852710604" calcext:value-type="percentage">
            <text:p>-5.88%</text:p>
          </table:table-cell>
          <table:table-cell office:value-type="float" office:value="56.24" calcext:value-type="float">
            <text:p>56.24</text:p>
          </table:table-cell>
          <table:table-cell table:style-name="ce16" table:formula="of:=([.I10]-[.$I$3])/[.$I$3]" office:value-type="percentage" office:value="0.0142470694319206" calcext:value-type="percentage">
            <text:p>1.42%</text:p>
          </table:table-cell>
          <table:table-cell table:style-name="Default" office:value-type="float" office:value="50.51" calcext:value-type="float">
            <text:p>50.51</text:p>
          </table:table-cell>
          <table:table-cell table:style-name="ce16" table:formula="of:=[.K10]/[.I10]" office:value-type="percentage" office:value="0.898115220483641" calcext:value-type="percentage">
            <text:p>89.81%</text:p>
          </table:table-cell>
          <table:table-cell table:style-name="Default" office:value-type="float" office:value="5.72" calcext:value-type="float">
            <text:p>5.72</text:p>
          </table:table-cell>
          <table:table-cell table:style-name="Default" office:value-type="float" office:value="5.47" calcext:value-type="float">
            <text:p>5.47</text:p>
          </table:table-cell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51.8" calcext:value-type="float">
            <text:p>51.8</text:p>
          </table:table-cell>
          <table:table-cell table:style-name="ce16" table:formula="of:=([.P10]-[.$P$3])/[.$P$3]" office:value-type="percentage" office:value="0.0630002052123948" calcext:value-type="percentage">
            <text:p>6.30%</text:p>
          </table:table-cell>
          <table:table-cell table:style-name="Default" office:value-type="float" office:value="46.02" calcext:value-type="float">
            <text:p>46.02</text:p>
          </table:table-cell>
          <table:table-cell table:style-name="ce16" table:formula="of:=[.R10]/[.P10]" office:value-type="percentage" office:value="0.888416988416989" calcext:value-type="percentage">
            <text:p>88.84%</text:p>
          </table:table-cell>
          <table:table-cell table:style-name="Default" office:value-type="float" office:value="5.78" calcext:value-type="float">
            <text:p>5.7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.78" calcext:value-type="float">
            <text:p>0.78</text:p>
          </table:table-cell>
          <table:table-cell office:value-type="float" office:value="881" calcext:value-type="float">
            <text:p>881</text:p>
          </table:table-cell>
          <table:table-cell office:value-type="float" office:value="86.61" calcext:value-type="float">
            <text:p>86.61</text:p>
          </table:table-cell>
          <table:table-cell office:value-type="float" office:value="71.14" calcext:value-type="float">
            <text:p>71.14</text:p>
          </table:table-cell>
          <table:table-cell office:value-type="float" office:value="8.96" calcext:value-type="float">
            <text:p>8.96</text:p>
          </table:table-cell>
          <table:table-cell office:value-type="float" office:value="1.04" calcext:value-type="float">
            <text:p>1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5.59" calcext:value-type="float">
            <text:p>5.59</text:p>
          </table:table-cell>
          <table:table-cell office:value-type="float" office:value="0.22" calcext:value-type="float">
            <text:p>0.22</text:p>
          </table:table-cell>
          <table:table-cell office:value-type="float" office:value="24.6" calcext:value-type="float">
            <text:p>24.6</text:p>
          </table:table-cell>
          <table:table-cell office:value-type="float" office:value="6.85" calcext:value-type="float">
            <text:p>6.85</text:p>
          </table:table-cell>
          <table:table-cell office:value-type="float" office:value="23.33" calcext:value-type="float">
            <text:p>23.33</text:p>
          </table:table-cell>
          <table:table-cell office:value-type="float" office:value="12.72" calcext:value-type="float">
            <text:p>12.72</text:p>
          </table:table-cell>
          <table:table-cell office:value-type="float" office:value="16.64" calcext:value-type="float">
            <text:p>16.64</text:p>
          </table:table-cell>
          <table:table-cell office:value-type="float" office:value="76.92" calcext:value-type="float">
            <text:p>76.92</text:p>
          </table:table-cell>
          <table:table-cell office:value-type="float" office:value="11.46" calcext:value-type="float">
            <text:p>11.46</text:p>
          </table:table-cell>
          <table:table-cell office:value-type="float" office:value="2.29" calcext:value-type="float">
            <text:p>2.29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8.79" calcext:value-type="float">
            <text:p>8.79</text:p>
          </table:table-cell>
          <table:table-cell office:value-type="float" office:value="0.79" calcext:value-type="float">
            <text:p>0.79</text:p>
          </table:table-cell>
          <table:table-cell office:value-type="float" office:value="5.67" calcext:value-type="float">
            <text:p>5.67</text:p>
          </table:table-cell>
          <table:table-cell office:value-type="float" office:value="13.01" calcext:value-type="float">
            <text:p>13.01</text:p>
          </table:table-cell>
          <table:table-cell office:value-type="float" office:value="0" calcext:value-type="float">
            <text:p>0</text:p>
          </table:table-cell>
          <table:table-cell office:value-type="float" office:value="20.62" calcext:value-type="float">
            <text:p>20.62</text:p>
          </table:table-cell>
          <table:table-cell office:value-type="float" office:value="37.18" calcext:value-type="float">
            <text:p>37.18</text:p>
          </table:table-cell>
          <table:table-cell office:value-type="float" office:value="6028" calcext:value-type="float">
            <text:p>6028</text:p>
          </table:table-cell>
          <table:table-cell table:style-name="ce16" table:formula="of:=([.AW10]-[.$AW$3])/[.$AW$3]" office:value-type="percentage" office:value="0.490972050457581" calcext:value-type="percentage">
            <text:p>49.10%</text:p>
          </table:table-cell>
          <table:table-cell office:value-type="float" office:value="394510520" calcext:value-type="float">
            <text:p>394510520</text:p>
          </table:table-cell>
          <table:table-cell table:style-name="ce16" table:formula="of:=([.AY10]-[.$AY$3])/[.$AY$3]" office:value-type="percentage" office:value="0.490094576216996" calcext:value-type="percentage">
            <text:p>49.01%</text:p>
          </table:table-cell>
          <table:table-cell table:style-name="ce27" table:formula="of:=[.AY10]/[.G10]" office:value-type="percentage" office:value="0.0437959191755873" calcext:value-type="percentage">
            <text:p>4.4%</text:p>
          </table:table-cell>
          <table:table-cell office:value-type="float" office:value="536" calcext:value-type="float">
            <text:p>536</text:p>
          </table:table-cell>
          <table:table-cell table:style-name="ce30" table:formula="of:=[.BB10]/[.AW10]" office:value-type="percentage" office:value="0.0889183808891838" calcext:value-type="percentage">
            <text:p>8.9%</text:p>
          </table:table-cell>
          <table:table-cell office:value-type="float" office:value="5" calcext:value-type="float">
            <text:p>5</text:p>
          </table:table-cell>
          <table:table-cell table:style-name="ce31" table:formula="of:=[.BB10]/[.BD10]" office:value-type="float" office:value="107.2" calcext:value-type="float">
            <text:p>107</text:p>
          </table:table-cell>
          <table:table-cell office:value-type="float" office:value="5493" calcext:value-type="float">
            <text:p>5493</text:p>
          </table:table-cell>
          <table:table-cell table:style-name="ce30" table:formula="of:=[.BF10]/[.AW10]" office:value-type="percentage" office:value="0.911247511612475" calcext:value-type="percentage">
            <text:p>91.1%</text:p>
          </table:table-cell>
          <table:table-cell office:value-type="float" office:value="7" calcext:value-type="float">
            <text:p>7</text:p>
          </table:table-cell>
          <table:table-cell table:style-name="ce31" table:formula="of:=[.BF10]/[.BH10]" office:value-type="float" office:value="784.714285714286" calcext:value-type="float">
            <text:p>785</text:p>
          </table:table-cell>
          <table:table-cell office:value-type="float" office:value="-25.92" calcext:value-type="float">
            <text:p>-25.92</text:p>
          </table:table-cell>
          <table:table-cell table:style-name="ce16" table:formula="of:=([.BJ10]-[.$BJ$3])/[.$BJ$3]" office:value-type="percentage" office:value="0.718832891246684" calcext:value-type="percentage">
            <text:p>71.88%</text:p>
          </table:table-cell>
          <table:table-cell office:value-type="float" office:value="8.12" calcext:value-type="float">
            <text:p>8.12</text:p>
          </table:table-cell>
          <table:table-cell table:style-name="ce16" table:formula="of:=([.BL10]-[.$BL$3])/[.$BL$3]" office:value-type="percentage" office:value="0.481751824817518" calcext:value-type="percentage">
            <text:p>48.18%</text:p>
          </table:table-cell>
          <table:table-cell office:value-type="float" office:value="-33.83" calcext:value-type="float">
            <text:p>-33.83</text:p>
          </table:table-cell>
          <table:table-cell table:style-name="ce16" table:formula="of:=([.BN10]-[.$BN$3])/[.$BN$3]" office:value-type="percentage" office:value="-0.015997673065736" calcext:value-type="percentage">
            <text:p>-1.60%</text:p>
          </table:table-cell>
          <table:table-cell office:value-type="float" office:value="26.19" calcext:value-type="float">
            <text:p>26.19</text:p>
          </table:table-cell>
          <table:table-cell table:style-name="ce16" table:formula="of:=([.BP10]-[.$BP$3])/[.$BP$3]" office:value-type="percentage" office:value="-0.0176294073518379" calcext:value-type="percentage">
            <text:p>-1.76%</text:p>
          </table:table-cell>
          <table:table-cell table:style-name="ce32" office:value-type="percentage" office:value="0.5742" calcext:value-type="percentage">
            <text:p>57.42%</text:p>
          </table:table-cell>
          <table:table-cell table:style-name="ce32" office:value-type="percentage" office:value="0.0159" calcext:value-type="percentage">
            <text:p>1.59%</text:p>
          </table:table-cell>
          <table:table-cell office:value-type="float" office:value="8.02" calcext:value-type="float">
            <text:p>8.02</text:p>
          </table:table-cell>
          <table:table-cell table:style-name="ce16" table:formula="of:=([.BT10]-[.$BT$3])/[.$BT$3]" office:value-type="percentage" office:value="0.581854043392505" calcext:value-type="percentage">
            <text:p>58.19%</text:p>
          </table:table-cell>
          <table:table-cell office:value-type="float" office:value="12.63" calcext:value-type="float">
            <text:p>12.63</text:p>
          </table:table-cell>
          <table:table-cell table:style-name="ce16" table:formula="of:=([.BV10]-[.$BV$3])/[.$BV$3]" office:value-type="percentage" office:value="0.565055762081784" calcext:value-type="percentage">
            <text:p>56.51%</text:p>
          </table:table-cell>
          <table:table-cell office:value-type="float" office:value="13.33" calcext:value-type="float">
            <text:p>13.33</text:p>
          </table:table-cell>
          <table:table-cell table:style-name="ce16" table:formula="of:=([.BX10]-[.$BX$3])/[.$BX$3]" office:value-type="percentage" office:value="1.08934169278997" calcext:value-type="percentage">
            <text:p>108.93%</text:p>
          </table:table-cell>
          <table:table-cell office:value-type="float" office:value="24.26" calcext:value-type="float">
            <text:p>24.26</text:p>
          </table:table-cell>
          <table:table-cell table:style-name="ce16" table:formula="of:=([.BZ10]-[.$BZ$3])/[.$BZ$3]" office:value-type="percentage" office:value="0.76693372177713" calcext:value-type="percentage">
            <text:p>76.69%</text:p>
          </table:table-cell>
          <table:table-cell office:value-type="float" office:value="6.18" calcext:value-type="float">
            <text:p>6.18</text:p>
          </table:table-cell>
          <table:table-cell table:style-name="ce16" table:formula="of:=([.CB10]-[.$CB$3])/[.$CB$3]" office:value-type="percentage" office:value="0.0861159929701229" calcext:value-type="percentage">
            <text:p>8.61%</text:p>
          </table:table-cell>
          <table:table-cell office:value-type="float" office:value="8.37" calcext:value-type="float">
            <text:p>8.37</text:p>
          </table:table-cell>
          <table:table-cell table:style-name="ce16" table:formula="of:=([.CD10]-[.$CD$3])/[.$CD$3]" office:value-type="percentage" office:value="0.0689655172413792" calcext:value-type="percentage">
            <text:p>6.90%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references</text:p>
          </table:table-cell>
          <table:covered-table-cell table:style-name="ce2" office:value-type="string" calcext:value-type="string">
            <text:p>references</text:p>
          </table:covered-table-cell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1"/>
          <table:table-cell table:style-name="ce14" table:number-columns-repeated="13"/>
          <table:table-cell table:style-name="ce23" table:number-columns-repeated="26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</table:table-row>
        <table:table-row table:style-name="ro2">
          <table:table-cell table:style-name="ce3" table:formula="of:=[.A10]+1" office:value-type="float" office:value="9" calcext:value-type="float">
            <text:p>9</text:p>
          </table:table-cell>
          <table:table-cell table:style-name="ce4" office:value-type="date" office:date-value="2019-10-26" calcext:value-type="date">
            <text:p>2019-10-26</text:p>
          </table:table-cell>
          <table:table-cell table:style-name="ce6" office:value-type="string" calcext:value-type="string">
            <text:p>sq</text:p>
          </table:table-cell>
          <table:table-cell office:value-type="string" calcext:value-type="string">
            <text:p>Status Quo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7229113026" calcext:value-type="float">
            <text:p>7229113026</text:p>
          </table:table-cell>
          <table:table-cell table:style-name="ce15" office:value-type="string" calcext:value-type="string">
            <text:p>-</text:p>
          </table:table-cell>
          <table:table-cell office:value-type="float" office:value="52.02" calcext:value-type="float">
            <text:p>52.02</text:p>
          </table:table-cell>
          <table:table-cell table:style-name="ce15" office:value-type="string" calcext:value-type="string">
            <text:p>- </text:p>
          </table:table-cell>
          <table:table-cell table:style-name="Default" office:value-type="float" office:value="47.43" calcext:value-type="float">
            <text:p>47.43</text:p>
          </table:table-cell>
          <table:table-cell table:style-name="ce32" table:formula="of:=[.K12]/[.I12]" office:value-type="percentage" office:value="0.911764705882353" calcext:value-type="percentage">
            <text:p>91.18%</text:p>
          </table:table-cell>
          <table:table-cell table:number-columns-repeated="2" table:style-name="Default" office:value-type="float" office:value="4.59" calcext:value-type="float">
            <text:p>4.5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14" calcext:value-type="float">
            <text:p>47.14</text:p>
          </table:table-cell>
          <table:table-cell table:style-name="ce16"/>
          <table:table-cell table:style-name="Default" office:value-type="float" office:value="42.06" calcext:value-type="float">
            <text:p>42.06</text:p>
          </table:table-cell>
          <table:table-cell table:style-name="ce32" table:formula="of:=[.R12]/[.P12]" office:value-type="percentage" office:value="0.892235893084429" calcext:value-type="percentage">
            <text:p>89.22%</text:p>
          </table:table-cell>
          <table:table-cell table:number-columns-repeated="2" table:style-name="Default" office:value-type="float" office:value="5.09" calcext:value-type="float">
            <text:p>5.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office:value-type="float" office:value="88.41" calcext:value-type="float">
            <text:p>88.41</text:p>
          </table:table-cell>
          <table:table-cell table:style-name="ce35" office:value-type="percentage" office:value="0.3737" calcext:value-type="percentage">
            <text:p>37.37%</text:p>
          </table:table-cell>
          <table:table-cell office:value-type="float" office:value="0.05" calcext:value-type="float">
            <text:p>0.05</text:p>
          </table:table-cell>
          <table:table-cell office:value-type="float" office:value="4.83" calcext:value-type="float">
            <text:p>4.83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17.85" calcext:value-type="float">
            <text:p>17.85</text:p>
          </table:table-cell>
          <table:table-cell office:value-type="float" office:value="0.21" calcext:value-type="float">
            <text:p>0.21</text:p>
          </table:table-cell>
          <table:table-cell office:value-type="float" office:value="24.62" calcext:value-type="float">
            <text:p>24.62</text:p>
          </table:table-cell>
          <table:table-cell office:value-type="float" office:value="2.97" calcext:value-type="float">
            <text:p>2.97</text:p>
          </table:table-cell>
          <table:table-cell office:value-type="float" office:value="40.05" calcext:value-type="float">
            <text:p>40.05</text:p>
          </table:table-cell>
          <table:table-cell office:value-type="float" office:value="1.46" calcext:value-type="float">
            <text:p>1.46</text:p>
          </table:table-cell>
          <table:table-cell office:value-type="float" office:value="7.9" calcext:value-type="float">
            <text:p>7.9</text:p>
          </table:table-cell>
          <table:table-cell table:style-name="ce35" office:value-type="percentage" office:value="0.3178" calcext:value-type="percentage">
            <text:p>31.78%</text:p>
          </table:table-cell>
          <table:table-cell office:value-type="float" office:value="0.08" calcext:value-type="float">
            <text:p>0.08</text:p>
          </table:table-cell>
          <table:table-cell office:value-type="float" office:value="5.75" calcext:value-type="float">
            <text:p>5.75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35.07" calcext:value-type="float">
            <text:p>35.07</text:p>
          </table:table-cell>
          <table:table-cell office:value-type="float" office:value="0.76" calcext:value-type="float">
            <text:p>0.76</text:p>
          </table:table-cell>
          <table:table-cell office:value-type="float" office:value="4.96" calcext:value-type="float">
            <text:p>4.96</text:p>
          </table:table-cell>
          <table:table-cell office:value-type="float" office:value="8.28" calcext:value-type="float">
            <text:p>8.28</text:p>
          </table:table-cell>
          <table:table-cell office:value-type="float" office:value="23.22" calcext:value-type="float">
            <text:p>23.22</text:p>
          </table:table-cell>
          <table:table-cell office:value-type="float" office:value="3.37" calcext:value-type="float">
            <text:p>3.37</text:p>
          </table:table-cell>
          <table:table-cell office:value-type="float" office:value="18.43" calcext:value-type="float">
            <text:p>18.43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- </text:p>
          </table:table-cell>
          <table:table-cell office:value-type="float" office:value="0" calcext:value-type="float">
            <text:p>0</text:p>
          </table:table-cell>
          <table:table-cell table:style-name="ce27" table:number-columns-repeated="2"/>
          <table:table-cell office:value-type="float" office:value="0" calcext:value-type="float">
            <text:p>0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30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-25.92" calcext:value-type="float">
            <text:p>-25.92</text:p>
          </table:table-cell>
          <table:table-cell table:style-name="ce31"/>
          <table:table-cell office:value-type="float" office:value="20.17" calcext:value-type="float">
            <text:p>20.17</text:p>
          </table:table-cell>
          <table:table-cell table:style-name="ce31"/>
          <table:table-cell table:style-name="ce32" office:value-type="percentage" office:value="0.7784" calcext:value-type="percentage">
            <text:p>77.84%</text:p>
          </table:table-cell>
          <table:table-cell table:style-name="ce32" office:value-type="percentage" office:value="0.0036" calcext:value-type="percentage">
            <text:p>0.36%</text:p>
          </table:table-cell>
          <table:table-cell office:value-type="float" office:value="1.52" calcext:value-type="float">
            <text:p>1.52</text:p>
          </table:table-cell>
          <table:table-cell table:style-name="ce27" office:value-type="string" calcext:value-type="string">
            <text:p>- </text:p>
          </table:table-cell>
          <table:table-cell office:value-type="float" office:value="2.18" calcext:value-type="float">
            <text:p>2.18</text:p>
          </table:table-cell>
          <table:table-cell table:style-name="ce27" office:value-type="string" calcext:value-type="string">
            <text:p>- </text:p>
          </table:table-cell>
          <table:table-cell office:value-type="float" office:value="0.03" calcext:value-type="float">
            <text:p>0.03</text:p>
          </table:table-cell>
          <table:table-cell table:style-name="ce27" office:value-type="string" calcext:value-type="string">
            <text:p>- </text:p>
          </table:table-cell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- </text:p>
          </table:table-cell>
          <table:table-cell office:value-type="float" office:value="2.14" calcext:value-type="float">
            <text:p>2.14</text:p>
          </table:table-cell>
          <table:table-cell table:style-name="ce27" office:value-type="string" calcext:value-type="string">
            <text:p>- </text:p>
          </table:table-cell>
          <table:table-cell office:value-type="float" office:value="3.19" calcext:value-type="float">
            <text:p>3.19</text:p>
          </table:table-cell>
          <table:table-cell table:style-name="ce27" office:value-type="string" calcext:value-type="string">
            <text:p>- </text:p>
          </table:table-cell>
        </table:table-row>
        <table:table-row table:style-name="ro2">
          <table:table-cell table:style-name="ce3" table:formula="of:=[.A12]+1" office:value-type="float" office:value="10" calcext:value-type="float">
            <text:p>10</text:p>
          </table:table-cell>
          <table:table-cell table:style-name="ce4" office:value-type="date" office:date-value="2019-12-17" calcext:value-type="date">
            <text:p>2019-12-17</text:p>
          </table:table-cell>
          <table:table-cell office:value-type="string" calcext:value-type="string">
            <text:p>sq-100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K = 100</text:p>
          </table:table-cell>
          <table:table-cell office:value-type="string" calcext:value-type="string">
            <text:p>None</text:p>
          </table:table-cell>
          <table:table-cell office:value-type="float" office:value="7032324326" calcext:value-type="float">
            <text:p>7032324326</text:p>
          </table:table-cell>
          <table:table-cell table:style-name="ce16" table:formula="of:=([.G13]-[.$G$12])/[.$G$12]" office:value-type="percentage" office:value="-0.0272216936285594" calcext:value-type="percentage">
            <text:p>-2.72%</text:p>
          </table:table-cell>
          <table:table-cell office:value-type="float" office:value="51.9" calcext:value-type="float">
            <text:p>51.9</text:p>
          </table:table-cell>
          <table:table-cell table:style-name="ce16" table:formula="of:=([.I13]-[.$I$12])/[.$I$12]" office:value-type="percentage" office:value="-0.00230680507497125" calcext:value-type="percentage">
            <text:p>-0.23%</text:p>
          </table:table-cell>
          <table:table-cell table:style-name="Default" office:value-type="float" office:value="47.43" calcext:value-type="float">
            <text:p>47.43</text:p>
          </table:table-cell>
          <table:table-cell table:style-name="ce32" table:formula="of:=[.K13]/[.I13]" office:value-type="percentage" office:value="0.913872832369942" calcext:value-type="percentage">
            <text:p>91.39%</text:p>
          </table:table-cell>
          <table:table-cell table:number-columns-repeated="2" table:style-name="Default" office:value-type="float" office:value="4.47" calcext:value-type="float">
            <text:p>4.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46" calcext:value-type="float">
            <text:p>46.46</text:p>
          </table:table-cell>
          <table:table-cell table:style-name="ce16" table:formula="of:=([.P13]-[.$P$12])/[.$P$12]" office:value-type="percentage" office:value="-0.0144251166737378" calcext:value-type="percentage">
            <text:p>-1.44%</text:p>
          </table:table-cell>
          <table:table-cell table:style-name="Default" office:value-type="float" office:value="41.73" calcext:value-type="float">
            <text:p>41.73</text:p>
          </table:table-cell>
          <table:table-cell table:style-name="ce32" table:formula="of:=[.R13]/[.P13]" office:value-type="percentage" office:value="0.898191993112355" calcext:value-type="percentage">
            <text:p>89.82%</text:p>
          </table:table-cell>
          <table:table-cell table:number-columns-repeated="2" table:style-name="Default" office:value-type="float" office:value="4.73" calcext:value-type="float">
            <text:p>4.73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5.78" calcext:value-type="float">
            <text:p>85.78</text:p>
          </table:table-cell>
          <table:table-cell table:style-name="ce35" office:value-type="percentage" office:value="0.3754" calcext:value-type="percentage">
            <text:p>37.54%</text:p>
          </table:table-cell>
          <table:table-cell office:value-type="float" office:value="0.02" calcext:value-type="float">
            <text:p>0.02</text:p>
          </table:table-cell>
          <table:table-cell office:value-type="float" office:value="4.17" calcext:value-type="float">
            <text:p>4.1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7.17" calcext:value-type="float">
            <text:p>17.17</text:p>
          </table:table-cell>
          <table:table-cell office:value-type="float" office:value="0.21" calcext:value-type="float">
            <text:p>0.21</text:p>
          </table:table-cell>
          <table:table-cell office:value-type="float" office:value="24.62" calcext:value-type="float">
            <text:p>24.62</text:p>
          </table:table-cell>
          <table:table-cell office:value-type="float" office:value="2.98" calcext:value-type="float">
            <text:p>2.98</text:p>
          </table:table-cell>
          <table:table-cell office:value-type="float" office:value="41.24" calcext:value-type="float">
            <text:p>41.24</text:p>
          </table:table-cell>
          <table:table-cell office:value-type="float" office:value="1.46" calcext:value-type="float">
            <text:p>1.46</text:p>
          </table:table-cell>
          <table:table-cell office:value-type="float" office:value="8.07" calcext:value-type="float">
            <text:p>8.07</text:p>
          </table:table-cell>
          <table:table-cell table:style-name="ce35" office:value-type="percentage" office:value="0.3191" calcext:value-type="percentage">
            <text:p>31.91%</text:p>
          </table:table-cell>
          <table:table-cell office:value-type="float" office:value="0" calcext:value-type="float">
            <text:p>0</text:p>
          </table:table-cell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4.38" calcext:value-type="float">
            <text:p>34.38</text:p>
          </table:table-cell>
          <table:table-cell office:value-type="float" office:value="0.77" calcext:value-type="float">
            <text:p>0.77</text:p>
          </table:table-cell>
          <table:table-cell office:value-type="float" office:value="5.05" calcext:value-type="float">
            <text:p>5.05</text:p>
          </table:table-cell>
          <table:table-cell office:value-type="float" office:value="8.5" calcext:value-type="float">
            <text:p>8.5</text:p>
          </table:table-cell>
          <table:table-cell office:value-type="float" office:value="23.86" calcext:value-type="float">
            <text:p>23.86</text:p>
          </table:table-cell>
          <table:table-cell office:value-type="float" office:value="3.43" calcext:value-type="float">
            <text:p>3.43</text:p>
          </table:table-cell>
          <table:table-cell office:value-type="float" office:value="19.37" calcext:value-type="float">
            <text:p>19.37</text:p>
          </table:table-cell>
          <table:table-cell office:value-type="float" office:value="0" calcext:value-type="float">
            <text:p>0</text:p>
          </table:table-cell>
          <table:table-cell table:style-name="ce27" table:formula="of:=([.AW13]-[.$AW$12])/[.$AW$1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27" table:formula="of:=[.AY13]/[.G13]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style-name="ce30" table:formula="of:=[.BB13]/[.AW1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B13]/[.BD1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0" table:formula="of:=[.BF13]/[.AW1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F13]/[.BH13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-26.01" calcext:value-type="float">
            <text:p>-26.01</text:p>
          </table:table-cell>
          <table:table-cell table:style-name="ce16" table:formula="of:=([.BN13]-[.$BN$12])/[.$BN$12]" office:value-type="percentage" office:value="0.00347222222222222" calcext:value-type="percentage">
            <text:p>0.35%</text:p>
          </table:table-cell>
          <table:table-cell office:value-type="float" office:value="20.25" calcext:value-type="float">
            <text:p>20.25</text:p>
          </table:table-cell>
          <table:table-cell table:style-name="ce16" table:formula="of:=([.BP13]-[.$BP$12])/[.$BP$12]" office:value-type="percentage" office:value="0.00396628656420418" calcext:value-type="percentage">
            <text:p>0.40%</text:p>
          </table:table-cell>
          <table:table-cell table:style-name="ce32" office:value-type="percentage" office:value="0.7785" calcext:value-type="percentage">
            <text:p>77.85%</text:p>
          </table:table-cell>
          <table:table-cell table:style-name="ce32" office:value-type="percentage" office:value="0.0036" calcext:value-type="percentage">
            <text:p>0.36%</text:p>
          </table:table-cell>
          <table:table-cell office:value-type="float" office:value="0.03" calcext:value-type="float">
            <text:p>0.03</text:p>
          </table:table-cell>
          <table:table-cell table:style-name="ce27" table:formula="of:=([.BT13]-[.$BT$12])/[.$BT$12]" office:value-type="percentage" office:value="-0.980263157894737" calcext:value-type="percentage">
            <text:p>-98.0%</text:p>
          </table:table-cell>
          <table:table-cell office:value-type="float" office:value="0.04" calcext:value-type="float">
            <text:p>0.04</text:p>
          </table:table-cell>
          <table:table-cell table:style-name="ce27" table:formula="of:=([.BV13]-[.$BV$12])/[.$BV$12]" office:value-type="percentage" office:value="-0.981651376146789" calcext:value-type="percentage">
            <text:p>-98.2%</text:p>
          </table:table-cell>
          <table:table-cell office:value-type="float" office:value="0.12" calcext:value-type="float">
            <text:p>0.12</text:p>
          </table:table-cell>
          <table:table-cell table:style-name="ce27" table:formula="of:=([.BX13]-[.$BX$12])/[.$BX$12]" office:value-type="percentage" office:value="3" calcext:value-type="percentage">
            <text:p>300.0%</text:p>
          </table:table-cell>
          <table:table-cell office:value-type="float" office:value="0.12" calcext:value-type="float">
            <text:p>0.12</text:p>
          </table:table-cell>
          <table:table-cell table:style-name="ce27" table:formula="of:=([.BZ13]-[.$BZ$12])/[.$BZ$12]" office:value-type="string" office:string-value="" calcext:value-type="error">
            <text:p>#DIV/0!</text:p>
          </table:table-cell>
          <table:table-cell office:value-type="float" office:value="0.03" calcext:value-type="float">
            <text:p>0.03</text:p>
          </table:table-cell>
          <table:table-cell table:style-name="ce27" table:formula="of:=([.CB13]-[.$CB$12])/[.$CB$12]" office:value-type="percentage" office:value="-0.985981308411215" calcext:value-type="percentage">
            <text:p>-98.6%</text:p>
          </table:table-cell>
          <table:table-cell office:value-type="float" office:value="0.03" calcext:value-type="float">
            <text:p>0.03</text:p>
          </table:table-cell>
          <table:table-cell table:style-name="ce27" table:formula="of:=([.CD13]-[.$CD$12])/[.$CD$12]" office:value-type="percentage" office:value="-0.990595611285266" calcext:value-type="percentage">
            <text:p>-99.1%</text:p>
          </table:table-cell>
        </table:table-row>
        <table:table-row table:style-name="ro2">
          <table:table-cell table:style-name="ce3" table:formula="of:=[.A13]+1" office:value-type="float" office:value="11" calcext:value-type="float">
            <text:p>11</text:p>
          </table:table-cell>
          <table:table-cell table:style-name="ce4" office:value-type="date" office:date-value="2019-12-17" calcext:value-type="date">
            <text:p>2019-12-17</text:p>
          </table:table-cell>
          <table:table-cell office:value-type="string" calcext:value-type="string">
            <text:p>sq-200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K = 200</text:p>
          </table:table-cell>
          <table:table-cell office:value-type="string" calcext:value-type="string">
            <text:p>None</text:p>
          </table:table-cell>
          <table:table-cell office:value-type="float" office:value="7074395520" calcext:value-type="float">
            <text:p>7074395520</text:p>
          </table:table-cell>
          <table:table-cell table:style-name="ce16" table:formula="of:=([.G14]-[.$G$12])/[.$G$12]" office:value-type="percentage" office:value="-0.0214020040139845" calcext:value-type="percentage">
            <text:p>-2.14%</text:p>
          </table:table-cell>
          <table:table-cell office:value-type="float" office:value="51.92" calcext:value-type="float">
            <text:p>51.92</text:p>
          </table:table-cell>
          <table:table-cell table:style-name="ce16" table:formula="of:=([.I14]-[.$I$12])/[.$I$12]" office:value-type="percentage" office:value="-0.001922337562476" calcext:value-type="percentage">
            <text:p>-0.19%</text:p>
          </table:table-cell>
          <table:table-cell table:style-name="Default" office:value-type="float" office:value="47.43" calcext:value-type="float">
            <text:p>47.43</text:p>
          </table:table-cell>
          <table:table-cell table:style-name="ce32" table:formula="of:=[.K14]/[.I14]" office:value-type="percentage" office:value="0.913520801232666" calcext:value-type="percentage">
            <text:p>91.35%</text:p>
          </table:table-cell>
          <table:table-cell table:number-columns-repeated="2" table:style-name="Default" office:value-type="float" office:value="4.49" calcext:value-type="float">
            <text:p>4.4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77" calcext:value-type="float">
            <text:p>46.77</text:p>
          </table:table-cell>
          <table:table-cell table:style-name="ce16" table:formula="of:=([.P14]-[.$P$12])/[.$P$12]" office:value-type="percentage" office:value="-0.00784896054306316" calcext:value-type="percentage">
            <text:p>-0.78%</text:p>
          </table:table-cell>
          <table:table-cell table:style-name="Default" office:value-type="float" office:value="42.06" calcext:value-type="float">
            <text:p>42.06</text:p>
          </table:table-cell>
          <table:table-cell table:style-name="ce32" table:formula="of:=[.R14]/[.P14]" office:value-type="percentage" office:value="0.899294419499679" calcext:value-type="percentage">
            <text:p>89.93%</text:p>
          </table:table-cell>
          <table:table-cell table:number-columns-repeated="2" table:style-name="Default" office:value-type="float" office:value="4.72" calcext:value-type="float">
            <text:p>4.7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86.28" calcext:value-type="float">
            <text:p>86.28</text:p>
          </table:table-cell>
          <table:table-cell table:style-name="ce35" office:value-type="percentage" office:value="0.3751" calcext:value-type="percentage">
            <text:p>37.51%</text:p>
          </table:table-cell>
          <table:table-cell office:value-type="float" office:value="0.03" calcext:value-type="float">
            <text:p>0.03</text:p>
          </table:table-cell>
          <table:table-cell office:value-type="float" office:value="4.21" calcext:value-type="float">
            <text:p>4.2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7.41" calcext:value-type="float">
            <text:p>17.41</text:p>
          </table:table-cell>
          <table:table-cell office:value-type="float" office:value="0.21" calcext:value-type="float">
            <text:p>0.21</text:p>
          </table:table-cell>
          <table:table-cell office:value-type="float" office:value="24.62" calcext:value-type="float">
            <text:p>24.62</text:p>
          </table:table-cell>
          <table:table-cell office:value-type="float" office:value="2.97" calcext:value-type="float">
            <text:p>2.97</text:p>
          </table:table-cell>
          <table:table-cell office:value-type="float" office:value="40.99" calcext:value-type="float">
            <text:p>40.99</text:p>
          </table:table-cell>
          <table:table-cell office:value-type="float" office:value="1.46" calcext:value-type="float">
            <text:p>1.46</text:p>
          </table:table-cell>
          <table:table-cell office:value-type="float" office:value="8.04" calcext:value-type="float">
            <text:p>8.04</text:p>
          </table:table-cell>
          <table:table-cell table:style-name="ce35" office:value-type="percentage" office:value="0.322" calcext:value-type="percentage">
            <text:p>32.20%</text:p>
          </table:table-cell>
          <table:table-cell office:value-type="float" office:value="0.01" calcext:value-type="float">
            <text:p>0.01</text:p>
          </table:table-cell>
          <table:table-cell office:value-type="float" office:value="4.23" calcext:value-type="float">
            <text:p>4.2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4.26" calcext:value-type="float">
            <text:p>34.26</text:p>
          </table:table-cell>
          <table:table-cell office:value-type="float" office:value="0.78" calcext:value-type="float">
            <text:p>0.78</text:p>
          </table:table-cell>
          <table:table-cell office:value-type="float" office:value="5.09" calcext:value-type="float">
            <text:p>5.09</text:p>
          </table:table-cell>
          <table:table-cell office:value-type="float" office:value="8.51" calcext:value-type="float">
            <text:p>8.51</text:p>
          </table:table-cell>
          <table:table-cell office:value-type="float" office:value="24.2" calcext:value-type="float">
            <text:p>24.2</text:p>
          </table:table-cell>
          <table:table-cell office:value-type="float" office:value="3.46" calcext:value-type="float">
            <text:p>3.46</text:p>
          </table:table-cell>
          <table:table-cell office:value-type="float" office:value="19.39" calcext:value-type="float">
            <text:p>19.39</text:p>
          </table:table-cell>
          <table:table-cell office:value-type="float" office:value="0" calcext:value-type="float">
            <text:p>0</text:p>
          </table:table-cell>
          <table:table-cell table:style-name="ce27" table:formula="of:=([.AW14]-[.$AW$12])/[.$AW$1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27" table:formula="of:=[.AY14]/[.G14]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style-name="ce30" table:formula="of:=[.BB14]/[.AW1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B14]/[.BD1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0" table:formula="of:=[.BF14]/[.AW1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F14]/[.BH14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-28.46" calcext:value-type="float">
            <text:p>-28.46</text:p>
          </table:table-cell>
          <table:table-cell table:style-name="ce16" table:formula="of:=([.BN14]-[.$BN$12])/[.$BN$12]" office:value-type="percentage" office:value="0.0979938271604938" calcext:value-type="percentage">
            <text:p>9.80%</text:p>
          </table:table-cell>
          <table:table-cell office:value-type="float" office:value="22.15" calcext:value-type="float">
            <text:p>22.15</text:p>
          </table:table-cell>
          <table:table-cell table:style-name="ce16" table:formula="of:=([.BP14]-[.$BP$12])/[.$BP$12]" office:value-type="percentage" office:value="0.0981655924640554" calcext:value-type="percentage">
            <text:p>9.82%</text:p>
          </table:table-cell>
          <table:table-cell table:style-name="ce32" office:value-type="percentage" office:value="0.7784" calcext:value-type="percentage">
            <text:p>77.84%</text:p>
          </table:table-cell>
          <table:table-cell table:style-name="ce32" office:value-type="percentage" office:value="0.004" calcext:value-type="percentage">
            <text:p>0.40%</text:p>
          </table:table-cell>
          <table:table-cell office:value-type="float" office:value="0.33" calcext:value-type="float">
            <text:p>0.33</text:p>
          </table:table-cell>
          <table:table-cell table:style-name="ce27" table:formula="of:=([.BT14]-[.$BT$12])/[.$BT$12]" office:value-type="percentage" office:value="-0.782894736842105" calcext:value-type="percentage">
            <text:p>-78.3%</text:p>
          </table:table-cell>
          <table:table-cell office:value-type="float" office:value="0.46" calcext:value-type="float">
            <text:p>0.46</text:p>
          </table:table-cell>
          <table:table-cell table:style-name="ce27" table:formula="of:=([.BV14]-[.$BV$12])/[.$BV$12]" office:value-type="percentage" office:value="-0.788990825688073" calcext:value-type="percentage">
            <text:p>-78.9%</text:p>
          </table:table-cell>
          <table:table-cell office:value-type="float" office:value="0.03" calcext:value-type="float">
            <text:p>0.03</text:p>
          </table:table-cell>
          <table:table-cell table:style-name="ce27" table:formula="of:=([.BX14]-[.$BX$12])/[.$BX$12]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style-name="ce27" table:formula="of:=([.BZ14]-[.$BZ$12])/[.$BZ$12]" office:value-type="string" office:string-value="" calcext:value-type="error">
            <text:p>#DIV/0!</text:p>
          </table:table-cell>
          <table:table-cell office:value-type="float" office:value="0.38" calcext:value-type="float">
            <text:p>0.38</text:p>
          </table:table-cell>
          <table:table-cell table:style-name="ce27" table:formula="of:=([.CB14]-[.$CB$12])/[.$CB$12]" office:value-type="percentage" office:value="-0.822429906542056" calcext:value-type="percentage">
            <text:p>-82.2%</text:p>
          </table:table-cell>
          <table:table-cell office:value-type="float" office:value="0.57" calcext:value-type="float">
            <text:p>0.57</text:p>
          </table:table-cell>
          <table:table-cell table:style-name="ce27" table:formula="of:=([.CD14]-[.$CD$12])/[.$CD$12]" office:value-type="percentage" office:value="-0.821316614420063" calcext:value-type="percentage">
            <text:p>-82.1%</text:p>
          </table:table-cell>
        </table:table-row>
        <table:table-row table:style-name="ro2">
          <table:table-cell table:style-name="ce3" table:formula="of:=[.A14]+1" office:value-type="float" office:value="12" calcext:value-type="float">
            <text:p>12</text:p>
          </table:table-cell>
          <table:table-cell table:style-name="ce4" office:value-type="date" office:date-value="2019-12-16" calcext:value-type="date">
            <text:p>2019-12-16</text:p>
          </table:table-cell>
          <table:table-cell office:value-type="string" calcext:value-type="string">
            <text:p>sq-300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K = 300</text:p>
          </table:table-cell>
          <table:table-cell office:value-type="string" calcext:value-type="string">
            <text:p>None</text:p>
          </table:table-cell>
          <table:table-cell office:value-type="float" office:value="7109956882" calcext:value-type="float">
            <text:p>7109956882</text:p>
          </table:table-cell>
          <table:table-cell table:style-name="ce16" table:formula="of:=([.G15]-[.$G$12])/[.$G$12]" office:value-type="percentage" office:value="-0.0164828165739624" calcext:value-type="percentage">
            <text:p>-1.65%</text:p>
          </table:table-cell>
          <table:table-cell office:value-type="float" office:value="51.94" calcext:value-type="float">
            <text:p>51.94</text:p>
          </table:table-cell>
          <table:table-cell table:style-name="ce16" table:formula="of:=([.I15]-[.$I$12])/[.$I$12]" office:value-type="percentage" office:value="-0.00153787004998088" calcext:value-type="percentage">
            <text:p>-0.15%</text:p>
          </table:table-cell>
          <table:table-cell table:style-name="Default" office:value-type="float" office:value="47.43" calcext:value-type="float">
            <text:p>47.43</text:p>
          </table:table-cell>
          <table:table-cell table:style-name="ce32" table:formula="of:=[.K15]/[.I15]" office:value-type="percentage" office:value="0.913169041201386" calcext:value-type="percentage">
            <text:p>91.32%</text:p>
          </table:table-cell>
          <table:table-cell table:number-columns-repeated="2" table:style-name="Default" office:value-type="float" office:value="4.52" calcext:value-type="float">
            <text:p>4.5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01" calcext:value-type="float">
            <text:p>47.01</text:p>
          </table:table-cell>
          <table:table-cell table:style-name="ce16" table:formula="of:=([.P15]-[.$P$12])/[.$P$12]" office:value-type="percentage" office:value="-0.00275774289350875" calcext:value-type="percentage">
            <text:p>-0.28%</text:p>
          </table:table-cell>
          <table:table-cell table:style-name="Default" office:value-type="float" office:value="42.06" calcext:value-type="float">
            <text:p>42.06</text:p>
          </table:table-cell>
          <table:table-cell table:style-name="ce32" table:formula="of:=[.R15]/[.P15]" office:value-type="percentage" office:value="0.894703254626675" calcext:value-type="percentage">
            <text:p>89.47%</text:p>
          </table:table-cell>
          <table:table-cell table:number-columns-repeated="2" table:style-name="Default" office:value-type="float" office:value="4.96" calcext:value-type="float">
            <text:p>4.9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8.15" calcext:value-type="float">
            <text:p>88.15</text:p>
          </table:table-cell>
          <table:table-cell table:style-name="ce35" office:value-type="percentage" office:value="0.3746" calcext:value-type="percentage">
            <text:p>37.46%</text:p>
          </table:table-cell>
          <table:table-cell office:value-type="float" office:value="0.03" calcext:value-type="float">
            <text:p>0.03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7.65" calcext:value-type="float">
            <text:p>17.65</text:p>
          </table:table-cell>
          <table:table-cell office:value-type="float" office:value="0.21" calcext:value-type="float">
            <text:p>0.21</text:p>
          </table:table-cell>
          <table:table-cell office:value-type="float" office:value="24.62" calcext:value-type="float">
            <text:p>24.62</text:p>
          </table:table-cell>
          <table:table-cell office:value-type="float" office:value="2.97" calcext:value-type="float">
            <text:p>2.97</text:p>
          </table:table-cell>
          <table:table-cell office:value-type="float" office:value="40.73" calcext:value-type="float">
            <text:p>40.73</text:p>
          </table:table-cell>
          <table:table-cell office:value-type="float" office:value="1.46" calcext:value-type="float">
            <text:p>1.46</text:p>
          </table:table-cell>
          <table:table-cell office:value-type="float" office:value="7.99" calcext:value-type="float">
            <text:p>7.99</text:p>
          </table:table-cell>
          <table:table-cell table:style-name="ce35" office:value-type="percentage" office:value="0.3207" calcext:value-type="percentage">
            <text:p>32.07%</text:p>
          </table:table-cell>
          <table:table-cell office:value-type="float" office:value="0.03" calcext:value-type="float">
            <text:p>0.03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5.2" calcext:value-type="float">
            <text:p>35.2</text:p>
          </table:table-cell>
          <table:table-cell office:value-type="float" office:value="0.76" calcext:value-type="float">
            <text:p>0.76</text:p>
          </table:table-cell>
          <table:table-cell office:value-type="float" office:value="4.98" calcext:value-type="float">
            <text:p>4.98</text:p>
          </table:table-cell>
          <table:table-cell office:value-type="float" office:value="8.33" calcext:value-type="float">
            <text:p>8.33</text:p>
          </table:table-cell>
          <table:table-cell office:value-type="float" office:value="23.71" calcext:value-type="float">
            <text:p>23.71</text:p>
          </table:table-cell>
          <table:table-cell office:value-type="float" office:value="3.38" calcext:value-type="float">
            <text:p>3.38</text:p>
          </table:table-cell>
          <table:table-cell office:value-type="float" office:value="18.82" calcext:value-type="float">
            <text:p>18.82</text:p>
          </table:table-cell>
          <table:table-cell office:value-type="float" office:value="0" calcext:value-type="float">
            <text:p>0</text:p>
          </table:table-cell>
          <table:table-cell table:style-name="ce27" table:formula="of:=([.AW15]-[.$AW$12])/[.$AW$1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27" table:formula="of:=[.AY15]/[.G15]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style-name="ce30" table:formula="of:=[.BB15]/[.AW1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B15]/[.BD1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0" table:formula="of:=[.BF15]/[.AW1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F15]/[.BH15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-28.51" calcext:value-type="float">
            <text:p>-28.51</text:p>
          </table:table-cell>
          <table:table-cell table:style-name="ce16" table:formula="of:=([.BN15]-[.$BN$12])/[.$BN$12]" office:value-type="percentage" office:value="0.0999228395061728" calcext:value-type="percentage">
            <text:p>9.99%</text:p>
          </table:table-cell>
          <table:table-cell office:value-type="float" office:value="22.21" calcext:value-type="float">
            <text:p>22.21</text:p>
          </table:table-cell>
          <table:table-cell table:style-name="ce16" table:formula="of:=([.BP15]-[.$BP$12])/[.$BP$12]" office:value-type="percentage" office:value="0.101140307387209" calcext:value-type="percentage">
            <text:p>10.11%</text:p>
          </table:table-cell>
          <table:table-cell table:style-name="ce32" office:value-type="percentage" office:value="0.7789" calcext:value-type="percentage">
            <text:p>77.89%</text:p>
          </table:table-cell>
          <table:table-cell table:style-name="ce32" office:value-type="percentage" office:value="0.004" calcext:value-type="percentage">
            <text:p>0.40%</text:p>
          </table:table-cell>
          <table:table-cell office:value-type="float" office:value="0.7" calcext:value-type="float">
            <text:p>0.7</text:p>
          </table:table-cell>
          <table:table-cell table:style-name="ce27" table:formula="of:=([.BT15]-[.$BT$12])/[.$BT$12]" office:value-type="percentage" office:value="-0.539473684210526" calcext:value-type="percentage">
            <text:p>-53.9%</text:p>
          </table:table-cell>
          <table:table-cell office:value-type="float" office:value="1" calcext:value-type="float">
            <text:p>1</text:p>
          </table:table-cell>
          <table:table-cell table:style-name="ce27" table:formula="of:=([.BV15]-[.$BV$12])/[.$BV$12]" office:value-type="percentage" office:value="-0.541284403669725" calcext:value-type="percentage">
            <text:p>-54.1%</text:p>
          </table:table-cell>
          <table:table-cell office:value-type="float" office:value="0.01" calcext:value-type="float">
            <text:p>0.01</text:p>
          </table:table-cell>
          <table:table-cell table:style-name="ce27" table:formula="of:=([.BX15]-[.$BX$12])/[.$BX$12]" office:value-type="percentage" office:value="-0.666666666666667" calcext:value-type="percentage">
            <text:p>-66.7%</text:p>
          </table:table-cell>
          <table:table-cell office:value-type="float" office:value="0" calcext:value-type="float">
            <text:p>0</text:p>
          </table:table-cell>
          <table:table-cell table:style-name="ce27" table:formula="of:=([.BZ15]-[.$BZ$12])/[.$BZ$12]" office:value-type="string" office:string-value="" calcext:value-type="error">
            <text:p>#DIV/0!</text:p>
          </table:table-cell>
          <table:table-cell office:value-type="float" office:value="0.95" calcext:value-type="float">
            <text:p>0.95</text:p>
          </table:table-cell>
          <table:table-cell table:style-name="ce27" table:formula="of:=([.CB15]-[.$CB$12])/[.$CB$12]" office:value-type="percentage" office:value="-0.55607476635514" calcext:value-type="percentage">
            <text:p>-55.6%</text:p>
          </table:table-cell>
          <table:table-cell office:value-type="float" office:value="1.42" calcext:value-type="float">
            <text:p>1.42</text:p>
          </table:table-cell>
          <table:table-cell table:style-name="ce27" table:formula="of:=([.CD15]-[.$CD$12])/[.$CD$12]" office:value-type="percentage" office:value="-0.554858934169279" calcext:value-type="percentage">
            <text:p>-55.5%</text:p>
          </table:table-cell>
        </table:table-row>
        <table:table-row table:style-name="ro2">
          <table:table-cell table:style-name="ce3" table:formula="of:=[.A15]+1" office:value-type="float" office:value="13" calcext:value-type="float">
            <text:p>13</text:p>
          </table:table-cell>
          <table:table-cell table:style-name="ce4" office:value-type="date" office:date-value="2019-12-16" calcext:value-type="date">
            <text:p>2019-12-16</text:p>
          </table:table-cell>
          <table:table-cell office:value-type="string" calcext:value-type="string">
            <text:p>sq-400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K = 400</text:p>
          </table:table-cell>
          <table:table-cell office:value-type="string" calcext:value-type="string">
            <text:p>None</text:p>
          </table:table-cell>
          <table:table-cell office:value-type="float" office:value="7194410522" calcext:value-type="float">
            <text:p>7194410522</text:p>
          </table:table-cell>
          <table:table-cell table:style-name="ce16" table:formula="of:=([.G16]-[.$G$12])/[.$G$12]" office:value-type="percentage" office:value="-0.00480038199364017" calcext:value-type="percentage">
            <text:p>-0.48%</text:p>
          </table:table-cell>
          <table:table-cell office:value-type="float" office:value="52" calcext:value-type="float">
            <text:p>52</text:p>
          </table:table-cell>
          <table:table-cell table:style-name="ce16" table:formula="of:=([.I16]-[.$I$12])/[.$I$12]" office:value-type="percentage" office:value="-0.000384467512495254" calcext:value-type="percentage">
            <text:p>-0.04%</text:p>
          </table:table-cell>
          <table:table-cell table:style-name="Default" office:value-type="float" office:value="47.43" calcext:value-type="float">
            <text:p>47.43</text:p>
          </table:table-cell>
          <table:table-cell table:style-name="ce32" table:formula="of:=[.K16]/[.I16]" office:value-type="percentage" office:value="0.912115384615385" calcext:value-type="percentage">
            <text:p>91.21%</text:p>
          </table:table-cell>
          <table:table-cell table:number-columns-repeated="2" table:style-name="Default" office:value-type="float" office:value="4.57" calcext:value-type="float">
            <text:p>4.5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.83" calcext:value-type="float">
            <text:p>46.83</text:p>
          </table:table-cell>
          <table:table-cell table:style-name="ce16" table:formula="of:=([.P16]-[.$P$12])/[.$P$12]" office:value-type="percentage" office:value="-0.00657615613067464" calcext:value-type="percentage">
            <text:p>-0.66%</text:p>
          </table:table-cell>
          <table:table-cell table:style-name="Default" office:value-type="float" office:value="42.06" calcext:value-type="float">
            <text:p>42.06</text:p>
          </table:table-cell>
          <table:table-cell table:style-name="ce32" table:formula="of:=[.R16]/[.P16]" office:value-type="percentage" office:value="0.898142216527867" calcext:value-type="percentage">
            <text:p>89.81%</text:p>
          </table:table-cell>
          <table:table-cell table:number-columns-repeated="2" table:style-name="Default" office:value-type="float" office:value="4.78" calcext:value-type="float">
            <text:p>4.7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86.44" calcext:value-type="float">
            <text:p>86.44</text:p>
          </table:table-cell>
          <table:table-cell table:style-name="ce35" office:value-type="percentage" office:value="0.3739" calcext:value-type="percentage">
            <text:p>37.39%</text:p>
          </table:table-cell>
          <table:table-cell office:value-type="float" office:value="0.04" calcext:value-type="float">
            <text:p>0.04</text:p>
          </table:table-cell>
          <table:table-cell office:value-type="float" office:value="4.31" calcext:value-type="float">
            <text:p>4.3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18.37" calcext:value-type="float">
            <text:p>18.37</text:p>
          </table:table-cell>
          <table:table-cell office:value-type="float" office:value="0.21" calcext:value-type="float">
            <text:p>0.21</text:p>
          </table:table-cell>
          <table:table-cell office:value-type="float" office:value="24.61" calcext:value-type="float">
            <text:p>24.61</text:p>
          </table:table-cell>
          <table:table-cell office:value-type="float" office:value="2.96" calcext:value-type="float">
            <text:p>2.96</text:p>
          </table:table-cell>
          <table:table-cell office:value-type="float" office:value="40.06" calcext:value-type="float">
            <text:p>40.06</text:p>
          </table:table-cell>
          <table:table-cell office:value-type="float" office:value="1.46" calcext:value-type="float">
            <text:p>1.46</text:p>
          </table:table-cell>
          <table:table-cell office:value-type="float" office:value="7.92" calcext:value-type="float">
            <text:p>7.92</text:p>
          </table:table-cell>
          <table:table-cell table:style-name="ce35" office:value-type="percentage" office:value="0.3184" calcext:value-type="percentage">
            <text:p>31.84%</text:p>
          </table:table-cell>
          <table:table-cell office:value-type="float" office:value="0.07" calcext:value-type="float">
            <text:p>0.07</text:p>
          </table:table-cell>
          <table:table-cell office:value-type="float" office:value="3.99" calcext:value-type="float">
            <text:p>3.99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34.99" calcext:value-type="float">
            <text:p>34.99</text:p>
          </table:table-cell>
          <table:table-cell office:value-type="float" office:value="0.78" calcext:value-type="float">
            <text:p>0.78</text:p>
          </table:table-cell>
          <table:table-cell office:value-type="float" office:value="5.07" calcext:value-type="float">
            <text:p>5.07</text:p>
          </table:table-cell>
          <table:table-cell office:value-type="float" office:value="8.46" calcext:value-type="float">
            <text:p>8.46</text:p>
          </table:table-cell>
          <table:table-cell office:value-type="float" office:value="24.18" calcext:value-type="float">
            <text:p>24.18</text:p>
          </table:table-cell>
          <table:table-cell office:value-type="float" office:value="3.45" calcext:value-type="float">
            <text:p>3.45</text:p>
          </table:table-cell>
          <table:table-cell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  <table:table-cell table:style-name="ce27" table:formula="of:=([.AW16]-[.$AW$12])/[.$AW$1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27" table:formula="of:=[.AY16]/[.G16]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style-name="ce30" table:formula="of:=[.BB16]/[.AW1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B16]/[.BD1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0" table:formula="of:=[.BF16]/[.AW1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F16]/[.BH16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-28.99" calcext:value-type="float">
            <text:p>-28.99</text:p>
          </table:table-cell>
          <table:table-cell table:style-name="ce16" table:formula="of:=([.BN16]-[.$BN$12])/[.$BN$12]" office:value-type="percentage" office:value="0.118441358024691" calcext:value-type="percentage">
            <text:p>11.84%</text:p>
          </table:table-cell>
          <table:table-cell office:value-type="float" office:value="22.58" calcext:value-type="float">
            <text:p>22.58</text:p>
          </table:table-cell>
          <table:table-cell table:style-name="ce16" table:formula="of:=([.BP16]-[.$BP$12])/[.$BP$12]" office:value-type="percentage" office:value="0.119484382746653" calcext:value-type="percentage">
            <text:p>11.95%</text:p>
          </table:table-cell>
          <table:table-cell table:style-name="ce32" office:value-type="percentage" office:value="0.779" calcext:value-type="percentage">
            <text:p>77.90%</text:p>
          </table:table-cell>
          <table:table-cell table:style-name="ce32" office:value-type="percentage" office:value="0.0041" calcext:value-type="percentage">
            <text:p>0.41%</text:p>
          </table:table-cell>
          <table:table-cell office:value-type="float" office:value="1.38" calcext:value-type="float">
            <text:p>1.38</text:p>
          </table:table-cell>
          <table:table-cell table:style-name="ce27" table:formula="of:=([.BT16]-[.$BT$12])/[.$BT$12]" office:value-type="percentage" office:value="-0.0921052631578948" calcext:value-type="percentage">
            <text:p>-9.2%</text:p>
          </table:table-cell>
          <table:table-cell office:value-type="float" office:value="1.97" calcext:value-type="float">
            <text:p>1.97</text:p>
          </table:table-cell>
          <table:table-cell table:style-name="ce27" table:formula="of:=([.BV16]-[.$BV$12])/[.$BV$12]" office:value-type="percentage" office:value="-0.0963302752293579" calcext:value-type="percentage">
            <text:p>-9.6%</text:p>
          </table:table-cell>
          <table:table-cell office:value-type="float" office:value="0.01" calcext:value-type="float">
            <text:p>0.01</text:p>
          </table:table-cell>
          <table:table-cell table:style-name="ce27" table:formula="of:=([.BX16]-[.$BX$12])/[.$BX$12]" office:value-type="percentage" office:value="-0.666666666666667" calcext:value-type="percentage">
            <text:p>-66.7%</text:p>
          </table:table-cell>
          <table:table-cell office:value-type="float" office:value="0" calcext:value-type="float">
            <text:p>0</text:p>
          </table:table-cell>
          <table:table-cell table:style-name="ce27" table:formula="of:=([.BZ16]-[.$BZ$12])/[.$BZ$12]" office:value-type="string" office:string-value="" calcext:value-type="error">
            <text:p>#DIV/0!</text:p>
          </table:table-cell>
          <table:table-cell office:value-type="float" office:value="1.89" calcext:value-type="float">
            <text:p>1.89</text:p>
          </table:table-cell>
          <table:table-cell table:style-name="ce27" table:formula="of:=([.CB16]-[.$CB$12])/[.$CB$12]" office:value-type="percentage" office:value="-0.116822429906542" calcext:value-type="percentage">
            <text:p>-11.7%</text:p>
          </table:table-cell>
          <table:table-cell office:value-type="float" office:value="2.82" calcext:value-type="float">
            <text:p>2.82</text:p>
          </table:table-cell>
          <table:table-cell table:style-name="ce27" table:formula="of:=([.CD16]-[.$CD$12])/[.$CD$12]" office:value-type="percentage" office:value="-0.115987460815047" calcext:value-type="percentage">
            <text:p>-11.6%</text:p>
          </table:table-cell>
        </table:table-row>
        <table:table-row table:style-name="ro2">
          <table:table-cell table:style-name="ce3" table:formula="of:=[.A16]+1" office:value-type="float" office:value="14" calcext:value-type="float">
            <text:p>14</text:p>
          </table:table-cell>
          <table:table-cell table:style-name="ce4" office:value-type="date" office:date-value="2019-12-23" calcext:value-type="date">
            <text:p>2019-12-23</text:p>
          </table:table-cell>
          <table:table-cell office:value-type="string" calcext:value-type="string">
            <text:p>sq-600</text:p>
          </table:table-cell>
          <table:table-cell office:value-type="string" calcext:value-type="string">
            <text:p>Status Quo</text:p>
          </table:table-cell>
          <table:table-cell office:value-type="string" calcext:value-type="string">
            <text:p>K = 600</text:p>
          </table:table-cell>
          <table:table-cell office:value-type="string" calcext:value-type="string">
            <text:p>None</text:p>
          </table:table-cell>
          <table:table-cell office:value-type="float" office:value="7351265439" calcext:value-type="float">
            <text:p>7351265439</text:p>
          </table:table-cell>
          <table:table-cell table:style-name="ce16" table:formula="of:=([.G17]-[.$G$12])/[.$G$12]" office:value-type="percentage" office:value="0.0168972891363948" calcext:value-type="percentage">
            <text:p>1.69%</text:p>
          </table:table-cell>
          <table:table-cell office:value-type="float" office:value="52.1" calcext:value-type="float">
            <text:p>52.1</text:p>
          </table:table-cell>
          <table:table-cell table:style-name="ce16" table:formula="of:=([.I17]-[.$I$12])/[.$I$12]" office:value-type="percentage" office:value="0.00153787004998074" calcext:value-type="percentage">
            <text:p>0.15%</text:p>
          </table:table-cell>
          <table:table-cell table:style-name="Default" office:value-type="float" office:value="47.43" calcext:value-type="float">
            <text:p>47.43</text:p>
          </table:table-cell>
          <table:table-cell table:style-name="ce32" table:formula="of:=[.K17]/[.I17]" office:value-type="percentage" office:value="0.910364683301344" calcext:value-type="percentage">
            <text:p>91.04%</text:p>
          </table:table-cell>
          <table:table-cell table:number-columns-repeated="2" table:style-name="Default" office:value-type="float" office:value="4.67" calcext:value-type="float">
            <text:p>4.6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.15" calcext:value-type="float">
            <text:p>47.15</text:p>
          </table:table-cell>
          <table:table-cell table:style-name="ce16" table:formula="of:=([.P17]-[.$P$12])/[.$P$12]" office:value-type="percentage" office:value="0.000212134068731396" calcext:value-type="percentage">
            <text:p>0.02%</text:p>
          </table:table-cell>
          <table:table-cell table:style-name="Default" office:value-type="float" office:value="42.06" calcext:value-type="float">
            <text:p>42.06</text:p>
          </table:table-cell>
          <table:table-cell table:style-name="ce32" table:formula="of:=[.R17]/[.P17]" office:value-type="percentage" office:value="0.892046659597031" calcext:value-type="percentage">
            <text:p>89.20%</text:p>
          </table:table-cell>
          <table:table-cell table:number-columns-repeated="2" table:style-name="Default" office:value-type="float" office:value="5.09" calcext:value-type="float">
            <text:p>5.0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7.69" calcext:value-type="float">
            <text:p>87.69</text:p>
          </table:table-cell>
          <table:table-cell table:style-name="ce35" office:value-type="percentage" office:value="0.3753" calcext:value-type="percentage">
            <text:p>37.53%</text:p>
          </table:table-cell>
          <table:table-cell office:value-type="float" office:value="0.16" calcext:value-type="float">
            <text:p>0.16</text:p>
          </table:table-cell>
          <table:table-cell office:value-type="float" office:value="4.7" calcext:value-type="float">
            <text:p>4.7</text:p>
          </table:table-cell>
          <table:table-cell office:value-type="float" office:value="0.13" calcext:value-type="float">
            <text:p>0.13</text:p>
          </table:table-cell>
          <table:table-cell office:value-type="float" office:value="0.02" calcext:value-type="float">
            <text:p>0.02</text:p>
          </table:table-cell>
          <table:table-cell office:value-type="float" office:value="18.45" calcext:value-type="float">
            <text:p>18.45</text:p>
          </table:table-cell>
          <table:table-cell office:value-type="float" office:value="0.21" calcext:value-type="float">
            <text:p>0.21</text:p>
          </table:table-cell>
          <table:table-cell office:value-type="float" office:value="24.62" calcext:value-type="float">
            <text:p>24.62</text:p>
          </table:table-cell>
          <table:table-cell office:value-type="float" office:value="2.95" calcext:value-type="float">
            <text:p>2.95</text:p>
          </table:table-cell>
          <table:table-cell office:value-type="float" office:value="39.31" calcext:value-type="float">
            <text:p>39.31</text:p>
          </table:table-cell>
          <table:table-cell office:value-type="float" office:value="1.46" calcext:value-type="float">
            <text:p>1.46</text:p>
          </table:table-cell>
          <table:table-cell office:value-type="float" office:value="7.96" calcext:value-type="float">
            <text:p>7.96</text:p>
          </table:table-cell>
          <table:table-cell table:style-name="ce35" office:value-type="percentage" office:value="0.3226" calcext:value-type="percentage">
            <text:p>32.26%</text:p>
          </table:table-cell>
          <table:table-cell office:value-type="float" office:value="0.46" calcext:value-type="float">
            <text:p>0.46</text:p>
          </table:table-cell>
          <table:table-cell office:value-type="float" office:value="5.01" calcext:value-type="float">
            <text:p>5.01</text:p>
          </table:table-cell>
          <table:table-cell office:value-type="float" office:value="0.44" calcext:value-type="float">
            <text:p>0.44</text:p>
          </table:table-cell>
          <table:table-cell office:value-type="float" office:value="0.08" calcext:value-type="float">
            <text:p>0.08</text:p>
          </table:table-cell>
          <table:table-cell office:value-type="float" office:value="34.36" calcext:value-type="float">
            <text:p>34.36</text:p>
          </table:table-cell>
          <table:table-cell office:value-type="float" office:value="0.77" calcext:value-type="float">
            <text:p>0.77</text:p>
          </table:table-cell>
          <table:table-cell office:value-type="float" office:value="4.99" calcext:value-type="float">
            <text:p>4.99</text:p>
          </table:table-cell>
          <table:table-cell office:value-type="float" office:value="8.31" calcext:value-type="float">
            <text:p>8.31</text:p>
          </table:table-cell>
          <table:table-cell office:value-type="float" office:value="23.38" calcext:value-type="float">
            <text:p>23.38</text:p>
          </table:table-cell>
          <table:table-cell office:value-type="float" office:value="3.4" calcext:value-type="float">
            <text:p>3.4</text:p>
          </table:table-cell>
          <table:table-cell office:value-type="float" office:value="18.79" calcext:value-type="float">
            <text:p>18.79</text:p>
          </table:table-cell>
          <table:table-cell office:value-type="float" office:value="0" calcext:value-type="float">
            <text:p>0</text:p>
          </table:table-cell>
          <table:table-cell table:style-name="ce27" table:formula="of:=([.AW17]-[.$AW$12])/[.$AW$12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27" office:value-type="percentage" office:value="0" calcext:value-type="percentage">
            <text:p>0.0%</text:p>
          </table:table-cell>
          <table:table-cell table:style-name="ce27" table:formula="of:=[.AY17]/[.G17]" office:value-type="percentage" office:value="0" calcext:value-type="percentage">
            <text:p>0.0%</text:p>
          </table:table-cell>
          <table:table-cell office:value-type="float" office:value="0" calcext:value-type="float">
            <text:p>0</text:p>
          </table:table-cell>
          <table:table-cell table:style-name="ce30" table:formula="of:=[.BB17]/[.AW1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B17]/[.BD1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0" table:formula="of:=[.BF17]/[.AW1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 table:formula="of:=[.BF17]/[.BH17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0" calcext:value-type="float">
            <text:p>0</text:p>
          </table:table-cell>
          <table:table-cell table:style-name="ce31"/>
          <table:table-cell office:value-type="float" office:value="-27.36" calcext:value-type="float">
            <text:p>-27.36</text:p>
          </table:table-cell>
          <table:table-cell table:style-name="ce16" table:formula="of:=([.BN17]-[.$BN$12])/[.$BN$12]" office:value-type="percentage" office:value="0.0555555555555555" calcext:value-type="percentage">
            <text:p>5.56%</text:p>
          </table:table-cell>
          <table:table-cell office:value-type="float" office:value="21.3" calcext:value-type="float">
            <text:p>21.3</text:p>
          </table:table-cell>
          <table:table-cell table:style-name="ce16" table:formula="of:=([.BP17]-[.$BP$12])/[.$BP$12]" office:value-type="percentage" office:value="0.0560237977193852" calcext:value-type="percentage">
            <text:p>5.60%</text:p>
          </table:table-cell>
          <table:table-cell table:style-name="ce32" office:value-type="percentage" office:value="0.7785" calcext:value-type="percentage">
            <text:p>77.85%</text:p>
          </table:table-cell>
          <table:table-cell table:style-name="ce32" office:value-type="percentage" office:value="0.0038" calcext:value-type="percentage">
            <text:p>0.38%</text:p>
          </table:table-cell>
          <table:table-cell office:value-type="float" office:value="1.14" calcext:value-type="float">
            <text:p>1.14</text:p>
          </table:table-cell>
          <table:table-cell table:style-name="ce27" table:formula="of:=([.BT17]-[.$BT$12])/[.$BT$12]" office:value-type="percentage" office:value="-0.25" calcext:value-type="percentage">
            <text:p>-25.0%</text:p>
          </table:table-cell>
          <table:table-cell office:value-type="float" office:value="1.63" calcext:value-type="float">
            <text:p>1.63</text:p>
          </table:table-cell>
          <table:table-cell table:style-name="ce27" table:formula="of:=([.BV17]-[.$BV$12])/[.$BV$12]" office:value-type="percentage" office:value="-0.252293577981651" calcext:value-type="percentage">
            <text:p>-25.2%</text:p>
          </table:table-cell>
          <table:table-cell office:value-type="float" office:value="0.03" calcext:value-type="float">
            <text:p>0.03</text:p>
          </table:table-cell>
          <table:table-cell table:style-name="ce27" table:formula="of:=([.BX17]-[.$BX$12])/[.$BX$12]" office:value-type="percentage" office:value="0" calcext:value-type="percentage">
            <text:p>0.0%</text:p>
          </table:table-cell>
          <table:table-cell office:value-type="float" office:value="0.03" calcext:value-type="float">
            <text:p>0.03</text:p>
          </table:table-cell>
          <table:table-cell table:style-name="ce27" table:formula="of:=([.BZ17]-[.$BZ$12])/[.$BZ$12]" office:value-type="string" office:string-value="" calcext:value-type="error">
            <text:p>#DIV/0!</text:p>
          </table:table-cell>
          <table:table-cell office:value-type="float" office:value="1.4" calcext:value-type="float">
            <text:p>1.4</text:p>
          </table:table-cell>
          <table:table-cell table:style-name="ce27" table:formula="of:=([.CB17]-[.$CB$12])/[.$CB$12]" office:value-type="percentage" office:value="-0.345794392523365" calcext:value-type="percentage">
            <text:p>-34.6%</text:p>
          </table:table-cell>
          <table:table-cell office:value-type="float" office:value="2.1" calcext:value-type="float">
            <text:p>2.1</text:p>
          </table:table-cell>
          <table:table-cell table:style-name="ce27" table:formula="of:=([.CD17]-[.$CD$12])/[.$CD$12]" office:value-type="percentage" office:value="-0.341692789968652" calcext:value-type="percentage">
            <text:p>-34.2%</text:p>
          </table:table-cell>
        </table:table-row>
        <table:table-row table:style-name="ro2">
          <table:table-cell table:style-name="ce2" table:number-columns-spanned="3" table:number-rows-spanned="1"/>
          <table:covered-table-cell table:style-name="ce2"/>
          <table:covered-table-cell table:style-name="ce5"/>
          <table:table-cell table:style-name="ce5" table:number-columns-repeated="3"/>
          <table:table-cell table:style-name="ce11"/>
          <table:table-cell table:style-name="ce14"/>
          <table:table-cell table:style-name="ce11"/>
          <table:table-cell table:style-name="ce14" table:number-columns-repeated="13"/>
          <table:table-cell table:style-name="ce23" table:number-columns-repeated="26"/>
          <table:table-cell table:style-name="ce11"/>
          <table:table-cell table:style-name="ce26"/>
          <table:table-cell table:style-name="ce11" table:number-columns-repeated="2"/>
          <table:table-cell table:style-name="ce26"/>
          <table:table-cell table:style-name="ce11"/>
          <table:table-cell table:style-name="ce29"/>
          <table:table-cell table:style-name="ce5"/>
          <table:table-cell table:style-name="ce14"/>
          <table:table-cell table:style-name="ce11"/>
          <table:table-cell table:style-name="ce29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 table:number-columns-repeated="3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  <table:table-cell table:style-name="ce11"/>
          <table:table-cell table:style-name="ce26"/>
        </table:table-row>
        <table:table-row table:style-name="ro2">
          <table:table-cell table:number-columns-repeated="83"/>
        </table:table-row>
        <table:table-row table:style-name="ro2">
          <table:table-cell table:number-columns-repeated="2"/>
          <table:table-cell table:style-name="ce34"/>
          <table:table-cell table:number-columns-repeated="80"/>
        </table:table-row>
        <table:table-row table:style-name="ro2" table:number-rows-repeated="1048555">
          <table:table-cell table:number-columns-repeated="83"/>
        </table:table-row>
        <table:table-row table:style-name="ro2">
          <table:table-cell table:number-columns-repeated="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number:number-style style:name="N119">
      <number:number number:decimal-places="3" loext:min-decimal-places="3" number:min-integer-digits="1"/>
    </number:number-style>
    <number:percentage-style style:name="N120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3">00/00/0000</text:date>, <text:time style:data-style-name="N2" text:time-value="12:44:15.00419026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3T12:47:49.341155031</dc:date>
    <meta:editing-duration>P11DT15H15M18S</meta:editing-duration>
    <meta:editing-cycles>359</meta:editing-cycles>
    <meta:generator>LibreOffice/5.1.6.2$Linux_X86_64 LibreOffice_project/10m0$Build-2</meta:generator>
    <meta:document-statistic meta:table-count="2" meta:cell-count="7206" meta:object-count="0"/>
  </office:meta>
</office:document-meta>
</file>